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style:text-underline-type="single" style:text-underline-style="solid" style:text-underline-width="auto" style:text-underline-mode="continuous"/>
    </style:style>
    <style:style style:name="P16" style:parent-style-name="Normalny" style:family="paragraph">
      <style:paragraph-properties fo:text-align="justify" fo:line-height="150%"/>
    </style:style>
    <style:style style:name="T17" style:parent-style-name="Domyślnaczcionkaakapitu" style:family="text">
      <style:text-properties style:text-underline-type="single" style:text-underline-style="solid" style:text-underline-width="auto" style:text-underline-mode="continuous"/>
    </style:style>
    <style:style style:name="T18" style:parent-style-name="Domyślnaczcionkaakapitu" style:family="text">
      <style:text-properties fo:background-color="#80FFFF" style:text-underline-type="single" style:text-underline-style="solid" style:text-underline-width="auto" style:text-underline-mode="continuous"/>
    </style:style>
    <style:style style:name="P19" style:parent-style-name="Normalny" style:family="paragraph">
      <style:paragraph-properties fo:text-align="justify" fo:line-height="150%" fo:text-indent="0.25in"/>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5in"/>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fo:text-indent="0.25in"/>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5in"/>
    </style:style>
    <style:style style:name="T28" style:parent-style-name="Domyślnaczcionkaakapitu" style:family="text">
      <style:text-properties fo:background-color="#80FFFF"/>
    </style:style>
    <style:style style:name="P29" style:parent-style-name="Normalny" style:family="paragraph">
      <style:paragraph-properties fo:text-align="justify" fo:line-height="150%"/>
    </style:style>
    <style:style style:name="T30" style:parent-style-name="Domyślnaczcionkaakapitu" style:family="text">
      <style:text-properties style:text-underline-type="single" style:text-underline-style="solid" style:text-underline-width="auto" style:text-underline-mode="continuous"/>
    </style:style>
    <style:style style:name="T31" style:parent-style-name="Domyślnaczcionkaakapitu" style:family="text">
      <style:text-properties fo:background-color="#80FFFF" style:text-underline-type="single" style:text-underline-style="solid" style:text-underline-width="auto" style:text-underline-mode="continuous"/>
    </style:style>
    <style:style style:name="T32" style:parent-style-name="Domyślnaczcionkaakapitu" style:family="text">
      <style:text-properties style:text-underline-type="single" style:text-underline-style="solid" style:text-underline-width="auto" style:text-underline-mode="continuous"/>
    </style:style>
    <style:style style:name="P33" style:parent-style-name="Normalny" style:family="paragraph">
      <style:paragraph-properties fo:text-align="justify" fo:line-height="150%" fo:text-indent="0.25in"/>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5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P42" style:parent-style-name="Normalny" style:family="paragraph">
      <style:paragraph-properties fo:text-align="justify" fo:line-height="150%" fo:text-indent="0.25in"/>
    </style:style>
    <style:style style:name="T43" style:parent-style-name="Domyślnaczcionkaakapitu" style:family="text">
      <style:text-properties fo:background-color="#80FFFF"/>
    </style:style>
    <style:style style:name="T44" style:parent-style-name="Domyślnaczcionkaakapitu" style:family="text">
      <style:text-properties fo:font-style="italic" style:font-style-asian="italic" style:font-style-complex="italic" fo:background-color="#80FFFF"/>
    </style:style>
    <style:style style:name="P45" style:parent-style-name="Normalny" style:family="paragraph">
      <style:paragraph-properties fo:text-align="justify" fo:line-height="150%" fo:text-indent="0.25in"/>
    </style:style>
    <style:style style:name="P46" style:parent-style-name="Normalny" style:family="paragraph">
      <style:paragraph-properties fo:text-align="justify" fo:line-height="150%" fo:text-indent="0.25in"/>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5in"/>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5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5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5in"/>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5in"/>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P88" style:parent-style-name="Normalny" style:family="paragraph">
      <style:paragraph-properties fo:text-align="justify" fo:line-height="150%" fo:text-indent="0.25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5in"/>
    </style:style>
    <style:style style:name="P93" style:parent-style-name="Normalny" style:family="paragraph">
      <style:paragraph-properties fo:text-align="justify" fo:line-height="150%" fo:text-indent="0.25in"/>
    </style:style>
    <style:style style:name="P94" style:parent-style-name="Normalny" style:family="paragraph">
      <style:paragraph-properties fo:text-align="justify" fo:line-height="150%" fo:text-indent="0.25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5in"/>
    </style:style>
    <style:style style:name="P99" style:parent-style-name="Normalny" style:family="paragraph">
      <style:paragraph-properties fo:text-align="justify" fo:line-height="150%" fo:text-indent="0.25in"/>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5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5in"/>
    </style:style>
    <style:style style:name="P112" style:parent-style-name="Normalny" style:family="paragraph">
      <style:paragraph-properties fo:text-align="justify" fo:line-height="150%" fo:text-indent="0.25in"/>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fo:text-indent="0.25in"/>
    </style:style>
    <style:style style:name="T119" style:parent-style-name="Domyślnaczcionkaakapitu" style:family="text">
      <style:text-properties fo:background-color="#80FFFF"/>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P124" style:parent-style-name="Normalny" style:family="paragraph">
      <style:paragraph-properties fo:text-align="justify" fo:line-height="150%" fo:text-indent="0.25in"/>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5in"/>
    </style:style>
    <style:style style:name="P127" style:parent-style-name="Normalny" style:family="paragraph">
      <style:paragraph-properties fo:text-align="justify" fo:line-height="150%">
        <style:tab-stops>
          <style:tab-stop style:type="left" style:position="2.6041in"/>
        </style:tab-stops>
      </style:paragraph-properties>
    </style:style>
    <style:style style:name="T128" style:parent-style-name="Domyślnaczcionkaakapitu" style:family="text">
      <style:text-properties style:text-underline-type="single" style:text-underline-style="solid" style:text-underline-width="auto" style:text-underline-mode="continuous"/>
    </style:style>
    <style:style style:name="T129" style:parent-style-name="Domyślnaczcionkaakapitu" style:family="text">
      <style:text-properties fo:background-color="#80FFFF" style:text-underline-type="single" style:text-underline-style="solid" style:text-underline-width="auto" style:text-underline-mode="continuous"/>
    </style:style>
    <style:style style:name="P130" style:parent-style-name="Normalny" style:family="paragraph">
      <style:paragraph-properties fo:text-align="justify" fo:line-height="150%" fo:text-indent="0.25in"/>
    </style:style>
    <style:style style:name="P131" style:parent-style-name="Normalny" style:family="paragraph">
      <style:paragraph-properties fo:text-align="justify" fo:line-height="150%"/>
    </style:style>
    <style:style style:name="T132" style:parent-style-name="Domyślnaczcionkaakapitu" style:family="text">
      <style:text-properties style:text-underline-type="single" style:text-underline-style="solid" style:text-underline-width="auto" style:text-underline-mode="continuous"/>
    </style:style>
    <style:style style:name="P133" style:parent-style-name="Normalny" style:family="paragraph">
      <style:paragraph-properties fo:text-align="justify" fo:line-height="150%" fo:text-indent="0.25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T136" style:parent-style-name="Domyślnaczcionkaakapitu" style:family="text">
      <style:text-properties style:text-position="sub 66.6%"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style:style>
    <style:style style:name="T139" style:parent-style-name="Domyślnaczcionkaakapitu" style:family="text">
      <style:text-properties style:text-position="sub 66.6%" fo:background-color="#80FFFF"/>
    </style:style>
    <style:style style:name="T140" style:parent-style-name="Domyślnaczcionkaakapitu" style:family="text">
      <style:text-properties fo:background-color="#80FFFF"/>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5in"/>
    </style:style>
    <style:style style:name="T143" style:parent-style-name="Domyślnaczcionkaakapitu" style:family="text">
      <style:text-properties fo:background-color="#80FFFF"/>
    </style:style>
    <style:style style:name="P144" style:parent-style-name="Normalny" style:family="paragraph">
      <style:paragraph-properties fo:text-align="justify" fo:line-height="150%" fo:text-indent="0.25in"/>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5in"/>
    </style:style>
    <style:style style:name="P149" style:parent-style-name="Normalny" style:family="paragraph">
      <style:paragraph-properties fo:text-align="justify" fo:line-height="150%" fo:text-indent="0.25in"/>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style:style>
    <style:style style:name="T152" style:parent-style-name="Domyślnaczcionkaakapitu" style:family="text">
      <style:text-properties style:text-underline-type="single" style:text-underline-style="solid" style:text-underline-width="auto" style:text-underline-mode="continuous"/>
    </style:style>
    <style:style style:name="T153" style:parent-style-name="Domyślnaczcionkaakapitu" style:family="text">
      <style:text-properties fo:background-color="#80FFFF" style:text-underline-type="single" style:text-underline-style="solid" style:text-underline-width="auto" style:text-underline-mode="continuous"/>
    </style:style>
    <style:style style:name="T154" style:parent-style-name="Domyślnaczcionkaakapitu" style:family="text">
      <style:text-properties fo:background-color="#80FFFF"/>
    </style:style>
    <style:style style:name="P155" style:parent-style-name="Normalny" style:family="paragraph">
      <style:paragraph-properties fo:text-align="justify" fo:line-height="150%" fo:text-indent="0.25in"/>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P160" style:parent-style-name="Normalny" style:family="paragraph">
      <style:paragraph-properties fo:text-align="justify" fo:line-height="150%"/>
    </style:style>
    <style:style style:name="T161" style:parent-style-name="Domyślnaczcionkaakapitu" style:family="text">
      <style:text-properties style:text-underline-type="single" style:text-underline-style="solid" style:text-underline-width="auto" style:text-underline-mode="continuous"/>
    </style:style>
    <style:style style:name="T162" style:parent-style-name="Domyślnaczcionkaakapitu" style:family="text">
      <style:text-properties fo:background-color="#80FFFF" style:text-underline-type="single" style:text-underline-style="solid" style:text-underline-width="auto" style:text-underline-mode="continuous"/>
    </style:style>
    <style:style style:name="T163" style:parent-style-name="Domyślnaczcionkaakapitu" style:family="text">
      <style:text-properties style:text-underline-type="single" style:text-underline-style="solid" style:text-underline-width="auto" style:text-underline-mode="continuous"/>
    </style:style>
    <style:style style:name="P164" style:parent-style-name="Normalny" style:family="paragraph">
      <style:paragraph-properties fo:text-align="justify" fo:line-height="150%" fo:text-indent="0.25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5in"/>
    </style:style>
    <style:style style:name="T168" style:parent-style-name="Domyślnaczcionkaakapitu" style:family="text">
      <style:text-properties fo:background-color="#80FFFF"/>
    </style:style>
    <style:style style:name="T169" style:parent-style-name="Domyślnaczcionkaakapitu" style:family="text">
      <style:text-properties style:text-position="sub 66.6%" fo:background-color="#80FFFF"/>
    </style:style>
    <style:style style:name="P170" style:parent-style-name="Normalny" style:family="paragraph">
      <style:paragraph-properties fo:text-align="justify" fo:line-height="150%" fo:text-indent="0.25in"/>
    </style:style>
    <style:style style:name="T171" style:parent-style-name="Domyślnaczcionkaakapitu" style:family="text">
      <style:text-properties fo:background-color="#80FFFF"/>
    </style:style>
    <style:style style:name="P172" style:parent-style-name="Normalny" style:family="paragraph">
      <style:paragraph-properties fo:text-align="justify" fo:line-height="150%"/>
    </style:style>
    <style:style style:name="T173" style:parent-style-name="Domyślnaczcionkaakapitu" style:family="text">
      <style:text-properties style:text-underline-type="single" style:text-underline-style="solid" style:text-underline-width="auto" style:text-underline-mode="continuous"/>
    </style:style>
    <style:style style:name="T174" style:parent-style-name="Domyślnaczcionkaakapitu" style:family="text">
      <style:text-properties fo:background-color="#80FFFF" style:text-underline-type="single" style:text-underline-style="solid" style:text-underline-width="auto" style:text-underline-mode="continuous"/>
    </style:style>
    <style:style style:name="P175" style:parent-style-name="Normalny" style:family="paragraph">
      <style:paragraph-properties fo:text-align="justify" fo:line-height="150%" fo:text-indent="0.25in"/>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fo:text-indent="0.25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P181" style:parent-style-name="Normalny" style:family="paragraph">
      <style:paragraph-properties fo:text-align="justify" fo:line-height="150%" fo:text-indent="0.25in"/>
    </style:style>
    <style:style style:name="P182" style:parent-style-name="Normalny" style:family="paragraph">
      <style:paragraph-properties fo:text-align="justify" fo:line-height="150%" fo:text-indent="0.25in"/>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5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P188" style:parent-style-name="Normalny" style:family="paragraph">
      <style:paragraph-properties fo:text-align="justify" fo:line-height="150%" fo:text-indent="0.25in"/>
    </style:style>
    <style:style style:name="P189" style:parent-style-name="Normalny" style:family="paragraph">
      <style:paragraph-properties fo:text-align="justify" fo:line-height="150%"/>
    </style:style>
    <style:style style:name="T190" style:parent-style-name="Domyślnaczcionkaakapitu" style:family="text">
      <style:text-properties style:text-underline-type="single" style:text-underline-style="solid" style:text-underline-width="auto" style:text-underline-mode="continuous"/>
    </style:style>
    <style:style style:name="T191" style:parent-style-name="Domyślnaczcionkaakapitu" style:family="text">
      <style:text-properties fo:background-color="#80FFFF" style:text-underline-type="single" style:text-underline-style="solid" style:text-underline-width="auto" style:text-underline-mode="continuous"/>
    </style:style>
    <style:style style:name="T192" style:parent-style-name="Domyślnaczcionkaakapitu" style:family="text">
      <style:text-properties style:text-underline-type="single" style:text-underline-style="solid" style:text-underline-width="auto" style:text-underline-mode="continuous"/>
    </style:style>
    <style:style style:name="T193" style:parent-style-name="Domyślnaczcionkaakapitu" style:family="text">
      <style:text-properties style:text-underline-type="single" style:text-underline-style="solid" style:text-underline-width="auto" style:text-underline-mode="continuous"/>
    </style:style>
    <style:style style:name="T194" style:parent-style-name="Domyślnaczcionkaakapitu" style:family="text">
      <style:text-properties style:text-underline-type="single" style:text-underline-style="solid" style:text-underline-width="auto" style:text-underline-mode="continuous"/>
    </style:style>
    <style:style style:name="T195" style:parent-style-name="Domyślnaczcionkaakapitu" style:family="text">
      <style:text-properties style:text-underline-type="single" style:text-underline-style="solid" style:text-underline-width="auto" style:text-underline-mode="continuous"/>
    </style:style>
    <style:style style:name="T196" style:parent-style-name="Domyślnaczcionkaakapitu" style:family="text">
      <style:text-properties style:text-underline-type="single" style:text-underline-style="solid" style:text-underline-width="auto" style:text-underline-mode="continuous"/>
    </style:style>
    <style:style style:name="T197" style:parent-style-name="Domyślnaczcionkaakapitu" style:family="text">
      <style:text-properties style:text-underline-type="single" style:text-underline-style="solid" style:text-underline-width="auto" style:text-underline-mode="continuous"/>
    </style:style>
    <style:style style:name="T198" style:parent-style-name="Domyślnaczcionkaakapitu" style:family="text">
      <style:text-properties style:text-underline-type="single" style:text-underline-style="solid" style:text-underline-width="auto" style:text-underline-mode="continuous"/>
    </style:style>
    <style:style style:name="T199" style:parent-style-name="Domyślnaczcionkaakapitu" style:family="text">
      <style:text-properties style:text-underline-type="single" style:text-underline-style="solid" style:text-underline-width="auto" style:text-underline-mode="continuous"/>
    </style:style>
    <style:style style:name="T200" style:parent-style-name="Domyślnaczcionkaakapitu" style:family="text">
      <style:text-properties style:text-underline-type="single" style:text-underline-style="solid" style:text-underline-width="auto" style:text-underline-mode="continuous"/>
    </style:style>
    <style:style style:name="P201" style:parent-style-name="Normalny" style:family="paragraph">
      <style:paragraph-properties fo:text-align="justify" fo:line-height="150%" fo:text-indent="0.25in"/>
    </style:style>
    <style:style style:name="P202" style:parent-style-name="Normalny" style:family="paragraph">
      <style:paragraph-properties fo:text-align="justify" fo:line-height="150%" fo:text-indent="0.25in"/>
    </style:style>
    <style:style style:name="P203" style:parent-style-name="Normalny" style:family="paragraph">
      <style:paragraph-properties fo:text-align="justify" fo:line-height="150%" fo:text-indent="0.25in"/>
    </style:style>
    <style:style style:name="T204" style:parent-style-name="Domyślnaczcionkaakapitu" style:family="text">
      <style:text-properties fo:background-color="#80FFFF"/>
    </style:style>
    <style:style style:name="P205" style:parent-style-name="Normalny" style:family="paragraph">
      <style:paragraph-properties fo:text-align="justify" fo:line-height="150%" fo:text-indent="0.25in"/>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5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P214" style:parent-style-name="Normalny" style:family="paragraph">
      <style:paragraph-properties fo:text-align="justify" fo:line-height="150%" fo:text-indent="0.25in"/>
    </style:style>
    <style:style style:name="T215" style:parent-style-name="Domyślnaczcionkaakapitu" style:family="text">
      <style:text-properties fo:background-color="#80FFFF"/>
    </style:style>
    <style:style style:name="P216" style:parent-style-name="Normalny" style:family="paragraph">
      <style:paragraph-properties fo:text-align="justify" fo:line-height="150%" fo:text-indent="0.25in"/>
    </style:style>
    <style:style style:name="P217" style:parent-style-name="Normalny" style:family="paragraph">
      <style:paragraph-properties fo:text-align="justify" fo:line-height="150%" fo:text-indent="0.25in"/>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5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P223" style:parent-style-name="Normalny" style:family="paragraph">
      <style:paragraph-properties fo:text-align="justify" fo:line-height="150%" fo:text-indent="0.25in"/>
    </style:style>
    <style:style style:name="P224" style:parent-style-name="Normalny" style:family="paragraph">
      <style:paragraph-properties fo:text-align="justify" fo:line-height="150%" fo:text-indent="0.25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5in"/>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5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P232" style:parent-style-name="Normalny" style:family="paragraph">
      <style:paragraph-properties fo:text-align="justify" fo:line-height="150%" fo:text-indent="0.25in"/>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fo:text-indent="0.25in"/>
    </style:style>
    <style:style style:name="P235" style:parent-style-name="Normalny" style:family="paragraph">
      <style:paragraph-properties fo:text-align="justify" fo:line-height="150%" fo:text-indent="0.25in"/>
    </style:style>
    <style:style style:name="P236" style:parent-style-name="Normalny" style:family="paragraph">
      <style:paragraph-properties fo:text-align="justify" fo:line-height="150%" fo:text-indent="0.25in"/>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5in"/>
    </style:style>
    <style:style style:name="P241" style:parent-style-name="Normalny" style:family="paragraph">
      <style:paragraph-properties fo:text-align="justify" fo:line-height="150%" fo:text-indent="0.25in"/>
    </style:style>
    <style:style style:name="P242" style:parent-style-name="Normalny" style:family="paragraph">
      <style:paragraph-properties fo:text-align="justify" fo:line-height="150%"/>
    </style:style>
    <style:style style:name="T243" style:parent-style-name="Domyślnaczcionkaakapitu" style:family="text">
      <style:text-properties fo:background-color="#80FFFF" style:text-underline-type="single" style:text-underline-style="solid" style:text-underline-width="auto" style:text-underline-mode="continuous"/>
    </style:style>
    <style:style style:name="T244" style:parent-style-name="Domyślnaczcionkaakapitu" style:family="text">
      <style:text-properties style:text-underline-type="single" style:text-underline-style="solid" style:text-underline-width="auto" style:text-underline-mode="continuous"/>
    </style:style>
    <style:style style:name="T245" style:parent-style-name="Domyślnaczcionkaakapitu" style:family="text">
      <style:text-properties fo:background-color="#80FFFF" style:text-underline-type="single" style:text-underline-style="solid" style:text-underline-width="auto" style:text-underline-mode="continuous"/>
    </style:style>
    <style:style style:name="T246" style:parent-style-name="Domyślnaczcionkaakapitu" style:family="text">
      <style:text-properties style:text-underline-type="single" style:text-underline-style="solid" style:text-underline-width="auto" style:text-underline-mode="continuous"/>
    </style:style>
    <style:style style:name="T247" style:parent-style-name="Domyślnaczcionkaakapitu" style:family="text">
      <style:text-properties fo:background-color="#80FFFF" style:text-underline-type="single" style:text-underline-style="solid" style:text-underline-width="auto" style:text-underline-mode="continuous"/>
    </style:style>
    <style:style style:name="T248" style:parent-style-name="Domyślnaczcionkaakapitu" style:family="text">
      <style:text-properties style:text-underline-type="single" style:text-underline-style="solid" style:text-underline-width="auto" style:text-underline-mode="continuous"/>
    </style:style>
    <style:style style:name="T249" style:parent-style-name="Domyślnaczcionkaakapitu" style:family="text">
      <style:text-properties fo:background-color="#80FFFF" style:text-underline-type="single" style:text-underline-style="solid" style:text-underline-width="auto" style:text-underline-mode="continuous"/>
    </style:style>
    <style:style style:name="T250" style:parent-style-name="Domyślnaczcionkaakapitu" style:family="text">
      <style:text-properties style:text-underline-type="single" style:text-underline-style="solid" style:text-underline-width="auto" style:text-underline-mode="continuous"/>
    </style:style>
    <style:style style:name="T251" style:parent-style-name="Domyślnaczcionkaakapitu" style:family="text">
      <style:text-properties fo:background-color="#80FFFF"/>
    </style:style>
    <style:style style:name="P252" style:parent-style-name="Normalny" style:family="paragraph">
      <style:paragraph-properties fo:text-align="justify" fo:line-height="150%" fo:text-indent="0.25in"/>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style:style>
    <style:style style:name="T259" style:parent-style-name="Domyślnaczcionkaakapitu" style:family="text">
      <style:text-properties style:text-underline-type="single" style:text-underline-style="solid" style:text-underline-width="auto" style:text-underline-mode="continuous"/>
    </style:style>
    <style:style style:name="T260" style:parent-style-name="Domyślnaczcionkaakapitu" style:family="text">
      <style:text-properties fo:background-color="#80FFFF" style:text-underline-type="single" style:text-underline-style="solid" style:text-underline-width="auto" style:text-underline-mode="continuous"/>
    </style:style>
    <style:style style:name="T261" style:parent-style-name="Domyślnaczcionkaakapitu" style:family="text">
      <style:text-properties style:text-underline-type="single" style:text-underline-style="solid" style:text-underline-width="auto" style:text-underline-mode="continuous"/>
    </style:style>
    <style:style style:name="P262" style:parent-style-name="Normalny" style:family="paragraph">
      <style:paragraph-properties fo:text-align="justify" fo:line-height="150%" fo:text-indent="0.25in"/>
    </style:style>
    <style:style style:name="P263" style:parent-style-name="Normalny" style:family="paragraph">
      <style:paragraph-properties fo:text-align="justify" fo:line-height="150%"/>
    </style:style>
    <style:style style:name="T264" style:parent-style-name="Domyślnaczcionkaakapitu" style:family="text">
      <style:text-properties style:text-underline-type="single" style:text-underline-style="solid" style:text-underline-width="auto" style:text-underline-mode="continuous"/>
    </style:style>
    <style:style style:name="P265" style:parent-style-name="Normalny" style:family="paragraph">
      <style:paragraph-properties fo:text-align="justify" fo:line-height="150%" fo:text-indent="0.25in"/>
    </style:style>
    <style:style style:name="P266" style:parent-style-name="Normalny" style:family="paragraph">
      <style:paragraph-properties fo:text-align="justify" fo:line-height="150%"/>
    </style:style>
    <style:style style:name="T267" style:parent-style-name="Domyślnaczcionkaakapitu" style:family="text">
      <style:text-properties fo:background-color="#80FFFF" style:text-underline-type="single" style:text-underline-style="solid" style:text-underline-width="auto" style:text-underline-mode="continuous"/>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style:text-underline-type="single" style:text-underline-style="solid" style:text-underline-width="auto" style:text-underline-mode="continuous"/>
    </style:style>
    <style:style style:name="T271" style:parent-style-name="Domyślnaczcionkaakapitu" style:family="text">
      <style:text-properties fo:background-color="#80FFFF" style:text-underline-type="single" style:text-underline-style="solid" style:text-underline-width="auto" style:text-underline-mode="continuous"/>
    </style:style>
    <style:style style:name="T272" style:parent-style-name="Domyślnaczcionkaakapitu" style:family="text">
      <style:text-properties style:text-underline-type="single" style:text-underline-style="solid" style:text-underline-width="auto" style:text-underline-mode="continuous"/>
    </style:style>
    <style:style style:name="T273" style:parent-style-name="Domyślnaczcionkaakapitu" style:family="text">
      <style:text-properties fo:background-color="#80FFFF" style:text-underline-type="single" style:text-underline-style="solid" style:text-underline-width="auto" style:text-underline-mode="continuous"/>
    </style:style>
    <style:style style:name="P274" style:parent-style-name="Normalny" style:family="paragraph">
      <style:paragraph-properties fo:text-align="justify" fo:line-height="150%" fo:text-indent="0.25in"/>
    </style:style>
    <style:style style:name="P275" style:parent-style-name="Normalny" style:family="paragraph">
      <style:paragraph-properties fo:text-align="justify" fo:line-height="150%"/>
    </style:style>
    <style:style style:name="T276" style:parent-style-name="Domyślnaczcionkaakapitu" style:family="text">
      <style:text-properties style:text-underline-type="single" style:text-underline-style="solid" style:text-underline-width="auto" style:text-underline-mode="continuous"/>
    </style:style>
    <style:style style:name="T277" style:parent-style-name="Domyślnaczcionkaakapitu" style:family="text">
      <style:text-properties fo:background-color="#80FFFF" style:text-underline-type="single" style:text-underline-style="solid" style:text-underline-width="auto" style:text-underline-mode="continuous"/>
    </style:style>
    <style:style style:name="T278" style:parent-style-name="Domyślnaczcionkaakapitu" style:family="text">
      <style:text-properties style:text-underline-type="single" style:text-underline-style="solid" style:text-underline-width="auto" style:text-underline-mode="continuous"/>
    </style:style>
    <style:style style:name="T279" style:parent-style-name="Domyślnaczcionkaakapitu" style:family="text">
      <style:text-properties fo:background-color="#80FFFF" style:text-underline-type="single" style:text-underline-style="solid" style:text-underline-width="auto" style:text-underline-mode="continuous"/>
    </style:style>
    <style:style style:name="P280" style:parent-style-name="Normalny" style:family="paragraph">
      <style:paragraph-properties fo:text-align="justify" fo:line-height="150%" fo:text-indent="0.25in"/>
    </style:style>
    <style:style style:name="T281" style:parent-style-name="Domyślnaczcionkaakapitu" style:family="text">
      <style:text-properties fo:background-color="#80FFFF"/>
    </style:style>
    <style:style style:name="T282" style:parent-style-name="Domyślnaczcionkaakapitu" style:family="text">
      <style:text-properties fo:background-color="#80FFFF"/>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style:style>
    <style:style style:name="T285" style:parent-style-name="Domyślnaczcionkaakapitu" style:family="text">
      <style:text-properties style:text-underline-type="single" style:text-underline-style="solid" style:text-underline-width="auto" style:text-underline-mode="continuous"/>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style:style>
    <style:style style:name="T289" style:parent-style-name="Domyślnaczcionkaakapitu" style:family="text">
      <style:text-properties style:text-underline-type="single" style:text-underline-style="solid" style:text-underline-width="auto" style:text-underline-mode="continuous"/>
    </style:style>
    <style:style style:name="T290" style:parent-style-name="Domyślnaczcionkaakapitu" style:family="text">
      <style:text-properties fo:background-color="#80FFFF" style:text-underline-type="single" style:text-underline-style="solid" style:text-underline-width="auto" style:text-underline-mode="continuous"/>
    </style:style>
    <style:style style:name="T291" style:parent-style-name="Domyślnaczcionkaakapitu" style:family="text">
      <style:text-properties style:text-underline-type="single" style:text-underline-style="solid" style:text-underline-width="auto" style:text-underline-mode="continuous"/>
    </style:style>
    <style:style style:name="T292" style:parent-style-name="Domyślnaczcionkaakapitu" style:family="text">
      <style:text-properties fo:background-color="#80FFFF" style:text-underline-type="single" style:text-underline-style="solid" style:text-underline-width="auto" style:text-underline-mode="continuous"/>
    </style:style>
    <style:style style:name="T293" style:parent-style-name="Domyślnaczcionkaakapitu" style:family="text">
      <style:text-properties style:text-underline-type="single" style:text-underline-style="solid" style:text-underline-width="auto" style:text-underline-mode="continuous"/>
    </style:style>
    <style:style style:name="T294" style:parent-style-name="Domyślnaczcionkaakapitu" style:family="text">
      <style:text-properties fo:background-color="#80FFFF"/>
    </style:style>
    <style:style style:name="P295" style:parent-style-name="Normalny" style:family="paragraph">
      <style:paragraph-properties fo:text-align="justify" fo:line-height="150%" fo:text-indent="0.25in"/>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P300" style:parent-style-name="Normalny" style:family="paragraph">
      <style:paragraph-properties fo:text-align="justify" fo:line-height="150%" fo:text-indent="0.25in"/>
    </style:style>
    <style:style style:name="P301" style:parent-style-name="Normalny" style:family="paragraph">
      <style:paragraph-properties fo:text-align="justify" fo:line-height="150%"/>
    </style:style>
    <style:style style:name="T302" style:parent-style-name="Domyślnaczcionkaakapitu" style:family="text">
      <style:text-properties fo:background-color="#80FFFF" style:text-underline-type="single" style:text-underline-style="solid" style:text-underline-width="auto" style:text-underline-mode="continuous"/>
    </style:style>
    <style:style style:name="T303" style:parent-style-name="Domyślnaczcionkaakapitu" style:family="text">
      <style:text-properties style:text-underline-type="single" style:text-underline-style="solid" style:text-underline-width="auto" style:text-underline-mode="continuous"/>
    </style:style>
    <style:style style:name="P304" style:parent-style-name="Normalny" style:family="paragraph">
      <style:paragraph-properties fo:text-align="justify" fo:line-height="150%" fo:text-indent="0.25in"/>
    </style:style>
    <style:style style:name="T305" style:parent-style-name="Domyślnaczcionkaakapitu" style:family="text">
      <style:text-properties fo:background-color="#80FFFF"/>
    </style:style>
    <style:style style:name="P306" style:parent-style-name="Normalny" style:family="paragraph">
      <style:paragraph-properties fo:text-align="justify" fo:line-height="150%"/>
    </style:style>
    <style:style style:name="T307" style:parent-style-name="Domyślnaczcionkaakapitu" style:family="text">
      <style:text-properties style:text-underline-type="single" style:text-underline-style="solid" style:text-underline-width="auto" style:text-underline-mode="continuous"/>
    </style:style>
    <style:style style:name="T308" style:parent-style-name="Domyślnaczcionkaakapitu" style:family="text">
      <style:text-properties fo:background-color="#80FFFF" style:text-underline-type="single" style:text-underline-style="solid" style:text-underline-width="auto" style:text-underline-mode="continuous"/>
    </style:style>
    <style:style style:name="T309" style:parent-style-name="Domyślnaczcionkaakapitu" style:family="text">
      <style:text-properties style:text-underline-type="single" style:text-underline-style="solid" style:text-underline-width="auto" style:text-underline-mode="continuous"/>
    </style:style>
    <style:style style:name="P310" style:parent-style-name="Normalny" style:family="paragraph">
      <style:paragraph-properties fo:text-align="justify" fo:line-height="150%" fo:text-indent="0.25in"/>
    </style:style>
    <style:style style:name="T311" style:parent-style-name="Domyślnaczcionkaakapitu" style:family="text">
      <style:text-properties fo:background-color="#80FFFF"/>
    </style:style>
    <style:style style:name="P312" style:parent-style-name="Normalny" style:family="paragraph">
      <style:paragraph-properties fo:text-align="justify" fo:line-height="150%"/>
    </style:style>
    <style:style style:name="T313" style:parent-style-name="Domyślnaczcionkaakapitu" style:family="text">
      <style:text-properties style:text-underline-type="single" style:text-underline-style="solid" style:text-underline-width="auto" style:text-underline-mode="continuous"/>
    </style:style>
    <style:style style:name="T314" style:parent-style-name="Domyślnaczcionkaakapitu" style:family="text">
      <style:text-properties fo:background-color="#80FFFF"/>
    </style:style>
    <style:style style:name="P315" style:parent-style-name="Normalny" style:family="paragraph">
      <style:paragraph-properties fo:text-align="justify" fo:line-height="150%" fo:text-indent="0.25in"/>
    </style:style>
    <style:style style:name="P316" style:parent-style-name="Normalny" style:family="paragraph">
      <style:paragraph-properties fo:text-align="justify" fo:line-height="150%"/>
    </style:style>
    <style:style style:name="T317" style:parent-style-name="Domyślnaczcionkaakapitu" style:family="text">
      <style:text-properties style:text-underline-type="single" style:text-underline-style="solid" style:text-underline-width="auto" style:text-underline-mode="continuous"/>
    </style:style>
    <style:style style:name="T318" style:parent-style-name="Domyślnaczcionkaakapitu" style:family="text">
      <style:text-properties fo:background-color="#80FFFF" style:text-underline-type="single" style:text-underline-style="solid" style:text-underline-width="auto" style:text-underline-mode="continuous"/>
    </style:style>
    <style:style style:name="T319" style:parent-style-name="Domyślnaczcionkaakapitu" style:family="text">
      <style:text-properties style:text-underline-type="single" style:text-underline-style="solid" style:text-underline-width="auto" style:text-underline-mode="continuous"/>
    </style:style>
    <style:style style:name="T320" style:parent-style-name="Domyślnaczcionkaakapitu" style:family="text">
      <style:text-properties fo:background-color="#80FFFF" style:text-underline-type="single" style:text-underline-style="solid" style:text-underline-width="auto" style:text-underline-mode="continuous"/>
    </style:style>
    <style:style style:name="T321" style:parent-style-name="Domyślnaczcionkaakapitu" style:family="text">
      <style:text-properties style:text-underline-type="single" style:text-underline-style="solid" style:text-underline-width="auto" style:text-underline-mode="continuous"/>
    </style:style>
    <style:style style:name="P322" style:parent-style-name="Normalny" style:family="paragraph">
      <style:paragraph-properties fo:text-align="justify" fo:line-height="150%" fo:text-indent="0.25in"/>
    </style:style>
    <style:style style:name="P323" style:parent-style-name="Normalny" style:family="paragraph">
      <style:paragraph-properties fo:text-align="justify" fo:line-height="150%" fo:text-indent="0.25in"/>
    </style:style>
    <style:style style:name="P324" style:parent-style-name="Normalny" style:family="paragraph">
      <style:paragraph-properties fo:text-align="justify" fo:line-height="150%" fo:text-indent="0.25in"/>
    </style:style>
    <style:style style:name="P325" style:parent-style-name="Normalny" style:family="paragraph">
      <style:paragraph-properties fo:text-align="justify" fo:line-height="150%" fo:text-indent="0.25in"/>
    </style:style>
    <style:style style:name="T326" style:parent-style-name="Domyślnaczcionkaakapitu" style:family="text">
      <style:text-properties fo:background-color="#80FFFF"/>
    </style:style>
    <style:style style:name="P327" style:parent-style-name="Normalny" style:family="paragraph">
      <style:paragraph-properties fo:text-align="justify" fo:line-height="150%" fo:text-indent="0.25in"/>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style:style>
    <style:style style:name="T332" style:parent-style-name="Domyślnaczcionkaakapitu" style:family="text">
      <style:text-properties style:text-underline-type="single" style:text-underline-style="solid" style:text-underline-width="auto" style:text-underline-mode="continuous"/>
    </style:style>
    <style:style style:name="T333" style:parent-style-name="Domyślnaczcionkaakapitu" style:family="text">
      <style:text-properties fo:background-color="#80FFFF" style:text-underline-type="single" style:text-underline-style="solid" style:text-underline-width="auto" style:text-underline-mode="continuous"/>
    </style:style>
    <style:style style:name="T334" style:parent-style-name="Domyślnaczcionkaakapitu" style:family="text">
      <style:text-properties style:text-underline-type="single" style:text-underline-style="solid" style:text-underline-width="auto" style:text-underline-mode="continuous"/>
    </style:style>
    <style:style style:name="P335" style:parent-style-name="Normalny" style:family="paragraph">
      <style:paragraph-properties fo:text-align="justify" fo:line-height="150%" fo:text-indent="0.2479in"/>
    </style:style>
    <style:style style:name="T336" style:parent-style-name="Domyślnaczcionkaakapitu" style:family="text">
      <style:text-properties fo:background-color="#80FFFF"/>
    </style:style>
    <style:style style:name="P337" style:parent-style-name="Normalny" style:family="paragraph">
      <style:paragraph-properties fo:text-align="justify" fo:line-height="150%" fo:text-indent="0.2479in"/>
    </style:style>
    <style:style style:name="P338" style:parent-style-name="Normalny" style:family="paragraph">
      <style:paragraph-properties fo:text-align="justify" fo:line-height="150%">
        <style:tab-stops>
          <style:tab-stop style:type="left" style:position="0.6534in"/>
        </style:tab-stops>
      </style:paragraph-properties>
    </style:style>
    <style:style style:name="T339" style:parent-style-name="Domyślnaczcionkaakapitu" style:family="text">
      <style:text-properties style:text-underline-type="single" style:text-underline-style="solid" style:text-underline-width="auto" style:text-underline-mode="continuous"/>
    </style:style>
    <style:style style:name="T340" style:parent-style-name="Domyślnaczcionkaakapitu" style:family="text">
      <style:text-properties fo:background-color="#80FFFF" style:text-underline-type="single" style:text-underline-style="solid" style:text-underline-width="auto" style:text-underline-mode="continuous"/>
    </style:style>
    <style:style style:name="T341" style:parent-style-name="Domyślnaczcionkaakapitu" style:family="text">
      <style:text-properties style:text-underline-type="single" style:text-underline-style="solid" style:text-underline-width="auto" style:text-underline-mode="continuous"/>
    </style:style>
    <style:style style:name="P342" style:parent-style-name="Normalny" style:family="paragraph">
      <style:paragraph-properties fo:text-align="justify" fo:line-height="150%" fo:text-indent="0.25in"/>
    </style:style>
    <style:style style:name="P343" style:parent-style-name="Normalny" style:family="paragraph">
      <style:paragraph-properties fo:text-align="justify" fo:line-height="150%" fo:text-indent="0.25in"/>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style:style>
    <style:style style:name="T346" style:parent-style-name="Domyślnaczcionkaakapitu" style:family="text">
      <style:text-properties style:text-underline-type="single" style:text-underline-style="solid" style:text-underline-width="auto" style:text-underline-mode="continuous"/>
    </style:style>
    <style:style style:name="T347" style:parent-style-name="Domyślnaczcionkaakapitu" style:family="text">
      <style:text-properties fo:background-color="#80FFFF" style:text-underline-type="single" style:text-underline-style="solid" style:text-underline-width="auto" style:text-underline-mode="continuous"/>
    </style:style>
    <style:style style:name="T348" style:parent-style-name="Domyślnaczcionkaakapitu" style:family="text">
      <style:text-properties style:text-underline-type="single" style:text-underline-style="solid" style:text-underline-width="auto" style:text-underline-mode="continuous"/>
    </style:style>
    <style:style style:name="P349" style:parent-style-name="Normalny" style:family="paragraph">
      <style:paragraph-properties fo:text-align="justify" fo:line-height="150%" fo:text-indent="0.25in"/>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style:style>
    <style:style style:name="T352" style:parent-style-name="Domyślnaczcionkaakapitu" style:family="text">
      <style:text-properties style:text-underline-type="single" style:text-underline-style="solid" style:text-underline-width="auto" style:text-underline-mode="continuous"/>
    </style:style>
    <style:style style:name="P353" style:parent-style-name="Normalny" style:family="paragraph">
      <style:paragraph-properties fo:text-align="justify" fo:line-height="150%" fo:text-indent="0.25in"/>
    </style:style>
    <style:style style:name="P354" style:parent-style-name="Normalny" style:family="paragraph">
      <style:paragraph-properties fo:text-align="justify" fo:line-height="150%" fo:text-indent="0.25in"/>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5in"/>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style:style>
    <style:style style:name="T365" style:parent-style-name="Domyślnaczcionkaakapitu" style:family="text">
      <style:text-properties style:text-underline-type="single" style:text-underline-style="solid" style:text-underline-width="auto" style:text-underline-mode="continuous"/>
    </style:style>
    <style:style style:name="P366" style:parent-style-name="Normalny" style:family="paragraph">
      <style:paragraph-properties fo:text-align="justify" fo:line-height="150%" fo:text-indent="0.25in"/>
    </style:style>
    <style:style style:name="T367" style:parent-style-name="Domyślnaczcionkaakapitu" style:family="text">
      <style:text-properties fo:background-color="#80FFFF"/>
    </style:style>
    <style:style style:name="T368" style:parent-style-name="Domyślnaczcionkaakapitu" style:family="text">
      <style:text-properties fo:background-color="#80FFFF"/>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5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5in"/>
    </style:style>
    <style:style style:name="P375" style:parent-style-name="Normalny" style:family="paragraph">
      <style:paragraph-properties fo:text-align="justify" fo:line-height="150%" fo:text-indent="0.25in"/>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5in"/>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style:style>
    <style:style style:name="T385" style:parent-style-name="Domyślnaczcionkaakapitu" style:family="text">
      <style:text-properties style:text-underline-type="single" style:text-underline-style="solid" style:text-underline-width="auto" style:text-underline-mode="continuous"/>
    </style:style>
    <style:style style:name="T386" style:parent-style-name="Domyślnaczcionkaakapitu" style:family="text">
      <style:text-properties fo:background-color="#80FFFF" style:text-underline-type="single" style:text-underline-style="solid" style:text-underline-width="auto" style:text-underline-mode="continuous"/>
    </style:style>
    <style:style style:name="T387" style:parent-style-name="Domyślnaczcionkaakapitu" style:family="text">
      <style:text-properties style:text-underline-type="single" style:text-underline-style="solid" style:text-underline-width="auto" style:text-underline-mode="continuous"/>
    </style:style>
    <style:style style:name="P388" style:parent-style-name="Normalny" style:family="paragraph">
      <style:paragraph-properties fo:text-align="justify" fo:line-height="150%" fo:text-indent="0.25in"/>
    </style:style>
    <style:style style:name="P389" style:parent-style-name="Normalny" style:family="paragraph">
      <style:paragraph-properties fo:text-align="justify" fo:line-height="150%" fo:text-indent="0.25in"/>
    </style:style>
    <style:style style:name="T390" style:parent-style-name="Domyślnaczcionkaakapitu" style:family="text">
      <style:text-properties fo:background-color="#80FFFF"/>
    </style:style>
    <style:style style:name="P391" style:parent-style-name="Normalny" style:family="paragraph">
      <style:paragraph-properties fo:text-align="justify" fo:line-height="150%" fo:text-indent="0.25in"/>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fo:text-indent="0.25in"/>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P402" style:parent-style-name="Normalny" style:family="paragraph">
      <style:paragraph-properties fo:text-align="justify" fo:line-height="150%" fo:text-indent="0.25in"/>
    </style:style>
    <style:style style:name="P403" style:parent-style-name="Normalny" style:family="paragraph">
      <style:paragraph-properties fo:text-align="justify" fo:line-height="150%" fo:text-indent="0.25in"/>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T409" style:parent-style-name="Domyślnaczcionkaakapitu" style:family="text">
      <style:text-properties fo:background-color="#80FFFF"/>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P412" style:parent-style-name="Normalny" style:family="paragraph">
      <style:paragraph-properties fo:text-align="justify" fo:line-height="150%" fo:text-indent="0.25in"/>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P417" style:parent-style-name="Normalny" style:family="paragraph">
      <style:paragraph-properties fo:text-align="justify" fo:line-height="150%" fo:text-indent="0.25in"/>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5in"/>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P425" style:parent-style-name="Normalny" style:family="paragraph">
      <style:paragraph-properties fo:text-align="justify" fo:line-height="150%" fo:text-indent="0.25in"/>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5in"/>
    </style:style>
    <style:style style:name="P438" style:parent-style-name="Normalny" style:family="paragraph">
      <style:paragraph-properties fo:text-align="justify" fo:line-height="150%" fo:text-indent="0.25in"/>
    </style:style>
    <style:style style:name="T439" style:parent-style-name="Domyślnaczcionkaakapitu" style:family="text">
      <style:text-properties fo:background-color="#80FFFF"/>
    </style:style>
    <style:style style:name="P440" style:parent-style-name="Normalny" style:family="paragraph">
      <style:paragraph-properties fo:text-align="justify" fo:line-height="150%" fo:text-indent="0.25in"/>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5in"/>
    </style:style>
    <style:style style:name="P443" style:parent-style-name="Normalny" style:family="paragraph">
      <style:paragraph-properties fo:text-align="justify" fo:line-height="150%" fo:text-indent="0.25in"/>
    </style:style>
    <style:style style:name="P444" style:parent-style-name="Normalny" style:family="paragraph">
      <style:paragraph-properties fo:text-align="justify" fo:line-height="150%" fo:text-indent="0.25in"/>
    </style:style>
    <style:style style:name="P445" style:parent-style-name="Normalny" style:family="paragraph">
      <style:paragraph-properties fo:text-align="justify" fo:line-height="150%" fo:text-indent="0.25in"/>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P449" style:parent-style-name="Normalny" style:family="paragraph">
      <style:paragraph-properties fo:text-align="justify" fo:line-height="150%" fo:text-indent="0.25in"/>
    </style:style>
    <style:style style:name="T450" style:parent-style-name="Domyślnaczcionkaakapitu" style:family="text">
      <style:text-properties fo:background-color="#80FFFF"/>
    </style:style>
    <style:style style:name="P451" style:parent-style-name="Normalny" style:family="paragraph">
      <style:paragraph-properties fo:text-align="justify" fo:line-height="150%" fo:text-indent="0.25in"/>
    </style:style>
    <style:style style:name="T452" style:parent-style-name="Domyślnaczcionkaakapitu" style:family="text">
      <style:text-properties fo:background-color="#80FFFF"/>
    </style:style>
    <style:style style:name="T453" style:parent-style-name="Domyślnaczcionkaakapitu" style:family="text">
      <style:text-properties fo:background-color="#80FFFF"/>
    </style:style>
    <style:style style:name="P454" style:parent-style-name="Normalny" style:family="paragraph">
      <style:paragraph-properties fo:text-align="justify" fo:line-height="150%" fo:text-indent="0.25in"/>
    </style:style>
    <style:style style:name="T455" style:parent-style-name="Domyślnaczcionkaakapitu" style:family="text">
      <style:text-properties fo:background-color="#80FFFF"/>
    </style:style>
    <style:style style:name="P456" style:parent-style-name="Normalny" style:family="paragraph">
      <style:paragraph-properties fo:text-align="justify" fo:line-height="150%" fo:text-indent="0.25in"/>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5in">
        <style:tab-stops>
          <style:tab-stop style:type="left" style:position="0.7263in"/>
        </style:tab-stops>
      </style:paragraph-properties>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P464" style:parent-style-name="Normalny" style:family="paragraph">
      <style:paragraph-properties fo:text-align="justify" fo:line-height="150%" fo:text-indent="0.25in"/>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5in"/>
    </style:style>
    <style:style style:name="P468" style:parent-style-name="Normalny" style:family="paragraph">
      <style:paragraph-properties fo:text-align="justify" fo:line-height="150%" fo:text-indent="0.25in"/>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fo:text-indent="0.25in"/>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5in"/>
    </style:style>
    <style:style style:name="T473" style:parent-style-name="Domyślnaczcionkaakapitu" style:family="text">
      <style:text-properties fo:background-color="#80FFFF"/>
    </style:style>
    <style:style style:name="P474" style:parent-style-name="Normalny" style:family="paragraph">
      <style:paragraph-properties fo:text-align="justify" fo:line-height="150%" fo:text-indent="0.25in"/>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P477" style:parent-style-name="Normalny" style:family="paragraph">
      <style:paragraph-properties fo:text-align="justify" fo:line-height="150%" fo:text-indent="0.25in"/>
    </style:style>
    <style:style style:name="T478" style:parent-style-name="Domyślnaczcionkaakapitu" style:family="text">
      <style:text-properties fo:background-color="#80FFFF"/>
    </style:style>
    <style:style style:name="P479" style:parent-style-name="Normalny" style:family="paragraph">
      <style:paragraph-properties fo:text-align="justify" fo:line-height="150%" fo:text-indent="0.25in"/>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P482" style:parent-style-name="Normalny" style:family="paragraph">
      <style:paragraph-properties fo:text-align="justify" fo:line-height="150%" fo:text-indent="0.25in"/>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5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P492" style:parent-style-name="Normalny" style:family="paragraph">
      <style:paragraph-properties fo:text-align="justify" fo:line-height="150%" fo:text-indent="0.25in"/>
    </style:style>
    <style:style style:name="P493" style:parent-style-name="Normalny" style:family="paragraph">
      <style:paragraph-properties fo:text-align="justify" fo:line-height="150%" fo:text-indent="0.25in"/>
    </style:style>
    <style:style style:name="P494" style:parent-style-name="Normalny" style:family="paragraph">
      <style:paragraph-properties fo:text-align="justify" fo:line-height="150%" fo:text-indent="0.25in"/>
    </style:style>
    <style:style style:name="T495" style:parent-style-name="Domyślnaczcionkaakapitu" style:family="text">
      <style:text-properties fo:background-color="#80FFFF"/>
    </style:style>
    <style:style style:name="P496" style:parent-style-name="Normalny" style:family="paragraph">
      <style:paragraph-properties fo:text-align="justify" fo:line-height="150%" fo:text-indent="0.25in"/>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P507" style:parent-style-name="Normalny" style:family="paragraph">
      <style:paragraph-properties fo:text-align="justify" fo:line-height="150%" fo:text-indent="0.25in"/>
    </style:style>
    <style:style style:name="P508" style:parent-style-name="Normalny" style:family="paragraph">
      <style:paragraph-properties fo:text-align="justify" fo:line-height="150%" fo:text-indent="0.25in"/>
    </style:style>
    <style:style style:name="P509" style:parent-style-name="Normalny" style:family="paragraph">
      <style:paragraph-properties fo:text-align="justify" fo:line-height="150%" fo:text-indent="0.25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P513" style:parent-style-name="Normalny" style:family="paragraph">
      <style:paragraph-properties fo:text-align="justify" fo:line-height="150%" fo:text-indent="0.25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fo:text-indent="0.25in"/>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fo:text-indent="0.25in"/>
    </style:style>
    <style:style style:name="T523" style:parent-style-name="Domyślnaczcionkaakapitu" style:family="text">
      <style:text-properties fo:background-color="#80FFFF"/>
    </style:style>
    <style:style style:name="P524" style:parent-style-name="Normalny" style:family="paragraph">
      <style:paragraph-properties fo:text-align="justify" fo:line-height="150%" fo:text-indent="0.25in"/>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5in"/>
    </style:style>
    <style:style style:name="P529" style:parent-style-name="Normalny" style:family="paragraph">
      <style:paragraph-properties fo:text-align="justify" fo:line-height="150%"/>
    </style:style>
    <style:style style:name="T530" style:parent-style-name="Domyślnaczcionkaakapitu" style:family="text">
      <style:text-properties fo:background-color="#80FFFF" style:text-underline-type="single" style:text-underline-style="solid" style:text-underline-width="auto" style:text-underline-mode="continuous"/>
    </style:style>
    <style:style style:name="T531" style:parent-style-name="Domyślnaczcionkaakapitu" style:family="text">
      <style:text-properties style:text-underline-type="single" style:text-underline-style="solid" style:text-underline-width="auto" style:text-underline-mode="continuous"/>
    </style:style>
    <style:style style:name="T532" style:parent-style-name="Domyślnaczcionkaakapitu" style:family="text">
      <style:text-properties fo:background-color="#80FFFF" style:text-underline-type="single" style:text-underline-style="solid" style:text-underline-width="auto" style:text-underline-mode="continuous"/>
    </style:style>
    <style:style style:name="T533" style:parent-style-name="Domyślnaczcionkaakapitu" style:family="text">
      <style:text-properties style:text-underline-type="single" style:text-underline-style="solid" style:text-underline-width="auto" style:text-underline-mode="continuous"/>
    </style:style>
    <style:style style:name="T534" style:parent-style-name="Domyślnaczcionkaakapitu" style:family="text">
      <style:text-properties fo:background-color="#80FFFF" style:text-underline-type="single" style:text-underline-style="solid" style:text-underline-width="auto" style:text-underline-mode="continuous"/>
    </style:style>
    <style:style style:name="P535" style:parent-style-name="Normalny" style:family="paragraph">
      <style:paragraph-properties fo:text-align="justify" fo:line-height="150%" fo:text-indent="0.25in"/>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P539" style:parent-style-name="Normalny" style:family="paragraph">
      <style:paragraph-properties fo:text-align="justify" fo:line-height="150%" fo:text-indent="0.25in"/>
    </style:style>
    <style:style style:name="P540" style:parent-style-name="Normalny" style:family="paragraph">
      <style:paragraph-properties fo:text-align="justify" fo:line-height="150%" fo:text-indent="0.25in"/>
    </style:style>
    <style:style style:name="P541" style:parent-style-name="Normalny" style:family="paragraph">
      <style:paragraph-properties fo:text-align="justify" fo:line-height="150%" fo:text-indent="0.25in"/>
    </style:style>
    <style:style style:name="P542" style:parent-style-name="Normalny" style:family="paragraph">
      <style:paragraph-properties fo:text-align="justify" fo:line-height="150%" fo:text-indent="0.25in"/>
    </style:style>
    <style:style style:name="P543" style:parent-style-name="Normalny" style:family="paragraph">
      <style:paragraph-properties fo:text-align="justify" fo:line-height="150%"/>
    </style:style>
    <style:style style:name="T544" style:parent-style-name="Domyślnaczcionkaakapitu" style:family="text">
      <style:text-properties style:text-underline-type="single" style:text-underline-style="solid" style:text-underline-width="auto" style:text-underline-mode="continuous"/>
    </style:style>
    <style:style style:name="T545" style:parent-style-name="Domyślnaczcionkaakapitu" style:family="text">
      <style:text-properties fo:background-color="#80FFFF" style:text-underline-type="single" style:text-underline-style="solid" style:text-underline-width="auto" style:text-underline-mode="continuous"/>
    </style:style>
    <style:style style:name="T546" style:parent-style-name="Domyślnaczcionkaakapitu" style:family="text">
      <style:text-properties style:text-underline-type="single" style:text-underline-style="solid" style:text-underline-width="auto" style:text-underline-mode="continuous"/>
    </style:style>
    <style:style style:name="T547" style:parent-style-name="Domyślnaczcionkaakapitu" style:family="text">
      <style:text-properties fo:background-color="#80FFFF" style:text-underline-type="single" style:text-underline-style="solid" style:text-underline-width="auto" style:text-underline-mode="continuous"/>
    </style:style>
    <style:style style:name="T548" style:parent-style-name="Domyślnaczcionkaakapitu" style:family="text">
      <style:text-properties style:text-underline-type="single" style:text-underline-style="solid" style:text-underline-width="auto" style:text-underline-mode="continuous"/>
    </style:style>
    <style:style style:name="T549" style:parent-style-name="Domyślnaczcionkaakapitu" style:family="text">
      <style:text-properties fo:background-color="#80FFFF" style:text-underline-type="single" style:text-underline-style="solid" style:text-underline-width="auto" style:text-underline-mode="continuous"/>
    </style:style>
    <style:style style:name="T550" style:parent-style-name="Domyślnaczcionkaakapitu" style:family="text">
      <style:text-properties style:text-underline-type="single" style:text-underline-style="solid" style:text-underline-width="auto" style:text-underline-mode="continuous"/>
    </style:style>
    <style:style style:name="T551" style:parent-style-name="Domyślnaczcionkaakapitu" style:family="text">
      <style:text-properties fo:background-color="#80FFFF" style:text-underline-type="single" style:text-underline-style="solid" style:text-underline-width="auto" style:text-underline-mode="continuous"/>
    </style:style>
    <style:style style:name="T552" style:parent-style-name="Domyślnaczcionkaakapitu" style:family="text">
      <style:text-properties style:text-underline-type="single" style:text-underline-style="solid" style:text-underline-width="auto" style:text-underline-mode="continuous"/>
    </style:style>
    <style:style style:name="T553" style:parent-style-name="Domyślnaczcionkaakapitu" style:family="text">
      <style:text-properties fo:background-color="#80FFFF" style:text-underline-type="single" style:text-underline-style="solid" style:text-underline-width="auto" style:text-underline-mode="continuous"/>
    </style:style>
    <style:style style:name="P554" style:parent-style-name="Normalny" style:family="paragraph">
      <style:paragraph-properties fo:text-align="justify" fo:line-height="150%" fo:text-indent="0.25in">
        <style:tab-stops>
          <style:tab-stop style:type="left" style:position="3.1819in"/>
        </style:tab-stops>
      </style:paragraph-properties>
    </style:style>
    <style:style style:name="P555" style:parent-style-name="Normalny" style:family="paragraph">
      <style:paragraph-properties fo:text-align="justify" fo:line-height="150%"/>
    </style:style>
    <style:style style:name="T556" style:parent-style-name="Domyślnaczcionkaakapitu" style:family="text">
      <style:text-properties style:text-underline-type="single" style:text-underline-style="solid" style:text-underline-width="auto" style:text-underline-mode="continuous"/>
    </style:style>
    <style:style style:name="T557" style:parent-style-name="Domyślnaczcionkaakapitu" style:family="text">
      <style:text-properties fo:background-color="#80FFFF" style:text-underline-type="single" style:text-underline-style="solid" style:text-underline-width="auto" style:text-underline-mode="continuous"/>
    </style:style>
    <style:style style:name="T558" style:parent-style-name="Domyślnaczcionkaakapitu" style:family="text">
      <style:text-properties fo:background-color="#80FFFF"/>
    </style:style>
    <style:style style:name="P559" style:parent-style-name="Normalny" style:family="paragraph">
      <style:paragraph-properties fo:text-align="justify" fo:line-height="150%" fo:text-indent="0.25in">
        <style:tab-stops>
          <style:tab-stop style:type="left" style:position="3.1819in"/>
        </style:tab-stops>
      </style:paragraph-properties>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P564" style:parent-style-name="Normalny" style:family="paragraph">
      <style:paragraph-properties fo:text-align="justify" fo:line-height="150%" fo:text-indent="0.25in"/>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P567" style:parent-style-name="Normalny" style:family="paragraph">
      <style:paragraph-properties fo:text-align="justify" fo:line-height="150%"/>
    </style:style>
    <style:style style:name="T568" style:parent-style-name="Domyślnaczcionkaakapitu" style:family="text">
      <style:text-properties style:text-underline-type="single" style:text-underline-style="solid" style:text-underline-width="auto" style:text-underline-mode="continuous"/>
    </style:style>
    <style:style style:name="T569" style:parent-style-name="Domyślnaczcionkaakapitu" style:family="text">
      <style:text-properties fo:background-color="#80FFFF" style:text-underline-type="single" style:text-underline-style="solid" style:text-underline-width="auto" style:text-underline-mode="continuous"/>
    </style:style>
    <style:style style:name="T570" style:parent-style-name="Domyślnaczcionkaakapitu" style:family="text">
      <style:text-properties style:text-underline-type="single" style:text-underline-style="solid" style:text-underline-width="auto" style:text-underline-mode="continuous"/>
    </style:style>
    <style:style style:name="T571" style:parent-style-name="Domyślnaczcionkaakapitu" style:family="text">
      <style:text-properties fo:background-color="#80FFFF" style:text-underline-type="single" style:text-underline-style="solid" style:text-underline-width="auto" style:text-underline-mode="continuous"/>
    </style:style>
    <style:style style:name="T572" style:parent-style-name="Domyślnaczcionkaakapitu" style:family="text">
      <style:text-properties style:text-underline-type="single" style:text-underline-style="solid" style:text-underline-width="auto" style:text-underline-mode="continuous"/>
    </style:style>
    <style:style style:name="P573" style:parent-style-name="Normalny" style:family="paragraph">
      <style:paragraph-properties fo:text-align="justify" fo:line-height="150%" fo:text-indent="0.25in"/>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P582" style:parent-style-name="Normalny" style:family="paragraph">
      <style:paragraph-properties fo:text-align="justify" fo:line-height="150%"/>
    </style:style>
    <style:style style:name="T583" style:parent-style-name="Domyślnaczcionkaakapitu" style:family="text">
      <style:text-properties style:text-underline-type="single" style:text-underline-style="solid" style:text-underline-width="auto" style:text-underline-mode="continuous"/>
    </style:style>
    <style:style style:name="T584" style:parent-style-name="Domyślnaczcionkaakapitu" style:family="text">
      <style:text-properties fo:background-color="#80FFFF" style:text-underline-type="single" style:text-underline-style="solid" style:text-underline-width="auto" style:text-underline-mode="continuous"/>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5in"/>
    </style:style>
    <style:style style:name="P587" style:parent-style-name="Normalny" style:family="paragraph">
      <style:paragraph-properties fo:text-align="justify" fo:line-height="150%"/>
    </style:style>
    <style:style style:name="T588" style:parent-style-name="Domyślnaczcionkaakapitu" style:family="text">
      <style:text-properties style:text-underline-type="single" style:text-underline-style="solid" style:text-underline-width="auto" style:text-underline-mode="continuous"/>
    </style:style>
    <style:style style:name="T589" style:parent-style-name="Domyślnaczcionkaakapitu" style:family="text">
      <style:text-properties style:text-underline-type="single" style:text-underline-style="solid" style:text-underline-width="auto" style:text-underline-mode="continuous"/>
    </style:style>
    <style:style style:name="T590" style:parent-style-name="Domyślnaczcionkaakapitu" style:family="text">
      <style:text-properties style:text-underline-type="single" style:text-underline-style="solid" style:text-underline-width="auto" style:text-underline-mode="continuous"/>
    </style:style>
    <style:style style:name="P591" style:parent-style-name="Normalny" style:family="paragraph">
      <style:paragraph-properties fo:text-align="justify" fo:line-height="150%" fo:text-indent="0.25in"/>
    </style:style>
    <style:style style:name="T592" style:parent-style-name="Domyślnaczcionkaakapitu" style:family="text">
      <style:text-properties fo:background-color="#80FFFF"/>
    </style:style>
    <style:style style:name="P593" style:parent-style-name="Normalny" style:family="paragraph">
      <style:paragraph-properties fo:text-align="justify" fo:line-height="150%" fo:text-indent="0.25in"/>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5in"/>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P599" style:parent-style-name="Normalny" style:family="paragraph">
      <style:paragraph-properties fo:text-align="justify" fo:line-height="150%"/>
    </style:style>
    <style:style style:name="T600" style:parent-style-name="Domyślnaczcionkaakapitu" style:family="text">
      <style:text-properties style:text-underline-type="single" style:text-underline-style="solid" style:text-underline-width="auto" style:text-underline-mode="continuous"/>
    </style:style>
    <style:style style:name="T601" style:parent-style-name="Domyślnaczcionkaakapitu" style:family="text">
      <style:text-properties fo:background-color="#80FFFF" style:text-underline-type="single" style:text-underline-style="solid" style:text-underline-width="auto" style:text-underline-mode="continuous"/>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5in"/>
    </style:style>
    <style:style style:name="T604" style:parent-style-name="Domyślnaczcionkaakapitu" style:family="text">
      <style:text-properties fo:background-color="#80FFFF"/>
    </style:style>
    <style:style style:name="P605" style:parent-style-name="Normalny" style:family="paragraph">
      <style:paragraph-properties fo:text-align="justify" fo:line-height="150%"/>
    </style:style>
    <style:style style:name="T606" style:parent-style-name="Domyślnaczcionkaakapitu" style:family="text">
      <style:text-properties style:text-underline-type="single" style:text-underline-style="solid" style:text-underline-width="auto" style:text-underline-mode="continuous"/>
    </style:style>
    <style:style style:name="P607" style:parent-style-name="Normalny" style:family="paragraph">
      <style:paragraph-properties fo:text-align="justify" fo:line-height="150%" fo:text-indent="0.25in"/>
    </style:style>
    <style:style style:name="T608" style:parent-style-name="Domyślnaczcionkaakapitu" style:family="text">
      <style:text-properties fo:background-color="#80FFFF"/>
    </style:style>
    <style:style style:name="P609" style:parent-style-name="Normalny" style:family="paragraph">
      <style:paragraph-properties fo:text-align="justify" fo:line-height="150%" fo:text-indent="0.25in"/>
    </style:style>
    <style:style style:name="P610" style:parent-style-name="Normalny" style:family="paragraph">
      <style:paragraph-properties fo:text-align="justify" fo:line-height="150%" fo:text-indent="0.25in"/>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5in"/>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style:style>
    <style:style style:name="T616" style:parent-style-name="Domyślnaczcionkaakapitu" style:family="text">
      <style:text-properties style:text-underline-type="single" style:text-underline-style="solid" style:text-underline-width="auto" style:text-underline-mode="continuous"/>
    </style:style>
    <style:style style:name="T617" style:parent-style-name="Domyślnaczcionkaakapitu" style:family="text">
      <style:text-properties fo:background-color="#80FFFF" style:text-underline-type="single" style:text-underline-style="solid" style:text-underline-width="auto" style:text-underline-mode="continuous"/>
    </style:style>
    <style:style style:name="T618" style:parent-style-name="Domyślnaczcionkaakapitu" style:family="text">
      <style:text-properties fo:background-color="#80FFFF"/>
    </style:style>
    <style:style style:name="P619" style:parent-style-name="Normalny" style:family="paragraph">
      <style:paragraph-properties fo:text-align="justify" fo:line-height="150%" fo:text-indent="0.25in"/>
    </style:style>
    <style:style style:name="P620" style:parent-style-name="Normalny" style:family="paragraph">
      <style:paragraph-properties fo:text-align="justify" fo:line-height="150%"/>
    </style:style>
    <style:style style:name="T621" style:parent-style-name="Domyślnaczcionkaakapitu" style:family="text">
      <style:text-properties style:text-underline-type="single" style:text-underline-style="solid" style:text-underline-width="auto" style:text-underline-mode="continuous"/>
    </style:style>
    <style:style style:name="T622" style:parent-style-name="Domyślnaczcionkaakapitu" style:family="text">
      <style:text-properties fo:background-color="#80FFFF" style:text-underline-type="single" style:text-underline-style="solid" style:text-underline-width="auto" style:text-underline-mode="continuous"/>
    </style:style>
    <style:style style:name="T623" style:parent-style-name="Domyślnaczcionkaakapitu" style:family="text">
      <style:text-properties style:text-underline-type="single" style:text-underline-style="solid" style:text-underline-width="auto" style:text-underline-mode="continuous"/>
    </style:style>
    <style:style style:name="T624" style:parent-style-name="Domyślnaczcionkaakapitu" style:family="text">
      <style:text-properties fo:background-color="#80FFFF" style:text-underline-type="single" style:text-underline-style="solid" style:text-underline-width="auto" style:text-underline-mode="continuous"/>
    </style:style>
    <style:style style:name="T625" style:parent-style-name="Domyślnaczcionkaakapitu" style:family="text">
      <style:text-properties style:text-underline-type="single" style:text-underline-style="solid" style:text-underline-width="auto" style:text-underline-mode="continuous"/>
    </style:style>
    <style:style style:name="P626" style:parent-style-name="Normalny" style:family="paragraph">
      <style:paragraph-properties fo:text-align="justify" fo:line-height="150%" fo:text-indent="0.25in"/>
    </style:style>
    <style:style style:name="T627" style:parent-style-name="Domyślnaczcionkaakapitu" style:family="text">
      <style:text-properties fo:background-color="#80FFFF"/>
    </style:style>
    <style:style style:name="P628" style:parent-style-name="Normalny" style:family="paragraph">
      <style:paragraph-properties fo:text-align="justify" fo:line-height="150%"/>
    </style:style>
    <style:style style:name="T629" style:parent-style-name="Domyślnaczcionkaakapitu" style:family="text">
      <style:text-properties style:text-underline-type="single" style:text-underline-style="solid" style:text-underline-width="auto" style:text-underline-mode="continuous"/>
    </style:style>
    <style:style style:name="T630" style:parent-style-name="Domyślnaczcionkaakapitu" style:family="text">
      <style:text-properties fo:background-color="#80FFFF" style:text-underline-type="single" style:text-underline-style="solid" style:text-underline-width="auto" style:text-underline-mode="continuous"/>
    </style:style>
    <style:style style:name="P631" style:parent-style-name="Normalny" style:family="paragraph">
      <style:paragraph-properties fo:text-align="justify" fo:line-height="150%" fo:text-indent="0.25in"/>
    </style:style>
    <style:style style:name="P632" style:parent-style-name="Normalny" style:family="paragraph">
      <style:paragraph-properties fo:text-align="justify" fo:line-height="150%"/>
    </style:style>
    <style:style style:name="T633" style:parent-style-name="Domyślnaczcionkaakapitu" style:family="text">
      <style:text-properties style:text-underline-type="single" style:text-underline-style="solid" style:text-underline-width="auto" style:text-underline-mode="continuous"/>
    </style:style>
    <style:style style:name="T634" style:parent-style-name="Domyślnaczcionkaakapitu" style:family="text">
      <style:text-properties fo:background-color="#80FFFF" style:text-underline-type="single" style:text-underline-style="solid" style:text-underline-width="auto" style:text-underline-mode="continuous"/>
    </style:style>
    <style:style style:name="T635" style:parent-style-name="Domyślnaczcionkaakapitu" style:family="text">
      <style:text-properties style:text-underline-type="single" style:text-underline-style="solid" style:text-underline-width="auto" style:text-underline-mode="continuous"/>
    </style:style>
    <style:style style:name="P636" style:parent-style-name="Normalny" style:family="paragraph">
      <style:paragraph-properties fo:text-align="justify" fo:line-height="150%" fo:text-indent="0.25in"/>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P639" style:parent-style-name="Normalny" style:family="paragraph">
      <style:paragraph-properties fo:text-align="justify" fo:line-height="150%"/>
    </style:style>
    <style:style style:name="T640" style:parent-style-name="Domyślnaczcionkaakapitu" style:family="text">
      <style:text-properties style:text-underline-type="single" style:text-underline-style="solid" style:text-underline-width="auto" style:text-underline-mode="continuous"/>
    </style:style>
    <style:style style:name="T641" style:parent-style-name="Domyślnaczcionkaakapitu" style:family="text">
      <style:text-properties fo:background-color="#80FFFF" style:text-underline-type="single" style:text-underline-style="solid" style:text-underline-width="auto" style:text-underline-mode="continuous"/>
    </style:style>
    <style:style style:name="P642" style:parent-style-name="Normalny" style:family="paragraph">
      <style:paragraph-properties fo:text-align="justify" fo:line-height="150%" fo:text-indent="0.25in"/>
    </style:style>
    <style:style style:name="P643" style:parent-style-name="Normalny" style:family="paragraph">
      <style:paragraph-properties fo:text-align="justify" fo:line-height="150%"/>
    </style:style>
    <style:style style:name="T644" style:parent-style-name="Domyślnaczcionkaakapitu" style:family="text">
      <style:text-properties style:text-underline-type="single" style:text-underline-style="solid" style:text-underline-width="auto" style:text-underline-mode="continuous"/>
    </style:style>
    <style:style style:name="T645" style:parent-style-name="Domyślnaczcionkaakapitu" style:family="text">
      <style:text-properties fo:background-color="#80FFFF" style:text-underline-type="single" style:text-underline-style="solid" style:text-underline-width="auto" style:text-underline-mode="continuous"/>
    </style:style>
    <style:style style:name="T646" style:parent-style-name="Domyślnaczcionkaakapitu" style:family="text">
      <style:text-properties style:text-underline-type="single" style:text-underline-style="solid" style:text-underline-width="auto" style:text-underline-mode="continuous"/>
    </style:style>
    <style:style style:name="P647" style:parent-style-name="Normalny" style:family="paragraph">
      <style:paragraph-properties fo:text-align="justify" fo:line-height="150%" fo:text-indent="0.25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5in"/>
    </style:style>
    <style:style style:name="P654" style:parent-style-name="Normalny" style:family="paragraph">
      <style:paragraph-properties fo:text-align="justify" fo:line-height="150%" fo:text-indent="0.25in"/>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P658" style:parent-style-name="Normalny" style:family="paragraph">
      <style:paragraph-properties fo:text-align="justify" fo:line-height="150%" fo:text-indent="0.25in"/>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P663" style:parent-style-name="Normalny" style:family="paragraph">
      <style:paragraph-properties fo:text-align="justify" fo:line-height="150%" fo:text-indent="0.25in"/>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5in"/>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P675" style:parent-style-name="Normalny" style:family="paragraph">
      <style:paragraph-properties fo:text-align="justify" fo:line-height="150%" fo:text-indent="0.25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5in"/>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5in"/>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fo:text-indent="0.25in"/>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P689" style:parent-style-name="Normalny" style:family="paragraph">
      <style:paragraph-properties fo:text-align="justify" fo:line-height="150%" fo:text-indent="0.25in"/>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5in"/>
    </style:style>
    <style:style style:name="P695" style:parent-style-name="Normalny" style:family="paragraph">
      <style:paragraph-properties fo:text-align="justify" fo:line-height="150%"/>
    </style:style>
    <style:style style:name="T696" style:parent-style-name="Domyślnaczcionkaakapitu" style:family="text">
      <style:text-properties fo:background-color="#80FFFF" style:text-underline-type="single" style:text-underline-style="solid" style:text-underline-width="auto" style:text-underline-mode="continuous"/>
    </style:style>
    <style:style style:name="T697" style:parent-style-name="Domyślnaczcionkaakapitu" style:family="text">
      <style:text-properties style:text-underline-type="single" style:text-underline-style="solid" style:text-underline-width="auto" style:text-underline-mode="continuous"/>
    </style:style>
    <style:style style:name="T698" style:parent-style-name="Domyślnaczcionkaakapitu" style:family="text">
      <style:text-properties fo:background-color="#80FFFF" style:text-underline-type="single" style:text-underline-style="solid" style:text-underline-width="auto" style:text-underline-mode="continuous"/>
    </style:style>
    <style:style style:name="P699" style:parent-style-name="Normalny" style:family="paragraph">
      <style:paragraph-properties fo:text-align="justify" fo:line-height="150%" fo:text-indent="0.25in"/>
    </style:style>
    <style:style style:name="P700" style:parent-style-name="Normalny" style:family="paragraph">
      <style:paragraph-properties fo:text-align="justify" fo:line-height="150%" fo:text-indent="0.25in"/>
    </style:style>
    <style:style style:name="P701" style:parent-style-name="Normalny" style:family="paragraph">
      <style:paragraph-properties fo:text-align="justify" fo:line-height="150%"/>
    </style:style>
    <style:style style:name="T702" style:parent-style-name="Domyślnaczcionkaakapitu" style:family="text">
      <style:text-properties style:text-underline-type="single" style:text-underline-style="solid" style:text-underline-width="auto" style:text-underline-mode="continuous"/>
    </style:style>
    <style:style style:name="T703" style:parent-style-name="Domyślnaczcionkaakapitu" style:family="text">
      <style:text-properties fo:background-color="#80FFFF" style:text-underline-type="single" style:text-underline-style="solid" style:text-underline-width="auto" style:text-underline-mode="continuous"/>
    </style:style>
    <style:style style:name="T704" style:parent-style-name="Domyślnaczcionkaakapitu" style:family="text">
      <style:text-properties style:text-underline-type="single" style:text-underline-style="solid" style:text-underline-width="auto" style:text-underline-mode="continuous"/>
    </style:style>
    <style:style style:name="T705" style:parent-style-name="Domyślnaczcionkaakapitu" style:family="text">
      <style:text-properties fo:background-color="#80FFFF" style:text-underline-type="single" style:text-underline-style="solid" style:text-underline-width="auto" style:text-underline-mode="continuous"/>
    </style:style>
    <style:style style:name="T706" style:parent-style-name="Domyślnaczcionkaakapitu" style:family="text">
      <style:text-properties style:text-underline-type="single" style:text-underline-style="solid" style:text-underline-width="auto" style:text-underline-mode="continuous"/>
    </style:style>
    <style:style style:name="T707" style:parent-style-name="Domyślnaczcionkaakapitu" style:family="text">
      <style:text-properties fo:background-color="#80FFFF" style:text-underline-type="single" style:text-underline-style="solid" style:text-underline-width="auto" style:text-underline-mode="continuous"/>
    </style:style>
    <style:style style:name="T708" style:parent-style-name="Domyślnaczcionkaakapitu" style:family="text">
      <style:text-properties style:text-underline-type="single" style:text-underline-style="solid" style:text-underline-width="auto" style:text-underline-mode="continuous"/>
    </style:style>
    <style:style style:name="T709" style:parent-style-name="Domyślnaczcionkaakapitu" style:family="text">
      <style:text-properties fo:background-color="#80FFFF"/>
    </style:style>
    <style:style style:name="P710" style:parent-style-name="Normalny" style:family="paragraph">
      <style:paragraph-properties fo:text-align="justify" fo:line-height="150%" fo:text-indent="0.25in"/>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P714" style:parent-style-name="Normalny" style:family="paragraph">
      <style:paragraph-properties fo:text-align="justify" fo:line-height="150%" fo:text-indent="0.25in"/>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fo:text-indent="0.25in"/>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fo:text-indent="0.2479in"/>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style:style>
    <style:style style:name="T724" style:parent-style-name="Domyślnaczcionkaakapitu" style:family="text">
      <style:text-properties style:text-underline-type="single" style:text-underline-style="solid" style:text-underline-width="auto" style:text-underline-mode="continuous"/>
    </style:style>
    <style:style style:name="T725" style:parent-style-name="Domyślnaczcionkaakapitu" style:family="text">
      <style:text-properties fo:background-color="#80FFFF" style:text-underline-type="single" style:text-underline-style="solid" style:text-underline-width="auto" style:text-underline-mode="continuous"/>
    </style:style>
    <style:style style:name="P726" style:parent-style-name="Normalny" style:family="paragraph">
      <style:paragraph-properties fo:text-align="justify" fo:line-height="150%" fo:text-indent="0.2479in"/>
    </style:style>
    <style:style style:name="P727" style:parent-style-name="Normalny" style:family="paragraph">
      <style:paragraph-properties fo:text-align="justify" fo:line-height="150%" fo:text-indent="0.2479in"/>
    </style:style>
    <style:style style:name="P728" style:parent-style-name="Normalny" style:family="paragraph">
      <style:paragraph-properties fo:text-align="justify" fo:line-height="150%"/>
    </style:style>
    <style:style style:name="T729" style:parent-style-name="Domyślnaczcionkaakapitu" style:family="text">
      <style:text-properties style:text-underline-type="single" style:text-underline-style="solid" style:text-underline-width="auto" style:text-underline-mode="continuous"/>
    </style:style>
    <style:style style:name="P730" style:parent-style-name="Normalny" style:family="paragraph">
      <style:paragraph-properties fo:text-align="justify" fo:line-height="150%" fo:text-indent="0.25in"/>
    </style:style>
    <style:style style:name="P731" style:parent-style-name="Normalny" style:family="paragraph">
      <style:paragraph-properties fo:text-align="justify" fo:line-height="150%" fo:text-indent="0.25in"/>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T735" style:parent-style-name="Domyślnaczcionkaakapitu" style:family="text">
      <style:text-properties fo:background-color="#80FFFF"/>
    </style:style>
    <style:style style:name="P736" style:parent-style-name="Normalny" style:family="paragraph">
      <style:paragraph-properties fo:text-align="justify" fo:line-height="150%" fo:text-indent="0.25in"/>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5in"/>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5in"/>
    </style:style>
    <style:style style:name="T749" style:parent-style-name="Domyślnaczcionkaakapitu" style:family="text">
      <style:text-properties fo:background-color="#80FFFF"/>
    </style:style>
    <style:style style:name="P750" style:parent-style-name="Normalny" style:family="paragraph">
      <style:paragraph-properties fo:text-align="justify" fo:line-height="150%"/>
    </style:style>
    <style:style style:name="T751" style:parent-style-name="Domyślnaczcionkaakapitu" style:family="text">
      <style:text-properties style:text-underline-type="single" style:text-underline-style="solid" style:text-underline-width="auto" style:text-underline-mode="continuous"/>
    </style:style>
    <style:style style:name="T752" style:parent-style-name="Domyślnaczcionkaakapitu" style:family="text">
      <style:text-properties fo:background-color="#80FFFF" style:text-underline-type="single" style:text-underline-style="solid" style:text-underline-width="auto" style:text-underline-mode="continuous"/>
    </style:style>
    <style:style style:name="P753" style:parent-style-name="Normalny" style:family="paragraph">
      <style:paragraph-properties fo:text-align="justify" fo:line-height="150%" fo:text-indent="0.25in"/>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5in"/>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5in"/>
    </style:style>
    <style:style style:name="P758" style:parent-style-name="Normalny" style:family="paragraph">
      <style:paragraph-properties fo:text-align="justify" fo:line-height="150%" fo:text-indent="0.25in"/>
    </style:style>
    <style:style style:name="P759" style:parent-style-name="Normalny" style:family="paragraph">
      <style:paragraph-properties fo:text-align="justify" fo:line-height="150%"/>
    </style:style>
    <style:style style:name="T760" style:parent-style-name="Domyślnaczcionkaakapitu" style:family="text">
      <style:text-properties style:text-underline-type="single" style:text-underline-style="solid" style:text-underline-width="auto" style:text-underline-mode="continuous"/>
    </style:style>
    <style:style style:name="T761" style:parent-style-name="Domyślnaczcionkaakapitu" style:family="text">
      <style:text-properties fo:background-color="#80FFFF" style:text-underline-type="single" style:text-underline-style="solid" style:text-underline-width="auto" style:text-underline-mode="continuous"/>
    </style:style>
    <style:style style:name="T762" style:parent-style-name="Domyślnaczcionkaakapitu" style:family="text">
      <style:text-properties style:text-underline-type="single" style:text-underline-style="solid" style:text-underline-width="auto" style:text-underline-mode="continuous"/>
    </style:style>
    <style:style style:name="P763" style:parent-style-name="Normalny" style:family="paragraph">
      <style:paragraph-properties fo:text-align="justify" fo:line-height="150%" fo:text-indent="0.25in"/>
    </style:style>
    <style:style style:name="T764" style:parent-style-name="Domyślnaczcionkaakapitu" style:family="text">
      <style:text-properties fo:background-color="#80FFFF"/>
    </style:style>
    <style:style style:name="P765" style:parent-style-name="Normalny" style:family="paragraph">
      <style:paragraph-properties fo:text-align="justify" fo:line-height="150%" fo:text-indent="0.25in"/>
    </style:style>
    <style:style style:name="T766" style:parent-style-name="Domyślnaczcionkaakapitu" style:family="text">
      <style:text-properties fo:background-color="#80FFFF"/>
    </style:style>
    <style:style style:name="P767" style:parent-style-name="Normalny" style:family="paragraph">
      <style:paragraph-properties fo:text-align="justify" fo:line-height="150%" fo:text-indent="0.25in"/>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P770" style:parent-style-name="Normalny" style:family="paragraph">
      <style:paragraph-properties fo:text-align="justify" fo:line-height="150%" fo:text-indent="0.25in"/>
    </style:style>
    <style:style style:name="P771" style:parent-style-name="Normalny" style:family="paragraph">
      <style:paragraph-properties fo:text-align="justify" fo:line-height="150%" fo:text-indent="0.25in"/>
    </style:style>
    <style:style style:name="P772" style:parent-style-name="Normalny" style:family="paragraph">
      <style:paragraph-properties fo:text-align="justify" fo:line-height="150%" fo:text-indent="0.25in"/>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5in"/>
    </style:style>
    <style:style style:name="P776" style:parent-style-name="Normalny" style:family="paragraph">
      <style:paragraph-properties fo:text-align="justify" fo:line-height="150%" fo:text-indent="0.25in"/>
    </style:style>
    <style:style style:name="T777" style:parent-style-name="Domyślnaczcionkaakapitu" style:family="text">
      <style:text-properties fo:background-color="#80FFFF"/>
    </style:style>
    <style:style style:name="P778" style:parent-style-name="Normalny" style:family="paragraph">
      <style:paragraph-properties fo:text-align="justify" fo:line-height="150%" fo:text-indent="0.25in"/>
    </style:style>
    <style:style style:name="T779" style:parent-style-name="Domyślnaczcionkaakapitu" style:family="text">
      <style:text-properties fo:background-color="#80FFFF"/>
    </style:style>
    <style:style style:name="P780" style:parent-style-name="Normalny" style:family="paragraph">
      <style:paragraph-properties fo:text-align="justify" fo:line-height="150%" fo:text-indent="0.25in"/>
    </style:style>
    <style:style style:name="P781" style:parent-style-name="Normalny" style:family="paragraph">
      <style:paragraph-properties fo:text-align="justify" fo:line-height="150%" fo:text-indent="0.25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style:tab-stops>
          <style:tab-stop style:type="left" style:position="2.5736in"/>
        </style:tab-stops>
      </style:paragraph-properties>
    </style:style>
    <style:style style:name="T785" style:parent-style-name="Domyślnaczcionkaakapitu" style:family="text">
      <style:text-properties style:text-underline-type="single" style:text-underline-style="solid" style:text-underline-width="auto" style:text-underline-mode="continuous"/>
    </style:style>
    <style:style style:name="T786" style:parent-style-name="Domyślnaczcionkaakapitu" style:family="text">
      <style:text-properties fo:background-color="#80FFFF" style:text-underline-type="single" style:text-underline-style="solid" style:text-underline-width="auto" style:text-underline-mode="continuous"/>
    </style:style>
    <style:style style:name="T787" style:parent-style-name="Domyślnaczcionkaakapitu" style:family="text">
      <style:text-properties style:text-underline-type="single" style:text-underline-style="solid" style:text-underline-width="auto" style:text-underline-mode="continuous"/>
    </style:style>
    <style:style style:name="T788" style:parent-style-name="Domyślnaczcionkaakapitu" style:family="text">
      <style:text-properties fo:background-color="#80FFFF" style:text-underline-type="single" style:text-underline-style="solid" style:text-underline-width="auto" style:text-underline-mode="continuous"/>
    </style:style>
    <style:style style:name="T789" style:parent-style-name="Domyślnaczcionkaakapitu" style:family="text">
      <style:text-properties style:text-underline-type="single" style:text-underline-style="solid" style:text-underline-width="auto" style:text-underline-mode="continuous"/>
    </style:style>
    <style:style style:name="T790" style:parent-style-name="Domyślnaczcionkaakapitu" style:family="text">
      <style:text-properties fo:background-color="#80FFFF" style:text-underline-type="single" style:text-underline-style="solid" style:text-underline-width="auto" style:text-underline-mode="continuous"/>
    </style:style>
    <style:style style:name="T791" style:parent-style-name="Domyślnaczcionkaakapitu" style:family="text">
      <style:text-properties style:text-underline-type="single" style:text-underline-style="solid" style:text-underline-width="auto" style:text-underline-mode="continuous"/>
    </style:style>
    <style:style style:name="T792" style:parent-style-name="Domyślnaczcionkaakapitu" style:family="text">
      <style:text-properties fo:background-color="#80FFFF" style:text-underline-type="single" style:text-underline-style="solid" style:text-underline-width="auto" style:text-underline-mode="continuous"/>
    </style:style>
    <style:style style:name="T793" style:parent-style-name="Domyślnaczcionkaakapitu" style:family="text">
      <style:text-properties fo:background-color="#80FFFF"/>
    </style:style>
    <style:style style:name="P794" style:parent-style-name="Normalny" style:family="paragraph">
      <style:paragraph-properties fo:text-align="justify" fo:line-height="150%" fo:text-indent="0.2479in">
        <style:tab-stops>
          <style:tab-stop style:type="left" style:position="2.5736in"/>
        </style:tab-stops>
      </style:paragraph-properties>
    </style:style>
    <style:style style:name="P795" style:parent-style-name="Normalny" style:family="paragraph">
      <style:paragraph-properties fo:text-align="justify" fo:line-height="150%"/>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text-underline-type="single" style:text-underline-style="solid" style:text-underline-width="auto" style:text-underline-mode="continuous"/>
    </style:style>
    <style:style style:name="T798" style:parent-style-name="Domyślnaczcionkaakapitu" style:family="text">
      <style:text-properties style:text-underline-type="single" style:text-underline-style="solid" style:text-underline-width="auto" style:text-underline-mode="continuous"/>
    </style:style>
    <style:style style:name="P799" style:parent-style-name="Normalny" style:family="paragraph">
      <style:paragraph-properties fo:text-align="justify" fo:line-height="150%" fo:text-indent="0.25in"/>
    </style:style>
    <style:style style:name="T800" style:parent-style-name="Domyślnaczcionkaakapitu" style:family="text">
      <style:text-properties fo:background-color="#80FFFF"/>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5in"/>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P806" style:parent-style-name="Normalny" style:family="paragraph">
      <style:paragraph-properties fo:text-align="justify" fo:line-height="150%" fo:text-indent="0.25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style:style>
    <style:style style:name="T810" style:parent-style-name="Domyślnaczcionkaakapitu" style:family="text">
      <style:text-properties style:text-underline-type="single" style:text-underline-style="solid" style:text-underline-width="auto" style:text-underline-mode="continuous"/>
    </style:style>
    <style:style style:name="T811" style:parent-style-name="Domyślnaczcionkaakapitu" style:family="text">
      <style:text-properties fo:background-color="#80FFFF" style:text-underline-type="single" style:text-underline-style="solid" style:text-underline-width="auto" style:text-underline-mode="continuous"/>
    </style:style>
    <style:style style:name="P812" style:parent-style-name="Normalny" style:family="paragraph">
      <style:paragraph-properties fo:text-align="justify" fo:line-height="150%" fo:text-indent="0.25in"/>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fo:text-indent="0.25in">
        <style:tab-stops>
          <style:tab-stop style:type="left" style:position="3.3736in"/>
        </style:tab-stops>
      </style:paragraph-properties>
    </style:style>
    <style:style style:name="T815" style:parent-style-name="Domyślnaczcionkaakapitu" style:family="text">
      <style:text-properties fo:background-color="#80FFFF"/>
    </style:style>
    <style:style style:name="P816" style:parent-style-name="Normalny" style:family="paragraph">
      <style:paragraph-properties fo:text-align="justify" fo:line-height="150%">
        <style:tab-stops>
          <style:tab-stop style:type="left" style:position="3.3736in"/>
        </style:tab-stops>
      </style:paragraph-properties>
    </style:style>
    <style:style style:name="T817" style:parent-style-name="Domyślnaczcionkaakapitu" style:family="text">
      <style:text-properties style:text-underline-type="single" style:text-underline-style="solid" style:text-underline-width="auto" style:text-underline-mode="continuous"/>
    </style:style>
    <style:style style:name="T818" style:parent-style-name="Domyślnaczcionkaakapitu" style:family="text">
      <style:text-properties fo:background-color="#80FFFF" style:text-underline-type="single" style:text-underline-style="solid" style:text-underline-width="auto" style:text-underline-mode="continuous"/>
    </style:style>
    <style:style style:name="T819" style:parent-style-name="Domyślnaczcionkaakapitu" style:family="text">
      <style:text-properties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5in">
        <style:tab-stops>
          <style:tab-stop style:type="left" style:position="3.3736in"/>
        </style:tab-stops>
      </style:paragraph-properties>
    </style:style>
    <style:style style:name="T821" style:parent-style-name="Domyślnaczcionkaakapitu" style:family="text">
      <style:text-properties fo:background-color="#80FFFF"/>
    </style:style>
    <style:style style:name="P822" style:parent-style-name="Normalny" style:family="paragraph">
      <style:paragraph-properties fo:text-align="justify" fo:line-height="150%" fo:text-indent="0.25in"/>
    </style:style>
    <style:style style:name="P823" style:parent-style-name="Normalny" style:family="paragraph">
      <style:paragraph-properties fo:text-align="justify" fo:line-height="150%" fo:text-indent="0.25in"/>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5in"/>
    </style:style>
    <style:style style:name="P826" style:parent-style-name="Normalny" style:family="paragraph">
      <style:paragraph-properties fo:text-align="justify" fo:line-height="150%" fo:text-indent="0.25in"/>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5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P841" style:parent-style-name="Normalny" style:family="paragraph">
      <style:paragraph-properties fo:text-align="justify" fo:line-height="150%" fo:text-indent="0.25in"/>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5in"/>
    </style:style>
    <style:style style:name="T844" style:parent-style-name="Domyślnaczcionkaakapitu" style:family="text">
      <style:text-properties fo:background-color="#80FFFF"/>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P847" style:parent-style-name="Normalny" style:family="paragraph">
      <style:paragraph-properties fo:text-align="justify" fo:line-height="150%" fo:text-indent="0.25in"/>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fo:text-indent="0.25in"/>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style:style>
    <style:style style:name="T856" style:parent-style-name="Domyślnaczcionkaakapitu" style:family="text">
      <style:text-properties style:text-underline-type="single" style:text-underline-style="solid" style:text-underline-width="auto" style:text-underline-mode="continuous"/>
    </style:style>
    <style:style style:name="T857" style:parent-style-name="Domyślnaczcionkaakapitu" style:family="text">
      <style:text-properties fo:background-color="#80FFFF" style:text-underline-type="single" style:text-underline-style="solid" style:text-underline-width="auto" style:text-underline-mode="continuous"/>
    </style:style>
    <style:style style:name="T858" style:parent-style-name="Domyślnaczcionkaakapitu" style:family="text">
      <style:text-properties fo:background-color="#80FFFF"/>
    </style:style>
    <style:style style:name="P859" style:parent-style-name="Normalny" style:family="paragraph">
      <style:paragraph-properties fo:text-align="justify" fo:line-height="150%" fo:text-indent="0.25in"/>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style:style>
    <style:style style:name="T862" style:parent-style-name="Domyślnaczcionkaakapitu" style:family="text">
      <style:text-properties style:text-underline-type="single" style:text-underline-style="solid" style:text-underline-width="auto" style:text-underline-mode="continuous"/>
    </style:style>
    <style:style style:name="P863" style:parent-style-name="Normalny" style:family="paragraph">
      <style:paragraph-properties fo:text-align="justify" fo:line-height="150%" fo:text-indent="0.25in"/>
    </style:style>
    <style:style style:name="P864" style:parent-style-name="Normalny" style:family="paragraph">
      <style:paragraph-properties fo:text-align="justify" fo:line-height="150%"/>
    </style:style>
    <style:style style:name="T865" style:parent-style-name="Domyślnaczcionkaakapitu" style:family="text">
      <style:text-properties style:text-underline-type="single" style:text-underline-style="solid" style:text-underline-width="auto" style:text-underline-mode="continuous"/>
    </style:style>
    <style:style style:name="P866" style:parent-style-name="Normalny" style:family="paragraph">
      <style:paragraph-properties fo:text-align="justify" fo:line-height="150%" fo:text-indent="0.25in"/>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P869" style:parent-style-name="Normalny" style:family="paragraph">
      <style:paragraph-properties fo:text-align="justify" fo:line-height="150%"/>
    </style:style>
    <style:style style:name="T870" style:parent-style-name="Domyślnaczcionkaakapitu" style:family="text">
      <style:text-properties style:text-underline-type="single" style:text-underline-style="solid" style:text-underline-width="auto" style:text-underline-mode="continuous"/>
    </style:style>
    <style:style style:name="P871" style:parent-style-name="Normalny" style:family="paragraph">
      <style:paragraph-properties fo:text-align="justify" fo:line-height="150%" fo:text-indent="0.25in"/>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P881" style:parent-style-name="Normalny" style:family="paragraph">
      <style:paragraph-properties fo:text-align="justify" fo:line-height="150%" fo:text-indent="0.25in"/>
    </style:style>
    <style:style style:name="T882" style:parent-style-name="Domyślnaczcionkaakapitu" style:family="text">
      <style:text-properties fo:background-color="#80FFFF"/>
    </style:style>
    <style:style style:name="T883" style:parent-style-name="Domyślnaczcionkaakapitu" style:family="text">
      <style:text-properties fo:background-color="#80FFFF"/>
    </style:style>
    <style:style style:name="P884" style:parent-style-name="Normalny" style:family="paragraph">
      <style:paragraph-properties fo:text-align="justify" fo:line-height="150%" fo:text-indent="0.25in"/>
    </style:style>
    <style:style style:name="P885" style:parent-style-name="Normalny" style:family="paragraph">
      <style:paragraph-properties fo:text-align="justify" fo:line-height="150%"/>
    </style:style>
    <style:style style:name="T886" style:parent-style-name="Domyślnaczcionkaakapitu" style:family="text">
      <style:text-properties style:text-underline-type="single" style:text-underline-style="solid" style:text-underline-width="auto" style:text-underline-mode="continuous"/>
    </style:style>
    <style:style style:name="T887" style:parent-style-name="Domyślnaczcionkaakapitu" style:family="text">
      <style:text-properties fo:background-color="#80FFFF" style:text-underline-type="single" style:text-underline-style="solid" style:text-underline-width="auto" style:text-underline-mode="continuous"/>
    </style:style>
    <style:style style:name="T888" style:parent-style-name="Domyślnaczcionkaakapitu" style:family="text">
      <style:text-properties style:text-underline-type="single" style:text-underline-style="solid" style:text-underline-width="auto" style:text-underline-mode="continuous"/>
    </style:style>
    <style:style style:name="T889" style:parent-style-name="Domyślnaczcionkaakapitu" style:family="text">
      <style:text-properties fo:background-color="#80FFFF" style:text-underline-type="single" style:text-underline-style="solid" style:text-underline-width="auto" style:text-underline-mode="continuous"/>
    </style:style>
    <style:style style:name="T890" style:parent-style-name="Domyślnaczcionkaakapitu" style:family="text">
      <style:text-properties style:text-underline-type="single" style:text-underline-style="solid" style:text-underline-width="auto" style:text-underline-mode="continuous"/>
    </style:style>
    <style:style style:name="P891" style:parent-style-name="Normalny" style:family="paragraph">
      <style:paragraph-properties fo:text-align="justify" fo:line-height="150%" fo:text-indent="0.25in"/>
    </style:style>
    <style:style style:name="T892" style:parent-style-name="Domyślnaczcionkaakapitu" style:family="text">
      <style:text-properties fo:background-color="#80FFFF"/>
    </style:style>
    <style:style style:name="P893" style:parent-style-name="Normalny" style:family="paragraph">
      <style:paragraph-properties fo:text-align="justify" fo:line-height="150%"/>
    </style:style>
    <style:style style:name="T894" style:parent-style-name="Domyślnaczcionkaakapitu" style:family="text">
      <style:text-properties style:text-underline-type="single" style:text-underline-style="solid" style:text-underline-width="auto" style:text-underline-mode="continuous"/>
    </style:style>
    <style:style style:name="P895" style:parent-style-name="Normalny" style:family="paragraph">
      <style:paragraph-properties fo:text-align="justify" fo:line-height="150%" fo:text-indent="0.25in"/>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P900" style:parent-style-name="Normalny" style:family="paragraph">
      <style:paragraph-properties fo:text-align="justify" fo:line-height="150%" fo:text-indent="0.25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5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5in"/>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P910" style:parent-style-name="Normalny" style:family="paragraph">
      <style:paragraph-properties fo:text-align="justify" fo:line-height="150%" fo:text-indent="0.25in"/>
    </style:style>
    <style:style style:name="P911" style:parent-style-name="Normalny" style:family="paragraph">
      <style:paragraph-properties fo:text-align="justify" fo:line-height="150%" fo:text-indent="0.25in"/>
    </style:style>
    <style:style style:name="T912" style:parent-style-name="Domyślnaczcionkaakapitu" style:family="text">
      <style:text-properties fo:background-color="#80FFFF"/>
    </style:style>
    <style:style style:name="P913" style:parent-style-name="Normalny" style:family="paragraph">
      <style:paragraph-properties fo:text-align="justify" fo:line-height="150%" fo:text-indent="0.25in"/>
    </style:style>
    <style:style style:name="P914" style:parent-style-name="Normalny" style:family="paragraph">
      <style:paragraph-properties fo:text-align="justify" fo:line-height="150%" fo:text-indent="0.25in"/>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5in"/>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5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fo:text-indent="0.25in"/>
    </style:style>
    <style:style style:name="T931" style:parent-style-name="Domyślnaczcionkaakapitu" style:family="text">
      <style:text-properties fo:background-color="#80FFFF"/>
    </style:style>
    <style:style style:name="P932" style:parent-style-name="Normalny" style:family="paragraph">
      <style:paragraph-properties fo:text-align="justify" fo:line-height="150%"/>
    </style:style>
    <style:style style:name="T933" style:parent-style-name="Domyślnaczcionkaakapitu" style:family="text">
      <style:text-properties style:text-underline-type="single" style:text-underline-style="solid" style:text-underline-width="auto" style:text-underline-mode="continuous"/>
    </style:style>
    <style:style style:name="T934" style:parent-style-name="Domyślnaczcionkaakapitu" style:family="text">
      <style:text-properties fo:background-color="#80FFFF" style:text-underline-type="single" style:text-underline-style="solid" style:text-underline-width="auto" style:text-underline-mode="continuous"/>
    </style:style>
    <style:style style:name="T935" style:parent-style-name="Domyślnaczcionkaakapitu" style:family="text">
      <style:text-properties style:text-underline-type="single" style:text-underline-style="solid" style:text-underline-width="auto" style:text-underline-mode="continuous"/>
    </style:style>
    <style:style style:name="P936" style:parent-style-name="Normalny" style:family="paragraph">
      <style:paragraph-properties fo:text-align="justify" fo:line-height="150%" fo:text-indent="0.25in"/>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style:style>
    <style:style style:name="T942" style:parent-style-name="Domyślnaczcionkaakapitu" style:family="text">
      <style:text-properties style:text-underline-type="single" style:text-underline-style="solid" style:text-underline-width="auto" style:text-underline-mode="continuous"/>
    </style:style>
    <style:style style:name="P943" style:parent-style-name="Normalny" style:family="paragraph">
      <style:paragraph-properties fo:text-align="justify" fo:line-height="150%" fo:text-indent="0.25in"/>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P946" style:parent-style-name="Normalny" style:family="paragraph">
      <style:paragraph-properties fo:text-align="justify" fo:line-height="150%"/>
    </style:style>
    <style:style style:name="T947" style:parent-style-name="Domyślnaczcionkaakapitu" style:family="text">
      <style:text-properties style:text-underline-type="single" style:text-underline-style="solid" style:text-underline-width="auto" style:text-underline-mode="continuous"/>
    </style:style>
    <style:style style:name="P948" style:parent-style-name="Normalny" style:family="paragraph">
      <style:paragraph-properties fo:text-align="justify" fo:line-height="150%" fo:text-indent="0.25in"/>
      <style:text-properties fo:background-color="#80FFFF"/>
    </style:style>
    <style:style style:name="P949" style:parent-style-name="Normalny" style:family="paragraph">
      <style:paragraph-properties fo:text-align="justify" fo:line-height="150%"/>
    </style:style>
    <style:style style:name="T950" style:parent-style-name="Domyślnaczcionkaakapitu" style:family="text">
      <style:text-properties style:text-underline-type="single" style:text-underline-style="solid" style:text-underline-width="auto" style:text-underline-mode="continuous"/>
    </style:style>
    <style:style style:name="P951" style:parent-style-name="Normalny" style:family="paragraph">
      <style:paragraph-properties fo:text-align="justify" fo:line-height="150%" fo:text-indent="0.25in"/>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5in"/>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P976" style:parent-style-name="Normalny" style:family="paragraph">
      <style:paragraph-properties fo:text-align="justify" fo:line-height="150%" fo:text-indent="0.25in"/>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P980" style:parent-style-name="Normalny" style:family="paragraph">
      <style:paragraph-properties fo:text-align="justify" fo:line-height="150%" fo:text-indent="0.25in"/>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T984" style:parent-style-name="Domyślnaczcionkaakapitu" style:family="text">
      <style:text-properties fo:background-color="#80FFFF"/>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5in"/>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fo:text-indent="0.25in"/>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5in"/>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P1011" style:parent-style-name="Normalny" style:family="paragraph">
      <style:paragraph-properties fo:text-align="justify" fo:line-height="150%"/>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5in"/>
    </style:style>
    <style:style style:name="T1016" style:parent-style-name="Domyślnaczcionkaakapitu" style:family="text">
      <style:text-properties fo:background-color="#80FFFF"/>
    </style:style>
    <style:style style:name="T1017" style:parent-style-name="Domyślnaczcionkaakapitu" style:family="text">
      <style:text-properties fo:background-color="#80FFFF"/>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P1020" style:parent-style-name="Normalny" style:family="paragraph">
      <style:paragraph-properties fo:text-align="justify" fo:line-height="150%" fo:text-indent="0.25in"/>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style:style>
    <style:style style:name="P1023" style:parent-style-name="Normalny" style:family="paragraph">
      <style:paragraph-properties fo:text-align="justify" fo:line-height="150%" fo:text-indent="0.25in"/>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5in"/>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fo:text-indent="0.25in"/>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P1033" style:parent-style-name="Normalny" style:family="paragraph">
      <style:paragraph-properties fo:text-align="justify" fo:line-height="150%" fo:text-indent="0.25in"/>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P1037" style:parent-style-name="Normalny" style:family="paragraph">
      <style:paragraph-properties fo:text-align="justify" fo:line-height="150%" fo:text-indent="0.25in"/>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style:text-underline-type="single" style:text-underline-style="solid" style:text-underline-width="auto" style:text-underline-mode="continuous"/>
    </style:style>
    <style:style style:name="T1043" style:parent-style-name="Domyślnaczcionkaakapitu" style:family="text">
      <style:text-properties fo:background-color="#80FFFF" style:text-underline-type="single" style:text-underline-style="solid" style:text-underline-width="auto" style:text-underline-mode="continuous"/>
    </style:style>
    <style:style style:name="P1044" style:parent-style-name="Normalny" style:family="paragraph">
      <style:paragraph-properties fo:text-align="justify" fo:line-height="150%" fo:text-indent="0.25in"/>
    </style:style>
    <style:style style:name="P1045" style:parent-style-name="Normalny" style:family="paragraph">
      <style:paragraph-properties fo:text-align="justify" fo:line-height="150%"/>
    </style:style>
    <style:style style:name="P1046" style:parent-style-name="Normalny" style:family="paragraph">
      <style:paragraph-properties fo:text-align="justify" fo:line-height="150%">
        <style:tab-stops>
          <style:tab-stop style:type="left" style:position="2.7006in"/>
        </style:tab-stops>
      </style:paragraph-properties>
    </style:style>
    <style:style style:name="T1047" style:parent-style-name="Domyślnaczcionkaakapitu" style:family="text">
      <style:text-properties style:text-underline-type="single" style:text-underline-style="solid" style:text-underline-width="auto" style:text-underline-mode="continuous"/>
    </style:style>
    <style:style style:name="P1048" style:parent-style-name="Normalny" style:family="paragraph">
      <style:paragraph-properties fo:text-align="justify" fo:line-height="150%" fo:text-indent="0.25in"/>
    </style:style>
    <style:style style:name="P1049" style:parent-style-name="Normalny" style:family="paragraph">
      <style:paragraph-properties fo:text-align="justify" fo:line-height="150%" fo:text-indent="0.25in"/>
    </style:style>
    <style:style style:name="P1050" style:parent-style-name="Normalny" style:family="paragraph">
      <style:paragraph-properties fo:text-align="justify" fo:line-height="150%"/>
    </style:style>
    <style:style style:name="T1051" style:parent-style-name="Domyślnaczcionkaakapitu" style:family="text">
      <style:text-properties style:text-underline-type="single" style:text-underline-style="solid" style:text-underline-width="auto" style:text-underline-mode="continuous"/>
    </style:style>
    <style:style style:name="T1052" style:parent-style-name="Domyślnaczcionkaakapitu" style:family="text">
      <style:text-properties fo:background-color="#80FFFF" style:text-underline-type="single" style:text-underline-style="solid" style:text-underline-width="auto" style:text-underline-mode="continuous"/>
    </style:style>
    <style:style style:name="T1053" style:parent-style-name="Domyślnaczcionkaakapitu" style:family="text">
      <style:text-properties fo:background-color="#80FFFF"/>
    </style:style>
    <style:style style:name="P1054" style:parent-style-name="Normalny" style:family="paragraph">
      <style:paragraph-properties fo:text-align="justify" fo:line-height="150%" fo:text-indent="0.25in"/>
    </style:style>
    <style:style style:name="P1055" style:parent-style-name="Normalny" style:family="paragraph">
      <style:paragraph-properties fo:text-align="justify" fo:line-height="150%"/>
    </style:style>
    <style:style style:name="T1056" style:parent-style-name="Domyślnaczcionkaakapitu" style:family="text">
      <style:text-properties style:text-underline-type="single" style:text-underline-style="solid" style:text-underline-width="auto" style:text-underline-mode="continuous"/>
    </style:style>
    <style:style style:name="P1057" style:parent-style-name="Normalny" style:family="paragraph">
      <style:paragraph-properties fo:text-align="justify" fo:line-height="150%" fo:text-indent="0.25in"/>
    </style:style>
    <style:style style:name="T1058" style:parent-style-name="Domyślnaczcionkaakapitu" style:family="text">
      <style:text-properties fo:background-color="#80FFFF"/>
    </style:style>
    <style:style style:name="P1059" style:parent-style-name="Normalny" style:family="paragraph">
      <style:paragraph-properties fo:text-align="justify" fo:line-height="150%" fo:text-indent="0.25in"/>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5in"/>
    </style:style>
    <style:style style:name="T1065" style:parent-style-name="Domyślnaczcionkaakapitu" style:family="text">
      <style:text-properties fo:background-color="#80FFFF"/>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P1068" style:parent-style-name="Normalny" style:family="paragraph">
      <style:paragraph-properties fo:text-align="justify" fo:line-height="150%" fo:text-indent="0.25in"/>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fo:text-indent="0.25in"/>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fo:text-indent="0.25in"/>
    </style:style>
    <style:style style:name="T1075" style:parent-style-name="Domyślnaczcionkaakapitu" style:family="text">
      <style:text-properties fo:background-color="#80FFFF"/>
    </style:style>
    <style:style style:name="P1076" style:parent-style-name="Normalny" style:family="paragraph">
      <style:paragraph-properties fo:text-align="justify" fo:line-height="150%" fo:text-indent="0.25in"/>
    </style:style>
    <style:style style:name="P1077" style:parent-style-name="Normalny" style:family="paragraph">
      <style:paragraph-properties fo:text-align="justify" fo:line-height="150%" fo:text-indent="0.25in"/>
    </style:style>
    <style:style style:name="P1078" style:parent-style-name="Normalny" style:family="paragraph">
      <style:paragraph-properties fo:text-align="justify" fo:line-height="150%" fo:text-indent="0.25in"/>
    </style:style>
    <style:style style:name="P1079" style:parent-style-name="Normalny" style:family="paragraph">
      <style:paragraph-properties fo:text-align="justify" fo:line-height="150%"/>
    </style:style>
    <style:style style:name="T1080" style:parent-style-name="Domyślnaczcionkaakapitu" style:family="text">
      <style:text-properties style:text-underline-type="single" style:text-underline-style="solid" style:text-underline-width="auto" style:text-underline-mode="continuous"/>
    </style:style>
    <style:style style:name="T1081" style:parent-style-name="Domyślnaczcionkaakapitu" style:family="text">
      <style:text-properties fo:background-color="#80FFFF" style:text-underline-type="single" style:text-underline-style="solid" style:text-underline-width="auto" style:text-underline-mode="continuous"/>
    </style:style>
    <style:style style:name="P1082" style:parent-style-name="Normalny" style:family="paragraph">
      <style:paragraph-properties fo:text-align="justify" fo:line-height="150%" fo:text-indent="0.25in"/>
    </style:style>
    <style:style style:name="P1083" style:parent-style-name="Normalny" style:family="paragraph">
      <style:paragraph-properties fo:text-align="justify" fo:line-height="150%"/>
    </style:style>
    <style:style style:name="T1084" style:parent-style-name="Domyślnaczcionkaakapitu" style:family="text">
      <style:text-properties style:text-underline-type="single" style:text-underline-style="solid" style:text-underline-width="auto" style:text-underline-mode="continuous"/>
    </style:style>
    <style:style style:name="P1085" style:parent-style-name="Normalny" style:family="paragraph">
      <style:paragraph-properties fo:text-align="justify" fo:line-height="150%" fo:text-indent="0.25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5in"/>
    </style:style>
    <style:style style:name="T1091" style:parent-style-name="Domyślnaczcionkaakapitu" style:family="text">
      <style:text-properties fo:background-color="#80FFFF"/>
    </style:style>
    <style:style style:name="P1092" style:parent-style-name="Normalny" style:family="paragraph">
      <style:paragraph-properties fo:text-align="justify" fo:line-height="150%">
        <style:tab-stops>
          <style:tab-stop style:type="left" style:position="2.5708in"/>
        </style:tab-stops>
      </style:paragraph-properties>
    </style:style>
    <style:style style:name="T1093" style:parent-style-name="Domyślnaczcionkaakapitu" style:family="text">
      <style:text-properties style:text-underline-type="single" style:text-underline-style="solid" style:text-underline-width="auto" style:text-underline-mode="continuous"/>
    </style:style>
    <style:style style:name="T1094" style:parent-style-name="Domyślnaczcionkaakapitu" style:family="text">
      <style:text-properties fo:background-color="#80FFFF" style:text-underline-type="single" style:text-underline-style="solid" style:text-underline-width="auto" style:text-underline-mode="continuous"/>
    </style:style>
    <style:style style:name="P1095" style:parent-style-name="Normalny" style:family="paragraph">
      <style:paragraph-properties fo:text-align="justify" fo:line-height="150%" fo:text-indent="0.2479in">
        <style:tab-stops>
          <style:tab-stop style:type="left" style:position="2.5708in"/>
        </style:tab-stops>
      </style:paragraph-properties>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P1098" style:parent-style-name="Normalny" style:family="paragraph">
      <style:paragraph-properties fo:text-align="justify" fo:line-height="150%" fo:text-indent="0.25in"/>
    </style:style>
    <style:style style:name="P1099" style:parent-style-name="Normalny" style:family="paragraph">
      <style:paragraph-properties fo:text-align="justify" fo:line-height="150%" fo:text-indent="0.25in"/>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fo:text-indent="0.25in"/>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fo:text-indent="0.25in"/>
    </style:style>
    <style:style style:name="T1107" style:parent-style-name="Domyślnaczcionkaakapitu" style:family="text">
      <style:text-properties fo:background-color="#80FFFF"/>
    </style:style>
    <style:style style:name="P1108" style:parent-style-name="Normalny" style:family="paragraph">
      <style:paragraph-properties fo:text-align="justify" fo:line-height="150%" fo:text-indent="0.25in"/>
    </style:style>
    <style:style style:name="P1109" style:parent-style-name="Normalny" style:family="paragraph">
      <style:paragraph-properties fo:text-align="justify" fo:line-height="150%"/>
    </style:style>
    <style:style style:name="T1110" style:parent-style-name="Domyślnaczcionkaakapitu" style:family="text">
      <style:text-properties style:text-underline-type="single" style:text-underline-style="solid" style:text-underline-width="auto" style:text-underline-mode="continuous"/>
    </style:style>
    <style:style style:name="T1111" style:parent-style-name="Domyślnaczcionkaakapitu" style:family="text">
      <style:text-properties fo:background-color="#80FFFF" style:text-underline-type="single" style:text-underline-style="solid" style:text-underline-width="auto" style:text-underline-mode="continuous"/>
    </style:style>
    <style:style style:name="T1112" style:parent-style-name="Domyślnaczcionkaakapitu" style:family="text">
      <style:text-properties style:text-underline-type="single" style:text-underline-style="solid" style:text-underline-width="auto" style:text-underline-mode="continuous"/>
    </style:style>
    <style:style style:name="P1113" style:parent-style-name="Normalny" style:family="paragraph">
      <style:paragraph-properties fo:text-align="justify" fo:line-height="150%" fo:text-indent="0.25in"/>
    </style:style>
    <style:style style:name="P1114" style:parent-style-name="Normalny" style:family="paragraph">
      <style:paragraph-properties fo:text-align="justify" fo:line-height="150%" fo:text-indent="0.25in"/>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P1120" style:parent-style-name="Normalny" style:family="paragraph">
      <style:paragraph-properties fo:text-align="justify" fo:line-height="150%" fo:text-indent="0.25in"/>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5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fo:text-indent="0.25in"/>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5in"/>
    </style:style>
    <style:style style:name="T1141" style:parent-style-name="Domyślnaczcionkaakapitu" style:family="text">
      <style:text-properties fo:background-color="#80FFFF"/>
    </style:style>
    <style:style style:name="P1142" style:parent-style-name="Normalny" style:family="paragraph">
      <style:paragraph-properties fo:text-align="justify" fo:line-height="150%" fo:text-indent="0.25in"/>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P1148" style:parent-style-name="Normalny" style:family="paragraph">
      <style:paragraph-properties fo:text-align="justify" fo:line-height="150%" fo:text-indent="0.25in"/>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P1152" style:parent-style-name="Normalny" style:family="paragraph">
      <style:paragraph-properties fo:text-align="justify" fo:line-height="150%" fo:text-indent="0.25in"/>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style:style>
    <style:style style:name="T1155" style:parent-style-name="Domyślnaczcionkaakapitu" style:family="text">
      <style:text-properties style:text-underline-type="single" style:text-underline-style="solid" style:text-underline-width="auto" style:text-underline-mode="continuous"/>
    </style:style>
    <style:style style:name="P1156" style:parent-style-name="Normalny" style:family="paragraph">
      <style:paragraph-properties fo:text-align="justify" fo:line-height="150%" fo:text-indent="0.25in"/>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P1163" style:parent-style-name="Normalny" style:family="paragraph">
      <style:paragraph-properties fo:text-align="justify" fo:line-height="150%" fo:text-indent="0.25in"/>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5in"/>
    </style:style>
    <style:style style:name="T1173" style:parent-style-name="Domyślnaczcionkaakapitu" style:family="text">
      <style:text-properties fo:background-color="#80FFFF"/>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P1176" style:parent-style-name="Normalny" style:family="paragraph">
      <style:paragraph-properties fo:text-align="justify" fo:line-height="150%" fo:text-indent="0.25in"/>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5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P1182" style:parent-style-name="Normalny" style:family="paragraph">
      <style:paragraph-properties fo:text-align="justify" fo:line-height="150%" fo:text-indent="0.25in"/>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T1187" style:parent-style-name="Domyślnaczcionkaakapitu" style:family="text">
      <style:text-properties fo:background-color="#80FFFF"/>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P1199" style:parent-style-name="Normalny" style:family="paragraph">
      <style:paragraph-properties fo:text-align="justify" fo:line-height="150%" fo:text-indent="0.25in"/>
    </style:style>
    <style:style style:name="T1200" style:parent-style-name="Domyślnaczcionkaakapitu" style:family="text">
      <style:text-properties fo:background-color="#80FFFF"/>
    </style:style>
    <style:style style:name="T1201" style:parent-style-name="Domyślnaczcionkaakapitu" style:family="text">
      <style:text-properties fo:background-color="#80FFFF"/>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fo:text-indent="0.25in"/>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5in"/>
    </style:style>
    <style:style style:name="P1206" style:parent-style-name="Normalny" style:family="paragraph">
      <style:paragraph-properties fo:text-align="justify" fo:line-height="150%" fo:text-indent="0.25in"/>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5in"/>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style:style>
    <style:style style:name="T1214" style:parent-style-name="Domyślnaczcionkaakapitu" style:family="text">
      <style:text-properties fo:background-color="#80FFFF" style:text-underline-type="single" style:text-underline-style="solid" style:text-underline-width="auto" style:text-underline-mode="continuous"/>
    </style:style>
    <style:style style:name="T1215" style:parent-style-name="Domyślnaczcionkaakapitu" style:family="text">
      <style:text-properties style:text-underline-type="single" style:text-underline-style="solid" style:text-underline-width="auto" style:text-underline-mode="continuous"/>
    </style:style>
    <style:style style:name="P1216" style:parent-style-name="Normalny" style:family="paragraph">
      <style:paragraph-properties fo:text-align="justify" fo:line-height="150%" fo:text-indent="0.25in"/>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5in"/>
    </style:style>
    <style:style style:name="T1219" style:parent-style-name="Domyślnaczcionkaakapitu" style:family="text">
      <style:text-properties fo:background-color="#80FFFF"/>
    </style:style>
    <style:style style:name="P1220" style:parent-style-name="Normalny" style:family="paragraph">
      <style:paragraph-properties fo:text-align="justify" fo:line-height="150%" fo:text-indent="0.25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P1224" style:parent-style-name="Normalny" style:family="paragraph">
      <style:paragraph-properties fo:text-align="justify" fo:line-height="150%" fo:text-indent="0.25in"/>
    </style:style>
    <style:style style:name="P1225" style:parent-style-name="Normalny" style:family="paragraph">
      <style:paragraph-properties fo:text-align="justify" fo:line-height="150%" fo:text-indent="0.25in"/>
    </style:style>
    <style:style style:name="T1226" style:parent-style-name="Domyślnaczcionkaakapitu" style:family="text">
      <style:text-properties fo:background-color="#80FFFF"/>
    </style:style>
    <style:style style:name="P1227" style:parent-style-name="Normalny" style:family="paragraph">
      <style:paragraph-properties fo:text-align="justify" fo:line-height="150%"/>
    </style:style>
    <style:style style:name="T1228" style:parent-style-name="Domyślnaczcionkaakapitu" style:family="text">
      <style:text-properties style:text-underline-type="single" style:text-underline-style="solid" style:text-underline-width="auto" style:text-underline-mode="continuous"/>
    </style:style>
    <style:style style:name="T1229" style:parent-style-name="Domyślnaczcionkaakapitu" style:family="text">
      <style:text-properties fo:background-color="#80FFFF" style:text-underline-type="single" style:text-underline-style="solid" style:text-underline-width="auto" style:text-underline-mode="continuous"/>
    </style:style>
    <style:style style:name="T1230" style:parent-style-name="Domyślnaczcionkaakapitu" style:family="text">
      <style:text-properties style:text-underline-type="single" style:text-underline-style="solid" style:text-underline-width="auto" style:text-underline-mode="continuous"/>
    </style:style>
    <style:style style:name="P1231" style:parent-style-name="Normalny" style:family="paragraph">
      <style:paragraph-properties fo:text-align="justify" fo:line-height="150%" fo:text-indent="0.25in"/>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5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style:style>
    <style:style style:name="T1239" style:parent-style-name="Domyślnaczcionkaakapitu" style:family="text">
      <style:text-properties style:text-underline-type="single" style:text-underline-style="solid" style:text-underline-width="auto" style:text-underline-mode="continuous"/>
    </style:style>
    <style:style style:name="T1240" style:parent-style-name="Domyślnaczcionkaakapitu" style:family="text">
      <style:text-properties fo:background-color="#80FFFF" style:text-underline-type="single" style:text-underline-style="solid" style:text-underline-width="auto" style:text-underline-mode="continuous"/>
    </style:style>
    <style:style style:name="T1241" style:parent-style-name="Domyślnaczcionkaakapitu" style:family="text">
      <style:text-properties style:text-underline-type="single" style:text-underline-style="solid" style:text-underline-width="auto" style:text-underline-mode="continuous"/>
    </style:style>
    <style:style style:name="T1242" style:parent-style-name="Domyślnaczcionkaakapitu" style:family="text">
      <style:text-properties fo:background-color="#80FFFF" style:text-underline-type="single" style:text-underline-style="solid" style:text-underline-width="auto" style:text-underline-mode="continuous"/>
    </style:style>
    <style:style style:name="T1243" style:parent-style-name="Domyślnaczcionkaakapitu" style:family="text">
      <style:text-properties style:text-underline-type="single" style:text-underline-style="solid" style:text-underline-width="auto" style:text-underline-mode="continuous"/>
    </style:style>
    <style:style style:name="T1244" style:parent-style-name="Domyślnaczcionkaakapitu" style:family="text">
      <style:text-properties fo:background-color="#80FFFF" style:text-underline-type="single" style:text-underline-style="solid" style:text-underline-width="auto" style:text-underline-mode="continuous"/>
    </style:style>
    <style:style style:name="T1245" style:parent-style-name="Domyślnaczcionkaakapitu" style:family="text">
      <style:text-properties style:text-underline-type="single" style:text-underline-style="solid" style:text-underline-width="auto" style:text-underline-mode="continuous"/>
    </style:style>
    <style:style style:name="T1246" style:parent-style-name="Domyślnaczcionkaakapitu" style:family="text">
      <style:text-properties fo:background-color="#80FFFF" style:text-underline-type="single" style:text-underline-style="solid" style:text-underline-width="auto" style:text-underline-mode="continuous"/>
    </style:style>
    <style:style style:name="T1247" style:parent-style-name="Domyślnaczcionkaakapitu" style:family="text">
      <style:text-properties style:text-underline-type="single" style:text-underline-style="solid" style:text-underline-width="auto" style:text-underline-mode="continuous"/>
    </style:style>
    <style:style style:name="T1248" style:parent-style-name="Domyślnaczcionkaakapitu" style:family="text">
      <style:text-properties fo:background-color="#80FFFF" style:text-underline-type="single" style:text-underline-style="solid" style:text-underline-width="auto" style:text-underline-mode="continuous"/>
    </style:style>
    <style:style style:name="P1249" style:parent-style-name="Normalny" style:family="paragraph">
      <style:paragraph-properties fo:text-align="justify" fo:line-height="150%" fo:text-indent="0.25in"/>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fo:text-indent="0.25in"/>
    </style:style>
    <style:style style:name="T1253" style:parent-style-name="Domyślnaczcionkaakapitu" style:family="text">
      <style:text-properties fo:background-color="#80FFFF"/>
    </style:style>
    <style:style style:name="T1254" style:parent-style-name="Domyślnaczcionkaakapitu" style:family="text">
      <style:text-properties fo:background-color="#80FFFF"/>
    </style:style>
    <style:style style:name="P1255" style:parent-style-name="Normalny" style:family="paragraph">
      <style:paragraph-properties fo:text-align="justify" fo:line-height="150%"/>
    </style:style>
    <style:style style:name="T1256" style:parent-style-name="Domyślnaczcionkaakapitu" style:family="text">
      <style:text-properties style:text-underline-type="single" style:text-underline-style="solid" style:text-underline-width="auto" style:text-underline-mode="continuous"/>
    </style:style>
    <style:style style:name="P1257" style:parent-style-name="Normalny" style:family="paragraph">
      <style:paragraph-properties fo:text-align="justify" fo:line-height="150%" fo:text-indent="0.25in"/>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5in"/>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fo:text-indent="0.25in"/>
    </style:style>
    <style:style style:name="P1269" style:parent-style-name="Normalny" style:family="paragraph">
      <style:paragraph-properties fo:text-align="justify" fo:line-height="150%"/>
    </style:style>
    <style:style style:name="T1270" style:parent-style-name="Domyślnaczcionkaakapitu" style:family="text">
      <style:text-properties style:text-underline-type="single" style:text-underline-style="solid" style:text-underline-width="auto" style:text-underline-mode="continuous"/>
    </style:style>
    <style:style style:name="P1271" style:parent-style-name="Normalny" style:family="paragraph">
      <style:paragraph-properties fo:text-align="justify" fo:line-height="150%" fo:text-indent="0.25in"/>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P1288" style:parent-style-name="Normalny" style:family="paragraph">
      <style:paragraph-properties fo:text-align="justify" fo:line-height="150%" fo:text-indent="0.25in"/>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P1296" style:parent-style-name="Normalny" style:family="paragraph">
      <style:paragraph-properties fo:text-align="justify" fo:line-height="150%" fo:text-indent="0.25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style:tab-stops>
          <style:tab-stop style:type="right" style:leader-style="dotted" style:leader-text="." style:position="1.8402in"/>
          <style:tab-stop style:type="left" style:position="1.9715in"/>
        </style:tab-stops>
      </style:paragraph-properties>
    </style:style>
    <style:style style:name="T1312" style:parent-style-name="Domyślnaczcionkaakapitu" style:family="text">
      <style:text-properties style:text-underline-type="single" style:text-underline-style="solid" style:text-underline-width="auto" style:text-underline-mode="continuous"/>
    </style:style>
    <style:style style:name="P1313" style:parent-style-name="Normalny" style:family="paragraph">
      <style:paragraph-properties fo:text-align="justify" fo:line-height="150%" fo:text-indent="0.25in">
        <style:tab-stops>
          <style:tab-stop style:type="right" style:leader-style="dotted" style:leader-text="." style:position="1.8402in"/>
          <style:tab-stop style:type="left" style:position="1.9715in"/>
        </style:tab-stops>
      </style:paragraph-properties>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style:style>
    <style:style style:name="T1319" style:parent-style-name="Domyślnaczcionkaakapitu" style:family="text">
      <style:text-properties style:text-underline-type="single" style:text-underline-style="solid" style:text-underline-width="auto" style:text-underline-mode="continuous"/>
    </style:style>
    <style:style style:name="T1320" style:parent-style-name="Domyślnaczcionkaakapitu" style:family="text">
      <style:text-properties fo:background-color="#80FFFF" style:text-underline-type="single" style:text-underline-style="solid" style:text-underline-width="auto" style:text-underline-mode="continuous"/>
    </style:style>
    <style:style style:name="P1321" style:parent-style-name="Normalny" style:family="paragraph">
      <style:paragraph-properties fo:text-align="justify" fo:line-height="150%" fo:text-indent="0.25in">
        <style:tab-stops>
          <style:tab-stop style:type="right" style:leader-style="dotted" style:leader-text="." style:position="1.8402in"/>
          <style:tab-stop style:type="left" style:position="1.9715in"/>
        </style:tab-stops>
      </style:paragraph-properties>
    </style:style>
    <style:style style:name="P1322" style:parent-style-name="Normalny" style:family="paragraph">
      <style:paragraph-properties fo:text-align="justify" fo:line-height="150%"/>
    </style:style>
    <style:style style:name="T1323" style:parent-style-name="Domyślnaczcionkaakapitu" style:family="text">
      <style:text-properties style:text-underline-type="single" style:text-underline-style="solid" style:text-underline-width="auto" style:text-underline-mode="continuous"/>
    </style:style>
    <style:style style:name="T1324" style:parent-style-name="Domyślnaczcionkaakapitu" style:family="text">
      <style:text-properties fo:background-color="#80FFFF" style:text-underline-type="single" style:text-underline-style="solid" style:text-underline-width="auto" style:text-underline-mode="continuous"/>
    </style:style>
    <style:style style:name="T1325" style:parent-style-name="Domyślnaczcionkaakapitu" style:family="text">
      <style:text-properties style:text-underline-type="single" style:text-underline-style="solid" style:text-underline-width="auto" style:text-underline-mode="continuous"/>
    </style:style>
    <style:style style:name="P1326" style:parent-style-name="Normalny" style:family="paragraph">
      <style:paragraph-properties fo:text-align="justify" fo:line-height="150%" fo:text-indent="0.25in"/>
    </style:style>
    <style:style style:name="T1327" style:parent-style-name="Domyślnaczcionkaakapitu" style:family="text">
      <style:text-properties fo:background-color="#80FFFF"/>
    </style:style>
    <style:style style:name="P1328" style:parent-style-name="Normalny" style:family="paragraph">
      <style:paragraph-properties fo:text-align="justify" fo:line-height="150%" fo:text-indent="0.25in"/>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5in"/>
    </style:style>
    <style:style style:name="P1332" style:parent-style-name="Normalny" style:family="paragraph">
      <style:paragraph-properties fo:text-align="justify" fo:line-height="150%" fo:text-indent="0.25in"/>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style:style>
    <style:style style:name="T1336" style:parent-style-name="Domyślnaczcionkaakapitu" style:family="text">
      <style:text-properties style:text-underline-type="single" style:text-underline-style="solid" style:text-underline-width="auto" style:text-underline-mode="continuous"/>
    </style:style>
    <style:style style:name="T1337" style:parent-style-name="Domyślnaczcionkaakapitu" style:family="text">
      <style:text-properties fo:background-color="#80FFFF" style:text-underline-type="single" style:text-underline-style="solid" style:text-underline-width="auto" style:text-underline-mode="continuous"/>
    </style:style>
    <style:style style:name="P1338" style:parent-style-name="Normalny" style:family="paragraph">
      <style:paragraph-properties fo:text-align="justify" fo:line-height="150%" fo:text-indent="0.2479in"/>
    </style:style>
    <style:style style:name="T1339" style:parent-style-name="Domyślnaczcionkaakapitu" style:family="text">
      <style:text-properties fo:background-color="#80FFFF"/>
    </style:style>
    <style:style style:name="P1340" style:parent-style-name="Normalny" style:family="paragraph">
      <style:paragraph-properties fo:text-align="justify" fo:line-height="150%">
        <style:tab-stops>
          <style:tab-stop style:type="left" style:position="3.2083in"/>
        </style:tab-stops>
      </style:paragraph-properties>
    </style:style>
    <style:style style:name="T1341" style:parent-style-name="Domyślnaczcionkaakapitu" style:family="text">
      <style:text-properties style:text-underline-type="single" style:text-underline-style="solid" style:text-underline-width="auto" style:text-underline-mode="continuous"/>
    </style:style>
    <style:style style:name="T1342" style:parent-style-name="Domyślnaczcionkaakapitu" style:family="text">
      <style:text-properties fo:background-color="#80FFFF" style:text-underline-type="single" style:text-underline-style="solid" style:text-underline-width="auto" style:text-underline-mode="continuous"/>
    </style:style>
    <style:style style:name="T1343" style:parent-style-name="Domyślnaczcionkaakapitu" style:family="text">
      <style:text-properties style:text-underline-type="single" style:text-underline-style="solid" style:text-underline-width="auto" style:text-underline-mode="continuous"/>
    </style:style>
    <style:style style:name="T1344" style:parent-style-name="Domyślnaczcionkaakapitu" style:family="text">
      <style:text-properties fo:background-color="#80FFFF" style:text-underline-type="single" style:text-underline-style="solid" style:text-underline-width="auto" style:text-underline-mode="continuous"/>
    </style:style>
    <style:style style:name="P1345" style:parent-style-name="Normalny" style:family="paragraph">
      <style:paragraph-properties fo:text-align="justify" fo:line-height="150%" fo:text-indent="0.2479in">
        <style:tab-stops>
          <style:tab-stop style:type="left" style:position="3.2083in"/>
        </style:tab-stops>
      </style:paragraph-properties>
    </style:style>
    <style:style style:name="T1346" style:parent-style-name="Domyślnaczcionkaakapitu" style:family="text">
      <style:text-properties fo:background-color="#80FFFF"/>
    </style:style>
    <style:style style:name="P1347" style:parent-style-name="Normalny" style:family="paragraph">
      <style:paragraph-properties fo:text-align="justify" fo:line-height="150%">
        <style:tab-stops>
          <style:tab-stop style:type="left" style:position="3.0319in"/>
        </style:tab-stops>
      </style:paragraph-properties>
    </style:style>
    <style:style style:name="T1348" style:parent-style-name="Domyślnaczcionkaakapitu" style:family="text">
      <style:text-properties style:text-underline-type="single" style:text-underline-style="solid" style:text-underline-width="auto" style:text-underline-mode="continuous"/>
    </style:style>
    <style:style style:name="P1349" style:parent-style-name="Normalny" style:family="paragraph">
      <style:paragraph-properties fo:text-align="justify" fo:line-height="150%" fo:text-indent="0.2479in">
        <style:tab-stops>
          <style:tab-stop style:type="left" style:position="3.0319in"/>
        </style:tab-stops>
      </style:paragraph-properties>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P1356" style:parent-style-name="Normalny" style:family="paragraph">
      <style:paragraph-properties fo:text-align="justify" fo:line-height="150%" fo:text-indent="0.25in"/>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P1359" style:parent-style-name="Normalny" style:family="paragraph">
      <style:paragraph-properties fo:text-align="justify" fo:line-height="150%" fo:text-indent="0.25in"/>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5in"/>
    </style:style>
    <style:style style:name="T1363" style:parent-style-name="Domyślnaczcionkaakapitu" style:family="text">
      <style:text-properties fo:background-color="#80FFFF"/>
    </style:style>
    <style:style style:name="P1364" style:parent-style-name="Normalny" style:family="paragraph">
      <style:paragraph-properties fo:text-align="justify" fo:line-height="150%"/>
    </style:style>
    <style:style style:name="T1365" style:parent-style-name="Domyślnaczcionkaakapitu" style:family="text">
      <style:text-properties style:text-underline-type="single" style:text-underline-style="solid" style:text-underline-width="auto" style:text-underline-mode="continuous"/>
    </style:style>
    <style:style style:name="T1366" style:parent-style-name="Domyślnaczcionkaakapitu" style:family="text">
      <style:text-properties fo:background-color="#80FFFF" style:text-underline-type="single" style:text-underline-style="solid" style:text-underline-width="auto" style:text-underline-mode="continuous"/>
    </style:style>
    <style:style style:name="P1367" style:parent-style-name="Normalny" style:family="paragraph">
      <style:paragraph-properties fo:text-align="justify" fo:line-height="150%" fo:text-indent="0.25in"/>
    </style:style>
    <style:style style:name="P1368" style:parent-style-name="Normalny" style:family="paragraph">
      <style:paragraph-properties fo:text-align="justify" fo:line-height="150%"/>
    </style:style>
    <style:style style:name="T1369" style:parent-style-name="Domyślnaczcionkaakapitu" style:family="text">
      <style:text-properties style:text-underline-type="single" style:text-underline-style="solid" style:text-underline-width="auto" style:text-underline-mode="continuous"/>
    </style:style>
    <style:style style:name="P1370" style:parent-style-name="Normalny" style:family="paragraph">
      <style:paragraph-properties fo:text-align="justify" fo:line-height="150%" fo:text-indent="0.25in"/>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5in"/>
    </style:style>
    <style:style style:name="P1373" style:parent-style-name="Normalny" style:family="paragraph">
      <style:paragraph-properties fo:text-align="justify" fo:line-height="150%"/>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P1376" style:parent-style-name="Normalny" style:family="paragraph">
      <style:paragraph-properties fo:text-align="justify" fo:line-height="150%" fo:text-indent="0.25in"/>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fo:text-indent="0.25in"/>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P1387" style:parent-style-name="Normalny" style:family="paragraph">
      <style:paragraph-properties fo:text-align="justify" fo:line-height="150%"/>
    </style:style>
    <style:style style:name="T1388" style:parent-style-name="Domyślnaczcionkaakapitu" style:family="text">
      <style:text-properties style:text-underline-type="single" style:text-underline-style="solid" style:text-underline-width="auto" style:text-underline-mode="continuous"/>
    </style:style>
    <style:style style:name="T1389" style:parent-style-name="Domyślnaczcionkaakapitu" style:family="text">
      <style:text-properties fo:background-color="#80FFFF" style:text-underline-type="single" style:text-underline-style="solid" style:text-underline-width="auto" style:text-underline-mode="continuous"/>
    </style:style>
    <style:style style:name="P1390" style:parent-style-name="Normalny" style:family="paragraph">
      <style:paragraph-properties fo:text-align="justify" fo:line-height="150%" fo:text-indent="0.25in"/>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P1393" style:parent-style-name="Normalny" style:family="paragraph">
      <style:paragraph-properties fo:text-align="justify" fo:line-height="150%"/>
    </style:style>
    <style:style style:name="P1394" style:parent-style-name="Normalny" style:family="paragraph">
      <style:paragraph-properties fo:text-align="justify" fo:line-height="150%" fo:text-indent="0.25in"/>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5in"/>
    </style:style>
    <style:style style:name="P1399" style:parent-style-name="Normalny" style:family="paragraph">
      <style:paragraph-properties fo:text-align="justify" fo:line-height="150%" fo:text-indent="0.25in"/>
    </style:style>
    <style:style style:name="P1400" style:parent-style-name="Normalny" style:family="paragraph">
      <style:paragraph-properties fo:text-align="justify" fo:line-height="150%" fo:text-indent="0.25in"/>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5in"/>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5in"/>
    </style:style>
    <style:style style:name="P1405" style:parent-style-name="Normalny" style:family="paragraph">
      <style:paragraph-properties fo:text-align="justify" fo:line-height="150%"/>
    </style:style>
    <style:style style:name="T1406" style:parent-style-name="Domyślnaczcionkaakapitu" style:family="text">
      <style:text-properties style:text-underline-type="single" style:text-underline-style="solid" style:text-underline-width="auto" style:text-underline-mode="continuous"/>
    </style:style>
    <style:style style:name="T1407" style:parent-style-name="Domyślnaczcionkaakapitu" style:family="text">
      <style:text-properties fo:background-color="#80FFFF" style:text-underline-type="single" style:text-underline-style="solid" style:text-underline-width="auto" style:text-underline-mode="continuous"/>
    </style:style>
    <style:style style:name="T1408" style:parent-style-name="Domyślnaczcionkaakapitu" style:family="text">
      <style:text-properties style:text-underline-type="single" style:text-underline-style="solid" style:text-underline-width="auto" style:text-underline-mode="continuous"/>
    </style:style>
    <style:style style:name="P1409" style:parent-style-name="Normalny" style:family="paragraph">
      <style:paragraph-properties fo:text-align="justify" fo:line-height="150%" fo:text-indent="0.25in"/>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P1414" style:parent-style-name="Normalny" style:family="paragraph">
      <style:paragraph-properties fo:text-align="justify" fo:line-height="150%" fo:text-indent="0.25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P1422" style:parent-style-name="Normalny" style:family="paragraph">
      <style:paragraph-properties fo:text-align="justify" fo:line-height="150%" fo:text-indent="0.25in"/>
    </style:style>
    <style:style style:name="P1423" style:parent-style-name="Normalny" style:family="paragraph">
      <style:paragraph-properties fo:text-align="justify" fo:line-height="150%" fo:text-indent="0.25in"/>
    </style:style>
    <style:style style:name="P1424" style:parent-style-name="Normalny" style:family="paragraph">
      <style:paragraph-properties fo:text-align="justify" fo:line-height="150%" fo:text-indent="0.25in"/>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5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5in"/>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style:style>
    <style:style style:name="T1439" style:parent-style-name="Domyślnaczcionkaakapitu" style:family="text">
      <style:text-properties style:text-underline-type="single" style:text-underline-style="solid" style:text-underline-width="auto" style:text-underline-mode="continuous"/>
    </style:style>
    <style:style style:name="P1440" style:parent-style-name="Normalny" style:family="paragraph">
      <style:paragraph-properties fo:text-align="justify" fo:line-height="150%" fo:text-indent="0.25in"/>
    </style:style>
    <style:style style:name="P1441" style:parent-style-name="Normalny" style:family="paragraph">
      <style:paragraph-properties fo:text-align="justify" fo:line-height="150%"/>
    </style:style>
    <style:style style:name="T1442" style:parent-style-name="Domyślnaczcionkaakapitu" style:family="text">
      <style:text-properties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5in"/>
    </style:style>
    <style:style style:name="P1444" style:parent-style-name="Normalny" style:family="paragraph">
      <style:paragraph-properties fo:text-align="justify" fo:line-height="150%"/>
    </style:style>
    <style:style style:name="T1445" style:parent-style-name="Domyślnaczcionkaakapitu" style:family="text">
      <style:text-properties style:text-underline-type="single" style:text-underline-style="solid" style:text-underline-width="auto" style:text-underline-mode="continuous"/>
    </style:style>
    <style:style style:name="P1446" style:parent-style-name="Normalny" style:family="paragraph">
      <style:paragraph-properties fo:text-align="justify" fo:line-height="150%" fo:text-indent="0.25in"/>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5in"/>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fo:text-indent="0.25in"/>
    </style:style>
    <style:style style:name="P1451" style:parent-style-name="Normalny" style:family="paragraph">
      <style:paragraph-properties fo:text-align="justify" fo:line-height="150%"/>
    </style:style>
    <style:style style:name="T1452" style:parent-style-name="Domyślnaczcionkaakapitu" style:family="text">
      <style:text-properties style:text-underline-type="single" style:text-underline-style="solid" style:text-underline-width="auto" style:text-underline-mode="continuous"/>
    </style:style>
    <style:style style:name="P1453" style:parent-style-name="Normalny" style:family="paragraph">
      <style:paragraph-properties fo:text-align="justify" fo:line-height="150%" fo:text-indent="0.25in"/>
    </style:style>
    <style:style style:name="P1454" style:parent-style-name="Normalny" style:family="paragraph">
      <style:paragraph-properties fo:text-align="justify" fo:line-height="150%" fo:text-indent="0.25in"/>
    </style:style>
    <style:style style:name="T1455" style:parent-style-name="Domyślnaczcionkaakapitu" style:family="text">
      <style:text-properties fo:background-color="#80FFFF"/>
    </style:style>
    <style:style style:name="P1456" style:parent-style-name="Normalny" style:family="paragraph">
      <style:paragraph-properties fo:text-align="justify" fo:line-height="150%" fo:text-indent="0.25in"/>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fo:text-indent="0.25in"/>
    </style:style>
    <style:style style:name="T1460" style:parent-style-name="Domyślnaczcionkaakapitu" style:family="text">
      <style:text-properties fo:background-color="#80FFFF"/>
    </style:style>
    <style:style style:name="T1461" style:parent-style-name="Domyślnaczcionkaakapitu" style:family="text">
      <style:text-properties fo:background-color="#80FFFF"/>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5in"/>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fo:text-indent="0.25in"/>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5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P1475" style:parent-style-name="Normalny" style:family="paragraph">
      <style:paragraph-properties fo:text-align="justify" fo:line-height="150%" fo:text-indent="0.25in"/>
    </style:style>
    <style:style style:name="T1476" style:parent-style-name="Domyślnaczcionkaakapitu" style:family="text">
      <style:text-properties fo:background-color="#80FFFF"/>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5in"/>
    </style:style>
    <style:style style:name="P1480" style:parent-style-name="Normalny" style:family="paragraph">
      <style:paragraph-properties fo:text-align="justify" fo:line-height="150%" fo:text-indent="0.25in"/>
    </style:style>
    <style:style style:name="P1481" style:parent-style-name="Normalny" style:family="paragraph">
      <style:paragraph-properties fo:text-align="justify" fo:line-height="150%" fo:text-indent="0.25in"/>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5in"/>
    </style:style>
    <style:style style:name="P1484" style:parent-style-name="Normalny" style:family="paragraph">
      <style:paragraph-properties fo:text-align="justify" fo:line-height="150%" fo:text-indent="0.25in"/>
    </style:style>
    <style:style style:name="P1485" style:parent-style-name="Normalny" style:family="paragraph">
      <style:paragraph-properties fo:text-align="justify" fo:line-height="150%" fo:text-indent="0.25in"/>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style:style>
    <style:style style:name="T1491" style:parent-style-name="Domyślnaczcionkaakapitu" style:family="text">
      <style:text-properties style:text-underline-type="single" style:text-underline-style="solid" style:text-underline-width="auto" style:text-underline-mode="continuous"/>
    </style:style>
    <style:style style:name="P1492" style:parent-style-name="Normalny" style:family="paragraph">
      <style:paragraph-properties fo:text-align="justify" fo:line-height="150%" fo:text-indent="0.25in"/>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5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P1501" style:parent-style-name="Normalny" style:family="paragraph">
      <style:paragraph-properties fo:text-align="justify" fo:line-height="150%" fo:text-indent="0.25in"/>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P1505" style:parent-style-name="Normalny" style:family="paragraph">
      <style:paragraph-properties fo:text-align="justify" fo:line-height="150%" fo:text-indent="0.25in"/>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P1509" style:parent-style-name="Normalny" style:family="paragraph">
      <style:paragraph-properties fo:text-align="justify" fo:line-height="150%"/>
    </style:style>
    <style:style style:name="T1510" style:parent-style-name="Domyślnaczcionkaakapitu" style:family="text">
      <style:text-properties style:text-underline-type="single" style:text-underline-style="solid" style:text-underline-width="auto" style:text-underline-mode="continuous"/>
    </style:style>
    <style:style style:name="P1511" style:parent-style-name="Normalny" style:family="paragraph">
      <style:paragraph-properties fo:text-align="justify" fo:line-height="150%" fo:text-indent="0.25in"/>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style:style>
    <style:style style:name="T1516" style:parent-style-name="Domyślnaczcionkaakapitu" style:family="text">
      <style:text-properties style:text-underline-type="single" style:text-underline-style="solid" style:text-underline-width="auto" style:text-underline-mode="continuous"/>
    </style:style>
    <style:style style:name="T1517" style:parent-style-name="Domyślnaczcionkaakapitu" style:family="text">
      <style:text-properties fo:background-color="#80FFFF"/>
    </style:style>
    <style:style style:name="P1518" style:parent-style-name="Normalny" style:family="paragraph">
      <style:paragraph-properties fo:text-align="justify" fo:line-height="150%" fo:text-indent="0.25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P1532" style:parent-style-name="Normalny" style:family="paragraph">
      <style:paragraph-properties fo:text-align="justify" fo:line-height="150%"/>
    </style:style>
    <style:style style:name="T1533" style:parent-style-name="Domyślnaczcionkaakapitu" style:family="text">
      <style:text-properties style:text-underline-type="single" style:text-underline-style="solid" style:text-underline-width="auto" style:text-underline-mode="continuous"/>
    </style:style>
    <style:style style:name="T1534" style:parent-style-name="Domyślnaczcionkaakapitu" style:family="text">
      <style:text-properties fo:background-color="#80FFFF" style:text-underline-type="single" style:text-underline-style="solid" style:text-underline-width="auto" style:text-underline-mode="continuous"/>
    </style:style>
    <style:style style:name="T1535" style:parent-style-name="Domyślnaczcionkaakapitu" style:family="text">
      <style:text-properties style:text-underline-type="single" style:text-underline-style="solid" style:text-underline-width="auto" style:text-underline-mode="continuous"/>
    </style:style>
    <style:style style:name="T1536" style:parent-style-name="Domyślnaczcionkaakapitu" style:family="text">
      <style:text-properties fo:background-color="#80FFFF" style:text-underline-type="single" style:text-underline-style="solid" style:text-underline-width="auto" style:text-underline-mode="continuous"/>
    </style:style>
    <style:style style:name="T1537" style:parent-style-name="Domyślnaczcionkaakapitu" style:family="text">
      <style:text-properties style:text-underline-type="single" style:text-underline-style="solid" style:text-underline-width="auto" style:text-underline-mode="continuous"/>
    </style:style>
    <style:style style:name="T1538" style:parent-style-name="Domyślnaczcionkaakapitu" style:family="text">
      <style:text-properties fo:background-color="#80FFFF" style:text-underline-type="single" style:text-underline-style="solid" style:text-underline-width="auto" style:text-underline-mode="continuous"/>
    </style:style>
    <style:style style:name="T1539" style:parent-style-name="Domyślnaczcionkaakapitu" style:family="text">
      <style:text-properties style:text-underline-type="single" style:text-underline-style="solid" style:text-underline-width="auto" style:text-underline-mode="continuous"/>
    </style:style>
    <style:style style:name="T1540" style:parent-style-name="Domyślnaczcionkaakapitu" style:family="text">
      <style:text-properties fo:background-color="#80FFFF" style:text-underline-type="single" style:text-underline-style="solid" style:text-underline-width="auto" style:text-underline-mode="continuous"/>
    </style:style>
    <style:style style:name="T1541" style:parent-style-name="Domyślnaczcionkaakapitu" style:family="text">
      <style:text-properties style:text-underline-type="single" style:text-underline-style="solid" style:text-underline-width="auto" style:text-underline-mode="continuous"/>
    </style:style>
    <style:style style:name="P1542" style:parent-style-name="Normalny" style:family="paragraph">
      <style:paragraph-properties fo:text-align="justify" fo:line-height="150%" fo:text-indent="0.25in"/>
    </style:style>
    <style:style style:name="T1543" style:parent-style-name="Domyślnaczcionkaakapitu" style:family="text">
      <style:text-properties fo:background-color="#80FFFF"/>
    </style:style>
    <style:style style:name="T1544" style:parent-style-name="Domyślnaczcionkaakapitu" style:family="text">
      <style:text-properties fo:background-color="#80FFFF"/>
    </style:style>
    <style:style style:name="P1545" style:parent-style-name="Normalny" style:family="paragraph">
      <style:paragraph-properties fo:text-align="justify" fo:line-height="150%" fo:text-indent="0.25in"/>
    </style:style>
    <style:style style:name="P1546" style:parent-style-name="Normalny" style:family="paragraph">
      <style:paragraph-properties fo:text-align="justify" fo:line-height="150%"/>
    </style:style>
    <style:style style:name="T1547" style:parent-style-name="Domyślnaczcionkaakapitu" style:family="text">
      <style:text-properties style:text-underline-type="single" style:text-underline-style="solid" style:text-underline-width="auto" style:text-underline-mode="continuous"/>
    </style:style>
    <style:style style:name="P1548" style:parent-style-name="Normalny" style:family="paragraph">
      <style:paragraph-properties fo:text-align="justify" fo:line-height="150%" fo:text-indent="0.25in"/>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P1552" style:parent-style-name="Normalny" style:family="paragraph">
      <style:paragraph-properties fo:text-align="justify" fo:line-height="150%">
        <style:tab-stops>
          <style:tab-stop style:type="left" style:leader-style="dotted" style:leader-text="." style:position="1.327in"/>
          <style:tab-stop style:type="left" style:leader-style="dotted" style:leader-text="." style:position="1.4305in"/>
          <style:tab-stop style:type="left" style:leader-style="dotted" style:leader-text="." style:position="2.3131in"/>
        </style:tab-stops>
      </style:paragraph-properties>
    </style:style>
    <style:style style:name="T1553" style:parent-style-name="Domyślnaczcionkaakapitu" style:family="text">
      <style:text-properties style:text-underline-type="single" style:text-underline-style="solid" style:text-underline-width="auto" style:text-underline-mode="continuous"/>
    </style:style>
    <style:style style:name="P1554" style:parent-style-name="Normalny" style:family="paragraph">
      <style:paragraph-properties fo:text-align="justify" fo:line-height="150%" fo:text-indent="0.25in">
        <style:tab-stops>
          <style:tab-stop style:type="left" style:leader-style="dotted" style:leader-text="." style:position="1.327in"/>
          <style:tab-stop style:type="left" style:leader-style="dotted" style:leader-text="." style:position="1.4305in"/>
          <style:tab-stop style:type="left" style:leader-style="dotted" style:leader-text="." style:position="2.3131in"/>
        </style:tab-stops>
      </style:paragraph-properties>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P1560" style:parent-style-name="Normalny" style:family="paragraph">
      <style:paragraph-properties fo:text-align="justify" fo:line-height="150%"/>
    </style:style>
    <style:style style:name="T1561" style:parent-style-name="Domyślnaczcionkaakapitu" style:family="text">
      <style:text-properties style:text-underline-type="single" style:text-underline-style="solid" style:text-underline-width="auto" style:text-underline-mode="continuous"/>
    </style:style>
    <style:style style:name="T1562" style:parent-style-name="Domyślnaczcionkaakapitu" style:family="text">
      <style:text-properties fo:background-color="#80FFFF" style:text-underline-type="single" style:text-underline-style="solid" style:text-underline-width="auto" style:text-underline-mode="continuous"/>
    </style:style>
    <style:style style:name="T1563" style:parent-style-name="Domyślnaczcionkaakapitu" style:family="text">
      <style:text-properties style:text-underline-type="single" style:text-underline-style="solid" style:text-underline-width="auto" style:text-underline-mode="continuous"/>
    </style:style>
    <style:style style:name="T1564" style:parent-style-name="Domyślnaczcionkaakapitu" style:family="text">
      <style:text-properties fo:background-color="#80FFFF" style:text-underline-type="single" style:text-underline-style="solid" style:text-underline-width="auto" style:text-underline-mode="continuous"/>
    </style:style>
    <style:style style:name="T1565" style:parent-style-name="Domyślnaczcionkaakapitu" style:family="text">
      <style:text-properties style:text-underline-type="single" style:text-underline-style="solid" style:text-underline-width="auto" style:text-underline-mode="continuous"/>
    </style:style>
    <style:style style:name="T1566" style:parent-style-name="Domyślnaczcionkaakapitu" style:family="text">
      <style:text-properties fo:background-color="#80FFFF" style:text-underline-type="single" style:text-underline-style="solid" style:text-underline-width="auto" style:text-underline-mode="continuous"/>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fo:text-indent="0.25in"/>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P1575" style:parent-style-name="Normalny" style:family="paragraph">
      <style:paragraph-properties fo:text-align="justify" fo:line-height="150%" fo:text-indent="0.25in"/>
    </style:style>
    <style:style style:name="P1576" style:parent-style-name="Normalny" style:family="paragraph">
      <style:paragraph-properties fo:text-align="justify" fo:line-height="150%"/>
    </style:style>
    <style:style style:name="T1577" style:parent-style-name="Domyślnaczcionkaakapitu" style:family="text">
      <style:text-properties style:text-underline-type="single" style:text-underline-style="solid" style:text-underline-width="auto" style:text-underline-mode="continuous"/>
    </style:style>
    <style:style style:name="T1578" style:parent-style-name="Domyślnaczcionkaakapitu" style:family="text">
      <style:text-properties style:text-underline-type="single" style:text-underline-style="solid" style:text-underline-width="auto" style:text-underline-mode="continuous"/>
    </style:style>
    <style:style style:name="T1579" style:parent-style-name="Domyślnaczcionkaakapitu" style:family="text">
      <style:text-properties style:text-underline-type="single" style:text-underline-style="solid" style:text-underline-width="auto" style:text-underline-mode="continuous"/>
    </style:style>
    <style:style style:name="T1580" style:parent-style-name="Domyślnaczcionkaakapitu" style:family="text">
      <style:text-properties fo:background-color="#80FFFF" style:text-underline-type="single" style:text-underline-style="solid" style:text-underline-width="auto" style:text-underline-mode="continuous"/>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P1585" style:parent-style-name="Normalny" style:family="paragraph">
      <style:paragraph-properties fo:text-align="justify" fo:line-height="150%" fo:text-indent="0.25in"/>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P1594" style:parent-style-name="Normalny" style:family="paragraph">
      <style:paragraph-properties fo:text-align="justify" fo:line-height="150%" fo:text-indent="0.25in"/>
    </style:style>
    <style:style style:name="P1595" style:parent-style-name="Normalny" style:family="paragraph">
      <style:paragraph-properties fo:text-align="justify" fo:line-height="150%" fo:text-indent="0.25in"/>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T1599" style:parent-style-name="Domyślnaczcionkaakapitu" style:family="text">
      <style:text-properties fo:background-color="#80FFFF"/>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P1605" style:parent-style-name="Normalny" style:family="paragraph">
      <style:paragraph-properties fo:text-align="justify" fo:line-height="150%"/>
    </style:style>
    <style:style style:name="T1606" style:parent-style-name="Domyślnaczcionkaakapitu" style:family="text">
      <style:text-properties style:text-underline-type="single" style:text-underline-style="solid" style:text-underline-width="auto" style:text-underline-mode="continuous"/>
    </style:style>
    <style:style style:name="T1607" style:parent-style-name="Domyślnaczcionkaakapitu" style:family="text">
      <style:text-properties fo:background-color="#80FFFF" style:text-underline-type="single" style:text-underline-style="solid" style:text-underline-width="auto" style:text-underline-mode="continuous"/>
    </style:style>
    <style:style style:name="P1608" style:parent-style-name="Normalny" style:family="paragraph">
      <style:paragraph-properties fo:text-align="justify" fo:line-height="150%" fo:text-indent="0.25in"/>
    </style:style>
    <style:style style:name="P1609" style:parent-style-name="Normalny" style:family="paragraph">
      <style:paragraph-properties fo:text-align="justify" fo:line-height="150%" fo:text-indent="0.25in"/>
    </style:style>
    <style:style style:name="T1610" style:parent-style-name="Domyślnaczcionkaakapitu" style:family="text">
      <style:text-properties fo:background-color="#80FFFF"/>
    </style:style>
    <style:style style:name="P1611" style:parent-style-name="Normalny" style:family="paragraph">
      <style:paragraph-properties fo:text-align="justify" fo:line-height="150%" fo:text-indent="0.25in"/>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style:style>
    <style:style style:name="T1614" style:parent-style-name="Domyślnaczcionkaakapitu" style:family="text">
      <style:text-properties style:text-underline-type="single" style:text-underline-style="solid" style:text-underline-width="auto" style:text-underline-mode="continuous"/>
    </style:style>
    <style:style style:name="T1615" style:parent-style-name="Domyślnaczcionkaakapitu" style:family="text">
      <style:text-properties fo:background-color="#80FFFF" style:text-underline-type="single" style:text-underline-style="solid" style:text-underline-width="auto" style:text-underline-mode="continuous"/>
    </style:style>
    <style:style style:name="T1616" style:parent-style-name="Domyślnaczcionkaakapitu" style:family="text">
      <style:text-properties style:text-underline-type="single" style:text-underline-style="solid" style:text-underline-width="auto" style:text-underline-mode="continuous"/>
    </style:style>
    <style:style style:name="P1617" style:parent-style-name="Normalny" style:family="paragraph">
      <style:paragraph-properties fo:text-align="justify" fo:line-height="150%" fo:text-indent="0.25in"/>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P1626" style:parent-style-name="Normalny" style:family="paragraph">
      <style:paragraph-properties fo:text-align="justify" fo:line-height="150%"/>
    </style:style>
    <style:style style:name="T1627" style:parent-style-name="Domyślnaczcionkaakapitu" style:family="text">
      <style:text-properties style:text-underline-type="single" style:text-underline-style="solid" style:text-underline-width="auto" style:text-underline-mode="continuous"/>
    </style:style>
    <style:style style:name="P1628" style:parent-style-name="Normalny" style:family="paragraph">
      <style:paragraph-properties fo:text-align="justify" fo:line-height="150%" fo:text-indent="0.25in"/>
    </style:style>
    <style:style style:name="T1629" style:parent-style-name="Domyślnaczcionkaakapitu" style:family="text">
      <style:text-properties fo:background-color="#80FFFF"/>
    </style:style>
    <style:style style:name="P1630" style:parent-style-name="Normalny" style:family="paragraph">
      <style:paragraph-properties fo:text-align="justify" fo:line-height="150%" fo:text-indent="0.25in"/>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P1633" style:parent-style-name="Normalny" style:family="paragraph">
      <style:paragraph-properties fo:text-align="justify" fo:line-height="150%" fo:text-indent="0.25in"/>
    </style:style>
    <style:style style:name="P1634" style:parent-style-name="Normalny" style:family="paragraph">
      <style:paragraph-properties fo:text-align="justify" fo:line-height="150%"/>
    </style:style>
    <style:style style:name="T1635" style:parent-style-name="Domyślnaczcionkaakapitu" style:family="text">
      <style:text-properties style:text-underline-type="single" style:text-underline-style="solid" style:text-underline-width="auto" style:text-underline-mode="continuous"/>
    </style:style>
    <style:style style:name="P1636" style:parent-style-name="Normalny" style:family="paragraph">
      <style:paragraph-properties fo:text-align="justify" fo:line-height="150%" fo:text-indent="0.25in"/>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fo:text-indent="0.25in"/>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P1646" style:parent-style-name="Normalny" style:family="paragraph">
      <style:paragraph-properties fo:text-align="justify" fo:line-height="150%" fo:text-indent="0.25in"/>
    </style:style>
    <style:style style:name="T1647" style:parent-style-name="Domyślnaczcionkaakapitu" style:family="text">
      <style:text-properties fo:background-color="#80FFFF"/>
    </style:style>
    <style:style style:name="P1648" style:parent-style-name="Normalny" style:family="paragraph">
      <style:paragraph-properties fo:text-align="justify" fo:line-height="150%" fo:text-indent="0.25in"/>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fo:text-indent="0.25in"/>
    </style:style>
    <style:style style:name="P1651" style:parent-style-name="Normalny" style:family="paragraph">
      <style:paragraph-properties fo:text-align="justify" fo:line-height="150%">
        <style:tab-stops>
          <style:tab-stop style:type="left" style:leader-style="dotted" style:leader-text="." style:position="2.1416in"/>
        </style:tab-stops>
      </style:paragraph-properties>
    </style:style>
    <style:style style:name="T1652" style:parent-style-name="Domyślnaczcionkaakapitu" style:family="text">
      <style:text-properties style:text-underline-type="single" style:text-underline-style="solid" style:text-underline-width="auto" style:text-underline-mode="continuous"/>
    </style:style>
    <style:style style:name="P1653" style:parent-style-name="Normalny" style:family="paragraph">
      <style:paragraph-properties fo:text-align="justify" fo:line-height="150%" fo:text-indent="0.25in"/>
    </style:style>
    <style:style style:name="P1654" style:parent-style-name="Normalny" style:family="paragraph">
      <style:paragraph-properties fo:text-align="justify" fo:line-height="150%"/>
    </style:style>
    <style:style style:name="T1655" style:parent-style-name="Domyślnaczcionkaakapitu" style:family="text">
      <style:text-properties style:text-underline-type="single" style:text-underline-style="solid" style:text-underline-width="auto" style:text-underline-mode="continuous"/>
    </style:style>
    <style:style style:name="T1656" style:parent-style-name="Domyślnaczcionkaakapitu" style:family="text">
      <style:text-properties fo:background-color="#80FFFF" style:text-underline-type="single" style:text-underline-style="solid" style:text-underline-width="auto" style:text-underline-mode="continuous"/>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text-underline-type="single" style:text-underline-style="solid" style:text-underline-width="auto" style:text-underline-mode="continuous"/>
    </style:style>
    <style:style style:name="T1659" style:parent-style-name="Domyślnaczcionkaakapitu" style:family="text">
      <style:text-properties style:text-underline-type="single" style:text-underline-style="solid" style:text-underline-width="auto" style:text-underline-mode="continuous"/>
    </style:style>
    <style:style style:name="P1660" style:parent-style-name="Normalny" style:family="paragraph">
      <style:paragraph-properties fo:text-align="justify" fo:line-height="150%" fo:text-indent="0.25in"/>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fo:text-indent="0.25in"/>
    </style:style>
    <style:style style:name="P1667" style:parent-style-name="Normalny" style:family="paragraph">
      <style:paragraph-properties fo:text-align="justify" fo:line-height="150%"/>
    </style:style>
    <style:style style:name="T1668" style:parent-style-name="Domyślnaczcionkaakapitu" style:family="text">
      <style:text-properties style:text-underline-type="single" style:text-underline-style="solid" style:text-underline-width="auto" style:text-underline-mode="continuous"/>
    </style:style>
    <style:style style:name="P1669" style:parent-style-name="Normalny" style:family="paragraph">
      <style:paragraph-properties fo:text-align="justify" fo:line-height="150%" fo:text-indent="0.25in"/>
    </style:style>
    <style:style style:name="P1670" style:parent-style-name="Normalny" style:family="paragraph">
      <style:paragraph-properties fo:text-align="justify" fo:line-height="150%"/>
    </style:style>
    <style:style style:name="T1671" style:parent-style-name="Domyślnaczcionkaakapitu" style:family="text">
      <style:text-properties style:text-underline-type="single" style:text-underline-style="solid" style:text-underline-width="auto" style:text-underline-mode="continuous"/>
    </style:style>
    <style:style style:name="T1672" style:parent-style-name="Domyślnaczcionkaakapitu" style:family="text">
      <style:text-properties fo:background-color="#80FFFF" style:text-underline-type="single" style:text-underline-style="solid" style:text-underline-width="auto" style:text-underline-mode="continuous"/>
    </style:style>
    <style:style style:name="T1673" style:parent-style-name="Domyślnaczcionkaakapitu" style:family="text">
      <style:text-properties fo:background-color="#80FFFF"/>
    </style:style>
    <style:style style:name="P1674" style:parent-style-name="Normalny" style:family="paragraph">
      <style:paragraph-properties fo:text-align="justify" fo:line-height="150%" fo:text-indent="0.25in"/>
    </style:style>
    <style:style style:name="T1675" style:parent-style-name="Domyślnaczcionkaakapitu" style:family="text">
      <style:text-properties fo:background-color="#80FFFF"/>
    </style:style>
    <style:style style:name="T1676" style:parent-style-name="Domyślnaczcionkaakapitu" style:family="text">
      <style:text-properties fo:background-color="#80FFFF"/>
    </style:style>
    <style:style style:name="P1677" style:parent-style-name="Normalny" style:family="paragraph">
      <style:paragraph-properties fo:text-align="justify" fo:line-height="150%"/>
    </style:style>
    <style:style style:name="T1678" style:parent-style-name="Domyślnaczcionkaakapitu" style:family="text">
      <style:text-properties fo:background-color="#80FFFF" style:text-underline-type="single" style:text-underline-style="solid" style:text-underline-width="auto" style:text-underline-mode="continuous"/>
    </style:style>
    <style:style style:name="T1679" style:parent-style-name="Domyślnaczcionkaakapitu" style:family="text">
      <style:text-properties style:text-underline-type="single" style:text-underline-style="solid" style:text-underline-width="auto" style:text-underline-mode="continuous"/>
    </style:style>
    <style:style style:name="P1680" style:parent-style-name="Normalny" style:family="paragraph">
      <style:paragraph-properties fo:text-align="justify" fo:line-height="150%" fo:text-indent="0.25in"/>
    </style:style>
    <style:style style:name="T1681" style:parent-style-name="Domyślnaczcionkaakapitu" style:family="text">
      <style:text-properties fo:background-color="#80FFFF"/>
    </style:style>
    <style:style style:name="P1682" style:parent-style-name="Normalny" style:family="paragraph">
      <style:paragraph-properties fo:text-align="justify" fo:line-height="150%" fo:text-indent="0.25in"/>
    </style:style>
    <style:style style:name="P1683" style:parent-style-name="Normalny" style:family="paragraph">
      <style:paragraph-properties fo:text-align="justify" fo:line-height="150%" fo:text-indent="0.25in"/>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style:tab-stops>
          <style:tab-stop style:type="left" style:position="2.993in"/>
        </style:tab-stops>
      </style:paragraph-properties>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text-underline-type="single" style:text-underline-style="solid" style:text-underline-width="auto" style:text-underline-mode="continuous"/>
    </style:style>
    <style:style style:name="T1688" style:parent-style-name="Domyślnaczcionkaakapitu" style:family="text">
      <style:text-properties style:text-underline-type="single" style:text-underline-style="solid" style:text-underline-width="auto" style:text-underline-mode="continuous"/>
    </style:style>
    <style:style style:name="T1689" style:parent-style-name="Domyślnaczcionkaakapitu" style:family="text">
      <style:text-properties style:text-underline-type="single" style:text-underline-style="solid" style:text-underline-width="auto" style:text-underline-mode="continuous" fo:language="en" fo:country="US" style:language-asian="en" style:country-asian="US" style:language-complex="en" style:country-complex="US"/>
    </style:style>
    <style:style style:name="T1690" style:parent-style-name="Domyślnaczcionkaakapitu" style:family="text">
      <style:text-properties fo:language="en" fo:country="US" style:language-asian="en" style:country-asian="US" style:language-complex="en" style:country-complex="US"/>
    </style:style>
    <style:style style:name="P1691" style:parent-style-name="Normalny" style:family="paragraph">
      <style:paragraph-properties fo:text-align="justify" fo:line-height="150%" fo:text-indent="0.25in"/>
    </style:style>
    <style:style style:name="P1692" style:parent-style-name="Normalny" style:family="paragraph">
      <style:paragraph-properties fo:text-align="justify" fo:line-height="150%"/>
    </style:style>
    <style:style style:name="T1693" style:parent-style-name="Domyślnaczcionkaakapitu" style:family="text">
      <style:text-properties style:text-underline-type="single" style:text-underline-style="solid" style:text-underline-width="auto" style:text-underline-mode="continuous"/>
    </style:style>
    <style:style style:name="P1694" style:parent-style-name="Normalny" style:family="paragraph">
      <style:paragraph-properties fo:text-align="justify" fo:line-height="150%" fo:text-indent="0.25in"/>
    </style:style>
    <style:style style:name="P1695" style:parent-style-name="Normalny" style:family="paragraph">
      <style:paragraph-properties fo:text-align="justify" fo:line-height="150%"/>
    </style:style>
    <style:style style:name="T1696" style:parent-style-name="Domyślnaczcionkaakapitu" style:family="text">
      <style:text-properties style:text-underline-type="single" style:text-underline-style="solid" style:text-underline-width="auto" style:text-underline-mode="continuous"/>
    </style:style>
    <style:style style:name="T1697" style:parent-style-name="Domyślnaczcionkaakapitu" style:family="text">
      <style:text-properties fo:background-color="#80FFFF" style:text-underline-type="single" style:text-underline-style="solid" style:text-underline-width="auto" style:text-underline-mode="continuous"/>
    </style:style>
    <style:style style:name="T1698" style:parent-style-name="Domyślnaczcionkaakapitu" style:family="text">
      <style:text-properties style:text-underline-type="single" style:text-underline-style="solid" style:text-underline-width="auto" style:text-underline-mode="continuous"/>
    </style:style>
    <style:style style:name="P1699" style:parent-style-name="Normalny" style:family="paragraph">
      <style:paragraph-properties fo:text-align="justify" fo:line-height="150%" fo:text-indent="0.25in"/>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fo:text-indent="0.25in"/>
    </style:style>
    <style:style style:name="P1702" style:parent-style-name="Normalny" style:family="paragraph">
      <style:paragraph-properties fo:text-align="justify" fo:line-height="150%"/>
    </style:style>
    <style:style style:name="T1703" style:parent-style-name="Domyślnaczcionkaakapitu" style:family="text">
      <style:text-properties style:text-underline-type="single" style:text-underline-style="solid" style:text-underline-width="auto" style:text-underline-mode="continuous"/>
    </style:style>
    <style:style style:name="P1704" style:parent-style-name="Normalny" style:family="paragraph">
      <style:paragraph-properties fo:text-align="justify" fo:line-height="150%" fo:text-indent="0.25in"/>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style:style>
    <style:style style:name="T1712" style:parent-style-name="Domyślnaczcionkaakapitu" style:family="text">
      <style:text-properties fo:background-color="#80FFFF" style:text-underline-type="single" style:text-underline-style="solid" style:text-underline-width="auto" style:text-underline-mode="continuous"/>
    </style:style>
    <style:style style:name="T1713" style:parent-style-name="Domyślnaczcionkaakapitu" style:family="text">
      <style:text-properties style:text-underline-type="single" style:text-underline-style="solid" style:text-underline-width="auto" style:text-underline-mode="continuous"/>
    </style:style>
    <style:style style:name="P1714" style:parent-style-name="Normalny" style:family="paragraph">
      <style:paragraph-properties fo:text-align="justify" fo:line-height="150%" fo:text-indent="0.25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P1721" style:parent-style-name="Normalny" style:family="paragraph">
      <style:paragraph-properties fo:text-align="justify" fo:line-height="150%" fo:text-indent="0.25in"/>
    </style:style>
    <style:style style:name="P1722" style:parent-style-name="Normalny" style:family="paragraph">
      <style:paragraph-properties fo:text-align="justify" fo:line-height="150%"/>
    </style:style>
    <style:style style:name="T1723" style:parent-style-name="Domyślnaczcionkaakapitu" style:family="text">
      <style:text-properties style:text-underline-type="single" style:text-underline-style="solid" style:text-underline-width="auto" style:text-underline-mode="continuous"/>
    </style:style>
    <style:style style:name="P1724" style:parent-style-name="Normalny" style:family="paragraph">
      <style:paragraph-properties fo:text-align="justify" fo:line-height="150%" fo:text-indent="0.25in"/>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P1727" style:parent-style-name="Normalny" style:family="paragraph">
      <style:paragraph-properties fo:text-align="justify" fo:line-height="150%"/>
    </style:style>
    <style:style style:name="T1728" style:parent-style-name="Domyślnaczcionkaakapitu" style:family="text">
      <style:text-properties style:text-underline-type="single" style:text-underline-style="solid" style:text-underline-width="auto" style:text-underline-mode="continuous"/>
    </style:style>
    <style:style style:name="T1729" style:parent-style-name="Domyślnaczcionkaakapitu" style:family="text">
      <style:text-properties fo:background-color="#80FFFF" style:text-underline-type="single" style:text-underline-style="solid" style:text-underline-width="auto" style:text-underline-mode="continuous"/>
    </style:style>
    <style:style style:name="T1730" style:parent-style-name="Domyślnaczcionkaakapitu" style:family="text">
      <style:text-properties style:text-underline-type="single" style:text-underline-style="solid" style:text-underline-width="auto" style:text-underline-mode="continuous"/>
    </style:style>
    <style:style style:name="P1731" style:parent-style-name="Normalny" style:family="paragraph">
      <style:paragraph-properties fo:text-align="justify" fo:line-height="150%" fo:text-indent="0.25in"/>
    </style:style>
    <style:style style:name="P1732" style:parent-style-name="Normalny" style:family="paragraph">
      <style:paragraph-properties fo:text-align="justify" fo:line-height="150%" fo:text-indent="0.25in"/>
    </style:style>
    <style:style style:name="T1733" style:parent-style-name="Domyślnaczcionkaakapitu" style:family="text">
      <style:text-properties fo:background-color="#80FFFF"/>
    </style:style>
    <style:style style:name="P1734" style:parent-style-name="Normalny" style:family="paragraph">
      <style:paragraph-properties fo:text-align="justify" fo:line-height="150%"/>
    </style:style>
    <style:style style:name="T1735" style:parent-style-name="Domyślnaczcionkaakapitu" style:family="text">
      <style:text-properties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5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P1740" style:parent-style-name="Normalny" style:family="paragraph">
      <style:paragraph-properties fo:text-align="justify" fo:line-height="150%" fo:text-indent="0.25in"/>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T1743" style:parent-style-name="Domyślnaczcionkaakapitu" style:family="text">
      <style:text-properties fo:background-color="#80FFFF"/>
    </style:style>
    <style:style style:name="P1744" style:parent-style-name="Normalny" style:family="paragraph">
      <style:paragraph-properties fo:text-align="justify" fo:line-height="150%" fo:text-indent="0.25in"/>
    </style:style>
    <style:style style:name="T1745" style:parent-style-name="Domyślnaczcionkaakapitu" style:family="text">
      <style:text-properties fo:background-color="#80FFFF"/>
    </style:style>
    <style:style style:name="P1746" style:parent-style-name="Normalny" style:family="paragraph">
      <style:paragraph-properties fo:text-align="justify" fo:line-height="150%" fo:text-indent="0.25in"/>
    </style:style>
    <style:style style:name="P1747" style:parent-style-name="Normalny" style:family="paragraph">
      <style:paragraph-properties fo:text-align="justify" fo:line-height="150%"/>
    </style:style>
    <style:style style:name="T1748" style:parent-style-name="Domyślnaczcionkaakapitu" style:family="text">
      <style:text-properties style:text-underline-type="single" style:text-underline-style="solid" style:text-underline-width="auto" style:text-underline-mode="continuous"/>
    </style:style>
    <style:style style:name="T1749" style:parent-style-name="Domyślnaczcionkaakapitu" style:family="text">
      <style:text-properties fo:background-color="#80FFFF" style:text-underline-type="single" style:text-underline-style="solid" style:text-underline-width="auto" style:text-underline-mode="continuous"/>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P1753" style:parent-style-name="Normalny" style:family="paragraph">
      <style:paragraph-properties fo:text-align="justify" fo:line-height="150%"/>
    </style:style>
    <style:style style:name="T1754" style:parent-style-name="Domyślnaczcionkaakapitu" style:family="text">
      <style:text-properties style:text-underline-type="single" style:text-underline-style="solid" style:text-underline-width="auto" style:text-underline-mode="continuous"/>
    </style:style>
    <style:style style:name="T1755" style:parent-style-name="Domyślnaczcionkaakapitu" style:family="text">
      <style:text-properties fo:background-color="#80FFFF" style:text-underline-type="single" style:text-underline-style="solid" style:text-underline-width="auto" style:text-underline-mode="continuous"/>
    </style:style>
    <style:style style:name="T1756" style:parent-style-name="Domyślnaczcionkaakapitu" style:family="text">
      <style:text-properties style:text-underline-type="single" style:text-underline-style="solid" style:text-underline-width="auto" style:text-underline-mode="continuous"/>
    </style:style>
    <style:style style:name="T1757" style:parent-style-name="Domyślnaczcionkaakapitu" style:family="text">
      <style:text-properties fo:background-color="#80FFFF" style:text-underline-type="single" style:text-underline-style="solid" style:text-underline-width="auto" style:text-underline-mode="continuous"/>
    </style:style>
    <style:style style:name="T1758" style:parent-style-name="Domyślnaczcionkaakapitu" style:family="text">
      <style:text-properties style:text-underline-type="single" style:text-underline-style="solid" style:text-underline-width="auto" style:text-underline-mode="continuous"/>
    </style:style>
    <style:style style:name="P1759" style:parent-style-name="Normalny" style:family="paragraph">
      <style:paragraph-properties fo:text-align="justify" fo:line-height="150%" fo:text-indent="0.25in"/>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fo:text-indent="0.25in"/>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5in"/>
    </style:style>
    <style:style style:name="P1768" style:parent-style-name="Normalny" style:family="paragraph">
      <style:paragraph-properties fo:text-align="justify" fo:line-height="150%" fo:text-indent="0.25in"/>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style:style>
    <style:style style:name="T1771" style:parent-style-name="Domyślnaczcionkaakapitu" style:family="text">
      <style:text-properties style:text-underline-type="single" style:text-underline-style="solid" style:text-underline-width="auto" style:text-underline-mode="continuous"/>
    </style:style>
    <style:style style:name="P1772" style:parent-style-name="Normalny" style:family="paragraph">
      <style:paragraph-properties fo:text-align="justify" fo:line-height="150%" fo:text-indent="0.25in"/>
    </style:style>
    <style:style style:name="T1773" style:parent-style-name="Domyślnaczcionkaakapitu" style:family="text">
      <style:text-properties fo:background-color="#80FFFF"/>
    </style:style>
    <style:style style:name="T1774" style:parent-style-name="Domyślnaczcionkaakapitu" style:family="text">
      <style:text-properties fo:background-color="#80FFFF"/>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P1779" style:parent-style-name="Normalny" style:family="paragraph">
      <style:paragraph-properties fo:text-align="justify" fo:line-height="150%" fo:text-indent="0.25in"/>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P1788" style:parent-style-name="Normalny" style:family="paragraph">
      <style:paragraph-properties fo:text-align="justify" fo:line-height="150%" fo:text-indent="0.25in"/>
    </style:style>
    <style:style style:name="T1789" style:parent-style-name="Domyślnaczcionkaakapitu" style:family="text">
      <style:text-properties fo:background-color="#80FFFF"/>
    </style:style>
    <style:style style:name="P1790" style:parent-style-name="Normalny" style:family="paragraph">
      <style:paragraph-properties fo:text-align="justify" fo:line-height="150%" fo:text-indent="0.25in"/>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5in"/>
    </style:style>
    <style:style style:name="P1795" style:parent-style-name="Normalny" style:family="paragraph">
      <style:paragraph-properties fo:text-align="justify" fo:line-height="150%"/>
    </style:style>
    <style:style style:name="T1796" style:parent-style-name="Domyślnaczcionkaakapitu" style:family="text">
      <style:text-properties style:text-underline-type="single" style:text-underline-style="solid" style:text-underline-width="auto" style:text-underline-mode="continuous"/>
    </style:style>
    <style:style style:name="T1797" style:parent-style-name="Domyślnaczcionkaakapitu" style:family="text">
      <style:text-properties fo:background-color="#80FFFF" style:text-underline-type="single" style:text-underline-style="solid" style:text-underline-width="auto" style:text-underline-mode="continuous"/>
    </style:style>
    <style:style style:name="P1798" style:parent-style-name="Normalny" style:family="paragraph">
      <style:paragraph-properties fo:text-align="justify" fo:line-height="150%" fo:text-indent="0.25in"/>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P1804" style:parent-style-name="Normalny" style:family="paragraph">
      <style:paragraph-properties fo:text-align="justify" fo:line-height="150%" fo:text-indent="0.25in"/>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5in"/>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5in"/>
    </style:style>
    <style:style style:name="T1814" style:parent-style-name="Domyślnaczcionkaakapitu" style:family="text">
      <style:text-properties fo:background-color="#80FFFF"/>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fo:text-indent="0.25in"/>
    </style:style>
    <style:style style:name="P1817" style:parent-style-name="Normalny" style:family="paragraph">
      <style:paragraph-properties fo:text-align="justify" fo:line-height="150%"/>
    </style:style>
    <style:style style:name="T1818" style:parent-style-name="Domyślnaczcionkaakapitu" style:family="text">
      <style:text-properties style:text-underline-type="single" style:text-underline-style="solid" style:text-underline-width="auto" style:text-underline-mode="continuous"/>
    </style:style>
    <style:style style:name="P1819" style:parent-style-name="Normalny" style:family="paragraph">
      <style:paragraph-properties fo:text-align="justify" fo:line-height="150%" fo:text-indent="0.25in"/>
    </style:style>
    <style:style style:name="P1820" style:parent-style-name="Normalny" style:family="paragraph">
      <style:paragraph-properties fo:text-align="justify" fo:line-height="150%" fo:text-indent="0.25in"/>
    </style:style>
    <style:style style:name="P1821" style:parent-style-name="Normalny" style:family="paragraph">
      <style:paragraph-properties fo:text-align="justify" fo:line-height="150%"/>
    </style:style>
    <style:style style:name="T1822" style:parent-style-name="Domyślnaczcionkaakapitu" style:family="text">
      <style:text-properties fo:background-color="#80FFFF" style:text-underline-type="single" style:text-underline-style="solid" style:text-underline-width="auto" style:text-underline-mode="continuous"/>
    </style:style>
    <style:style style:name="T1823" style:parent-style-name="Domyślnaczcionkaakapitu" style:family="text">
      <style:text-properties style:text-underline-type="single" style:text-underline-style="solid" style:text-underline-width="auto" style:text-underline-mode="continuous"/>
    </style:style>
    <style:style style:name="T1824" style:parent-style-name="Domyślnaczcionkaakapitu" style:family="text">
      <style:text-properties fo:background-color="#80FFFF" style:text-underline-type="single" style:text-underline-style="solid" style:text-underline-width="auto" style:text-underline-mode="continuous"/>
    </style:style>
    <style:style style:name="T1825" style:parent-style-name="Domyślnaczcionkaakapitu" style:family="text">
      <style:text-properties style:text-underline-type="single" style:text-underline-style="solid" style:text-underline-width="auto" style:text-underline-mode="continuous"/>
    </style:style>
    <style:style style:name="P1826" style:parent-style-name="Normalny" style:family="paragraph">
      <style:paragraph-properties fo:text-align="justify" fo:line-height="150%" fo:text-indent="0.25in"/>
    </style:style>
    <style:style style:name="T1827" style:parent-style-name="Domyślnaczcionkaakapitu" style:family="text">
      <style:text-properties fo:background-color="#80FFFF"/>
    </style:style>
    <style:style style:name="P1828" style:parent-style-name="Normalny" style:family="paragraph">
      <style:paragraph-properties fo:text-align="justify" fo:line-height="150%" fo:text-indent="0.25in"/>
    </style:style>
    <style:style style:name="T1829" style:parent-style-name="Domyślnaczcionkaakapitu" style:family="text">
      <style:text-properties fo:background-color="#80FFFF"/>
    </style:style>
    <style:style style:name="T1830" style:parent-style-name="Domyślnaczcionkaakapitu" style:family="text">
      <style:text-properties fo:background-color="#80FFFF"/>
    </style:style>
    <style:style style:name="P1831" style:parent-style-name="Normalny" style:family="paragraph">
      <style:paragraph-properties fo:text-align="justify" fo:line-height="150%" fo:text-indent="0.25in"/>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P1834" style:parent-style-name="Normalny" style:family="paragraph">
      <style:paragraph-properties fo:text-align="justify" fo:line-height="150%" fo:text-indent="0.25in"/>
    </style:style>
    <style:style style:name="P1835" style:parent-style-name="Normalny" style:family="paragraph">
      <style:paragraph-properties fo:text-align="justify" fo:line-height="150%"/>
    </style:style>
    <style:style style:name="T1836" style:parent-style-name="Domyślnaczcionkaakapitu" style:family="text">
      <style:text-properties style:text-underline-type="single" style:text-underline-style="solid" style:text-underline-width="auto" style:text-underline-mode="continuous"/>
    </style:style>
    <style:style style:name="P1837" style:parent-style-name="Normalny" style:family="paragraph">
      <style:paragraph-properties fo:text-align="justify" fo:line-height="150%" fo:text-indent="0.25in"/>
    </style:style>
    <style:style style:name="T1838" style:parent-style-name="Domyślnaczcionkaakapitu" style:family="text">
      <style:text-properties fo:background-color="#80FFFF"/>
    </style:style>
    <style:style style:name="T1839" style:parent-style-name="Domyślnaczcionkaakapitu" style:family="text">
      <style:text-properties fo:background-color="#80FFFF"/>
    </style:style>
    <style:style style:name="T1840" style:parent-style-name="Domyślnaczcionkaakapitu" style:family="text">
      <style:text-properties fo:background-color="#80FFFF"/>
    </style:style>
    <style:style style:name="T1841" style:parent-style-name="Domyślnaczcionkaakapitu" style:family="text">
      <style:text-properties fo:background-color="#80FFFF"/>
    </style:style>
    <style:style style:name="T1842" style:parent-style-name="Domyślnaczcionkaakapitu" style:family="text">
      <style:text-properties fo:background-color="#80FFFF"/>
    </style:style>
    <style:style style:name="P1843" style:parent-style-name="Normalny" style:family="paragraph">
      <style:paragraph-properties fo:text-align="justify" fo:line-height="150%" fo:text-indent="0.25in"/>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5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P1850" style:parent-style-name="Normalny" style:family="paragraph">
      <style:paragraph-properties fo:text-align="justify" fo:line-height="150%"/>
    </style:style>
    <style:style style:name="T1851" style:parent-style-name="Domyślnaczcionkaakapitu" style:family="text">
      <style:text-properties style:text-underline-type="single" style:text-underline-style="solid" style:text-underline-width="auto" style:text-underline-mode="continuous"/>
    </style:style>
    <style:style style:name="P1852" style:parent-style-name="Normalny" style:family="paragraph">
      <style:paragraph-properties fo:text-align="justify" fo:line-height="150%" fo:text-indent="0.25in"/>
    </style:style>
    <style:style style:name="T1853" style:parent-style-name="Domyślnaczcionkaakapitu" style:family="text">
      <style:text-properties fo:background-color="#80FFFF"/>
    </style:style>
    <style:style style:name="P1854" style:parent-style-name="Normalny" style:family="paragraph">
      <style:paragraph-properties fo:text-align="justify" fo:line-height="150%"/>
    </style:style>
    <style:style style:name="T1855" style:parent-style-name="Domyślnaczcionkaakapitu" style:family="text">
      <style:text-properties style:text-underline-type="single" style:text-underline-style="solid" style:text-underline-width="auto" style:text-underline-mode="continuous"/>
    </style:style>
    <style:style style:name="P1856" style:parent-style-name="Normalny" style:family="paragraph">
      <style:paragraph-properties fo:text-align="justify" fo:line-height="150%" fo:text-indent="0.25in"/>
    </style:style>
    <style:style style:name="T1857" style:parent-style-name="Domyślnaczcionkaakapitu" style:family="text">
      <style:text-properties fo:background-color="#80FFFF"/>
    </style:style>
    <style:style style:name="T1858" style:parent-style-name="Domyślnaczcionkaakapitu" style:family="text">
      <style:text-properties fo:background-color="#80FFFF"/>
    </style:style>
    <style:style style:name="T1859" style:parent-style-name="Domyślnaczcionkaakapitu" style:family="text">
      <style:text-properties fo:background-color="#80FFFF"/>
    </style:style>
    <style:style style:name="P1860" style:parent-style-name="Normalny" style:family="paragraph">
      <style:paragraph-properties fo:text-align="justify" fo:line-height="150%" fo:text-indent="0.25in"/>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fo:text-indent="0.25in"/>
    </style:style>
    <style:style style:name="P1867" style:parent-style-name="Normalny" style:family="paragraph">
      <style:paragraph-properties fo:text-align="justify" fo:line-height="150%"/>
    </style:style>
    <style:style style:name="T1868" style:parent-style-name="Domyślnaczcionkaakapitu" style:family="text">
      <style:text-properties style:text-underline-type="single" style:text-underline-style="solid" style:text-underline-width="auto" style:text-underline-mode="continuous"/>
    </style:style>
    <style:style style:name="T1869" style:parent-style-name="Domyślnaczcionkaakapitu" style:family="text">
      <style:text-properties fo:background-color="#80FFFF" style:text-underline-type="single" style:text-underline-style="solid" style:text-underline-width="auto" style:text-underline-mode="continuous"/>
    </style:style>
    <style:style style:name="T1870" style:parent-style-name="Domyślnaczcionkaakapitu" style:family="text">
      <style:text-properties style:text-underline-type="single" style:text-underline-style="solid" style:text-underline-width="auto" style:text-underline-mode="continuous"/>
    </style:style>
    <style:style style:name="P1871" style:parent-style-name="Normalny" style:family="paragraph">
      <style:paragraph-properties fo:text-align="justify" fo:line-height="150%" fo:text-indent="0.25in"/>
    </style:style>
    <style:style style:name="T1872" style:parent-style-name="Domyślnaczcionkaakapitu" style:family="text">
      <style:text-properties fo:background-color="#80FFFF"/>
    </style:style>
    <style:style style:name="P1873" style:parent-style-name="Normalny" style:family="paragraph">
      <style:paragraph-properties fo:text-align="justify" fo:line-height="150%" fo:text-indent="0.25in"/>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style:style>
    <style:style style:name="T1876" style:parent-style-name="Domyślnaczcionkaakapitu" style:family="text">
      <style:text-properties style:text-underline-type="single" style:text-underline-style="solid" style:text-underline-width="auto" style:text-underline-mode="continuous"/>
    </style:style>
    <style:style style:name="P1877" style:parent-style-name="Normalny" style:family="paragraph">
      <style:paragraph-properties fo:text-align="justify" fo:line-height="150%" fo:text-indent="0.25in"/>
    </style:style>
    <style:style style:name="P1878" style:parent-style-name="Normalny" style:family="paragraph">
      <style:paragraph-properties fo:text-align="justify" fo:line-height="150%" fo:text-indent="0.25in"/>
    </style:style>
    <style:style style:name="P1879" style:parent-style-name="Normalny" style:family="paragraph">
      <style:paragraph-properties fo:text-align="justify" fo:line-height="150%"/>
    </style:style>
    <style:style style:name="T1880" style:parent-style-name="Domyślnaczcionkaakapitu" style:family="text">
      <style:text-properties style:text-underline-type="single" style:text-underline-style="solid" style:text-underline-width="auto" style:text-underline-mode="continuous"/>
    </style:style>
    <style:style style:name="P1881" style:parent-style-name="Normalny" style:family="paragraph">
      <style:paragraph-properties fo:text-align="justify" fo:line-height="150%" fo:text-indent="0.25in"/>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5in"/>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5in"/>
    </style:style>
    <style:style style:name="T1886" style:parent-style-name="Domyślnaczcionkaakapitu" style:family="text">
      <style:text-properties fo:background-color="#80FFFF"/>
    </style:style>
    <style:style style:name="P1887" style:parent-style-name="Normalny" style:family="paragraph">
      <style:paragraph-properties fo:text-align="justify" fo:line-height="150%" fo:text-indent="0.25in"/>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P1890" style:parent-style-name="Normalny" style:family="paragraph">
      <style:paragraph-properties fo:text-align="justify" fo:line-height="150%" fo:text-indent="0.25in"/>
    </style:style>
    <style:style style:name="P1891" style:parent-style-name="Normalny" style:family="paragraph">
      <style:paragraph-properties fo:text-align="justify" fo:line-height="150%"/>
    </style:style>
    <style:style style:name="T1892" style:parent-style-name="Domyślnaczcionkaakapitu" style:family="text">
      <style:text-properties style:text-underline-type="single" style:text-underline-style="solid" style:text-underline-width="auto" style:text-underline-mode="continuous"/>
    </style:style>
    <style:style style:name="P1893" style:parent-style-name="Normalny" style:family="paragraph">
      <style:paragraph-properties fo:text-align="justify" fo:line-height="150%" fo:text-indent="0.25in"/>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P1896" style:parent-style-name="Normalny" style:family="paragraph">
      <style:paragraph-properties fo:text-align="justify" fo:line-height="150%"/>
    </style:style>
    <style:style style:name="T1897" style:parent-style-name="Domyślnaczcionkaakapitu" style:family="text">
      <style:text-properties style:text-underline-type="single" style:text-underline-style="solid" style:text-underline-width="auto" style:text-underline-mode="continuous"/>
    </style:style>
    <style:style style:name="P1898" style:parent-style-name="Normalny" style:family="paragraph">
      <style:paragraph-properties fo:text-align="justify" fo:line-height="150%" fo:text-indent="0.25in"/>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style:style>
    <style:style style:name="T1901" style:parent-style-name="Domyślnaczcionkaakapitu" style:family="text">
      <style:text-properties style:text-underline-type="single" style:text-underline-style="solid" style:text-underline-width="auto" style:text-underline-mode="continuous"/>
    </style:style>
    <style:style style:name="P1902" style:parent-style-name="Normalny" style:family="paragraph">
      <style:paragraph-properties fo:text-align="justify" fo:line-height="150%" fo:text-indent="0.25in"/>
    </style:style>
    <style:style style:name="T1903" style:parent-style-name="Domyślnaczcionkaakapitu" style:family="text">
      <style:text-properties fo:background-color="#80FFFF"/>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P1908" style:parent-style-name="Normalny" style:family="paragraph">
      <style:paragraph-properties fo:text-align="justify" fo:line-height="150%"/>
    </style:style>
    <style:style style:name="T1909" style:parent-style-name="Domyślnaczcionkaakapitu" style:family="text">
      <style:text-properties style:text-underline-type="single" style:text-underline-style="solid" style:text-underline-width="auto" style:text-underline-mode="continuous"/>
    </style:style>
    <style:style style:name="P1910" style:parent-style-name="Normalny" style:family="paragraph">
      <style:paragraph-properties fo:text-align="justify" fo:line-height="150%" fo:text-indent="0.25in"/>
    </style:style>
    <style:style style:name="T1911" style:parent-style-name="Domyślnaczcionkaakapitu" style:family="text">
      <style:text-properties fo:background-color="#80FFFF"/>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P1915" style:parent-style-name="Normalny" style:family="paragraph">
      <style:paragraph-properties fo:text-align="justify" fo:line-height="150%" fo:text-indent="0.25in"/>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fo:text-indent="0.25in"/>
    </style:style>
    <style:style style:name="T1925" style:parent-style-name="Domyślnaczcionkaakapitu" style:family="text">
      <style:text-properties fo:background-color="#80FFFF"/>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5in"/>
    </style:style>
    <style:style style:name="T1929" style:parent-style-name="Domyślnaczcionkaakapitu" style:family="text">
      <style:text-properties fo:background-color="#80FFFF"/>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fo:text-indent="0.25in"/>
    </style:style>
    <style:style style:name="P1932" style:parent-style-name="Normalny" style:family="paragraph">
      <style:paragraph-properties fo:text-align="justify" fo:line-height="150%"/>
    </style:style>
    <style:style style:name="P1933" style:parent-style-name="Normalny" style:family="paragraph">
      <style:paragraph-properties fo:text-align="justify" fo:line-height="150%"/>
    </style:style>
    <style:style style:name="T1934" style:parent-style-name="Domyślnaczcionkaakapitu" style:family="text">
      <style:text-properties style:text-underline-type="single" style:text-underline-style="solid" style:text-underline-width="auto" style:text-underline-mode="continuous"/>
    </style:style>
    <style:style style:name="P1935" style:parent-style-name="Normalny" style:family="paragraph">
      <style:paragraph-properties fo:text-align="justify" fo:line-height="150%" fo:text-indent="0.25in"/>
    </style:style>
    <style:style style:name="T1936" style:parent-style-name="Domyślnaczcionkaakapitu" style:family="text">
      <style:text-properties fo:background-color="#80FFFF"/>
    </style:style>
    <style:style style:name="P1937" style:parent-style-name="Normalny" style:family="paragraph">
      <style:paragraph-properties fo:text-align="justify" fo:line-height="150%" fo:text-indent="0.25in"/>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T1940" style:parent-style-name="Domyślnaczcionkaakapitu" style:family="text">
      <style:text-properties fo:background-color="#80FFFF"/>
    </style:style>
    <style:style style:name="P1941" style:parent-style-name="Normalny" style:family="paragraph">
      <style:paragraph-properties fo:text-align="justify" fo:line-height="150%"/>
    </style:style>
    <style:style style:name="T1942" style:parent-style-name="Domyślnaczcionkaakapitu" style:family="text">
      <style:text-properties style:text-underline-type="single" style:text-underline-style="solid" style:text-underline-width="auto" style:text-underline-mode="continuous"/>
    </style:style>
    <style:style style:name="T1943" style:parent-style-name="Domyślnaczcionkaakapitu" style:family="text">
      <style:text-properties fo:background-color="#80FFFF" style:text-underline-type="single" style:text-underline-style="solid" style:text-underline-width="auto" style:text-underline-mode="continuous"/>
    </style:style>
    <style:style style:name="P1944" style:parent-style-name="Normalny" style:family="paragraph">
      <style:paragraph-properties fo:text-align="justify" fo:line-height="150%" fo:text-indent="0.25in"/>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P1947" style:parent-style-name="Normalny" style:family="paragraph">
      <style:paragraph-properties fo:text-align="justify" fo:line-height="150%" fo:text-indent="0.25in"/>
    </style:style>
    <style:style style:name="P1948" style:parent-style-name="Normalny" style:family="paragraph">
      <style:paragraph-properties fo:text-align="justify" fo:line-height="150%" fo:text-indent="0.25in"/>
    </style:style>
    <style:style style:name="P1949" style:parent-style-name="Normalny" style:family="paragraph">
      <style:paragraph-properties fo:text-align="justify" fo:line-height="150%"/>
    </style:style>
    <style:style style:name="T1950" style:parent-style-name="Domyślnaczcionkaakapitu" style:family="text">
      <style:text-properties style:text-underline-type="single" style:text-underline-style="solid" style:text-underline-width="auto" style:text-underline-mode="continuous"/>
    </style:style>
    <style:style style:name="P1951" style:parent-style-name="Normalny" style:family="paragraph">
      <style:paragraph-properties fo:text-align="justify" fo:line-height="150%" fo:text-indent="0.25in"/>
    </style:style>
    <style:style style:name="T1952" style:parent-style-name="Domyślnaczcionkaakapitu" style:family="text">
      <style:text-properties fo:background-color="#80FFFF"/>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P1961" style:parent-style-name="Normalny" style:family="paragraph">
      <style:paragraph-properties fo:text-align="justify" fo:line-height="150%" fo:text-indent="0.25in"/>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fo:text-indent="0.25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fo:text-indent="0.25in"/>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P1970" style:parent-style-name="Normalny" style:family="paragraph">
      <style:paragraph-properties fo:text-align="justify" fo:line-height="150%" fo:text-indent="0.25in"/>
    </style:style>
    <style:style style:name="P1971" style:parent-style-name="Normalny" style:family="paragraph">
      <style:paragraph-properties fo:text-align="justify" fo:line-height="150%" fo:text-indent="0.25in"/>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5in"/>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style:style>
    <style:style style:name="T1977" style:parent-style-name="Domyślnaczcionkaakapitu" style:family="text">
      <style:text-properties style:text-underline-type="single" style:text-underline-style="solid" style:text-underline-width="auto" style:text-underline-mode="continuous"/>
    </style:style>
    <style:style style:name="P1978" style:parent-style-name="Normalny" style:family="paragraph">
      <style:paragraph-properties fo:text-align="justify" fo:line-height="150%" fo:text-indent="0.25in"/>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style:style>
    <style:style style:name="P1982" style:parent-style-name="Normalny" style:family="paragraph">
      <style:paragraph-properties fo:text-align="justify" fo:line-height="150%"/>
    </style:style>
    <style:style style:name="P1983" style:parent-style-name="Normalny" style:family="paragraph">
      <style:paragraph-properties fo:text-align="justify" fo:line-height="150%"/>
    </style:style>
    <style:style style:name="P1984" style:parent-style-name="Normalny" style:family="paragraph">
      <style:paragraph-properties fo:text-align="justify" fo:line-height="150%"/>
    </style:style>
    <style:style style:name="T1985" style:parent-style-name="Domyślnaczcionkaakapitu" style:family="text">
      <style:text-properties style:text-underline-type="single" style:text-underline-style="solid" style:text-underline-width="auto" style:text-underline-mode="continuous"/>
    </style:style>
    <style:style style:name="P1986" style:parent-style-name="Normalny" style:family="paragraph">
      <style:paragraph-properties fo:text-align="justify" fo:line-height="150%" fo:text-indent="0.25in"/>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style:style>
    <style:style style:name="T1990" style:parent-style-name="Domyślnaczcionkaakapitu" style:family="text">
      <style:text-properties style:text-underline-type="single" style:text-underline-style="solid" style:text-underline-width="auto" style:text-underline-mode="continuous"/>
    </style:style>
    <style:style style:name="T1991" style:parent-style-name="Domyślnaczcionkaakapitu" style:family="text">
      <style:text-properties fo:background-color="#80FFFF" style:text-underline-type="single" style:text-underline-style="solid" style:text-underline-width="auto" style:text-underline-mode="continuous"/>
    </style:style>
    <style:style style:name="T1992" style:parent-style-name="Domyślnaczcionkaakapitu" style:family="text">
      <style:text-properties style:text-underline-type="single" style:text-underline-style="solid" style:text-underline-width="auto" style:text-underline-mode="continuous"/>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T1994" style:parent-style-name="Domyślnaczcionkaakapitu" style:family="text">
      <style:text-properties style:text-underline-type="single" style:text-underline-style="solid" style:text-underline-width="auto" style:text-underline-mode="continuous"/>
    </style:style>
    <style:style style:name="P1995" style:parent-style-name="Normalny" style:family="paragraph">
      <style:paragraph-properties fo:text-align="justify" fo:line-height="150%" fo:text-indent="0.25in"/>
    </style:style>
    <style:style style:name="P1996" style:parent-style-name="Normalny" style:family="paragraph">
      <style:paragraph-properties fo:text-align="justify" fo:line-height="150%" fo:text-indent="0.25in"/>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style:style>
    <style:style style:name="T2001" style:parent-style-name="Domyślnaczcionkaakapitu" style:family="text">
      <style:text-properties style:text-underline-type="single" style:text-underline-style="solid" style:text-underline-width="auto" style:text-underline-mode="continuous"/>
    </style:style>
    <style:style style:name="T2002" style:parent-style-name="Domyślnaczcionkaakapitu" style:family="text">
      <style:text-properties fo:background-color="#80FFFF" style:text-underline-type="single" style:text-underline-style="solid" style:text-underline-width="auto" style:text-underline-mode="continuous"/>
    </style:style>
    <style:style style:name="T2003" style:parent-style-name="Domyślnaczcionkaakapitu" style:family="text">
      <style:text-properties style:text-underline-type="single" style:text-underline-style="solid" style:text-underline-width="auto" style:text-underline-mode="continuous"/>
    </style:style>
    <style:style style:name="T2004" style:parent-style-name="Domyślnaczcionkaakapitu" style:family="text">
      <style:text-properties fo:background-color="#80FFFF" style:text-underline-type="single" style:text-underline-style="solid" style:text-underline-width="auto" style:text-underline-mode="continuous"/>
    </style:style>
    <style:style style:name="T2005" style:parent-style-name="Domyślnaczcionkaakapitu" style:family="text">
      <style:text-properties style:text-underline-type="single" style:text-underline-style="solid" style:text-underline-width="auto" style:text-underline-mode="continuous"/>
    </style:style>
    <style:style style:name="P2006" style:parent-style-name="Normalny" style:family="paragraph">
      <style:paragraph-properties fo:text-align="justify" fo:line-height="150%" fo:text-indent="0.2479in"/>
    </style:style>
    <style:style style:name="T2007" style:parent-style-name="Domyślnaczcionkaakapitu" style:family="text">
      <style:text-properties fo:background-color="#80FFFF"/>
    </style:style>
    <style:style style:name="T2008" style:parent-style-name="Domyślnaczcionkaakapitu" style:family="text">
      <style:text-properties fo:background-color="#80FFFF"/>
    </style:style>
    <style:style style:name="P2009" style:parent-style-name="Normalny" style:family="paragraph">
      <style:paragraph-properties fo:text-align="justify" fo:line-height="150%"/>
    </style:style>
    <style:style style:name="T2010" style:parent-style-name="Domyślnaczcionkaakapitu" style:family="text">
      <style:text-properties style:text-underline-type="single" style:text-underline-style="solid" style:text-underline-width="auto" style:text-underline-mode="continuous"/>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T2012" style:parent-style-name="Domyślnaczcionkaakapitu" style:family="text">
      <style:text-properties style:text-underline-type="single" style:text-underline-style="solid" style:text-underline-width="auto" style:text-underline-mode="continuous"/>
    </style:style>
    <style:style style:name="P2013" style:parent-style-name="Normalny" style:family="paragraph">
      <style:paragraph-properties fo:text-align="justify" fo:line-height="150%" fo:text-indent="0.25in"/>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fo:text-indent="0.25in"/>
    </style:style>
    <style:style style:name="T2021" style:parent-style-name="Domyślnaczcionkaakapitu" style:family="text">
      <style:text-properties fo:background-color="#80FFFF"/>
    </style:style>
    <style:style style:name="T2022" style:parent-style-name="Domyślnaczcionkaakapitu" style:family="text">
      <style:text-properties fo:background-color="#80FFFF"/>
    </style:style>
    <style:style style:name="T2023" style:parent-style-name="Domyślnaczcionkaakapitu" style:family="text">
      <style:text-properties fo:background-color="#80FFFF"/>
    </style:style>
    <style:style style:name="T2024" style:parent-style-name="Domyślnaczcionkaakapitu" style:family="text">
      <style:text-properties fo:background-color="#80FFFF"/>
    </style:style>
    <style:style style:name="P2025" style:parent-style-name="Normalny" style:family="paragraph">
      <style:paragraph-properties fo:text-align="justify" fo:line-height="150%" fo:text-indent="0.25in"/>
    </style:style>
    <style:style style:name="T2026" style:parent-style-name="Domyślnaczcionkaakapitu" style:family="text">
      <style:text-properties fo:background-color="#80FFFF"/>
    </style:style>
    <style:style style:name="P2027" style:parent-style-name="Normalny" style:family="paragraph">
      <style:paragraph-properties fo:text-align="justify" fo:line-height="150%" fo:text-indent="0.25in"/>
    </style:style>
    <style:style style:name="T2028" style:parent-style-name="Domyślnaczcionkaakapitu" style:family="text">
      <style:text-properties fo:background-color="#80FFFF"/>
    </style:style>
    <style:style style:name="T2029" style:parent-style-name="Domyślnaczcionkaakapitu" style:family="text">
      <style:text-properties fo:background-color="#80FFFF"/>
    </style:style>
    <style:style style:name="P2030" style:parent-style-name="Normalny" style:family="paragraph">
      <style:paragraph-properties fo:text-align="justify" fo:line-height="150%" fo:text-indent="0.25in"/>
    </style:style>
    <style:style style:name="P2031" style:parent-style-name="Normalny" style:family="paragraph">
      <style:paragraph-properties fo:text-align="justify" fo:line-height="150%" fo:text-indent="0.25in"/>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P2037" style:parent-style-name="Normalny" style:family="paragraph">
      <style:paragraph-properties fo:text-align="justify" fo:line-height="150%" fo:text-indent="0.25in"/>
    </style:style>
    <style:style style:name="P2038" style:parent-style-name="Normalny" style:family="paragraph">
      <style:paragraph-properties fo:text-align="justify" fo:line-height="150%"/>
    </style:style>
    <style:style style:name="T2039" style:parent-style-name="Domyślnaczcionkaakapitu" style:family="text">
      <style:text-properties style:text-underline-type="single" style:text-underline-style="solid" style:text-underline-width="auto" style:text-underline-mode="continuous"/>
    </style:style>
    <style:style style:name="T2040" style:parent-style-name="Domyślnaczcionkaakapitu" style:family="text">
      <style:text-properties fo:background-color="#80FFFF" style:text-underline-type="single" style:text-underline-style="solid" style:text-underline-width="auto" style:text-underline-mode="continuous"/>
    </style:style>
    <style:style style:name="T2041" style:parent-style-name="Domyślnaczcionkaakapitu" style:family="text">
      <style:text-properties style:text-underline-type="single" style:text-underline-style="solid" style:text-underline-width="auto" style:text-underline-mode="continuous"/>
    </style:style>
    <style:style style:name="T2042" style:parent-style-name="Domyślnaczcionkaakapitu" style:family="text">
      <style:text-properties fo:background-color="#80FFFF" style:text-underline-type="single" style:text-underline-style="solid" style:text-underline-width="auto" style:text-underline-mode="continuous"/>
    </style:style>
    <style:style style:name="P2043" style:parent-style-name="Normalny" style:family="paragraph">
      <style:paragraph-properties fo:text-align="justify" fo:line-height="150%" fo:text-indent="0.25in"/>
    </style:style>
    <style:style style:name="T2044" style:parent-style-name="Domyślnaczcionkaakapitu" style:family="text">
      <style:text-properties fo:background-color="#80FFFF"/>
    </style:style>
    <style:style style:name="T2045" style:parent-style-name="Domyślnaczcionkaakapitu" style:family="text">
      <style:text-properties fo:background-color="#80FFFF"/>
    </style:style>
    <style:style style:name="P2046" style:parent-style-name="Normalny" style:family="paragraph">
      <style:paragraph-properties fo:text-align="justify" fo:line-height="150%" fo:text-indent="0.25in"/>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5in"/>
    </style:style>
    <style:style style:name="P2055" style:parent-style-name="Normalny" style:family="paragraph">
      <style:paragraph-properties fo:text-align="justify" fo:line-height="150%"/>
    </style:style>
    <style:style style:name="T2056" style:parent-style-name="Domyślnaczcionkaakapitu" style:family="text">
      <style:text-properties style:text-underline-type="single" style:text-underline-style="solid" style:text-underline-width="auto" style:text-underline-mode="continuous"/>
    </style:style>
    <style:style style:name="T2057" style:parent-style-name="Domyślnaczcionkaakapitu" style:family="text">
      <style:text-properties fo:background-color="#80FFFF" style:text-underline-type="single" style:text-underline-style="solid" style:text-underline-width="auto" style:text-underline-mode="continuous"/>
    </style:style>
    <style:style style:name="T2058" style:parent-style-name="Domyślnaczcionkaakapitu" style:family="text">
      <style:text-properties style:text-underline-type="single" style:text-underline-style="solid" style:text-underline-width="auto" style:text-underline-mode="continuous"/>
    </style:style>
    <style:style style:name="P2059" style:parent-style-name="Normalny" style:family="paragraph">
      <style:paragraph-properties fo:text-align="justify" fo:line-height="150%" fo:text-indent="0.25in"/>
    </style:style>
    <style:style style:name="P2060" style:parent-style-name="Normalny" style:family="paragraph">
      <style:paragraph-properties fo:text-align="justify" fo:line-height="150%" fo:text-indent="0.25in"/>
    </style:style>
    <style:style style:name="P2061" style:parent-style-name="Normalny" style:family="paragraph">
      <style:paragraph-properties fo:text-align="justify" fo:line-height="150%"/>
    </style:style>
    <style:style style:name="T2062" style:parent-style-name="Domyślnaczcionkaakapitu" style:family="text">
      <style:text-properties fo:background-color="#80FFFF"/>
    </style:style>
    <style:style style:name="T2063" style:parent-style-name="Domyślnaczcionkaakapitu" style:family="text">
      <style:text-properties fo:background-color="#80FFFF"/>
    </style:style>
    <style:style style:name="P2064" style:parent-style-name="Normalny" style:family="paragraph">
      <style:paragraph-properties fo:text-align="justify" fo:line-height="150%" fo:text-indent="0.25in"/>
    </style:style>
    <style:style style:name="P2065" style:parent-style-name="Normalny" style:family="paragraph">
      <style:paragraph-properties fo:text-align="justify" fo:line-height="150%" fo:text-indent="0.25in"/>
    </style:style>
    <style:style style:name="T2066" style:parent-style-name="Domyślnaczcionkaakapitu" style:family="text">
      <style:text-properties fo:background-color="#80FFFF"/>
    </style:style>
    <style:style style:name="P2067" style:parent-style-name="Normalny" style:family="paragraph">
      <style:paragraph-properties fo:text-align="justify" fo:line-height="150%">
        <style:tab-stops>
          <style:tab-stop style:type="left" style:position="1.4583in"/>
        </style:tab-stops>
      </style:paragraph-properties>
    </style:style>
    <style:style style:name="T2068" style:parent-style-name="Domyślnaczcionkaakapitu" style:family="text">
      <style:text-properties style:text-underline-type="single" style:text-underline-style="solid" style:text-underline-width="auto" style:text-underline-mode="continuous"/>
    </style:style>
    <style:style style:name="P2069" style:parent-style-name="Normalny" style:family="paragraph">
      <style:paragraph-properties fo:text-align="justify" fo:line-height="150%" fo:text-indent="0.25in"/>
    </style:style>
    <style:style style:name="P2070" style:parent-style-name="Normalny" style:family="paragraph">
      <style:paragraph-properties fo:text-align="justify" fo:line-height="150%" fo:text-indent="0.25in"/>
    </style:style>
    <style:style style:name="P2071" style:parent-style-name="Normalny" style:family="paragraph">
      <style:paragraph-properties fo:text-align="justify" fo:line-height="150%" fo:text-indent="0.25in"/>
    </style:style>
    <style:style style:name="T2072" style:parent-style-name="Domyślnaczcionkaakapitu" style:family="text">
      <style:text-properties fo:background-color="#80FFFF"/>
    </style:style>
    <style:style style:name="P2073" style:parent-style-name="Normalny" style:family="paragraph">
      <style:paragraph-properties fo:text-align="justify" fo:line-height="150%" fo:text-indent="0.25in"/>
    </style:style>
    <style:style style:name="P2074" style:parent-style-name="Normalny" style:family="paragraph">
      <style:paragraph-properties fo:text-align="justify" fo:line-height="150%"/>
    </style:style>
    <style:style style:name="T2075" style:parent-style-name="Domyślnaczcionkaakapitu" style:family="text">
      <style:text-properties style:text-underline-type="single" style:text-underline-style="solid" style:text-underline-width="auto" style:text-underline-mode="continuous"/>
    </style:style>
    <style:style style:name="P2076" style:parent-style-name="Normalny" style:family="paragraph">
      <style:paragraph-properties fo:text-align="justify" fo:line-height="150%" fo:text-indent="0.25in"/>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5in"/>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5in"/>
    </style:style>
    <style:style style:name="P2081" style:parent-style-name="Normalny" style:family="paragraph">
      <style:paragraph-properties fo:text-align="justify" fo:line-height="150%"/>
    </style:style>
    <style:style style:name="T2082" style:parent-style-name="Domyślnaczcionkaakapitu" style:family="text">
      <style:text-properties style:text-underline-type="single" style:text-underline-style="solid" style:text-underline-width="auto" style:text-underline-mode="continuous"/>
    </style:style>
    <style:style style:name="T2083" style:parent-style-name="Domyślnaczcionkaakapitu" style:family="text">
      <style:text-properties fo:background-color="#80FFFF" style:text-underline-type="single" style:text-underline-style="solid" style:text-underline-width="auto" style:text-underline-mode="continuous"/>
    </style:style>
    <style:style style:name="T2084" style:parent-style-name="Domyślnaczcionkaakapitu" style:family="text">
      <style:text-properties style:text-underline-type="single" style:text-underline-style="solid" style:text-underline-width="auto" style:text-underline-mode="continuous"/>
    </style:style>
    <style:style style:name="T2085" style:parent-style-name="Domyślnaczcionkaakapitu" style:family="text">
      <style:text-properties fo:background-color="#80FFFF" style:text-underline-type="single" style:text-underline-style="solid" style:text-underline-width="auto" style:text-underline-mode="continuous"/>
    </style:style>
    <style:style style:name="T2086" style:parent-style-name="Domyślnaczcionkaakapitu" style:family="text">
      <style:text-properties style:text-underline-type="single" style:text-underline-style="solid" style:text-underline-width="auto" style:text-underline-mode="continuous"/>
    </style:style>
    <style:style style:name="T2087" style:parent-style-name="Domyślnaczcionkaakapitu" style:family="text">
      <style:text-properties fo:background-color="#80FFFF" style:text-underline-type="single" style:text-underline-style="solid" style:text-underline-width="auto" style:text-underline-mode="continuous"/>
    </style:style>
    <style:style style:name="T2088" style:parent-style-name="Domyślnaczcionkaakapitu" style:family="text">
      <style:text-properties style:text-underline-type="single" style:text-underline-style="solid" style:text-underline-width="auto" style:text-underline-mode="continuous"/>
    </style:style>
    <style:style style:name="T2089" style:parent-style-name="Domyślnaczcionkaakapitu" style:family="text">
      <style:text-properties fo:background-color="#80FFFF" style:text-underline-type="single" style:text-underline-style="solid" style:text-underline-width="auto" style:text-underline-mode="continuous"/>
    </style:style>
    <style:style style:name="T2090" style:parent-style-name="Domyślnaczcionkaakapitu" style:family="text">
      <style:text-properties style:text-underline-type="single" style:text-underline-style="solid" style:text-underline-width="auto" style:text-underline-mode="continuous"/>
    </style:style>
    <style:style style:name="T2091" style:parent-style-name="Domyślnaczcionkaakapitu" style:family="text">
      <style:text-properties fo:background-color="#80FFFF" style:text-underline-type="single" style:text-underline-style="solid" style:text-underline-width="auto" style:text-underline-mode="continuous"/>
    </style:style>
    <style:style style:name="T2092" style:parent-style-name="Domyślnaczcionkaakapitu" style:family="text">
      <style:text-properties style:text-underline-type="single" style:text-underline-style="solid" style:text-underline-width="auto" style:text-underline-mode="continuous"/>
    </style:style>
    <style:style style:name="T2093" style:parent-style-name="Domyślnaczcionkaakapitu" style:family="text">
      <style:text-properties fo:background-color="#80FFFF" style:text-underline-type="single" style:text-underline-style="solid" style:text-underline-width="auto" style:text-underline-mode="continuous"/>
    </style:style>
    <style:style style:name="T2094" style:parent-style-name="Domyślnaczcionkaakapitu" style:family="text">
      <style:text-properties style:text-underline-type="single" style:text-underline-style="solid" style:text-underline-width="auto" style:text-underline-mode="continuous"/>
    </style:style>
    <style:style style:name="P2095" style:parent-style-name="Normalny" style:family="paragraph">
      <style:paragraph-properties fo:text-align="justify" fo:line-height="150%" fo:text-indent="0.25in"/>
    </style:style>
    <style:style style:name="P2096" style:parent-style-name="Normalny" style:family="paragraph">
      <style:paragraph-properties fo:text-align="justify" fo:line-height="150%"/>
    </style:style>
    <style:style style:name="T2097" style:parent-style-name="Domyślnaczcionkaakapitu" style:family="text">
      <style:text-properties style:text-underline-type="single" style:text-underline-style="solid" style:text-underline-width="auto" style:text-underline-mode="continuous"/>
    </style:style>
    <style:style style:name="P2098" style:parent-style-name="Normalny" style:family="paragraph">
      <style:paragraph-properties fo:text-align="justify" fo:line-height="150%" fo:text-indent="0.25in"/>
    </style:style>
    <style:style style:name="P2099" style:parent-style-name="Normalny" style:family="paragraph">
      <style:paragraph-properties fo:text-align="justify" fo:line-height="150%"/>
    </style:style>
    <style:style style:name="T2100" style:parent-style-name="Domyślnaczcionkaakapitu" style:family="text">
      <style:text-properties style:text-underline-type="single" style:text-underline-style="solid" style:text-underline-width="auto" style:text-underline-mode="continuous"/>
    </style:style>
    <style:style style:name="P2101" style:parent-style-name="Normalny" style:family="paragraph">
      <style:paragraph-properties fo:text-align="justify" fo:line-height="150%" fo:text-indent="0.25in"/>
    </style:style>
    <style:style style:name="P2102" style:parent-style-name="Normalny" style:family="paragraph">
      <style:paragraph-properties fo:text-align="justify" fo:line-height="150%" fo:text-indent="0.25in"/>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P2106" style:parent-style-name="Normalny" style:family="paragraph">
      <style:paragraph-properties fo:text-align="justify" fo:line-height="150%"/>
    </style:style>
    <style:style style:name="T2107" style:parent-style-name="Domyślnaczcionkaakapitu" style:family="text">
      <style:text-properties style:text-underline-type="single" style:text-underline-style="solid" style:text-underline-width="auto" style:text-underline-mode="continuous"/>
    </style:style>
    <style:style style:name="P2108" style:parent-style-name="Normalny" style:family="paragraph">
      <style:paragraph-properties fo:text-align="justify" fo:line-height="150%" fo:text-indent="0.25in"/>
    </style:style>
    <style:style style:name="P2109" style:parent-style-name="Normalny" style:family="paragraph">
      <style:paragraph-properties fo:text-align="justify" fo:line-height="150%" fo:text-indent="0.25in"/>
    </style:style>
    <style:style style:name="P2110" style:parent-style-name="Normalny" style:family="paragraph">
      <style:paragraph-properties fo:text-align="justify" fo:line-height="150%"/>
    </style:style>
    <style:style style:name="T2111" style:parent-style-name="Domyślnaczcionkaakapitu" style:family="text">
      <style:text-properties style:text-underline-type="single" style:text-underline-style="solid" style:text-underline-width="auto" style:text-underline-mode="continuous"/>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fo:text-indent="0.25in"/>
    </style:style>
    <style:style style:name="T2114" style:parent-style-name="Domyślnaczcionkaakapitu" style:family="text">
      <style:text-properties fo:background-color="#80FFFF"/>
    </style:style>
    <style:style style:name="P2115" style:parent-style-name="Normalny" style:family="paragraph">
      <style:paragraph-properties fo:text-align="justify" fo:line-height="150%"/>
    </style:style>
    <style:style style:name="T2116" style:parent-style-name="Domyślnaczcionkaakapitu" style:family="text">
      <style:text-properties style:text-underline-type="single" style:text-underline-style="solid" style:text-underline-width="auto" style:text-underline-mode="continuous"/>
    </style:style>
    <style:style style:name="T2117" style:parent-style-name="Domyślnaczcionkaakapitu" style:family="text">
      <style:text-properties fo:background-color="#80FFFF" style:text-underline-type="single" style:text-underline-style="solid" style:text-underline-width="auto" style:text-underline-mode="continuous"/>
    </style:style>
    <style:style style:name="T2118" style:parent-style-name="Domyślnaczcionkaakapitu" style:family="text">
      <style:text-properties style:text-underline-type="single" style:text-underline-style="solid" style:text-underline-width="auto" style:text-underline-mode="continuous"/>
    </style:style>
    <style:style style:name="T2119" style:parent-style-name="Domyślnaczcionkaakapitu" style:family="text">
      <style:text-properties fo:background-color="#80FFFF" style:text-underline-type="single" style:text-underline-style="solid" style:text-underline-width="auto" style:text-underline-mode="continuous"/>
    </style:style>
    <style:style style:name="T2120" style:parent-style-name="Domyślnaczcionkaakapitu" style:family="text">
      <style:text-properties style:text-underline-type="single" style:text-underline-style="solid" style:text-underline-width="auto" style:text-underline-mode="continuous"/>
    </style:style>
    <style:style style:name="P2121" style:parent-style-name="Normalny" style:family="paragraph">
      <style:paragraph-properties fo:text-align="justify" fo:line-height="150%" fo:text-indent="0.25in"/>
    </style:style>
    <style:style style:name="P2122" style:parent-style-name="Normalny" style:family="paragraph">
      <style:paragraph-properties fo:text-align="justify" fo:line-height="150%" fo:text-indent="0.25in"/>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style:style>
    <style:style style:name="T2125" style:parent-style-name="Domyślnaczcionkaakapitu" style:family="text">
      <style:text-properties style:text-underline-type="single" style:text-underline-style="solid" style:text-underline-width="auto" style:text-underline-mode="continuous"/>
    </style:style>
    <style:style style:name="P2126" style:parent-style-name="Normalny" style:family="paragraph">
      <style:paragraph-properties fo:text-align="justify" fo:line-height="150%" fo:text-indent="0.25in"/>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P2131" style:parent-style-name="Normalny" style:family="paragraph">
      <style:paragraph-properties fo:text-align="justify" fo:line-height="150%" fo:text-indent="0.25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P2139" style:parent-style-name="Normalny" style:family="paragraph">
      <style:paragraph-properties fo:text-align="justify" fo:line-height="150%" fo:text-indent="0.25in"/>
    </style:style>
    <style:style style:name="T2140" style:parent-style-name="Domyślnaczcionkaakapitu" style:family="text">
      <style:text-properties fo:background-color="#80FFFF"/>
    </style:style>
    <style:style style:name="P2141" style:parent-style-name="Normalny" style:family="paragraph">
      <style:paragraph-properties fo:text-align="justify" fo:line-height="150%" fo:text-indent="0.25in"/>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style:style>
    <style:style style:name="T2144" style:parent-style-name="Domyślnaczcionkaakapitu" style:family="text">
      <style:text-properties style:text-underline-type="single" style:text-underline-style="solid" style:text-underline-width="auto" style:text-underline-mode="continuous"/>
    </style:style>
    <style:style style:name="T2145" style:parent-style-name="Domyślnaczcionkaakapitu" style:family="text">
      <style:text-properties fo:background-color="#80FFFF" style:text-underline-type="single" style:text-underline-style="solid" style:text-underline-width="auto" style:text-underline-mode="continuous"/>
    </style:style>
    <style:style style:name="T2146" style:parent-style-name="Domyślnaczcionkaakapitu" style:family="text">
      <style:text-properties style:text-underline-type="single" style:text-underline-style="solid" style:text-underline-width="auto" style:text-underline-mode="continuous"/>
    </style:style>
    <style:style style:name="P2147" style:parent-style-name="Normalny" style:family="paragraph">
      <style:paragraph-properties fo:text-align="justify" fo:line-height="150%" fo:text-indent="0.25in"/>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fo:text-indent="0.25in"/>
    </style:style>
    <style:style style:name="P2150" style:parent-style-name="Normalny" style:family="paragraph">
      <style:paragraph-properties fo:text-align="justify" fo:line-height="150%"/>
    </style:style>
    <style:style style:name="T2151" style:parent-style-name="Domyślnaczcionkaakapitu" style:family="text">
      <style:text-properties style:text-underline-type="single" style:text-underline-style="solid" style:text-underline-width="auto" style:text-underline-mode="continuous"/>
    </style:style>
    <style:style style:name="T2152" style:parent-style-name="Domyślnaczcionkaakapitu" style:family="text">
      <style:text-properties fo:background-color="#80FFFF" style:text-underline-type="single" style:text-underline-style="solid" style:text-underline-width="auto" style:text-underline-mode="continuous"/>
    </style:style>
    <style:style style:name="T2153" style:parent-style-name="Domyślnaczcionkaakapitu" style:family="text">
      <style:text-properties style:text-underline-type="single" style:text-underline-style="solid" style:text-underline-width="auto" style:text-underline-mode="continuous"/>
    </style:style>
    <style:style style:name="T2154" style:parent-style-name="Domyślnaczcionkaakapitu" style:family="text">
      <style:text-properties fo:background-color="#80FFFF" style:text-underline-type="single" style:text-underline-style="solid" style:text-underline-width="auto" style:text-underline-mode="continuous"/>
    </style:style>
    <style:style style:name="T2155" style:parent-style-name="Domyślnaczcionkaakapitu" style:family="text">
      <style:text-properties style:text-underline-type="single" style:text-underline-style="solid" style:text-underline-width="auto" style:text-underline-mode="continuous"/>
    </style:style>
    <style:style style:name="P2156" style:parent-style-name="Normalny" style:family="paragraph">
      <style:paragraph-properties fo:text-align="justify" fo:line-height="150%" fo:text-indent="0.25in"/>
    </style:style>
    <style:style style:name="P2157" style:parent-style-name="Normalny" style:family="paragraph">
      <style:paragraph-properties fo:text-align="justify" fo:line-height="150%" fo:text-indent="0.25in"/>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5in"/>
    </style:style>
    <style:style style:name="P2161" style:parent-style-name="Normalny" style:family="paragraph">
      <style:paragraph-properties fo:text-align="justify" fo:line-height="150%" fo:text-indent="0.25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T2164" style:parent-style-name="Domyślnaczcionkaakapitu" style:family="text">
      <style:text-properties fo:background-color="#80FFFF"/>
    </style:style>
    <style:style style:name="T2165" style:parent-style-name="Domyślnaczcionkaakapitu" style:family="text">
      <style:text-properties fo:background-color="#80FFFF"/>
    </style:style>
    <style:style style:name="T2166" style:parent-style-name="Domyślnaczcionkaakapitu" style:family="text">
      <style:text-properties fo:background-color="#80FFFF"/>
    </style:style>
    <style:style style:name="T2167" style:parent-style-name="Domyślnaczcionkaakapitu" style:family="text">
      <style:text-properties fo:background-color="#80FFFF"/>
    </style:style>
    <style:style style:name="P2168" style:parent-style-name="Normalny" style:family="paragraph">
      <style:paragraph-properties fo:text-align="justify" fo:line-height="150%" fo:text-indent="0.25in"/>
    </style:style>
    <style:style style:name="T2169" style:parent-style-name="Domyślnaczcionkaakapitu" style:family="text">
      <style:text-properties fo:background-color="#80FFFF"/>
    </style:style>
    <style:style style:name="T2170" style:parent-style-name="Domyślnaczcionkaakapitu" style:family="text">
      <style:text-properties fo:background-color="#80FFFF"/>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P2174" style:parent-style-name="Normalny" style:family="paragraph">
      <style:paragraph-properties fo:text-align="justify" fo:line-height="150%" fo:text-indent="0.25in"/>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5in"/>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P2185" style:parent-style-name="Normalny" style:family="paragraph">
      <style:paragraph-properties fo:text-align="justify" fo:line-height="150%" fo:text-indent="0.25in"/>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fo:text-indent="0.25in"/>
    </style:style>
    <style:style style:name="P2189" style:parent-style-name="Normalny" style:family="paragraph">
      <style:paragraph-properties fo:text-align="justify" fo:line-height="150%" fo:text-indent="0.25in"/>
    </style:style>
    <style:style style:name="P2190" style:parent-style-name="Normalny" style:family="paragraph">
      <style:paragraph-properties fo:text-align="justify" fo:line-height="150%" fo:text-indent="0.25in"/>
    </style:style>
    <style:style style:name="T2191" style:parent-style-name="Domyślnaczcionkaakapitu" style:family="text">
      <style:text-properties fo:background-color="#80FFFF"/>
    </style:style>
    <style:style style:name="P2192" style:parent-style-name="Normalny" style:family="paragraph">
      <style:paragraph-properties fo:text-align="justify" fo:line-height="150%" fo:text-indent="0.25in"/>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P2196" style:parent-style-name="Normalny" style:family="paragraph">
      <style:paragraph-properties fo:text-align="justify" fo:line-height="150%" fo:text-indent="0.25in"/>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P2199" style:parent-style-name="Normalny" style:family="paragraph">
      <style:paragraph-properties fo:text-align="justify" fo:line-height="150%" fo:text-indent="0.25in"/>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P2204" style:parent-style-name="Normalny" style:family="paragraph">
      <style:paragraph-properties fo:text-align="justify" fo:line-height="150%" fo:text-indent="0.25in"/>
    </style:style>
    <style:style style:name="T2205" style:parent-style-name="Domyślnaczcionkaakapitu" style:family="text">
      <style:text-properties fo:background-color="#80FFFF"/>
    </style:style>
    <style:style style:name="T2206" style:parent-style-name="Domyślnaczcionkaakapitu" style:family="text">
      <style:text-properties fo:background-color="#80FFFF"/>
    </style:style>
    <style:style style:name="T2207" style:parent-style-name="Domyślnaczcionkaakapitu" style:family="text">
      <style:text-properties fo:background-color="#80FFFF"/>
    </style:style>
    <style:style style:name="T2208" style:parent-style-name="Domyślnaczcionkaakapitu" style:family="text">
      <style:text-properties fo:background-color="#80FFFF"/>
    </style:style>
    <style:style style:name="P2209" style:parent-style-name="Normalny" style:family="paragraph">
      <style:paragraph-properties fo:text-align="justify" fo:line-height="150%"/>
    </style:style>
    <style:style style:name="T2210" style:parent-style-name="Domyślnaczcionkaakapitu" style:family="text">
      <style:text-properties style:text-underline-type="single" style:text-underline-style="solid" style:text-underline-width="auto" style:text-underline-mode="continuous"/>
    </style:style>
    <style:style style:name="T2211" style:parent-style-name="Domyślnaczcionkaakapitu" style:family="text">
      <style:text-properties fo:background-color="#80FFFF" style:text-underline-type="single" style:text-underline-style="solid" style:text-underline-width="auto" style:text-underline-mode="continuous"/>
    </style:style>
    <style:style style:name="T2212" style:parent-style-name="Domyślnaczcionkaakapitu" style:family="text">
      <style:text-properties style:text-underline-type="single" style:text-underline-style="solid" style:text-underline-width="auto" style:text-underline-mode="continuous"/>
    </style:style>
    <style:style style:name="T2213" style:parent-style-name="Domyślnaczcionkaakapitu" style:family="text">
      <style:text-properties fo:background-color="#80FFFF" style:text-underline-type="single" style:text-underline-style="solid" style:text-underline-width="auto" style:text-underline-mode="continuous"/>
    </style:style>
    <style:style style:name="P2214" style:parent-style-name="Normalny" style:family="paragraph">
      <style:paragraph-properties fo:text-align="justify" fo:line-height="150%" fo:text-indent="0.25in"/>
    </style:style>
    <style:style style:name="P2215" style:parent-style-name="Normalny" style:family="paragraph">
      <style:paragraph-properties fo:text-align="justify" fo:line-height="150%" fo:text-indent="0.25in"/>
    </style:style>
    <style:style style:name="P2216" style:parent-style-name="Normalny" style:family="paragraph">
      <style:paragraph-properties fo:text-align="justify" fo:line-height="150%"/>
    </style:style>
    <style:style style:name="T2217" style:parent-style-name="Domyślnaczcionkaakapitu" style:family="text">
      <style:text-properties style:text-underline-type="single" style:text-underline-style="solid" style:text-underline-width="auto" style:text-underline-mode="continuous"/>
    </style:style>
    <style:style style:name="P2218" style:parent-style-name="Normalny" style:family="paragraph">
      <style:paragraph-properties fo:text-align="justify" fo:line-height="150%" fo:text-indent="0.25in"/>
    </style:style>
    <style:style style:name="P2219" style:parent-style-name="Normalny" style:family="paragraph">
      <style:paragraph-properties fo:text-align="justify" fo:line-height="150%" fo:text-indent="0.25in"/>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T2225" style:parent-style-name="Domyślnaczcionkaakapitu" style:family="text">
      <style:text-properties fo:background-color="#80FFFF"/>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T2231" style:parent-style-name="Domyślnaczcionkaakapitu" style:family="text">
      <style:text-properties fo:background-color="#80FFFF"/>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5in"/>
    </style:style>
    <style:style style:name="P2236" style:parent-style-name="Normalny" style:family="paragraph">
      <style:paragraph-properties fo:text-align="justify" fo:line-height="150%" fo:text-indent="0.25in"/>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5in"/>
    </style:style>
    <style:style style:name="P2242" style:parent-style-name="Normalny" style:family="paragraph">
      <style:paragraph-properties fo:text-align="justify" fo:line-height="150%" fo:text-indent="0.25in"/>
    </style:style>
    <style:style style:name="P2243" style:parent-style-name="Normalny" style:family="paragraph">
      <style:paragraph-properties fo:text-align="justify" fo:line-height="150%" fo:text-indent="0.25in"/>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P2250" style:parent-style-name="Normalny" style:family="paragraph">
      <style:paragraph-properties fo:text-align="justify" fo:line-height="150%" fo:text-indent="0.25in"/>
    </style:style>
    <style:style style:name="T2251" style:parent-style-name="Domyślnaczcionkaakapitu" style:family="text">
      <style:text-properties fo:background-color="#80FFFF"/>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5in"/>
    </style:style>
    <style:style style:name="P2254" style:parent-style-name="Normalny" style:family="paragraph">
      <style:paragraph-properties fo:text-align="justify" fo:line-height="150%" fo:text-indent="0.25in"/>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fo:text-indent="0.25in"/>
    </style:style>
    <style:style style:name="P2258" style:parent-style-name="Normalny" style:family="paragraph">
      <style:paragraph-properties fo:text-align="justify" fo:line-height="150%">
        <style:tab-stops>
          <style:tab-stop style:type="left" style:position="1.8034in"/>
        </style:tab-stops>
      </style:paragraph-properties>
    </style:style>
    <style:style style:name="T2259" style:parent-style-name="Domyślnaczcionkaakapitu" style:family="text">
      <style:text-properties style:text-underline-type="single" style:text-underline-style="solid" style:text-underline-width="auto" style:text-underline-mode="continuous"/>
    </style:style>
    <style:style style:name="T2260" style:parent-style-name="Domyślnaczcionkaakapitu" style:family="text">
      <style:text-properties fo:background-color="#80FFFF" style:text-underline-type="single" style:text-underline-style="solid" style:text-underline-width="auto" style:text-underline-mode="continuous"/>
    </style:style>
    <style:style style:name="T2261" style:parent-style-name="Domyślnaczcionkaakapitu" style:family="text">
      <style:text-properties style:text-underline-type="single" style:text-underline-style="solid" style:text-underline-width="auto" style:text-underline-mode="continuous"/>
    </style:style>
    <style:style style:name="T2262" style:parent-style-name="Domyślnaczcionkaakapitu" style:family="text">
      <style:text-properties fo:background-color="#80FFFF" style:text-underline-type="single" style:text-underline-style="solid" style:text-underline-width="auto" style:text-underline-mode="continuous"/>
    </style:style>
    <style:style style:name="P2263" style:parent-style-name="Normalny" style:family="paragraph">
      <style:paragraph-properties fo:text-align="justify" fo:line-height="150%" fo:text-indent="0.25in"/>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P2275" style:parent-style-name="Normalny" style:family="paragraph">
      <style:paragraph-properties fo:text-align="justify" fo:line-height="150%" fo:text-indent="0.25in"/>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P2278" style:parent-style-name="Normalny" style:family="paragraph">
      <style:paragraph-properties fo:text-align="justify" fo:line-height="150%"/>
    </style:style>
    <style:style style:name="T2279" style:parent-style-name="Domyślnaczcionkaakapitu" style:family="text">
      <style:text-properties style:text-underline-type="single" style:text-underline-style="solid" style:text-underline-width="auto" style:text-underline-mode="continuous"/>
    </style:style>
    <style:style style:name="T2280" style:parent-style-name="Domyślnaczcionkaakapitu" style:family="text">
      <style:text-properties fo:background-color="#80FFFF" style:text-underline-type="single" style:text-underline-style="solid" style:text-underline-width="auto" style:text-underline-mode="continuous"/>
    </style:style>
    <style:style style:name="T2281" style:parent-style-name="Domyślnaczcionkaakapitu" style:family="text">
      <style:text-properties style:text-underline-type="single" style:text-underline-style="solid" style:text-underline-width="auto" style:text-underline-mode="continuous"/>
    </style:style>
    <style:style style:name="P2282" style:parent-style-name="Normalny" style:family="paragraph">
      <style:paragraph-properties fo:text-align="justify" fo:line-height="150%" fo:text-indent="0.25in"/>
    </style:style>
    <style:style style:name="T2283" style:parent-style-name="Domyślnaczcionkaakapitu" style:family="text">
      <style:text-properties fo:background-color="#80FFFF"/>
    </style:style>
    <style:style style:name="P2284" style:parent-style-name="Normalny" style:family="paragraph">
      <style:paragraph-properties fo:text-align="justify" fo:line-height="150%"/>
    </style:style>
    <style:style style:name="T2285" style:parent-style-name="Domyślnaczcionkaakapitu" style:family="text">
      <style:text-properties style:text-underline-type="single" style:text-underline-style="solid" style:text-underline-width="auto" style:text-underline-mode="continuous"/>
    </style:style>
    <style:style style:name="T2286" style:parent-style-name="Domyślnaczcionkaakapitu" style:family="text">
      <style:text-properties fo:background-color="#80FFFF" style:text-underline-type="single" style:text-underline-style="solid" style:text-underline-width="auto" style:text-underline-mode="continuous"/>
    </style:style>
    <style:style style:name="T2287" style:parent-style-name="Domyślnaczcionkaakapitu" style:family="text">
      <style:text-properties style:text-underline-type="single" style:text-underline-style="solid" style:text-underline-width="auto" style:text-underline-mode="continuous"/>
    </style:style>
    <style:style style:name="P2288" style:parent-style-name="Normalny" style:family="paragraph">
      <style:paragraph-properties fo:text-align="justify" fo:line-height="150%" fo:text-indent="0.25in"/>
    </style:style>
    <style:style style:name="T2289" style:parent-style-name="Domyślnaczcionkaakapitu" style:family="text">
      <style:text-properties fo:background-color="#80FFFF"/>
    </style:style>
    <style:style style:name="T2290" style:parent-style-name="Domyślnaczcionkaakapitu" style:family="text">
      <style:text-properties fo:background-color="#80FFFF"/>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fo:text-indent="0.25in"/>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fo:text-indent="0.25in"/>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T2299" style:parent-style-name="Domyślnaczcionkaakapitu" style:family="text">
      <style:text-properties fo:background-color="#80FFFF"/>
    </style:style>
    <style:style style:name="T2300" style:parent-style-name="Domyślnaczcionkaakapitu" style:family="text">
      <style:text-properties fo:background-color="#80FFFF"/>
    </style:style>
    <style:style style:name="P2301" style:parent-style-name="Normalny" style:family="paragraph">
      <style:paragraph-properties fo:text-align="justify" fo:line-height="150%" fo:text-indent="0.25in"/>
    </style:style>
    <style:style style:name="T2302" style:parent-style-name="Domyślnaczcionkaakapitu" style:family="text">
      <style:text-properties fo:background-color="#80FFFF"/>
    </style:style>
    <style:style style:name="P2303" style:parent-style-name="Normalny" style:family="paragraph">
      <style:paragraph-properties fo:text-align="justify" fo:line-height="150%" fo:text-indent="0.25in"/>
    </style:style>
    <style:style style:name="P2304" style:parent-style-name="Normalny" style:family="paragraph">
      <style:paragraph-properties fo:text-align="justify" fo:line-height="150%"/>
    </style:style>
    <style:style style:name="T2305" style:parent-style-name="Domyślnaczcionkaakapitu" style:family="text">
      <style:text-properties style:text-underline-type="single" style:text-underline-style="solid" style:text-underline-width="auto" style:text-underline-mode="continuous"/>
    </style:style>
    <style:style style:name="T2306" style:parent-style-name="Domyślnaczcionkaakapitu" style:family="text">
      <style:text-properties fo:background-color="#80FFFF" style:text-underline-type="single" style:text-underline-style="solid" style:text-underline-width="auto" style:text-underline-mode="continuous"/>
    </style:style>
    <style:style style:name="T2307" style:parent-style-name="Domyślnaczcionkaakapitu" style:family="text">
      <style:text-properties style:text-underline-type="single" style:text-underline-style="solid" style:text-underline-width="auto" style:text-underline-mode="continuous"/>
    </style:style>
    <style:style style:name="T2308" style:parent-style-name="Domyślnaczcionkaakapitu" style:family="text">
      <style:text-properties fo:background-color="#80FFFF" style:text-underline-type="single" style:text-underline-style="solid" style:text-underline-width="auto" style:text-underline-mode="continuous"/>
    </style:style>
    <style:style style:name="T2309" style:parent-style-name="Domyślnaczcionkaakapitu" style:family="text">
      <style:text-properties style:text-underline-type="single" style:text-underline-style="solid" style:text-underline-width="auto" style:text-underline-mode="continuous"/>
    </style:style>
    <style:style style:name="P2310" style:parent-style-name="Normalny" style:family="paragraph">
      <style:paragraph-properties fo:text-align="justify" fo:line-height="150%" fo:text-indent="0.25in"/>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fo:text-indent="0.25in"/>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fo:text-indent="0.25in"/>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P2327" style:parent-style-name="Normalny" style:family="paragraph">
      <style:paragraph-properties fo:text-align="justify" fo:line-height="150%"/>
    </style:style>
    <style:style style:name="T2328" style:parent-style-name="Domyślnaczcionkaakapitu" style:family="text">
      <style:text-properties style:text-underline-type="single" style:text-underline-style="solid" style:text-underline-width="auto" style:text-underline-mode="continuous"/>
    </style:style>
    <style:style style:name="T2329" style:parent-style-name="Domyślnaczcionkaakapitu" style:family="text">
      <style:text-properties fo:background-color="#80FFFF" style:text-underline-type="single" style:text-underline-style="solid" style:text-underline-width="auto" style:text-underline-mode="continuous"/>
    </style:style>
    <style:style style:name="T2330" style:parent-style-name="Domyślnaczcionkaakapitu" style:family="text">
      <style:text-properties style:text-underline-type="single" style:text-underline-style="solid" style:text-underline-width="auto" style:text-underline-mode="continuous"/>
    </style:style>
    <style:style style:name="P2331" style:parent-style-name="Normalny" style:family="paragraph">
      <style:paragraph-properties fo:text-align="justify" fo:line-height="150%" fo:text-indent="0.25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T2334" style:parent-style-name="Domyślnaczcionkaakapitu" style:family="text">
      <style:text-properties fo:background-color="#80FFFF"/>
    </style:style>
    <style:style style:name="P2335" style:parent-style-name="Normalny" style:family="paragraph">
      <style:paragraph-properties fo:text-align="justify" fo:line-height="150%" fo:text-indent="0.25in"/>
    </style:style>
    <style:style style:name="T2336" style:parent-style-name="Domyślnaczcionkaakapitu" style:family="text">
      <style:text-properties fo:background-color="#80FFFF"/>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P2340" style:parent-style-name="Normalny" style:family="paragraph">
      <style:paragraph-properties fo:text-align="justify" fo:line-height="150%" fo:text-indent="0.25in"/>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P2350" style:parent-style-name="Normalny" style:family="paragraph">
      <style:paragraph-properties fo:text-align="justify" fo:line-height="150%" fo:text-indent="0.25in"/>
    </style:style>
    <style:style style:name="P2351" style:parent-style-name="Normalny" style:family="paragraph">
      <style:paragraph-properties fo:text-align="justify" fo:line-height="150%" fo:text-indent="0.25in"/>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fo:text-indent="0.25in"/>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P2358" style:parent-style-name="Normalny" style:family="paragraph">
      <style:paragraph-properties fo:text-align="justify" fo:line-height="150%"/>
    </style:style>
    <style:style style:name="T2359" style:parent-style-name="Domyślnaczcionkaakapitu" style:family="text">
      <style:text-properties style:text-underline-type="single" style:text-underline-style="solid" style:text-underline-width="auto" style:text-underline-mode="continuous"/>
    </style:style>
    <style:style style:name="P2360" style:parent-style-name="Normalny" style:family="paragraph">
      <style:paragraph-properties fo:text-align="justify" fo:line-height="150%" fo:text-indent="0.25in"/>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P2363" style:parent-style-name="Normalny" style:family="paragraph">
      <style:paragraph-properties fo:text-align="justify" fo:line-height="150%"/>
    </style:style>
    <style:style style:name="T2364" style:parent-style-name="Domyślnaczcionkaakapitu" style:family="text">
      <style:text-properties style:text-underline-type="single" style:text-underline-style="solid" style:text-underline-width="auto" style:text-underline-mode="continuous"/>
    </style:style>
    <style:style style:name="P2365" style:parent-style-name="Normalny" style:family="paragraph">
      <style:paragraph-properties fo:text-align="justify" fo:line-height="150%" fo:text-indent="0.25in"/>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T2368" style:parent-style-name="Domyślnaczcionkaakapitu" style:family="text">
      <style:text-properties fo:background-color="#80FFFF"/>
    </style:style>
    <style:style style:name="P2369" style:parent-style-name="Normalny" style:family="paragraph">
      <style:paragraph-properties fo:text-align="justify" fo:line-height="150%" fo:text-indent="0.25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P2373" style:parent-style-name="Normalny" style:family="paragraph">
      <style:paragraph-properties fo:text-align="justify" fo:line-height="150%" fo:text-indent="0.25in"/>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5in"/>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5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P2402" style:parent-style-name="Normalny" style:family="paragraph">
      <style:paragraph-properties fo:text-align="justify" fo:line-height="150%" fo:text-indent="0.25in"/>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P2408" style:parent-style-name="Normalny" style:family="paragraph">
      <style:paragraph-properties fo:text-align="justify" fo:line-height="150%" fo:text-indent="0.25in"/>
    </style:style>
    <style:style style:name="T2409" style:parent-style-name="Domyślnaczcionkaakapitu" style:family="text">
      <style:text-properties fo:background-color="#80FFFF"/>
    </style:style>
    <style:style style:name="P2410" style:parent-style-name="Normalny" style:family="paragraph">
      <style:paragraph-properties fo:text-align="justify" fo:line-height="150%" fo:text-indent="0.25in"/>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style:style>
    <style:style style:name="T2413" style:parent-style-name="Domyślnaczcionkaakapitu" style:family="text">
      <style:text-properties style:text-underline-type="single" style:text-underline-style="solid" style:text-underline-width="auto" style:text-underline-mode="continuous"/>
    </style:style>
    <style:style style:name="P2414" style:parent-style-name="Normalny" style:family="paragraph">
      <style:paragraph-properties fo:text-align="justify" fo:line-height="150%" fo:text-indent="0.25in"/>
    </style:style>
    <style:style style:name="P2415" style:parent-style-name="Normalny" style:family="paragraph">
      <style:paragraph-properties fo:text-align="justify" fo:line-height="150%"/>
    </style:style>
    <style:style style:name="T2416" style:parent-style-name="Domyślnaczcionkaakapitu" style:family="text">
      <style:text-properties style:text-underline-type="single" style:text-underline-style="solid" style:text-underline-width="auto" style:text-underline-mode="continuous"/>
    </style:style>
    <style:style style:name="T2417" style:parent-style-name="Domyślnaczcionkaakapitu" style:family="text">
      <style:text-properties fo:background-color="#80FFFF" style:text-underline-type="single" style:text-underline-style="solid" style:text-underline-width="auto" style:text-underline-mode="continuous"/>
    </style:style>
    <style:style style:name="T2418" style:parent-style-name="Domyślnaczcionkaakapitu" style:family="text">
      <style:text-properties style:text-underline-type="single" style:text-underline-style="solid" style:text-underline-width="auto" style:text-underline-mode="continuous"/>
    </style:style>
    <style:style style:name="T2419" style:parent-style-name="Domyślnaczcionkaakapitu" style:family="text">
      <style:text-properties fo:background-color="#80FFFF" style:text-underline-type="single" style:text-underline-style="solid" style:text-underline-width="auto" style:text-underline-mode="continuous"/>
    </style:style>
    <style:style style:name="P2420" style:parent-style-name="Normalny" style:family="paragraph">
      <style:paragraph-properties fo:text-align="justify" fo:line-height="150%" fo:text-indent="0.25in"/>
    </style:style>
    <style:style style:name="P2421" style:parent-style-name="Normalny" style:family="paragraph">
      <style:paragraph-properties fo:text-align="justify" fo:line-height="150%" fo:text-indent="0.25in"/>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T2425" style:parent-style-name="Domyślnaczcionkaakapitu" style:family="text">
      <style:text-properties fo:background-color="#80FFFF"/>
    </style:style>
    <style:style style:name="T2426" style:parent-style-name="Domyślnaczcionkaakapitu" style:family="text">
      <style:text-properties fo:background-color="#80FFFF"/>
    </style:style>
    <style:style style:name="P2427" style:parent-style-name="Normalny" style:family="paragraph">
      <style:paragraph-properties fo:text-align="justify" fo:line-height="150%" fo:text-indent="0.25in"/>
    </style:style>
    <style:style style:name="T2428" style:parent-style-name="Domyślnaczcionkaakapitu" style:family="text">
      <style:text-properties fo:background-color="#80FFFF"/>
    </style:style>
    <style:style style:name="T2429" style:parent-style-name="Domyślnaczcionkaakapitu" style:family="text">
      <style:text-properties fo:background-color="#80FFFF"/>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fo:text-indent="0.25in"/>
    </style:style>
    <style:style style:name="P2434" style:parent-style-name="Normalny" style:family="paragraph">
      <style:paragraph-properties fo:text-align="justify" fo:line-height="150%" fo:text-indent="0.25in"/>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5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P2441" style:parent-style-name="Normalny" style:family="paragraph">
      <style:paragraph-properties fo:text-align="justify" fo:line-height="150%"/>
    </style:style>
    <style:style style:name="T2442" style:parent-style-name="Domyślnaczcionkaakapitu" style:family="text">
      <style:text-properties style:text-underline-type="single" style:text-underline-style="solid" style:text-underline-width="auto" style:text-underline-mode="continuous"/>
    </style:style>
    <style:style style:name="P2443" style:parent-style-name="Normalny" style:family="paragraph">
      <style:paragraph-properties fo:text-align="justify" fo:line-height="150%" fo:text-indent="0.25in"/>
    </style:style>
    <style:style style:name="P2444" style:parent-style-name="Normalny" style:family="paragraph">
      <style:paragraph-properties fo:text-align="justify" fo:line-height="150%" fo:text-indent="0.25in"/>
    </style:style>
    <style:style style:name="P2445" style:parent-style-name="Normalny" style:family="paragraph">
      <style:paragraph-properties fo:text-align="justify" fo:line-height="150%"/>
    </style:style>
    <style:style style:name="T2446" style:parent-style-name="Domyślnaczcionkaakapitu" style:family="text">
      <style:text-properties style:text-underline-type="single" style:text-underline-style="solid" style:text-underline-width="auto" style:text-underline-mode="continuous"/>
    </style:style>
    <style:style style:name="T2447" style:parent-style-name="Domyślnaczcionkaakapitu" style:family="text">
      <style:text-properties fo:background-color="#80FFFF" style:text-underline-type="single" style:text-underline-style="solid" style:text-underline-width="auto" style:text-underline-mode="continuous"/>
    </style:style>
    <style:style style:name="T2448" style:parent-style-name="Domyślnaczcionkaakapitu" style:family="text">
      <style:text-properties style:text-underline-type="single" style:text-underline-style="solid" style:text-underline-width="auto" style:text-underline-mode="continuous"/>
    </style:style>
    <style:style style:name="P2449" style:parent-style-name="Normalny" style:family="paragraph">
      <style:paragraph-properties fo:text-align="justify" fo:line-height="150%" fo:text-indent="0.25in"/>
    </style:style>
    <style:style style:name="T2450" style:parent-style-name="Domyślnaczcionkaakapitu" style:family="text">
      <style:text-properties fo:background-color="#80FFFF"/>
    </style:style>
    <style:style style:name="T2451" style:parent-style-name="Domyślnaczcionkaakapitu" style:family="text">
      <style:text-properties fo:background-color="#80FFFF"/>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P2456" style:parent-style-name="Normalny" style:family="paragraph">
      <style:paragraph-properties fo:text-align="justify" fo:line-height="150%" fo:text-indent="0.25in"/>
    </style:style>
    <style:style style:name="T2457" style:parent-style-name="Domyślnaczcionkaakapitu" style:family="text">
      <style:text-properties fo:background-color="#80FFFF"/>
    </style:style>
    <style:style style:name="P2458" style:parent-style-name="Normalny" style:family="paragraph">
      <style:paragraph-properties fo:text-align="justify" fo:line-height="150%" fo:text-indent="0.25in"/>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style:style>
    <style:style style:name="T2461" style:parent-style-name="Domyślnaczcionkaakapitu" style:family="text">
      <style:text-properties style:text-underline-type="single" style:text-underline-style="solid" style:text-underline-width="auto" style:text-underline-mode="continuous"/>
    </style:style>
    <style:style style:name="P2462" style:parent-style-name="Normalny" style:family="paragraph">
      <style:paragraph-properties fo:text-align="justify" fo:line-height="150%" fo:text-indent="0.25in"/>
    </style:style>
    <style:style style:name="P2463" style:parent-style-name="Normalny" style:family="paragraph">
      <style:paragraph-properties fo:text-align="justify" fo:line-height="150%"/>
    </style:style>
    <style:style style:name="T2464" style:parent-style-name="Domyślnaczcionkaakapitu" style:family="text">
      <style:text-properties fo:background-color="#80FFFF" style:text-underline-type="single" style:text-underline-style="solid" style:text-underline-width="auto" style:text-underline-mode="continuous"/>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style:text-underline-type="single" style:text-underline-style="solid" style:text-underline-width="auto" style:text-underline-mode="continuous"/>
    </style:style>
    <style:style style:name="T2469" style:parent-style-name="Domyślnaczcionkaakapitu" style:family="text">
      <style:text-properties style:text-underline-type="single" style:text-underline-style="solid" style:text-underline-width="auto" style:text-underline-mode="continuous"/>
    </style:style>
    <style:style style:name="P2470" style:parent-style-name="Normalny" style:family="paragraph">
      <style:paragraph-properties fo:text-align="justify" fo:line-height="150%" fo:text-indent="0.25in"/>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P2473" style:parent-style-name="Normalny" style:family="paragraph">
      <style:paragraph-properties fo:text-align="justify" fo:line-height="150%" fo:text-indent="0.25in"/>
    </style:style>
    <style:style style:name="T2474" style:parent-style-name="Domyślnaczcionkaakapitu" style:family="text">
      <style:text-properties fo:background-color="#80FFFF"/>
    </style:style>
    <style:style style:name="T2475" style:parent-style-name="Domyślnaczcionkaakapitu" style:family="text">
      <style:text-properties fo:background-color="#80FFFF"/>
    </style:style>
    <style:style style:name="T2476" style:parent-style-name="Domyślnaczcionkaakapitu" style:family="text">
      <style:text-properties fo:background-color="#80FFFF"/>
    </style:style>
    <style:style style:name="T2477" style:parent-style-name="Domyślnaczcionkaakapitu" style:family="text">
      <style:text-properties fo:background-color="#80FFFF"/>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P2480" style:parent-style-name="Normalny" style:family="paragraph">
      <style:paragraph-properties fo:text-align="justify" fo:line-height="150%" fo:text-indent="0.25in"/>
    </style:style>
    <style:style style:name="T2481" style:parent-style-name="Domyślnaczcionkaakapitu" style:family="text">
      <style:text-properties fo:background-color="#80FFFF"/>
    </style:style>
    <style:style style:name="P2482" style:parent-style-name="Normalny" style:family="paragraph">
      <style:paragraph-properties fo:text-align="justify" fo:line-height="150%" fo:text-indent="0.25in"/>
    </style:style>
    <style:style style:name="P2483" style:parent-style-name="Normalny" style:family="paragraph">
      <style:paragraph-properties fo:text-align="justify" fo:line-height="150%" fo:text-indent="0.25in"/>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fo:text-indent="0.25in"/>
    </style:style>
    <style:style style:name="T2492" style:parent-style-name="Domyślnaczcionkaakapitu" style:family="text">
      <style:text-properties fo:background-color="#80FFFF"/>
    </style:style>
    <style:style style:name="T2493" style:parent-style-name="Domyślnaczcionkaakapitu" style:family="text">
      <style:text-properties fo:background-color="#80FFFF"/>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P2497" style:parent-style-name="Normalny" style:family="paragraph">
      <style:paragraph-properties fo:text-align="justify" fo:line-height="150%" fo:text-indent="0.25in"/>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P2500" style:parent-style-name="Normalny" style:family="paragraph">
      <style:paragraph-properties fo:text-align="justify" fo:line-height="150%" fo:text-indent="0.25in"/>
    </style:style>
    <style:style style:name="T2501" style:parent-style-name="Domyślnaczcionkaakapitu" style:family="text">
      <style:text-properties fo:background-color="#80FFFF"/>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P2504" style:parent-style-name="Normalny" style:family="paragraph">
      <style:paragraph-properties fo:text-align="justify" fo:line-height="150%" fo:text-indent="0.25in"/>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5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P2516" style:parent-style-name="Normalny" style:family="paragraph">
      <style:paragraph-properties fo:text-align="justify" fo:line-height="150%" fo:text-indent="0.25in"/>
    </style:style>
    <style:style style:name="P2517" style:parent-style-name="Normalny" style:family="paragraph">
      <style:paragraph-properties fo:text-align="justify" fo:line-height="150%" fo:text-indent="0.25in"/>
    </style:style>
    <style:style style:name="P2518" style:parent-style-name="Normalny" style:family="paragraph">
      <style:paragraph-properties fo:text-align="justify" fo:line-height="150%" fo:text-indent="0.25in"/>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fo:text-indent="0.25in"/>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P2529" style:parent-style-name="Normalny" style:family="paragraph">
      <style:paragraph-properties fo:text-align="justify" fo:line-height="150%" fo:text-indent="0.25in"/>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P2532" style:parent-style-name="Normalny" style:family="paragraph">
      <style:paragraph-properties fo:text-align="justify" fo:line-height="150%" fo:text-indent="0.25in"/>
    </style:style>
    <style:style style:name="T2533" style:parent-style-name="Domyślnaczcionkaakapitu" style:family="text">
      <style:text-properties fo:background-color="#80FFFF"/>
    </style:style>
    <style:style style:name="T2534" style:parent-style-name="Domyślnaczcionkaakapitu" style:family="text">
      <style:text-properties fo:background-color="#80FFFF"/>
    </style:style>
    <style:style style:name="T2535" style:parent-style-name="Domyślnaczcionkaakapitu" style:family="text">
      <style:text-properties fo:background-color="#80FFFF"/>
    </style:style>
    <style:style style:name="P2536" style:parent-style-name="Normalny" style:family="paragraph">
      <style:paragraph-properties fo:text-align="justify" fo:line-height="150%" fo:text-indent="0.25in"/>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P2547" style:parent-style-name="Normalny" style:family="paragraph">
      <style:paragraph-properties fo:text-align="justify" fo:line-height="150%" fo:text-indent="0.25in"/>
    </style:style>
    <style:style style:name="P2548" style:parent-style-name="Normalny" style:family="paragraph">
      <style:paragraph-properties fo:text-align="justify" fo:line-height="150%" fo:text-indent="0.25in"/>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P2554" style:parent-style-name="Normalny" style:family="paragraph">
      <style:paragraph-properties fo:text-align="justify" fo:line-height="150%" fo:text-indent="0.25in"/>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T2558" style:parent-style-name="Domyślnaczcionkaakapitu" style:family="text">
      <style:text-properties fo:background-color="#80FFFF"/>
    </style:style>
    <style:style style:name="T2559" style:parent-style-name="Domyślnaczcionkaakapitu" style:family="text">
      <style:text-properties fo:background-color="#80FFFF"/>
    </style:style>
    <style:style style:name="P2560" style:parent-style-name="Normalny" style:family="paragraph">
      <style:paragraph-properties fo:text-align="justify" fo:line-height="150%" fo:text-indent="0.25in"/>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P2563" style:parent-style-name="Normalny" style:family="paragraph">
      <style:paragraph-properties fo:text-align="justify" fo:line-height="150%" fo:text-indent="0.25in"/>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P2573" style:parent-style-name="Normalny" style:family="paragraph">
      <style:paragraph-properties fo:text-align="justify" fo:line-height="150%" fo:text-indent="0.25in"/>
    </style:style>
    <style:style style:name="P2574" style:parent-style-name="Normalny" style:family="paragraph">
      <style:paragraph-properties fo:text-align="justify" fo:line-height="150%"/>
    </style:style>
    <style:style style:name="T2575" style:parent-style-name="Domyślnaczcionkaakapitu" style:family="text">
      <style:text-properties style:text-underline-type="single" style:text-underline-style="solid" style:text-underline-width="auto" style:text-underline-mode="continuous"/>
    </style:style>
    <style:style style:name="P2576" style:parent-style-name="Normalny" style:family="paragraph">
      <style:paragraph-properties fo:text-align="justify" fo:line-height="150%" fo:text-indent="0.25in"/>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5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P2587" style:parent-style-name="Normalny" style:family="paragraph">
      <style:paragraph-properties fo:text-align="justify" fo:line-height="150%" fo:text-indent="0.25in"/>
    </style:style>
    <style:style style:name="T2588" style:parent-style-name="Domyślnaczcionkaakapitu" style:family="text">
      <style:text-properties fo:background-color="#80FFFF"/>
    </style:style>
    <style:style style:name="P2589" style:parent-style-name="Normalny" style:family="paragraph">
      <style:paragraph-properties fo:text-align="justify" fo:line-height="150%" fo:text-indent="0.25in"/>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P2593" style:parent-style-name="Normalny" style:family="paragraph">
      <style:paragraph-properties fo:text-align="justify" fo:line-height="150%" fo:text-indent="0.25in"/>
    </style:style>
    <style:style style:name="T2594" style:parent-style-name="Domyślnaczcionkaakapitu" style:family="text">
      <style:text-properties fo:background-color="#80FFFF"/>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P2599" style:parent-style-name="Normalny" style:family="paragraph">
      <style:paragraph-properties fo:text-align="justify" fo:line-height="150%" fo:text-indent="0.25in"/>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fo:text-indent="0.25in"/>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fo:text-indent="0.25in"/>
    </style:style>
    <style:style style:name="T2609" style:parent-style-name="Domyślnaczcionkaakapitu" style:family="text">
      <style:text-properties fo:background-color="#80FFFF"/>
    </style:style>
    <style:style style:name="P2610" style:parent-style-name="Normalny" style:family="paragraph">
      <style:paragraph-properties fo:text-align="justify" fo:line-height="150%"/>
    </style:style>
    <style:style style:name="T2611" style:parent-style-name="Domyślnaczcionkaakapitu" style:family="text">
      <style:text-properties style:text-underline-type="single" style:text-underline-style="solid" style:text-underline-width="auto" style:text-underline-mode="continuous"/>
    </style:style>
    <style:style style:name="T2612" style:parent-style-name="Domyślnaczcionkaakapitu" style:family="text">
      <style:text-properties fo:background-color="#80FFFF" style:text-underline-type="single" style:text-underline-style="solid" style:text-underline-width="auto" style:text-underline-mode="continuous"/>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fo:text-indent="0.25in"/>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P2619" style:parent-style-name="Normalny" style:family="paragraph">
      <style:paragraph-properties fo:text-align="justify" fo:line-height="150%"/>
    </style:style>
    <style:style style:name="P2620" style:parent-style-name="Normalny" style:family="paragraph">
      <style:paragraph-properties fo:text-align="justify" fo:line-height="150%"/>
    </style:style>
    <style:style style:name="T2621" style:parent-style-name="Domyślnaczcionkaakapitu" style:family="text">
      <style:text-properties style:text-underline-type="single" style:text-underline-style="solid" style:text-underline-width="auto" style:text-underline-mode="continuous"/>
    </style:style>
    <style:style style:name="T2622" style:parent-style-name="Domyślnaczcionkaakapitu" style:family="text">
      <style:text-properties fo:background-color="#80FFFF" style:text-underline-type="single" style:text-underline-style="solid" style:text-underline-width="auto" style:text-underline-mode="continuous"/>
    </style:style>
    <style:style style:name="T2623" style:parent-style-name="Domyślnaczcionkaakapitu" style:family="text">
      <style:text-properties style:text-underline-type="single" style:text-underline-style="solid" style:text-underline-width="auto" style:text-underline-mode="continuous"/>
    </style:style>
    <style:style style:name="P2624" style:parent-style-name="Normalny" style:family="paragraph">
      <style:paragraph-properties fo:text-align="justify" fo:line-height="150%" fo:text-indent="0.25in"/>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fo:text-indent="0.25in"/>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P2633" style:parent-style-name="Normalny" style:family="paragraph">
      <style:paragraph-properties fo:text-align="justify" fo:line-height="150%" fo:text-indent="0.25in"/>
    </style:style>
    <style:style style:name="T2634" style:parent-style-name="Domyślnaczcionkaakapitu" style:family="text">
      <style:text-properties fo:background-color="#80FFFF"/>
    </style:style>
    <style:style style:name="P2635" style:parent-style-name="Normalny" style:family="paragraph">
      <style:paragraph-properties fo:text-align="justify" fo:line-height="150%" fo:text-indent="0.25in"/>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5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P2642" style:parent-style-name="Normalny" style:family="paragraph">
      <style:paragraph-properties fo:text-align="justify" fo:line-height="150%"/>
    </style:style>
    <style:style style:name="T2643" style:parent-style-name="Domyślnaczcionkaakapitu" style:family="text">
      <style:text-properties style:text-underline-type="single" style:text-underline-style="solid" style:text-underline-width="auto" style:text-underline-mode="continuous"/>
    </style:style>
    <style:style style:name="T2644" style:parent-style-name="Domyślnaczcionkaakapitu" style:family="text">
      <style:text-properties fo:background-color="#80FFFF" style:text-underline-type="single" style:text-underline-style="solid" style:text-underline-width="auto" style:text-underline-mode="continuous"/>
    </style:style>
    <style:style style:name="T2645" style:parent-style-name="Domyślnaczcionkaakapitu" style:family="text">
      <style:text-properties style:text-underline-type="single" style:text-underline-style="solid" style:text-underline-width="auto" style:text-underline-mode="continuous"/>
    </style:style>
    <style:style style:name="T2646" style:parent-style-name="Domyślnaczcionkaakapitu" style:family="text">
      <style:text-properties fo:background-color="#80FFFF" style:text-underline-type="single" style:text-underline-style="solid" style:text-underline-width="auto" style:text-underline-mode="continuous"/>
    </style:style>
    <style:style style:name="T2647" style:parent-style-name="Domyślnaczcionkaakapitu" style:family="text">
      <style:text-properties style:text-underline-type="single" style:text-underline-style="solid" style:text-underline-width="auto" style:text-underline-mode="continuous"/>
    </style:style>
    <style:style style:name="T2648" style:parent-style-name="Domyślnaczcionkaakapitu" style:family="text">
      <style:text-properties fo:background-color="#80FFFF" style:text-underline-type="single" style:text-underline-style="solid" style:text-underline-width="auto" style:text-underline-mode="continuous"/>
    </style:style>
    <style:style style:name="P2649" style:parent-style-name="Normalny" style:family="paragraph">
      <style:paragraph-properties fo:text-align="justify" fo:line-height="150%" fo:text-indent="0.25in"/>
    </style:style>
    <style:style style:name="P2650" style:parent-style-name="Normalny" style:family="paragraph">
      <style:paragraph-properties fo:text-align="justify" fo:line-height="150%" fo:text-indent="0.25in"/>
    </style:style>
    <style:style style:name="P2651" style:parent-style-name="Normalny" style:family="paragraph">
      <style:paragraph-properties fo:text-align="justify" fo:line-height="150%"/>
    </style:style>
    <style:style style:name="T2652" style:parent-style-name="Domyślnaczcionkaakapitu" style:family="text">
      <style:text-properties style:text-underline-type="single" style:text-underline-style="solid" style:text-underline-width="auto" style:text-underline-mode="continuous"/>
    </style:style>
    <style:style style:name="P2653" style:parent-style-name="Normalny" style:family="paragraph">
      <style:paragraph-properties fo:text-align="justify" fo:line-height="150%" fo:text-indent="0.25in"/>
    </style:style>
    <style:style style:name="P2654" style:parent-style-name="Normalny" style:family="paragraph">
      <style:paragraph-properties fo:text-align="justify" fo:line-height="150%" fo:text-indent="0.25in"/>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fo:text-indent="0.25in"/>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fo:text-indent="0.25in"/>
    </style:style>
    <style:style style:name="P2659" style:parent-style-name="Normalny" style:family="paragraph">
      <style:paragraph-properties fo:text-align="justify" fo:line-height="150%" fo:text-indent="0.25in"/>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P2663" style:parent-style-name="Normalny" style:family="paragraph">
      <style:paragraph-properties fo:text-align="justify" fo:line-height="150%" fo:text-indent="0.25in"/>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P2666" style:parent-style-name="Normalny" style:family="paragraph">
      <style:paragraph-properties fo:text-align="justify" fo:line-height="150%" fo:text-indent="0.25in"/>
    </style:style>
    <style:style style:name="P2667" style:parent-style-name="Normalny" style:family="paragraph">
      <style:paragraph-properties fo:text-align="justify" fo:line-height="150%" fo:text-indent="0.25in"/>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P2670" style:parent-style-name="Normalny" style:family="paragraph">
      <style:paragraph-properties fo:text-align="justify" fo:line-height="150%" fo:text-indent="0.25in"/>
    </style:style>
    <style:style style:name="P2671" style:parent-style-name="Normalny" style:family="paragraph">
      <style:paragraph-properties fo:text-align="justify" fo:line-height="150%" fo:text-indent="0.25in"/>
    </style:style>
    <style:style style:name="P2672" style:parent-style-name="Normalny" style:family="paragraph">
      <style:paragraph-properties fo:text-align="justify" fo:line-height="150%" fo:text-indent="0.25in"/>
    </style:style>
    <style:style style:name="P2673" style:parent-style-name="Normalny" style:family="paragraph">
      <style:paragraph-properties fo:text-align="justify" fo:line-height="150%" fo:text-indent="0.25in"/>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P2677" style:parent-style-name="Normalny" style:family="paragraph">
      <style:paragraph-properties fo:text-align="justify" fo:line-height="150%" fo:text-indent="0.25in"/>
    </style:style>
    <style:style style:name="P2678" style:parent-style-name="Normalny" style:family="paragraph">
      <style:paragraph-properties fo:text-align="justify" fo:line-height="150%" fo:text-indent="0.25in"/>
    </style:style>
    <style:style style:name="P2679" style:parent-style-name="Normalny" style:family="paragraph">
      <style:paragraph-properties fo:text-align="justify" fo:line-height="150%" fo:text-indent="0.25in"/>
    </style:style>
    <style:style style:name="P2680" style:parent-style-name="Normalny" style:family="paragraph">
      <style:paragraph-properties fo:text-align="justify" fo:line-height="150%" fo:text-indent="0.25in"/>
    </style:style>
    <style:style style:name="T2681" style:parent-style-name="Domyślnaczcionkaakapitu" style:family="text">
      <style:text-properties fo:background-color="#80FFFF"/>
    </style:style>
    <style:style style:name="P2682" style:parent-style-name="Normalny" style:family="paragraph">
      <style:paragraph-properties fo:text-align="justify" fo:line-height="150%" fo:text-indent="0.25in"/>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T2685" style:parent-style-name="Domyślnaczcionkaakapitu" style:family="text">
      <style:text-properties fo:background-color="#80FFFF"/>
    </style:style>
    <style:style style:name="T2686" style:parent-style-name="Domyślnaczcionkaakapitu" style:family="text">
      <style:text-properties fo:background-color="#80FFFF"/>
    </style:style>
    <style:style style:name="P2687" style:parent-style-name="Normalny" style:family="paragraph">
      <style:paragraph-properties fo:text-align="justify" fo:line-height="150%" fo:text-indent="0.25in"/>
    </style:style>
    <style:style style:name="T2688" style:parent-style-name="Domyślnaczcionkaakapitu" style:family="text">
      <style:text-properties fo:background-color="#80FFFF"/>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T2692" style:parent-style-name="Domyślnaczcionkaakapitu" style:family="text">
      <style:text-properties fo:background-color="#80FFFF"/>
    </style:style>
    <style:style style:name="T2693" style:parent-style-name="Domyślnaczcionkaakapitu" style:family="text">
      <style:text-properties fo:background-color="#80FFFF"/>
    </style:style>
    <style:style style:name="T2694" style:parent-style-name="Domyślnaczcionkaakapitu" style:family="text">
      <style:text-properties fo:background-color="#80FFFF"/>
    </style:style>
    <style:style style:name="P2695" style:parent-style-name="Normalny" style:family="paragraph">
      <style:paragraph-properties fo:text-align="justify" fo:line-height="150%" fo:text-indent="0.25in"/>
    </style:style>
    <style:style style:name="P2696" style:parent-style-name="Normalny" style:family="paragraph">
      <style:paragraph-properties fo:text-align="justify" fo:line-height="150%"/>
    </style:style>
    <style:style style:name="T2697" style:parent-style-name="Domyślnaczcionkaakapitu" style:family="text">
      <style:text-properties style:text-underline-type="single" style:text-underline-style="solid" style:text-underline-width="auto" style:text-underline-mode="continuous"/>
    </style:style>
    <style:style style:name="P2698" style:parent-style-name="Normalny" style:family="paragraph">
      <style:paragraph-properties fo:text-align="justify" fo:line-height="150%" fo:text-indent="0.25in"/>
    </style:style>
    <style:style style:name="P2699" style:parent-style-name="Normalny" style:family="paragraph">
      <style:paragraph-properties fo:text-align="justify" fo:line-height="150%"/>
    </style:style>
    <style:style style:name="T2700" style:parent-style-name="Domyślnaczcionkaakapitu" style:family="text">
      <style:text-properties style:text-underline-type="single" style:text-underline-style="solid" style:text-underline-width="auto" style:text-underline-mode="continuous"/>
    </style:style>
    <style:style style:name="P2701" style:parent-style-name="Normalny" style:family="paragraph">
      <style:paragraph-properties fo:text-align="justify" fo:line-height="150%" fo:text-indent="0.25in"/>
    </style:style>
    <style:style style:name="T2702" style:parent-style-name="Domyślnaczcionkaakapitu" style:family="text">
      <style:text-properties fo:background-color="#80FFFF"/>
    </style:style>
    <style:style style:name="T2703" style:parent-style-name="Domyślnaczcionkaakapitu" style:family="text">
      <style:text-properties fo:background-color="#80FFFF"/>
    </style:style>
    <style:style style:name="P2704" style:parent-style-name="Normalny" style:family="paragraph">
      <style:paragraph-properties fo:text-align="justify" fo:line-height="150%" fo:text-indent="0.25in"/>
    </style:style>
    <style:style style:name="T2705" style:parent-style-name="Domyślnaczcionkaakapitu" style:family="text">
      <style:text-properties fo:background-color="#80FFFF"/>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T2708" style:parent-style-name="Domyślnaczcionkaakapitu" style:family="text">
      <style:text-properties fo:background-color="#80FFFF"/>
    </style:style>
    <style:style style:name="T2709" style:parent-style-name="Domyślnaczcionkaakapitu" style:family="text">
      <style:text-properties fo:background-color="#80FFFF"/>
    </style:style>
    <style:style style:name="T2710" style:parent-style-name="Domyślnaczcionkaakapitu" style:family="text">
      <style:text-properties fo:background-color="#80FFFF"/>
    </style:style>
    <style:style style:name="P2711" style:parent-style-name="Normalny" style:family="paragraph">
      <style:paragraph-properties fo:text-align="justify" fo:line-height="150%" fo:text-indent="0.25in"/>
    </style:style>
    <style:style style:name="P2712" style:parent-style-name="Normalny" style:family="paragraph">
      <style:paragraph-properties fo:text-align="justify" fo:line-height="150%" fo:text-indent="0.25in"/>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fo:text-indent="0.25in"/>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P2719" style:parent-style-name="Normalny" style:family="paragraph">
      <style:paragraph-properties fo:text-align="justify" fo:line-height="150%" fo:text-indent="0.25in"/>
    </style:style>
    <style:style style:name="T2720" style:parent-style-name="Domyślnaczcionkaakapitu" style:family="text">
      <style:text-properties fo:background-color="#80FFFF"/>
    </style:style>
    <style:style style:name="P2721" style:parent-style-name="Normalny" style:family="paragraph">
      <style:paragraph-properties fo:text-align="justify" fo:line-height="150%" fo:text-indent="0.25in"/>
    </style:style>
    <style:style style:name="T2722" style:parent-style-name="Domyślnaczcionkaakapitu" style:family="text">
      <style:text-properties fo:background-color="#80FFFF"/>
    </style:style>
    <style:style style:name="P2723" style:parent-style-name="Normalny" style:family="paragraph">
      <style:paragraph-properties fo:text-align="justify" fo:line-height="150%" fo:text-indent="0.25in"/>
    </style:style>
    <style:style style:name="P2724" style:parent-style-name="Normalny" style:family="paragraph">
      <style:paragraph-properties fo:text-align="justify" fo:line-height="150%"/>
    </style:style>
    <style:style style:name="T2725" style:parent-style-name="Domyślnaczcionkaakapitu" style:family="text">
      <style:text-properties style:text-underline-type="single" style:text-underline-style="solid" style:text-underline-width="auto" style:text-underline-mode="continuous"/>
    </style:style>
    <style:style style:name="P2726" style:parent-style-name="Normalny" style:family="paragraph">
      <style:paragraph-properties fo:text-align="justify" fo:line-height="150%" fo:text-indent="0.25in"/>
    </style:style>
    <style:style style:name="P2727" style:parent-style-name="Normalny" style:family="paragraph">
      <style:paragraph-properties fo:text-align="justify" fo:line-height="150%"/>
    </style:style>
    <style:style style:name="T2728" style:parent-style-name="Domyślnaczcionkaakapitu" style:family="text">
      <style:text-properties style:text-underline-type="single" style:text-underline-style="solid" style:text-underline-width="auto" style:text-underline-mode="continuous"/>
    </style:style>
    <style:style style:name="P2729" style:parent-style-name="Normalny" style:family="paragraph">
      <style:paragraph-properties fo:text-align="justify" fo:line-height="150%" fo:text-indent="0.25in"/>
    </style:style>
    <style:style style:name="T2730" style:parent-style-name="Domyślnaczcionkaakapitu" style:family="text">
      <style:text-properties fo:background-color="#80FFFF"/>
    </style:style>
    <style:style style:name="T2731" style:parent-style-name="Domyślnaczcionkaakapitu" style:family="text">
      <style:text-properties fo:background-color="#80FFFF"/>
    </style:style>
    <style:style style:name="T2732" style:parent-style-name="Domyślnaczcionkaakapitu" style:family="text">
      <style:text-properties fo:background-color="#80FFFF"/>
    </style:style>
    <style:style style:name="P2733" style:parent-style-name="Normalny" style:family="paragraph">
      <style:paragraph-properties fo:text-align="justify" fo:line-height="150%" fo:text-indent="0.25in"/>
    </style:style>
    <style:style style:name="P2734" style:parent-style-name="Normalny" style:family="paragraph">
      <style:paragraph-properties fo:text-align="justify" fo:line-height="150%" fo:text-indent="0.25in"/>
    </style:style>
    <style:style style:name="P2735" style:parent-style-name="Normalny" style:family="paragraph">
      <style:paragraph-properties fo:text-align="justify" fo:line-height="150%" fo:text-indent="0.25in"/>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P2738" style:parent-style-name="Normalny" style:family="paragraph">
      <style:paragraph-properties fo:text-align="justify" fo:line-height="150%" fo:text-indent="0.25in"/>
    </style:style>
    <style:style style:name="T2739" style:parent-style-name="Domyślnaczcionkaakapitu" style:family="text">
      <style:text-properties fo:background-color="#80FFFF"/>
    </style:style>
    <style:style style:name="P2740" style:parent-style-name="Normalny" style:family="paragraph">
      <style:paragraph-properties fo:text-align="justify" fo:line-height="150%" fo:text-indent="0.25in"/>
    </style:style>
    <style:style style:name="P2741" style:parent-style-name="Normalny" style:family="paragraph">
      <style:paragraph-properties fo:text-align="justify" fo:line-height="150%"/>
    </style:style>
    <style:style style:name="T2742" style:parent-style-name="Domyślnaczcionkaakapitu" style:family="text">
      <style:text-properties style:text-underline-type="single" style:text-underline-style="solid" style:text-underline-width="auto" style:text-underline-mode="continuous"/>
    </style:style>
    <style:style style:name="P2743" style:parent-style-name="Normalny" style:family="paragraph">
      <style:paragraph-properties fo:text-align="justify" fo:line-height="150%" fo:text-indent="0.25in"/>
    </style:style>
    <style:style style:name="P2744" style:parent-style-name="Normalny" style:family="paragraph">
      <style:paragraph-properties fo:text-align="justify" fo:line-height="150%"/>
    </style:style>
    <style:style style:name="T2745" style:parent-style-name="Domyślnaczcionkaakapitu" style:family="text">
      <style:text-properties style:text-underline-type="single" style:text-underline-style="solid" style:text-underline-width="auto" style:text-underline-mode="continuous"/>
    </style:style>
    <style:style style:name="T2746" style:parent-style-name="Domyślnaczcionkaakapitu" style:family="text">
      <style:text-properties fo:background-color="#80FFFF" style:text-underline-type="single" style:text-underline-style="solid" style:text-underline-width="auto" style:text-underline-mode="continuous"/>
    </style:style>
    <style:style style:name="T2747" style:parent-style-name="Domyślnaczcionkaakapitu" style:family="text">
      <style:text-properties style:text-underline-type="single" style:text-underline-style="solid" style:text-underline-width="auto" style:text-underline-mode="continuous"/>
    </style:style>
    <style:style style:name="P2748" style:parent-style-name="Normalny" style:family="paragraph">
      <style:paragraph-properties fo:text-align="justify" fo:line-height="150%" fo:text-indent="0.25in"/>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P2751" style:parent-style-name="Normalny" style:family="paragraph">
      <style:paragraph-properties fo:text-align="justify" fo:line-height="150%" fo:text-indent="0.25in"/>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P2754" style:parent-style-name="Normalny" style:family="paragraph">
      <style:paragraph-properties fo:text-align="justify" fo:line-height="150%" fo:text-indent="0.25in"/>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P2757" style:parent-style-name="Normalny" style:family="paragraph">
      <style:paragraph-properties fo:text-align="justify" fo:line-height="150%" fo:text-indent="0.25in"/>
    </style:style>
    <style:style style:name="P2758" style:parent-style-name="Normalny" style:family="paragraph">
      <style:paragraph-properties fo:text-align="justify" fo:line-height="150%" fo:text-indent="0.25in"/>
    </style:style>
    <style:style style:name="T2759" style:parent-style-name="Domyślnaczcionkaakapitu" style:family="text">
      <style:text-properties fo:background-color="#80FFFF"/>
    </style:style>
    <style:style style:name="T2760" style:parent-style-name="Domyślnaczcionkaakapitu" style:family="text">
      <style:text-properties fo:background-color="#80FFFF"/>
    </style:style>
    <style:style style:name="T2761" style:parent-style-name="Domyślnaczcionkaakapitu" style:family="text">
      <style:text-properties fo:background-color="#80FFFF"/>
    </style:style>
    <style:style style:name="T2762" style:parent-style-name="Domyślnaczcionkaakapitu" style:family="text">
      <style:text-properties fo:background-color="#80FFFF"/>
    </style:style>
    <style:style style:name="T2763" style:parent-style-name="Domyślnaczcionkaakapitu" style:family="text">
      <style:text-properties fo:background-color="#80FFFF"/>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P2768" style:parent-style-name="Normalny" style:family="paragraph">
      <style:paragraph-properties fo:text-align="justify" fo:line-height="150%" fo:text-indent="0.25in"/>
    </style:style>
    <style:style style:name="T2769" style:parent-style-name="Domyślnaczcionkaakapitu" style:family="text">
      <style:text-properties fo:background-color="#80FFFF"/>
    </style:style>
    <style:style style:name="P2770" style:parent-style-name="Normalny" style:family="paragraph">
      <style:paragraph-properties fo:text-align="justify" fo:line-height="150%" fo:text-indent="0.25in"/>
    </style:style>
    <style:style style:name="T2771" style:parent-style-name="Domyślnaczcionkaakapitu" style:family="text">
      <style:text-properties fo:background-color="#80FFFF"/>
    </style:style>
    <style:style style:name="P2772" style:parent-style-name="Normalny" style:family="paragraph">
      <style:paragraph-properties fo:text-align="justify" fo:line-height="150%" fo:text-indent="0.25in"/>
    </style:style>
    <style:style style:name="T2773" style:parent-style-name="Domyślnaczcionkaakapitu" style:family="text">
      <style:text-properties fo:background-color="#80FFFF"/>
    </style:style>
    <style:style style:name="P2774" style:parent-style-name="Normalny" style:family="paragraph">
      <style:paragraph-properties fo:text-align="justify" fo:line-height="150%" fo:text-indent="0.25in"/>
    </style:style>
    <style:style style:name="P2775" style:parent-style-name="Normalny" style:family="paragraph">
      <style:paragraph-properties fo:text-align="justify" fo:line-height="150%"/>
    </style:style>
    <style:style style:name="T2776" style:parent-style-name="Domyślnaczcionkaakapitu" style:family="text">
      <style:text-properties style:text-underline-type="single" style:text-underline-style="solid" style:text-underline-width="auto" style:text-underline-mode="continuous"/>
    </style:style>
    <style:style style:name="P2777" style:parent-style-name="Normalny" style:family="paragraph">
      <style:paragraph-properties fo:text-align="justify" fo:line-height="150%" fo:text-indent="0.25in"/>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P2784" style:parent-style-name="Normalny" style:family="paragraph">
      <style:paragraph-properties fo:text-align="justify" fo:line-height="150%" fo:text-indent="0.25in"/>
    </style:style>
    <style:style style:name="T2785" style:parent-style-name="Domyślnaczcionkaakapitu" style:family="text">
      <style:text-properties fo:background-color="#80FFFF"/>
    </style:style>
    <style:style style:name="P2786" style:parent-style-name="Normalny" style:family="paragraph">
      <style:paragraph-properties fo:text-align="justify" fo:line-height="150%" fo:text-indent="0.25in"/>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P2789" style:parent-style-name="Normalny" style:family="paragraph">
      <style:paragraph-properties fo:text-align="justify" fo:line-height="150%" fo:text-indent="0.25in"/>
    </style:style>
    <style:style style:name="T2790" style:parent-style-name="Domyślnaczcionkaakapitu" style:family="text">
      <style:text-properties fo:background-color="#80FFFF"/>
    </style:style>
    <style:style style:name="T2791" style:parent-style-name="Domyślnaczcionkaakapitu" style:family="text">
      <style:text-properties fo:background-color="#80FFFF"/>
    </style:style>
    <style:style style:name="P2792" style:parent-style-name="Normalny" style:family="paragraph">
      <style:paragraph-properties fo:text-align="justify" fo:line-height="150%" fo:text-indent="0.25in"/>
    </style:style>
    <style:style style:name="T2793" style:parent-style-name="Domyślnaczcionkaakapitu" style:family="text">
      <style:text-properties fo:background-color="#80FFFF"/>
    </style:style>
    <style:style style:name="P2794" style:parent-style-name="Normalny" style:family="paragraph">
      <style:paragraph-properties fo:text-align="justify" fo:line-height="150%" fo:text-indent="0.25in"/>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P2799" style:parent-style-name="Normalny" style:family="paragraph">
      <style:paragraph-properties fo:text-align="justify" fo:line-height="150%" fo:text-indent="0.25in"/>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P2802" style:parent-style-name="Normalny" style:family="paragraph">
      <style:paragraph-properties fo:text-align="justify" fo:line-height="150%" fo:text-indent="0.25in"/>
    </style:style>
    <style:style style:name="T2803" style:parent-style-name="Domyślnaczcionkaakapitu" style:family="text">
      <style:text-properties fo:background-color="#80FFFF"/>
    </style:style>
    <style:style style:name="P2804" style:parent-style-name="Normalny" style:family="paragraph">
      <style:paragraph-properties fo:text-align="justify" fo:line-height="150%" fo:text-indent="0.25in"/>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P2809" style:parent-style-name="Normalny" style:family="paragraph">
      <style:paragraph-properties fo:text-align="justify" fo:line-height="150%"/>
    </style:style>
    <style:style style:name="T2810" style:parent-style-name="Domyślnaczcionkaakapitu" style:family="text">
      <style:text-properties style:text-underline-type="single" style:text-underline-style="solid" style:text-underline-width="auto" style:text-underline-mode="continuous"/>
    </style:style>
    <style:style style:name="T2811" style:parent-style-name="Domyślnaczcionkaakapitu" style:family="text">
      <style:text-properties fo:background-color="#80FFFF" style:text-underline-type="single" style:text-underline-style="solid" style:text-underline-width="auto" style:text-underline-mode="continuous"/>
    </style:style>
    <style:style style:name="T2812" style:parent-style-name="Domyślnaczcionkaakapitu" style:family="text">
      <style:text-properties style:text-underline-type="single" style:text-underline-style="solid" style:text-underline-width="auto" style:text-underline-mode="continuous"/>
    </style:style>
    <style:style style:name="T2813" style:parent-style-name="Domyślnaczcionkaakapitu" style:family="text">
      <style:text-properties fo:background-color="#80FFFF" style:text-underline-type="single" style:text-underline-style="solid" style:text-underline-width="auto" style:text-underline-mode="continuous"/>
    </style:style>
    <style:style style:name="T2814" style:parent-style-name="Domyślnaczcionkaakapitu" style:family="text">
      <style:text-properties fo:background-color="#80FFFF"/>
    </style:style>
    <style:style style:name="P2815" style:parent-style-name="Normalny" style:family="paragraph">
      <style:paragraph-properties fo:text-align="justify" fo:line-height="150%" fo:text-indent="0.25in"/>
    </style:style>
    <style:style style:name="P2816" style:parent-style-name="Normalny" style:family="paragraph">
      <style:paragraph-properties fo:text-align="justify" fo:line-height="150%" fo:text-indent="0.25in"/>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P2821" style:parent-style-name="Normalny" style:family="paragraph">
      <style:paragraph-properties fo:text-align="justify" fo:line-height="150%" fo:text-indent="0.25in"/>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P2825" style:parent-style-name="Normalny" style:family="paragraph">
      <style:paragraph-properties fo:text-align="justify" fo:line-height="150%" fo:text-indent="0.25in"/>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P2829" style:parent-style-name="Normalny" style:family="paragraph">
      <style:paragraph-properties fo:text-align="justify" fo:line-height="150%" fo:text-indent="0.25in"/>
    </style:style>
    <style:style style:name="P2830" style:parent-style-name="Normalny" style:family="paragraph">
      <style:paragraph-properties fo:text-align="justify" fo:line-height="150%" fo:text-indent="0.25in"/>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P2833" style:parent-style-name="Normalny" style:family="paragraph">
      <style:paragraph-properties fo:text-align="justify" fo:line-height="150%" fo:text-indent="0.25in"/>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P2836" style:parent-style-name="Normalny" style:family="paragraph">
      <style:paragraph-properties fo:text-align="justify" fo:line-height="150%" fo:text-indent="0.25in"/>
    </style:style>
    <style:style style:name="T2837" style:parent-style-name="Domyślnaczcionkaakapitu" style:family="text">
      <style:text-properties fo:background-color="#80FFFF"/>
    </style:style>
    <style:style style:name="T2838" style:parent-style-name="Domyślnaczcionkaakapitu" style:family="text">
      <style:text-properties fo:background-color="#80FFFF"/>
    </style:style>
    <style:style style:name="P2839" style:parent-style-name="Normalny" style:family="paragraph">
      <style:paragraph-properties fo:text-align="justify" fo:line-height="150%" fo:text-indent="0.25in"/>
    </style:style>
    <style:style style:name="P2840" style:parent-style-name="Normalny" style:family="paragraph">
      <style:paragraph-properties fo:text-align="justify" fo:line-height="150%" fo:text-indent="0.25in"/>
    </style:style>
    <style:style style:name="T2841" style:parent-style-name="Domyślnaczcionkaakapitu" style:family="text">
      <style:text-properties fo:background-color="#80FFFF"/>
    </style:style>
    <style:style style:name="P2842" style:parent-style-name="Normalny" style:family="paragraph">
      <style:paragraph-properties fo:text-align="justify" fo:line-height="150%"/>
    </style:style>
    <style:style style:name="T2843" style:parent-style-name="Domyślnaczcionkaakapitu" style:family="text">
      <style:text-properties style:text-underline-type="single" style:text-underline-style="solid" style:text-underline-width="auto" style:text-underline-mode="continuous"/>
    </style:style>
    <style:style style:name="T2844" style:parent-style-name="Domyślnaczcionkaakapitu" style:family="text">
      <style:text-properties fo:background-color="#80FFFF" style:text-underline-type="single" style:text-underline-style="solid" style:text-underline-width="auto" style:text-underline-mode="continuous"/>
    </style:style>
    <style:style style:name="P2845" style:parent-style-name="Normalny" style:family="paragraph">
      <style:paragraph-properties fo:text-align="justify" fo:line-height="150%" fo:text-indent="0.25in"/>
    </style:style>
    <style:style style:name="P2846" style:parent-style-name="Normalny" style:family="paragraph">
      <style:paragraph-properties fo:text-align="justify" fo:line-height="150%"/>
    </style:style>
    <style:style style:name="T2847" style:parent-style-name="Domyślnaczcionkaakapitu" style:family="text">
      <style:text-properties style:text-underline-type="single" style:text-underline-style="solid" style:text-underline-width="auto" style:text-underline-mode="continuous"/>
    </style:style>
    <style:style style:name="P2848" style:parent-style-name="Normalny" style:family="paragraph">
      <style:paragraph-properties fo:text-align="justify" fo:line-height="150%" fo:text-indent="0.25in"/>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fo:text-indent="0.25in"/>
    </style:style>
    <style:style style:name="P2853" style:parent-style-name="Normalny" style:family="paragraph">
      <style:paragraph-properties fo:text-align="justify" fo:line-height="150%" fo:text-indent="0.25in"/>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P2856" style:parent-style-name="Normalny" style:family="paragraph">
      <style:paragraph-properties fo:text-align="justify" fo:line-height="150%" fo:text-indent="0.25in"/>
    </style:style>
    <style:style style:name="T2857" style:parent-style-name="Domyślnaczcionkaakapitu" style:family="text">
      <style:text-properties fo:background-color="#80FFFF"/>
    </style:style>
    <style:style style:name="P2858" style:parent-style-name="Normalny" style:family="paragraph">
      <style:paragraph-properties fo:text-align="justify" fo:line-height="150%" fo:text-indent="0.25in"/>
    </style:style>
    <style:style style:name="T2859" style:parent-style-name="Domyślnaczcionkaakapitu" style:family="text">
      <style:text-properties fo:background-color="#80FFFF"/>
    </style:style>
    <style:style style:name="T2860" style:parent-style-name="Domyślnaczcionkaakapitu" style:family="text">
      <style:text-properties fo:background-color="#80FFFF"/>
    </style:style>
    <style:style style:name="P2861" style:parent-style-name="Normalny" style:family="paragraph">
      <style:paragraph-properties fo:text-align="justify" fo:line-height="150%" fo:text-indent="0.25in"/>
    </style:style>
    <style:style style:name="T2862" style:parent-style-name="Domyślnaczcionkaakapitu" style:family="text">
      <style:text-properties fo:background-color="#80FFFF"/>
    </style:style>
    <style:style style:name="P2863" style:parent-style-name="Normalny" style:family="paragraph">
      <style:paragraph-properties fo:text-align="justify" fo:line-height="150%" fo:text-indent="0.25in"/>
    </style:style>
    <style:style style:name="T2864" style:parent-style-name="Domyślnaczcionkaakapitu" style:family="text">
      <style:text-properties fo:background-color="#80FFFF"/>
    </style:style>
    <style:style style:name="P2865" style:parent-style-name="Normalny" style:family="paragraph">
      <style:paragraph-properties fo:text-align="justify" fo:line-height="150%" fo:text-indent="0.25in"/>
    </style:style>
    <style:style style:name="P2866" style:parent-style-name="Normalny" style:family="paragraph">
      <style:paragraph-properties fo:text-align="justify" fo:line-height="150%" fo:text-indent="0.25in"/>
    </style:style>
    <style:style style:name="T2867" style:parent-style-name="Domyślnaczcionkaakapitu" style:family="text">
      <style:text-properties fo:background-color="#80FFFF"/>
    </style:style>
    <style:style style:name="T2868" style:parent-style-name="Domyślnaczcionkaakapitu" style:family="text">
      <style:text-properties fo:background-color="#80FFFF"/>
    </style:style>
    <style:style style:name="P2869" style:parent-style-name="Normalny" style:family="paragraph">
      <style:paragraph-properties fo:text-align="justify" fo:line-height="150%" fo:text-indent="0.25in"/>
    </style:style>
    <style:style style:name="T2870" style:parent-style-name="Domyślnaczcionkaakapitu" style:family="text">
      <style:text-properties fo:background-color="#80FFFF"/>
    </style:style>
    <style:style style:name="P2871" style:parent-style-name="Normalny" style:family="paragraph">
      <style:paragraph-properties fo:text-align="justify" fo:line-height="150%" fo:text-indent="0.25in"/>
    </style:style>
    <style:style style:name="P2872" style:parent-style-name="Normalny" style:family="paragraph">
      <style:paragraph-properties fo:text-align="justify" fo:line-height="150%"/>
    </style:style>
    <style:style style:name="T2873" style:parent-style-name="Domyślnaczcionkaakapitu" style:family="text">
      <style:text-properties style:text-underline-type="single" style:text-underline-style="solid" style:text-underline-width="auto" style:text-underline-mode="continuous"/>
    </style:style>
    <style:style style:name="P2874" style:parent-style-name="Normalny" style:family="paragraph">
      <style:paragraph-properties fo:text-align="justify" fo:line-height="150%" fo:text-indent="0.25in"/>
    </style:style>
    <style:style style:name="P2875" style:parent-style-name="Normalny" style:family="paragraph">
      <style:paragraph-properties fo:text-align="justify" fo:line-height="150%"/>
    </style:style>
    <style:style style:name="T2876" style:parent-style-name="Domyślnaczcionkaakapitu" style:family="text">
      <style:text-properties style:text-underline-type="single" style:text-underline-style="solid" style:text-underline-width="auto" style:text-underline-mode="continuous"/>
    </style:style>
    <style:style style:name="T2877" style:parent-style-name="Domyślnaczcionkaakapitu" style:family="text">
      <style:text-properties fo:background-color="#80FFFF" style:text-underline-type="single" style:text-underline-style="solid" style:text-underline-width="auto" style:text-underline-mode="continuous"/>
    </style:style>
    <style:style style:name="P2878" style:parent-style-name="Normalny" style:family="paragraph">
      <style:paragraph-properties fo:text-align="justify" fo:line-height="150%" fo:text-indent="0.25in"/>
    </style:style>
    <style:style style:name="T2879" style:parent-style-name="Domyślnaczcionkaakapitu" style:family="text">
      <style:text-properties fo:background-color="#80FFFF"/>
    </style:style>
    <style:style style:name="T2880" style:parent-style-name="Domyślnaczcionkaakapitu" style:family="text">
      <style:text-properties fo:background-color="#80FFFF"/>
    </style:style>
    <style:style style:name="P2881" style:parent-style-name="Normalny" style:family="paragraph">
      <style:paragraph-properties fo:text-align="justify" fo:line-height="150%" fo:text-indent="0.25in"/>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T2886" style:parent-style-name="Domyślnaczcionkaakapitu" style:family="text">
      <style:text-properties fo:background-color="#80FFFF"/>
    </style:style>
    <style:style style:name="T2887" style:parent-style-name="Domyślnaczcionkaakapitu" style:family="text">
      <style:text-properties fo:background-color="#80FFFF"/>
    </style:style>
    <style:style style:name="P2888" style:parent-style-name="Normalny" style:family="paragraph">
      <style:paragraph-properties fo:text-align="justify" fo:line-height="150%" fo:text-indent="0.25in"/>
    </style:style>
    <style:style style:name="T2889" style:parent-style-name="Domyślnaczcionkaakapitu" style:family="text">
      <style:text-properties fo:background-color="#80FFFF"/>
    </style:style>
    <style:style style:name="P2890" style:parent-style-name="Normalny" style:family="paragraph">
      <style:paragraph-properties fo:text-align="justify" fo:line-height="150%" fo:text-indent="0.25in"/>
    </style:style>
    <style:style style:name="T2891" style:parent-style-name="Domyślnaczcionkaakapitu" style:family="text">
      <style:text-properties fo:background-color="#80FFFF"/>
    </style:style>
    <style:style style:name="P2892" style:parent-style-name="Normalny" style:family="paragraph">
      <style:paragraph-properties fo:text-align="justify" fo:line-height="150%" fo:text-indent="0.25in"/>
    </style:style>
    <style:style style:name="T2893" style:parent-style-name="Domyślnaczcionkaakapitu" style:family="text">
      <style:text-properties fo:background-color="#80FFFF"/>
    </style:style>
    <style:style style:name="P2894" style:parent-style-name="Normalny" style:family="paragraph">
      <style:paragraph-properties fo:text-align="justify" fo:line-height="150%" fo:text-indent="0.25in"/>
    </style:style>
    <style:style style:name="T2895" style:parent-style-name="Domyślnaczcionkaakapitu" style:family="text">
      <style:text-properties fo:background-color="#80FFFF"/>
    </style:style>
    <style:style style:name="T2896" style:parent-style-name="Domyślnaczcionkaakapitu" style:family="text">
      <style:text-properties fo:background-color="#80FFFF"/>
    </style:style>
    <style:style style:name="P2897" style:parent-style-name="Normalny" style:family="paragraph">
      <style:paragraph-properties fo:text-align="justify" fo:line-height="150%" fo:text-indent="0.25in"/>
    </style:style>
    <style:style style:name="T2898" style:parent-style-name="Domyślnaczcionkaakapitu" style:family="text">
      <style:text-properties fo:background-color="#80FFFF"/>
    </style:style>
    <style:style style:name="P2899" style:parent-style-name="Normalny" style:family="paragraph">
      <style:paragraph-properties fo:text-align="justify" fo:line-height="150%" fo:text-indent="0.25in"/>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P2906" style:parent-style-name="Normalny" style:family="paragraph">
      <style:paragraph-properties fo:text-align="justify" fo:line-height="150%" fo:text-indent="0.25in"/>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P2911" style:parent-style-name="Normalny" style:family="paragraph">
      <style:paragraph-properties fo:text-align="justify" fo:line-height="150%" fo:text-indent="0.25in"/>
    </style:style>
    <style:style style:name="T2912" style:parent-style-name="Domyślnaczcionkaakapitu" style:family="text">
      <style:text-properties fo:background-color="#80FFFF"/>
    </style:style>
    <style:style style:name="P2913" style:parent-style-name="Normalny" style:family="paragraph">
      <style:paragraph-properties fo:text-align="justify" fo:line-height="150%" fo:text-indent="0.25in"/>
    </style:style>
    <style:style style:name="T2914" style:parent-style-name="Domyślnaczcionkaakapitu" style:family="text">
      <style:text-properties fo:background-color="#80FFFF"/>
    </style:style>
    <style:style style:name="T2915" style:parent-style-name="Domyślnaczcionkaakapitu" style:family="text">
      <style:text-properties fo:background-color="#80FFFF"/>
    </style:style>
    <style:style style:name="P2916" style:parent-style-name="Normalny" style:family="paragraph">
      <style:paragraph-properties fo:text-align="justify" fo:line-height="150%" fo:text-indent="0.25in"/>
    </style:style>
    <style:style style:name="P2917" style:parent-style-name="Normalny" style:family="paragraph">
      <style:paragraph-properties fo:text-align="justify" fo:line-height="150%" fo:text-indent="0.25in"/>
    </style:style>
    <style:style style:name="T2918" style:parent-style-name="Domyślnaczcionkaakapitu" style:family="text">
      <style:text-properties fo:background-color="#80FFFF"/>
    </style:style>
    <style:style style:name="T2919" style:parent-style-name="Domyślnaczcionkaakapitu" style:family="text">
      <style:text-properties fo:background-color="#80FFFF"/>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T2923" style:parent-style-name="Domyślnaczcionkaakapitu" style:family="text">
      <style:text-properties fo:background-color="#80FFFF"/>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T2927" style:parent-style-name="Domyślnaczcionkaakapitu" style:family="text">
      <style:text-properties fo:background-color="#80FFFF"/>
    </style:style>
    <style:style style:name="P2928" style:parent-style-name="Normalny" style:family="paragraph">
      <style:paragraph-properties fo:text-align="justify" fo:line-height="150%" fo:text-indent="0.25in"/>
    </style:style>
    <style:style style:name="P2929" style:parent-style-name="Normalny" style:family="paragraph">
      <style:paragraph-properties fo:text-align="justify" fo:line-height="150%"/>
    </style:style>
    <style:style style:name="T2930" style:parent-style-name="Domyślnaczcionkaakapitu" style:family="text">
      <style:text-properties style:text-underline-type="single" style:text-underline-style="solid" style:text-underline-width="auto" style:text-underline-mode="continuous"/>
    </style:style>
    <style:style style:name="P2931" style:parent-style-name="Normalny" style:family="paragraph">
      <style:paragraph-properties fo:text-align="justify" fo:line-height="150%" fo:text-indent="0.25in"/>
    </style:style>
    <style:style style:name="T2932" style:parent-style-name="Domyślnaczcionkaakapitu" style:family="text">
      <style:text-properties fo:background-color="#80FFFF"/>
    </style:style>
    <style:style style:name="P2933" style:parent-style-name="Normalny" style:family="paragraph">
      <style:paragraph-properties fo:text-align="justify" fo:line-height="150%" fo:text-indent="0.25in"/>
    </style:style>
    <style:style style:name="T2934" style:parent-style-name="Domyślnaczcionkaakapitu" style:family="text">
      <style:text-properties fo:background-color="#80FFFF"/>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P2938" style:parent-style-name="Normalny" style:family="paragraph">
      <style:paragraph-properties fo:text-align="justify" fo:line-height="150%" fo:text-indent="0.25in"/>
    </style:style>
    <style:style style:name="T2939" style:parent-style-name="Domyślnaczcionkaakapitu" style:family="text">
      <style:text-properties fo:background-color="#80FFFF"/>
    </style:style>
    <style:style style:name="P2940" style:parent-style-name="Normalny" style:family="paragraph">
      <style:paragraph-properties fo:text-align="justify" fo:line-height="150%" fo:text-indent="0.25in"/>
    </style:style>
    <style:style style:name="T2941" style:parent-style-name="Domyślnaczcionkaakapitu" style:family="text">
      <style:text-properties fo:background-color="#80FFFF"/>
    </style:style>
    <style:style style:name="T2942" style:parent-style-name="Domyślnaczcionkaakapitu" style:family="text">
      <style:text-properties fo:background-color="#80FFFF"/>
    </style:style>
    <style:style style:name="T2943" style:parent-style-name="Domyślnaczcionkaakapitu" style:family="text">
      <style:text-properties fo:background-color="#80FFFF"/>
    </style:style>
    <style:style style:name="T2944" style:parent-style-name="Domyślnaczcionkaakapitu" style:family="text">
      <style:text-properties fo:background-color="#80FFFF"/>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P2950" style:parent-style-name="Normalny" style:family="paragraph">
      <style:paragraph-properties fo:text-align="justify" fo:line-height="150%" fo:text-indent="0.25in"/>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T2954" style:parent-style-name="Domyślnaczcionkaakapitu" style:family="text">
      <style:text-properties fo:background-color="#80FFFF"/>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T2961" style:parent-style-name="Domyślnaczcionkaakapitu" style:family="text">
      <style:text-properties fo:background-color="#80FFFF"/>
    </style:style>
    <style:style style:name="T2962" style:parent-style-name="Domyślnaczcionkaakapitu" style:family="text">
      <style:text-properties fo:background-color="#80FFFF"/>
    </style:style>
    <style:style style:name="T2963" style:parent-style-name="Domyślnaczcionkaakapitu" style:family="text">
      <style:text-properties fo:background-color="#80FFFF"/>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P2966" style:parent-style-name="Normalny" style:family="paragraph">
      <style:paragraph-properties fo:text-align="justify" fo:line-height="150%" fo:text-indent="0.25in"/>
    </style:style>
    <style:style style:name="T2967" style:parent-style-name="Domyślnaczcionkaakapitu" style:family="text">
      <style:text-properties fo:background-color="#80FFFF"/>
    </style:style>
    <style:style style:name="P2968" style:parent-style-name="Normalny" style:family="paragraph">
      <style:paragraph-properties fo:text-align="justify" fo:line-height="150%" fo:text-indent="0.25in"/>
    </style:style>
    <style:style style:name="T2969" style:parent-style-name="Domyślnaczcionkaakapitu" style:family="text">
      <style:text-properties fo:background-color="#80FFFF"/>
    </style:style>
    <style:style style:name="T2970" style:parent-style-name="Domyślnaczcionkaakapitu" style:family="text">
      <style:text-properties fo:background-color="#80FFFF"/>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T2973" style:parent-style-name="Domyślnaczcionkaakapitu" style:family="text">
      <style:text-properties fo:background-color="#80FFFF"/>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T2976" style:parent-style-name="Domyślnaczcionkaakapitu" style:family="text">
      <style:text-properties fo:background-color="#80FFFF"/>
    </style:style>
    <style:style style:name="T2977" style:parent-style-name="Domyślnaczcionkaakapitu" style:family="text">
      <style:text-properties fo:background-color="#80FFFF"/>
    </style:style>
    <style:style style:name="P2978" style:parent-style-name="Normalny" style:family="paragraph">
      <style:paragraph-properties fo:text-align="justify" fo:line-height="150%" fo:text-indent="0.25in"/>
    </style:style>
    <style:style style:name="T2979" style:parent-style-name="Domyślnaczcionkaakapitu" style:family="text">
      <style:text-properties fo:background-color="#80FFFF"/>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T2987" style:parent-style-name="Domyślnaczcionkaakapitu" style:family="text">
      <style:text-properties fo:background-color="#80FFFF"/>
    </style:style>
    <style:style style:name="T2988" style:parent-style-name="Domyślnaczcionkaakapitu" style:family="text">
      <style:text-properties fo:background-color="#80FFFF"/>
    </style:style>
    <style:style style:name="T2989" style:parent-style-name="Domyślnaczcionkaakapitu" style:family="text">
      <style:text-properties fo:background-color="#80FFFF"/>
    </style:style>
    <style:style style:name="P2990" style:parent-style-name="Normalny" style:family="paragraph">
      <style:paragraph-properties fo:text-align="justify" fo:line-height="150%" fo:text-indent="0.25in"/>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T2993" style:parent-style-name="Domyślnaczcionkaakapitu" style:family="text">
      <style:text-properties fo:background-color="#80FFFF"/>
    </style:style>
    <style:style style:name="T2994" style:parent-style-name="Domyślnaczcionkaakapitu" style:family="text">
      <style:text-properties fo:background-color="#80FFFF"/>
    </style:style>
    <style:style style:name="T2995" style:parent-style-name="Domyślnaczcionkaakapitu" style:family="text">
      <style:text-properties fo:background-color="#80FFFF"/>
    </style:style>
    <style:style style:name="P2996" style:parent-style-name="Normalny" style:family="paragraph">
      <style:paragraph-properties fo:text-align="justify" fo:line-height="150%" fo:text-indent="0.25in"/>
    </style:style>
    <style:style style:name="P2997" style:parent-style-name="Normalny" style:family="paragraph">
      <style:paragraph-properties fo:text-align="justify" fo:line-height="150%" fo:text-indent="0.25in">
        <style:tab-stops>
          <style:tab-stop style:type="left" style:position="3.0916in"/>
        </style:tab-stops>
      </style:paragraph-properties>
    </style:style>
    <style:style style:name="P2998" style:parent-style-name="Normalny" style:family="paragraph">
      <style:paragraph-properties fo:text-align="justify" fo:line-height="150%" fo:text-indent="0.25in"/>
    </style:style>
    <style:style style:name="P2999" style:parent-style-name="Normalny" style:family="paragraph">
      <style:paragraph-properties fo:text-align="justify" fo:line-height="150%" fo:text-indent="0.25in"/>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P3006" style:parent-style-name="Normalny" style:family="paragraph">
      <style:paragraph-properties fo:text-align="justify" fo:line-height="150%" fo:text-indent="0.25in"/>
    </style:style>
    <style:style style:name="P3007" style:parent-style-name="Normalny" style:family="paragraph">
      <style:paragraph-properties fo:text-align="justify" fo:line-height="150%"/>
    </style:style>
    <style:style style:name="T3008" style:parent-style-name="Domyślnaczcionkaakapitu" style:family="text">
      <style:text-properties style:text-underline-type="single" style:text-underline-style="solid" style:text-underline-width="auto" style:text-underline-mode="continuous"/>
    </style:style>
    <style:style style:name="T3009" style:parent-style-name="Domyślnaczcionkaakapitu" style:family="text">
      <style:text-properties fo:background-color="#80FFFF" style:text-underline-type="single" style:text-underline-style="solid" style:text-underline-width="auto" style:text-underline-mode="continuous"/>
    </style:style>
    <style:style style:name="P3010" style:parent-style-name="Normalny" style:family="paragraph">
      <style:paragraph-properties fo:text-align="justify" fo:line-height="150%" fo:text-indent="0.25in"/>
    </style:style>
    <style:style style:name="P3011" style:parent-style-name="Normalny" style:family="paragraph">
      <style:paragraph-properties fo:text-align="justify" fo:line-height="150%"/>
    </style:style>
    <style:style style:name="T3012" style:parent-style-name="Domyślnaczcionkaakapitu" style:family="text">
      <style:text-properties style:text-underline-type="single" style:text-underline-style="solid" style:text-underline-width="auto" style:text-underline-mode="continuous"/>
    </style:style>
    <style:style style:name="P3013" style:parent-style-name="Normalny" style:family="paragraph">
      <style:paragraph-properties fo:text-align="justify" fo:line-height="150%" fo:text-indent="0.25in"/>
    </style:style>
    <style:style style:name="T3014" style:parent-style-name="Domyślnaczcionkaakapitu" style:family="text">
      <style:text-properties fo:background-color="#80FFFF"/>
    </style:style>
    <style:style style:name="T3015" style:parent-style-name="Domyślnaczcionkaakapitu" style:family="text">
      <style:text-properties fo:background-color="#80FFFF"/>
    </style:style>
    <style:style style:name="P3016" style:parent-style-name="Normalny" style:family="paragraph">
      <style:paragraph-properties fo:text-align="justify" fo:line-height="150%" fo:text-indent="0.25in"/>
    </style:style>
    <style:style style:name="P3017" style:parent-style-name="Normalny" style:family="paragraph">
      <style:paragraph-properties fo:text-align="justify" fo:line-height="150%"/>
    </style:style>
    <style:style style:name="T3018" style:parent-style-name="Domyślnaczcionkaakapitu" style:family="text">
      <style:text-properties style:text-underline-type="single" style:text-underline-style="solid" style:text-underline-width="auto" style:text-underline-mode="continuous"/>
    </style:style>
    <style:style style:name="P3019" style:parent-style-name="Normalny" style:family="paragraph">
      <style:paragraph-properties fo:text-align="justify" fo:line-height="150%" fo:text-indent="0.25in"/>
    </style:style>
    <style:style style:name="P3020" style:parent-style-name="Normalny" style:family="paragraph">
      <style:paragraph-properties fo:text-align="justify" fo:line-height="150%"/>
    </style:style>
    <style:style style:name="T3021" style:parent-style-name="Domyślnaczcionkaakapitu" style:family="text">
      <style:text-properties style:text-underline-type="single" style:text-underline-style="solid" style:text-underline-width="auto" style:text-underline-mode="continuous"/>
    </style:style>
    <style:style style:name="P3022" style:parent-style-name="Normalny" style:family="paragraph">
      <style:paragraph-properties fo:text-align="justify" fo:line-height="150%" fo:text-indent="0.25in"/>
    </style:style>
    <style:style style:name="T3023" style:parent-style-name="Domyślnaczcionkaakapitu" style:family="text">
      <style:text-properties fo:background-color="#80FFFF"/>
    </style:style>
    <style:style style:name="P3024" style:parent-style-name="Normalny" style:family="paragraph">
      <style:paragraph-properties fo:text-align="justify" fo:line-height="150%" fo:text-indent="0.25in"/>
    </style:style>
    <style:style style:name="P3025" style:parent-style-name="Normalny" style:family="paragraph">
      <style:paragraph-properties fo:text-align="justify" fo:line-height="150%"/>
    </style:style>
    <style:style style:name="T3026" style:parent-style-name="Domyślnaczcionkaakapitu" style:family="text">
      <style:text-properties style:text-underline-type="single" style:text-underline-style="solid" style:text-underline-width="auto" style:text-underline-mode="continuous"/>
    </style:style>
    <style:style style:name="P3027" style:parent-style-name="Normalny" style:family="paragraph">
      <style:paragraph-properties fo:text-align="justify" fo:line-height="150%" fo:text-indent="0.25in"/>
    </style:style>
    <style:style style:name="T3028" style:parent-style-name="Domyślnaczcionkaakapitu" style:family="text">
      <style:text-properties fo:background-color="#80FFFF"/>
    </style:style>
    <style:style style:name="T3029" style:parent-style-name="Domyślnaczcionkaakapitu" style:family="text">
      <style:text-properties fo:background-color="#80FFFF"/>
    </style:style>
    <style:style style:name="T3030" style:parent-style-name="Domyślnaczcionkaakapitu" style:family="text">
      <style:text-properties fo:background-color="#80FFFF"/>
    </style:style>
    <style:style style:name="T3031" style:parent-style-name="Domyślnaczcionkaakapitu" style:family="text">
      <style:text-properties fo:background-color="#80FFFF"/>
    </style:style>
    <style:style style:name="T3032" style:parent-style-name="Domyślnaczcionkaakapitu" style:family="text">
      <style:text-properties fo:background-color="#80FFFF"/>
    </style:style>
    <style:style style:name="P3033" style:parent-style-name="Normalny" style:family="paragraph">
      <style:paragraph-properties fo:text-align="justify" fo:line-height="150%"/>
    </style:style>
    <style:style style:name="T3034" style:parent-style-name="Domyślnaczcionkaakapitu" style:family="text">
      <style:text-properties style:text-underline-type="single" style:text-underline-style="solid" style:text-underline-width="auto" style:text-underline-mode="continuous"/>
    </style:style>
    <style:style style:name="P3035" style:parent-style-name="Normalny" style:family="paragraph">
      <style:paragraph-properties fo:text-align="justify" fo:line-height="150%" fo:text-indent="0.25in"/>
    </style:style>
    <style:style style:name="P3036" style:parent-style-name="Normalny" style:family="paragraph">
      <style:paragraph-properties fo:text-align="justify" fo:line-height="150%"/>
    </style:style>
    <style:style style:name="T3037" style:parent-style-name="Domyślnaczcionkaakapitu" style:family="text">
      <style:text-properties style:text-underline-type="single" style:text-underline-style="solid" style:text-underline-width="auto" style:text-underline-mode="continuous"/>
    </style:style>
    <style:style style:name="P3038" style:parent-style-name="Normalny" style:family="paragraph">
      <style:paragraph-properties fo:text-align="justify" fo:line-height="150%" fo:text-indent="0.25in"/>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P3043" style:parent-style-name="Normalny" style:family="paragraph">
      <style:paragraph-properties fo:text-align="justify" fo:line-height="150%" fo:text-indent="0.25in"/>
    </style:style>
    <style:style style:name="T3044" style:parent-style-name="Domyślnaczcionkaakapitu" style:family="text">
      <style:text-properties fo:background-color="#80FFFF"/>
    </style:style>
    <style:style style:name="P3045" style:parent-style-name="Normalny" style:family="paragraph">
      <style:paragraph-properties fo:text-align="justify" fo:line-height="150%" fo:text-indent="0.25in"/>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P3049" style:parent-style-name="Normalny" style:family="paragraph">
      <style:paragraph-properties fo:text-align="justify" fo:line-height="150%"/>
    </style:style>
    <style:style style:name="T3050" style:parent-style-name="Domyślnaczcionkaakapitu" style:family="text">
      <style:text-properties style:text-underline-type="single" style:text-underline-style="solid" style:text-underline-width="auto" style:text-underline-mode="continuous"/>
    </style:style>
    <style:style style:name="P3051" style:parent-style-name="Normalny" style:family="paragraph">
      <style:paragraph-properties fo:text-align="justify" fo:line-height="150%" fo:text-indent="0.25in"/>
    </style:style>
    <style:style style:name="T3052" style:parent-style-name="Domyślnaczcionkaakapitu" style:family="text">
      <style:text-properties fo:background-color="#80FFFF"/>
    </style:style>
    <style:style style:name="T3053" style:parent-style-name="Domyślnaczcionkaakapitu" style:family="text">
      <style:text-properties fo:background-color="#80FFFF"/>
    </style:style>
    <style:style style:name="P3054" style:parent-style-name="Normalny" style:family="paragraph">
      <style:paragraph-properties fo:text-align="justify" fo:line-height="150%" fo:text-indent="0.25in"/>
    </style:style>
    <style:style style:name="P3055" style:parent-style-name="Normalny" style:family="paragraph">
      <style:paragraph-properties fo:text-align="justify" fo:line-height="150%"/>
    </style:style>
    <style:style style:name="T3056" style:parent-style-name="Domyślnaczcionkaakapitu" style:family="text">
      <style:text-properties style:text-underline-type="single" style:text-underline-style="solid" style:text-underline-width="auto" style:text-underline-mode="continuous"/>
    </style:style>
    <style:style style:name="P3057" style:parent-style-name="Normalny" style:family="paragraph">
      <style:paragraph-properties fo:text-align="justify" fo:line-height="150%" fo:text-indent="0.25in"/>
    </style:style>
    <style:style style:name="T3058" style:parent-style-name="Domyślnaczcionkaakapitu" style:family="text">
      <style:text-properties fo:background-color="#80FFFF"/>
    </style:style>
    <style:style style:name="P3059" style:parent-style-name="Normalny" style:family="paragraph">
      <style:paragraph-properties fo:text-align="justify" fo:line-height="150%">
        <style:tab-stops>
          <style:tab-stop style:type="left" style:position="2.0486in"/>
        </style:tab-stops>
      </style:paragraph-properties>
    </style:style>
    <style:style style:name="T3060" style:parent-style-name="Domyślnaczcionkaakapitu" style:family="text">
      <style:text-properties style:text-underline-type="single" style:text-underline-style="solid" style:text-underline-width="auto" style:text-underline-mode="continuous"/>
    </style:style>
    <style:style style:name="T3061" style:parent-style-name="Domyślnaczcionkaakapitu" style:family="text">
      <style:text-properties fo:background-color="#80FFFF" style:text-underline-type="single" style:text-underline-style="solid" style:text-underline-width="auto" style:text-underline-mode="continuous"/>
    </style:style>
    <style:style style:name="T3062" style:parent-style-name="Domyślnaczcionkaakapitu" style:family="text">
      <style:text-properties style:text-underline-type="single" style:text-underline-style="solid" style:text-underline-width="auto" style:text-underline-mode="continuous"/>
    </style:style>
    <style:style style:name="T3063" style:parent-style-name="Domyślnaczcionkaakapitu" style:family="text">
      <style:text-properties fo:background-color="#80FFFF" style:text-underline-type="single" style:text-underline-style="solid" style:text-underline-width="auto" style:text-underline-mode="continuous"/>
    </style:style>
    <style:style style:name="T3064" style:parent-style-name="Domyślnaczcionkaakapitu" style:family="text">
      <style:text-properties style:text-underline-type="single" style:text-underline-style="solid" style:text-underline-width="auto" style:text-underline-mode="continuous"/>
    </style:style>
    <style:style style:name="T3065" style:parent-style-name="Domyślnaczcionkaakapitu" style:family="text">
      <style:text-properties fo:background-color="#80FFFF" style:text-underline-type="single" style:text-underline-style="solid" style:text-underline-width="auto" style:text-underline-mode="continuous"/>
    </style:style>
    <style:style style:name="T3066" style:parent-style-name="Domyślnaczcionkaakapitu" style:family="text">
      <style:text-properties style:text-underline-type="single" style:text-underline-style="solid" style:text-underline-width="auto" style:text-underline-mode="continuous"/>
    </style:style>
    <style:style style:name="T3067" style:parent-style-name="Domyślnaczcionkaakapitu" style:family="text">
      <style:text-properties fo:background-color="#80FFFF" style:text-underline-type="single" style:text-underline-style="solid" style:text-underline-width="auto" style:text-underline-mode="continuous"/>
    </style:style>
    <style:style style:name="P3068" style:parent-style-name="Normalny" style:family="paragraph">
      <style:paragraph-properties fo:text-align="justify" fo:line-height="150%" fo:text-indent="0.25in"/>
    </style:style>
    <style:style style:name="P3069" style:parent-style-name="Normalny" style:family="paragraph">
      <style:paragraph-properties fo:text-align="justify" fo:line-height="150%"/>
    </style:style>
    <style:style style:name="T3070" style:parent-style-name="Domyślnaczcionkaakapitu" style:family="text">
      <style:text-properties style:text-underline-type="single" style:text-underline-style="solid" style:text-underline-width="auto" style:text-underline-mode="continuous"/>
    </style:style>
    <style:style style:name="T3071" style:parent-style-name="Domyślnaczcionkaakapitu" style:family="text">
      <style:text-properties fo:background-color="#80FFFF" style:text-underline-type="single" style:text-underline-style="solid" style:text-underline-width="auto" style:text-underline-mode="continuous"/>
    </style:style>
    <style:style style:name="T3072" style:parent-style-name="Domyślnaczcionkaakapitu" style:family="text">
      <style:text-properties style:text-underline-type="single" style:text-underline-style="solid" style:text-underline-width="auto" style:text-underline-mode="continuous"/>
    </style:style>
    <style:style style:name="P3073" style:parent-style-name="Normalny" style:family="paragraph">
      <style:paragraph-properties fo:text-align="justify" fo:line-height="150%" fo:text-indent="0.25in"/>
    </style:style>
    <style:style style:name="T3074" style:parent-style-name="Domyślnaczcionkaakapitu" style:family="text">
      <style:text-properties fo:background-color="#80FFFF"/>
    </style:style>
    <style:style style:name="P3075" style:parent-style-name="Normalny" style:family="paragraph">
      <style:paragraph-properties fo:text-align="justify" fo:line-height="150%" fo:text-indent="0.25in"/>
    </style:style>
    <style:style style:name="T3076" style:parent-style-name="Domyślnaczcionkaakapitu" style:family="text">
      <style:text-properties fo:background-color="#80FFFF"/>
    </style:style>
    <style:style style:name="T3077" style:parent-style-name="Domyślnaczcionkaakapitu" style:family="text">
      <style:text-properties fo:background-color="#80FFFF"/>
    </style:style>
    <style:style style:name="P3078" style:parent-style-name="Normalny" style:family="paragraph">
      <style:paragraph-properties fo:text-align="justify" fo:line-height="150%" fo:text-indent="0.25in"/>
    </style:style>
    <style:style style:name="T3079" style:parent-style-name="Domyślnaczcionkaakapitu" style:family="text">
      <style:text-properties fo:background-color="#80FFFF"/>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P3082" style:parent-style-name="Normalny" style:family="paragraph">
      <style:paragraph-properties fo:text-align="justify" fo:line-height="150%" fo:text-indent="0.25in"/>
    </style:style>
    <style:style style:name="P3083" style:parent-style-name="Normalny" style:family="paragraph">
      <style:paragraph-properties fo:text-align="justify" fo:line-height="150%" fo:text-indent="0.25in"/>
    </style:style>
    <style:style style:name="P3084" style:parent-style-name="Normalny" style:family="paragraph">
      <style:paragraph-properties fo:text-align="justify" fo:line-height="150%" fo:text-indent="0.25in"/>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P3087" style:parent-style-name="Normalny" style:family="paragraph">
      <style:paragraph-properties fo:text-align="justify" fo:line-height="150%" fo:text-indent="0.25in"/>
    </style:style>
    <style:style style:name="T3088" style:parent-style-name="Domyślnaczcionkaakapitu" style:family="text">
      <style:text-properties fo:background-color="#80FFFF"/>
    </style:style>
    <style:style style:name="P3089" style:parent-style-name="Normalny" style:family="paragraph">
      <style:paragraph-properties fo:text-align="justify" fo:line-height="150%" fo:text-indent="0.25in"/>
    </style:style>
    <style:style style:name="P3090" style:parent-style-name="Normalny" style:family="paragraph">
      <style:paragraph-properties fo:text-align="justify" fo:line-height="150%"/>
    </style:style>
    <style:style style:name="T3091" style:parent-style-name="Domyślnaczcionkaakapitu" style:family="text">
      <style:text-properties style:text-underline-type="single" style:text-underline-style="solid" style:text-underline-width="auto" style:text-underline-mode="continuous"/>
    </style:style>
    <style:style style:name="T3092" style:parent-style-name="Domyślnaczcionkaakapitu" style:family="text">
      <style:text-properties fo:background-color="#80FFFF" style:text-underline-type="single" style:text-underline-style="solid" style:text-underline-width="auto" style:text-underline-mode="continuous"/>
    </style:style>
    <style:style style:name="P3093" style:parent-style-name="Normalny" style:family="paragraph">
      <style:paragraph-properties fo:text-align="justify" fo:line-height="150%" fo:text-indent="0.25in"/>
    </style:style>
    <style:style style:name="P3094" style:parent-style-name="Normalny" style:family="paragraph">
      <style:paragraph-properties fo:text-align="justify" fo:line-height="150%"/>
    </style:style>
    <style:style style:name="T3095" style:parent-style-name="Domyślnaczcionkaakapitu" style:family="text">
      <style:text-properties style:text-underline-type="single" style:text-underline-style="solid" style:text-underline-width="auto" style:text-underline-mode="continuous"/>
    </style:style>
    <style:style style:name="T3096" style:parent-style-name="Domyślnaczcionkaakapitu" style:family="text">
      <style:text-properties fo:background-color="#80FFFF" style:text-underline-type="single" style:text-underline-style="solid" style:text-underline-width="auto" style:text-underline-mode="continuous"/>
    </style:style>
    <style:style style:name="T3097" style:parent-style-name="Domyślnaczcionkaakapitu" style:family="text">
      <style:text-properties style:text-underline-type="single" style:text-underline-style="solid" style:text-underline-width="auto" style:text-underline-mode="continuous"/>
    </style:style>
    <style:style style:name="P3098" style:parent-style-name="Normalny" style:family="paragraph">
      <style:paragraph-properties fo:text-align="justify" fo:line-height="150%" fo:text-indent="0.25in"/>
    </style:style>
    <style:style style:name="P3099" style:parent-style-name="Normalny" style:family="paragraph">
      <style:paragraph-properties fo:text-align="justify" fo:line-height="150%" fo:text-indent="0.25in"/>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T3104" style:parent-style-name="Domyślnaczcionkaakapitu" style:family="text">
      <style:text-properties fo:background-color="#80FFFF"/>
    </style:style>
    <style:style style:name="T3105" style:parent-style-name="Domyślnaczcionkaakapitu" style:family="text">
      <style:text-properties fo:background-color="#80FFFF"/>
    </style:style>
    <style:style style:name="P3106" style:parent-style-name="Normalny" style:family="paragraph">
      <style:paragraph-properties fo:text-align="justify" fo:line-height="150%" fo:text-indent="0.25in"/>
    </style:style>
    <style:style style:name="T3107" style:parent-style-name="Domyślnaczcionkaakapitu" style:family="text">
      <style:text-properties fo:background-color="#80FFFF"/>
    </style:style>
    <style:style style:name="T3108" style:parent-style-name="Domyślnaczcionkaakapitu" style:family="text">
      <style:text-properties fo:background-color="#80FFFF"/>
    </style:style>
    <style:style style:name="P3109" style:parent-style-name="Normalny" style:family="paragraph">
      <style:paragraph-properties fo:text-align="justify" fo:line-height="150%" fo:text-indent="0.25in"/>
    </style:style>
    <style:style style:name="T3110" style:parent-style-name="Domyślnaczcionkaakapitu" style:family="text">
      <style:text-properties fo:background-color="#80FFFF"/>
    </style:style>
    <style:style style:name="P3111" style:parent-style-name="Normalny" style:family="paragraph">
      <style:paragraph-properties fo:text-align="justify" fo:line-height="150%" fo:text-indent="0.25in"/>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style:tab-stops>
          <style:tab-stop style:type="left" style:leader-style="solid" style:leader-text="_" style:position="1.7895in"/>
        </style:tab-stops>
      </style:paragraph-properties>
    </style:style>
    <style:style style:name="T3114" style:parent-style-name="Domyślnaczcionkaakapitu" style:family="text">
      <style:text-properties style:text-underline-type="single" style:text-underline-style="solid" style:text-underline-width="auto" style:text-underline-mode="continuous"/>
    </style:style>
    <style:style style:name="P3115" style:parent-style-name="Normalny" style:family="paragraph">
      <style:paragraph-properties fo:text-align="justify" fo:line-height="150%" fo:text-indent="0.25in">
        <style:tab-stops>
          <style:tab-stop style:type="left" style:leader-style="solid" style:leader-text="_" style:position="1.7895in"/>
        </style:tab-stops>
      </style:paragraph-properties>
    </style:style>
    <style:style style:name="P3116" style:parent-style-name="Normalny" style:family="paragraph">
      <style:paragraph-properties fo:text-align="justify" fo:line-height="150%">
        <style:tab-stops>
          <style:tab-stop style:type="left" style:leader-style="solid" style:leader-text="_" style:position="1.7895in"/>
        </style:tab-stops>
      </style:paragraph-properties>
    </style:style>
    <style:style style:name="T3117" style:parent-style-name="Domyślnaczcionkaakapitu" style:family="text">
      <style:text-properties style:text-underline-type="single" style:text-underline-style="solid" style:text-underline-width="auto" style:text-underline-mode="continuous"/>
    </style:style>
    <style:style style:name="P3118" style:parent-style-name="Normalny" style:family="paragraph">
      <style:paragraph-properties fo:text-align="justify" fo:line-height="150%" fo:text-indent="0.25in"/>
    </style:style>
    <style:style style:name="P3119" style:parent-style-name="Normalny" style:family="paragraph">
      <style:paragraph-properties fo:text-align="justify" fo:line-height="150%" fo:text-indent="0.25in"/>
    </style:style>
    <style:style style:name="P3120" style:parent-style-name="Normalny" style:family="paragraph">
      <style:paragraph-properties fo:text-align="justify" fo:line-height="150%"/>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P3123" style:parent-style-name="Normalny" style:family="paragraph">
      <style:paragraph-properties fo:text-align="justify" fo:line-height="150%" fo:text-indent="0.25in"/>
    </style:style>
    <style:style style:name="T3124" style:parent-style-name="Domyślnaczcionkaakapitu" style:family="text">
      <style:text-properties fo:background-color="#80FFFF"/>
    </style:style>
    <style:style style:name="P3125" style:parent-style-name="Normalny" style:family="paragraph">
      <style:paragraph-properties fo:text-align="justify" fo:line-height="150%" fo:text-indent="0.25in"/>
    </style:style>
    <style:style style:name="P3126" style:parent-style-name="Normalny" style:family="paragraph">
      <style:paragraph-properties fo:text-align="justify" fo:line-height="150%" fo:text-indent="0.25in"/>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T3131" style:parent-style-name="Domyślnaczcionkaakapitu" style:family="text">
      <style:text-properties fo:background-color="#80FFFF"/>
    </style:style>
    <style:style style:name="T3132" style:parent-style-name="Domyślnaczcionkaakapitu" style:family="text">
      <style:text-properties fo:background-color="#80FFFF"/>
    </style:style>
    <style:style style:name="T3133" style:parent-style-name="Domyślnaczcionkaakapitu" style:family="text">
      <style:text-properties fo:background-color="#80FFFF"/>
    </style:style>
    <style:style style:name="P3134" style:parent-style-name="Normalny" style:family="paragraph">
      <style:paragraph-properties fo:text-align="justify" fo:line-height="150%" fo:text-indent="0.25in"/>
    </style:style>
    <style:style style:name="T3135" style:parent-style-name="Domyślnaczcionkaakapitu" style:family="text">
      <style:text-properties fo:background-color="#80FFFF"/>
    </style:style>
    <style:style style:name="P3136" style:parent-style-name="Normalny" style:family="paragraph">
      <style:paragraph-properties fo:text-align="justify" fo:line-height="150%"/>
    </style:style>
    <style:style style:name="T3137" style:parent-style-name="Domyślnaczcionkaakapitu" style:family="text">
      <style:text-properties style:text-underline-type="single" style:text-underline-style="solid" style:text-underline-width="auto" style:text-underline-mode="continuous"/>
    </style:style>
    <style:style style:name="P3138" style:parent-style-name="Normalny" style:family="paragraph">
      <style:paragraph-properties fo:text-align="justify" fo:line-height="150%" fo:text-indent="0.25in"/>
    </style:style>
    <style:style style:name="T3139" style:parent-style-name="Domyślnaczcionkaakapitu" style:family="text">
      <style:text-properties fo:background-color="#80FFFF"/>
    </style:style>
    <style:style style:name="P3140" style:parent-style-name="Normalny" style:family="paragraph">
      <style:paragraph-properties fo:text-align="justify" fo:line-height="150%" fo:text-indent="0.25in"/>
    </style:style>
    <style:style style:name="P3141" style:parent-style-name="Normalny" style:family="paragraph">
      <style:paragraph-properties fo:text-align="justify" fo:line-height="150%" fo:text-indent="0.25in"/>
    </style:style>
    <style:style style:name="T3142" style:parent-style-name="Domyślnaczcionkaakapitu" style:family="text">
      <style:text-properties fo:background-color="#80FFFF"/>
    </style:style>
    <style:style style:name="T3143" style:parent-style-name="Domyślnaczcionkaakapitu" style:family="text">
      <style:text-properties fo:background-color="#80FFFF"/>
    </style:style>
    <style:style style:name="P3144" style:parent-style-name="Normalny" style:family="paragraph">
      <style:paragraph-properties fo:text-align="justify" fo:line-height="150%" fo:text-indent="0.25in"/>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P3147" style:parent-style-name="Normalny" style:family="paragraph">
      <style:paragraph-properties fo:text-align="justify" fo:line-height="150%"/>
    </style:style>
    <style:style style:name="P3148" style:parent-style-name="Normalny" style:family="paragraph">
      <style:paragraph-properties fo:text-align="justify" fo:line-height="150%"/>
    </style:style>
    <style:style style:name="T3149" style:parent-style-name="Domyślnaczcionkaakapitu" style:family="text">
      <style:text-properties fo:background-color="#80FFFF"/>
    </style:style>
    <style:style style:name="P3150" style:parent-style-name="Normalny" style:family="paragraph">
      <style:paragraph-properties fo:text-align="justify" fo:line-height="150%"/>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P3153" style:parent-style-name="Normalny" style:family="paragraph">
      <style:paragraph-properties fo:text-align="justify" fo:line-height="150%" fo:text-indent="0.25in"/>
    </style:style>
    <style:style style:name="P3154" style:parent-style-name="Normalny" style:family="paragraph">
      <style:paragraph-properties fo:text-align="justify" fo:line-height="150%"/>
    </style:style>
    <style:style style:name="T3155" style:parent-style-name="Domyślnaczcionkaakapitu" style:family="text">
      <style:text-properties style:text-underline-type="single" style:text-underline-style="solid" style:text-underline-width="auto" style:text-underline-mode="continuous"/>
    </style:style>
    <style:style style:name="P3156" style:parent-style-name="Normalny" style:family="paragraph">
      <style:paragraph-properties fo:text-align="justify" fo:line-height="150%" fo:text-indent="0.25in"/>
    </style:style>
    <style:style style:name="P3157" style:parent-style-name="Normalny" style:family="paragraph">
      <style:paragraph-properties fo:text-align="justify" fo:line-height="150%"/>
    </style:style>
    <style:style style:name="T3158" style:parent-style-name="Domyślnaczcionkaakapitu" style:family="text">
      <style:text-properties style:text-underline-type="single" style:text-underline-style="solid" style:text-underline-width="auto" style:text-underline-mode="continuous"/>
    </style:style>
    <style:style style:name="P3159" style:parent-style-name="Normalny" style:family="paragraph">
      <style:paragraph-properties fo:text-align="justify" fo:line-height="150%" fo:text-indent="0.25in"/>
    </style:style>
    <style:style style:name="P3160" style:parent-style-name="Normalny" style:family="paragraph">
      <style:paragraph-properties fo:text-align="justify" fo:line-height="150%"/>
    </style:style>
    <style:style style:name="T3161" style:parent-style-name="Domyślnaczcionkaakapitu" style:family="text">
      <style:text-properties style:text-underline-type="single" style:text-underline-style="solid" style:text-underline-width="auto" style:text-underline-mode="continuous"/>
    </style:style>
    <style:style style:name="P3162" style:parent-style-name="Normalny" style:family="paragraph">
      <style:paragraph-properties fo:text-align="justify" fo:line-height="150%" fo:text-indent="0.25in"/>
    </style:style>
    <style:style style:name="P3163" style:parent-style-name="Normalny" style:family="paragraph">
      <style:paragraph-properties fo:text-align="justify" fo:line-height="150%"/>
    </style:style>
    <style:style style:name="T3164" style:parent-style-name="Domyślnaczcionkaakapitu" style:family="text">
      <style:text-properties fo:background-color="#80FFFF" style:text-underline-type="single" style:text-underline-style="solid" style:text-underline-width="auto" style:text-underline-mode="continuous"/>
    </style:style>
    <style:style style:name="T3165" style:parent-style-name="Domyślnaczcionkaakapitu" style:family="text">
      <style:text-properties style:text-underline-type="single" style:text-underline-style="solid" style:text-underline-width="auto" style:text-underline-mode="continuous"/>
    </style:style>
    <style:style style:name="T3166" style:parent-style-name="Domyślnaczcionkaakapitu" style:family="text">
      <style:text-properties fo:background-color="#80FFFF" style:text-underline-type="single" style:text-underline-style="solid" style:text-underline-width="auto" style:text-underline-mode="continuous"/>
    </style:style>
    <style:style style:name="T3167" style:parent-style-name="Domyślnaczcionkaakapitu" style:family="text">
      <style:text-properties style:text-underline-type="single" style:text-underline-style="solid" style:text-underline-width="auto" style:text-underline-mode="continuous"/>
    </style:style>
    <style:style style:name="P3168" style:parent-style-name="Normalny" style:family="paragraph">
      <style:paragraph-properties fo:text-align="justify" fo:line-height="150%" fo:text-indent="0.25in"/>
    </style:style>
    <style:style style:name="P3169" style:parent-style-name="Normalny" style:family="paragraph">
      <style:paragraph-properties fo:text-align="justify" fo:line-height="150%"/>
    </style:style>
    <style:style style:name="T3170" style:parent-style-name="Domyślnaczcionkaakapitu" style:family="text">
      <style:text-properties style:text-underline-type="single" style:text-underline-style="solid" style:text-underline-width="auto" style:text-underline-mode="continuous"/>
    </style:style>
    <style:style style:name="T3171" style:parent-style-name="Domyślnaczcionkaakapitu" style:family="text">
      <style:text-properties fo:background-color="#80FFFF"/>
    </style:style>
    <style:style style:name="P3172" style:parent-style-name="Normalny" style:family="paragraph">
      <style:paragraph-properties fo:text-align="justify" fo:line-height="150%" fo:text-indent="0.25in"/>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T3175" style:parent-style-name="Domyślnaczcionkaakapitu" style:family="text">
      <style:text-properties fo:background-color="#80FFFF"/>
    </style:style>
    <style:style style:name="T3176" style:parent-style-name="Domyślnaczcionkaakapitu" style:family="text">
      <style:text-properties fo:background-color="#80FFFF"/>
    </style:style>
    <style:style style:name="P3177" style:parent-style-name="Normalny" style:family="paragraph">
      <style:paragraph-properties fo:text-align="justify" fo:line-height="150%">
        <style:tab-stops>
          <style:tab-stop style:type="left" style:leader-style="dotted" style:leader-text="." style:position="2.3319in"/>
        </style:tab-stops>
      </style:paragraph-properties>
    </style:style>
    <style:style style:name="T3178" style:parent-style-name="Domyślnaczcionkaakapitu" style:family="text">
      <style:text-properties style:text-underline-type="single" style:text-underline-style="solid" style:text-underline-width="auto" style:text-underline-mode="continuous"/>
    </style:style>
    <style:style style:name="P3179" style:parent-style-name="Normalny" style:family="paragraph">
      <style:paragraph-properties fo:text-align="justify" fo:line-height="150%" fo:text-indent="0.2479in">
        <style:tab-stops>
          <style:tab-stop style:type="left" style:leader-style="dotted" style:leader-text="." style:position="2.3319in"/>
        </style:tab-stops>
      </style:paragraph-properties>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T3182" style:parent-style-name="Domyślnaczcionkaakapitu" style:family="text">
      <style:text-properties fo:background-color="#80FFFF"/>
    </style:style>
    <style:style style:name="P3183" style:parent-style-name="Normalny" style:family="paragraph">
      <style:paragraph-properties fo:text-align="justify" fo:line-height="150%" fo:text-indent="0.25in"/>
    </style:style>
    <style:style style:name="T3184" style:parent-style-name="Domyślnaczcionkaakapitu" style:family="text">
      <style:text-properties fo:background-color="#80FFFF"/>
    </style:style>
    <style:style style:name="T3185" style:parent-style-name="Domyślnaczcionkaakapitu" style:family="text">
      <style:text-properties fo:background-color="#80FFFF"/>
    </style:style>
    <style:style style:name="P3186" style:parent-style-name="Normalny" style:family="paragraph">
      <style:paragraph-properties fo:text-align="justify" fo:line-height="150%"/>
    </style:style>
    <style:style style:name="T3187" style:parent-style-name="Domyślnaczcionkaakapitu" style:family="text">
      <style:text-properties style:text-underline-type="single" style:text-underline-style="solid" style:text-underline-width="auto" style:text-underline-mode="continuous"/>
    </style:style>
    <style:style style:name="T3188" style:parent-style-name="Domyślnaczcionkaakapitu" style:family="text">
      <style:text-properties fo:background-color="#80FFFF" style:text-underline-type="single" style:text-underline-style="solid" style:text-underline-width="auto" style:text-underline-mode="continuous"/>
    </style:style>
    <style:style style:name="P3189" style:parent-style-name="Normalny" style:family="paragraph">
      <style:paragraph-properties fo:text-align="justify" fo:line-height="150%" fo:text-indent="0.25in"/>
    </style:style>
    <style:style style:name="P3190" style:parent-style-name="Normalny" style:family="paragraph">
      <style:paragraph-properties fo:text-align="justify" fo:line-height="150%" fo:text-indent="0.25in"/>
    </style:style>
    <style:style style:name="P3191" style:parent-style-name="Normalny" style:family="paragraph">
      <style:paragraph-properties fo:text-align="justify" fo:line-height="150%"/>
    </style:style>
    <style:style style:name="T3192" style:parent-style-name="Domyślnaczcionkaakapitu" style:family="text">
      <style:text-properties style:text-underline-type="single" style:text-underline-style="solid" style:text-underline-width="auto" style:text-underline-mode="continuous"/>
    </style:style>
    <style:style style:name="P3193" style:parent-style-name="Normalny" style:family="paragraph">
      <style:paragraph-properties fo:text-align="justify" fo:line-height="150%" fo:text-indent="0.25in"/>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T3196" style:parent-style-name="Domyślnaczcionkaakapitu" style:family="text">
      <style:text-properties fo:background-color="#80FFFF"/>
    </style:style>
    <style:style style:name="P3197" style:parent-style-name="Normalny" style:family="paragraph">
      <style:paragraph-properties fo:text-align="justify" fo:line-height="150%"/>
    </style:style>
    <style:style style:name="T3198" style:parent-style-name="Domyślnaczcionkaakapitu" style:family="text">
      <style:text-properties style:text-underline-type="single" style:text-underline-style="solid" style:text-underline-width="auto" style:text-underline-mode="continuous"/>
    </style:style>
    <style:style style:name="P3199" style:parent-style-name="Normalny" style:family="paragraph">
      <style:paragraph-properties fo:text-align="justify" fo:line-height="150%" fo:text-indent="0.25in"/>
    </style:style>
    <style:style style:name="T3200" style:parent-style-name="Domyślnaczcionkaakapitu" style:family="text">
      <style:text-properties fo:background-color="#80FFFF"/>
    </style:style>
    <style:style style:name="T3201" style:parent-style-name="Domyślnaczcionkaakapitu" style:family="text">
      <style:text-properties fo:background-color="#80FFFF"/>
    </style:style>
    <style:style style:name="P3202" style:parent-style-name="Normalny" style:family="paragraph">
      <style:paragraph-properties fo:text-align="justify" fo:line-height="150%"/>
    </style:style>
    <style:style style:name="T3203" style:parent-style-name="Domyślnaczcionkaakapitu" style:family="text">
      <style:text-properties style:text-underline-type="single" style:text-underline-style="solid" style:text-underline-width="auto" style:text-underline-mode="continuous"/>
    </style:style>
    <style:style style:name="P3204" style:parent-style-name="Normalny" style:family="paragraph">
      <style:paragraph-properties fo:text-align="justify" fo:line-height="150%" fo:text-indent="0.25in"/>
    </style:style>
    <style:style style:name="P3205" style:parent-style-name="Normalny" style:family="paragraph">
      <style:paragraph-properties fo:text-align="justify" fo:line-height="150%">
        <style:tab-stops>
          <style:tab-stop style:type="left" style:leader-style="dotted" style:leader-text="." style:position="1.9944in"/>
        </style:tab-stops>
      </style:paragraph-properties>
    </style:style>
    <style:style style:name="T3206" style:parent-style-name="Domyślnaczcionkaakapitu" style:family="text">
      <style:text-properties style:text-underline-type="single" style:text-underline-style="solid" style:text-underline-width="auto" style:text-underline-mode="continuous"/>
    </style:style>
    <style:style style:name="P3207" style:parent-style-name="Normalny" style:family="paragraph">
      <style:paragraph-properties fo:text-align="justify" fo:line-height="150%" fo:text-indent="0.25in">
        <style:tab-stops>
          <style:tab-stop style:type="left" style:leader-style="dotted" style:leader-text="." style:position="1.9944in"/>
        </style:tab-stops>
      </style:paragraph-properties>
    </style:style>
    <style:style style:name="P3208" style:parent-style-name="Normalny" style:family="paragraph">
      <style:paragraph-properties fo:text-align="justify" fo:line-height="150%"/>
    </style:style>
    <style:style style:name="T3209" style:parent-style-name="Domyślnaczcionkaakapitu" style:family="text">
      <style:text-properties style:text-underline-type="single" style:text-underline-style="solid" style:text-underline-width="auto" style:text-underline-mode="continuous"/>
    </style:style>
    <style:style style:name="P3210" style:parent-style-name="Normalny" style:family="paragraph">
      <style:paragraph-properties fo:text-align="justify" fo:line-height="150%" fo:text-indent="0.25in"/>
    </style:style>
    <style:style style:name="T3211" style:parent-style-name="Domyślnaczcionkaakapitu" style:family="text">
      <style:text-properties fo:background-color="#80FFFF"/>
    </style:style>
    <style:style style:name="P3212" style:parent-style-name="Normalny" style:family="paragraph">
      <style:paragraph-properties fo:text-align="justify" fo:line-height="150%"/>
    </style:style>
    <style:style style:name="T3213" style:parent-style-name="Domyślnaczcionkaakapitu" style:family="text">
      <style:text-properties style:text-underline-type="single" style:text-underline-style="solid" style:text-underline-width="auto" style:text-underline-mode="continuous"/>
    </style:style>
    <style:style style:name="T3214" style:parent-style-name="Domyślnaczcionkaakapitu" style:family="text">
      <style:text-properties fo:background-color="#80FFFF" style:text-underline-type="single" style:text-underline-style="solid" style:text-underline-width="auto" style:text-underline-mode="continuous"/>
    </style:style>
    <style:style style:name="T3215" style:parent-style-name="Domyślnaczcionkaakapitu" style:family="text">
      <style:text-properties style:text-underline-type="single" style:text-underline-style="solid" style:text-underline-width="auto" style:text-underline-mode="continuous"/>
    </style:style>
    <style:style style:name="T3216" style:parent-style-name="Domyślnaczcionkaakapitu" style:family="text">
      <style:text-properties fo:background-color="#80FFFF" style:text-underline-type="single" style:text-underline-style="solid" style:text-underline-width="auto" style:text-underline-mode="continuous"/>
    </style:style>
    <style:style style:name="T3217" style:parent-style-name="Domyślnaczcionkaakapitu" style:family="text">
      <style:text-properties style:text-underline-type="single" style:text-underline-style="solid" style:text-underline-width="auto" style:text-underline-mode="continuous"/>
    </style:style>
    <style:style style:name="P3218" style:parent-style-name="Normalny" style:family="paragraph">
      <style:paragraph-properties fo:text-align="justify" fo:line-height="150%" fo:text-indent="0.25in"/>
    </style:style>
    <style:style style:name="T3219" style:parent-style-name="Domyślnaczcionkaakapitu" style:family="text">
      <style:text-properties fo:background-color="#80FFFF"/>
    </style:style>
    <style:style style:name="P3220" style:parent-style-name="Normalny" style:family="paragraph">
      <style:paragraph-properties fo:text-align="justify" fo:line-height="150%"/>
    </style:style>
    <style:style style:name="T3221" style:parent-style-name="Domyślnaczcionkaakapitu" style:family="text">
      <style:text-properties style:text-underline-type="single" style:text-underline-style="solid" style:text-underline-width="auto" style:text-underline-mode="continuous"/>
    </style:style>
    <style:style style:name="T3222" style:parent-style-name="Domyślnaczcionkaakapitu" style:family="text">
      <style:text-properties fo:background-color="#80FFFF" style:text-underline-type="single" style:text-underline-style="solid" style:text-underline-width="auto" style:text-underline-mode="continuous"/>
    </style:style>
    <style:style style:name="T3223" style:parent-style-name="Domyślnaczcionkaakapitu" style:family="text">
      <style:text-properties style:text-underline-type="single" style:text-underline-style="solid" style:text-underline-width="auto" style:text-underline-mode="continuous"/>
    </style:style>
    <style:style style:name="T3224" style:parent-style-name="Domyślnaczcionkaakapitu" style:family="text">
      <style:text-properties fo:background-color="#80FFFF" style:text-underline-type="single" style:text-underline-style="solid" style:text-underline-width="auto" style:text-underline-mode="continuous"/>
    </style:style>
    <style:style style:name="P3225" style:parent-style-name="Normalny" style:family="paragraph">
      <style:paragraph-properties fo:text-align="justify" fo:line-height="150%" fo:text-indent="0.25in"/>
    </style:style>
    <style:style style:name="T3226" style:parent-style-name="Domyślnaczcionkaakapitu" style:family="text">
      <style:text-properties fo:background-color="#80FFFF"/>
    </style:style>
    <style:style style:name="P3227" style:parent-style-name="Normalny" style:family="paragraph">
      <style:paragraph-properties fo:text-align="justify" fo:line-height="150%" fo:text-indent="0.25in"/>
    </style:style>
    <style:style style:name="P3228" style:parent-style-name="Normalny" style:family="paragraph">
      <style:paragraph-properties fo:text-align="justify" fo:line-height="150%" fo:text-indent="0.25in"/>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T3233" style:parent-style-name="Domyślnaczcionkaakapitu" style:family="text">
      <style:text-properties fo:background-color="#80FFFF"/>
    </style:style>
    <style:style style:name="T3234" style:parent-style-name="Domyślnaczcionkaakapitu" style:family="text">
      <style:text-properties fo:background-color="#80FFFF"/>
    </style:style>
    <style:style style:name="P3235" style:parent-style-name="Normalny" style:family="paragraph">
      <style:paragraph-properties fo:text-align="justify" fo:line-height="150%" fo:text-indent="0.25in"/>
    </style:style>
    <style:style style:name="P3236" style:parent-style-name="Normalny" style:family="paragraph">
      <style:paragraph-properties fo:text-align="justify" fo:line-height="150%" fo:text-indent="0.25in"/>
    </style:style>
    <style:style style:name="P3237" style:parent-style-name="Normalny" style:family="paragraph">
      <style:paragraph-properties fo:text-align="justify" fo:line-height="150%" fo:text-indent="0.25in"/>
    </style:style>
    <style:style style:name="P3238" style:parent-style-name="Normalny" style:family="paragraph">
      <style:paragraph-properties fo:text-align="justify" fo:line-height="150%" fo:text-indent="0.25in"/>
    </style:style>
    <style:style style:name="P3239" style:parent-style-name="Normalny" style:family="paragraph">
      <style:paragraph-properties fo:text-align="justify" fo:line-height="150%">
        <style:tab-stops>
          <style:tab-stop style:type="left" style:leader-style="dotted" style:leader-text="." style:position="1.6034in"/>
        </style:tab-stops>
      </style:paragraph-properties>
    </style:style>
    <style:style style:name="T3240" style:parent-style-name="Domyślnaczcionkaakapitu" style:family="text">
      <style:text-properties style:text-underline-type="single" style:text-underline-style="solid" style:text-underline-width="auto" style:text-underline-mode="continuous"/>
    </style:style>
    <style:style style:name="P3241" style:parent-style-name="Normalny" style:family="paragraph">
      <style:paragraph-properties fo:text-align="justify" fo:line-height="150%" fo:text-indent="0.25in">
        <style:tab-stops>
          <style:tab-stop style:type="left" style:leader-style="dotted" style:leader-text="." style:position="1.6034in"/>
        </style:tab-stops>
      </style:paragraph-properties>
    </style:style>
    <style:style style:name="T3242" style:parent-style-name="Domyślnaczcionkaakapitu" style:family="text">
      <style:text-properties fo:background-color="#80FFFF"/>
    </style:style>
    <style:style style:name="T3243" style:parent-style-name="Domyślnaczcionkaakapitu" style:family="text">
      <style:text-properties fo:background-color="#80FFFF"/>
    </style:style>
    <style:style style:name="T3244" style:parent-style-name="Domyślnaczcionkaakapitu" style:family="text">
      <style:text-properties fo:background-color="#80FFFF"/>
    </style:style>
    <style:style style:name="P3245" style:parent-style-name="Normalny" style:family="paragraph">
      <style:paragraph-properties fo:text-align="justify" fo:line-height="150%"/>
    </style:style>
    <style:style style:name="T3246" style:parent-style-name="Domyślnaczcionkaakapitu" style:family="text">
      <style:text-properties style:text-underline-type="single" style:text-underline-style="solid" style:text-underline-width="auto" style:text-underline-mode="continuous"/>
    </style:style>
    <style:style style:name="T3247" style:parent-style-name="Domyślnaczcionkaakapitu" style:family="text">
      <style:text-properties style:text-underline-type="single" style:text-underline-style="solid" style:text-underline-width="auto" style:text-underline-mode="continuous"/>
    </style:style>
    <style:style style:name="T3248" style:parent-style-name="Domyślnaczcionkaakapitu" style:family="text">
      <style:text-properties style:text-underline-type="single" style:text-underline-style="solid" style:text-underline-width="auto" style:text-underline-mode="continuous"/>
    </style:style>
    <style:style style:name="P3249" style:parent-style-name="Normalny" style:family="paragraph">
      <style:paragraph-properties fo:text-align="justify" fo:line-height="150%" fo:text-indent="0.25in"/>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P3252" style:parent-style-name="Normalny" style:family="paragraph">
      <style:paragraph-properties fo:text-align="justify" fo:line-height="150%" fo:text-indent="0.25in"/>
    </style:style>
    <style:style style:name="P3253" style:parent-style-name="Normalny" style:family="paragraph">
      <style:paragraph-properties fo:text-align="justify" fo:line-height="150%" fo:text-indent="0.25in"/>
    </style:style>
    <style:style style:name="P3254" style:parent-style-name="Normalny" style:family="paragraph">
      <style:paragraph-properties fo:text-align="justify" fo:line-height="150%">
        <style:tab-stops>
          <style:tab-stop style:type="left" style:leader-style="dotted" style:leader-text="." style:position="1.8625in"/>
          <style:tab-stop style:type="left" style:leader-style="dotted" style:leader-text="." style:position="1.9694in"/>
        </style:tab-stops>
      </style:paragraph-properties>
    </style:style>
    <style:style style:name="T3255" style:parent-style-name="Domyślnaczcionkaakapitu" style:family="text">
      <style:text-properties style:text-underline-type="single" style:text-underline-style="solid" style:text-underline-width="auto" style:text-underline-mode="continuous"/>
    </style:style>
    <style:style style:name="P3256" style:parent-style-name="Normalny" style:family="paragraph">
      <style:paragraph-properties fo:text-align="justify" fo:line-height="150%" fo:text-indent="0.2479in">
        <style:tab-stops>
          <style:tab-stop style:type="left" style:leader-style="dotted" style:leader-text="." style:position="1.8625in"/>
          <style:tab-stop style:type="left" style:leader-style="dotted" style:leader-text="." style:position="1.9694in"/>
        </style:tab-stops>
      </style:paragraph-properties>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P3262" style:parent-style-name="Normalny" style:family="paragraph">
      <style:paragraph-properties fo:text-align="justify" fo:line-height="150%" fo:text-indent="0.25in"/>
    </style:style>
    <style:style style:name="P3263" style:parent-style-name="Normalny" style:family="paragraph">
      <style:paragraph-properties fo:text-align="justify" fo:line-height="150%"/>
    </style:style>
    <style:style style:name="T3264" style:parent-style-name="Domyślnaczcionkaakapitu" style:family="text">
      <style:text-properties style:text-underline-type="single" style:text-underline-style="solid" style:text-underline-width="auto" style:text-underline-mode="continuous"/>
    </style:style>
    <style:style style:name="T3265" style:parent-style-name="Domyślnaczcionkaakapitu" style:family="text">
      <style:text-properties fo:background-color="#80FFFF" style:text-underline-type="single" style:text-underline-style="solid" style:text-underline-width="auto" style:text-underline-mode="continuous"/>
    </style:style>
    <style:style style:name="T3266" style:parent-style-name="Domyślnaczcionkaakapitu" style:family="text">
      <style:text-properties style:text-underline-type="single" style:text-underline-style="solid" style:text-underline-width="auto" style:text-underline-mode="continuous"/>
    </style:style>
    <style:style style:name="T3267" style:parent-style-name="Domyślnaczcionkaakapitu" style:family="text">
      <style:text-properties style:text-underline-type="single" style:text-underline-style="solid" style:text-underline-width="auto" style:text-underline-mode="continuous"/>
    </style:style>
    <style:style style:name="T3268" style:parent-style-name="Domyślnaczcionkaakapitu" style:family="text">
      <style:text-properties style:text-underline-type="single" style:text-underline-style="solid" style:text-underline-width="auto" style:text-underline-mode="continuous"/>
    </style:style>
    <style:style style:name="P3269" style:parent-style-name="Normalny" style:family="paragraph">
      <style:paragraph-properties fo:text-align="justify" fo:line-height="150%" fo:text-indent="0.25in"/>
    </style:style>
    <style:style style:name="T3270" style:parent-style-name="Domyślnaczcionkaakapitu" style:family="text">
      <style:text-properties fo:background-color="#80FFFF"/>
    </style:style>
    <style:style style:name="P3271" style:parent-style-name="Normalny" style:family="paragraph">
      <style:paragraph-properties fo:text-align="justify" fo:line-height="150%" fo:text-indent="0.25in"/>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P3280" style:parent-style-name="Normalny" style:family="paragraph">
      <style:paragraph-properties fo:text-align="justify" fo:line-height="150%" fo:text-indent="0.25in"/>
    </style:style>
    <style:style style:name="P3281" style:parent-style-name="Normalny" style:family="paragraph">
      <style:paragraph-properties fo:text-align="justify" fo:line-height="150%" fo:text-indent="0.25in"/>
    </style:style>
    <style:style style:name="T3282" style:parent-style-name="Domyślnaczcionkaakapitu" style:family="text">
      <style:text-properties fo:background-color="#80FFFF"/>
    </style:style>
    <style:style style:name="T3283" style:parent-style-name="Domyślnaczcionkaakapitu" style:family="text">
      <style:text-properties fo:background-color="#80FFFF"/>
    </style:style>
    <style:style style:name="T3284" style:parent-style-name="Domyślnaczcionkaakapitu" style:family="text">
      <style:text-properties fo:background-color="#80FFFF"/>
    </style:style>
    <style:style style:name="P3285" style:parent-style-name="Normalny" style:family="paragraph">
      <style:paragraph-properties fo:text-align="justify" fo:line-height="150%" fo:text-indent="0.25in"/>
    </style:style>
    <style:style style:name="P3286" style:parent-style-name="Normalny" style:family="paragraph">
      <style:paragraph-properties fo:text-align="justify" fo:line-height="150%" fo:text-indent="0.25in"/>
    </style:style>
    <style:style style:name="T3287" style:parent-style-name="Domyślnaczcionkaakapitu" style:family="text">
      <style:text-properties fo:background-color="#80FFFF"/>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P3290" style:parent-style-name="Normalny" style:family="paragraph">
      <style:paragraph-properties fo:text-align="justify" fo:line-height="150%" fo:text-indent="0.25in"/>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P3294" style:parent-style-name="Normalny" style:family="paragraph">
      <style:paragraph-properties fo:text-align="justify" fo:line-height="150%">
        <style:tab-stops>
          <style:tab-stop style:type="left" style:leader-style="dotted" style:leader-text="." style:position="1.7048in"/>
        </style:tab-stops>
      </style:paragraph-properties>
    </style:style>
    <style:style style:name="T3295" style:parent-style-name="Domyślnaczcionkaakapitu" style:family="text">
      <style:text-properties style:text-underline-type="single" style:text-underline-style="solid" style:text-underline-width="auto" style:text-underline-mode="continuous"/>
    </style:style>
    <style:style style:name="P3296" style:parent-style-name="Normalny" style:family="paragraph">
      <style:paragraph-properties fo:text-align="justify" fo:line-height="150%" fo:text-indent="0.25in">
        <style:tab-stops>
          <style:tab-stop style:type="left" style:leader-style="dotted" style:leader-text="." style:position="1.7048in"/>
        </style:tab-stops>
      </style:paragraph-properties>
    </style:style>
    <style:style style:name="P3297" style:parent-style-name="Normalny" style:family="paragraph">
      <style:paragraph-properties fo:text-align="justify" fo:line-height="150%" fo:text-indent="0.25in"/>
    </style:style>
    <style:style style:name="T3298" style:parent-style-name="Domyślnaczcionkaakapitu" style:family="text">
      <style:text-properties fo:background-color="#80FFFF"/>
    </style:style>
    <style:style style:name="T3299" style:parent-style-name="Domyślnaczcionkaakapitu" style:family="text">
      <style:text-properties fo:background-color="#80FFFF"/>
    </style:style>
    <style:style style:name="P3300" style:parent-style-name="Normalny" style:family="paragraph">
      <style:paragraph-properties fo:text-align="justify" fo:line-height="150%">
        <style:tab-stops>
          <style:tab-stop style:type="left" style:position="2.8in"/>
        </style:tab-stops>
      </style:paragraph-properties>
    </style:style>
    <style:style style:name="T3301" style:parent-style-name="Domyślnaczcionkaakapitu" style:family="text">
      <style:text-properties style:text-underline-type="single" style:text-underline-style="solid" style:text-underline-width="auto" style:text-underline-mode="continuous"/>
    </style:style>
    <style:style style:name="T3302" style:parent-style-name="Domyślnaczcionkaakapitu" style:family="text">
      <style:text-properties fo:background-color="#80FFFF" style:text-underline-type="single" style:text-underline-style="solid" style:text-underline-width="auto" style:text-underline-mode="continuous"/>
    </style:style>
    <style:style style:name="T3303" style:parent-style-name="Domyślnaczcionkaakapitu" style:family="text">
      <style:text-properties style:text-underline-type="single" style:text-underline-style="solid" style:text-underline-width="auto" style:text-underline-mode="continuous"/>
    </style:style>
    <style:style style:name="T3304" style:parent-style-name="Domyślnaczcionkaakapitu" style:family="text">
      <style:text-properties style:text-underline-type="single" style:text-underline-style="solid" style:text-underline-width="auto" style:text-underline-mode="continuous"/>
    </style:style>
    <style:style style:name="T3305" style:parent-style-name="Domyślnaczcionkaakapitu" style:family="text">
      <style:text-properties style:text-underline-type="single" style:text-underline-style="solid" style:text-underline-width="auto" style:text-underline-mode="continuous"/>
    </style:style>
    <style:style style:name="P3306" style:parent-style-name="Normalny" style:family="paragraph">
      <style:paragraph-properties fo:text-align="justify" fo:line-height="150%" fo:text-indent="0.2479in">
        <style:tab-stops>
          <style:tab-stop style:type="left" style:position="2.8in"/>
        </style:tab-stops>
      </style:paragraph-properties>
    </style:style>
    <style:style style:name="P3307" style:parent-style-name="Normalny" style:family="paragraph">
      <style:paragraph-properties fo:text-align="justify" fo:line-height="150%" fo:text-indent="0.25in"/>
    </style:style>
    <style:style style:name="P3308" style:parent-style-name="Normalny" style:family="paragraph">
      <style:paragraph-properties fo:text-align="justify" fo:line-height="150%">
        <style:tab-stops>
          <style:tab-stop style:type="left" style:leader-style="dotted" style:leader-text="." style:position="1.6819in"/>
          <style:tab-stop style:type="right" style:leader-style="dotted" style:leader-text="." style:position="3.2715in"/>
          <style:tab-stop style:type="left" style:position="3.4166in"/>
        </style:tab-stops>
      </style:paragraph-properties>
    </style:style>
    <style:style style:name="T3309" style:parent-style-name="Domyślnaczcionkaakapitu" style:family="text">
      <style:text-properties style:text-underline-type="single" style:text-underline-style="solid" style:text-underline-width="auto" style:text-underline-mode="continuous"/>
    </style:style>
    <style:style style:name="P3310" style:parent-style-name="Normalny" style:family="paragraph">
      <style:paragraph-properties fo:text-align="justify" fo:line-height="150%" fo:text-indent="0.2479in">
        <style:tab-stops>
          <style:tab-stop style:type="left" style:leader-style="dotted" style:leader-text="." style:position="1.6819in"/>
          <style:tab-stop style:type="right" style:leader-style="dotted" style:leader-text="." style:position="3.2715in"/>
          <style:tab-stop style:type="left" style:position="3.4166in"/>
        </style:tab-stops>
      </style:paragraph-properties>
    </style:style>
    <style:style style:name="T3311" style:parent-style-name="Domyślnaczcionkaakapitu" style:family="text">
      <style:text-properties fo:background-color="#80FFFF"/>
    </style:style>
    <style:style style:name="P3312" style:parent-style-name="Normalny" style:family="paragraph">
      <style:paragraph-properties fo:text-align="justify" fo:line-height="150%">
        <style:tab-stops>
          <style:tab-stop style:type="left" style:position="2.8208in"/>
        </style:tab-stops>
      </style:paragraph-properties>
    </style:style>
    <style:style style:name="T3313" style:parent-style-name="Domyślnaczcionkaakapitu" style:family="text">
      <style:text-properties style:text-underline-type="single" style:text-underline-style="solid" style:text-underline-width="auto" style:text-underline-mode="continuous"/>
    </style:style>
    <style:style style:name="T3314" style:parent-style-name="Domyślnaczcionkaakapitu" style:family="text">
      <style:text-properties style:text-underline-type="single" style:text-underline-style="solid" style:text-underline-width="auto" style:text-underline-mode="continuous"/>
    </style:style>
    <style:style style:name="T3315" style:parent-style-name="Domyślnaczcionkaakapitu" style:family="text">
      <style:text-properties style:text-underline-type="single" style:text-underline-style="solid" style:text-underline-width="auto" style:text-underline-mode="continuous"/>
    </style:style>
    <style:style style:name="P3316" style:parent-style-name="Normalny" style:family="paragraph">
      <style:paragraph-properties fo:text-align="justify" fo:line-height="150%" fo:text-indent="0.25in"/>
    </style:style>
    <style:style style:name="P3317" style:parent-style-name="Normalny" style:family="paragraph">
      <style:paragraph-properties fo:text-align="justify" fo:line-height="150%" fo:text-indent="0.25in"/>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P3322" style:parent-style-name="Normalny" style:family="paragraph">
      <style:paragraph-properties fo:text-align="justify" fo:line-height="150%" fo:text-indent="0.25in"/>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T3325" style:parent-style-name="Domyślnaczcionkaakapitu" style:family="text">
      <style:text-properties fo:background-color="#80FFFF"/>
    </style:style>
    <style:style style:name="P3326" style:parent-style-name="Normalny" style:family="paragraph">
      <style:paragraph-properties fo:text-align="justify" fo:line-height="150%"/>
    </style:style>
    <style:style style:name="T3327" style:parent-style-name="Domyślnaczcionkaakapitu" style:family="text">
      <style:text-properties style:text-underline-type="single" style:text-underline-style="solid" style:text-underline-width="auto" style:text-underline-mode="continuous"/>
    </style:style>
    <style:style style:name="P3328" style:parent-style-name="Normalny" style:family="paragraph">
      <style:paragraph-properties fo:text-align="justify" fo:line-height="150%" fo:text-indent="0.25in"/>
    </style:style>
    <style:style style:name="P3329" style:parent-style-name="Normalny" style:family="paragraph">
      <style:paragraph-properties fo:text-align="justify" fo:line-height="150%"/>
    </style:style>
    <style:style style:name="T3330" style:parent-style-name="Domyślnaczcionkaakapitu" style:family="text">
      <style:text-properties fo:background-color="#80FFFF" style:text-underline-type="single" style:text-underline-style="solid" style:text-underline-width="auto" style:text-underline-mode="continuous"/>
    </style:style>
    <style:style style:name="T3331" style:parent-style-name="Domyślnaczcionkaakapitu" style:family="text">
      <style:text-properties style:text-underline-type="single" style:text-underline-style="solid" style:text-underline-width="auto" style:text-underline-mode="continuous"/>
    </style:style>
    <style:style style:name="T3332" style:parent-style-name="Domyślnaczcionkaakapitu" style:family="text">
      <style:text-properties style:text-underline-type="single" style:text-underline-style="solid" style:text-underline-width="auto" style:text-underline-mode="continuous"/>
    </style:style>
    <style:style style:name="T3333" style:parent-style-name="Domyślnaczcionkaakapitu" style:family="text">
      <style:text-properties style:text-underline-type="single" style:text-underline-style="solid" style:text-underline-width="auto" style:text-underline-mode="continuous"/>
    </style:style>
    <style:style style:name="P3334" style:parent-style-name="Normalny" style:family="paragraph">
      <style:paragraph-properties fo:text-align="justify" fo:line-height="150%" fo:text-indent="0.25in"/>
    </style:style>
    <style:style style:name="T3335" style:parent-style-name="Domyślnaczcionkaakapitu" style:family="text">
      <style:text-properties fo:background-color="#80FFFF"/>
    </style:style>
    <style:style style:name="T3336" style:parent-style-name="Domyślnaczcionkaakapitu" style:family="text">
      <style:text-properties fo:background-color="#80FFFF"/>
    </style:style>
    <style:style style:name="T3337" style:parent-style-name="Domyślnaczcionkaakapitu" style:family="text">
      <style:text-properties fo:background-color="#80FFFF"/>
    </style:style>
    <style:style style:name="T3338" style:parent-style-name="Domyślnaczcionkaakapitu" style:family="text">
      <style:text-properties fo:background-color="#80FFFF"/>
    </style:style>
    <style:style style:name="P3339" style:parent-style-name="Normalny" style:family="paragraph">
      <style:paragraph-properties fo:text-align="justify" fo:line-height="150%" fo:text-indent="0.25in"/>
    </style:style>
    <style:style style:name="P3340" style:parent-style-name="Normalny" style:family="paragraph">
      <style:paragraph-properties fo:text-align="justify" fo:line-height="150%" fo:text-indent="0.25in"/>
    </style:style>
    <style:style style:name="P3341" style:parent-style-name="Normalny" style:family="paragraph">
      <style:paragraph-properties fo:text-align="justify" fo:line-height="150%"/>
    </style:style>
    <style:style style:name="T3342" style:parent-style-name="Domyślnaczcionkaakapitu" style:family="text">
      <style:text-properties fo:background-color="#80FFFF"/>
    </style:style>
    <style:style style:name="T3343" style:parent-style-name="Domyślnaczcionkaakapitu" style:family="text">
      <style:text-properties fo:background-color="#80FFFF"/>
    </style:style>
    <style:style style:name="T3344" style:parent-style-name="Domyślnaczcionkaakapitu" style:family="text">
      <style:text-properties fo:background-color="#80FFFF"/>
    </style:style>
    <style:style style:name="T3345" style:parent-style-name="Domyślnaczcionkaakapitu" style:family="text">
      <style:text-properties fo:background-color="#80FFFF"/>
    </style:style>
    <style:style style:name="T3346" style:parent-style-name="Domyślnaczcionkaakapitu" style:family="text">
      <style:text-properties fo:background-color="#80FFFF"/>
    </style:style>
    <style:style style:name="T3347" style:parent-style-name="Domyślnaczcionkaakapitu" style:family="text">
      <style:text-properties fo:background-color="#80FFFF"/>
    </style:style>
    <style:style style:name="T3348" style:parent-style-name="Domyślnaczcionkaakapitu" style:family="text">
      <style:text-properties fo:background-color="#80FFFF"/>
    </style:style>
    <style:style style:name="P3349" style:parent-style-name="Normalny" style:family="paragraph">
      <style:paragraph-properties fo:text-align="justify" fo:line-height="150%"/>
    </style:style>
    <style:style style:name="T3350" style:parent-style-name="Domyślnaczcionkaakapitu" style:family="text">
      <style:text-properties style:text-underline-type="single" style:text-underline-style="solid" style:text-underline-width="auto" style:text-underline-mode="continuous"/>
    </style:style>
    <style:style style:name="P3351" style:parent-style-name="Normalny" style:family="paragraph">
      <style:paragraph-properties fo:text-align="justify" fo:line-height="150%" fo:text-indent="0.25in"/>
    </style:style>
    <style:style style:name="P3352" style:parent-style-name="Normalny" style:family="paragraph">
      <style:paragraph-properties fo:text-align="justify" fo:line-height="150%" fo:text-indent="0.25in"/>
    </style:style>
    <style:style style:name="P3353" style:parent-style-name="Normalny" style:family="paragraph">
      <style:paragraph-properties fo:text-align="justify" fo:line-height="150%" fo:text-indent="0.25in"/>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P3356" style:parent-style-name="Normalny" style:family="paragraph">
      <style:paragraph-properties fo:text-align="justify" fo:line-height="150%"/>
    </style:style>
    <style:style style:name="T3357" style:parent-style-name="Domyślnaczcionkaakapitu" style:family="text">
      <style:text-properties fo:background-color="#80FFFF" style:text-underline-type="single" style:text-underline-style="solid" style:text-underline-width="auto" style:text-underline-mode="continuous"/>
    </style:style>
    <style:style style:name="T3358" style:parent-style-name="Domyślnaczcionkaakapitu" style:family="text">
      <style:text-properties style:text-underline-type="single" style:text-underline-style="solid" style:text-underline-width="auto" style:text-underline-mode="continuous"/>
    </style:style>
    <style:style style:name="T3359" style:parent-style-name="Domyślnaczcionkaakapitu" style:family="text">
      <style:text-properties style:text-underline-type="single" style:text-underline-style="solid" style:text-underline-width="auto" style:text-underline-mode="continuous"/>
    </style:style>
    <style:style style:name="T3360" style:parent-style-name="Domyślnaczcionkaakapitu" style:family="text">
      <style:text-properties style:text-underline-type="single" style:text-underline-style="solid" style:text-underline-width="auto" style:text-underline-mode="continuous"/>
    </style:style>
    <style:style style:name="P3361" style:parent-style-name="Normalny" style:family="paragraph">
      <style:paragraph-properties fo:text-align="justify" fo:line-height="150%" fo:text-indent="0.25in"/>
    </style:style>
    <style:style style:name="T3362" style:parent-style-name="Domyślnaczcionkaakapitu" style:family="text">
      <style:text-properties fo:background-color="#80FFFF"/>
    </style:style>
    <style:style style:name="T3363" style:parent-style-name="Domyślnaczcionkaakapitu" style:family="text">
      <style:text-properties fo:background-color="#80FFFF"/>
    </style:style>
    <style:style style:name="T3364" style:parent-style-name="Domyślnaczcionkaakapitu" style:family="text">
      <style:text-properties fo:background-color="#80FFFF"/>
    </style:style>
    <style:style style:name="T3365" style:parent-style-name="Domyślnaczcionkaakapitu" style:family="text">
      <style:text-properties fo:background-color="#80FFFF"/>
    </style:style>
    <style:style style:name="P3366" style:parent-style-name="Normalny" style:family="paragraph">
      <style:paragraph-properties fo:text-align="justify" fo:line-height="150%"/>
    </style:style>
    <style:style style:name="T3367" style:parent-style-name="Domyślnaczcionkaakapitu" style:family="text">
      <style:text-properties style:text-underline-type="single" style:text-underline-style="solid" style:text-underline-width="auto" style:text-underline-mode="continuous"/>
    </style:style>
    <style:style style:name="P3368" style:parent-style-name="Normalny" style:family="paragraph">
      <style:paragraph-properties fo:text-align="justify" fo:line-height="150%" fo:text-indent="0.25in"/>
    </style:style>
    <style:style style:name="P3369" style:parent-style-name="Normalny" style:family="paragraph">
      <style:paragraph-properties fo:text-align="justify" fo:line-height="150%"/>
    </style:style>
    <style:style style:name="T3370" style:parent-style-name="Domyślnaczcionkaakapitu" style:family="text">
      <style:text-properties style:text-underline-type="single" style:text-underline-style="solid" style:text-underline-width="auto" style:text-underline-mode="continuous"/>
    </style:style>
    <style:style style:name="P3371" style:parent-style-name="Normalny" style:family="paragraph">
      <style:paragraph-properties fo:text-align="justify" fo:line-height="150%" fo:text-indent="0.25in"/>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P3374" style:parent-style-name="Normalny" style:family="paragraph">
      <style:paragraph-properties fo:text-align="justify" fo:line-height="150%"/>
    </style:style>
    <style:style style:name="T3375" style:parent-style-name="Domyślnaczcionkaakapitu" style:family="text">
      <style:text-properties style:text-underline-type="single" style:text-underline-style="solid" style:text-underline-width="auto" style:text-underline-mode="continuous"/>
    </style:style>
    <style:style style:name="P3376" style:parent-style-name="Normalny" style:family="paragraph">
      <style:paragraph-properties fo:text-align="justify" fo:line-height="150%" fo:text-indent="0.25in"/>
    </style:style>
    <style:style style:name="T3377" style:parent-style-name="Domyślnaczcionkaakapitu" style:family="text">
      <style:text-properties fo:background-color="#80FFFF"/>
    </style:style>
    <style:style style:name="P3378" style:parent-style-name="Normalny" style:family="paragraph">
      <style:paragraph-properties fo:text-align="justify" fo:line-height="150%" fo:text-indent="0.25in"/>
    </style:style>
    <style:style style:name="P3379" style:parent-style-name="Normalny" style:family="paragraph">
      <style:paragraph-properties fo:text-align="justify" fo:line-height="150%"/>
    </style:style>
    <style:style style:name="T3380" style:parent-style-name="Domyślnaczcionkaakapitu" style:family="text">
      <style:text-properties style:text-underline-type="single" style:text-underline-style="solid" style:text-underline-width="auto" style:text-underline-mode="continuous"/>
    </style:style>
    <style:style style:name="P3381" style:parent-style-name="Normalny" style:family="paragraph">
      <style:paragraph-properties fo:text-align="justify" fo:line-height="150%"/>
    </style:style>
    <style:style style:name="P3382" style:parent-style-name="Normalny" style:family="paragraph">
      <style:paragraph-properties fo:text-align="justify" fo:line-height="150%" fo:text-indent="0.2479in"/>
    </style:style>
    <style:style style:name="T3383" style:parent-style-name="Domyślnaczcionkaakapitu" style:family="text">
      <style:text-properties fo:background-color="#80FFFF"/>
    </style:style>
    <style:style style:name="P3384" style:parent-style-name="Normalny" style:family="paragraph">
      <style:paragraph-properties fo:text-align="justify" fo:line-height="150%"/>
    </style:style>
    <style:style style:name="T3385" style:parent-style-name="Domyślnaczcionkaakapitu" style:family="text">
      <style:text-properties style:text-underline-type="single" style:text-underline-style="solid" style:text-underline-width="auto" style:text-underline-mode="continuous"/>
    </style:style>
    <style:style style:name="T3386" style:parent-style-name="Domyślnaczcionkaakapitu" style:family="text">
      <style:text-properties fo:background-color="#80FFFF" style:text-underline-type="single" style:text-underline-style="solid" style:text-underline-width="auto" style:text-underline-mode="continuous"/>
    </style:style>
    <style:style style:name="P3387" style:parent-style-name="Normalny" style:family="paragraph">
      <style:paragraph-properties fo:text-align="justify" fo:line-height="150%" fo:text-indent="0.2479in"/>
    </style:style>
    <style:style style:name="P3388" style:parent-style-name="Normalny" style:family="paragraph">
      <style:paragraph-properties fo:text-align="justify" fo:line-height="150%"/>
    </style:style>
    <style:style style:name="P3389" style:parent-style-name="Normalny" style:family="paragraph">
      <style:paragraph-properties fo:text-align="justify" fo:line-height="150%" fo:text-indent="0.25in"/>
    </style:style>
    <style:style style:name="P3390" style:parent-style-name="Normalny" style:family="paragraph">
      <style:paragraph-properties fo:text-align="justify" fo:line-height="150%"/>
    </style:style>
    <style:style style:name="P3391" style:parent-style-name="Normalny" style:family="paragraph">
      <style:paragraph-properties fo:text-align="justify" fo:line-height="150%" fo:text-indent="0.25in"/>
    </style:style>
    <style:style style:name="P3392" style:parent-style-name="Normalny" style:family="paragraph">
      <style:paragraph-properties fo:text-align="justify" fo:line-height="150%"/>
    </style:style>
    <style:style style:name="T3393" style:parent-style-name="Domyślnaczcionkaakapitu" style:family="text">
      <style:text-properties style:text-underline-type="single" style:text-underline-style="solid" style:text-underline-width="auto" style:text-underline-mode="continuous"/>
    </style:style>
    <style:style style:name="P3394" style:parent-style-name="Normalny" style:family="paragraph">
      <style:paragraph-properties fo:text-align="justify" fo:line-height="150%" fo:text-indent="0.25in"/>
    </style:style>
    <style:style style:name="P3395" style:parent-style-name="Normalny" style:family="paragraph">
      <style:paragraph-properties fo:text-align="justify" fo:line-height="150%"/>
    </style:style>
    <style:style style:name="P3396" style:parent-style-name="Normalny" style:family="paragraph">
      <style:paragraph-properties fo:text-align="justify" fo:line-height="150%">
        <style:tab-stops>
          <style:tab-stop style:type="left" style:position="2.6576in"/>
        </style:tab-stops>
      </style:paragraph-properties>
    </style:style>
    <style:style style:name="T3397" style:parent-style-name="Domyślnaczcionkaakapitu" style:family="text">
      <style:text-properties style:text-underline-type="single" style:text-underline-style="solid" style:text-underline-width="auto" style:text-underline-mode="continuous"/>
    </style:style>
    <style:style style:name="T3398" style:parent-style-name="Domyślnaczcionkaakapitu" style:family="text">
      <style:text-properties fo:background-color="#80FFFF" style:text-underline-type="single" style:text-underline-style="solid" style:text-underline-width="auto" style:text-underline-mode="continuous"/>
    </style:style>
    <style:style style:name="P3399" style:parent-style-name="Normalny" style:family="paragraph">
      <style:paragraph-properties fo:text-align="justify" fo:line-height="150%" fo:text-indent="0.25in"/>
    </style:style>
  </office:automatic-styles>
  <office:body>
    <office:text text:use-soft-page-breaks="true">
      <text:p text:style-name="P1">KORPUS= Obrady Okrągłego Stołu</text:p>
      <text:p text:style-name="P2">ZESPÓŁ= Zespół do<text:s/>spraw Gospodarki i Polityki Społecznej</text:p>
      <text:p text:style-name="P3">TYTUŁ= STENOGRAM z siódmego posiedzenia Zespołu do<text:s/>spraw Gospodarki i Polityki Społecznej</text:p>
      <text:p text:style-name="P4">DATA= 16 marca 1989 r.</text:p>
      <text:p text:style-name="P5">SYGNATURA= 9540/2</text:p>
      <text:p text:style-name="P6">INW=<text:s/>46021</text:p>
      <text:p text:style-name="P7">TEKST=</text:p>
      <text:p text:style-name="P8">Stenogram<text:s/><text:span text:style-name="T9">z</text:span><text:s/>posiedzenia<text:s/>Zespołu do spraw<text:s/>Gospodarki i<text:s/>Polityki<text:s/>Społecznej w dniu 16 marca 1<text:span text:style-name="T10">9</text:span>89 r<text:span text:style-name="T11">.</text:span></text:p>
      <text:p text:style-name="P12">/Obradom<text:s/><text:span text:style-name="T13">przewodniczy<text:s/></text:span><text:span text:style-name="T14">o</text:span><text:span text:style-name="T15">b. Wł. Baka</text:span>/.</text:p>
      <text:p text:style-name="P16"><text:span text:style-name="T17">Przewodnicząc</text:span><text:span text:style-name="T18">y</text:span>:</text:p>
      <text:p text:style-name="P19">Rozpoczynamy siódme posiedzenie zespołu do spraw gospodarki i polityki społecznej i w uzgodnieniu z prof. Trzeciakowskim proponuję następujący po<text:span text:style-name="T20">rz</text:span>ądek obrad:</text:p>
      <text:p text:style-name="P21">W pierwszej części rozpatrzymy te sprawy, które jeszcze pozostały jeśli chodzi o rezultaty pracy podzespołów. Więc uzupełni<text:span text:style-name="T22">aj</text:span>ąco w punkcie pierwszym ekologia, w punkcie 2 polityka mieszkaniowa, w punkcie trzecim nauka i postęp techniczny, oświata, w punkcie 4 rolnictwo.</text:p>
      <text:p text:style-name="P23">W drugiej części posiedzenia natomiast dyskutować będziemy redakcję tekstu wspólnego stanowiska w odniesieniu do węzłowych zagadnień polityki społecznej, gospodarcze<text:span text:style-name="T24">j</text:span><text:s/>i reformy. Proponuję, by pierwsza częś<text:span text:style-name="T25">ć</text:span><text:s/>trwała do godziny 13<text:span text:style-name="T26">.</text:span>30, potem godzinna przerwa na obiad, i po południe do godziny 18-tej.</text:p>
      <text:p text:style-name="P27">Czy do tak określonego porządku obrad są uwagi? Skoro nie ma bardzo proszę prof. Kołodzi<text:span text:style-name="T28">ej</text:span>skiego o zabranie głosu.</text:p>
      <text:p text:style-name="P29"><text:span text:style-name="T30">Prof. Jerzy Kołodzi</text:span><text:span text:style-name="T31">ej</text:span><text:span text:style-name="T32">ski</text:span>:</text:p>
      <text:p text:style-name="P33">Po rozpatrzeniu sprawy doszliśmy do wniosku, że rozstrzygnięcie rozbieżności w sprawie energetyki jądrowej<text:span text:style-name="T34"><text:s/></text:span>wykracza poza kompetencje stolika ekologicznego. Że zwoływanie w takim razie jeszcze jednego posiedzenia stolika ekologicznego nie rozwiąże tych rozbieżności.<text:s/><text:span text:style-name="T35">M</text:span>a<text:span text:style-name="T36">j</text:span>ą one bowiem przede wszystkim charakter społeczno- ekonomiczny, związane są z koncepcją rozwoju energetyki, w tym energetyki jądrowej,</text:p>
      <text:p text:style-name="P37">Aspekt ekologiczny jest integralną częścią rozwiązań kompleksowych. Wobec niemożności spotkania się w całości zespołu strona rządowo-koalicyjna przeprowadziła jeszcze raz analizę stanowiska<text:s/>„Solidarności”. Analiza ta wykazała, że istnieje potencjalna możliwość uwzględnienia wszystkich postulatów strony solidarnościow<text:span text:style-name="T38">ej</text:span><text:s/>i wyjaśnienia wszystkich<text:span text:style-name="T39"><text:s/></text:span>wątpliwości. Jednak dopiero w trakcie i po opracowaniu<text:s/><text:span text:style-name="T40">wi</text:span>elowariantowego bilansu potrzeb energetycznych Polski i sposobu ich zaspok<text:span text:style-name="T41">oj</text:span>enia.</text:p>
      <text:p text:style-name="P42">Oznaczałoby to konieczność opracowania wielowariantowego programu gospodarki energetyczn<text:span text:style-name="T43">ej</text:span><text:s/>kraju do przełomu XX-XXI wieku. Nie przesądzając niczego wydaje się, że jako minimum tego programu należałoby rozpatrzyć trzy warianty. Warianty, które zostały już przedstawione w<text:span text:style-name="T44"><text:s/></text:span>naszym stanowisku.</text:p>
      <text:p text:style-name="P45">Wariant pierwszy opiewający rozwój energetyki wyłącznie o paliwa węglowe, wariant drugi przewidujący zwiększenie udziału paliw węglowodorowych, i wariant trzeci opierający dalszy rozwój energetyki z udziałem paliw jądrowych.</text:p>
      <text:p text:style-name="P46">We wszystkiej tych wariantach można uwzględnić wszystkie postulaty<text:s/>„Solidarności”, strony solidarnościowo-<text:span text:style-name="T47">o</text:span>pozycyjn<text:span text:style-name="T48">ej,</text:span><text:s/>wątpliwości, które strona rządowa również podziela.</text:p>
      <text:soft-page-break/>
      <text:p text:style-name="P49">Dotyczą one radykalnego zmniejszenia energochłonno<text:span text:style-name="T50">śc</text:span>i rozwoju gospodarki narodowej, poprzez jej restrukturyza<text:span text:style-name="T51">cję.</text:span></text:p>
      <text:p text:style-name="P52">Po drugie podjęcia<text:s/><text:span text:style-name="T53">ws</text:span>zystkich potencjalnie możliwych<text:span text:style-name="T54"><text:s/></text:span>technicznie realnych prze<text:span text:style-name="T55">ds</text:span>ięwzię<text:span text:style-name="T56">ć</text:span><text:s/>prowadzących do ra<text:span text:style-name="T57">cj</text:span>onaliza<text:span text:style-name="T58">cj</text:span>i zużycia energii.</text:p>
      <text:p text:style-name="P59">Po trzecie - zasad gospodarki energetyczn<text:span text:style-name="T60">ej</text:span><text:s/>i to wszystkich zasad uwzględnionych w stanowisku strony solidarno<text:span text:style-name="T61">ś</text:span>ciowo<text:span text:style-name="T62">-</text:span>opozycyjn<text:span text:style-name="T63">ej.</text:span></text:p>
      <text:p text:style-name="P64"><text:span text:style-name="T65">C</text:span>hciałem wymienić te zasady, bo one s<text:span text:style-name="T66">ą</text:span><text:s/>ważne i przybliżają nas do wspólnego stanowiska<text:span text:style-name="T67">.</text:span><text:s/>To jest moderniza<text:span text:style-name="T68">cj</text:span>a i rozwój nowoczesnej energetyki konwen<text:span text:style-name="T69">cj</text:span>on<text:span text:style-name="T70">al</text:span>n<text:span text:style-name="T71">ej</text:span>,<text:s/><text:span text:style-name="T72">z<text:s/></text:span>pełnym wyposażeniem w urządzenia ochronne, a przy ograniczeniu eksportu węgla możliwość zużytkowania jego lepszych gatunków, wzrost zużycia gazu ziemnego z własnych źródeł możli<text:span text:style-name="T73">wo</text:span>ść zakupu paliw płynnych i gazowych za granicą, tworzenia małych systemów energety<text:span text:style-name="T74">cz</text:span>nych z wykorzystaniem alternatywnych źródeł energii w oparciu o<text:s/><text:span text:style-name="T75">do</text:span>w<text:span text:style-name="T76">o</text:span>lną formę własności bez ponoszenia jakichkolwiek opłat administra<text:span text:style-name="T77">c</text:span>yj<text:span text:style-name="T78">n</text:span>ych i podatkowych, wreszcie ra<text:span text:style-name="T79">cj</text:span>onaliza<text:span text:style-name="T80">cj</text:span>ę zużycia paliw i energii polegającą na uznaniu, że energetyka jest towarem rynkowym i modernizację systemu przesyłu energii i dystrybucji paliw.</text:p>
      <text:p text:style-name="P81">Podzielamy zasadność tych reguł prowadzenia gospodarki energetycznej do przełomu wieku. Proponowany przez stronę rządową program powinien także wyjaśniać, po pierwsze wszystkie wątpliwości. Jest ich bardzo wiele po drugie zasadność autorskich koncepcji i rachunków<text:span text:style-name="T82">,</text:span><text:s/>tych autorskich koncepcji w tej chwili jest bardzo dużo<text:span text:style-name="T83">,</text:span><text:s/>jeśli chodzi o rozwój energetyki jądrowej. Na przykład, że energetyka<text:s/><text:span text:style-name="T84">j</text:span>est droga, kapitałochłonna,<text:s/>infla<text:span text:style-name="T85">cj</text:span>ogenna<text:s/>przestarzała technicznie, źle zlokalizowan<text:span text:style-name="T86">a</text:span>. Sądzę, że<text:s/><text:span text:style-name="T87">w<text:s/></text:span>tym programie te sprawy mogą być wyjaśnione.</text:p>
      <text:p text:style-name="P88">Można również wy<text:span text:style-name="T89">j</text:span>aśnić zasadnoś<text:span text:style-name="T90">ć</text:span><text:s/>wstrzymania Żarnowca i Klępicza, ale dwóch elektrowni, która jest w budowie, jedna z nich w budowie, a druga w pr<text:span text:style-name="T91">oj</text:span>ektowaniu. Zaproponowanym rozwiązaniem przemawiają co najmniej następujące argumenty:</text:p>
      <text:p text:style-name="P92">Po pierwsze - energetyka jądrowa jest integralną częścią rozwiązania problemu energetycznego Polski.</text:p>
      <text:p text:style-name="P93">Po drugie wiele zasadniczych wątpliwości dotyczy jeszcze rozwoju energetyki jądrowej.</text:p>
      <text:p text:style-name="P94">Po trzecie, nie ma programu energetyza<text:span text:style-name="T95">cj</text:span>i Polski, rozwoju energetyki w Polsce, programu, który nawiązywałby do programu r<text:span text:style-name="T96">es</text:span>trukturyza<text:span text:style-name="T97">cji</text:span><text:s/>gospodarki narodowej.</text:p>
      <text:p text:style-name="P98">Po czwarte - wiele koncepcji autorskich wymaga weryfikacji co do ich zasadności.</text:p>
      <text:p text:style-name="P99">Chciałem tu na marginesie powiedzieć, że brak tej weryfikacji wynika tak<text:span text:style-name="T100">ż</text:span>e z monopolu mądrości ekspertów rządowych<text:span text:style-name="T101">,</text:span><text:s/>który był dotyc<text:span text:style-name="T102">h</text:span>czas utrzymywany. Nie polemizowano z poglądami przeciwnymi.<text:s/><text:span text:style-name="T103">O</text:span>ne się wobec tego magazynowały i odkładały. Będzie okazja do wyjaśnienia tych wsz<text:span text:style-name="T104">ys</text:span>tkich autorskich koncepcji i wątpliwości.</text:p>
      <text:p text:style-name="P105">Wreszcie za tym rozwiązaniem przemawia to, że nie ma rozwiązań niekonfliktowych społecznie i ekologicznie, jeśli chodzi o energię jądrową, można tylko dążyć do minimalizac<text:span text:style-name="T106">ji</text:span><text:s/>konfliktów poprzez wielowariantowy rachunek różnych rozwiązań i wybór<text:s/><text:span text:style-name="T107">wi</text:span>elokryterialny. Gdyb<text:span text:style-name="T108">yś</text:span>my zdecydowali się na podjęcie takiego programu, to należałoby go pod<text:span text:style-name="T109">d</text:span>ać pod społeczną dyskusję, ocenę i akceptację. Proponujemy dla uwiarygodnienia programu udział ekspertów strony solidarnościowo-opozycyjnej w jego opracowaniu i koreferowaniu<text:span text:style-name="T110">.</text:span></text:p>
      <text:p text:style-name="P111">Proponujemy udział ekspertów zagranicznych, w tym wysokich autorytetów w skoreferowaniu<text:s/><text:soft-page-break/>programu. Proponujemy wreszcie poddanie ocenie społeczeństwa tak opracowanego programu.</text:p>
      <text:p text:style-name="P112">Wysuwając tę propozycję strona rządowo-koalic<text:span text:style-name="T113">yj</text:span>na kieruje się nadrzędną<text:s/><text:span text:style-name="T114">k</text:span>oniecznoś<text:span text:style-name="T115">ci</text:span>ą zapewnienia krajowi bezpieczeństwa energetycznego. Wobec wzrast<text:span text:style-name="T116">aj</text:span>ącego już decyfitu energii oraz uzyskania najniższego zagroż<text:span text:style-name="T117">e</text:span>nia ekologicznego i społecznego.</text:p>
      <text:p text:style-name="P118">Sumując strona rządowa stwierdza, że poprzez proponowany sposób rozwiązania spornego problem<text:span text:style-name="T119">u</text:span><text:s/>rozwoju energetyki jądrowej pragniemy uzyskać rozpatrzenie i ewentualne uwzględnienie w zależności od rozwiązania poszczegó<text:span text:style-name="T120">l</text:span>nych problemów wszystkie postulaty<text:s/>„Solidarności<text:span text:style-name="T121">”</text:span>, łącznie ze zrezygnowaniem rozwoju energetyki jądrowej, jeśli okaże się to możliwe i celowe z punktu widzenia nadrzędnych interesów społeczeństwa. Jest to formuła<text:s/>consensusu<text:s/>w warunkach obecnego stanu r<text:span text:style-name="T122">o</text:span>zpoznania problemu. Przy tym stanie rozpoznania problemu innego<text:s/>consensusu, uważam, być nie może. Jest to droga, czy też otwarcie do trwałego już rozwiązania najmniej kon<text:span text:style-name="T123">fl</text:span>iktowego w przyszłości, jeśli chodzi o rozwój energetyki jądrowej.</text:p>
      <text:p text:style-name="P124">Sądzimy, że problem jest tak ważny, że powinien znaleźć się wśród najważnie<text:span text:style-name="T125">js</text:span>zych problemów dużego stołu, jeśli nie zostanie rozwiązany na tym zespole. Powinien się także znaleźć w umowie społecznej.</text:p>
      <text:p text:style-name="P126">Dziękuję bardzo. To było stanowisko strony rządowo- koalicyjnej, które bierze pod uwagę wszystkie okoliczności, wszystkie wątpliwości sformułowane przez stronę solidarnościową.</text:p>
      <text:p text:style-name="P127"><text:span text:style-name="T128">Przewodnicząc</text:span><text:span text:style-name="T129">y</text:span>:</text:p>
      <text:p text:style-name="P130">Dziękuję. Czy w tej sprawie ktoś pragnąłby się wypowiedzieć? Pan prof. Kozłowski, proszę bardzo.</text:p>
      <text:p text:style-name="P131"><text:span text:style-name="T132">Prof. Stefan Kozłowski</text:span>:</text:p>
      <text:p text:style-name="P133">Przyjmu<text:span text:style-name="T134">ją</text:span>c z wielkim zadowoleniem propozycję, którą dzisiaj usłyszeliśmy chcę tylko przypomnieć, że w naszym protokole który podpisaliśmy i uzgodniliśmy zakładamy konieczność obniżenia emisji<text:s/><text:span text:style-name="T135">S</text:span>O<text:span text:style-name="T136">2<text:s/></text:span>w Polsce o 50 proc. Jest to warunek, żeby w latach dziesiątych gospodarka Polski mogła funkcjonować w zakresie gospodarki leśnej, rolnej i w dużej mierze również w zakresie gospodarki wodn<text:span text:style-name="T137">ej.</text:span></text:p>
      <text:p text:style-name="P138">Żeby obniżyć emisję SO<text:span text:style-name="T139">2</text:span><text:s/>przynajmniej o 50 proc., musimy mieć poważne środki finansowe na<text:s/><text:span text:style-name="T140">t</text:span>o. Jedną drogę wskazało Ministerstwo Ochrony Środowiska i Zasobów Naturaln<text:span text:style-name="T141">y</text:span>ch opracowując w zeszłym roku wersję narodowego programu, w którym zakłada konieczność wydatkowania rocznie ponad biliona złotych na ochronę środowiska. Łącznie do roku 2010 nakłady te zostały określone na 23 biliony zł.</text:p>
      <text:p text:style-name="P142">Rozumiejąc, że nie możemy w tej chwili domagać się z budżetu państwa tak poważnych kwot, zaproponowaliśmy inne rozumowanie, ażeby przejąć środki przeznaczane na budowę Żarnowca i Klempicza, i dzięki tym środkom poprawić sytuację ekologiczną Polski. I to byłby pierwszy warunek do rozw<text:span text:style-name="T143">i</text:span>ązania problemu.</text:p>
      <text:p text:style-name="P144">Drugi warunek musiałby polegać na wygaszeniu konfliktów społecznych. Oceniamy, że potrzeba nam w Polsce kilka lat usilnej akcji w<text:span text:style-name="T145">yja</text:span>śnia<text:span text:style-name="T146">ją</text:span>cej, konsultacyjnej, ażeby społeczeństwo mogło być przygotowane do przyjęcia ewentualnie koncepcji rozwoju energetyki jądrowej, może nie w tej konwencji, w jakiej budujemy Żarnowiec, może w konwencji trzeciej generacji reaktorów wysokotemperaturowych, które w tej chwili są na Zachodzie propagowane, czyli przygotowania społeczeństwa do innego spojrzenia na zagadnienie rozwo<text:span text:style-name="T147">ju<text:s/></text:span>bilansu energetycznego Polski.</text:p>
      <text:p text:style-name="P148">Dopiero spełnienie warunków finansowania ochrony środowiska i uspokojenia opinii społecznej<text:s/><text:soft-page-break/>mogłoby otworzyć drogę do zmiany obecnego stanowiska, które zaprezentowaliśmy w naszym zapisie i doprowadzić do nowego układu. Ale jak sądzimy, dopiero po spełnieniu tych dwóch warunków.</text:p>
      <text:p text:style-name="P149">Jeżeli byłyby potrzebne jeszcze bliższe uzasadnienia od strony ekonomiczn<text:span text:style-name="T150">ej,</text:span><text:s/>proponuję udzielić głos panu prof. Bojarskiemu.</text:p>
      <text:p text:style-name="P151"><text:span text:style-name="T152">Przewodnicząc</text:span><text:span text:style-name="T153">y</text:span><text:span text:style-name="T154">:</text:span></text:p>
      <text:p text:style-name="P155">Ja myślę, że<text:s/><text:span text:style-name="T156">-</text:span><text:s/>ponieważ jesteśmy w bardzo wielkim niedoczasie i nie widzę osobiście perspektywy na to, ażeby mogło nastąpić usunięcie tej rozbieżności, to proponuję zespołowi byśmy przyjęli do wiadomości, że taka rozbieżność występuje i w takim układzie, w takim stanie rzeczy przedstawili uczestnikom<text:s/><text:span text:style-name="T157">„</text:span>okrągłego stołu<text:span text:style-name="T158">”</text:span>. Z tym, że ja rozumiem, że prof. Kołodziejski przedstawił to zaktualizowane stanowisko strony koalicyjno-rządowe<text:span text:style-name="T159">j</text:span>. Tak?</text:p>
      <text:p text:style-name="P160"><text:span text:style-name="T161">Prof. Kołodzie</text:span><text:span text:style-name="T162">js</text:span><text:span text:style-name="T163">ki</text:span>:</text:p>
      <text:p text:style-name="P164">Panie przewodniczący, ja sądzę, że to stanowisko jest stanowiskiem<text:s/>consensus<text:span text:style-name="T165">owym</text:span>, dlatego że ono uwzględnia wszystkie postulaty sformułowane przez stronę solidarnościowo-opozycy<text:span text:style-name="T166">jn</text:span>ą w<text:s/>protokole<text:s/>rozbieżności. Myśmy przewartościowali swoje pierwotne stanowisko i doszliśmy do stanowiska<text:s/>consensusowego.</text:p>
      <text:p text:style-name="P167">Dwa warunki, które postawił prof. Kozłowski mieszczą się w naszym rozwiązaniu, bo obniżenie o 50 proc. emisji<text:s/><text:span text:style-name="T168">S</text:span>O<text:span text:style-name="T169">2</text:span><text:s/>może być jednym z rozwiązań, powinno być jednym z rozwiązań, które w wielowariantowym rachunku musi się znaleźć.</text:p>
      <text:p text:style-name="P170">Natomiast usunięcie wątpliwości społecznych może nastąpić przez wiarygodny społecznie program rozwoju energetyki. Takiego programu wiarygodnego społecznie, bilansu wiarygodnego społecznie w tej chwili nie mamy. A zatem jest to również droga do wyjścia naprzeciw temu warunkowi.<text:s/>Tak sąd<text:span text:style-name="T171">zę.</text:span></text:p>
      <text:p text:style-name="P172"><text:span text:style-name="T173">Przewodnicząc</text:span><text:span text:style-name="T174">y</text:span>:</text:p>
      <text:p text:style-name="P175">Ja nie chciałbym, żebyśmy w tej chwili wchodzili nadmiernie w dyskusję. Ja rozumiem, że<text:s/>consensus<text:s/>jest wtedy, kiedy obydwie strony przyznają, że jest<text:s/>consensus. Natomiast może być sytuacja taka, że jedna strona uważa, że już wszystkie elementy<text:s/>consensusu<text:s/>zostały wyczerpane, natomiast z różnych powodów druga strona może uznawać, że te elementy nie są zadowalające i w tym stanie rzeczy w uzgodnieniu z prof. Trzeciakowskim proponu<text:span text:style-name="T176">ję</text:span>, żebyśmy zamknęli sprawę.</text:p>
      <text:p text:style-name="P177">I w tym stanie rzeczy proponu<text:span text:style-name="T178">ję</text:span><text:s/>wspólnie z prof. Trzeciakowskim, abyśmy przeszli po prostu do porządku dziennego, przyjmując, że zapisy w tej kwestii, tak jak one zostały sformułowane wcześniej przez stronę opozycyjno- solidarnościową,<text:s/><text:span text:style-name="T179">i</text:span><text:s/>tak jak on został zaprezentowany dzisiaj przez stronę koalic<text:span text:style-name="T180">yj</text:span>no-rządową znajdą się w dokumencie, który będzie stanowił załącznik do ogólnego opracowania zespołu ds. gospodarki i polityki społecznej.</text:p>
      <text:p text:style-name="P181">Czy jest zgoda na takie podejście do sprawy? Jest.</text:p>
      <text:p text:style-name="P182">No to przyjmujemy to ustalenie.<text:s/><text:span text:style-name="T183">W</text:span><text:s/>ten sposób oznajmiam, że sprawa ekologii w wyniku przeglądów wyników zespołu... prac zespołu ekologicznego żeśmy zakończyli. Przystępu<text:span text:style-name="T184">je</text:span>my do rozpatrzenia, co mają nam do powiedzenia przedstawiciele zespołu polityki mieszkaniowej w świetle dyskusji, jaką przeprowadziliśmy w poniedziałek.</text:p>
      <text:p text:style-name="P185">Może tutaj zrekompensu<text:span text:style-name="T186">je</text:span>my sobie konsolidac<text:span text:style-name="T187">yj</text:span>nie, można powiedzieć, niepowodzenie w punkcie pierwszym.</text:p>
      <text:soft-page-break/>
      <text:p text:style-name="P188">Proszę bardzo.</text:p>
      <text:p text:style-name="P189"><text:span text:style-name="T190">Ob. Łucjan Mieczkowski<text:s/></text:span><text:span text:style-name="T191">-</text:span><text:span text:style-name="T192"><text:s/></text:span><text:span text:style-name="T193">W</text:span><text:span text:style-name="T194">iceminister<text:s/></text:span><text:span text:style-name="T195">G</text:span><text:span text:style-name="T196">ospodarki<text:s/></text:span><text:span text:style-name="T197">P</text:span><text:span text:style-name="T198">rzestrzennej i<text:s/></text:span><text:span text:style-name="T199">B</text:span><text:span text:style-name="T200">udownictwa</text:span>:</text:p>
      <text:p text:style-name="P201">Panie Przewodniczący! Szanowni Państwo!</text:p>
      <text:p text:style-name="P202">Z upoważnienia współprzewodniczących podzespołu ds. polityki mieszkaniowej przedstawiam informację o wynikach obrad podzespołu, który w dniu 14 marca rozpatrzył ponownie, stosownie do zaleceń zespołu polityki gospodarczej i społecznej, zapisy przyjęte w stanowisku podzespołu z 9 marca br. w punktach 2, 4, 6 i 8.</text:p>
      <text:p text:style-name="P203">Podzespół doszedł do wniosku, że dwa spośród czterech punktów, które były ponownie rozpatrywane zasługu<text:span text:style-name="T204">ją</text:span><text:s/>na to, aby w stosunku do nich utrzymać poprzednio przyjęte przez podzespół stanowisko.</text:p>
      <text:p text:style-name="P205">Dotyczy to punktu 2 i punktu 8<text:span text:style-name="T206">.</text:span><text:s/><text:span text:style-name="T207">W</text:span><text:s/>wyjaśnieniu swojego stanowiska podzespół po dyskusji postanowił przyjąć następujący zapis: jeśli chodzi o punkt 2 - przypominam, że była to kwestia owych udziałów na mieszkalnictwo, na ogół wydatków na mieszkalnictwo w dochodzie narodowym.</text:p>
      <text:p text:style-name="P208">Podzespół opowiedział się za utrzymaniem zapisu ujętego poprzednio w punkcie 2 - intencją określania w narodowych planach społeczno-gospodarczych i centralnych planach rocznych, co najmniej 7 procentowego udziału w dochodzie narodowym przeznaczonego na mieszkalnictwo, co jest warunkiem zapewnienia intensyfika<text:span text:style-name="T209">cji</text:span><text:s/>budowni<text:span text:style-name="T210">ct</text:span>wa mieszkaniowego, wyrażanego wskaźnikiem 8 mieszkań na 1 000 mieszkańców w<text:s/><text:span text:style-name="T211">1</text:span>99<text:span text:style-name="T212">5</text:span><text:s/><text:span text:style-name="T213">r.<text:s/></text:span>i 10 mieszkań na 1 000 mieszkańców pod koniec dekady lat dziewięćdziesiątych.</text:p>
      <text:p text:style-name="P214">Osiągnięcie tego poziomu efektu wymaga wcześni<text:span text:style-name="T215">ej</text:span>szego angażowania zwiększonych nakładów m.in. na pozyskanie terenów infrastrukturę techniczną i właściwe przygotowanie budownictwa.</text:p>
      <text:p text:style-name="P216">Tyle jeśli chodzi o stanowisko podzespołu po ponownym rozważeniu treści punktu 2.</text:p>
      <text:p text:style-name="P217">Do zasadniczych zmian, a ściślej mówiąc postępu - doszło przy rozpatrywaniu ponownie w sposób szczegółowy obydwu wariantów zaprezentowanych na tej sali w poniedziałek, jeśli chodzi o stosunek podzespołu do kolejki mieszkaniow<text:span text:style-name="T218">ej</text:span>. Po debacie panie przewodniczący, uzyskaliśmy zapis autentycznie<text:s/>consensusu<text:s/>o następującej treści:</text:p>
      <text:p text:style-name="P219">„Państwo powinno zapewnić spółdzielczości mieszkaniowej warunki zrealizowania zobowiązań w stosunku do spółdzielcz<text:span text:style-name="T220">ej<text:s/></text:span>kolejki mieszkaniowej. Dotyczy to przede wszystkim członków<text:s/>i pełnoletnich kandydatów, którzy do końca 1<text:span text:style-name="T221">9</text:span>88 r. zgromadzili wkłady mieszkaniowe. Rezygnującym z tej kolejki należy umożliwić uzyskanie mieszkania przez wykorzystanie innych form budownictwa jak inicjatywy własne, młodzieżowe, związkowe, zakładowe, zapewniając uzyskanie promesy kredytowej, działek budowlanych i inne zachęty. Osobom rezygnującym ze spółdzielcz<text:span text:style-name="T222">ej</text:span><text:s/>kolejki mieszkaniowej należy zapewnić waloryzację wkładów mieszkaniowych”. Tyle sformułowanie. Ja sądzę, że powinienem się ograniczyć od komentarzy na czym polegały ustępstwa każdej ze stron.</text:p>
      <text:p text:style-name="P223">Jeśli chodzi o punkt 6-ty, który tyczył, najogólniej mówiąc - problemu czynszów i gdzie zwracano się do podzespołu z apelem o to, aby uściślił swoje sformułowania w taki sposób, aby nie budziły one wątpliwości. Oczywiście zawsze wątpliwości można zgłaszać, ale chodziło o to, żeby były one może bardziej jednoznaczne. Podzespół po dyskusji uściślił taki zapis tego punktu i nadał mu następującą treść:</text:p>
      <text:p text:style-name="P224">Wielość form inwestowania będąca wyrazem idei upodmiotowienia obywateli, wymaga powszechnego odejścia od rozdzielnictwa mieszkań i zapewnienia swobodnego nim<text:span text:style-name="T225">i</text:span><text:s/><text:span text:style-name="T226">o</text:span>brotu. Czynsze i opłaty za mieszkania powinny zapewnić samofinansowanie gospodarki zasobami mieszkaniowymi, co w zasobach<text:s/><text:soft-page-break/>państwowych i prywatnych czynszowych oznaczać będzie znaczną ich podwyżkę. W związku z tym, konieczne jest przekształcenie dotychczasowych dotacji do zarządców budynku rekompensaty dla obywateli oraz podlegającą waloryzacji pomoc finansową o charakterze socjalnym.</text:p>
      <text:p text:style-name="P227">Ustalenia granic dopuszczalnego obciążenia budżetów domowych wydatkami na mieszkania i zakres rekompensat oraz dodatków socjalnych, powinny być przedmiotem konsultacji społeczn<text:span text:style-name="T228">ej.</text:span></text:p>
      <text:p text:style-name="P229">Wykorzystywanie środków na utrzymanie zasobów powinno znaleź<text:span text:style-name="T230">ć</text:span><text:s/>się pod kontrolą społeczności lokaln<text:span text:style-name="T231">ej.</text:span></text:p>
      <text:p text:style-name="P232">I znowu nie będę komentował bliżej, chyba żeby były pytania z tego zakresu, chętnie wyjaśnię na czym polegały uściśleni<text:span text:style-name="T233">a</text:span>.</text:p>
      <text:p text:style-name="P234">I ostatni punkt, który był przedmiotem rozważań. Był to punkt tyczący najogólniej mówiąc materiałów i wyrobów produkowanych dla potrzeb budownictwa mieszkaniowego, gdzie byliśmy proszeni o zastanowienie się nad kwestią funduszy w przypadku, gdyby uległy one likwidacji.</text:p>
      <text:p text:style-name="P235">W sprawie tej podzespół zajął następujące stanowisko:</text:p>
      <text:p text:style-name="P236">Podzespół sformułował stanowisko w części dotyczącej angażowania funduszy celowych, funduszy zmiany<text:s/><text:span text:style-name="T237">st</text:span>rukturalnych w przemyśle, Funduszu Rozwoju Budownictwa Mieszkaniowego i funduszu będącego w gestii Urzędu Postępu Naukowo-Technicznego i Wdrożeń, uwzg<text:span text:style-name="T238">lę</text:span>dnia<text:span text:style-name="T239">ją</text:span>c aktualny stan prawny.</text:p>
      <text:p text:style-name="P240">Zespół reprezentuje pogląd, iż w przypadku zniesienia tych funduszy konieczne byłoby angażowanie środków państwowych w rozwój produkcji wyrobów przemysłowych, zwłaszcza o strategicznym znaczeniu dla budownictwa mieszkaniowego.</text:p>
      <text:p text:style-name="P241">Tyle treści - dziękuję.</text:p>
      <text:p text:style-name="P242"><text:span text:style-name="T243">Pr</text:span><text:span text:style-name="T244">z</text:span><text:span text:style-name="T245">ew</text:span><text:span text:style-name="T246">odni</text:span><text:span text:style-name="T247">cz</text:span><text:span text:style-name="T248">ą</text:span><text:span text:style-name="T249">c</text:span><text:span text:style-name="T250">y</text:span><text:span text:style-name="T251">:</text:span></text:p>
      <text:p text:style-name="P252">Dzięku<text:span text:style-name="T253">j</text:span>ę bardzo<text:span text:style-name="T254">.</text:span><text:s/>Rozumie<text:span text:style-name="T255">m,</text:span><text:s/><text:span text:style-name="T256">ż</text:span>e<text:s/><text:span text:style-name="T257">j</text:span>est to wspólne stanowisko<text:s/>wszystkich stron. Czy tak?</text:p>
      <text:p text:style-name="P258"><text:span text:style-name="T259">Ob.<text:s/></text:span><text:span text:style-name="T260">M</text:span><text:span text:style-name="T261">ieczkowski Lucjan</text:span>:</text:p>
      <text:p text:style-name="P262">Tak. Jest to stanowisko podpisane przez współprzewodniczących.</text:p>
      <text:p text:style-name="P263"><text:span text:style-name="T264">Przewodniczący</text:span>:</text:p>
      <text:p text:style-name="P265">Proszę bardzo.</text:p>
      <text:p text:style-name="P266"><text:span text:style-name="T267">O</text:span><text:span text:style-name="T268">b. Zdz</text:span><text:span text:style-name="T269">isła</text:span><text:span text:style-name="T270">w Sadow</text:span><text:span text:style-name="T271">s</text:span><text:span text:style-name="T272">k</text:span><text:span text:style-name="T273">i</text:span>:</text:p>
      <text:p text:style-name="P274">Ja krótko. Chciałbym tylko się upewnić czy sprawa tego punktu 2-go, o udziale w dochodzie narodowym, czy ten udział w wysokości nakładów inwestycyjnych, który tam również był, to on się również ma utrzymać, czy też z niego zrezygnował podzespół.</text:p>
      <text:p text:style-name="P275"><text:span text:style-name="T276">Ob.<text:s/></text:span><text:span text:style-name="T277">M</text:span><text:span text:style-name="T278">ieczkowsk</text:span><text:span text:style-name="T279">i</text:span>:</text:p>
      <text:p text:style-name="P280">Ten zapis panie profesorze utrzymał się. Otóż byliśmy zdania, że nie wystarczy poprzestać na określeniu ilości budowanych mieszkań w odniesieniu do ludności w postaci wskaźnika 8 mieszkań na 1 000 mieszkańców w latach 1995 i końcowych latach przyszłej dekady.<text:s/><text:span text:style-name="T281">A</text:span><text:s/>to, dlatego że, aby osiągnąć ten wskaźnik, trzeba wcześniej ponosić niezbędne nakłady pochodzące zarówno od państwa, jaki obywateli na in<text:span text:style-name="T282">fras</text:span>truktur<text:span text:style-name="T283">ę</text:span><text:s/>techniczną, na przygotowanie stanów surowych, na wykup terenów i najogólniej mówiąc na wszystko to co się składa na przygotowanie budownictwa. Dziękuję.</text:p>
      <text:p text:style-name="P284"><text:span text:style-name="T285">Przewodniczący</text:span>:</text:p>
      <text:soft-page-break/>
      <text:p text:style-name="P286">Dziękuję. Proszę pan pro<text:span text:style-name="T287">f.</text:span><text:s/>Sadowski.</text:p>
      <text:p text:style-name="P288"><text:span text:style-name="T289">Prof.<text:s/></text:span><text:span text:style-name="T290">Z</text:span><text:span text:style-name="T291">.<text:s/></text:span><text:span text:style-name="T292">S</text:span><text:span text:style-name="T293">adowski</text:span><text:span text:style-name="T294">:</text:span></text:p>
      <text:p text:style-name="P295">To ja chciałem tylko powiedzieć tak, że o ile gotów jestem przyjąć, uznać się za przekonanego, że w dochodzie narodowym udział ten 7-procentowy należy wymienić, o tyle uważam, przyjmowanie<text:s/><text:span text:style-name="T296">ja</text:span>kiegokolwiek wskaźnika udziału w ogólnej sumie nakładów inwestycyjnych za prostu błąd, to jest nierac<text:span text:style-name="T297">jo</text:span>nalne, to nie ma żadnego sensu. Nikt nie planuje ogólnej sumy nakładów inwe<text:span text:style-name="T298">st</text:span>ycyjn<text:span text:style-name="T299">yc</text:span>h. I trzymanie się jakiegoś sztywnego wskaźnika tutaj prowadzi tylko do nieporozumień. Już mamy takie doświadczenia z przeszłości i będą na pewno.</text:p>
      <text:p text:style-name="P300">To jest mój tylko komentarz. Dziękuję bardzo.</text:p>
      <text:p text:style-name="P301"><text:span text:style-name="T302">Przewodnicz</text:span><text:span text:style-name="T303">ący</text:span>:</text:p>
      <text:p text:style-name="P304">Dziękuję. Proszę pan prof.<text:s/><text:span text:style-name="T305">M</text:span>ujżel.</text:p>
      <text:p text:style-name="P306"><text:span text:style-name="T307">Ob.<text:s/></text:span><text:span text:style-name="T308">Mujż</text:span><text:span text:style-name="T309">el Jan</text:span>:</text:p>
      <text:p text:style-name="P310">Otóż chciałem spytać - czy utrzymanie tych funduszy, które zostały wymienione tutaj pozabudżetowych funduszy, z jakimi źródłami finan<text:span text:style-name="T311">sow</text:span>ania miało być to utrzymanie połączone. I czy w tych źródłach finansowania mieściłyby się, miałyby się mieścić również obligatoryjne wpłaty ze strony przedsiębiorstw, bądź innych podmiotów gospodarczych np. gospodarstw domowych, czy gospodarstw rolniczych czy jakichś innych.</text:p>
      <text:p text:style-name="P312"><text:span text:style-name="T313">Przewodniczący</text:span><text:span text:style-name="T314">:</text:span></text:p>
      <text:p text:style-name="P315">Proszę.</text:p>
      <text:p text:style-name="P316"><text:span text:style-name="T317">Ob.<text:s/></text:span><text:span text:style-name="T318">M</text:span><text:span text:style-name="T319">ie</text:span><text:span text:style-name="T320">cz</text:span><text:span text:style-name="T321">kowski</text:span>:</text:p>
      <text:p text:style-name="P322">Tak jak przeczytałem ustalenia podzespołu, my wychodzimy z aktualnie obowiązującego stanu prawnego. No weźmy jakiś<text:s/>przykład - fundusz zmian, fundusz rozwoju budownictwa mieszkaniowego.</text:p>
      <text:p text:style-name="P323">Stosownie do postanowień ustawy przyjętej przez Sejm 13 lipca ub. roku, fundusz ten został utworzony, a jego środki powstają z opodatkowania wszystkich jednostek kwalifikowanych do działu budownictwo. Procent tego podatku, czy wielkość tego podatku została określona procentem do sprzedaży, w tym przypadku wysokości 1,5 proc. Tak że, to nie są gospodarstwa domowe, to jest - krótko mówiąc - sprzedaż produkcji i usług budowlanych.</text:p>
      <text:p text:style-name="P324">I teraz chodzi o to - istota dyskusji na poprzednim poniedziałkowym posiedzeniu polegała na tym, że zapytano się podzespół - co zrobić, w którym miejscu znajdzie się on ze swoim zapisem w przypadku, jeżeli fundusze celowe byłyby w przyszłości zniesione. I czy uważamy, że sprawa wtedy upada - czy nie.</text:p>
      <text:p text:style-name="P325">Podzespół rozważający te sprawy doszedł do wniosku, że w każdym przypadku, jeżeli byłyby te fundusze zniesione, to<text:span text:style-name="T326"><text:s/></text:span>trzeba by zastąpić alimentowanie zasilania przemysłu strategicznego, tego którego nie da się wyprodukować w niewielkich przedsiębiorstwach polonijnych czy metodą rzemieślniczą.</text:p>
      <text:p text:style-name="P327">Otóż trzeba ten - państwo musi wziąć na siebie trud wysiłek finansowy, alimentowani<text:span text:style-name="T328">a</text:span>, rozwoju tego przemysłu, bo w grę wchodzą bardzo poważne kwoty. I fundusze odprowadzane obecnie na rozwój przez poszczególne przedsiębiorstwa są niewystarcz<text:span text:style-name="T329">aj</text:span>ące przy obecnym stanie, przy obecnej strukturze systemu finansowego, ekonomicznego, aby taki rozwój na skalę niezbędnie zabezpiecz<text:span text:style-name="T330">aj</text:span>ącą potrzeby zapewnić. Dziękuję.</text:p>
      <text:p text:style-name="P331"><text:span text:style-name="T332">P</text:span><text:span text:style-name="T333">rz</text:span><text:span text:style-name="T334">ewodniczący</text:span>:</text:p>
      <text:soft-page-break/>
      <text:p text:style-name="P335">Dziękuję<text:span text:style-name="T336">.</text:span></text:p>
      <text:p text:style-name="P337">Głoś ma prof. Mujżel.</text:p>
      <text:p text:style-name="P338"><text:span text:style-name="T339">Prof.<text:s/></text:span><text:span text:style-name="T340">J</text:span><text:span text:style-name="T341">an Mujżel</text:span>:</text:p>
      <text:p text:style-name="P342">Takie stanowisko wydaje mi się, że pozostaje jednak w pewnej kolizji ze stanowiskiem jakie uzgodniliśmy w naszych dyskusjach nad ładem ekonomicznym, gdzie zajęliśmy wyraźnie i zdecydowanie niechętne, nawet negatywne stanowisko, wobec funduszy pozabudżetowych, zwłaszcza jeżeli powstawanie tych funduszy poza budżetowych miałoby wynikać z obligatoryjnych<text:s/>poza podatkowych<text:s/>wpłat różnego rodzaju grup przedsiębiorstw i podmiotów.</text:p>
      <text:p text:style-name="P343">Powody tego niechętnego czy negatywnego stanowiska są dobrze znane, wielokrotnie były dyskutowane, nie będę ich wymieniał. Chciałem tylko odnotować ten fakt, bo wydaje mi się,<text:span text:style-name="T344"><text:s/></text:span>że to jest dość istotna sprawa.</text:p>
      <text:p text:style-name="P345"><text:span text:style-name="T346">P</text:span><text:span text:style-name="T347">rz</text:span><text:span text:style-name="T348">ewodniczący</text:span>:</text:p>
      <text:p text:style-name="P349">Miałbym prośbę, może pan minister raz jeszcze przeczyta odpowiedni fragment, żebyśmy zobaczyli czy w nadmiernie rażącej sprzeczności znajduje się - z propozycjami i co z tym będzie można zrobić<text:span text:style-name="T350">.</text:span></text:p>
      <text:p text:style-name="P351"><text:span text:style-name="T352">Minister Mieczkowski</text:span>:</text:p>
      <text:p text:style-name="P353">Czytam jeszcze raz stanowisko podzespołu w odniesieniu do punktu 8 tyczącego materiałów i wyrobów dla budownictwa, w szczególności mieszkaniowego.</text:p>
      <text:p text:style-name="P354">Podzespół sformułował stanowisko w części dotyczącej angażowania funduszy celowych /fundusz zmian strukturalnych, fundusz rozwoju budownictwa mieszkaniowego, fundusze będące w gestii urzędu Postępu Naukowo-Techn<text:span text:style-name="T355">i</text:span>cznego i Wdrożeń/<text:span text:style-name="T356"><text:s/></text:span>uwzględni<text:span text:style-name="T357">aj</text:span>ąc aktualny stan prawny<text:span text:style-name="T358">.</text:span><text:s/>Zespół reprezentuje pogląd<text:s/><text:span text:style-name="T359">w</text:span><text:s/>przypadku zniesienia tych funduszy konieczne byłoby angażowanie środków państwowych w rozwój produkcji wyrobów prz<text:span text:style-name="T360">em</text:span>ysłowych, zwłaszcza o strategicznym znaczeniu dla budownictwa mieszkaniowego<text:span text:style-name="T361">.</text:span></text:p>
      <text:p text:style-name="P362">Tyle treś<text:span text:style-name="T363">ć</text:span>, dziękuję.</text:p>
      <text:p text:style-name="P364"><text:span text:style-name="T365">Przewodniczący</text:span>:</text:p>
      <text:p text:style-name="P366">Ja myślę, że ten zapis, który został zaprezentowany przez pana ministra w tej chwili on wycho<text:span text:style-name="T367">dz</text:span>i<text:span text:style-name="T368"><text:s/></text:span>naprzeciw tej idei, która jest zawarta w projekcie nowego ładu ekonomicznego, przewidującego zniesienia funduszy, dlatego, że<text:s/>expressis<text:s/>verbis stwierdza się, że w przypadku zniesienia funduszy zagwarantowana być musi określona pomoc ponieważ orientacja na pomoc dla rozwoju budownictwa mieszkaniowego jest orientacją wynikającą z priorytetów polityki społeczno-gospodarczej, więc ja myślę, że jest to zapis, który nie koliduje z generalnymi zapisami związanymi z ła<text:span text:style-name="T369">de</text:span>m ekonomicznym.</text:p>
      <text:p text:style-name="P370">Czy państwo podzielacie ten pogląd? Jeśli nie to proszę o z<text:span text:style-name="T371">e</text:span>bran<text:span text:style-name="T372">ie</text:span><text:s/>gł<text:span text:style-name="T373">os</text:span>u.</text:p>
      <text:p text:style-name="P374">Czy w odniesieniu do poprawek, do modyfikacji przedstawionych w imieniu całego zespołu, w imieniu wszystkich stron przez pana ministra Mieczkowskiego odnośnie ustaleń zespołu do spraw polityki mieszkaniowej ktoś z<text:s/>państwa<text:s/>pragnie zabrać głos?</text:p>
      <text:p text:style-name="P375">Więc można potwierdzić wobec tego, że zespół przyjmuje w tym brzmieniu już bez dalszej dyskusji uważając, iż zapisy, które zostały zawarte są zapisami koherentnymi z linią zapisami<text:s/><text:span text:style-name="T376">je</text:span>dnoznacznymi. Chciałbym wyrazić podziękowanie za tak bardzo konstruktywne podejście do prośby<text:s/><text:span text:style-name="T377">j</text:span>aką skierowaliśmy<text:s/><text:span text:style-name="T378">n</text:span>a poprzednim posiedzeniu pod adresem wszystkich stron uczestniczących w pracach zespołu do spraw<text:s/><text:soft-page-break/>polityki mieszkaniow<text:span text:style-name="T379">ej.</text:span><text:s/><text:span text:style-name="T380">W</text:span><text:s/>tym brzmieniu, materiał dokument zespołu zostanie załączony do dokumentu podstawowego zespołu polityki, to znaczy do spraw gospodarki i polityki społeczn<text:span text:style-name="T381">ej.</text:span></text:p>
      <text:p text:style-name="P382">Przystępu<text:span text:style-name="T383">je</text:span>my do kolejnego punktu, mianowicie propozycje ustaleń, czy stanowisko określone w ramach pracy zespołu do spraw oświaty, nauki i postępu technicznego. Udzielam głosu.</text:p>
      <text:p text:style-name="P384"><text:span text:style-name="T385">Ob. minister<text:s/></text:span><text:span text:style-name="T386">F</text:span><text:span text:style-name="T387">isiak</text:span>:</text:p>
      <text:p text:style-name="P388">Panie Przewodniczący! Szanowni Państwo!</text:p>
      <text:p text:style-name="P389">Podzespół pracował w czterech dniach, odbyły się cztery sesje 24 lutego, 1, 10 marca dyskutując problemy stanu oświaty szkolnictwa wyższego nauki i postępu technicznego. Uczestnicy obrad wyrazili przekonanie o fundamentalnym znaczeniu problemów edukacji narodowej, problemów, które stanowiły temat do rozważań tego podzespołu, zgodnie uznano, iż aktualny stan oświaty i nauki w kraju jest wysoce niezadowal<text:span text:style-name="T390">aj</text:span>ący, wymaga podjęcia poważnych i<text:s/>daleko idących<text:s/>kroków reformatorskich.</text:p>
      <text:p text:style-name="P391">Wyłoniono cztery grupy redakcyjne, które odpowiadały czterem grupom merytory<text:span text:style-name="T392">cz</text:span>nych problemów dyskutowanych w czasie obrad. Po przedyskutowaniu postulatów wszystkich stron, w trosce o naprawę aktualnego stanu rzeczy cztery grupy redakcyjne przedstawiły uzgodnienia i rozbieżności w omawianych przez nich kwestiach. Podzespół oświaty, szkolnictwa wyższego, nauki i postępu technicznego stwierdza, że w wielu sprawach udało się uzyskać porozumienie. Wiele spraw zostało jednak nieroz<text:span text:style-name="T393">wi</text:span>ązanych<text:span text:style-name="T394">.<text:s/></text:span>Strony stoją na stanowisku, że poczyniony został pierwszy krok we właściwym kierunku i że także po zakończeniu obrad Okrągłego Stołu winny być kontynuowane prace zmierzające do dalszego zbliżania stanowisk i tym samym dalszego spełniania oczekiwań społecznych<text:span text:style-name="T395">.</text:span></text:p>
      <text:p text:style-name="P396">Zespół redakcyjny przedstawia niżej uzyskane uzgodnienia rozbieżności stanowisk<text:span text:style-name="T397">.</text:span><text:s/>Zgodnie z przyjętym tokiem prac nie będę szczegółowo referował zgodności, jedynie wymienię na jakich problemach koncentrowały się poszczególne koszyki cztery spraw. Otóż jeśli chodzi o oświatę osiągnięto cały szereg zgodności w zakresie spraw finansowych i materialnych oświaty, profilu wychowawczego oświaty uspołecznienia szkoły, zarządzania oświatą, łącznie z zaproponowaniem konkretnych tematów do podjęcia prac<text:span text:style-name="T398"><text:s/></text:span>legisla<text:span text:style-name="T399">c</text:span>yjnych w celu zmiany albo ustawy z 19<text:span text:style-name="T400">6</text:span>1 roku o edukac<text:span text:style-name="T401">ji<text:s/></text:span>narodowej, czy też różnego rodzaju zarządzeń.</text:p>
      <text:p text:style-name="P402">Natomiast jeśli chodzi o rozbieżności, one malały w trakcie naszych posiedzeń właściwie we wszystkich tych pakietach nie ma rozbieżności, które by interesowały cały naród. Interesują one - to są interesy przeważnie grupowe tych środowisk, co do których się one odnosiły. Dlatego, że w sprawach ogólnych doszliśmy w wielu przypadkach do porozumienia.</text:p>
      <text:p text:style-name="P403">Strona solidarnościowo-opozycyjna jeśli chodzi o o<text:span text:style-name="T404">ś</text:span>wiatę - pierwsza sprawa wnosi o natychmiastowe zaprzestanie wymierzania w postępowaniu d<text:span text:style-name="T405">ys</text:span>cyp<text:span text:style-name="T406">li</text:span>n<text:span text:style-name="T407">ar</text:span>nym dotyczącym nauczycieli kary wyższej od nagany zapewnienia nauczycielowi możliwości przybrania w tym postępowaniu<text:s/>obrońcy spośród zawodowych adwokatów oraz prawa odwołania od orzeczenia komisji dyscyplinarn<text:span text:style-name="T408">ej</text:span><text:s/>do sądu powszechnego. Strona koalicyjno-rządowa i OPZZ, ZNP poinformowały<text:span text:style-name="T409">,</text:span><text:s/><text:span text:style-name="T410">ż</text:span>e dokonanie tych zmian jest bezzasadne, to znaczy jest to wbrew obowiązującym przep<text:span text:style-name="T411">i</text:span>som.</text:p>
      <text:p text:style-name="P412">Strona<text:s/>solidarnościowo-opozycyjna wnosi o stosowanie do wydawania zezwoleń na tworzenie niepaństwowych szkół podstawowych ogólnej zasady sformułowan<text:span text:style-name="T413">ej</text:span><text:s/>w punkcie trzecim i punkcie piątym ustaleń, które przyjęliśmy wspólnie dla szkół ponadpo<text:span text:style-name="T414">ds</text:span>tawowych i przedszkoli, strona koalicyjno- rządowa<text:s/><text:soft-page-break/>oświadcza, że zgody na otwieranie szkół podstaw<text:span text:style-name="T415">o</text:span>w<text:span text:style-name="T416">y</text:span>ch będą udzielane wyjątkowo. OPZZ, ZNP podziela stanowisko strony koalicyjno-rządowej.</text:p>
      <text:p text:style-name="P417">Trzeci punkt strona<text:s/>solidarnościowo-opozyc<text:span text:style-name="T418">yj</text:span>na postuluje, aby w przypadku kształcenia dziecka w szkole niepa<text:span text:style-name="T419">ń</text:span>stwowej kwota wynikająca z kosztów kształcenia dziecka w szkole państwowej była przekazywana przez państwo rodzicom dziecka. Strony koalicyjno-rządowe i OPZZ, ZNP nie widzą zasadności i możliwości realizacji tego postulatu.</text:p>
      <text:p text:style-name="P420">I ostatnia rozbieżność, strona solidarnośc<text:span text:style-name="T421">i</text:span>owo-opozycyjna domaga się uznania pluralizmu organizacji młodzieżowych, w tym także pluralizmu organizacji harcerskich. Strony koalicyjno-rządowa i OPZZ, ZNP wyrażają sprze<text:span text:style-name="T422">ci</text:span>w przeciwko pluralizmo<text:span text:style-name="T423">wi</text:span><text:s/>organizac<text:span text:style-name="T424">ji</text:span><text:s/>harcerskich oraz uważają, że sprawa ta powinna być przekazana do rozpatrzenia przez podzespół zajmujący się problematyką młodzieżową.</text:p>
      <text:p text:style-name="P425">Tyle je<text:span text:style-name="T426">ś</text:span>li chodzi o o<text:span text:style-name="T427">ś</text:span>wiatę. Jeśli chodz<text:span text:style-name="T428">i</text:span><text:s/>o problemy podnoszone<text:s/><text:span text:style-name="T429">w</text:span><text:s/>zakresie szkolnictwa wyższego dotyczyły one ró<text:span text:style-name="T430">w</text:span>nież warunków materialnych funk<text:span text:style-name="T431">cj</text:span>onowania szkół wyższych, tam gdzie uzyskaliśmy zbieżność stanowisk - dużo zbieżności w zakresie sytuacji materialnej pracowników szkolnictwa wyższego, również w zakresie rozwoju kadry naukowo-dydaktycznej, w tym z jednym wyjątkiem jednej sprawy doszliśmy do porozumienia jeśli chodzi o tzw<text:span text:style-name="T432">.</text:span><text:s/>problem adiunktów.<text:s/><text:span text:style-name="T433">W</text:span><text:s/>protoko<text:span text:style-name="T434">l</text:span>e<text:s/>rozbieżności, a raczej oświadczenia strony solidarnościow<text:span text:style-name="T435">ej</text:span><text:s/>znajduje się jedna drobna sprawa, która może dla adiunktów taka drobna nie<text:s/><text:span text:style-name="T436">je</text:span>st.</text:p>
      <text:p text:style-name="P437">Następnie poruszano sprawy studenckie w niewielkim zakresie oraz problemy ustawy o szkolnictwie wyższym. Tu osiągnięto pełną zgodę co do tego, iż należy opracować nową ustawę o szkolnictwie wyższym, jak również zarysowano jakie kierunki byłyby pożądane w zmianie tej ustawy, również przyjęto stanowisko, że do chwili uchwalenia nowej ustawy na okres przejściowy należy dokonać nowelizacji szeregu punktów obecnie istniejącej ustawy i tu osiągnięto zgodność w kilkunastu punktach między innymi w zakresie poszerzenia składu ciał kolegialnych.</text:p>
      <text:p text:style-name="P438">Poruszono również sprawy różne, których tu nie będę referował, a więc kwestia włączania różnego rodzaju materiałów, dokumentów do pracy administrac<text:span text:style-name="T439">ji</text:span><text:s/>szkolnictwa wyższego.</text:p>
      <text:p text:style-name="P440">Natomiast jeśli chodzi o rozbieżności, to zaczęło się od dużej ilości, ale stopniały one do 8. I właściwie sprowadzają się do modyfikacji ustawy o szkolnictwie wyższym. A zatem strona opoz<text:span text:style-name="T441">ycyj</text:span>no-solidarnościowa wnosi, aby wyboru rektora dokonywał senat lub obieralne kolegium elektorów zgodnie z postanowieniami szkoły wyższej. Wysunięcie kandydata również na stanowisko prorektora i prodziekana ds. studenckich wymagałoby zgody większości studentów uprawnionych do głosowania. Uchylenie prawa ministra do sprzeciwu wobec kandydatów na rektora.</text:p>
      <text:p text:style-name="P442">Strona koalicyjno-rządowa, OPZZ, uważa, że rektora wybiera senat. Nie są możliwe do zaakceptowania propozycje dotyczące trybu wyboru prorektora i prodziekana. Strona koalicyjno-rządowa i OPZZ i ZMP uważa, za potrzebne zachowanie wpływu ministra na wybór rektora poprzez zgłaszanie zastrzeżeń co do kandydatów lub rektora elekta.</text:p>
      <text:p text:style-name="P443">W związku z tym nie są to propozycje do uwzględnienia w nowelizacji ustawy o szkolnictwie wyższym.</text:p>
      <text:p text:style-name="P444">Dalej, drugi punkt. Strona opozycyjno-solidarnościowa proponuje skreślenie art. 119 ustawy o szkolnictwie wyższym, który daje rektorowi możliwość zawieszania i skreślania studentów w przypadkach orzeczenia kary przez sąd lub kolegium orzekające.</text:p>
      <text:soft-page-break/>
      <text:p text:style-name="P445">Strona koalic<text:span text:style-name="T446">y</text:span>jno-rządowa, OPZZ i ZMP zgadza się na skreślenie dotychczasowej treści art. 119, z jednoczesnym zapisaniem w ustawie, że w przypadku prawomocnego ukarania studenta w postępowaniu karnym lub postępowaniu w sprawach o wykroczenie rektor ma obowiązek polecić rzecznikowi dyscyplinarnemu wszczęcie postępowania w<text:span text:style-name="T447">yj</text:span>aśnia<text:span text:style-name="T448">ją</text:span>cego w sprawie czynu objętego wyrokiem sądowym lub orzeczeniem kolegium.</text:p>
      <text:p text:style-name="P449">Strona opozycyjno-solidarnościowa i OPZZ, i ZMP proponują wprowadzenie przepisów, wygaśnięcie stosunku pracy pracownika naukowo-dydaktycznego po upływie 3-miesięcznego upływu kary pozbawienia wolności może nastąpić tylko po prawomocnym orzeczeniu właściwej komisji dyscyplinarn<text:span text:style-name="T450">ej.</text:span></text:p>
      <text:p text:style-name="P451">Strona koalic<text:span text:style-name="T452">yj</text:span>no-rządowa nie może przyjąć tej propozycji ponieważ pozostaje ona w sprzeczności z zasadami prawa prac<text:span text:style-name="T453">y.</text:span></text:p>
      <text:p text:style-name="P454">Regulamin samorządu studenckiego powinien określać zadania i strukturę samorządu oraz zasady wyboru organów tego samorządu. W ramach przyznanych przez szkoły środków organy samorządu studenckiego współdecydują w sprawach pomocy materialnej i decydują w sprawach rozdziału środków finansowych przeznaczon<text:span text:style-name="T455">yc</text:span>h na cele studenckie.</text:p>
      <text:p text:style-name="P456">To jest stanowisko strony opozyc<text:span text:style-name="T457">yj</text:span>no-solidarnościowej. Strona koalicy<text:span text:style-name="T458">jn</text:span>o-rz<text:span text:style-name="T459">ą</text:span>dowa i OPZZ uważają,<text:s/><text:span text:style-name="T460">ż</text:span>e materia ta powinna być uregulowana w nowej ustawie. Nie można przyjąć wniosku o prawie wyłącznego decydowania przez samorząd o rozdziale środków finansowych.</text:p>
      <text:p text:style-name="P461">Pkt<text:s/><text:span text:style-name="T462">5</text:span><text:s/><text:span text:style-name="T463">.</text:span><text:s/>Strona opozycyjno-solidarnościowa proponuje uznanie prawa studentów do organizowania zgromadzeń na terenie szkoły zgodnie z przepisami porządkowymi statutu i z obowiązkiem powiadamiania rektora na 24 godziny przedtem.</text:p>
      <text:p text:style-name="P464">Strona koalic<text:span text:style-name="T465">yjno</text:span>-<text:span text:style-name="T466">rzą</text:span>dowa uważa, że materie te reguluje prawo o zgromadzeniach i powinno ono dotyczyć jak obecnie również szkół wyższych.</text:p>
      <text:p text:style-name="P467">Pkt 6. Strona opozycyjno-solidarnościowa proponuje ograniczenie możliwości ingerencji organów porządkowych na terenie szkoły do wezwania przez rektora zagrożenia życia lub klęski żywiołowej.</text:p>
      <text:p text:style-name="P468">Strona koalicyjno-rządowa stoi na stanowisku, że uregulowania w obecnej ustawie o szkolnictwie wyższym powinny nadal obowiązywać. Chodzi o to, że jest tam jeszcze jeden punkt, a mianowicie możliwość ingerencji organów porządkowych w wypadku popełnienia przestępstwa na terenie szk<text:span text:style-name="T469">oł</text:span>y.</text:p>
      <text:p text:style-name="P470">Siódme. Strona opozycyjno-solidarnościowa wnosi o zlikwidowanie ingerencji czynników politycznych oraz niestosowania kryteriów politycznych przy zarządzaniu szkołami oraz przy ocenach i decyzjach personalnych dotycząc<text:span text:style-name="T471">y</text:span>ch pracowników i studentów szkoły.</text:p>
      <text:p text:style-name="P472">OPZZ i strona koalic<text:span text:style-name="T473">yj</text:span>no-rządowa uważają, że sprawa ta w sposób ogólny zostanie rozstrzygnięta w zespole ds. politycznych<text:s/>„okrągłego stołu”.</text:p>
      <text:p text:style-name="P474">Strona solidarno<text:span text:style-name="T475">śc</text:span>iowo-opozycy<text:span text:style-name="T476">jn</text:span>a proponuje ustalenie, że jedynym warunkiem rejestracji organizacji i stowarzyszeń studenckich jest zgodność ich statutów z przepisami<text:s/>prawnymi na podstawie których następuje rejestracja.</text:p>
      <text:p text:style-name="P477">Strona rządowo-koalic<text:span text:style-name="T478">y</text:span>jna, OPZZ i ZMP są zdania, że sprawa ta powinna być uregulowana w prawie o stowarzyszeniach.</text:p>
      <text:p text:style-name="P479">Dziewiąte. Strona opoz<text:span text:style-name="T480">ycyj</text:span>no-solidarnościowa proponuje ustawowe zniesienie studenckich praktyk robotniczych. Strona koalic<text:span text:style-name="T481">yj</text:span>no-rządowa i OPZZ uważa, że studenckie praktyki robotnicze powinny<text:s/><text:soft-page-break/>pozostać, a o zasadach i sposobie ich realizacji decydować powinna szkoła. Stosowne zarządzenie szkołom wyższym zostało już przekazane, że mogą obalać praktyki względnie je kontynuować.</text:p>
      <text:p text:style-name="P482">Jeśli chodzi o jeszcze jedną sprawę, mianowicie w trakcie obrad wpłynęło - tu jest rozbieżność stanowisk, dlatego pozwolę sobie przeczytać - dwa dokumenty. Propozycja strony solidarnościowo-opozyc<text:span text:style-name="T483">yj</text:span>n<text:span text:style-name="T484">ej</text:span><text:s/>dotycząca procedury w sprawach pracowników skrzywdzonych w latach osiemdziesiąt<text:span text:style-name="T485">yc</text:span>h.</text:p>
      <text:p text:style-name="P486">Po pierwsze - proponuje się powołać<text:s/>komisję ds.<text:s/>rehabilitac<text:span text:style-name="T487">ji</text:span><text:s/>pracowników<text:s/>placówek<text:s/>oświatowo-wychowawcz<text:span text:style-name="T488">yc</text:span>h szkół wszystkich szczebli oraz pracowników nauki i postępu technicznego. W skład komisji wchodzą przedstawiciele właściwego ministerstwa, przedstawiciel NSZZ<text:s/>„Solidarność”, sędzia sądu w<text:span text:style-name="T489">ojew</text:span>ódzkiego, zaaprobowany przez dwóch pierwszych przedstawicieli. Komisja będzie rozpatrywała sprawy przywrócenia do pracy, jeśli nie zostały załatwione między zainteresowanymi stronami dotąd, w stosunku do zwolnień z pracy w jakikolwiek sposób, jeśli zwolnienie nastąpiło<text:s/><text:span text:style-name="T490">z</text:span><text:s/>powodów politycznych, ideologicznych, wyznaniowych, a także innych, jeśli istnieją uzasadnione domniemania, że równocześnie występowała któraś z trzech wymienionych spraw. Wniosek może złożyć każdy zainteresowany oraz inne osoby, organizacje społeczne, które uzyskają zgodę zainteresowaneg<text:span text:style-name="T491">o.</text:span></text:p>
      <text:p text:style-name="P492">Komisja może przywrócić do pracy albo uznać za niebyłe wygaśnięcie stosunku pracy, ustalić ciągłość pracy, także wbrew art. 10 ust. 2 pkt 8, przywrócić staż pracy z włączeniem czasu obejmującego stan pracy w innym zawodzie lub pozostawania bez pracy, ustalić nowy poziom płacy, przywrócić poprzednie miejsce, stanowisko pracy, w szczególnie drastycznych przypadkach wyrównać straty materialne. I ostatnie, możliwe jest podejmowanie przez komisję takich uregulowań statusu zawodowego, które wyrównują prawo do renty i emerytury.</text:p>
      <text:p text:style-name="P493">Komisja pracuje pod przewodnictwem sędziego, orzeka większością głosów, a orzeczenia są wiążące dla stron.</text:p>
      <text:p text:style-name="P494">Oświadczenie strony koalicyjno-rządowej wobec tego dokumentu brzmi jak następu<text:span text:style-name="T495">je</text:span>:</text:p>
      <text:p text:style-name="P496">Zaproponowany przez stronę solidarnościowo-opozycyjną sposób rozpatrywania spraw pracowników, wobec których stosowano w latach osiemdziesiątych różnego rodzaju sankcje, wymagałoby uchwalenia przez Sejm ustawy powołu<text:span text:style-name="T497">ją</text:span>cej specjalny organ sądowy, komisję o której mowa w propozycji, oraz wyposaża<text:span text:style-name="T498">ją</text:span>cej ten organ w prawo do podejmowania rozstrzygnięć sprzecznych z powszechnie obowiązu<text:span text:style-name="T499">ją</text:span>cymi w państwie ustawami: Karta Nauczyciela, ustawa o<text:s/>zaopatrzeniu emerytalnym pracowników i ich rodzin,<text:s/>Kodeks pracy. Burzyłoby to porządek prawny w państwie, dlatego rząd nie może wystąpić z tego rodzaju inicjatywą ustawodawczą, zwłaszcza, że po pierwsze - przywrócenie do pracy lub uznanie za niebyłe wygaśnięcie stosunku pracy może nastąpić w ramach obowiązu<text:span text:style-name="T500">ją</text:span>cego prawa, na skutek rewizji nadzwyczajnej od orzeczenia d<text:span text:style-name="T501">ys</text:span>cyplinarnego lub wznowienia postępowania dyscyplinarnego, jeżeli rozwiązanie lub wygaśnięcie stosunku pracy było skutkiem orzeczenia dyscyplinarnego. Albo na skutek zmiany decyzji administrac<text:span text:style-name="T502">yj</text:span>nej, stwierdzenia jej nieważności lub wznowienia postępowania administrac<text:span text:style-name="T503">yj</text:span>nego, jeżeli zwolnienie z pracy było s<text:span text:style-name="T504">k</text:span>utkiem decyzji administrac<text:span text:style-name="T505">yj</text:span>nej<text:span text:style-name="T506">.</text:span></text:p>
      <text:p text:style-name="P507">Po drugie - wyrównanie ewentualnych strat materialnych może nastąpić decyzją o przywróceniu do pracy lub w drodze postępowania sądowego.</text:p>
      <text:p text:style-name="P508">Jeśli chodzi o obszar nauki, to nawet nie wiem, czy będę czytał te rozbieżności bowiem, powiem, że to<text:s/><text:soft-page-break/>są postulaty pod adresem nowej ustawy o Polskiej Akademii Nauk.<text:s/>I nic więcej. Żadnych rozbieżności nie ma. Jeśli państwo uważacie za stosowne, mogę przeczytać te postulaty.</text:p>
      <text:p text:style-name="P509">Jeśli chodzi o postęp techniczny, są tylko dwie rozbieżności<text:span text:style-name="T510">.</text:span><text:s/>Pierwsza to strona opozycyjno-solidarnościowa proponuje definitywne odejście od uzależniania wszelkich decyzji w sprawach kadrowych od akceptacji organów partii politycznych i opinii pozamerytorycznych. Dotyczy to w szczególności zatrudniania pracowników i ich awansów, stopni i ich tytuł<text:span text:style-name="T511">ó</text:span>w naukowych, nagród i odznaczeń, stażów naukowych<text:s/>i wyjazdów zagraniczn<text:span text:style-name="T512">yc</text:span>h.</text:p>
      <text:p text:style-name="P513">Strona rządowa i OPZZ uważają, że wszelkie decyzje w sprawach kadrowych są podejmowane przez organy ustawowo określane. Kierownik powinien mieć swobodę doboru kadry kierownicz<text:span text:style-name="T514">ej,</text:span><text:s/>opinie rekomendujące organizacji politycznych i społecznych działających w jednostkach badawczo-rozwo<text:span text:style-name="T515">jo</text:span>wych nie mogą naruszać tej swobody. Kierownik jednostki ma prawo zasięgnąć i wysłuchać tych opinii, a organizacje polityczne i społeczne mają prawo przedstawić swoje opinie. To samo dotyczy sprawy awansów służbowych i naukowych.</text:p>
      <text:p text:style-name="P516">Druga rozbieżność to w wersji strony opozycyjno- solidarnościowej naprawienie krzywd wyrządzonych pracownikom jednostek badawczo-rozw<text:span text:style-name="T517">ojowyc</text:span>h poddanych represjom po 13 grudnia 1981. Dotyczy w szczególności pracowników, którzy ze względu na przekonania i głoszone poglądy zostali zwolnieni z pracy, przeniesieni na inne stanowiska lub pominięci w awansach. Strona opoz<text:span text:style-name="T518">ycyj</text:span>no-solidarnoś<text:span text:style-name="T519">c</text:span>iowa przedstawi Urzędowi Postępu Naukowo-Technicznego i Wdrożeń listę takich pracowników do dnia<text:s/><text:span text:style-name="T520">15</text:span><text:s/>kwietnia 1<text:span text:style-name="T521">989</text:span><text:s/>r.</text:p>
      <text:p text:style-name="P522">Wersja strony rządowej i OPZZ. Naprawienie krzywd wyrządzonych pracownikom jednostek badawczo-rozwojowych, którzy nie naruszyli obowiązu<text:span text:style-name="T523">ją</text:span>cego prawa poddanych represjom po 13 grudnia. Dotyczy w szczególności pracowników, którzy ze względu na przekonania i głoszone poglądy zostali zwolnieni z pracy, przeniesieni na inne stanowiska lub pominięci w awansach. Strona opozycyjno-solidarnościowa przedstawi Urzędowi Naukowo-Technicznemu listę wdrożeń takich pracowników do dnia 15 kwietnia i to zostanie rozpatrzone przez Urząd do Spraw Wdrożeń.</text:p>
      <text:p text:style-name="P524">Ponadto strony stawiały również<text:span text:style-name="T525">,</text:span><text:s/>przedstawiały swoje stanowiska, które nie były przedmiotem dyskusji wewnątrz<text:s/><text:span text:style-name="T526">-</text:span><text:s/>czy to zespołów,<text:s/><text:span text:style-name="T527">k</text:span>tóre uzgadniały stanowiska, czy też na samym posiedzeniu plenarnym. One są dołączone do wszystkich materiałów.</text:p>
      <text:p text:style-name="P528">Dziękuję bardzo.</text:p>
      <text:p text:style-name="P529"><text:span text:style-name="T530">Przew</text:span><text:span text:style-name="T531">odni</text:span><text:span text:style-name="T532">cz</text:span><text:span text:style-name="T533">ą</text:span><text:span text:style-name="T534">cy</text:span>:</text:p>
      <text:p text:style-name="P535">Więc tutaj w prezydium, jeśli tak można powiedzieć, zespołu, zrodziła się poważna wątpliwość. Mianowicie prof. Trzeciakowski i ja uważamy, że nasz zespół chyba nie jest najlepiej usytuowany do rozpatrywania tych wszystkich problem<text:span text:style-name="T536">ó</text:span>w związanych ze szkolnictwem, z oświatą, a także z nauką, że właściwie my jesteśmy kompetentni i to nie w pełni w odniesieniu do tych problemów, które dotyczą uwarunkowań<text:span text:style-name="T537"><text:s/></text:span>systemowych postępu<text:s/><text:span text:style-name="T538">n</text:span>aukowo-technicznego.</text:p>
      <text:p text:style-name="P539">No i powstaje w takim razie dylemat - co z tą sprawą robić? Jedno rozwiązanie to jest rozwiązanie takie, żeby bez względu na kompetencje brnąć w sprawę. Ale wydaje się, że jest to rozwiązanie niesłuszne.</text:p>
      <text:p text:style-name="P540">Natomiast drugie rozwiązanie - żeby się wypowiedzieć w kwestiach dotyczących tych, w odniesieniu do których jesteśmy kompetentni, które wiążą się z problematyką gospodarczą, z problematyką systemową,<text:s/><text:soft-page-break/>z problematyką gospodarczą. A zwłaszcza jeśli chodzi o problematykę płac i jeśli chodzi o problematykę dotyczącą uwarunkowań systemowych postępu naukowo-technicznego.</text:p>
      <text:p text:style-name="P541">Natomiast cały kompleks zagadnień regulujących stosunki w świecie nauki, oświaty, wychowania itd. przekazać do rozpatrzenia zespołowi do spraw reform politycznych, który jest znacznie bliższy. I w ramach którego pracuje także i zespół ds. młodzieży, podzespół czy grupa robocza do spraw młodzieży etc.</text:p>
      <text:p text:style-name="P542">No chyba jest to nasz wspólny pogląd, panie profesorze. Jak pan sądzi?</text:p>
      <text:p text:style-name="P543"><text:span text:style-name="T544">Pro</text:span><text:span text:style-name="T545">f</text:span><text:span text:style-name="T546">. W.<text:s/></text:span><text:span text:style-name="T547">T</text:span><text:span text:style-name="T548">r</text:span><text:span text:style-name="T549">zec</text:span><text:span text:style-name="T550">i</text:span><text:span text:style-name="T551">ak</text:span><text:span text:style-name="T552">owsk</text:span><text:span text:style-name="T553">i</text:span>:</text:p>
      <text:p text:style-name="P554">Tak.</text:p>
      <text:p text:style-name="P555"><text:span text:style-name="T556">Przewodnicząc</text:span><text:span text:style-name="T557">y</text:span><text:span text:style-name="T558">:</text:span></text:p>
      <text:p text:style-name="P559">To jest wspólny pogląd pro<text:span text:style-name="T560">f</text:span>. Trzeciakowskiego i mój, z nikim ponadto nieuzgodniony. Inicjatywa więc<text:s/><text:span text:style-name="T561">or</text:span>ygin<text:span text:style-name="T562">al</text:span>n<text:span text:style-name="T563">a</text:span>.</text:p>
      <text:p text:style-name="P564">Pan pro<text:span text:style-name="T565">f</text:span>.<text:s/>Stelmachowski<text:s/><text:span text:style-name="T566">-</text:span><text:s/>proszę bardzo.</text:p>
      <text:p text:style-name="P567"><text:span text:style-name="T568">Prof.<text:s/></text:span><text:span text:style-name="T569">And</text:span><text:span text:style-name="T570">rz</text:span><text:span text:style-name="T571">ej</text:span><text:span text:style-name="T572"><text:s/>Stelmachowski</text:span>:</text:p>
      <text:p text:style-name="P573">Otóż jak mówimy o sprawach proceduralnych. Ja odniosłem wrażenie, że w przeciwieństwie do innych podzespołów tutaj, po prostu wiele rzeczy jest jeszcze nie przetartych. A jeśli chodzi o rozbieżności to dotyczą one właściwie wyłącznie spraw niegospodarczych.<text:s/><text:span text:style-name="T574">W</text:span><text:s/>tym wypadku czy nie można by namówić podzespołu do jeszcze jednego wysiłku i posiedzenia w oparciu o jedno nowe założenie. Mianowicie - strona koalicyjno-rządowa w wielu wypadkach, jak refren powtarzała - trzeba by wtedy zmienić przepisy ustawy. Otóż myśmy się nie krępowali nigdy na żadnych stolikach tym, że obowiąz<text:span text:style-name="T575">uj</text:span>ące ustawy są świętością, których zmienić nie można. Jeżeli jest racjonalne w sensie społeczno-politycznym rozwiązanie, należy z<text:span text:style-name="T576">ap</text:span>r<text:span text:style-name="T577">oje</text:span>k<text:span text:style-name="T578">to</text:span>w<text:span text:style-name="T579">ać</text:span><text:s/>taką zmianę<text:span text:style-name="T580">.</text:span><text:s/>A więc obawiam się, że po prostu wiele sprzeciwów wynikło z przyjęcia niewłaściwego założenia. Jeżeli ja dobrze rozumiem, może gdyby przyjąć nieco większą swobodę w rozwiązywaniu za<text:span text:style-name="T581">g</text:span>adnień, może doszłoby do uzgodnień w o wiele większej ilości punktów. To tyle. Dziękuję.</text:p>
      <text:p text:style-name="P582"><text:span text:style-name="T583">Przewodnicząc</text:span><text:span text:style-name="T584">y</text:span><text:span text:style-name="T585">:</text:span></text:p>
      <text:p text:style-name="P586">Dziękuję. Proszę bardzo.</text:p>
      <text:p text:style-name="P587"><text:span text:style-name="T588">Ob.<text:s/></text:span><text:span text:style-name="T589">F</text:span><text:span text:style-name="T590">isiak</text:span>:</text:p>
      <text:p text:style-name="P591">Ja myślę, że trzeba tutaj... wyjaśnię jedną sprawę, która powinna rozwiać wątpliwości pana pro<text:span text:style-name="T592">f</text:span>. Stelmachowskiego.</text:p>
      <text:p text:style-name="P593">Otóż dużą część problemów odesłaliśmy, które tyczą się ustawy, do nowej opracowywan<text:span text:style-name="T594">ej</text:span><text:s/>ustawy. Ten dokument, ta nowelizacja ustawy, którą by Sejm wprowadził, byłaby nowelizacją na krótki okres czasu. My liczymy się z tym, że w tym roku w grudniu zostanie przedstawiony projekt nowej ustawy i wejdzie na forum sejmowe w połowie roku 1990.</text:p>
      <text:p text:style-name="P595">Do tego czasu trzeba by przeprowadzić nowelizację czy zmiany wielu innych ustaw i to w horyzoncie czasowym.<text:s/><text:span text:style-name="T596">W</text:span><text:s/>końcu ta nowelizacja ustawy o szkolnictwie wyższym, która opierałaby się na innych noweliza<text:span text:style-name="T597">cj</text:span>ach funkc<text:span text:style-name="T598">jo</text:span>nowałaby przez dwa miesiące.</text:p>
      <text:p text:style-name="P599"><text:span text:style-name="T600">Przewodnicząc</text:span><text:span text:style-name="T601">y</text:span><text:span text:style-name="T602">:</text:span></text:p>
      <text:p text:style-name="P603">Proszę bardzo. Kto z<text:s/>państwa<text:s/>pragnie zabrać głos<text:span text:style-name="T604">?<text:s/></text:span>Prof. Mujżel - bardzo proszę.</text:p>
      <text:p text:style-name="P605"><text:span text:style-name="T606">Prof. Jan Mujżel</text:span>:</text:p>
      <text:soft-page-break/>
      <text:p text:style-name="P607">Ja mam jedno pytanie i jedną uwagę,<text:s/><text:span text:style-name="T608">m</text:span>oże trochę merytoryczną.</text:p>
      <text:p text:style-name="P609">Pytanie jest następujące, dotyczy właśnie tej ekonomicznej warstwy problematyki, którą rozważamy. Jaki stosunek został przyjęty wobec istniejących obecnie centralnych funduszy popierania nauki i techniki. Czy uzyskano w tej dziedzinie<text:s/>consensus. A jeżeli tak - to jaka jest treść tego<text:s/>consensusu.</text:p>
      <text:p text:style-name="P610">I druga sprawa - to już uwaga raczej nie pytanie<text:s/>- a<text:s/>może nawet trochę i pytanie - odnosi się do niezgodności, która też ma charakter, przynajmniej w znacznej części ekonomiczny. Mianowicie chodzi mi o tę niezgodność odnoszą się do oświaty, w tym rozdziale oświata, który dotyczy opłacania świadczenia pewnych kwot, kosztów kształcenia dziecka czy ucznia, którego rodzice zdecydowali się go posłać do szkoły niepaństwow<text:span text:style-name="T611">ej.</text:span></text:p>
      <text:p text:style-name="P612">Otóż to jest, wydaje mi się, trend bardzo ogólny w chwili obecnej, który obserwuje się w wielu krajach. Ta tendencja do stworzenia pewnej konkurencji w tej dziedzinie. I także swobody wyboru dla rodziców. I czy można by poznać argumenty, którymi kierowała się strona koalicyjno-rządow<text:span text:style-name="T613">a</text:span>, nie przyjmując tego postulatu strony opozycyjno-solidarnościowej<text:span text:style-name="T614">.</text:span></text:p>
      <text:p text:style-name="P615"><text:span text:style-name="T616">Przewodnicząc</text:span><text:span text:style-name="T617">y</text:span><text:span text:style-name="T618">:</text:span></text:p>
      <text:p text:style-name="P619">Dziękuję. Proszę bardzo pani Staniszewska.</text:p>
      <text:p text:style-name="P620"><text:span text:style-name="T621">Ob</text:span><text:span text:style-name="T622">.</text:span><text:span text:style-name="T623"><text:s/></text:span><text:span text:style-name="T624">G</text:span><text:span text:style-name="T625">rażyna Staniszewska</text:span>:</text:p>
      <text:p text:style-name="P626">Ja tylko uzupełniając tu. Bo przy sprzeciwie zwracania rodzicom tej części ich wpłat podatku od ich płac, która jest przeznaczana na szkolenie ich dzieci, tak jakby wymagało się podwójnego świadczenia na kształcenie dziecka. Raz w formie podatku, a drugi raz w formie opłaty prywatnej szkoły. No, jest to wysoce niesprawiedliwe. I też dołączam się do pytania pana pro<text:span text:style-name="T627">f</text:span>. Mujżela, czym się po prostu strona rządowa tutaj kierowała. To jest absurdalne stanowisko.</text:p>
      <text:p text:style-name="P628"><text:span text:style-name="T629">Przewodnicząc</text:span><text:span text:style-name="T630">y</text:span>:</text:p>
      <text:p text:style-name="P631">Proszę pan Grzelak.</text:p>
      <text:p text:style-name="P632"><text:span text:style-name="T633">Ob.<text:s/></text:span><text:span text:style-name="T634">J</text:span><text:span text:style-name="T635">an Grzelak</text:span>:</text:p>
      <text:p text:style-name="P636">Jeśli można to jeszcze drobne uzupełnienie. Mianowicie konsekwencją tego, że nie będzie żadnych rekompensat w przypadku kształcenia w szkołach niepaństwowych jest to, że te szkoły niepaństwowe, staną się szkołami elitarnymi. I to wyłącznie dla grup n<text:span text:style-name="T637">aj</text:span>zamożni<text:span text:style-name="T638">ej</text:span>szych. Dziękuję.</text:p>
      <text:p text:style-name="P639"><text:span text:style-name="T640">Przewodnicząc</text:span><text:span text:style-name="T641">y</text:span>:</text:p>
      <text:p text:style-name="P642">Proszę bardzo. Pan Zaciura.</text:p>
      <text:p text:style-name="P643"><text:span text:style-name="T644">Ob.<text:s/></text:span><text:span text:style-name="T645">J</text:span><text:span text:style-name="T646">an Zaciura - jeden ze współprzewodniczących</text:span>:</text:p>
      <text:p text:style-name="P647">Chciałem powiedzieć, że we wszystkich tych czterech stanowiskach faktycznie uzyskaliśmy zgodę co do tego jaki powinien by<text:span text:style-name="T648">ć</text:span><text:s/>udział środków budżetowych w nakładach na poszczególne segmenty edukacji i nauki. Mianowicie - jeśli chodzi o oświatę jest tutaj sformułowane<text:s/><text:span text:style-name="T649">d</text:span>ążenie aby te nakłady zmierzały, czy osiągnęły wielkość 7 proc. podzielonego dochodu narodowego. Przy szkolnictwie wyższym jest zapis,<text:s/><text:span text:style-name="T650">ż</text:span>e przy wsparciu sił społecznych dążyć się będzie do zwiększenia środków budżetowych dla szkolnictwa wyższego z ok. 1 proc. dochodu narodowego do podziału w<text:s/><text:span text:style-name="T651">1</text:span>988 r. do ok. 3 proc. w latach n<text:span text:style-name="T652">aj</text:span>bliższych. I występował będzie w tej sprawie do właściwych organów państwowych. Jest to teza zapisana do<text:s/>Ministra<text:s/>Edukacji<text:s/>Narodowej.</text:p>
      <text:p text:style-name="P653">Stąd też myślę, że ten segment problemów, który odnosi się do ekonomicznych uwarunkowań bardzo,<text:s/><text:soft-page-break/>czy w sposób zasadniczy tutaj pasuje do zespołu i do problemów, które państwo rozważali. I prosilibyśmy ewentualnie o niepodważanie tej wyrażonej wspólnej woli.</text:p>
      <text:p text:style-name="P654">Natomiast jeśli chodzi o proporcje zbieżności i rozbieżności. Chciałem państwu powiedzieć, że na przykład w stanowisku, które zostało przyjęte do spraw oświaty jest 31 tematów zapisanych jako tematy uzgodnione.<text:s/>Chodzi mi o tę pewną proporcję, żeby uświadamiać, że te rozbie<text:span text:style-name="T655">ż</text:span>ności nie zdominowały przecież naszych prac<text:span text:style-name="T656">.</text:span><text:s/>I natomiast rozbieżności są tylko w tych 4 kwestiach, które tutaj pan minister referował<text:span text:style-name="T657">.</text:span></text:p>
      <text:p text:style-name="P658"><text:span text:style-name="T659">W</text:span><text:s/>szkolnictwie wyższym na przykład uzyskaliśmy zgodę w 35 sprawach, ja już nie mówię, że niekt<text:span text:style-name="T660">ó</text:span>re punkty mają jeszcze 4 podpunkty, więc tych sprawa może być znacznie więcej, natomiast rozbieżności są w 9 kwestiach<text:span text:style-name="T661"><text:s/></text:span>tylko, które też tutaj były referowane<text:span text:style-name="T662">.</text:span></text:p>
      <text:p text:style-name="P663">I właśnie jeszcze może jedna taka refleksja, czy uwaga o rodzajach rozbieżności<text:span text:style-name="T664">.</text:span><text:s/><text:span text:style-name="T665">W</text:span><text:s/>zespole panowało wydaje mi się takie przekonanie, wbrew temu tutaj zarzutowi postawionemu, że zespół pracował w oparciu o złe metodologiczne założenia, mianowicie było przekonanie powszechne, że obecne prawo oświatowe musi ulec zmianie i to odnosiło się i do ustawy z 1961 roku i do ustawy o szkolnictwie<text:s/>wyższym i do ustawy o Polskiej Akademii Nauk, ale i do aktów prawnych rangi ustawowej i niższej i jest cały indeks problemów, które muszą być w przyszłości zmieniane. Natomiast różnica wydaje mi się polegać na tym, że zanim się zmieni ustawy formułuje się postulat, który powinien być realizowany niejako natychmiast<text:span text:style-name="T666">.</text:span><text:s/>I tu dlatego pojawiły się te sprzeczności.</text:p>
      <text:p text:style-name="P667">Gdybyśmy uzyskali zgodę do sformułowań, że te problemy, które są w sprzecznościach powinny być rozpatrywane w konwencji właśnie przygotowywanych zmian w ustawach i w innych aktach prawnych, chociażby problem postępo<text:span text:style-name="T668">wan</text:span>i<text:span text:style-name="T669">a</text:span><text:s/>dyscyplinarnego w<text:span text:style-name="T670">ś</text:span>r<text:span text:style-name="T671">ó</text:span>d nauczycieli<text:s/><text:span text:style-name="T672">j</text:span>est uregulowany<text:s/>w Karcie Nauczyciela. Jest to z jednej strony podkreślenie rangi zawodu, jako ranga zawodu w konsekwencji wynika odpowiedni tryb postępowania dyscyplinarnego<text:span text:style-name="T673">.</text:span><text:s/>Zrealizowanie natychmiast postulatu, że do tego postępowania, w tym postępowaniu należy wymieniać tylko takie kary i jeszcze do tego postępowania dopuścić zawodowych, nie wiem adwokatów, sędziów czy też prokuratorów w przyszłości można to oczywiście zmienić nawet w tym duchu, bo to rzeczywiście postępowanie dyscyplinarne czasem jest nie n<text:span text:style-name="T674">aj</text:span>lepsze. Ale to jest kwestia praktyki.</text:p>
      <text:p text:style-name="P675">Podobna sprzeczność wydaje mi się już nie taka bardzo porządkowa, ale modelowa, odnosi się do kwestii stosunku do budżetu. Myśmy wychodzili z założenia, że dopisując się do strony rządowej w tym punkcie, że nie można budżetu dzielić na tej zasadzie, że wszystkim obywatelom odpisać z tego budżetu dla przykładu na oświatę tyle, na szkolnictwo tyle, masz na kulturę tyle masz - można by i tak ewentualnie podchodzić do budżetu, ale to już jest sprawa modelowych rozwiązań i tutaj spe<text:span text:style-name="T676">cj</text:span>aliści już poza oświatą, powinni się w tej kwestii wypowiedzieć, ale myślę, że trzeba byłoby się wypowiedzieć już znacznie szerzej w kategoriach, że tak<text:s/><text:span text:style-name="T677">p</text:span>owiem konstytucyjnych obowiązków państwa co do kształcenia dzieci i młodzieży, co do bezpłatnej szkoły.</text:p>
      <text:p text:style-name="P678">Natomiast odnosi się rzeczywiście problem do szkoły podstawowej, do szkoły podstawowej prywatnej, do której państwo ma określone konstytucyjne zobowiązania i myślę znając różnego rodzaj wypowiedzi w prasie niezależnej<text:s/>czy też drugiego obiegu, nie ma tutaj sprzeczności co do tego, że o jako<text:span text:style-name="T679">ś</text:span>ć szkoły powszechnej nie rozstrzygnie, nie zdecyduje taki niewielki margines szkół tzw. niepaństwowych, czy też<text:s/><text:soft-page-break/>szkół prywatnych, natomiast boimy się wręcz żeby to zjawisko nie miało takiego charakteru.</text:p>
      <text:p text:style-name="P680">My zrobimy bardzo dobrą szkołę - państwo musi dać pi<text:span text:style-name="T681">e</text:span>niądze na każde dziecko, ale my w tej szkole stworzymy grupy 10-osobowe, wyselek<text:span text:style-name="T682">cjo</text:span>nowane, w których nauczyciele będą zarabiali dwukrotnie więcej niż w szkole państwowej natomiast będziemy narzekali na poziom szkoły państwowej na pauperyzację zawodu w tychże szkołach państwowych, itd<text:span text:style-name="T683">.</text:span></text:p>
      <text:p text:style-name="P684">Myślę, że zagadnienie ma szerszy kontekst i w tym trzeba byłoby też upatrywać takiego właśnie sprzeciwu, że odnośnie zakładania i prowadzenia szkół<text:s/>Minister<text:s/>Edukacji będzie tutaj wyjątkowo traktował szkolnictwo podstawow<text:span text:style-name="T685">e</text:span>,<text:span text:style-name="T686"><text:s/></text:span>ale nie dlatego,<text:s/><text:span text:style-name="T687">ż</text:span>eby nie doceniał jego rangi, tylko dlatego,<text:span text:style-name="T688"><text:s/></text:span>że szkolnictwo podstawowe powinno zdecydować o poziomie wykształcenia społeczeństwa.</text:p>
      <text:p text:style-name="P689">I myślę, że to są te częściowo takie refleksje na tle naszych tut<text:span text:style-name="T690">aj</text:span><text:s/>p<text:span text:style-name="T691">rz</text:span>ygo<text:span text:style-name="T692">to</text:span>wanych stanowisk, a rozbieżności myślę, że to nie są dominujące. Chciałbym jeszcze na zakończenie powiedzieć, że zespół bardzo przychylnie i wysoko przyjął z zadowoleniem, przyjął oświadczenie i stanowisko wypracowane w zespole rolniczym, który to zespół też wypowiedział się w kwestiach eduk<text:span text:style-name="T693">a</text:span>cji, a w szczególności w kwestii problemów które dotyczą szkolnictwa wiejskiego, jesteśmy zadowoleni, że i na innych zespołach była wyrażana troska o problemy oświaty, o poziom edukacji, o dostępność do edukacji, o jej charakter.</text:p>
      <text:p text:style-name="P694">Dziękuję serdecznie.</text:p>
      <text:p text:style-name="P695"><text:span text:style-name="T696">P</text:span><text:span text:style-name="T697">rzewodnicząc</text:span><text:span text:style-name="T698">y</text:span>:</text:p>
      <text:p text:style-name="P699">Dziękuję.</text:p>
      <text:p text:style-name="P700">Proszę prof.<text:s/>Trzeciakowskiego o zabranie głosu.</text:p>
      <text:p text:style-name="P701"><text:span text:style-name="T702">P</text:span><text:span text:style-name="T703">ro</text:span><text:span text:style-name="T704">f. Witold Trze</text:span><text:span text:style-name="T705">ci</text:span><text:span text:style-name="T706">ako</text:span><text:span text:style-name="T707">ws</text:span><text:span text:style-name="T708">ki</text:span><text:span text:style-name="T709">:</text:span></text:p>
      <text:p text:style-name="P710">Ja mam jakieś uczucie niepokoju co do atmosfery, która panowała na tym zespole. Myśmy jako przykład biorę stosunek do robotnik<text:span text:style-name="T711">ó</text:span>w-górników, którzy byli w jakiś sposób skrzywdzeni po roku 1981. Na zespole w Magdalence postawiliśmy problem, że trzeba na etapie porozumiewania się obu stron jako jakoś te krzywdy wyrównać. Była reakcje strony rządowej, że to nie może być uznane za podważenie całego prawodawstwa po 13 grudnia<text:s/><text:span text:style-name="T712">-</text:span><text:s/>ale był akt dobrej woli ze strony pana ministra Kiszczaka, który zobowiązał się wysłać jakąś prośbę do dyrektorów kopalń o zniesienie tych repres<text:span text:style-name="T713">ji</text:span><text:s/>w stosunku do skrzywdzonych pracowników.</text:p>
      <text:p text:style-name="P714">Wydaje mi się, że tutaj jest sytuacja analogiczna<text:span text:style-name="T715">,</text:span><text:s/>że jeżeli jest problem wyrównania krzywd, to nie zasłania<text:span text:style-name="T716">j</text:span>my się brakiem odpowiednich przepisów prawnych, tylko zastanówmy się nad załatwieniem problemu i tutaj jest kwestia dobrej woli, a nie kwestia przepisów prawnych.</text:p>
      <text:p text:style-name="P717">Ja rozumiem,<text:s/><text:span text:style-name="T718">ż</text:span>e wysuwanie długofalowo problemu rewizji prawodawstwa jest sprawą, która zajmie nam dużo czasu i to jest zrozumiałe, że zmiana ustaw jest sprawą długofalową, ale tu chodzi o wejście w porozumienie narodowe i chodzi i to, żeby zostawić, żeby wyeliminować pewną armię ludzi skrzywdzonych, którzy będą nam psuli<text:s/><text:span text:style-name="T719">c</text:span>ałą atmosferę porozumienia i dlatego apeluję, żeby znaleźć jakie<text:span text:style-name="T720">j</text:span><text:s/>wyjście pozaustawowe typu tego samego, jakie znaleziono w Magdalence.</text:p>
      <text:p text:style-name="P721">Dzięku<text:span text:style-name="T722">ję</text:span>.</text:p>
      <text:p text:style-name="P723"><text:span text:style-name="T724">Przewodnicząc</text:span><text:span text:style-name="T725">y</text:span>:</text:p>
      <text:p text:style-name="P726">Dziękuję.</text:p>
      <text:p text:style-name="P727">Proszę pan prof. Findeisen.</text:p>
      <text:soft-page-break/>
      <text:p text:style-name="P728"><text:span text:style-name="T729">Prof. Findeisen</text:span>:</text:p>
      <text:p text:style-name="P730">Dziękuję bardzo. Ja podzielam pogląd panów przewodniczących, że większość spraw, większość tematyki naszego zespołu oświaty, szkolnictwa wyższego, nauki i postępu technicznego pasuje bardziej do kompetencji zespołu politycznego niż zespołu gospodarczego.</text:p>
      <text:p text:style-name="P731">Myślę także, że w tym co prze<text:span text:style-name="T732">ds</text:span>tawiliśmy do tej pory nie powstaje u panów obraz stanu oświaty, szkolnictwa wyższego i nauki, nie powstaje także obraz nawet wyniku naszych obrad, obraz zgodności i niezgodności poglądów. Ale myślę, że należałoby jednak w tym zespole skoncentrować się nad dwiema sprawami, które z kolei w zespole politycznym nie będą mogły być rozpatrzone.<text:s/><text:span text:style-name="T733">T</text:span>o znaczy w tych sprawach, które wiążą się z<text:s/><text:span text:style-name="T734">fi</text:span>nansowaniem oświaty, szkolnictwa wyższego i nauki w szerokim sensie, a przede wszystkim z uwarunkowaniami systemowymi postępu technicznego, w który<text:span text:style-name="T735">m<text:s/></text:span>to zakresie w naszym podzespole powstała zgodność poglądów. I sądzę, że jeśli pan przewodniczący pozwoli, to chcielibyśmy te uzgodnione poglądy na tę sferę uwarunkowań systemowych postępu technicznego przedstawić. Korzystam z tego, że mam mikrofon i chciałem trochę polemicznie ustosunkować się do dwóch sformułowań pana ministra Fisiaka.</text:p>
      <text:p text:style-name="P736">Pie<text:span text:style-name="T737">r</text:span>wsze - pan minister wspomniał o grupowych interesach gdzieś w sferze oświaty. No może to jest słuszne, ale trzeba pamiętać, że oświata to jest ponad pół miliona nauczycieli i to są wszystkie nasze dzieci. I żadna sprawa, która dzieje się w oświacie chyba nie może być zaliczona do grupowych interesów. Ja nie myślę, że pan minister tak sądził, ale mogło powstać takie wrażenie, że to się jakoś tak grupowo ma potraktować.</text:p>
      <text:p text:style-name="P738">Druga sprawa to jest tego prowizorium ustawowego<text:span text:style-name="T739">.</text:span><text:s/>Rzeczywiście, żeby coś zrobić w szkolnictwie wyższym w najbliższym czasie, tzn. między połową tego roku a połową przyszłego roku, trzeba mieć pewne prowizorium ustawowe, pewną modyfikację obowiązu<text:span text:style-name="T740">ją</text:span>c<text:span text:style-name="T741">ej</text:span><text:s/>obecnie ustawy o szkolnictwie wyższym. Nie jest to na dwa<text:s/><text:span text:style-name="T742">m</text:span>iesiąc<text:span text:style-name="T743">e.</text:span><text:s/>To jest około rok. To może być krótko, ale to prowizorium jest konieczne jeżeli mamy spokojnie opracować nową ustawę, a równocześnie oprzeć wybory władz akademickich na nas<text:span text:style-name="T744">tę</text:span>pną kadenc<text:span text:style-name="T745">ję</text:span>, które odbywają się na wiosnę 1990 r. nie na obecnie obowiązujących przepisach. A że nie należy ich oprze<text:span text:style-name="T746">ć</text:span><text:s/>na obecnie obowiązu<text:span text:style-name="T747">ją</text:span>cych przepisach, co do tego nikt w zespole nie miał wątpliwości.</text:p>
      <text:p text:style-name="P748">Dzięku<text:span text:style-name="T749">ję</text:span><text:s/>bardzo.</text:p>
      <text:p text:style-name="P750"><text:span text:style-name="T751">Przewodnicząc</text:span><text:span text:style-name="T752">y</text:span>:</text:p>
      <text:p text:style-name="P753">Dzięku<text:span text:style-name="T754">ję</text:span>. Ponieważ pan prof. Findeisen poparł nasz wniosek, ażeby skoncentrować się na problemach natury ekonomicznej, co do czego, jak wydaje się, jesteśmy najbardziej kompetentni, to proponuję formalnie przyjąć, że dyskusję ograniczamy do problemów finansowania nauki i oświaty oraz zagadnień uwarunkowań systemowych postępu technicznego. Czyli sprowadzamy wszystko do kategorii ekonomicznych, rozważań o charakterze ekonomicznym.</text:p>
      <text:p text:style-name="P755">Natomiast zwrócimy się do zespołu ds. reform politycznych, ażeby podjął rozpatrzenie wyników zespołu ds. oświaty... podzespołu ds. oświaty, nauki i postępu technicznego w tej części zasadniczej, o której tutaj była mowa, przedstawia<text:span text:style-name="T756">ją</text:span>c również nasze rekomendacje, jeśli chodzi o kwestie finansowe i systemowe postępu technicznego.</text:p>
      <text:p text:style-name="P757">Proponuję, abyśmy przyjęli, że jest to wytyczna wspólna do dalszej dyskusji.</text:p>
      <text:soft-page-break/>
      <text:p text:style-name="P758">Prof. Fisiak - bardzo proszę.</text:p>
      <text:p text:style-name="P759"><text:span text:style-name="T760">Pro</text:span><text:span text:style-name="T761">f.</text:span><text:span text:style-name="T762"><text:s/>Jacek Fisiak</text:span>:</text:p>
      <text:p text:style-name="P763">Ja chciałem się tutaj ustosunkować króciutko do tych spraw i odpowiedzieć na pytania zadane. Po pierwsze, może zacznę od tego, że musi być dobra wola, musimy znaleźć wyjście. Taka dobra wola by<text:span text:style-name="T764">ł</text:span>a. Jest to zapisane. Mój list, który podejmuje sprawę. Już wdrożyłem trzy rewizje nadzwyczajne. Myśmy się dogadali do tego. Tylko ja nie mówiłem, że tam atmosfera była dobra na tym stole. Pozwolę sobie przeczytać moje pismo wręczone stronie opozycyjnej w czasie trwania tego.</text:p>
      <text:p text:style-name="P765">Minister<text:s/>Edukacji<text:s/>Narodowej potwierdził chęć i wolę<text:s/>okazania pomocy tym pracownikom, którzy w sposób nieuzasadniony mogą dotąd ponosić skutki kar nałożonych w latach osiemdziesiątych. W tym celu polecił zweryfikować przekazane przez stronę solidarnościowo-opozyc<text:span text:style-name="T766">yj</text:span>ną wykaz osób. Ponieważ jednak różne przyczyny spowodowały umieszczenie nazwisk na tej liście, minister zadeklarował rozpatrzenie indywidualne każdej zgłoszonej sprawy.</text:p>
      <text:p text:style-name="P767">Minister kierował się będzie przy tym intencją pozytywnego załatwienia tych wszystkich przypadków, które mieszczą się w jego kompetencjach, nie wykraczają poza istniejący stan prawny, a stanowią naruszenie praw człowieka. Jeżeli okaże się, że omawiane decyzje podjęto z naruszeniem obowiązu<text:span text:style-name="T768">ją</text:span>c<text:span text:style-name="T769">yc</text:span>h przepisów, minister spowoduje ich niezwłoczne uchylenie.</text:p>
      <text:p text:style-name="P770">Minister gotów jest także stworzyć możliwość powrotu do zawodu tym wszystkim, którzy zadeklarują taką chęć. Minister<text:s/>Edukacji<text:s/>Narodowej przekaże treść tego ustalenia innym ministrom nadzorującym szkoły i inne placówki oświatowo-wychowawcze, szkoły wyższe i placówki naukowe.</text:p>
      <text:p text:style-name="P771">Tak że rozumiem, że pan profesor powinien być usatysfakcjonowany, bo taka dobra wola była, została na piśmie przekazana i zostały wdrożone już pewne kroki, przed ustaleniami w Magdalence.</text:p>
      <text:p text:style-name="P772">To jest jedna sprawa. I druga sprawa, sprawa badań centralnych. Jest tu wyraźnie powiedziane na str. 5, w jakiej proporcji będą te badania prowadzone. Będzie się ograniczać te badania centralnie sterowane stopniowo.<text:s/>Rozdział 3 - źródła i formy<text:s/><text:span text:style-name="T773">fi</text:span>nansowania, dokładnie sprawę precyzu<text:span text:style-name="T774">ją</text:span>.</text:p>
      <text:p text:style-name="P775">Jeśli chodzi natomiast o podatek od tej szkoły, to również użyję wyrazu, że to absurdalne. Absurdalne jest żądanie, żeby państwo wypłacało, bo nie ma podatku na szkołę. Z czego to wydzielić? Ile się płaci na szkołę z tego podatku, który się pobiera od naszych pensji?</text:p>
      <text:p text:style-name="P776">A poza tym jest jeszcze inna sprawa, że te pieniądze idą nie na określoną szkołę, tylko idą na oświatę w ogóle. A to dziecko, które chodzi do szkoły prywatnej podstawowej to pójdzie do liceum potem, które jest finansowane z kieszeni państwa. Zresztą muszę powiedzieć, że wokół... że szkoły prywatne to jest taka burza w szklance. Jest to<text:span text:style-name="T777"><text:s/></text:span>problem, który ma ogromny obieg powszechny, a w rezultacie jest to minimalne zjawisko. Otóż proszę sobie wyobrazić, że przy tym krzyku od 15 października, zgłosiły się jedynie trzy instytucje i osoby, które chcą założyć szkoły. Z czego jednej wydaliśmy zezwolenie, a dwie następne zostały odesłane ponieważ nie przygotowały programu i konsultują to w tej chwili z odpowiednimi departamentami ministerstwa. Tak że nie ma tu jakiegoś wielkiego problemu konkurencji.</text:p>
      <text:p text:style-name="P778">Ażeby odpowiedzieć panu prof. Mujżelowi, w krajach zachodnioeurope<text:span text:style-name="T779">js</text:span>kich liczba szkół tych waha się od 1 proc. do 8 proc. Nigdzie ich więcej w żadnych państwach rozwiniętych nie ma, tych szkół prywatnych. Jeśli chodzi o poziom szkół państwowych. Tak że tutaj o konkurencji nie może być mowy, bo to ani konkurencja w stosunku do innych szkół w dużym ośrodku, a w małym ośrodku one mogą być rzeczywiście<text:s/><text:soft-page-break/>pomocne w wielu przypadkach. I tak indywidualnie będą traktowane.</text:p>
      <text:p text:style-name="P780">Ale ponieważ nie jest to sprawa do rozwijania tutaj tylko zostawimy ją na ten stolik polityczny. Gdyby były pytania. Chciałem podziękować i na tym zakończyć odpowiedzi na pytania.</text:p>
      <text:p text:style-name="P781">Jedna tylko rzecz, ja nie myślałem o tych dwóch miesiącach. Ja powiedziałem, że gdybyśmy zaczęli inne akty przez Sejm zmieniać, to by nam zostały dwa miesiące na postawienie prowizorium budżetowego. I wtedy mijałoby się z celem. Ja jestem za tym, żeby to prowizorium funk<text:span text:style-name="T782">cj</text:span>onowało rok albo i dłużej, tak żeb<text:span text:style-name="T783">yś</text:span>my mogli normalnie pracować. I tu dziękuję panu Findeisenowi za wsparcie mojej idei.</text:p>
      <text:p text:style-name="P784"><text:span text:style-name="T785">Pr</text:span><text:span text:style-name="T786">ze</text:span><text:span text:style-name="T787">w</text:span><text:span text:style-name="T788">od</text:span><text:span text:style-name="T789">n</text:span><text:span text:style-name="T790">ic</text:span><text:span text:style-name="T791">ząc</text:span><text:span text:style-name="T792">y</text:span><text:span text:style-name="T793">:</text:span></text:p>
      <text:p text:style-name="P794">Dziękuję. Proszę, pani Staniszewska.</text:p>
      <text:p text:style-name="P795"><text:span text:style-name="T796">Ob</text:span><text:span text:style-name="T797">.</text:span><text:span text:style-name="T798"><text:s/>Grażyna Staniszewska</text:span>:</text:p>
      <text:p text:style-name="P799">To co prezes ZMP przekazał i to co pan minister jest absolutnie nieprzekonywu<text:span text:style-name="T800">ją</text:span>ce. Absolutnie. Jeżeli mamy prawo w gospodarce mieć oprócz przedsiębiorstw państwowych przedsiębiorstwa prywatne, jeżeli ta różnorodność jest akceptowana i lansowana, musi być również taka różnorodność, musi być odnośnik do tego w szkolnictwie. Rodzice mają pełne prawo widzieć, jaka kwota z opodatkowania ich własnych wynagrodzeń idzie na zdrowie, na oświatę, w tym na szkołę podstawową, średnią itd.<text:s/>I mają pełne prawo dysponować tą kwotą. Dysponować zgodnie z własną wolą, bo to jest ich opodatkowanie na ich własne dzieci. Tymczasem zabiera się to w sposób taki mglisty,<text:s/>taki, że nie wiadomo w ogóle na co te pieniądze idą<text:span text:style-name="T801">.</text:span><text:s/>Taka postawa jest absolutnie nie do przyjęcia, w tym pluralistycznym społeczeństwie, do którego zmierzamy<text:span text:style-name="T802">.</text:span></text:p>
      <text:p text:style-name="P803">Poza tym fakt, że tych szkół, wniosków o szkoły prywatne jest mało, wynika po prostu z naszego systemu. I z tego poczucia bezradności i bezsilnej większej części obywateli. Ludzie nie wierzą, że tu można dokonać jakiegokolwiek wyłomu. To paru szaleńców na to się porywa. W gospodarce takich szaleńców jest już więcej.<text:s/><text:span text:style-name="T804">I</text:span><text:s/>najwyższy czas, żeby ta<text:span text:style-name="T805">c</text:span>y mieli możliwość również wpływania na życie społeczne i w oświacie, i w innych dziedzinach życia.</text:p>
      <text:p text:style-name="P806">To jest zupełnie nieprzekonywu<text:span text:style-name="T807">ją</text:span>ce. Obaj panowie prezentują tutaj pogląd, że byłoby dużo bałaganu, bo do tego się sprowadza, że wyłączanie tych kwot i przekazywanie z powrotem rodzicom spowodowałoby bałagan. Można to rozwiązać inaczej. Że w takim razie szkolnictwo prywatne będzie dotowane w pewnym sensie proporc<text:span text:style-name="T808">jo</text:span>nalnie z funduszu oświaty. Proszę bardzo. Ale zarządzane w sposób taki, jak sobie życzą rodzice, a nie<text:s/>ministerstwo. Może wtedy się uprości ten cały bałagan. Ale w ten sposób, żeby zabierać te pieniądze i powiedzieć, nic z tego nie macie, dodajcie swoje więcej, to jest to chyba nieporozumienie.</text:p>
      <text:p text:style-name="P809"><text:span text:style-name="T810">Przewodnicząc</text:span><text:span text:style-name="T811">y</text:span>:</text:p>
      <text:p text:style-name="P812">Ja ponawiam swój apel, tzn. nie swój, ale apel przewodniczących, abyśmy się koncentrowali w dalszym toku dyskusji na tych sprawach, co do których jesteśmy miarodajni, tzn. problemy finansowania nauki i oświaty, uwarunkowania systemowo-ekonomiczne postępu naukowo-t<text:span text:style-name="T813">ec</text:span>hnicznego.</text:p>
      <text:p text:style-name="P814">Profesor Mu<text:span text:style-name="T815">jż</text:span>el - proszę bardzo.</text:p>
      <text:p text:style-name="P816"><text:span text:style-name="T817">Prof. Jan Mu</text:span><text:span text:style-name="T818">jż</text:span><text:span text:style-name="T819">el</text:span>:</text:p>
      <text:p text:style-name="P820">Ja w tej samej sprawie<text:s/><text:span text:style-name="T821">je</text:span>szcze.</text:p>
      <text:p text:style-name="P822">Do pana ministra Fisiaka.</text:p>
      <text:p text:style-name="P823">Panie ministrze, pieniądze, które budżet wydaje na oświatę czy na szkolnictwo wyższe, czy na naukę,<text:s/><text:soft-page-break/>nie pochodzą z żadnych innych środków tylko z podatków naszych. Żadnymi innymi środkami w gruncie rzeczy budżet nie dysponuje. I dlatego to wydawać by się mogło całkowicie oczywiste, tylko w pana sformułowaniu jak gdyby zabrzmiała taka nuta, że właściwie ludzie, obywatele nie bardzo mają tytułu do tego, aby taką finansową kompensatę otrzymywać w razie skierowania dziecka do szkoły niepaństwow<text:span text:style-name="T824">ej,</text:span><text:s/>bo to przecież nie płynie z ich świadczeń.</text:p>
      <text:p text:style-name="P825">Oczywiście to płynie z ich świadczeń i z niczego innego płynąć nie może.</text:p>
      <text:p text:style-name="P826">Otóż proszę mi wybaczyć, ale ta cała argumentacja przedstawiona przeciwko wyrażeniu zgody na posyłanie przez rodziców swoich dzieci do szkół niepaństwow<text:span text:style-name="T827">yc</text:span>h i rekompensowania tych kosztów na poziomie kosztu kształ<text:span text:style-name="T828">c</text:span>enia dzieci w szkołach państwowych, zwłaszcza podstawowych, prosz<text:span text:style-name="T829">ę<text:s/></text:span>mi wybaczyć, ale to jest zupełnie nie przekonywujące<text:span text:style-name="T830">.</text:span><text:s/>Nie ma tu żadnych merytorycznych argumentów<text:span text:style-name="T831">.</text:span></text:p>
      <text:p text:style-name="P832">Natomiast wydaje mi się<text:span text:style-name="T833">,</text:span><text:s/>że są duże argumenty przemawiające za przyjęciem tej koncepcji<text:span text:style-name="T834">.</text:span><text:s/>Bardzo<text:s/><text:span text:style-name="T835">ż</text:span>eśmy chwalili<text:s/>Podzespół do spraw<text:s/>Polityki<text:s/>Mieszkaniowego wtedy, kiedy<text:s/><text:span text:style-name="T836">z</text:span><text:s/>analogiczną ideą wyszedł w stosunku do rozwiązywania problemów budownictwa mieszkaniowego<text:span text:style-name="T837">.</text:span><text:s/>No więc bąd<text:span text:style-name="T838">ź</text:span>my konsekwentni<text:span text:style-name="T839">.</text:span><text:s/>Bądźmy konsekwentni w tej dziedzinie<text:span text:style-name="T840">.</text:span></text:p>
      <text:p text:style-name="P841">Ja nie chcę przytaczać tych pozytywnych argumentów, bo po prostu się żenuję aby to robić, bo one są powszechnie znane<text:span text:style-name="T842">.<text:s/></text:span>Dlaczego stworzenie tej swobody, dlaczego stworzenie i przekazanie tych pieniędzy w ręce użytkowników przynosi gospodarczo z reguły pozytywne wyniki w dziedzinie jakości świadczenia, usług i różnych innych rzeczy pozaekonomicznych, także świadomości społecznej, stosunków itd.</text:p>
      <text:p text:style-name="P843">Teraz jeżeli chodzi o te fundusze popierania postępu technicznego. Proszę mi wybaczyć, ale nie uzyskałem właściwie żadnej odpowiedzi na to pytanie<text:span text:style-name="T844">.</text:span><text:s/>Prosiłem o to żeby podzespół był tak łaskaw i poinformował nas o tym w jaki sposób rozwiązał, ustosunkował się do problemów tych funduszy centralnych. Ale niestety nie otrzymałem żadnej odpowiedz<text:span text:style-name="T845">i<text:s/></text:span>na to. To po pierwsze<text:span text:style-name="T846">.</text:span></text:p>
      <text:p text:style-name="P847">A po wtóre chciałbym powiedzieć, że znowu zgodnie ze stanowiskiem, które chyba przyjęliśmy, uzgodniliśmy, dyskutując nad ładem ekonomicznym, chcę powtórzyć, że mamy zdecydowanie niechętny, negatywny stosunek do tych zwłaszcza funduszy pozabudżetowyc<text:span text:style-name="T848">h</text:span>, które opierają się na obligatoryjnych wpłatach pozabudżetowych. Obligatoryjnych świadczeniach nakładanych na przedsiębiorstwa, czy na inne podmioty gospodarcze.</text:p>
      <text:p text:style-name="P849">Dlaczego mamy negatywny stosunek? Po prostu dlatego, że dotychczasowe doświadczenie wskazuje na to<text:span text:style-name="T850">,</text:span><text:s/>że istnieje wielkie marnotrawstwo w wydatkowaniu tych funduszy<text:span text:style-name="T851">,</text:span><text:s/>że kontrola społeczna nad ich wykorzystywaniem jest niewystarczająca. Wydaje się nam, że jeżeli ta kontrola społeczna w stosunku do środków wydatkowanych z budżetu państwa może być większa, jest większa<text:span text:style-name="T852">.</text:span><text:s/>Mamy większe zaufanie do wydatkowania środków publicznych poprzez budżet państwa. Natomiast bardzo boimy się tworzenia tych dodatkowych,<text:s/><text:span text:style-name="T853">n</text:span>iekontrolowan<text:span text:style-name="T854">yc</text:span>h społecznie funduszy.</text:p>
      <text:p text:style-name="P855"><text:span text:style-name="T856">Przewodnicząc</text:span><text:span text:style-name="T857">y</text:span><text:span text:style-name="T858">:</text:span></text:p>
      <text:p text:style-name="P859">Dziękuję. Czy w tej kwestii, którą poruszył, co do której wyrazi zainteresowanie i pytanie prof.<text:s/><text:span text:style-name="T860">Mujż</text:span>el jeżeli chodzi o te centralne fundusze - można byłoby prosić o wyjaśnienie?</text:p>
      <text:p text:style-name="P861"><text:span text:style-name="T862">Ob. <text:s text:c="20"/></text:span>:</text:p>
      <text:p text:style-name="P863">Może co do podatku i finansowania, zwracania pieniędzy.</text:p>
      <text:p text:style-name="P864"><text:span text:style-name="T865">Ob. <text:s text:c="20"/></text:span>:</text:p>
      <text:soft-page-break/>
      <text:p text:style-name="P866">Ja staram się tutaj sięga<text:span text:style-name="T867">ć</text:span><text:s/>do innych, ja nie wiem jak oni to robią. Czy są precedensy, że w innych państwach w państwach kapitalistycznych oczywiście istnieje taka praktyka - można powiedzieć - przydzielania kwoty z tego tytułu, że ktoś uczęszcza do szkoły publicznej czy też do szkoły prywatnej<text:span text:style-name="T868">.</text:span><text:s/>I jaką techniką tam ta sprawa jest rozwiązywana?</text:p>
      <text:p text:style-name="P869"><text:span text:style-name="T870">Ob. <text:s text:c="20"/></text:span>:</text:p>
      <text:p text:style-name="P871">Trudno w tej chwili da<text:span text:style-name="T872">ć</text:span><text:s/>jakąś zdecydowaną odpowiedź i uog<text:span text:style-name="T873">ó</text:span>lni<text:span text:style-name="T874">a</text:span>ć<text:span text:style-name="T875">,</text:span><text:s/><text:span text:style-name="T876">ż</text:span>e wszędzie, ale w wielu krajach zachodnioeuropejskich ta rzecz nie jest mi zupełnie znana<text:span text:style-name="T877">.<text:s/></text:span>Żeby właśnie państwo płaciło rodzicom. Być może, że są takie rozwiązania w państwach zachodnioeuropejskich, one mogą być zar<text:span text:style-name="T878">ó</text:span>wno i wewnątrz kraju, jak i są różnice między krajami. Ale w wielu krajach takiej sytuacji nie ma<text:span text:style-name="T879">.<text:s/></text:span>Natomiast jeżeli chodzi o szczegóły, to jest obecny<text:s/>minister<text:s/>finansów, który może lepiej i bardziej merytorycznie mówi o podatkach. I z panem pro<text:span text:style-name="T880">f</text:span>. Mujżelem jako ekonomistą przedyskutować tę sprawę. I chciałbym jego poprosić o wyjaśnienie żeby nie było żadnych podtekstów innych.</text:p>
      <text:p text:style-name="P881">Natomiast co do źródeł i form finansowania. W zasadzie nasz zespół tu zgodził się z tym, że centralny fundusz rozwoju nauki i techniki, jeśli o to chodzi, bo może ja nie zrozumiałem, powinien istnieć, że powinno... w że w obecnej chwili zgodził się, że jest duże zbiurokratyzowanie, które należy usunąć. I że trzeba stworzyć kontrolę społeczną. Mówią o tym na str. 5 pkt. 2 i<text:s/><text:span text:style-name="T882">3<text:s/></text:span>„postuluje się wydzielenie przez Sejm z całości środków przeznaczonych na badania podstawowe i na rozwój, jak one będą kontrolowane, a więc przez ciało społeczne. Finansowanie będzie podmiotowe i przedmiotowe. Zmiany w zakresie badań powinny polegać na zupełnym odwróceniu się od dotychczasowego sposobu, powinny być finansowane priorytetowe tematy i problemy”. Cały szereg jeszcze szczegółowych spraw jest przedstawionych na stronie 6-ej m.in. jeżeli chodzi o celowość działania takiego, to chciałem zwrócić uwagę na podpunkt g/ na stronie 6-ej, że część programów powinna być zlecana w wyniku i<text:span text:style-name="T883">c</text:span>h przetargu na realizację, co zapewni wykorzystanie odpowiednie i odpowiednie przyjęcie.</text:p>
      <text:p text:style-name="P884">Jeśli chodzi natomiast o podejmowanie kompleksowych, centralnie sterowanych programów badawczych, winno być uzależnione od decyzji Sejmu. Dziękuję bardzo.</text:p>
      <text:p text:style-name="P885"><text:span text:style-name="T886">Pr</text:span><text:span text:style-name="T887">z</text:span><text:span text:style-name="T888">ewodni</text:span><text:span text:style-name="T889">c</text:span><text:span text:style-name="T890">zący</text:span>:</text:p>
      <text:p text:style-name="P891">Dziękuję. Poproszę teraz o zabranie głosu pana dra Kołodko, następni<text:span text:style-name="T892">e</text:span><text:s/>dra Święcickiego i pana Diema.</text:p>
      <text:p text:style-name="P893"><text:span text:style-name="T894">Dr Kołodko</text:span>:</text:p>
      <text:p text:style-name="P895">Dziękuję bardzo. Pan pro<text:span text:style-name="T896">f</text:span>. Mu<text:span text:style-name="T897">jż</text:span>el powiedział, że nie chce się żenować i wysuwać tutaj argumentacji powszechnie znanej. Ja też panie profesorze nie chciałbym być zażenowany, ale muszę powiedzieć, że absolutnie nie można stosować argumentacji, którą odnosi się do sfery produkcji ma<text:span text:style-name="T898">t</text:span>erialnej w kategoriach efektywności, do tak subtelnej sfery, jaką jest system oświaty<text:span text:style-name="T899">.</text:span></text:p>
      <text:p text:style-name="P900">I o tyle mogę się zgodzić z panem pro<text:span text:style-name="T901">f.</text:span><text:s/>Findeisenem, że jeśl<text:span text:style-name="T902">i</text:span><text:s/>dzieci są wspólne, to w tym kontekście trzeba je widzieć. Bo nauczyciele na pewno mają swoje partykularne interesy tak samo jak i każda inna grupa społeczno-zawodowa. Natomiast na system edukacji musimy patrzeć jako na system wewnętrznie spójny i tylko w tym znaczeniu są to nasze wszystkie wspólne dzieci, bo tak to są to dzieci po prostu swoich własnych rodziców.</text:p>
      <text:p text:style-name="P903">Jeżeli zaś chodzi o kryterium e<text:span text:style-name="T904">fe</text:span>ktywności<text:span text:style-name="T905">,</text:span><text:s/>to absolutnie nie jest dopuszczalne przenoszenie - zresztą nie udowodnionego do końca, poglądu o wyższej efektywności, prywatnej własności nad formami<text:s/><text:soft-page-break/>mieszanymi i uspołecznionymi w ten czy w inny sposób.</text:p>
      <text:p text:style-name="P906">Jeśli chodzi o tendencję nie jest prawdą, że na świecie występują wsp<text:span text:style-name="T907">ół</text:span>cze<text:span text:style-name="T908">ś</text:span>nie tendencje do prywatyzacji szkolnictwa obojętnie na jakim poziomie, a przynajmniej na poziomie podstawowym<text:span text:style-name="T909">.</text:span></text:p>
      <text:p text:style-name="P910">Tendencje we współczesnym świecie, pomimo różnych zawijasów historii i zakrętów, to są raczej tendencje do postępu. Natomiast tutaj trudno dostrzec tendencje do postępu przy tak formułowanym postulacie.</text:p>
      <text:p text:style-name="P911">Jeśli jest apel i słuszne żebyśmy mówili o aspektach finansowych i<text:s/><text:span text:style-name="T912">s</text:span>połeczno-gospodarczych tego wątku, to trzeba powiedzieć, że jest bardzo kolosalny, przekonujący argument za społecznym zorganizowaniem szkolnictwa, zwłaszcza masowego, powszechnego mianowicie finansowanie go ze społecznych funduszy spożycia wbrew temu co państwo twierdzicie i jest bardziej efektywne niż finansowanie ich w sposób indywidualny. I na ten temat przecież jest cała rozległa argumentacja, którą fachowcy, w tym również z grona<text:s/>państwa, doskonale znacie.</text:p>
      <text:p text:style-name="P913">Ponadto, przecież wynikałyby tutaj problemy, pytania, które są w ogóle nie są stawiane w tym kontekście. W przypadku rodzin wielodzietnych oznaczałoby to, że 80 proc. przykładowo dochodów takiej rodziny są to dochody z tego tytułu.</text:p>
      <text:p text:style-name="P914">Jeśli jest pytanie pana prof. Baki jakie są doświadczenia na świecie, to takiego curiosum jakie tutaj postulowano z tego co ja wiem, aczkolwiek nie wszystko z pewnością na ten temat wiem, nigdzie nie ma<text:span text:style-name="T915">.</text:span><text:s/>Najdalej w teorii posuwa się Friedman proponując podobne rozwiązanie, które jednak jest w zasadzie tylko jego propozycją, a to co się robi między innymi<text:s/><text:span text:style-name="T916">w</text:span><text:s/>Stanach<text:s/><text:span text:style-name="T917">Zj</text:span>ednoczonych to w niektórych przypadkach s<text:span text:style-name="T918">ą</text:span><text:s/>upusty z tytułu kształcenia dzieci w szkołach prywatn<text:span text:style-name="T919">yc</text:span>h - odpłatnych, w podatku od dochodów osobistych pieniężnych.</text:p>
      <text:p text:style-name="P920">Więc gdyby był taki postulat sformułowany to trzeba to widzieć w dalszej perspektywie.<text:s/><text:span text:style-name="T921">W</text:span>pierw te podatki trzeba płacić, bo ja zgadzam się z panem profesorem Mujżelem i z panią Staniszewską, że odpowiedzi takie jak udzielał tutaj pan minister Fisiak do końca przyjąć nie można, to nie oznacza, że my nie płacimy z własnych podatków, bo po prostu podatków nie płacimy. Ale płacą przedsiębiorstwa, które te podatki płacą z wartości<text:s/>nowo wytworzonych<text:s/>przez pracowników tychże przedsiębiorstw, więc w sposób pośredni, w sposób oczywisty my płacimy. Ale pamiętajmy o tym, że my również płacimy jeszcze z czegoś innego, nie tylko panie profesorze Mujżel z podatków, my również płacimy z ponad<text:s/>bilionowego<text:s/>deficytu państwa i to jest również wołanie o kolejny transfer pieniędzy deficytowych jeśli dalej mamy mówić na ten temat w kategoriach ekono<text:span text:style-name="T922">micz</text:span>nych.</text:p>
      <text:p text:style-name="P923">Ponieważ postulat ten można by porównywać z postulatem takim, ż<text:span text:style-name="T924">e</text:span><text:s/>dajemy rodzicom żołnierzy pieniądze, które wydaje się na jednego szkolonego w wojsku, i niech oni sami płacą, wtedy będą mieli większe poczucie za obronność n<text:span text:style-name="T925">a</text:span>ro<text:span text:style-name="T926">d</text:span>ową. Jeśli w szkole, do której chodzą moje córki jest około 500 uczniów i gdyby teraz 50 z nich postanowiło<text:s/>decyzją swoich rodziców pójść do szkoły prywatnej, i przekazalibyśmy tym rodzicom 1/10 nakładów na tę szkołę to co? Przecież są koszty stałe, są koszty materialne, są koszty niepodzielne. Tego po prostu zrobić nie można. Dla mnie w sposób jednoznaczny postulat, o którym tu się mówi jest postulatem ze sfery politycznej, a nie ze sfery ekonomicznej i dlatego w całej rozciągłości przychylam się do tego postulatu,<text:span text:style-name="T927"><text:s/></text:span>żeby tę kwestię przenieść tam, tym bardziej, że wszystkie<text:s/><text:span text:style-name="T928">9</text:span><text:s/>punktów rozbieżności odnośnie szkolnictwa wyższego i nauki, w którym ja pracuję, nie mają<text:s/><text:soft-page-break/>nie tylko nic wspólnego w zasadzie z kwestiami<text:s/><text:span text:style-name="T929">fi</text:span>nansowo-ekonomicznymi, powiem więcej one niestety nie mają również nic wspólnego z pracą naukowo-badawczą-dydaktyczną. One mają zbyt ścisły związek z kwestiami organizacyjnymi, ze stowarzyszeniami, ze sferą polityki i nie wiem czy przypadkowo trafiły pod obrady naszego zespołu.</text:p>
      <text:p text:style-name="P930">Dzięku<text:span text:style-name="T931">ję.</text:span></text:p>
      <text:p text:style-name="P932"><text:span text:style-name="T933">Prze</text:span><text:span text:style-name="T934">wo</text:span><text:span text:style-name="T935">dniczący</text:span>:</text:p>
      <text:p text:style-name="P936"><text:span text:style-name="T937">Ba</text:span>r<text:span text:style-name="T938">d</text:span>z<text:span text:style-name="T939">o</text:span><text:s/>proszę doktor Świę<text:span text:style-name="T940">ci</text:span>cki.</text:p>
      <text:p text:style-name="P941"><text:span text:style-name="T942">Ob. Marcin Święcicki</text:span>:</text:p>
      <text:p text:style-name="P943">Ponieważ było pytanie czy takie rozwiązania istnieją na świecie chciałem powiedzieć, że propozycja tego typu funkcjonuje czy funk<text:span text:style-name="T944">cj</text:span>onowała przez jakiś czas, jako pewien eksperyment w Kalifornii. Polegało to trochę na czymś innym, mianowicie rodzice dostawali tzw.<text:s/>vouchery szkolne, które mogli wydać tylko i wyłącznie na opłatę w szkołach, a nie żywą gotówkę. A szkole to refinansował budżet jakiś tam lokalny stanowy. Jednakże eksperyment ten proponowany zresztą właśnie przez Friedmana i propagowany przez niego jako system<text:s/>voucherów szkolnych się nie przyjął między innymi dlatego, że nauczyciele obawiali się wzrostu konkurenc<text:span text:style-name="T945">ji</text:span><text:s/>między szkołami, z tego powodu torpedowali tego rodzaju eksperymenty.</text:p>
      <text:p text:style-name="P946"><text:span text:style-name="T947">Przewodniczący</text:span>:</text:p>
      <text:p text:style-name="P948">Dziękuję. Głos ma...</text:p>
      <text:p text:style-name="P949"><text:span text:style-name="T950">Ob. <text:s text:c="20"/></text:span>:</text:p>
      <text:p text:style-name="P951"><text:span text:style-name="T952">N</text:span>o<text:s/><text:span text:style-name="T953">wi</text:span>ęc wracamy<text:s/><text:span text:style-name="T954">p</text:span>o pewnej przerwie do spraw postępu technicznego, która natychmiast się sprowadzi do<text:span text:style-name="T955">..</text:span>.<text:s/><text:span text:style-name="T956">fi</text:span>nansowania ponieważ jestem w gronie szczególnie kompetentnym jakoś bardzo krótko jedynie przytoczę podstawowe uzgodnienia jakich jest z przyjemnością stwierdzam dużo.</text:p>
      <text:p text:style-name="P957">Po pierwsze doszliśmy do stwierdzenia pewnej zmiany systemowe<text:span text:style-name="T958">j</text:span>,<text:s/><text:span text:style-name="T959">k</text:span>tóra powinna się w tej sferze odbywać, a mianowicie stwierdzenia takieg<text:span text:style-name="T960">o</text:span>, że postęp powinien być powiązany z przedsiębiorstwem i w nim umi<text:span text:style-name="T961">ejs</text:span>co<text:span text:style-name="T962">wi</text:span>ony. Przypomnę, że do tej pory był on instytu<text:span text:style-name="T963">cjo</text:span>n<text:span text:style-name="T964">al</text:span>nie kreowany niejako poza przedsiębiorstwem i sztucznie<text:s/><text:span text:style-name="T965">do</text:span><text:s/>niego<text:s/><text:span text:style-name="T966">wt</text:span>łaczany. Sądzimy, że jako taki postęp techniczny jest czynnikiem warunkującym efektywność produkcyjną i praktycznie wyznacza działalność przedsiębiorstw w długim okresie czasu. Chodzi tu oczywiście o konkurencyjność. Niemniej ponieważ jesteśmy w gospodarce niedoborów i z tymi wszystkimi kłopotami,<text:s/><text:span text:style-name="T967">k</text:span>tóre znam<text:span text:style-name="T968">y</text:span>, a w tym braku presji odbiorcy na jakość i nowoczesność, wiemy jak są ustalane ceny itd. zakładamy interwencjonizm państwowy, który jednak powinien być zmieniony. Częściowo już o tym powiedział pan minister Fisiak, natomiast ja bym się chciał szerzej odnieść do sfery ludzkiej pos<text:span text:style-name="T969">t</text:span>ę<text:span text:style-name="T970">pu</text:span><text:s/><text:span text:style-name="T971">tech</text:span>n<text:span text:style-name="T972">icz</text:span>n<text:span text:style-name="T973">ego</text:span>, a mianowicie do generalnego stwierdzenia, że w naszym zapóźnieniu cywilizac<text:span text:style-name="T974">yj</text:span>nym właśnie kadra techniczna, szerzej mówiąc inteligencja techniczna ma tutaj znaczenie podstawowe<text:span text:style-name="T975">.</text:span></text:p>
      <text:p text:style-name="P976">Proponujemy tutaj zmiany polegające na przywróceniu polskiemu inżynierowi nazwę to jego inżynierską tożsamością<text:s/><text:span text:style-name="T977">w</text:span><text:s/>rozumieniu bardzo szerokim. Chodzi tu o zespół bardzo wielu zagadnień. Proponujemy tu niejako powrót do źródeł, powrót do dobrej polskiej tradycji, do tradycji Stefana Bryły, Janusza Groszko<text:span text:style-name="T978">ws</text:span>kiego i innych, którzy będąc n<text:span text:style-name="T979">a</text:span>ukowcami i byli jednocześnie inżynierami w dobrym rozumieniu tego.</text:p>
      <text:p text:style-name="P980">Sądzimy, że wszystko co się stało powodowało, że obecnie inżynier jest w większym stopniu nadzorcą<text:s/><text:soft-page-break/>robotników i tak to zre<text:span text:style-name="T981">sz</text:span>tą robotnicy czują, a w<text:s/><text:span text:style-name="T982">m</text:span>niejszym stopniu kreuje postęp i dlatego uważamy, że postęp i działalnoś<text:span text:style-name="T983">ć</text:span><text:s/>inżynierska jest naturalnie związana z pewną twórczością techniczną, z pewną twórczością naukową. I dlatego zmiany, jakie tutaj są proponowane powinny zmierzać w innym zupełnie widzeniu zagadnienia. Po prostu dobry inżynier jest ten, który postęp w sposób naturalny wprowa<text:span text:style-name="T984">d</text:span>za i cały system zachęt, cały system ra<text:span text:style-name="T985">cj</text:span>onaliza<text:span text:style-name="T986">cj</text:span>i i wielkiego wokół tego rozgłosu propagandowego uważamy za niewłaściwy, gdyż praktycznie w jakiś sposób dążą<text:s/><text:span text:style-name="T987">d</text:span>o tego, aby była premiowana tylko jakakolwiek działalność, a bierność jest tym, co jest uznane za stan normalny.</text:p>
      <text:p text:style-name="P988">Jeśli chodzi o rozwiązania systemowe, rozwiązania finansowe, które są tu n<text:span text:style-name="T989">aj</text:span>ważni<text:span text:style-name="T990">ej</text:span>sze, oczywiście tak jak pan minister powiedział doszliśmy do pewnej diagnozy sprawdzającej, że ten scentra<text:span text:style-name="T991">li</text:span>zowany i zbiurokratyzowany<text:s/>system się społecznie nie sprawdził i jest społecznie kosztowny<text:span text:style-name="T992">.</text:span><text:s/>Chodzi o to, że nauka bardzo skutecznie umie przekonać czynniki decyzyjne że poszczególne pola i z<text:span text:style-name="T993">ai</text:span>nteresowania są n<text:span text:style-name="T994">aj</text:span>ważnie<text:span text:style-name="T995">js</text:span>ze i stąd prowadzone są prace które zmierzają donikąd. Nie są pracami podstawowymi i poznawczymi, gdy jako twórcze nie są już nowością nauk<text:span text:style-name="T996">o</text:span>wą i stąd nie mogą<text:s/><text:span text:style-name="T997">si</text:span>ę zakończyć naturalną publikacją, nie wchodzą do skarbnicy wiedzy poznawczej, a oczywiście nie kończą się również wdrożeniem, gdyż prze<text:span text:style-name="T998">ds</text:span>iębiorstwa są nie przygotowane lub na po prostu brakuje środków.</text:p>
      <text:p text:style-name="P999">Stąd bardzo poważna kwota, jest to przyjmę pół biliona w skali ogólnopolski<text:span text:style-name="T1000">ej</text:span><text:s/>jest niest<text:span text:style-name="T1001">e</text:span>ty nie w sposób właściwy wykorzystywan<text:span text:style-name="T1002">a.</text:span><text:s/>Chciałem tutaj podkreślić, że formułuje to nauka, że nauka w pewien sposób formułuje samoograniczenie się<text:s/><text:span text:style-name="T1003">i</text:span><text:s/>odejście od pewnych łatwych pieniędzy na działalność naukową, ale na działalność nie zawsze dobrą.<text:s/><text:span text:style-name="T1004">W</text:span>iemy po prostu, że szereg jednostek badawczo-rozwojowych nie reprezentuje poziomu jaki powinien zapewniać i stąd proponu<text:span text:style-name="T1005">je</text:span>my szereg rozwiązań systemowych.</text:p>
      <text:p text:style-name="P1006">N<text:span text:style-name="T1007">aj</text:span>ważniejszym z nich jest sprawa pewnej decentralizac<text:span text:style-name="T1008">ji</text:span><text:s/>badań, polegająca na ich pewnej społecznej ocenie. I tak jak uważamy, że koniecznym jest wydzielenie tutaj około<text:s/><text:span text:style-name="T1009">18</text:span>% wszystkic<text:span text:style-name="T1010">h</text:span><text:s/>funduszy przeznaczonych na badania i postęp techniczny łącznie w obecnej terminologii z wdrożeniami, na badania podstawowe. Przypuszczamy, że nawet w najgłębszym kryzysie te badania powinny stanowić swojego rodzaju strefę chronioną i uwarunkowania społeczne tego są zupełnie jasne. Istnieje w tym też</text:p>
      <text:p text:style-name="P1011">pewien zamysł postępu cywilizacyjnego, Uważamy, że w te sposób możemy ominą<text:span text:style-name="T1012">ć</text:span><text:s/>pewne etapy rozwoju mając silną i dobrze zorganizowaną sferę badań podstawowych. Przypomnę, że na przykład Korea Płd. ominęła w ogóle stadium<text:s/>tranzyst<text:span text:style-name="T1013">or</text:span>ów<text:s/>przechodząc do obwodu siłowego właśnie dzięki temu, że w tym kraju od lat były prowadzone w tym zakresie badania. Jest to bardzo ważne i pozwoli nam by<text:span text:style-name="T1014">ć</text:span><text:s/>może dokonać pewnych skrótów, a jeśli tak będziemy postępowali to ten postęp będzie i różnice między nami a światem będą się utrzymywały.</text:p>
      <text:p text:style-name="P1015">I dlatego rozdział precyzyjnych badań podstawowych od innych badań o charakterze rozwojowym i wdrożeniom jest bardzo ważny. I tutaj przyjmijmy zasadę generalną, że wdrożenie i rozwój powinien być ini<text:span text:style-name="T1016">cj</text:span>owany ze strony przedsi<text:span text:style-name="T1017">ę</text:span>biorstwa, nazywamy to, że pierwsza złotówka powinna być wydana w prze<text:span text:style-name="T1018">ds</text:span>iębiorstwie, a nie z funduszu centralnego. Opowiadamy się za tym, żeby bardzo znacznie dofinansowywać wszystkie przedsiębiorstwa, ale tylko wtedy, kiedy będzie to konkretnie umie<text:span text:style-name="T1019">js</text:span>cowione i związane z pewnym konkretnym efektem społecznym.</text:p>
      <text:p text:style-name="P1020">Proponujemy w tym zakresie wiele zmian systemu centralnego<text:s/><text:span text:style-name="T1021">fi</text:span>nansowania, począwszy od jego tworzenia. Wiadomo, że w tej chwili tylko 1/6 pochodzi z budżetu 5/6 to jest te 1,2%</text:p>
      <text:soft-page-break/>
      <text:p text:style-name="P1022">produkcji sprzedanej i usług, które każde przedsiębiorstwo płaci.</text:p>
      <text:p text:style-name="P1023">Otóż jest to system niezwykle dyskusyjn<text:span text:style-name="T1024">y</text:span>. Istnieje opinia, że dobre przedsiębiorstwa posiadające duże wartościowo sumy płacące i egzekwowane w systemie centralnym mało z tego mają, gdyż tak się jednak dzieje, że ta redystrybucja via fundusz centralny w dużej mierze potem dotyczy przedsiębiorstw słabych, które w sposób naturalny próbują uzyskać z funduszu centralnego sumy na podreperowanie swojego budżetu, swojej sytuacji finansowej, co nie zawsze j<text:span text:style-name="T1025">e</text:span>st związane z rzeczywistym postępem technicznym. Stąd takie uwarunk<text:span text:style-name="T1026">ow</text:span>ani<text:span text:style-name="T1027">a.</text:span></text:p>
      <text:p text:style-name="P1028">I sprawa już ostatnia, jeśli chodzi o zmiany, jak to wpłynie na sferę badawczą. Wydaje się, że bardzo wiele. Jeśli jednostki badawczo-rozwojowe będą autentycznie na własnym rozrachunku, kiedy skończą się postulowane przez nas łatwe pieniądze na badania i rozwój, sytuacja będzie polegała na tym, że część słabych jednostek badawczo-rozwojowych, ośrodków badawczo-rozwojowych, niektórych biur konstrukcyjnych, biur studiów i projektów powinno grawitować w stronę przemysłu. Powinny one docelowo stać się zapleczem naukowo-badawczym, np. laboratoriami przemysłu lub być praktycznie związane z przemysłem i dużym i małym. To się da zrobić. Zwłaszcza, że lokalizacja ich jest niekiedy bardzo korz<text:span text:style-name="T1029">y</text:span>stna, są one na terenie dużych zakładów pracy, gdyż były w latach siedemdziesiątych sztucznie z nich<text:s/>wydzielone.</text:p>
      <text:p text:style-name="P1030">I sprawa druga, dobre instytuty naukowo-badawcze o wielkiej renomie, o silnej kadrze. Wydaje się, że będą grawitowały w stronę autentycznej nauki. I tak rozumiemy, że część tego badania podmiotowego powinna być w tych jednostkach skupiona. Przypuszczamy, że dość niedługo będzie sytuacja taka, że instytuty duże i silne, np. Instytut Mechaniki Precyzyjnej stanie się niejako nierozr<text:span text:style-name="T1031">ó</text:span>żnialny z innymi instytucjami Akademii Nauk. Mam na myśli np. Instytut Podstawowych Problemów T<text:span text:style-name="T1032">e</text:span>chniki.</text:p>
      <text:p text:style-name="P1033">Kończąc chciałbym tutaj wskazać na pewne działania o charakterze administrac<text:span text:style-name="T1034">yj</text:span>nym, które w naszym rozumieniu powinny być wykluczone. To co proponujemy ma mieć charakter naturalny, ewolucyjny. Zbyt wiele już w tej delikatnej,<text:s/><text:span text:style-name="T1035">w<text:s/></text:span>sferze nauki uczyniono szkód zarządzeniem administrac<text:span text:style-name="T1036">yj</text:span>nym pewnym działaniem nakazowym. To wymaga czasu. Nauka może poczekać. Ale dajmy tutaj funkcjonować pewnym naturalnym mechanizmom bez systemu nakazowego.</text:p>
      <text:p text:style-name="P1037">Dzięku<text:span text:style-name="T1038">ję</text:span>.</text:p>
      <text:p text:style-name="P1039"><text:span text:style-name="T1040">Przew</text:span><text:span text:style-name="T1041">od</text:span><text:span text:style-name="T1042">nicząc</text:span><text:span text:style-name="T1043">y</text:span>:</text:p>
      <text:p text:style-name="P1044">Proszę pana...</text:p>
      <text:p text:style-name="P1045">/Nie słychać/.</text:p>
      <text:p text:style-name="P1046"><text:span text:style-name="T1047">Ob. <text:s text:c="20"/></text:span>:</text:p>
      <text:p text:style-name="P1048">Ja mam właściwie tylko pytanie.</text:p>
      <text:p text:style-name="P1049">Nie bardzo rozumiem przysłuchując się tej dyskusji,<text:s/>czy nie można przyjąć prostego rozwiązania, prostego sformułowania, że każda szkoła ma prawo do identycznego udziału w funduszu, z dotacji budżetowej. W przeliczeniu powiedzmy na ucznia. Wtedy jest to zapis nie polityczny, a czysto gospodarczy. I znikają wszystkie problemy związane z technicznymi trudnościami przeliczania tych dotacji. Tylko tyle.</text:p>
      <text:p text:style-name="P1050"><text:span text:style-name="T1051">Przewodnicząc</text:span><text:span text:style-name="T1052">y</text:span><text:span text:style-name="T1053">:</text:span></text:p>
      <text:p text:style-name="P1054">Proszę, minister Wilczek.</text:p>
      <text:p text:style-name="P1055"><text:span text:style-name="T1056">Minister Mieczysław Wilczek</text:span>:</text:p>
      <text:soft-page-break/>
      <text:p text:style-name="P1057">Ja chciałem się ustosunkować do wypowiedzi pana i muszę powiedzieć, że słuchałem<text:s/>tego z przy<text:span text:style-name="T1058">je</text:span>mnością.</text:p>
      <text:p text:style-name="P1059">Otóż jako minister przemysłu w równym stopniu jestem niezadowolony z funkc<text:span text:style-name="T1060">jo</text:span>nowania i efektywności środków przeznaczonych na naukę i wdrożenia. Przygotowywany program rac<text:span text:style-name="T1061">jo</text:span>nalizacji całej tej sfery jest niezwykle trudny. Niezwykle trudny, że trzeba to robić w środowisku, które bardzo się przyzwyczaiło do tego i jest bardzo silnie opiniotwórcze. Ja jestem przekonany, że jeżeli prz<text:span text:style-name="T1062">yj</text:span>miemy ten program, o którym pan mówił, a chętnie bym go przyjął, bo on jest zbieżny z tym, co my mamy robić, największy problem będzie z przeprowadzeniem tego. Mnie wszyscy przestrzega<text:span text:style-name="T1063">ją</text:span>, panie ministrze, wkroczysz pan na bardzo grząskie środowiska i będą ogromnie trudne do zrobienia tutaj rzeczy.</text:p>
      <text:p text:style-name="P1064"><text:span text:style-name="T1065">Z</text:span><text:s/>tym, że uważam, że musimy to zrobić. Musi nastąpić daleko posunięta merkantyliza<text:span text:style-name="T1066">cj</text:span>a całej tej sfery. Tzn. oczywiście, państwo rozsądnie traktując swoją rolę w zakresie kreowania czy pomagania w tych badaniach podstawow<text:span text:style-name="T1067">yc</text:span>h, musi dążyć do tego, żeby środki, niewielkie przecież, które my mamy do przeznaczenia, trafiały do najbardziej wydajnych ludzi i ośrodków.</text:p>
      <text:p text:style-name="P1068">Ja byłem kiedyś na takim wykładzie prof. Kostrzewskiego, z przerażeniem stwierdziłem tam cyfry, które mówiły, że 2 proc. światowych lud<text:span text:style-name="T1069">zi</text:span><text:s/>nauki, czyli udział personalny to są Polacy, to są u nas pracujący. Jest to przerażające<text:s/>w kon<text:span text:style-name="T1070">f</text:span>rontac<text:span text:style-name="T1071">j</text:span>i z wielkością środków materialnych, jakie my możemy na to przeznaczyć.</text:p>
      <text:p text:style-name="P1072">Efekt jest taki, że ta duża ilość naukowców, a właściwie pseudonaukowców ma bardzo słabo wyposażony warsztat, skoro oni wszyscy są na bardzo lichym wikcie, jakby tak można było powiedzieć, i efekty muszą być, że tak powiem, proporc<text:span text:style-name="T1073">jo</text:span>nalne do tego, czyli mizerne.</text:p>
      <text:p text:style-name="P1074">Natomiast już próba skoncentrowania tych środków na pewne szkoły naukowe, o<text:s/><text:span text:style-name="T1075">p</text:span>owiedziałbym, międzynarodowym uznaniu, będzie niezwykle trudne. Niemniej trzeba to robić. I trzeba to robić, i to będzie trwało. Z tym, że tutaj byłby potrzebny, niezwykle, consensus i opozycji, i rządu, bo jeżeli my wkroczymy w tą sferę, a opozycja krzyknie, że to znowu naruszamy, że tak powiem, jakieś święte prawa akademików, to do niczego nie dojdziemy.</text:p>
      <text:p text:style-name="P1076">Jeżeli chodzi o koncentrację tych badań, już nie o charakterze podstawowym, to też absolutnie podzielam pogląd, że to trzeba ściśle związać z przemysłem, że trzeba oddzielić to ziarno od plew i też kierować środki tam, gdzie jest rzeczywista możliwość szybkiego wprowadzania tych badań do przemysłu.</text:p>
      <text:p text:style-name="P1077">Tak samo podzielam pana pogląd, że zbieranie tych środków i potem ich redystrybucja jest nieprawidłowa, i że trzeba tu będzie albo ograniczyć, zasada, żeby pozostawiać środki z zysku w tych dobrze pracujących zakładach, bo tam jest szansa rozwoju i badań, i wdrożeń, jest słuszna i wydaje mi się, że dobrze, że tak jest, jak jest. Z tym, że wymaga to tutaj akurat consensusu w działaniu już potem.</text:p>
      <text:p text:style-name="P1078">Dziękuję.</text:p>
      <text:p text:style-name="P1079"><text:span text:style-name="T1080">Przewodnicząc</text:span><text:span text:style-name="T1081">y</text:span>:</text:p>
      <text:p text:style-name="P1082">Minister Wróblewski.</text:p>
      <text:p text:style-name="P1083"><text:span text:style-name="T1084">Minister Wróblewski</text:span>:</text:p>
      <text:p text:style-name="P1085">Ja chciałbym dodać<text:s/><text:span text:style-name="T1086">je</text:span>dną rzecz do sprawy szkół. Bo my chyba zapominamy o faktach, które mają miejsce i o kierunku, który realizujemy. U nas szkoły się komunalizu<text:span text:style-name="T1087">ją</text:span>, przechodzą w gestie rad narodowych. Dzisiaj są i są finansowane z budżetu rady narodowej. Przy dalszym kierunku na samorządność terytorialną i własność komunalną, i budżet komunalny nie będzie to bezpoś<text:span text:style-name="T1088">r</text:span>ednio budżet<text:s/><text:soft-page-break/>centralny, i nic nie można wykluczać, że może się nawet w którymś mieście powtórzyć eksperyment kaliforni<text:span text:style-name="T1089">js</text:span>ki, ale to będzie gestia danej władzy gminnej czy miejskiej. Bardzo trudno dzisiaj w ogóle mówić, że my możemy tu zarządzić tym gminom, jak one mają finansować. My możemy raczej dyskutować w przyszłości, jakie normy muszą spełniać miasta co do ilości szkół, niezbędnego wyposażenia itd. Chciałbym zwrócić na to uwagę, niezależnie od argumentów, które tu wcześniej padły.</text:p>
      <text:p text:style-name="P1090">Dzięku<text:span text:style-name="T1091">ję</text:span>.</text:p>
      <text:p text:style-name="P1092"><text:span text:style-name="T1093">Przewodnicząc</text:span><text:span text:style-name="T1094">y</text:span>:</text:p>
      <text:p text:style-name="P1095">Mam wrażenie, że jeżeli chodzi o problemy dotyczące sfer ekonomiczno-finansowej i systemowej to tak jak powiedział prof.<text:s/><text:span text:style-name="T1096">Fi</text:span>ndeisen, tak jak następnie szeroko przedstawiał sprawę pan Diem, zgodził się z tym w pełni minister Wilczek, tutaj nie ma rozbieżności, jest bardzo wysoki stopień uzgodnienia. I praktycznie rzecz biorąc moglibyśmy właściwie finalizować. Z tym, że sprawę przekazujemy do zespołu ds. reform politycznych, ponieważ<text:s/>nasz udział w tym nie przekracza, powiedzmy, 10-15 proc., gdybyśmy to chcieli arytmet<text:span text:style-name="T1097">yc</text:span>znie rozliczać.</text:p>
      <text:p text:style-name="P1098">Jest wszelako jeden tylko problem, który interesuje nasz zespół. W jakiejś mierze to będzie rzutować na obraz zewnętrzny pracy naszego zespołu. Otóż czego ja się obawiam? Jak się podsumuje postulowane wielkości nakładów na poszczególne kierunki, no to z dzisiejszego pakietu już przynajmniej 30 proc. dochodu narodowego, biorąc pod uwagę te zespoły, które rozpatrywaliśmy, już żeśmy rozdysponowali.</text:p>
      <text:p text:style-name="P1099">Według wstępnej oceny, wynikającej z przeglądu zapisów przedstawianych przez różne podzespoły, po to, ażeby one były koherentne z ogólną liczbą 100 proc. dochodu narodowego, musiałaby nastąpić istotna redukcja. Inaczej bowiem wyjdziemy na co najmniej<text:s/><text:span text:style-name="T1100">15</text:span>0-<text:span text:style-name="T1101">16</text:span>0 proc. dochodu narodowego, czyli znajdziemy się w sytuacji nie do pozazdroszczenia, jeśli chodzi o ocenę naszej pracy przez świat zewnętrzny.</text:p>
      <text:p text:style-name="P1102">Dlatego też ja proponowałbym ażebyśmy spróbowali w tej chwili znaleźć jakąś formułę zapisu, który by nam pozwolił uchronić twarz zwyczajnie, który by<text:s/><text:span text:style-name="T1103">n</text:span>am pozwolił wskazać, że występują tutaj pewne priorytety. Natomiast nie chciałbym żeby potem publicyści, satyrycy sobie dworowali z pracy naszego zespołu i podważali miarodajność, podważali powagę pracy e<text:span text:style-name="T1104">t</text:span>c<text:span text:style-name="T1105">.</text:span></text:p>
      <text:p text:style-name="P1106">Dlatego przywiązuję do tej kwestii jednakże spore znaczenie. Nie mówiąc już o tym, że przyszły Sejm, który będzie prowadził politykę nie może się czuć zbyt mocnymi przepisami ubezwłasnowolniony, że nie możemy załatwić jego polityki podziału dochodu narodowego w tym miejscu. I dlatego ja miałbym prośbę do zespołu, ażeby zastanowić się nad sposobem zapisu, który byłby na tyle elastyczny, że pozwalałby na eksponowanie pewnych priorytetów, a z drugiej strony pozwalał na interpretac<text:span text:style-name="T1107">ję</text:span>, że to jednakże będzie wymagało uwzględnienia całego kontekstu.</text:p>
      <text:p text:style-name="P1108">Broszę bardzo.</text:p>
      <text:p text:style-name="P1109"><text:span text:style-name="T1110">Ob.<text:s/></text:span><text:span text:style-name="T1111">J</text:span><text:span text:style-name="T1112">anusz Grzelak</text:span>:</text:p>
      <text:p text:style-name="P1113">Ja chciałbym wypowiedzieć się w czterech sprawach. Pierwsza dotyczy jeszcze szkół niepaństwowych. Otóż ja z wielkim zadowoleniem usłyszałem propozycję pana prezesa Paszyńskiego i chciałbym w naszym imieniu poprzeć tę inicjatywę.</text:p>
      <text:p text:style-name="P1114">Trzy następne sprawy dotyczą kwestii, które wedle naszej<text:s/>intencji powinny być jeszcze wpisane w dzisiejsze obrady.<text:s/><text:span text:style-name="T1115">N</text:span>o, tak<text:s/><text:span text:style-name="T1116">d</text:span>la<text:s/><text:span text:style-name="T1117">z</text:span>asady wyczerpan<text:span text:style-name="T1118">i</text:span>a tych wszystkich rzeczy, które dotyczą spraw<text:s/><text:soft-page-break/>finansowych, spraw gospodarczych i wiążą się zarazem z oświatą, szkolnictwem wyższym czy w ogóle nauką<text:span text:style-name="T1119">.</text:span></text:p>
      <text:p text:style-name="P1120">Po pierwszej uwadze pozwolę sobie odwołać się od razu do słów pana pro<text:span text:style-name="T1121">f.</text:span><text:s/>Baki<text:span text:style-name="T1122">.</text:span><text:s/>W pełni zgadzając się z tym, że nie możemy i nie powinniśmy występować z żądaniami, które są po prostu<text:s/>-<text:s/>czy z postulatami<text:s/>-<text:s/>które są po prostu n<text:span text:style-name="T1123">ie</text:span>realne.</text:p>
      <text:p text:style-name="P1124">Ja myślę, że taka też świadomość, że konieczne jest samoograniczanie się, towarzyszyła nam w pracy zespołów i że podane tam liczby są pewnymi liczbami docelow<text:span text:style-name="T1125">y</text:span>mi jeżeli chodzi o środki budżetowe, a nie to co możemy uzyskać teraz<text:span text:style-name="T1126">.<text:s/></text:span>Tym niemniej bronilibyśmy postulatu, że już od zaraz powinno się wydatnie /pytanie co to znaczy wydatnie/, ale powinno się wydatnie zwiększyć nakłady na oświatę, szkolnictwo wyższe i naukę<text:span text:style-name="T1127">.</text:span><text:s/>Z taką właśnie z kolei świadomością i podejrzewam, że to nam dawało odwagi w stawianiu tych postulatów, że jest to sprawa niezwykle ważka<text:span text:style-name="T1128">.</text:span><text:s/>I że<text:s/>niedocenianie<text:s/>tej sprawy teraz, mścić się będzie na kondycji społecznej naszego narodu za parę lat, czy<text:s/>paręnaście,<text:s/><text:span text:style-name="T1129">c</text:span>zy jeszcze więcej, w tym także na kondycji gospodarcz<text:span text:style-name="T1130">ej.<text:s/></text:span>Tak jak<text:s/>niedocenianie<text:s/>tego w przeszłości, mści się na tym co mamy teraz<text:span text:style-name="T1131">.</text:span></text:p>
      <text:p text:style-name="P1132">Druga sprawa - dotyczy - z tych trzech ogólniejszych dotyczy możliwości uzyskania pewnych preferencji dla tych dziedzin omawianych tutaj - czyli oświaty, szkolnictwa wyższego i nauki podjęcia takich kroków, które może nie mają charakteru systemowego, ale które mogłyby znacznie poprawić naszą sytuację<text:span text:style-name="T1133">.</text:span><text:span text:style-name="T1134"><text:s/></text:span>Są one zapisane w protokole uzgodnień<text:s/><text:span text:style-name="T1135">-</text:span><text:s/>to wspólne stanowisko wszystkich stron naszego podzespołu<text:span text:style-name="T1136">.</text:span><text:s/>I dotyczą kwestii na przykład takich<text:s/><text:span text:style-name="T1137">-</text:span><text:s/>bardzo ważnych<text:s/><text:span text:style-name="T1138">-</text:span><text:s/>jak zwolnienie z ceł i podatków obrotowych przy zakupach dla oświaty, nauki, szkolnictwa wyższego<text:span text:style-name="T1139">.</text:span><text:s/>Jak odliczanie darowizn na rzecz tych właśnie dziedzin od podstawy opodatkowania. I odliczanie w symbolicznym zakresie to jest teraz do 10 proc. ale całości. To jest także sprawa zwiększenia oprocentowania<text:s/>[nieczytelne]<text:s/>fundacji działających na rzecz szkolnictwa wyższego, nauki i oświaty.</text:p>
      <text:p text:style-name="P1140">No i wreszcie ostatnia sprawa, mówiąc o warunkach materialnych, katastrofalnych warunkach materialnych oświaty, szkolnictwa w<text:span text:style-name="T1141">y</text:span>ższego i nauki nie sposób w tym gronie zwłaszcza nie upomnieć się jednak jeszcze raz o sprawy płac, o to jak mają się ludzie pracujący w tych dziedzinach.</text:p>
      <text:p text:style-name="P1142">Otóż znowu wspólnym postulatem wszystkich stron jest podwyższenie płac tak, ażeby płace w szkolnictwie i w nauce stały się konkurencyjne względem płac w innych dziedzinach, w innych sektorach. Wymagałoby to właściwie podwyższenia do tej granicy żeby płace w tych dziedzinach przekraczały, przekraczały średnią sfery produkcyjnej, produkcji materialnej tak, iżby zapobiec temu co się dzieje w tej chwili.<text:s/><text:span text:style-name="T1143">A</text:span><text:s/>w tej chwili - proszę<text:s/>państwa<text:s/>- mamy do czynienia z dużym odpływem kadr, na każdym stanowisku<text:span text:style-name="T1144"><text:s/></text:span>kadr naukowców, obsługi uczelni<text:span text:style-name="T1145">,</text:span><text:s/>szkół<text:span text:style-name="T1146">.</text:span><text:s/>Odpływem do innych instytucji w kraju, odpływem za granicę<text:span text:style-name="T1147">.</text:span></text:p>
      <text:p text:style-name="P1148">Otóż problem jest niebagatelny, ponieważ bardzo często, a może najczęściej są to ludzie najzdolniejsi i szczególnie energiczni, czyli ci<text:span text:style-name="T1149">.</text:span><text:s/>którzy mogliby najwię<text:span text:style-name="T1150">k</text:span>sze korzyści nam przysporzyć nauczając w szkołach czy pracując w nauce<text:span text:style-name="T1151">.</text:span></text:p>
      <text:p text:style-name="P1152">Dzięku<text:span text:style-name="T1153">ję.</text:span></text:p>
      <text:p text:style-name="P1154"><text:span text:style-name="T1155">Przewodniczący</text:span>:</text:p>
      <text:p text:style-name="P1156">Proszę bardzo<text:span text:style-name="T1157">.</text:span><text:s/>Ja rozumiem, że tak<text:s/><text:span text:style-name="T1158">-</text:span><text:s/>stan w tej chwili uzgodnień jest następujący, że jeżeli chodzi o kwestię finansowania prywatnego szkolnictwa to tutaj ze strony ko<text:span text:style-name="T1159">a</text:span>licyjno-rządowej nie ma zgody na tego typu propozycje<text:span text:style-name="T1160">.<text:s/></text:span>I jeżeli państwo sobie życzycie, to wpisana zostanie rozbieżnoś<text:span text:style-name="T1161">ć</text:span><text:s/>stanowisk<text:span text:style-name="T1162">.</text:span></text:p>
      <text:soft-page-break/>
      <text:p text:style-name="P1163">Jeśli chodzi o kwestię finansowania postępu naukowo-technicznego, te problemy systemowo-instytuc<text:span text:style-name="T1164">j</text:span>onalne<text:s/><text:span text:style-name="T1165">-</text:span><text:s/>jest zgoda również do zmiany formuły<text:span text:style-name="T1166">,</text:span><text:s/>do ewolucji formuły centralnego funduszu rozwoju badań itd<text:span text:style-name="T1167">.</text:span><text:s/><text:span text:style-name="T1168">T</text:span>o oznaczy zmiana proporcji<text:span text:style-name="T1169">.</text:span><text:s/>I to jest zgodne z logiką prezentowaną w generalnym materiale ekonomiczno-sy<text:span text:style-name="T1170">st</text:span>emowym<text:span text:style-name="T1171">.</text:span></text:p>
      <text:p text:style-name="P1172">Teraz jeśli chodzi o tę kwestię, którą poruszyłem, a mianowicie te udziały procentowe nakładów, to ja proponuję właśnie ze względu na to żebyśmy nie kontynuowali zgubnej tradycji tzw<text:span text:style-name="T1173">.</text:span><text:s/>natłoku słusznych celów<text:span text:style-name="T1174">.</text:span><text:s/>Właściwie to się cały czas mści na naszej polityce gospodarczej<text:span text:style-name="T1175">.</text:span><text:s/>Kiedyś w latach siedemdziesiątych były programy celowe, które były produkowane w dużej masie.</text:p>
      <text:p text:style-name="P1176">Obliczono, że gdyby chcieć zrealizować te programy celowe, to dochód narodowy powinien był być większy o przynajmniej dwa razy<text:span text:style-name="T1177">,</text:span><text:s/>a nakłady inwestycyjne 6-krotnie wyższe<text:span text:style-name="T1178">.</text:span></text:p>
      <text:p text:style-name="P1179">Kolejna sprawa - ta praktyka fatalna nadal jeszcze ciąży na naszej polityce gospodarcz<text:span text:style-name="T1180">ej.</text:span><text:s/>My nie powinniśmy tego kontynuować, nie powinniśmy tego przykrego, tego niedobrego doświadczenia nie uwzględnia<text:span text:style-name="T1181">ć</text:span>.</text:p>
      <text:p text:style-name="P1182">Dlatego ja myślę,<text:s/>Panie<text:s/>Przewodniczący i<text:s/>Szanowni<text:s/>Państwo,<text:s/>że nie mamy podstaw w te<text:span text:style-name="T1183">j</text:span><text:s/><text:span text:style-name="T1184">c</text:span>hwili żeby podważać, wyłączać liczby<text:span text:style-name="T1185">.</text:span><text:s/>Dysk<text:span text:style-name="T1186">uto</text:span>waliście nad nimi<text:span text:style-name="T1187">.</text:span><text:s/>Ale my musimy zawrzeć jakąś generalną klauzulę, być może w jakimś<text:s/>protokole, w jakiejś części, w które<text:span text:style-name="T1188">j</text:span><text:s/><text:span text:style-name="T1189">b</text:span>ęd<text:span text:style-name="T1190">zi</text:span>emy się odnosić czy informować o tym, że zespół rozpatrywał wyniki prac podzespołów i te propozycje, czy postulaty liczbowe dotyczące udziałów<text:s/><text:span text:style-name="T1191">w</text:span><text:s/>procentowych traktuje się jako wyraźnie sformułowane preferenc<text:span text:style-name="T1192">j</text:span>e,<text:s/><text:span text:style-name="T1193">p</text:span>rawda<text:span text:style-name="T1194">.</text:span><text:s/>Zespołów co do linii polityki na danym, na danych odcinkach. Natomiast oczywiście konkretne ustalenia i decyzje, które będą p<text:span text:style-name="T1195">ote</text:span>m prz<text:span text:style-name="T1196">yj</text:span>mow<text:span text:style-name="T1197">a</text:span>ne w ustawach budżetowych, przez Sejm muszą uwzględniać oczywiście możliwości gospodarki, muszą uwzględniać realia w jakich się gospodarka znajduje<text:span text:style-name="T1198">.</text:span></text:p>
      <text:p text:style-name="P1199">Jeżeli będzie zgoda na tego typu klauzulę, którą przedstawimy państwu na przyszłym posiedzeniu, to sądzę, że możemy zamknąć sprawę raportu, czy też ustaleń dotyczących podzespołu ds. oświaty, nauki i postępu technicznego<text:span text:style-name="T1200">.</text:span><text:s/>Kierując jednocześnie sprawy<text:span text:style-name="T1201">,</text:span><text:s/>ten cały pakiet spraw niezałatwionyc<text:span text:style-name="T1202">h<text:s/></text:span>do zespołu - do spraw reform politycznych, po to ażeby ten zespół zajął się tymi istotnymi problemami o charakterze fundamentalnym dla funkcjonowania tego działu gospodarki narodowej i kraju.</text:p>
      <text:p text:style-name="P1203">Ponieważ nie widzę zgłoszeń, zastrzeżeń, uwag nie słyszę wobec tego rozumiem w ten sposób, że zespół podziela przedłożone przeze mnie propozycję<text:span text:style-name="T1204">.</text:span></text:p>
      <text:p text:style-name="P1205">Ogłaszam wtedy, że ten punkt jest zamknięty.</text:p>
      <text:p text:style-name="P1206">Przechodzimy do czwartej sprawy, mianowicie, oczywiście jeżeli państw<text:span text:style-name="T1207">o</text:span>,<text:s/><text:span text:style-name="T1208">p</text:span>anie profesorze ma pan ochotę posłucha<text:span text:style-name="T1209">ć</text:span><text:s/>jak dalej będziemy procedo<text:span text:style-name="T1210">w</text:span>ać nad rolnictwem, taka interdyscyplinarność może się przydała, co?</text:p>
      <text:p text:style-name="P1211">Przechodzimy do kwestii związanych z wynikami uzyskanymi przez<text:s/>Zes<text:span text:style-name="T1212">p</text:span>ół do spraw<text:s/>Rolnictwa Proszę bardzo.</text:p>
      <text:p text:style-name="P1213"><text:span text:style-name="T1214">O</text:span><text:span text:style-name="T1215">b. Śliwiński</text:span>:</text:p>
      <text:p text:style-name="P1216">Otóż przedłożyliśmy jak państwu wiadomo... zespół skończył już dość dawno swoje prace, są w<text:s/>państwa<text:s/>posiadaniu ustalenia przyjęte w zespole rolnym w kwestii dotyczących tego stołu, jest 6 - w sumie przyjęto 8 ustaleń, dwa dotyczą innych, to znaczy pluralizm związkowy i samorząd przekazać sądzę należy do s<text:span text:style-name="T1217">to</text:span>łu związkowego i reform politycznych, w polu zainteresowania tego stołu jest sześć ustaleń, które -<text:s/><text:soft-page-break/>przyjętych bez żadnych rozbieżności, jednogłośnie, oczywiście po dyskusjach, po normalnym toku dochodzenia do consensusu. Są to następujące kwestie.</text:p>
      <text:p text:style-name="P1218">Urynkowienie gospodarki żywnościowej, w sprawie demonopolizac<text:span text:style-name="T1219">ji</text:span><text:s/>gospodarki, w tym gospodarki żywnościowej także, w sprawie restrukturyzacji gospodarki rolnej<text:s/>- narodowej<text:s/>na rzecz gospodarki żywnościowej, w sprawie finansowania gospodarki żywnościowej, problematyka socjalna wsi i punkt 6/ w sprawie infrastruktury na wsi i gospodarki ziemią.</text:p>
      <text:p text:style-name="P1220">Myślę, że część oczywiście - zwłaszcza jeśli idzie o pierwszy problem, który już był na tym stole dyskutowany<text:span text:style-name="T1221"><text:s/>m</text:span>am na myśli urynkowienie gospodarki żywnościowej, były wymienione już poglądy, to może 2-3 jeszcze dotyczą tych makro kwestii, pozostałe jeśli państwo uznacie,<text:s/><text:span text:style-name="T1222">ż</text:span>e wymagają dyskusji to proszę bardzo, wnosiłbym bardzo żeby je przyjąć jako załączniki do szczegółowych ustaleń stołu reform ekonomicznych<text:span text:style-name="T1223">.</text:span></text:p>
      <text:p text:style-name="P1224">Dziękuję.</text:p>
      <text:p text:style-name="P1225">Przepraszam, nie charakteryzuję szczegółowo ponieważ tego jest dużo, każdy jest trochę odrębny, materiał był doręczony tydzień temu sądzę, że są wszystkie znane<text:span text:style-name="T1226">.</text:span></text:p>
      <text:p text:style-name="P1227"><text:span text:style-name="T1228">Przewodniczą</text:span><text:span text:style-name="T1229">c</text:span><text:span text:style-name="T1230">y</text:span>:</text:p>
      <text:p text:style-name="P1231">Dzięku<text:span text:style-name="T1232">ję</text:span>.</text:p>
      <text:p text:style-name="P1233">Ja mam pytanie, bo nie zostało to wyjaśnione do końca, a mianowicie jak jest z tym opro<text:span text:style-name="T1234">ce</text:span>n<text:span text:style-name="T1235">to</text:span>wa<text:span text:style-name="T1236">ni</text:span>em kredytów dla rolnictwa, mianowicie tam jest napisane - po kosztach<text:span text:style-name="T1237">.</text:span><text:s/>Czy są to koszty operacyjne czy koszty pozyskania kredytów?</text:p>
      <text:p text:style-name="P1238"><text:span text:style-name="T1239">O</text:span><text:span text:style-name="T1240">b</text:span><text:span text:style-name="T1241">.<text:s/></text:span><text:span text:style-name="T1242">M</text:span><text:span text:style-name="T1243">łyna</text:span><text:span text:style-name="T1244">r</text:span><text:span text:style-name="T1245">c</text:span><text:span text:style-name="T1246">z</text:span><text:span text:style-name="T1247">y</text:span><text:span text:style-name="T1248">k</text:span>:</text:p>
      <text:p text:style-name="P1249">Towarzyszu sekretarzu chodzi o koszty operacyjne, żeby pozostać na poziomie kosztów operacyjnych, czyli żeby kontynuować zasadę przyjętą już przez rząd dotychczas, bowiem chcę przypomnieć, że rząd realizuje od 19<text:span text:style-name="T1250">8</text:span>4 politykę tańszego kredytu dla rolnictwa i pokrywa to... z budżetu tę różnicę<text:span text:style-name="T1251">.</text:span></text:p>
      <text:p text:style-name="P1252">Dzisiaj jest to szczególnie potrzebne ze względu na to, że polityka między innymi kredytowa, która zakładała niedopuszczenie do deprecjacji kapitału banków, nie może<text:s/>być przeniesiona wprost na warunki produkcji rolnictwa ze względu na jego nisk<text:span text:style-name="T1253">ą</text:span><text:s/>stopę rentowności<text:span text:style-name="T1254">.</text:span></text:p>
      <text:p text:style-name="P1255"><text:span text:style-name="T1256">Przewodniczący</text:span>:</text:p>
      <text:p text:style-name="P1257">Sprawa jest b<text:span text:style-name="T1258">ar</text:span>dzo poważna, ponieważ tak - w tej chwili stopa podstawowa wynosi od kredytów długoterminowych 3-l<text:span text:style-name="T1259">e</text:span>tnich gdzieś 60%, 66%. Ulgowa stopa dla kierunków rolniczych wynosi 22%, natomiast tutaj zespół proponuje, ażeby w warunkach kiedy podstawowa stopa wznosi 66%, ażeby<text:s/><text:span text:style-name="T1260">j</text:span>eszcze obniżyć tę ulgową stopę ogranicz<text:span text:style-name="T1261">yć</text:span><text:s/>się do kosztów oper<text:span text:style-name="T1262">ac</text:span>yjnych banków, które wynoszą 3-4%<text:span text:style-name="T1263"><text:s/></text:span>.</text:p>
      <text:p text:style-name="P1264">Sprawa jest arcypoważna, ponieważ w istocie rzeczy to jest element zakłócający zupełnie rachunek ekonomiczny i musimy się nad tą sprawa zastanowić<text:span text:style-name="T1265">.</text:span><text:s/>Chciałbym zwłaszcza,<text:s/>żeby<text:s/>Minister<text:s/>Finansów się w tej kwestii wypowiedział, ponieważ system bankowy przecież nie jest w stanie zaabsorbować tego rodzaju kosztów i jedynym możliwym źródłem do pokrycia różnicy m<text:span text:style-name="T1266">i</text:span>ędzy kosztem pozyskania kredytu a udzielanym oprocentowaniem na poziomie kosztów operacyjnych banku może być dotacja budżetowa<text:span text:style-name="T1267">.</text:span></text:p>
      <text:p text:style-name="P1268">Chciałbym bardzo,<text:s/>żeby<text:s/>Minister<text:s/>Finansów w tej kwestii się wypowiedział.</text:p>
      <text:p text:style-name="P1269"><text:span text:style-name="T1270">Ob. Młynarczyk</text:span>:</text:p>
      <text:p text:style-name="P1271">Towarzyszu sekretarzu ja może najpierw o skali problemów, nie dotyczy to pełnego zakresu<text:s/><text:soft-page-break/>finansowania tylko propozycja dotyczy finansowania zakupu ziemi i rozwoju. Dotowanie rozwoju natomiast jest o tyle istotne, iż wszystkie przemiany, które mają się dokonać m<text:span text:style-name="T1272">aj</text:span>ą potaniać produk<text:span text:style-name="T1273">cj</text:span>ę<text:s/><text:span text:style-name="T1274">ż</text:span>y<text:span text:style-name="T1275">w</text:span>n<text:span text:style-name="T1276">o</text:span>ści przez intensy<text:span text:style-name="T1277">fi</text:span>ka<text:span text:style-name="T1278">cją<text:s/></text:span>przez dozbrojenie pracy. Na dzień dzisiejszy pozornie<text:s/>niska stopa procentowa to znaczy mocno obniżona jest dl<text:span text:style-name="T1279">at</text:span>ego<text:span text:style-name="T1280"><text:s/></text:span>tak dociążającą, że banki obsługi kapitału nie oceniają na poziomie 6<text:span text:style-name="T1281">%</text:span><text:s/>tylko dochodzą do 9<text:span text:style-name="T1282">%</text:span><text:s/>łącznie z zyskiem i wtedy wychodzi ta stopa<text:s/><text:span text:style-name="T1283">31%.</text:span><text:s/>Stopa 31<text:span text:style-name="T1284">%</text:span><text:s/>obciążająca na przykład na takim środku produkcji jak zwykły traktor wymaga jednorazowej spłaty odsetek kredytów w równoważnej przekraczającej po prostu całemu dochodowi<text:s/><text:span text:style-name="T1285">j</text:span>ednego w pełni zatrudnionego. Tylko oprocen<text:span text:style-name="T1286">to</text:span>wanie kapitału, tegoż<text:s/><text:span text:style-name="T1287">ś</text:span>rodka produkcji i w związku z tym jest to istotne nie dla całej sfery, tylko jest to istotne dla tych, którzy mają być siłą napędową rozwoju rolnictwa, czyli istotne jest to dla młodych rolników, którzy mają podejmować prace ewentualnie decydować o tym żeby przejmować ziemię, i chcieć inwestować.</text:p>
      <text:p text:style-name="P1288"><text:span text:style-name="T1289">A</text:span><text:s/>więc decydujemy się na pokrycie im ze środków budżetowych państwa tych odsetek dlatego tylko, że chcą mieć kapitał zm<text:span text:style-name="T1290">ateri</text:span>alizowany w środkach, które spowodują lepsze zagospodarowanie ziemi i wzrost produkcji rolniczej, to jest ze wszech miar zasadne, zważając jeszcze skalą po prostu tego kosztu.<text:s/><text:span text:style-name="T1291">W</text:span><text:s/>tej chw<text:span text:style-name="T1292">i</text:span>li na przykład, gdybyśmy wzięli ubiegły rok - przeanalizowali kredyty wzięte przez rolników na cele produkcyjne wynosiły niecałe 137 mld złotych. Z tego relacje do wydatków pełnych miały się jak 29,2, czyli nie ma natłoku i oszczędzania własnego kapitału, jest to tylko trakt<text:span text:style-name="T1293">o</text:span>wani<text:span text:style-name="T1294">e</text:span><text:s/>uzupełni<text:span text:style-name="T1295">aj</text:span>ące do brania środków.</text:p>
      <text:p text:style-name="P1296">Mieliśmy oprocentowanie na poziomie 9<text:span text:style-name="T1297">%.</text:span><text:s/>W związku z tym mam<text:span text:style-name="T1298">y</text:span><text:s/>już doświadczenie z przeszłości, że nie ma natłoku na kapitał ponad miarę możliwości, i one hamują te strumienie środków produkcji. I mamy w takim razie<text:s/>układ, w którym chcemy odejść od dotacji w sferze konsumpcji, a zacząć dotować postęp i można sobie zadać pytanie ile by to wtedy kosztowało, pokrycie<text:s/><text:span text:style-name="T1299">20</text:span>% od tej wielkości kosztowałoby nas po prostu... pokrycie 26 mld złotych, a nawet<text:s/><text:span text:style-name="T1300">2</text:span>7, gdybyśmy 20% tego oprocentowania. Jest to po prostu mniej jak 0,7<text:span text:style-name="T1301">%</text:span><text:s/>wartości produkcji sprzedanej i wtedy w tym świetle można powiedzieć jaka skala problemu dla całej populacji - żadna<text:span text:style-name="T1302">,</text:span><text:s/>ale dla garstki 50 tys. tych, którzy mają się zdecydować czy zostać czy nie, którzy są chętnymi do nabycia tego środka, jest to bardzo istotna rzecz, bo jeżeli nie będą mieli tego wsparcia kredytowego, to wtedy podejmą decyzje, że nie, a my bez przezbr<text:span text:style-name="T1303">oj</text:span>enia pracy nie dokonamy postępu, a zatem jest to znikoma cząstka obciążenia flotacyjnego... do flotacyjnego obciążenia w tej chwili do żywności, gdzie lekką ręką do<text:span text:style-name="T1304">fi</text:span>nansow<text:span text:style-name="T1305">uje</text:span>my po prostu złe zagospodarowanie tej żywności i stąd mię<text:span text:style-name="T1306">d</text:span>zy innymi rachunek ekonomiczny skłania do tego - żeby pójść na rozwiązanie, w którym przez okr<text:span text:style-name="T1307">e</text:span>s zabezpiecz<text:span text:style-name="T1308">aj</text:span>ący rozwój albo przez okres, w którym nie<text:s/><text:span text:style-name="T1309">d</text:span>ojdziemy do stabilizacji mię<text:span text:style-name="T1310">d</text:span>zy innymi obiegu pieniądza ponieść ten koszt, bo koszt w sumie w wyrazie ostatecznym dotacji jest stosunkowo mały.</text:p>
      <text:p text:style-name="P1311"><text:span text:style-name="T1312">Ob. <text:s text:c="20"/></text:span>:</text:p>
      <text:p text:style-name="P1313">Ja jeszcze<text:s/><text:span text:style-name="T1314">d</text:span>la dopełnienia. Otóż ten punkt, który mówił o oprocentowaniu tych kredytów<text:s/><text:span text:style-name="T1315">d</text:span>otyczy<text:span text:style-name="T1316"><text:s/></text:span>terenów, gdzie leży niezagospodarowana lub źle zagospo<text:span text:style-name="T1317">d</text:span>arowana ziemia, z których to terenów rolnicy zwyczajnie uciekają. Jest tego w kraju sporo. To dotyczy tych terenów głównie. Tu jest wyraźny zresztą odnośnik w tym zapisie.</text:p>
      <text:p text:style-name="P1318"><text:span text:style-name="T1319">Przewodnicząc</text:span><text:span text:style-name="T1320">y</text:span>:</text:p>
      <text:p text:style-name="P1321">Dziękuję. Proszę minister Wróblewski ma głos.</text:p>
      <text:p text:style-name="P1322"><text:span text:style-name="T1323">Minister Andrze</text:span><text:span text:style-name="T1324">j</text:span><text:span text:style-name="T1325"><text:s/>Wróblewski</text:span>:</text:p>
      <text:p text:style-name="P1326">Pierwsza rzecz to chciałem powiedzieć, że przy tej skali, przy takiej stopie oprocentowania tak głębokie<text:s/><text:soft-page-break/>obniżenie to nie opowiadajmy o ulgach tylko mówmy o dotacji budżetowej<text:span text:style-name="T1327">.</text:span><text:s/>Bo to jest... bo normalnie de facto przechodzimy na dotacje.</text:p>
      <text:p text:style-name="P1328">Druga rzecz, ja chciałem zwrócić, że precedens tych tytu<text:span text:style-name="T1329">łó</text:span>w się mnoży. I właściwie jesteśmy w takiej sytuacji, że z jednej strony żądamy zmniejszenia skali redystrybucji budżetu, a z drugiej strony właściwie cały czas zgłaszamy postulaty pod zwiększenie wydatków budżetu. Tutaj padło ze strony zespołu 27 mld, ale tam jest szereg więce<text:span text:style-name="T1330">j</text:span>.</text:p>
      <text:p text:style-name="P1331">Trzecia rzecz, jeżeli my mówimy, że mamy przejść, dążyć do przejścia na warunki rynku w gospodarce żywnościowej to wtedy jest pytanie o wątpliwość, o tak głęboką skalę dotowania z budżetu. Więc mi się wydaje, że to trzeba w całkiem innym kontekście opowiadać. Po pierwsze - to wyraźnie mówić o dotacji, a po drugie, to w skali całości, z jakich obszarów my rezygnujemy. Bo to jest 27 mld, ale tam budżet w wielu wypadkach dotuje kredyty dla rolnictwa, łącznie z dotowaniem kredytów refinansowanych dla banku gospodarki żywnościowej.</text:p>
      <text:p text:style-name="P1332">Więc ja muszę powiedzieć, że co do tak<text:s/><text:span text:style-name="T1333">je</text:span>dnoznacznego zapisu byłbym zdecydowanie niechętny. Za chwilę ten budżet suma udziałów i zobowiązań zaciągni<text:span text:style-name="T1334">ętyc</text:span>h tutaj do budżetu przekroczy dwa razy możliwości tego budżetu. Dziękuję.</text:p>
      <text:p text:style-name="P1335"><text:span text:style-name="T1336">Przewodnicząc</text:span><text:span text:style-name="T1337">y</text:span>:</text:p>
      <text:p text:style-name="P1338">Doktor Buga<text:span text:style-name="T1339">j.</text:span></text:p>
      <text:p text:style-name="P1340"><text:span text:style-name="T1341">Ob</text:span><text:span text:style-name="T1342">.</text:span><text:span text:style-name="T1343"><text:s/>Ryszard Buga</text:span><text:span text:style-name="T1344">j</text:span>:</text:p>
      <text:p text:style-name="P1345">Ja na razie rezygnu<text:span text:style-name="T1346">ję.</text:span></text:p>
      <text:p text:style-name="P1347"><text:span text:style-name="T1348">Ob. <text:s text:c="20"/></text:span>:</text:p>
      <text:p text:style-name="P1349">Ja tu chc<text:span text:style-name="T1350">i</text:span>ałem zwrócić uwagę, że w tym tekście, z tego tekstu nie wynika<text:s/><text:span text:style-name="T1351">je</text:span>dnoznacznie, że<text:s/>te ulgowe oprocentowania mają dotyczyć wyłącznie tych gospodarstw rolnych, na ziemiach, jak to jest tam napisane, leżących odłogiem i niezagospodarowanych, gdyż tu jest powiedziane tak, że oprocentowanie kredytów inwestycyjn<text:span text:style-name="T1352">yc</text:span>h na cele, o których mowa w pkt. 5, oraz na rozwój gospodarstw rolnych<text:span text:style-name="T1353">.</text:span><text:s/>A więc pojęcie<text:s/>„rozwój gospodarstw rolnych”<text:s/>jest pojęciem bardzo szerokim. I właściwie każdy kredyt dla gospodarstwa rolnego może być tak rozumiany, również dobrze prosperu<text:span text:style-name="T1354">ją</text:span>cego,<text:s/><text:span text:style-name="T1355">n</text:span>a dowolny cel przecież.</text:p>
      <text:p text:style-name="P1356">Więc po pierwsze - gdybyśmy w ogóle... gdyby w ogóle ta myśl miała być kontynuowana, to trzeba by to inaczej zredagować ten pkt 6 i wyraźnie ograniczyć sprawę do tych właśnie, jak to się tutaj mówi, ziemi leżącej odłogiem i niezagospodarowanej.<text:s/><text:span text:style-name="T1357">I</text:span><text:s/>to też pod warunkiem, że<text:s/>minister<text:s/>finansów złoży deklarację, że będzie w stu procentach wyrównywał to między kosztami<text:s/>pozyskania<text:s/>środków przez banki s<text:span text:style-name="T1358">pó</text:span>łdzielcze, które tych kredytów udzielają, a tą obniżoną stopą procentową. Bo przecież skądś te pieniądze muszą być wzięte. Jedynym źródłem może być tylko budżet. I tylko w takim wypadku można to zapisać.</text:p>
      <text:p text:style-name="P1359">Ale chciałbym tu jeszcze zwrócić uwagę na fakt, że to trzeba czytać w kontekście pkt. 4, w którym powiedziane jest, że w planie kredytowym uchwalonym przez Sejm należy wyodrębnić środki przeznaczone dla gospodarki żywnościowej. Wielkość tych środków powinna zapewnić zaspokojenie popytu gospodarki żywnościowej na kredyt. A więc jeśli to<text:span text:style-name="T1360"><text:s/></text:span>wszystko czytać razem, to tak, kredyty na rozwój rolnictwa<text:s/>mają być oprocentowane w wysokości, jak mówił minister, 9 proc. przy inflacji rzędu 60 czy 70 proc. i mają one być nieograniczone. Nieograniczone, bo co to znaczy w takim układzie zaspokoić popyt? Popyt na takie kredyty będzie nieograniczon<text:span text:style-name="T1361">y.</text:span></text:p>
      <text:soft-page-break/>
      <text:p text:style-name="P1362">Więc w moim przekonaniu te zapisy są nie do utrzymania. Dzięku<text:span text:style-name="T1363">ję</text:span>.</text:p>
      <text:p text:style-name="P1364"><text:span text:style-name="T1365">Przewodnicząc</text:span><text:span text:style-name="T1366">y</text:span>:</text:p>
      <text:p text:style-name="P1367">Proszę bardzo...</text:p>
      <text:p text:style-name="P1368"><text:span text:style-name="T1369">Ob. <text:s text:c="20"/></text:span>:</text:p>
      <text:p text:style-name="P1370">Te zapisy w pełni korespondują po prostu z innym punktem demonopolizacji. Trzeba je czytać łącznie. W polityce mamy zmienić z nieefektywnego dotowania na efektywnie<text:span text:style-name="T1371">js</text:span>ze. I w związku z tym, jeżeli dotychczas stać nas było na głębokie, tzn. na dużą skalę dotowania produktu finalnego, w efekcie czego dochodziło do marnotrawstwa m.in. tego produktu, to teraz mamy przejść po pierwsze - na układ, w którym odzyskamy te wartości z rynku, ale stopniowo blokując dotacje na odcinku dopłaty do żywności, a przechodząc na dotacje pobudzające do rozwoju. Nieograniczoność miałaby wtedy miejsce, zapotrzebowanie na te środki, gdyby był nieograniczony rynek środków produkcji.</text:p>
      <text:p text:style-name="P1372">Wskazałem już relacje, jakie są de facto. Jeżeli ograniczoność tych dostaw mieści się w granicach 420 mld ogólnego wydatku, sprawdzonego, że przy stopie procentowej 9, preferencyjnej, takiej jaka miała miejsce w ub. roku, tylko sięgnięto po kredyt na poziomie 29 proc. pokrycia tych wydatków inwestycyjnych w gospodarstwach rolnych. Tylko.</text:p>
      <text:p text:style-name="P1373"><text:span text:style-name="T1374">/</text:span>Głosy<text:s/><text:span text:style-name="T1375">z</text:span><text:s/>sali: nie słychać/.</text:p>
      <text:p text:style-name="P1376">Nie ze względu na to, że jest tylko chęć sięgania do pewnych granic przy określonej zwrotności kapitału. Np. w tej chwili dochodzimy przy chęci niedopuszczania do deprecjacji środków zasobów banku, do przekroczenia tej granicy. I to się objawia m.in. już w tej chwili. Ja miałem wczoraj spotkanie z rolnikami z woj. olsztyńskiego i gdańskiego, na których na zarzuty, dlaczego nie czynimy nic, aby wcześniej przejść na urynkowienie lub nie stwarzamy warunków opłacalnej produkcji, odpowiadałem, że idziemy w kierunku m.in. utrzymywania preferenc<text:span text:style-name="T1377">yj</text:span>ności kredytów, tak jak są, argumentu<text:span text:style-name="T1378">ją</text:span>c, że przecież dziś jest dla was też tańszy. Spotkałem się z odpowiedzią, że po tej cenie kredytu, który wynosi w tej chwili 31 - podano mi kilka nazwisk młodych rolników, którym odmówiono wykupu<text:s/>traktora<text:s/>ze względu na to, że obliczył, że nie opłaca mu się wchodzić w grę produkcyjną, jeżeli obciążenie odsetek od 1,5 mln zł wynosi wtedy pół miliona rocznie i w związku z tym on.<text:span text:style-name="T1379">..</text:span><text:s/>musi dzisiaj pełnym dowodem, który przypada na jednego zatrudnionego w rolnictwie, spłacać. A<text:s/><text:span text:style-name="T1380">on<text:s/></text:span>nie jest motywowany do posiadania ciągnika dla samego siebie, jako takiego, bo to nie jest posiadanie kapitału, który będzie użytkowany indywidualnie, tylko to jest posiadanie kapitału niezbędnego do realizacji procesu produkc<text:span text:style-name="T1381">yjn</text:span>ego.</text:p>
      <text:p text:style-name="P1382">I w tym układzie zachwiania proporcji obciążenia kapitałem w stosunku do produkcji, specy<text:span text:style-name="T1383">fi</text:span>cznej, charakteryzującej się długim cyklem produkc<text:span text:style-name="T1384">yj</text:span>nym, niestety, musi być<text:s/>ulgowe.<text:s/><text:span text:style-name="T1385">I</text:span><text:s/>te funkcje ze względu na skalę wydatków nie powodują wielkiego obciążenia. Są po prostu małą<text:s/><text:span text:style-name="T1386">c</text:span>ząstką.<text:s/>I słusznie minister Wróblewski mówił, że jest to dotacja. Ja to tak nazwałem. Że powinniśmy przejść na ten typ dotacji z dotacji do konsumpcji. I m.in. mamy kontrolę przez to.</text:p>
      <text:p text:style-name="P1387"><text:span text:style-name="T1388">Przewodnicząc</text:span><text:span text:style-name="T1389">y</text:span>:</text:p>
      <text:p text:style-name="P1390">Ja mam taką konkretną<text:s/><text:span text:style-name="T1391">je</text:span>dną sprawę, mianowicie mówimy o urządzeniach, o ciągnikach. Jak wiadomo na wsi działają komisje społeczne, które przydziela<text:span text:style-name="T1392">ją</text:span>.<text:s/>I nie ma rynku na razie na te maszyny, w tym sensie, że ktoś kto ma pieniądze to on kupuje.</text:p>
      <text:p text:style-name="P1393">/Głos z sali: Nie, nie wszystkie/.</text:p>
      <text:soft-page-break/>
      <text:p text:style-name="P1394">No nie, ale jest sporo. Nie ma jeszcze rynku pełnego.<text:s/><text:span text:style-name="T1395">I</text:span><text:s/>przyjęcie tej zasady, tego typu kred<text:span text:style-name="T1396">yt</text:span>owania - taką zasadą, my w gruncie rzeczy bardzo mocno utrudniamy efektywną alokac<text:span text:style-name="T1397">ję</text:span><text:s/>środków, ze względu na to, że w trybie można powiedzieć społecznego przydziału, ktoś otrzymuje asygnatę, czy jakby się to nie nazywało, od razu musi otrzymać kredyt, oczywiście ulgowy, poważnie ulgowy z dotacją. Natomiast rolnik, który ma środki finansowe, bo efektywniej gospodaruje on nie może kupić. I w ten sposób to urządzenie trafia tam gdzie nie ma efektywności, manifestowanej w każdym razie przy pomocy pieniądza, natomiast tam, gdzie występuje jak gdyby socjalne odniesienie.</text:p>
      <text:p text:style-name="P1398">Jeśli my mówimy o<text:s/>urynkowieniu, to ja sądzę, że i ten aspekt musimy wziąć pod uwagę, bo wszyscy jesteśmy za rozwojem rolnictwa. Tylko rolnictwo tak samo jak i hutnictwo, i górnictwo, i przemysł przetwórczy musi podlegać przyspieszonej rekonstrukcji oraz restrukturyzacji.</text:p>
      <text:p text:style-name="P1399">I obawiam się, że jeżeli utrzymamy te urządzenia<text:s/>kredytowe, finansowe, jakie do tej pory funkcjonują, to my wytworzymy osłonę socjalną, ale nie tam gdzie ona powinna być. Ja bym chciał, żebyśmy pod tym kątem na sprawę jeszcze spojrzeli.</text:p>
      <text:p text:style-name="P1400">Jeśli chodzi o konkret to uważam, że co do tego, po tych w<text:span text:style-name="T1401">yj</text:span>aśnieniach ministra Młynarczyka i ministra Wróblewskiego musi być zawężający zapis, jeżeli chodzi o kwestię tych kredytów po koszcie operacyjnym. Tzn. rzeczywiście tam, gdzie jest ta ziemia w wyjątkowych warunkach, leżąca odłogiem, to jest można powiedzieć akt narodowy.</text:p>
      <text:p text:style-name="P1402">Jest bardzo trudno utrzymać zapis, że zgodnie z popytem kredyt... ponieważ to się kłóci z kolei z koncepcją ogólnego systemu bankowego, który powiada, że może udzielić tylko tyle kredytu, ile zgromadzi w systemie bankowym plus dotacje, ile może budżet na te cele przeznaczyć.<text:s/>Więc myślę, że i tę sprawę trzeba byłoby zrewidować, żebyśmy uniknęli sprzeczności w zapisach. No i trzecia kwestia zasadnicza,<text:s/><text:span text:style-name="T1403">to</text:span><text:s/>jest ta kwestia alokacyjna, o której pozwoliłem sobie powiedzieć.</text:p>
      <text:p text:style-name="P1404">Proszę bardzo. Jeszcze chwileczkę , może pan dr Święcicki.</text:p>
      <text:p text:style-name="P1405"><text:span text:style-name="T1406">Dr<text:s/></text:span><text:span text:style-name="T1407">Ś</text:span><text:span text:style-name="T1408">więcicki:</text:span></text:p>
      <text:p text:style-name="P1409">Jeśli chodzi o tę sprawę banków, to mnie się wydaje, że tu jest jeszcze jedna sprawa, mianowicie banki, zgodnie z tym kierunkiem reform powinny stać się instytucjami finansowymi zarabiającymi pieniądze.<text:s/><text:span text:style-name="T1410">W</text:span><text:s/>związku z tym one powinny działać na zasadach rzeczywiście handlowych, bankierskich. Natomiast jeśli państwo z rozmaitych względów chce dotować pewne działania w zakresie rolnictwa, pasa wschodniego, postępu technicznego, czy młodych rolników, to na to budżet powinien wyznaczać osobne, że tak powiem pieniądze. I Ministerstwo Rolnictwa powinno mieć na te rozmaite programy jakieś fundusze, i je dofinansowywać bąd<text:span text:style-name="T1411">ź</text:span><text:s/>do odsetek, bąd<text:span text:style-name="T1412">ź</text:span><text:s/>też do czego tam innego, bąd<text:span text:style-name="T1413">ź<text:s/></text:span>w formie bezpośrednich subwencji.</text:p>
      <text:p text:style-name="P1414">A więc należałoby to oddzi<text:span text:style-name="T1415">e</text:span>lić od działalności banków. Banki niech będą bankami, niech się stają w końcu bankami, które zarabiają po prostu pieniądze gromadząc wkłady, płacąc za to jakieś odsetki i pożyczając na odsetek jeszcze lepszy. Tak kierunkowo powinniśmy do tego zmierzać. Druga sprawa. Na jednym z posiedzeń, gdzie mieliśmy poprzednio te sprawy rolnictwa, zgłosiłem tu kilka spraw szczegółowych i chciałem spyta<text:span text:style-name="T1416">ć</text:span><text:s/>się - czy one są jakoś uwzględnione. No, pierwszy wniosek był,<text:s/><text:span text:style-name="T1417">ż</text:span>e środki produkcji w rolnictwie muszą być sprzedawane rolnikom po cenach równowagi, bez względu nawet na to jaka to będzie cena<text:span text:style-name="T1418">,</text:span><text:s/>te wszystkie asygn<text:span text:style-name="T1419">at</text:span>y, rozdzielnictwo, sprzedaż wiązana itd. To jest kompletna destrukcja dla e<text:span text:style-name="T1420">fe</text:span>ktywności, dla normalnego funk<text:span text:style-name="T1421">cjo</text:span>nowania rynku, to jest męczarnia dla rolników.<text:s/><text:soft-page-break/>Przecież ile skarg napływa, jak się słyszy w telewizji, jak każdy program rolny się od tego zaczyna, że nie można niczego dostać, że się jeździ po 10 razy.</text:p>
      <text:p text:style-name="P1422">A więc jeśli mówimy urynkowienie rolnictwa, muszą być ceny równowagi dla rolników. Przy czym ja tu zgłaszałem taki postulat, jeśli te ceny będą rzeczywiście rażąco wysokie w stosunku do cen dla producentów można tę różnicę zostawiać rolnikom samym, zostawiać wsi w postaci jakichś funduszy lokalnych takich czy innych. Na przykład na zakup dewiz i import zaopatrzeniowy dla rolnictwa, tak potrzebny teraz import paszy czy czegoś innego. Na dodatkowe dofinansowanie infrastruktury wiejskiej. A więc żeby te pieniądze zostawały dla potrzeb rolnictwa i wsi. Na rozmaite inne cele - najlepiej<text:s/>pro-produkcyjne, żeby rolnictwo mogło mieć dodatkowe dochody, ale również z działań produkcyjnych.</text:p>
      <text:p text:style-name="P1423">Natomiast środki produkcji powinny być według tych cen równowagi.</text:p>
      <text:p text:style-name="P1424">Druga sprawa, mianowicie urynkowienie rolnictwa powinno prowadzić do tego, żeby to rolnictwo było bardziej efektywne. A więc uważam, że też powinniśmy tu zawrzeć jakiś zapis generalny, że te wszystkie zmiany w przesuwaniu dotacji od producentów do konsumentów itd<text:span text:style-name="T1425">.</text:span>, że łączna kwota dotacji<text:s/>dla producenta i dla konsumenta nie zwiększy się. Jakiś taki bezpiecznik<text:span text:style-name="T1426">.</text:span><text:s/>Bo jest niebezpieczeństwo,<text:s/><text:span text:style-name="T1427">ż</text:span>e w sumie jednym damy, drugim zostawimy.<text:s/><text:span text:style-name="T1428">I</text:span><text:s/>w sumie powstanie z tego jeszcze większa dziura w budżecie państwa, jeszcze większe fantastyczne dopłaty.</text:p>
      <text:p text:style-name="P1429">Trzecia rzecz - to ceny minimalne w rolnictwie. Ceny skupu minimalne. Sugerowałem tutaj, żeby zawrzeć jakieś zapisy ustalające dolną granicę i górną granicę tych cen minimalnych dla rolników. Dlatego, że zostawienie tego wyłącznie na negocjacje ze związkami rolniczymi może doprowadzić do tego, że te ceny będą faktycznie cenami nie jakimiś awaryjnymi na wypadek gwałtownego spadku cen skupu czy c<text:span text:style-name="T1430">o</text:span>ś takiego, dającymi rolnikom jakieś minimum gwarancji, ale że po prostu staną się to powszechne ceny urzędowe tylko, że będą się teraz nazywały ceny gwarantowane. A to będą po prostu normalne ceny skupu, jakie są do tej pory, wszędzie jednakowe. Jest takie niebezpieczeństwo uważam, trzeba tu jakiś górny limit tych cen z jednej strony wyznaczyć, nie wiem, na przykład zwrot środków obrotowych, kosztów obrotowych na przeciętnym poziomie krajowym czy coś takiego. Jakąś tego typu gwarancj<text:span text:style-name="T1431">ę</text:span>.</text:p>
      <text:p text:style-name="P1432">I wreszcie ostatnia sprawa, która wiąże się też ze sprawą środków produkcji. Mianowicie jest kwestia sprzedaży ziemi z Państwowego Funduszu Ziemi. Na całym świecie ziemię sprzedaje się na aukcjach. Nie można wyznaczyć obiektywnie ceny ziemi w jakiś sposób naukowy taki grunt, taki, bo to zależy od położenia, od miejsca, naświetlenia, od bardzo wielu czynników<text:span text:style-name="T1433">.</text:span><text:s/><text:span text:style-name="T1434">I</text:span><text:s/>dlatego sprzedaje<text:s/><text:span text:style-name="T1435">s</text:span>ię po<text:s/>prostu na aukcji<text:span text:style-name="T1436">.</text:span><text:s/>Ten producent, czy ten rolnik, który jest tym najbardziej zainteresowany, wyznacza jak gdyby najwyższą cenę jaką tutaj państwo może osiągnąć. Otóż ja postuluję, nie wiem czy jest to w tych materiałach, żeby uzupełnić taki zapis, że ziemia z Państwowego Funduszu Ziemi sprzedawana jest na aukcj<text:span text:style-name="T1437">a</text:span>ch.</text:p>
      <text:p text:style-name="P1438"><text:span text:style-name="T1439">Przewodniczący</text:span>:</text:p>
      <text:p text:style-name="P1440">Dziękuję bardzo. Proszę bardzo pan dr Bugaj.</text:p>
      <text:p text:style-name="P1441"><text:span text:style-name="T1442">Dr Bugaj</text:span>:</text:p>
      <text:p text:style-name="P1443">Przepraszam, że ja raz się zapisałem, wycofałem, ale w tej chwili wracam jeszcze. Chodzi mi o to, że dyskutujemy teraz o sprawach rolniczych, jest sprawa owego urynkowienia. I są<text:s/>- jak<text:s/>się zorientowałem - rozmawiając w kuluarach - trochę rozbieżne zapisy. Jeden, który jest uzgodniony w grupie rolniczej i drugi, który został w tej chwili uzgodniony i skorygowany - jak wiem - tutaj przez panów, który zajmuje się polityką<text:s/><text:soft-page-break/>ekonomiczną. Więc powstaje problem - czy teraz mamy tę sprawę przedyskutować, czy też ją odłożymy do momentu kiedy będziemy się zajmować tą częścią o polityce gospodarczej.</text:p>
      <text:p text:style-name="P1444"><text:span text:style-name="T1445">Przewodniczący</text:span>:</text:p>
      <text:p text:style-name="P1446">Moja propozycja jest taka żeby tę sprawę urynkowienia rozpatrzyć jak tylko skończymy inne sprawy związane z rolnictwem, żeby to troszeczkę poza nawias wyciągnąć, ponieważ ma to swoją szczególną charakterystykę. I gdybyśmy teraz doszli do wniosku, że pewne rzeczy zostaną zmodyfikowane w z<text:span text:style-name="T1447">ap</text:span>isach, niektóre uwzględnione z tych, które uwzględniły się w dyskusji, to byśmy przystąpili po prostu do zredagowania czy też do dyskusji nad koncepcją zapisu kwestii urynkowienia. Zgoda?</text:p>
      <text:p text:style-name="P1448">Czy w innych kwestiach związanych z wynikami pracy zespołu do spraw gospodarki żywnościowej<text:s/><text:span text:style-name="T1449">-</text:span><text:s/>ktoś z<text:s/>państwa<text:s/>chciałby zabrać głos?</text:p>
      <text:p text:style-name="P1450">Proszę bardzo.</text:p>
      <text:p text:style-name="P1451"><text:span text:style-name="T1452">Ob. <text:s text:c="20"/></text:span>:</text:p>
      <text:p text:style-name="P1453">To znaczy ja chciałem generalnie zabrać głos. Myślę, że może po tym co w tej chwili jeszcze pan powiedział jeszcze będziemy dyskutować ten zapis ogólny. Niemniej chciałbym teraz jednak na niektóre kwestie zwrócić uwagę.</text:p>
      <text:p text:style-name="P1454">Otóż,<text:s/>proszę<text:s/>państwa, mnie niepokoi postawa, którą tutaj zajmujemy wobec rolnictwa. Ona przejawia się na takim rozumowaniu. Otóż wprowadzamy urynkowienie gospodarki żywnościowej<text:span text:style-name="T1455">.</text:span><text:s/>Mówiliśmy o tym - rzucamy tych chłopów na głęboką wodę, ja dodam, że jeszcze brudną. No i niech oni tam pływają jak mogą - prawda.</text:p>
      <text:p text:style-name="P1456">Otóż zapominamy o jednej rzeczy, że urynkowienie rzeczywiście jest to mechanizm sprawdzony na Zachodzie i teraz się za nim wszyscy opowiadamy. Niemniej jednak stan polskiego rolnictwa wymaga jednak szczególnego spojrzenia. No, tu kwestie panowie podjęliście zasadniczą, jak właśnie kredytowanie. W tej chwili bez - nie boję się tego głośno nazwać, ale jak mówię - bez preferencyjnych kredytów rolnictwo padnie<text:span text:style-name="T1457">.</text:span><text:s/>Tak, bo proszę panów - nie wiem czy ktoś wie ile koń kosztuje na rynku, przeciętny dobry koń? No tak w Totka byśmy zagrali, koń kosztuje milion złotych. I jeżeli kredyt, a taki w tej chwili jest dostępny dla rolników 30 proc. to jest 300 tys.,<text:s/>proszę<text:s/>państwa,<text:s/>rocznie odsetek. To jest mniej ni więcej tylko dochód uzyskiwany ze sprzedaży zboża z hektara, czy nawet mniej - jeżeli dobrze p<text:span text:style-name="T1458">ój</text:span>dzie.</text:p>
      <text:p text:style-name="P1459">No, przepraszam bardzo - 5<text:span text:style-name="T1460">-6</text:span><text:s/>hektarowe gospodarstwo musi mieć konia, musi mieć jakąś siłę<text:span text:style-name="T1461">.</text:span><text:s/>Ja sobie nie wyobrażam żeby przeciętnie gospodarujący teraz rolnik wytrwał przy takich warunkach ekonomicznych, jakie tutaj jemu dyktujemy. Nie chcemy tego nazywać... pan Podkaminer wychodzi, bo on znany jest prawda ze swoich poglądów - powiedziałbym<text:s/>„ch<text:span text:style-name="T1462">ł</text:span>opożerczych”, przepraszam że tak mówię. N<text:span text:style-name="T1463">i</text:span>emniej ja muszę to powiedzieć, że ten stół ekonomiczny musi głębiej wniknąć w sytuację rolnictwa.</text:p>
      <text:p text:style-name="P1464">I panie przewodniczący, pan mówi, że my dążymy zarówno w górnictwie, w hutnictwie, do restrukturyzacji, do wydajności, do efektywności. Zgoda, tylko znowu nie zapominajmy, że rolnictwo jest szczególną dziedziną gospodarstwa narodowego. Ono jest podstawą, powinno być podstawą zdrowej ekonomii. I ono, jak żadna inna dziedzina gospodarstwa dotyka nas, każdego tu<text:span text:style-name="T1465">t</text:span>a<text:span text:style-name="T1466">j</text:span><text:s/>oddzielnie siedzącego - codziennie.<text:s/>I będzie dotykać przez cały nasz ten ziemski żywot. I na rolnictwo w związku z tym trzeba inaczej, mimo wszystko, patrzeć<text:span text:style-name="T1467">.</text:span><text:s/>Przepraszam za te moje słowa takie może patetyczne. Niemniej jednak chcę obudzić niejako sumienie<text:s/>państwa<text:s/>ponieważ to co w tej chwili tutaj słyszę, mnie mocno niepokoi.</text:p>
      <text:soft-page-break/>
      <text:p text:style-name="P1468">No przecież pan minister Młynarczyk mówił - rzeczywiście musimy stworzyć jakieś te możliwości finansowania tego rolnictwa. I ja bym się nie ograniczał tylko do tej ziemi leżącej odłogiem. Ale trzeba stworzyć również warunki dla młodych<text:s/><text:span text:style-name="T1469">r</text:span>olników, którzy chcą przejmować po dziadkach, czy ojcach te gospodarstwa i nadal na nich efektywnie pracować.</text:p>
      <text:p text:style-name="P1470">Być może, musimy wprost powiedzieć - polskie rolnictwo<text:s/>w tym przejściowym okresie wymaga, tak jak to jest na świecie - tym zachodnim, cywilizowanym - subwencji<text:span text:style-name="T1471">.</text:span><text:s/>Tak<text:span text:style-name="T1472">.</text:span><text:s/>I trzeba się zastanowić, w jaki sposób je prawda zdobyć, kosztem<text:s/><text:span text:style-name="T1473">-</text:span><text:s/>nie chcę powiedzieć czyim, czy kogo<text:span text:style-name="T1474">,</text:span><text:s/>ale jak je wygospodarować.</text:p>
      <text:p text:style-name="P1475">Bo rolnictwo polskie i przecież dlatego się m.in.<text:s/>„o<text:span text:style-name="T1476">k</text:span>rągły st<text:span text:style-name="T1477">ó</text:span>ł<text:span text:style-name="T1478">”</text:span><text:s/>zebrał, bo władza zdaje sobie sprawę z zagrożeń jakie na jesieni możemy mieć właśnie na rynku żywnościowym.</text:p>
      <text:p text:style-name="P1479">To nie jest w moim przekonaniu taka dobra wola, prawda, wywołana naraz olśnieniem, ale trudną sytuacją ekonomiczną, a w rolnictwie i w gospodarce żywnościowej w szczególności.</text:p>
      <text:p text:style-name="P1480">I dlatego to co my tutaj przy<text:s/>„okrągłym stole”<text:s/>czy tym kantowym rolniczym stoliku tak nieśmiało proponujemy, naprawdę nieśmiało, tu jeszcze widzę spotyka się z takim zdecydowanym oporem.</text:p>
      <text:p text:style-name="P1481">My<text:span text:style-name="T1482">,</text:span><text:s/>jako rolnicy na to, na pewno nie zgodzimy się.</text:p>
      <text:p text:style-name="P1483">I tu apeluję do<text:s/>państwa<text:s/>o rozważenie tej kwestii naprawdę w sposób dogłębny i rzeczowy. Spychanie tego, że wolny rynek tu nam uzdrowi i efektywność automatycznie wprowadzimy, nie rozwiązuje sprawy. Bo zaniedbania w polskim rolnictwie są tak olbrzymie, że one wymagają jednak bardziej radykalnych i ogólnonarodowych działań.</text:p>
      <text:p text:style-name="P1484">Nie chcę tutaj wypominać, ale przez wiele lat dawaliśmy miliony dotacji do nieefektywnych PGR-ów, dawaliśmy po 1,5 miliona czy w tej chwili nawet więcej na 1 hektar zagospodarowany przez PGR-y, a chłopom żałuje się prawda niskooprocentowanych, czy bezprocentowych kredytów na zakup tej ziemi, którą własną krwawicą będą uprawiać i zagospodarowywać.</text:p>
      <text:p text:style-name="P1485">A więc te rzeczy wymagają radykalnego jednak podejścia i odmienienia.<text:s/>Przepraszam może nie będę polemizował tutaj z niektórymi wypowiedziami, ale jeszcze odniosę się później przy tym zapisie, który jest proponowany do generalnych ustale<text:span text:style-name="T1486">ń<text:s/></text:span>przy stoliku rolniczym, ponieważ one również budzą w nas niepokój, są natury jednak ogólnej<text:span text:style-name="T1487">,</text:span><text:s/>tam jest dużo słów... trzeba, należy... natomiast nie ma konkretów, nie ma j<text:span text:style-name="T1488">e</text:span>dnak kalendarza, który by zobowiązywał władze do rozpoczęcia prawdziwej batalii o restrukturyza<text:span text:style-name="T1489">cj</text:span>ę przemysłu i demonopolizację. Ale to na razie wstępem tyle. Dziękuję.</text:p>
      <text:p text:style-name="P1490"><text:span text:style-name="T1491">Przewodniczący</text:span>:</text:p>
      <text:p text:style-name="P1492">Chciałem mały komentarz zrobić, mianowicie proszę pana nam wszystkim zależy bardzo mocno na tym, aby rolnictwo rozwijało się jak najbardziej dynamicznie, aby miało korzystne warunki rozwoju i dlatego nasza troska, żeby układ warunków ekonomicznych optymalizować, żeby kształtować ta ten układ warunków ekonomicznych,<text:s/><text:span text:style-name="T1493">k</text:span>tóry będzie promował w sposób zasadniczy pozytywne przemiany w rolnictwie, rozwój rolnictwa, różnych sektorów własnościowych. Natomiast jest pewien probl<text:span text:style-name="T1494">e</text:span>m i tut<text:span text:style-name="T1495">aj</text:span><text:s/>proponowałbym żebyśmy unikali tak zwanych emo<text:span text:style-name="T1496">cj</text:span>onalnych elementów ze względu na to, że one nie pomagają w rozpatrywaniu chłodnym - sprawy. To jest<text:s/>ekonomii, a tutaj są obiektywne prawa i musimy to brać pod uwagę.</text:p>
      <text:p text:style-name="P1497">Ja uważam, że rolnictwo bez subwencji nie pociągnie, to jest prawda, tylko te... chodziłoby o to, ażeby znaleźć taką formułę subwen<text:span text:style-name="T1498">cji</text:span>,<text:s/><text:span text:style-name="T1499">któ</text:span>ra będzie nagradzała czy też można powiedzieć umożliwiała i<text:s/><text:soft-page-break/>ukierunkowywała działalność rolnika czy rolnictwa tak w takim kierunk<text:span text:style-name="T1500">u</text:span>, tak aby było to z korzyścią dla społeczeństwa, żeby rozwiązywało problemy społeczne.</text:p>
      <text:p text:style-name="P1501">Natomiast jeżeli nie zdamy sobie sprawy z tego, że wikłanie sy<text:span text:style-name="T1502">s</text:span>temu kredytowego, systemu bankowego w warunkach kiedy my dokonujemy zasadniczej reorganiza<text:span text:style-name="T1503">cj</text:span>i, zasadniczej reformy tego systemu, w takie układy podejrzane jednakże z punktu widzenia można powiedzieć obiegu pieniężnego może być niedźwiedzią przysługą d<text:span text:style-name="T1504">l</text:span>a rolnictwa. Ja znam takie przypadki, że zaciągany kredyt prawie darmowy był potem lokowany na książeczce oszczędnościowej i to nie służyło - to jest prawda - to jest prawda w Narodowym Baku Polskim były prowadzone takie analizy i sporo było takich przykładów.</text:p>
      <text:p text:style-name="P1505">Okazja czyni nieprawidłowości. Chodziłoby o to, żeby być może w innym trybie te subwencje, może powołać jakąś instytucję, która s<text:span text:style-name="T1506">i</text:span>ę będzie zajmowała właśnie subwencjonowaniem rolnictwa.<text:s/><text:span text:style-name="T1507">N</text:span>i<text:span text:style-name="T1508">e</text:span><text:s/>wrzucać tego do normalnego układu bankowego, kredytowego ponieważ my w ten sposób możemy nie tylko nie pomóc rolnictwu w sposób właściwy, ale możemy także rozwalić zasady, które dopiero co tworzymy dla systemu bankowego i to jest problem. Oto jest problem.</text:p>
      <text:p text:style-name="P1509"><text:span text:style-name="T1510">Ob. <text:s text:c="20"/></text:span>:</text:p>
      <text:p text:style-name="P1511"><text:span text:style-name="T1512">J</text:span>edno słowo. Stąd moje wezwanie o wnikliwe rozpatrzenie sprawy rolnictwa, ale nie w kontekście tylko po<text:span text:style-name="T1513">wi</text:span>erzchownym takim urynkowienia, tylko choćby to co pan był łaskaw powiedzieć, jednak być może głębszego subwen<text:span text:style-name="T1514">cj</text:span>onowania zgoda, my się nie upieramy, ale trzeba po prostu te rzeczy widzieć w prawdziwym ich wymiarze.</text:p>
      <text:p text:style-name="P1515"><text:span text:style-name="T1516">Przewodniczący</text:span><text:span text:style-name="T1517">:</text:span></text:p>
      <text:p text:style-name="P1518">I jeszcze tak na moment. Dlatego ja uważam, że może lepiej byłoby jak gdyby ten zapis był bardziej generalny, m<text:span text:style-name="T1519">ó</text:span>wimy o tym, że zespół... czy opowiada<text:s/><text:span text:style-name="T1520">si</text:span>ę<text:s/><text:span text:style-name="T1521">za</text:span><text:s/><text:span text:style-name="T1522">t</text:span><text:span text:style-name="T1523">ym</text:span><text:span text:style-name="T1524">,</text:span><text:s/>za udzielenie<text:span text:style-name="T1525">m</text:span><text:s/>wydatnej<text:s/><text:span text:style-name="T1526">pom</text:span><text:span text:style-name="T1527">o</text:span>cy, w<text:s/><text:span text:style-name="T1528">po</text:span>s<text:span text:style-name="T1529">tac</text:span>i<text:s/>subwenc<text:span text:style-name="T1530">j</text:span>i ukierunkowanych na to i na to, i w celu zapewnienia wysokiej efektywności oraz sprawności etc. proponuje się utworzenie jakiejś instytucji, która będzie te sprawy prowadziła. Ze względu na to, że ten układ, który tu jest niedrożny, jest niee<text:span text:style-name="T1531">fe</text:span>ktywny.</text:p>
      <text:p text:style-name="P1532"><text:span text:style-name="T1533">P</text:span><text:span text:style-name="T1534">ro</text:span><text:span text:style-name="T1535">f</text:span><text:span text:style-name="T1536">.</text:span><text:span text:style-name="T1537"><text:s/>Trze</text:span><text:span text:style-name="T1538">ci</text:span><text:span text:style-name="T1539">ako</text:span><text:span text:style-name="T1540">ws</text:span><text:span text:style-name="T1541">ki</text:span>:</text:p>
      <text:p text:style-name="P1542">Ja zwracam uwagę na to, że w naszych poglądach na temat urynkowienia rolnictwa myśmy przewidzieli utrzymanie, dotowanie, konsumentów, producentów, utrzymanie dotacji przy czym można tutaj interpretować to utrzymanie dotacji na poziomie nie nominalnym, a na poziomie re<text:span text:style-name="T1543">al</text:span>n<text:span text:style-name="T1544">ym.</text:span></text:p>
      <text:p text:style-name="P1545">To byłaby ta pomoc, o której mówi kol. Janowski.</text:p>
      <text:p text:style-name="P1546"><text:span text:style-name="T1547">Ob. Janowski</text:span>:</text:p>
      <text:p text:style-name="P1548">Panie profesorze, ale pan mówi, przepraszam że wchodzę, pan mówi o dotowaniu producentów o czym pan minister mówił Młynarczyk tych niee<text:span text:style-name="T1549">fe</text:span>ktywnych. To są te mleczarnie, to są te rzeźnie. Tutaj jednak trzeba się zastanowić nad efektywnym subwen<text:span text:style-name="T1550">cj</text:span>onowaniem i nie producenta tych spółdzielczości, która żeruje na rolnictwie i producentów niee<text:span text:style-name="T1551">fe</text:span>ktywnych, przetwarzających, ale właśnie my mówimy o rolnikach i rzecz nazywajmy po imieniu. Rolnictwo i rolnika, a nie gospodarkę żywnościową. Bo przecież ten bilion złotych do mleka to w końcu mleczarnie dostają.</text:p>
      <text:p text:style-name="P1552"><text:span text:style-name="T1553">Ob. <text:s text:c="20"/></text:span>:</text:p>
      <text:p text:style-name="P1554">Ja w formalnej sprawie.<text:s/><text:span text:style-name="T1555">O</text:span>tóż chcę poin<text:span text:style-name="T1556">fo</text:span>rmować, ponieważ zespół rolniczy się rozjechał, chłopi sieją, my zespołu nie zbierzemy, po prostu nie ma możliwości, żeby w ciągu tygodnia czy półtora zebrać zespół<text:s/><text:soft-page-break/>rolny, ponieważ<text:s/>gros<text:s/>członków zespołu byli to rolnicy, którzy mają teraz prace polowe<text:span text:style-name="T1557">.</text:span><text:s/>Ja ich nie ściągnę w ciągu... także ja nie jestem w stanie tutaj... my z panem profesorem Stelmachowskim jako współprzewodniczącym, zebra<text:span text:style-name="T1558">ć<text:s/></text:span>zespołu w najbliższym okresie czasu. Oczywiście my tu proponujemy wnioskujemy i prosimy oczywiście zespół rolny i zespół ekonomiczn<text:span text:style-name="T1559">y</text:span><text:s/>do maksymalnego uwzględnienia naszych propozycji, natomiast proszę wybaczyć, ale termin jaki jest wyznaczony do zakończenia obrad Stołu w ogóle<text:s/>jest takim terminem, w którym my nie zbierzemy naszego stołu rolniczego.</text:p>
      <text:p text:style-name="P1560"><text:span text:style-name="T1561">Prze</text:span><text:span text:style-name="T1562">wo</text:span><text:span text:style-name="T1563">d</text:span><text:span text:style-name="T1564">ni</text:span><text:span text:style-name="T1565">cząc</text:span><text:span text:style-name="T1566">y</text:span><text:span text:style-name="T1567">:</text:span></text:p>
      <text:p text:style-name="P1568">Może być załatwiona sprawa w ten sposób, że w rezultacie dyskusji jaka została przep<text:span text:style-name="T1569">r</text:span>owadzona na zespole do spraw gospodarki i polityki społecznej przyjmując idee, jakie zostały zawarte w przedstawionym materiale przez podzespół jednocześnie zwraca się uwagę na konieczność ewentualnego rozważenia i również innego podejścia do kwestii. Po prostu chodziłoby o to, ażeby ślad z tej dyskusji, która tutaj się przetoczyła, dyskusji, w której jak mi się wydaje, jest merytoryczna i dotyczy bardzo ważnych spraw idzie w tej samej intencji, o której mówi pan minist<text:span text:style-name="T1570">e</text:span>r Młynarczyk i sekretarz Śliwiński, pan Janowski, żeby były wyraźny zapis, że wszyscy opowiadamy się za subwen<text:span text:style-name="T1571">cj</text:span>onowaniem, za pre<text:span text:style-name="T1572">fe</text:span>rencyjnymi warunkami dla rolnictwa, natomiast naszą troską jest stworzenie takich mechanizmów instytu<text:span text:style-name="T1573">cj</text:span>onalno- ... instytu<text:span text:style-name="T1574">cj</text:span>onalnych i ekonomicznych, które najbardziej skutecznie będą owocowały.</text:p>
      <text:p text:style-name="P1575">Proszę pan minister.</text:p>
      <text:p text:style-name="P1576"><text:span text:style-name="T1577">Ob.<text:s/></text:span><text:span text:style-name="T1578">m</text:span><text:span text:style-name="T1579">inister Młynarczy</text:span><text:span text:style-name="T1580">k</text:span><text:span text:style-name="T1581">:</text:span></text:p>
      <text:p text:style-name="P1582">T<text:span text:style-name="T1583">owarz</text:span>y<text:span text:style-name="T1584">sz</text:span>u Sekretarzu!</text:p>
      <text:p text:style-name="P1585">Ja myślę, że intencje słuszne w takim razie korz<text:span text:style-name="T1586">ys</text:span>tajmy tylko z dobrych przykładów. Przykładem efektywnego dotowania poprzez kredyt jest na przykład postępowanie w stosunku do rolnictwa RFN. Rząd RFN dopłaca bankom, czyli Bank Centralny RFN dostaje między innymi odsetki, różnice między stopą pre<text:span text:style-name="T1587">fe</text:span>rencyjną od rządu RFN-owskiego. Dlaczego tak się dzieje? Bo dotuje si<text:span text:style-name="T1588">ę</text:span><text:s/>wtedy postęp i aktywnych, którzy idą do przodu.<text:s/><text:span text:style-name="T1589">I</text:span><text:s/>dlatego też ta forma nie kłóci się z niczym o czym mówił dr<text:s/><text:span text:style-name="T1590">Ś</text:span>więcicki, tylko wymagałaby jeszcze objaśnienia, uzupełnienia. Ten zapis nie koliduje tylko, po prostu wykonawcze sprawy powinny mieć jeszcze<text:s/>ob<text:span text:style-name="T1591">j</text:span>aśnienie, ale jeżeli znam intencje, bez tych wyjaśnień możemy post<text:span text:style-name="T1592">ę</text:span>powa<text:span text:style-name="T1593">ć</text:span><text:s/>zgodnie z regułą tutaj przyjętą. Natomiast jeżeli chodzi o zapisane bariery dostępności kredytu, one z dyskusji się wzięły - nie ze względu na potrzeby samych rolników jako takich, ale ze względu na brak kredytów do wykupu bardzo często płodów rolnych, w systemie kiedyśmy mieli w tej chwili i do tej pory dotowane.</text:p>
      <text:p text:style-name="P1594">Nie dalej jak sprzed wczoraj sytuacja, brakowało kredytu na wykup mięsa przed świętami. I to stąd się bierze i to są te nonsensy, które się pojawią od czasu do czasu, ale one nie biorą się ani z istoty rolnictwa jako takiego, tylko z istoty niemożności przeniesienia po prostu tej ceny.</text:p>
      <text:p text:style-name="P1595">I jeżeli chodzi o objaśnienie w stosunku do tych spraw, które poruszył dr Święcicki, jest to integralną częścią to przejście na efektywną gospodarkę, na efektywne gospodarowanie między innymi obiektywnymi środkami<text:s/>produkcji. My dlatego tak się dusimy, bo nie mamy urynko<text:span text:style-name="T1596">wi</text:span>onych cen rolnych, bo nie ma równowagi i w związku z tym jest ta spekulacja w całym systemie przejścia, mieści się oczywiście to o czym pan mówił. Czy doprowadzenie do tego natomiast dzisiaj przy ustabilizowan<text:span text:style-name="T1597">ej</text:span><text:s/>jednej stronie dochodowej, lepszy jest ten kto zdobył jakiś kapitał wcześniej i używa<text:span text:style-name="T1598">ć</text:span><text:s/>go zaczyn<text:span text:style-name="T1599">a</text:span><text:s/>spekulacyjnie i dlatego też pojawiają<text:s/><text:soft-page-break/>się rzeczy nieefektywnego sięgania po środki, które się pojawiają, w t<text:span text:style-name="T1600">y</text:span>ch obszarach, gdzie jest nasycenie względnie możliwe w stosunku do obszarów, które wymagają lep<text:span text:style-name="T1601">s</text:span>zego dosycenia. To o czym mówiłem rolnicy w woj. gdańskiego o korzystniejszej strukturze agrarnej powyżej 15 ha są tymi, którzy znaleźli się w sytuacji tej kredytowej, braku, jego nie doposażył ojciec, dlatego, że miał tego konia, o którym tutaj była mowa,<text:s/>a on jeżeli chce zastartowa<text:span text:style-name="T1602">ć</text:span><text:s/>bez przyjęcia kapitału z wyjątkiem ziemi. Natomiast jeżeli chodzi o obrót ziemią, w poprawkach do ustawy od lutego jest między innymi jedna z podstawowych form - forma przetargu, dopiero jeżeli jest spisana, tak że w porządkowaniu systemowym idziemy w kierunku urynkowienia na każdym odcinku zaczynając od ziemi, dochodząc do innych, ale dochodzimy do wniosku, że jeżeli będziemy musieli subwen<text:span text:style-name="T1603">cj</text:span>onować, to jednak korzystamy z przykładów krajów efektywnych i przyjmijmy to, że dotowanie przez kredyt jest<text:s/>n<text:span text:style-name="T1604">aj</text:span>efektywniejszym<text:s/>dotowaniem, dlatego że w pierwszym rzędzie wymaga włączenia własnego kapitału, natomiast żałuję, że się zdarzają takie przypadki, o których mówił między innymi sekretarz Baka, ale tylko ze względu na kumoterskie stosunki urzędników banku.</text:p>
      <text:p text:style-name="P1605"><text:span text:style-name="T1606">Przewodniczą</text:span><text:span text:style-name="T1607">cy</text:span>:</text:p>
      <text:p text:style-name="P1608">To znaczy ja rozumiem, że moglibyśmy w ten sposób przyjąć, że w tej części poza kwestią urynkowienia tutaj jeszcze ewentualnie zapiszemy wspólnie uzgodnimy jakiś zapis, który będzie śladem tej dyskusji do ogólnego zapisu charakteryzującego proces rozpatrywania wniosków.</text:p>
      <text:p text:style-name="P1609">I z drugiej strony prosiłbym o wprowadzenie tych uściśleń, o których żeśmy tutaj mówili co do tego kredytu o kosztach operacyjnych i do trochę innego chyba rozpatrzenia, ujęcia kwestii z tą nieograniczonoś<text:span text:style-name="T1610">c</text:span>ią czy dostosowania do popytu, bo to jest ważna sprawa, ale musi być znaleziony tutaj też jakiś złoty środek.</text:p>
      <text:p text:style-name="P1611">Profesor Mujżel prosi o głos<text:span text:style-name="T1612">.</text:span></text:p>
      <text:p text:style-name="P1613"><text:span text:style-name="T1614">Ob. Jan Mu</text:span><text:span text:style-name="T1615">jż</text:span><text:span text:style-name="T1616">el</text:span>:</text:p>
      <text:p text:style-name="P1617"><text:span text:style-name="T1618">P</text:span>anie Przewodniczący! Ja nie jestem specjalistą w dziedzinie ekonomiki rolnictwa, ale przesłuchując si<text:span text:style-name="T1619">ę</text:span><text:s/>tej dyskusji odnoszę osobiście ważenie, że ta niezmiernie złożona rzeczywiście sprawa subwen<text:span text:style-name="T1620">cj</text:span>onowania rolnictwa jest jednak niedojrzała jeszcze koncepcyjnie. Chyba trzeba jeszcze nad tym wspólnie mocno popracować i proponowałbym, aby wprowadzić tego rodzaju może zapis do uzgodnienia jeżeli byłaby naturalnie zg<text:span text:style-name="T1621">o</text:span>da, o<text:span text:style-name="T1622">d</text:span><text:s/><text:span text:style-name="T1623">z</text:span>espołu rolniczego na to, aby zobowiązać rząd w określonym terminie do prze<text:span text:style-name="T1624">ds</text:span>tawienia projektu całościowego rozwiązania sprawy subwen<text:span text:style-name="T1625">cj</text:span>onowania rolnictwa, a następnie do przedyskutowaniu i przyjęcie przez Sejm, czy przez Senat wprowadzenia jak najszybciej tego projektu w życie.</text:p>
      <text:p text:style-name="P1626"><text:span text:style-name="T1627">Przewodniczący</text:span>:</text:p>
      <text:p text:style-name="P1628">Myślę,<text:s/><text:span text:style-name="T1629">ż</text:span>e to jest dobra propozycja i ponieważ przedstawiciele rządu wyrażają zgodę, nie widzę żadnych powodów, dla których mielibyśmy nie wykorzystać tej propozycji. Proponuję, by rzeczywiście taki zapis zawrzeć.</text:p>
      <text:p text:style-name="P1630">Mamy do rozpatrzenia jeszcze przed obiadem zanim skontaktujemy się, można powiedzieć z produktami rolnictwa - jeszcze są, projekt zapisu dotyczącego urynkowienia gospo<text:span text:style-name="T1631">d</text:span>arki żywnościow<text:span text:style-name="T1632">ej.</text:span><text:s/>Czy ten projekt, ta propozycja została przedstawiona, czy nie?</text:p>
      <text:p text:style-name="P1633">To może ktoś odczyta?</text:p>
      <text:p text:style-name="P1634"><text:span text:style-name="T1635">Ob. <text:s text:c="20"/></text:span>:</text:p>
      <text:soft-page-break/>
      <text:p text:style-name="P1636"><text:span text:style-name="T1637">P</text:span>roponu<text:span text:style-name="T1638">je</text:span>my tam do tego dokumentu ogólnego w pkt. 4 to już była dyskusja poprzednio podjęta na ten temat następującą treść:</text:p>
      <text:p text:style-name="P1639">Uznaje się<text:s/><text:span text:style-name="T1640">z</text:span>a konieczne urynkowienie całej gospodarki narodow<text:span text:style-name="T1641">ej.</text:span><text:s/><text:span text:style-name="T1642">I</text:span><text:s/>następnie: Dla prz<text:span text:style-name="T1643">ys</text:span>pieszenia rozwoju produkcji rolniczej i poprawy zaopatrzenia ludn<text:span text:style-name="T1644">o</text:span>ści w artykuły żywnościowe niezbędne jest bezzwłoczne urynkowienie działalności całego kompleksu gospodarki żywnościowej. W celu ograniczenia skali wzrostu cen artykułów żywnościowych, przejście w gospodarce żywn<text:span text:style-name="T1645">o</text:span>ściowej na mechanizmy rynkowe powinno następować stopniowo.</text:p>
      <text:p text:style-name="P1646">Równolegle z wdrożeniem cen rynkowych w skupie i przetwórstwie produktów żywnościowych stworzone powinny być warunki do demonopoliza<text:span text:style-name="T1647">cji</text:span><text:s/>obrotu towarowego i przetwórstwa oraz konsekwentnego zwalczania praktyk monopolistycznych. Poziom dotacji do gospodarki żywnościowej w roku bieżącym zatwierdzony ustawą budżetową pozostaje bez zmian.</text:p>
      <text:p text:style-name="P1648">Z dniem 1 stycznia 1990 roku ogranicza się dotacje o 50%<text:span text:style-name="T1649">,</text:span><text:s/>a z dniem 1 stycznia 1991 roku znosi się je w całości. Z wyjątkiem mleka konsumpcyjnego, białych serów i odżywek dla dzieci. Środki przeznaczone na dotacje do konsumpcji przenosi się w całości do wynagrodzeń, rent emerytur i dodatków rodzinnych. Ruchy cen detalicznych w roku bieżącym i w latach następnych w układzie kosztów utrzymania zgodnie z przyjętą zasadą podlegają indeksacji.</text:p>
      <text:p text:style-name="P1650">Taka jest propozycja treści tego zapisu.</text:p>
      <text:p text:style-name="P1651"><text:span text:style-name="T1652">Ob. <text:s text:c="20"/></text:span>:</text:p>
      <text:p text:style-name="P1653">Ja mam pytanie, bo tam zwróciło moją uwagę pewna niespójność, sprzeczność, bo jest mowa o bezzwłocznym urynkowieniu, a następnie o stopniowym przechodzeniu w następnym zdaniu. To jak to jest?</text:p>
      <text:p text:style-name="P1654"><text:span text:style-name="T1655">Prze</text:span><text:span text:style-name="T1656">wo</text:span><text:span text:style-name="T1657">dni</text:span><text:span text:style-name="T1658">cz</text:span><text:span text:style-name="T1659">ący</text:span>:</text:p>
      <text:p text:style-name="P1660">Ja myślę, że to drugie zdanie nie<text:span text:style-name="T1661"><text:s/></text:span>musi być, bo uznaje się za konieczne urynkowienie całej gospodarki narodowej<text:span text:style-name="T1662">.</text:span><text:s/>To dotyczy wszystkich, całej gospodarki.<text:s/><text:span text:style-name="T1663">W</text:span><text:s/>celu ograniczenia skali wzrostu cen artykułów żywnościowych przejście w gospodarce żywnościowej na mechanizmy rynkowe powinno następować stopniowo<text:s/><text:span text:style-name="T1664">-</text:span><text:s/>i wtedy jest logiczne<text:span text:style-name="T1665">.<text:s/></text:span>Czyli to zdanie byśmy usunęli drugie i wtedy to jest logiczne.</text:p>
      <text:p text:style-name="P1666">Proszę redaktor Szwarc.</text:p>
      <text:p text:style-name="P1667"><text:span text:style-name="T1668">Ob. Karol Szwarc</text:span>:</text:p>
      <text:p text:style-name="P1669">Mam propozycję, żeby tą redakcję dyskutować przy redakcji ogólnej dwóch punktów, ponieważ ona jest inna aniżeli uzgodniona przez zespoły redakcyjne.</text:p>
      <text:p text:style-name="P1670"><text:span text:style-name="T1671">Przewodnicząc</text:span><text:span text:style-name="T1672">y</text:span><text:span text:style-name="T1673">:</text:span></text:p>
      <text:p text:style-name="P1674">To znaczy ponieważ koledzy z rolnictwa są w tej chwili na sali i chodziłoby nam o to, ażeby uczestniczyli w tej dyskusji, chcielibyśmy tę sprawę załatwić przed obiadem, żeby już... to wobec tego rozpatrzyć tamten wariant zapisu jako al<text:span text:style-name="T1675">te</text:span>rnatywn<text:span text:style-name="T1676">y</text:span>.</text:p>
      <text:p text:style-name="P1677"><text:span text:style-name="T1678">O</text:span><text:span text:style-name="T1679">b. Karol Szwarc</text:span>:</text:p>
      <text:p text:style-name="P1680">Wobec<text:s/><text:span text:style-name="T1681">teg</text:span>o ja do tego wariantu, który jest na stronie zapisany na 3, chciałbym zgłosić pewną autopoprawkę. Do wiersza drugiego tej strony: będą zamrożone w wyrazie realnym.</text:p>
      <text:p text:style-name="P1682">Dopisać słowa: w wyrazie realnym, do punktu 7 na stronie 3, drugi wiersz od dołu; będą zamrożone w wyrazie realnym co najmniej na 2-3 lata na poziomie planowanym.</text:p>
      <text:soft-page-break/>
      <text:p text:style-name="P1683">Stanowisko w sprawie<text:s/><text:span text:style-name="T1684">p</text:span>olityki społecznej mają państwo przed sobą, strona 3 punkt 7 drugi wiersz od dołu będą zamrożone i tu dwa słowa: w wyrazie realnym co najmniej na 2-3 lata.</text:p>
      <text:p text:style-name="P1685"><text:span text:style-name="T1686">Ob</text:span><text:span text:style-name="T1687">.</text:span><text:span text:style-name="T1688"><text:s/>Ryszard<text:s/></text:span><text:span text:style-name="T1689">Bugaj</text:span><text:span text:style-name="T1690">:</text:span></text:p>
      <text:p text:style-name="P1691">Ale przepraszam zamrożone<text:s/>w<text:s/>wyrazie realnym to znaczy nominalnie rosłyby i to mocno,</text:p>
      <text:p text:style-name="P1692"><text:span text:style-name="T1693">Ob. Szwarc</text:span>:</text:p>
      <text:p text:style-name="P1694">Ale ten zapis jest w celu wywołania dyskusji oczywiście, twardy.</text:p>
      <text:p text:style-name="P1695"><text:span text:style-name="T1696">Prze</text:span><text:span text:style-name="T1697">wo</text:span><text:span text:style-name="T1698">dniczący</text:span>:</text:p>
      <text:p text:style-name="P1699">Ja bym proponował, już mamy kilka takich propozycji w celu wywołania dyskusji. Próbujmy formułować myśli w celu przyjęcia. Wi<text:span text:style-name="T1700">ęc</text:span><text:s/>ja uważam, że nie powinniśmy tu wprowadzać - w wyrazie realnym - ponieważ sens ma wtedy jeżeli to jest zamrożone nominalne i obniża się realnie tak jak wzrasta inflacja.</text:p>
      <text:p text:style-name="P1701">Proszę pan dr Bugaj.</text:p>
      <text:p text:style-name="P1702"><text:span text:style-name="T1703">Ob. Ryszard Bugaj</text:span>:</text:p>
      <text:p text:style-name="P1704">Proszę Państwa! To rzeczywiście nareszcie wiemy z grubsza biorąc jaka jest propozycja rządu, w takim najogólnie<text:span text:style-name="T1705">j</text:span>szym sensie. Rozumiem, że jeżeli byłby utrzymany zapis, że wielkość nominalna jest zamrożona, to znaczy, że w tym roku tak mi się wydaje, wartość realna dotacji do żywności zmniejszyłaby się powiedzmy o połowę. Tak sądzę, że zmniejszyłaby się o połowę. Domagaliśmy się już chyba około 10 razy o przedstawienie nam jaki<text:span text:style-name="T1706">ej</text:span>kolwiek pro<text:span text:style-name="T1707">g</text:span>nozy skut<text:span text:style-name="T1708">k</text:span>ów tego dla wysokości cen. Chciałbym w związku z tym zadać dwa pytania, bo myślę, że inaczej nasza dyskusja naprawdę nie ma sensu.<text:s/>Po pierwsze czy po ostatnim apelu pana przewodniczącego, by udostępniono naszej stronie taki projekt, mamy<text:s/><text:span text:style-name="T1709">te</text:span>n projekt czy go nie mamy<text:span text:style-name="T1710">,</text:span><text:s/>a drugie pytanie, które chciałbym zadać to jest czy tekst, który odczytał bardzo przepraszam, ale zapomniałem nazwiska pana - pan Śliwiński, czy to jest tekst, który został uzgodniony w grupie rolniczej?</text:p>
      <text:p text:style-name="P1711"><text:span text:style-name="T1712">O</text:span><text:span text:style-name="T1713">b. <text:s/>Śliwiński</text:span>:</text:p>
      <text:p text:style-name="P1714">Jest to tekst, który został uzgodniony.<text:s/><text:span text:style-name="T1715">G</text:span>rupa rolnicza ma ten tekst urynkowienia przed pa<text:span text:style-name="T1716">ń</text:span>stw<text:span text:style-name="T1717">e</text:span>m i to jest uzgodnione. Tam nie ma szczegółów, co do tej części drugiej, co do skutków. Natomiast co do skutków jest tam taki zapis, mianowicie że - na stronie 3 - rozwiązaniu problemów skutków ruchu cen rolniczych dla warunków bytu ludności,<text:s/>urynkowienie<text:s/>powiązań rolnictwa z otoczeniem może być podjęte przez równoczesne dostosowanie rynku żywnoś<text:span text:style-name="T1718">ci</text:span>owego do zmiany warunków jego zaopatrzenia włącznie ze zniesieniem reglamentac<text:span text:style-name="T1719">ji</text:span><text:s/>i następnie rozwiązanie problemów skutku ruchu cen rolniczych dla wa<text:span text:style-name="T1720">r</text:span>unków bytu ludności, a szczególnie niższych grup dochodowych.</text:p>
      <text:p text:style-name="P1721">Taki ogólny zapis zespół rolniczy poczynił, natomiast ten temat, który ja odczytałem było to rozwinięcie tego uzgodnionego wstępnie z moim współprzewodniczącym prof. Stelmachowskim.</text:p>
      <text:p text:style-name="P1722"><text:span text:style-name="T1723">Ob. <text:s text:c="20"/></text:span>:</text:p>
      <text:p text:style-name="P1724">Myślę, że to niestety potwierdza wszystkie najdalej idące obawy, że zapis niesłychanie ogólnikowy, który był dotychczas prezentowany będzie rozwijany w taki sposób, jak ten.<text:s/><text:span text:style-name="T1725">W</text:span><text:s/>moim przeświadczeniu ja mówię wyłącznie za siebie - ta propozycja jest w żadnym razie nie do przyjęcia i nie do zaakceptowania przez naszą stronę i uważam także, że jest ona groźna dla rządu proponowanie takiej rzeczy. Ja nie wiem, nie otrzymałem, nie otrzymaliśmy żadnej prognozy stopy wzrostu cen, którą ona by spowodowała. Ale wszystko wskazuje na to, że do końca tego roku ceny rolne musiałyby wzrosnąć o kilkadziesiąt procent, a<text:s/><text:soft-page-break/>b<text:span text:style-name="T1726">yć</text:span><text:s/>może i o 100% i chciałbym zapytać czy przedstawiciele rządu biorą pod uwagę konsekwencje takiego projektu, społeczne i ekonomiczne, i polityczne?</text:p>
      <text:p text:style-name="P1727"><text:span text:style-name="T1728">Prze</text:span><text:span text:style-name="T1729">wo</text:span><text:span text:style-name="T1730">dniczący</text:span>:</text:p>
      <text:p text:style-name="P1731">Proszę bardzo, kto z<text:s/>państwa<text:s/>pragnie zabrać głos?</text:p>
      <text:p text:style-name="P1732">Prof<text:span text:style-name="T1733">.</text:span><text:s/>Mujżel.</text:p>
      <text:p text:style-name="P1734"><text:span text:style-name="T1735">Ob. Jan Mujżel</text:span>:</text:p>
      <text:p text:style-name="P1736">Ja muszę powiedzieć<text:span text:style-name="T1737">,</text:span><text:s/>że mam też takie bardzo duże obawy z powodu tych sformułowań, które zostały użyte w propozycji podzespołu rolniczego, zwłaszcza chodzi mi o to s<text:span text:style-name="T1738">fo</text:span>rmułowanie o stopniowości wycofywania dotacji, tym samym cen żywno<text:span text:style-name="T1739">ści</text:span><text:s/>i tym samym jak gdyby tworzenia impulsów dla wzrostu ogólnego poziomu cen, dla wzrostu cen detalicznych żywności i kosztów utrzymania.</text:p>
      <text:p text:style-name="P1740">Tu nie chodzi o to, ja nie jestem oczywiście przeciwny samej idei, ona wydaje się być bezsporna i w tym kierunku polityka gospodarcza musi zmierzać przy<text:s/>urynkawiającej<text:s/>się całej naszej gospodarce. Chodzi jednak o sprawę uściślenia tej stopniowości. Ja myślę, że to jest zbyt elastyczne s<text:span text:style-name="T1741">fo</text:span>rmułowanie, zbyt wiele dające mi<text:span text:style-name="T1742">e</text:span>jsca dla różn<text:span text:style-name="T1743">yc</text:span>h... nie chcę używać złego słowa - powiedzmy mniej lub bardziej arbitralnych decyzji w tej dziedzinie.</text:p>
      <text:p text:style-name="P1744">Ja myślę, że my powinniśmy jednak domagać się pewnych urządzeń instytu<text:span text:style-name="T1745">cj</text:span>onalnych, pewnych urządzeń systemowych, które by pozwoliły jak gdyby chronić tą stopniowość, kontrolować tą stopniowość.</text:p>
      <text:p text:style-name="P1746">Myślę, że należałoby nad tym popracować, być może w chwili obecnej jeszcze nie ma takiego dobrego pomysłu, na takie rozwiązanie systemowe i byłbym za tym, aby jednak nie przejść nad tym do porządku dziennego, to jest sprawa zbyt ważna, społecznie i zbyt niebezpieczna.</text:p>
      <text:p text:style-name="P1747"><text:span text:style-name="T1748">Przewodnicząc</text:span><text:span text:style-name="T1749">y</text:span>:</text:p>
      <text:p text:style-name="P1750">D<text:span text:style-name="T1751">ziękuję.</text:span></text:p>
      <text:p text:style-name="P1752">Proszę prof. Trzeciakowski.</text:p>
      <text:p text:style-name="P1753"><text:span text:style-name="T1754">Ob. Witold Trze</text:span><text:span text:style-name="T1755">ciak</text:span><text:span text:style-name="T1756">o</text:span><text:span text:style-name="T1757">ws</text:span><text:span text:style-name="T1758">ki</text:span>:</text:p>
      <text:p text:style-name="P1759">Ja chciałem zwrócić uwagę na to, że już na zespole w Magdalence sprecyzowaliśmy nasze stanowisko w postaci obietnicy zajęcia konkretnego naszego stosunku do tej propozycji, w momencie otrzymania jakiegoś scenariusza,<text:s/><text:span text:style-name="T1760">k</text:span>tóry by precyzował przewidywaną stopę wzrostu cen detalicznych żywn<text:span text:style-name="T1761">oś</text:span>ci.</text:p>
      <text:p text:style-name="P1762">I myślę, że my ciągle wracamy do tego samego, mianowicie do braku rozeznania konsekwen<text:span text:style-name="T1763">cji</text:span>. Proszę nas źle nie rozumieć, nie ma żadnego negatywnego stanowiska do propozycji urynkowienia sfery żywno<text:span text:style-name="T1764">ś</text:span>ci<text:span text:style-name="T1765">,</text:span><text:s/>jest tylko strach przed konsekwencjami żywiołowego wzrostu cen żywności, który może nam wymknąć się spod kontroli. I wydaje nam się, że tak poważna operacja powinna być po prostu przećwiczona na przykładach zakład<text:span text:style-name="T1766">aj</text:span>ących określoną regresję, czy wycofywanie się z dotacji dla producentów.</text:p>
      <text:p text:style-name="P1767">Powracam jeszcze raz do tego samego wniosku, żeby wrócić do tego zagadnienia na bazie jakiegoś konkretnego materiału liczbowego.</text:p>
      <text:p text:style-name="P1768">D<text:span text:style-name="T1769">zi</text:span>ękuję.</text:p>
      <text:p text:style-name="P1770"><text:span text:style-name="T1771">Prof. Zdzisław Badowski</text:span>:</text:p>
      <text:p text:style-name="P1772"><text:span text:style-name="T1773">W</text:span>ięc ja chciałem również powiedzieć, że z mojego punktu widzenia zapisy, które tu są w<text:s/><text:span text:style-name="T1774">o</text:span>bu zresztą dokumentach przy niezgodnościach między nimi zanotowane budzą również zaniepokojenie i to zaniepok<text:span text:style-name="T1775">oj</text:span>enie w świetle doświadczenia, nie tylko w świetle logicznego rozumowania, ale przecież mamy<text:s/><text:soft-page-break/>nie jedno doświadczenie za sobą z tego zakresu. Zaniepok<text:span text:style-name="T1776">oj</text:span>enie dotyczy w ogóle próby formułowania jakichś takich sztywnych postulatów dotyczących odchodzenia od dotacji. Zamrozić na 3 lata na poziomie takim, a takim, czy też o połowę obniżyć, czy tam w następnym roku o<text:s/><text:span text:style-name="T1777">10</text:span>0%<text:span text:style-name="T1778">.</text:span></text:p>
      <text:p text:style-name="P1779">Ja myślę, że to są zapisy, które byłyby niesłychanie usztywni<text:span text:style-name="T1780">aj</text:span>ące i przez to niebezpieczne. Podzielam pogląd, że w ogóle jest trudno je robić wtedy, kiedy w ogóle nie wiemy jaka jest skala skutków tego. Ale nawet gdybyśmy tę ska<text:span text:style-name="T1781">l</text:span>ę znali, ona na pewno będzie bardzo poważna,<text:s/><text:span text:style-name="T1782">na</text:span><text:span text:style-name="T1783">wet</text:span><text:s/>gdybyśmy ją znali, to od strony formułowania wskaźników dotyczących tego jak obniżyć ogólną sumę dotacji to jest podejście moim zdaniem nieprawidłowe, dlatego że do<text:span text:style-name="T1784">ś</text:span>wiadczenie wskazuje, że chodzi przecież... wprawdzie w sensie kierunkowym na pewno o wycofywanie się tego zakresu dotowania, jaki ma<text:span text:style-name="T1785">m</text:span>y, ale przede wszy<text:span text:style-name="T1786">s</text:span>tkim<text:s/>przez zmiany systemu dotacyjnego, sposobu dotowania przez rozwarcie asortymentowe, przez analizę w poszczególnych grupach towarowych, bo to jest ta droga, którą trzeba iść i przecież mamy tutaj naprawdę nagromadzone potężne już doświadczenia jak to należałoby robi<text:span text:style-name="T1787">ć.</text:span></text:p>
      <text:p text:style-name="P1788">Powiedzmy w tym zakresie produktów mlecznych to nie jest kwestia obniżenia o 50% dotacji dla produkt w mlecznych, to jest tylko kwestia dużego zdywersyfikowania i to właśnie w sposób stopniowy<text:span text:style-name="T1789">.</text:span></text:p>
      <text:p text:style-name="P1790">Ja nie wiem czy to wszystko można w tej chwili w ogóle zapisać, wydaje mi się, że nie, natomiast chciałem zgłosić to zasadnicze<text:span text:style-name="T1791"><text:s/></text:span>z<text:span text:style-name="T1792">a</text:span>s<text:span text:style-name="T1793">t</text:span>rzeżenie do zapisów, które tutaj w tej chwili mamy w obu tych dokumentach.</text:p>
      <text:p text:style-name="P1794">Dziękuję bardzo.</text:p>
      <text:p text:style-name="P1795"><text:span text:style-name="T1796">Przewodnicząc</text:span><text:span text:style-name="T1797">y</text:span>:</text:p>
      <text:p text:style-name="P1798">Mam taką propozycję, mianowicie ja rozumiem, że tutaj największy opór w świetle braku właśnie tej symulacji skutków, rozliczenia, biorą te elemen<text:span text:style-name="T1799">ty</text:span>, które mają na tyle konkretny charakter, że rzutują po prostu na konkretną później skutki i sytuację. A gdybyśmy ograniczyli się w tej fazie do następującego zapisu: Biorąc pod uwagę ten dokument stanowisko w sprawie polityki społecznej, stronica 3, punkt 7: Osią polityki ekonomicznej będzie urynkowienie całej gospodarki, w tym także żywnościow<text:span text:style-name="T1800">ej.</text:span><text:s/>O<text:span text:style-name="T1801">ś</text:span>... równolegle ze znoszeniem monopolu i reglamenta<text:span text:style-name="T1802">cji</text:span><text:s/>środków produkcji, monopolu i reglamenta<text:span text:style-name="T1803">cji<text:s/></text:span>środków produkcji ceny będą kształtowane przez relacje popytu i podaży.</text:p>
      <text:p text:style-name="P1804">I dalej - pomijamy tu dotacje, te kwestie i dalej<text:span text:style-name="T1805">:</text:span><text:span text:style-name="T1806"><text:s/></text:span>Równoważenie<text:s/><text:span text:style-name="T1807">de</text:span>ta<text:span text:style-name="T1808">li</text:span>cznego rynku żywn<text:span text:style-name="T1809">ości</text:span>owego dokonywane będzie nie poprzez jednorazową operację cenową, lecz w sposób stopniowy z uwzględnieniem kształtowania się budżetów rodzinnych i kosztów utrzymania.</text:p>
      <text:p text:style-name="P1810">Ja myślę, że to jest zapis kierunkujący sprawę, bezpieczny, nie przesądz<text:span text:style-name="T1811">aj</text:span>ący - oddający intencję, nie przesądz<text:span text:style-name="T1812">aj</text:span>ący natomiast tego czego ja rozumiem ani państwo, ani ja nie chciałbym w tej chwili przesądzić, bo nie mam rzeczywiście podstawowych elementów informacji na ten temat.</text:p>
      <text:p text:style-name="P1813">Natomiast uważam,<text:s/><text:span text:style-name="T1814">ż</text:span>e niezależnie od tego, zwracam się do wicepremiera Olesiaka, ażeby jednakże jakaś rozwinięta symulacja różnych wariantów tej operacji żeby została przedstawiona<text:span text:style-name="T1815">.</text:span><text:s/>Przy czym nie chodzi tutaj już o to ażeby wprowadzać do zapisu jakieś modyfikacje, ponieważ chyba będziemy musieli się ograniczyć do tego ogólnego ukierunkowania. Natomiast po prostu, dlatego żeśmy o tej sprawie rozmawiali dlatego żeśmy zobowiązywali się, że takie informacje, takie projektowane dane będą przedstawione, no i że to jest niezwykle ważny czynnik dla kształtowania wspólnego stanowiska, później do konkretyzowania tej linii postępowania.</text:p>
      <text:soft-page-break/>
      <text:p text:style-name="P1816">Czy można prosić o zabranie głosu pana ministra?</text:p>
      <text:p text:style-name="P1817"><text:span text:style-name="T1818">Minister Olesiak</text:span>:</text:p>
      <text:p text:style-name="P1819">Ja chciałem powiedzieć tak, że strona rządowa przygotowuje kilka wariantów takich rozliczeń. I będziemy dysponować w najbliższym czasie tzn. w najbliższych dniach już konkretnymi liczbami i wielkościami. I jesteśmy w stanie po prostu to przedstawić.</text:p>
      <text:p text:style-name="P1820">Natomiast byłbym również za tym, żeby ten zapis ogólny jeśli nikt, a rozumiem, że nikt nie jest przeciw temu żeby urynkawiać gospodarkę, żeby ten zapis, żeby na ten zapis ogólny się dzisiaj zgodzić, ponieważ jest to potrzebne i niczym nie grozi.</text:p>
      <text:p text:style-name="P1821"><text:span text:style-name="T1822">Pr</text:span><text:span text:style-name="T1823">zewod</text:span><text:span text:style-name="T1824">nic</text:span><text:span text:style-name="T1825">zący</text:span>:</text:p>
      <text:p text:style-name="P1826">Dziękuję. Bardzo proszę pan pro<text:span text:style-name="T1827">f.</text:span><text:s/>Trzeciakowski.</text:p>
      <text:p text:style-name="P1828">A podniesienie ogólnego wskaźnika inflacji, wskaźnika ogólnego poziomu cen, tego na który jesteśmy już w jakimś stopniu skazani, w jakimś się jeszcze<text:s/>stopniu skazujemy<text:s/><text:span text:style-name="T1829">-</text:span><text:s/>o dodatkowe około 50 pkt. procentowych. A więc jeżeli w tej chwili jesteśmy już skazani na minimum 90, to powiedzmy, musielibyśmy pójść na 140 proc. inflację. Pod żadnym warunkiem ja osobiście, podobnie jak ko<text:span text:style-name="T1830">l.</text:span><text:s/>Bugaj nie mógłbym za takim wariantem optować.</text:p>
      <text:p text:style-name="P1831">Drugi element, to po prostu występuje tu oczywista sprzeczność. Ta sprzeczność doprowadziła do zgubnych skutków operacji<text:s/>cenowo-dochodowej<text:s/>w roku 1988<text:span text:style-name="T1832">.</text:span><text:s/>I ze zdumieniem obserwuję, że ta argumentacja w jakimś stopniu tutaj jest... powtarza się nam. Nie można bowiem rozwiązać dwu problemów równocześnie w warunkach polskich - oparcia cen detalicznych, nie tylko żywności, ale w ogóle cen detalicznych, towarów konsumpcyjnych, tak dóbr jak i usług równocześnie o relację wartości i o relację rzadkości. Tu dominu<text:span text:style-name="T1833">j</text:span>e podejście tego typu, że rynek to jest najlepiej zlikwidowanie dotacji. Ja nie wiem w ogóle skąd się takie pojęcie rynku bierze i dlaczego z taką intensywnością jest ono tutaj wnoszone.</text:p>
      <text:p text:style-name="P1834">Pierwsza część zdania jest prawdziwa, ceny będą kształtowane przez relacje popytu i podaży. Natomiast druga część zdania - dotacje będą zamrożone co najmniej na 2-3 lata w tym momencie - powiedzmy - sprawa jest wtórna, jest sprzeczna z pierwszą częścią tego zdania. Nie można bowiem wyobrazić sobie, żeby równocześnie ceny w naszych realiach byłyby kształtowane przez relacje strumieni popytu i podaży, przy zamrożeniu na dotychczasowym nominalnym poziomie dotacji.</text:p>
      <text:h text:style-name="P1835" text:outline-level="3"><text:span text:style-name="T1836">Prof. Trzeciakowski Witold</text:span>:<text:bookmark-start text:name="bookmark0"/><text:bookmark-end text:name="bookmark0"/></text:h>
      <text:p text:style-name="P1837">Panie premi<text:span text:style-name="T1838">e</text:span>rze, ja z zadowoleniem przyjmuję ofertę przedstawienia nam tego scenariusza li<text:span text:style-name="T1839">c</text:span>zbowego, który upoważn<text:span text:style-name="T1840">i</text:span>a<text:span text:style-name="T1841"><text:s/></text:span>nas do odpowiedzialnego ustosunkowania się do całej koncepcji. Natomiast mam obawy, że bez tego przedłożenia tego rachunku, ustosunkowywanie się generalne do urynkawiania jakiejś sfery żywności, produkcji żywności jest bombą zegarową, którą możemy tutaj sami sobie podłoży<text:span text:style-name="T1842">ć</text:span><text:s/>i to byłoby zbyt ryzykowne.</text:p>
      <text:p text:style-name="P1843">Jeżeli ten ruch cen będzie rzędu 20-30 proc. to jest sprawa do przyjęcia.<text:s/><text:span text:style-name="T1844">A</text:span><text:s/>jeżeli ten ruch cen będzie rzędu 100 proc., to jest sprawa nie do przyjęcia.</text:p>
      <text:p text:style-name="P1845">A więc dlatego ogólne zapisy, które by antycypowały, że to będzie 20-30 proc. są bezprzedmiotowe w tej chwili, póki nie mamy tego materiału. Dlatego pr<text:span text:style-name="T1846">opo</text:span>n<text:span text:style-name="T1847">o</text:span>w<text:span text:style-name="T1848">ałb</text:span>ym jednak poczekać na ten materiał liczbowy i wtedy dopiero z<text:span text:style-name="T1849">ap</text:span>isać już na pewniaka, bez ponoszenia tego niebywałego ryzyka.</text:p>
      <text:p text:style-name="P1850"><text:span text:style-name="T1851">Przewodniczący</text:span>:</text:p>
      <text:soft-page-break/>
      <text:p text:style-name="P1852">Dziękuję. Proszę do<text:span text:style-name="T1853">c.</text:span><text:s/>Kołodko:</text:p>
      <text:h text:style-name="P1854" text:outline-level="3"><text:span text:style-name="T1855">Doc. Kołodko Grzegorz</text:span>:<text:bookmark-start text:name="bookmark2"/><text:bookmark-end text:name="bookmark2"/></text:h>
      <text:p text:style-name="P1856">Ja również nie mógłbym w tej propozycji przyjąć tego zapisu z dwu co najmniej względów. Z prostego rachunku wynikałoby, że zamrożenie dotacji na poziomie nominalnym, bo tylko takie zamrażanie ma sens. Ja nie rozumiem, co znaczy zamrażanie na poziomie realnym. W kategoriach roku 1988 i 1989 cen dotacji do cen środków produkcji rolnictwa i do cen żywności oznaczałoby wzrost cen żywności w granicach lekko ponad 100 proc.<text:s/>dlatego, że najwyższe dotacje są do wielu towarów, na które występuje względna równowaga<text:span text:style-name="T1857">.</text:span><text:s/>I zamrożenie dotacji na nominalnym spowodowałoby koniecznoś<text:span text:style-name="T1858">ć</text:span><text:s/>wzrostu tych cen i w tym momencie nie wystąpiłaby żadna równowaga popytu i podaży, tylko nastąpiłaby nadprodukcja, w innych sferach wystąpiłby niedobór<text:span text:style-name="T1859">.</text:span></text:p>
      <text:p text:style-name="P1860">Natomiast, sądzę, że oczywiście zawsze w myśl zasady<text:s/><text:span text:style-name="T1861">„</text:span>bolsze jasnost i łutsze wyczerknut<text:span text:style-name="T1862">”</text:span><text:s/>można skreślić tę drugą część zdania. Ale to zdejmuje ten punkt tylko na chwilę,<text:span text:style-name="T1863"><text:s/></text:span>problem jako taki pozostaje. Ale jeśli tę sprzeczność skreślimy, powstanie następna sprzeczność mianowicie z punktem na tej samej stronie - 4-tym, ż<text:span text:style-name="T1864">e</text:span><text:s/>już skazujemy się, podejmujemy tu niejako decyzję, że ustawowo wręcz od 1990 roku zakazana będzie praktyka pokrywania wydatków państwa pustym pieniądzem. I tu jest wiara, że uda się już w przyszłym roku tak pokierować strumieniami przychodów i wydatków przy odejściu od tego automatyzmu z zamrażaniem dotacji na takim czy innym poziomie rozłożonym na 2 i<text:s/><text:span text:style-name="T1865">3</text:span><text:s/>lata. Otóż to też jest niemożliwe. I tego dylematu też nie można rozwiązać. I po prostu chciałbym jednak przestrzec siebie i wszystkich<text:s/>państwa, abyśmy skreślając w tej fazie to wiedzieli, że dalej tutaj są postulaty z sobą sprzeczne.</text:p>
      <text:p text:style-name="P1866">Dziękuję.</text:p>
      <text:p text:style-name="P1867"><text:span text:style-name="T1868">Przewodni</text:span><text:span text:style-name="T1869">cz</text:span><text:span text:style-name="T1870">ący</text:span>:</text:p>
      <text:p text:style-name="P1871">Tak. No więc mamy taką sytuację, że niezależnie od wszystkiego cały zespół powinien być - jeżeli to jest możliwe - w ciągu dnia jutrzejszego, a najpóźniej w poniedziałek, przed posiedzeniem zespołu, bo my mamy na poniedziałek przewidziane posiedzenie zespołu, wyposażony w ten dokument, który jest przygotowywany przez rząd, przez odpowiednie agendy rządowe, jeżeli chodzi o kwestię urynkowienia gospodarki żywnościowej, zgodnie z postulatem tutaj wysuwanym i potwierdzone przez pana pro<text:span text:style-name="T1872">f.</text:span><text:s/>Trzeciakowskiego.</text:p>
      <text:p text:style-name="P1873">Oczywiście my prawdopodobnie nie zdołamy zapozna<text:span text:style-name="T1874">ć</text:span><text:s/>się, jeżeli to będzie w poniedziałek i rozpatrywać w poniedziałek, ponieważ trzeba będzie przestudiować sprawę. Wobec tego wszystko wygląda na to, że trzeba się będzie raz jeszcze spotkać. Chyba że potraktujemy sprawę fakultatywnie tzn., że wyrazilibyśmy zgodę na ten generalny zapis, który brzmiał tak jak czytałem w 7-mym punkcie: osią polityki ekonomicznej będzie urynkowienie całej gospodarki w tym także żywnościowej. Czy do tego są wątpliwości - chyba nie ma?</text:p>
      <text:p text:style-name="P1875"><text:span text:style-name="T1876">Ob. <text:s text:c="20"/></text:span>:</text:p>
      <text:p text:style-name="P1877">Ja mam panie profesorze wątpliwości i to zupełnie zasadnicze. Dlatego że my przed opinią publiczną nie możemy udawać, że nie wiemy jakie są intencje rządu w tej sprawie. Ten zapis ogólny, który pan proponuje w tej chwili jest do pogodzenia w pełni z tym rozwinięciem, które przedstawił tutaj pan Śliwiński przed paroma minutami. I nie możemy udawać, zamykać oczu na to, że za tym zapisem nie może się także kryć taka polityka jaka została wyrażona w tej sugestii.</text:p>
      <text:soft-page-break/>
      <text:p text:style-name="P1878">Gdybyśmy tego nie wiedzieli, być może wcale, to moglibyśmy się na taki zapis zgodzić. Ale ponieważ to doskonale wiemy, to jak powiadam nie wolno nam po prostu lud i w tej sprawie oszukiwać, i udawać, że tego nie wiemy.</text:p>
      <text:p text:style-name="P1879"><text:span text:style-name="T1880">Przewodniczący</text:span>:</text:p>
      <text:p text:style-name="P1881">W tej chwili sytuacja stała się jasna<text:span text:style-name="T1882">.</text:span><text:s/>Mianowicie moje podejście było takie, że to jest zapis, który w kategoriach ogólnych nie może być zakwestionowany, przy założeniu, że nie imputujemy od razu przypisujemy - co się będzie za tym kryło. Bo z punktu widzenia - można powiedzieć - treści tego zapisu, jego formuły, to ja nie sądzę żeby abstrahując od innych elementów, żeby można było tu cokolwiek zakwestionować.</text:p>
      <text:p text:style-name="P1883">No, bo co zakwestionować można. Równolegle ze znoszeniem monopoli i reglamentacji środków produkcji ceny będą kształtowane przez rela<text:span text:style-name="T1884">cj</text:span>e popytu i podaży. W porządku. Ktoś coś może zakwestionować? Nie może.</text:p>
      <text:p text:style-name="P1885">Dalej - równoważenie detalicznego rynku żywnościowego dokonywane będzie nie poprzez jednorazową operację cenową - czyli odrzucamy już z góry pewien wariant, lecz w sposób stopniowy, z uwzg<text:span text:style-name="T1886">l</text:span>ędnieniem kształtowania się budżetów rodzinnych i kosztów utrzymania.</text:p>
      <text:p text:style-name="P1887">I teraz oczywiście pan dr Bugaj tutaj ma rację, że może być cała wiązka różnego rodzaju propozycji rozwiązań.<text:s/>Oczywiście jeżeli się przyjmuje, że za tym stoi takie rozwiązanie konkretne, które już jest jakby prze<text:span text:style-name="T1888">s</text:span>ą<text:span text:style-name="T1889">dz</text:span>one, o którym opinia publiczna wie, że wszyscy wiedzą tutaj, no to ja rozumiem tę postawę pana dr Bugaja.</text:p>
      <text:p text:style-name="P1890">Natomiast czy tak jest w istocie, to już jest inna sprawa. Proszę bardzo prof. Mujżel.</text:p>
      <text:p text:style-name="P1891"><text:span text:style-name="T1892">Ob. Jan Mujżel</text:span>:</text:p>
      <text:p text:style-name="P1893">Panie Przewodniczący!<text:s/><text:span text:style-name="T1894">W</text:span><text:s/>uzupełnieniu do tego co zostało już powiedziane, o czym mówił pan prof. Trzeciakowski i kol. Bugaj. Ja sądzę, że należałoby zobligować podzespół rolniczy, aby przedstawił nam nie tylko symulację ilościową, może w różnych oczywiście wariantach, ale ja sądzę, że my powinniśmy domagać się czegoś więcej przedstawienia koncepcji systemowej technologii<text:s/><text:span text:style-name="T1895">te</text:span>j stopniowości systemowej w tym rozumieniu w jaki sposób mogłaby podlegać, w jaki sposób podlegałaby negocjowaniu i kontroli społecznej ta stopniowość, która by była realizowana przy wycofywaniu, ograniczaniu dotacji do podstawowych artykułów żywnościowych. Sprawa jest bardzo ważna, o wyjątkowo kluczowym charakterze i dlatego zabezpieczenia systemowe, pewna jasność w sprawie procedury, w sprawie technologii jest także moim zdaniem niezbędna w tym momencie.</text:p>
      <text:p text:style-name="P1896"><text:span text:style-name="T1897">Przewodniczący</text:span>:</text:p>
      <text:p text:style-name="P1898">Przed przerwą obiadową ponieważ jeszcze trochę znajdziemy się w sytuacji nie do pozazdroszczenia. Zabiorą głos jeszcze przewodniczący Manicki, premier Olesiak, trzy osoby<text:span text:style-name="T1899">.</text:span></text:p>
      <text:p text:style-name="P1900"><text:span text:style-name="T1901">Ob. Manicki</text:span>:</text:p>
      <text:p text:style-name="P1902">P<text:span text:style-name="T1903">r</text:span>of<text:span text:style-name="T1904">.</text:span><text:s/>Mujżel skrócił moją<text:s/><text:span text:style-name="T1905">wy</text:span>powie<text:span text:style-name="T1906">dź</text:span>,<text:span text:style-name="T1907"><text:s/></text:span>ponieważ też chciałem zapytać jak będzie wyglądała faktycznie ta stopniowość, natomiast pozostało mi do powiedzenia w tym momencie tylko to, że ten zapis byłby dla nas w pełni do przyjęcia, gdybyśmy słowa kształtowania się zastąpili słowem ochrony. Bo uwzględniać kształtowanie budżetów rodzinnych można i z tego nic nie wynika. Jeśli zapiszemy ochrona budżetów rodzinnych i po tych słowach dopiszemy system rekompensat, to jesteśmy w domu.</text:p>
      <text:soft-page-break/>
      <text:p text:style-name="P1908"><text:span text:style-name="T1909">Ob. Jurkiewicz</text:span>:</text:p>
      <text:p text:style-name="P1910">Chc<text:span text:style-name="T1911">i</text:span>ałbym się tutaj ustosunkować do domagania się przez stronę soli<text:span text:style-name="T1912">d</text:span>a<text:span text:style-name="T1913">r</text:span>noś<text:span text:style-name="T1914">ci</text:span>owo-opozycyjną jakiejś stymulacji proponowanych wzrostów cen na artykuły żywnościowe.</text:p>
      <text:p text:style-name="P1915">Proszę Państwa! Chciałbym powiedzieć jedno,<text:s/><text:span text:style-name="T1916">5</text:span>0% ceny produktu rolniczego powstaje w przemyśle. Nikt nam w tej chwili, ja bym się przynajmniej nie podjął robienia jaki<text:span text:style-name="T1917">ej</text:span>kolwiek symulacji obserwując rynek części zamiennych, środków do produkcji rolniczej jak również maszyn i tutaj posłużę się może takim malutkim skrajnym przykładem<text:span text:style-name="T1918">.</text:span><text:s/>Część wielkości 10 centymetrów na 3 centymetry zwykły płaskownik, a nazywa się to nożyk do kosiarki rotacyjnej - który w ubiegłym roku kosztował 140 złotych, w p<text:span text:style-name="T1919">aź</text:span>dzierniku, obecnie kosztuje 1 890 złotych. To jest skrajny przypadek. Natomiast ceny na wszystkie inne środki do produkcji i części zamienne nie są, nie zamykają się<text:s/>kwotą 20%,<text:s/><text:span text:style-name="T1920">30</text:span>%<text:span text:style-name="T1921">,</text:span><text:s/>czyli 300, 400,<text:s/><text:span text:style-name="T1922">600</text:span>. W<text:span text:style-name="T1923">i</text:span>ęc wypadkowa cen środków do produkcji jest ceną produktu rolniczego. To jest raz.</text:p>
      <text:p text:style-name="P1924">Druga sprawa, na którą chciałbym zwrócić uwagę, to jest dyskusja o rolnictwie przez pryzmat cen artykułów żywnościowych to jest rok 1980, czyli półki pełne octu. Obserwując w tej chwili sytuację na wsi mogę państwu powie<text:span text:style-name="T1925">d</text:span>zie<text:span text:style-name="T1926">ć</text:span><text:s/>jedno: załamuje nam się rynek żywnościowy w drugim półroczu w pozycji mięso wieprzowe. Nastąpiło momentalne wyprzedanie stada podstawowego, czyli loch, nie ma stada po<text:span text:style-name="T1927">ds</text:span>tawowego - nie ma mięsa.</text:p>
      <text:p text:style-name="P1928">Jeżeli w ten sposób nie spojrzymy na sprawy rolnictwa, a będziemy rolnictwo rozpatrywać przez ceny na produkty żywnościowe, to możemy zrobić to o czym<text:s/><text:span text:style-name="T1929">-</text:span><text:s/>o co się boi dr Bugaj, na co zwrócił uwagę również przewodniczący, że nie stworzymy sobie niezadowolenia społeczeństwa z cen na żywność, ale stworzymy sobie bombę, która wybuchnie z braku żywności. Ja się tylko o to boję, bo i mnie jako rolnika, bo jestem rolnikiem,<text:s/>mnie nie interesuje wysokość ceny na moje produkty i ja nie chcę za to b<text:span text:style-name="T1930">r</text:span>ać tysięcy, ta cena musi być dla mnie opłacalna. W tej chwili doszło do takiego absurdu, że zakupując bardzo małą rzecz, bardzo małe zakupy inwestycyjne do swojego gospodarstwa robiąc, muszę obracać sumami 200-300 tysięcy złotych. Przyjeżdżam do domu, żona mówi gdzie ty to masz. Pieniędzy nie mam, a towaru też prawie że nie widać.</text:p>
      <text:p text:style-name="P1931">Więc tak wygląda sprawa, jeżeli będziemy w ten sposób patrzeć - będziemy mieli rok 1980 i półki pełne octu.</text:p>
      <text:p text:style-name="P1932">Dziękuję.</text:p>
      <text:p text:style-name="P1933"><text:span text:style-name="T1934">Ob. <text:s text:c="20"/></text:span>:</text:p>
      <text:p text:style-name="P1935"><text:span text:style-name="T1936">P</text:span>anie przewodniczący można jedno pytanie krótkie zadać?</text:p>
      <text:p text:style-name="P1937">Do pana przewodniczącego Manickiego, czy to oznacza że OPZZ akceptuje kooperację cenową w zakresie produktów żywno<text:span text:style-name="T1938">ś</text:span><text:span text:style-name="T1939">c</text:span>iowy<text:span text:style-name="T1940">c</text:span>h i przy założeniu ochrony budżetów rodzinnych w formie właśnie skokowej i tych wysokich procentów, które nam tutaj grożą?</text:p>
      <text:p text:style-name="P1941"><text:span text:style-name="T1942">Przewodnicząc</text:span><text:span text:style-name="T1943">y</text:span>:</text:p>
      <text:p text:style-name="P1944">Ja rozumiem, że przewodniczący Manicki... <text:s/>równoważenie detalicznego rynku żywnościowego dokonywane będzie nie poprzez jednorazową operację cenową, ale w sposób stopniowy z u<text:span text:style-name="T1945">wz</text:span>gl<text:span text:style-name="T1946">ęd</text:span>nieniem ochrony budżetów rodzinnych, Tak?</text:p>
      <text:p text:style-name="P1947">To redaktor Wielowieyski chciał wyjaśnić, a więc żeśmy sobie wyjaśnili.</text:p>
      <text:p text:style-name="P1948">Głos ma wicepremier Olesiak.</text:p>
      <text:soft-page-break/>
      <text:p text:style-name="P1949"><text:span text:style-name="T1950">Ob. Kazimierz Olesiak</text:span>:</text:p>
      <text:p text:style-name="P1951">Przepraszam, że zabieram jeszcze głos, ale tak muszę zaczą<text:span text:style-name="T1952">ć</text:span><text:s/>trochę mniej konwen<text:span text:style-name="T1953">cjo</text:span>n<text:span text:style-name="T1954">al</text:span>nie. Ja dzisiaj o drugiej w nocy wró<text:span text:style-name="T1955">ci</text:span>łem ze wsi. Byłem na czterech spotkaniach z rolnikami. Ja bym bardzo chciał, żeby pan dr Bugaj w najbliższym czasie pofatygował się i porozmawiał sobie z rolnikami. Jakby sobie tak porozmawiał to by po prostu miał trochę inne obawy, obawy o których tu mój przedmówca mówił. Bo ja mam obawę zasadniczą panie doktorze, jeszcze raz to powtarzam, że w tym roku będziemy mieć bombę, bo nie będziemy mieć żywności i wtedy pan weźmie odpowiedzialność za ludzi, którzy wyjdą na ulicę. Taka będzie prawda. Ja przepraszam bardzo, ale ja już nie wiem czego się dopatrywać ze strony drugiej. Przecież wszyscy żeśmy się... na pierwszym, drugim spotkaniu i zawsze stwierdzamy, że jesteśmy wszyscy za urynko<text:span text:style-name="T1956">wi</text:span>eniem. I teraz im dalej, tym się domagamy coraz większych szczegółów, czy pan panie Bugaj uważa<text:s/><text:span text:style-name="T1957">r</text:span>z<text:span text:style-name="T1958">ą</text:span>d za taki durny, że tak zrobi, żeby ludzi wystraszyć? No, przepraszam bardzo<text:span text:style-name="T1959">,</text:span><text:s/>bo tak chyba pan zakłada<text:span text:style-name="T1960">.</text:span></text:p>
      <text:p text:style-name="P1961">Więc jeśli nam chodzi w tej chwili o to, i wszyscy się zgadzamy, że dalej ta gospodarka nie pójdzie jeśli nie będziemy stopniowo jej urynkawia<text:span text:style-name="T1962">ć</text:span><text:s/>i tu w tym gronie w ogóle nikomu nie trzeba tego<text:s/>udowadniać, to dlaczego nie chcemy takiego ogólnego zapisu wprowadzić, tylko czekamy, aż przedstawcie nam stenogram, a od czego jest rząd do diabła? No, przepraszam bardzo, to kto będzie robić? Wy będziecie robić to, czy rząd będzie robił.</text:p>
      <text:p text:style-name="P1963">Stenogram konkretny, wszystko prze<text:span text:style-name="T1964">ds</text:span>tawiamy. Proszę bardzo, ale przecież bądźmy rozsądni, nie torpedujmy wszystkiego. Nie torpedujmy tak ważnej rzeczy. W tej chwili,<text:s/>proszę<text:s/>państwa,<text:s/>jest nakazem chwili, żeby jak najszybciej wprowadzić wolne ceny skupu produktów rolnych, bo jeśli się tego nie zrobi, po prostu będzie tragedia w tym roku jeszcze. Dlaczego wolne ceny skupu? Dlatego mówił o tym mój przedmówca - że z jednej strony są ceny umowne, z drugiej trzyma się ceny.<text:s/><text:span text:style-name="T1965">Z</text:span><text:s/>jednej strony minister Wilczek i ma rację, i Ursus ma rację, musi podnieść ceny ciągników, bo jest taka sytuacja ekonomiczna, a z drugiej strony są ceny urzę<text:span text:style-name="T1966">do</text:span>we i rolnicy muszą... podnoszą nam 3-krotnie, 4-krotnie ceny.</text:p>
      <text:p text:style-name="P1967">Czyli proszę bardzo i my nie chcemy od razu nagle skokowo wprowadzać jakichś skokowych zmian cen żywności. Chcemy to robić stopniowo, bardzo powolnie, delikatnie. Natomiast z tej drugiej strony musimy wejść z cenami<text:s/>wolnymi skupu, nie ma innego wyjścia<text:span text:style-name="T1968">.</text:span><text:s/><text:span text:style-name="T1969">I</text:span><text:s/>chcemy - przecież nie chcemy robić awantury, natomiast awantura będzie wówczas, kiedy zabraknie nam żywności, a wszystko na to wskazuje.</text:p>
      <text:p text:style-name="P1970">Rolnicy znają nakazy podatkowe, nie tylko nakazy, ale i inne nakazy, za duże obciążenie. Rolnicy nie biorą już kredytów inwestycyjnych z tym oprocentowaniem. Taka jest sytuacja na wsi. I mogę podawać tu wiele innych przykładów. Rolnicy też zaczynają strajkować. Oczywiście możecie powiedzieć, że rolnik jak będzie strajkował, to sobie zaszkodzi najwyżej, ale też to zaczynają robić.</text:p>
      <text:p text:style-name="P1971">I jest taka sytuacja, w której musimy wejść przynajmniej z wolnymi cenami skupu, ażeby<text:s/>Minister<text:s/>Finansów nie musiał ciągle dopłacać, to trzeba stopniowo również wchodzić z tą drugą wersją. Przecież myśmy ceny żywności dusili przez trzydzieści lat. I panowie się tylko obawiacie tego - żeby utrzymać ceny żywności.<text:s/><text:span text:style-name="T1972">A</text:span><text:s/>jak tej żywności nie będzie panie Bugaj, to co pan zrobi?</text:p>
      <text:p text:style-name="P1973">Oświadczam panu, że tej żywności może w tym roku zabraknąć przy takiej polityce. I wtedy kto weźmie odpowiedzialność za to wszystko.<text:s/><text:span text:style-name="T1974">W</text:span>ięc weźmy rozsądnie, nic nie chcemy tu robić na siłę. Nie chcemy wprowadzać awantury, ale musimy rozpocząć ten proces, a wy nas ciągle trzymacie. I ciągle wymyślacie<text:s/><text:soft-page-break/>coraz to nowe, jak to jest to nie ma tego, ale jak jest tamto to znów czegoś brakuje. Bo my chcemy wiedzieć dzisiaj wszystko. Proszę bardzo, przygotu<text:span text:style-name="T1975">je</text:span>my, przedstawimy, proszę bardzo, ale przynajmniej ogólny zapis trzeba wprowadzić.</text:p>
      <text:p text:style-name="P1976"><text:span text:style-name="T1977">Przewodniczący</text:span>:</text:p>
      <text:p text:style-name="P1978">Myśmy z pro<text:span text:style-name="T1979">f</text:span>. Trzeciakowskim uzgodnili, że bez względu na dalszy bieg rzeczy, w tej chwili ogłaszamy przerwę do godziny 15<text:span text:style-name="T1980">.</text:span>30.</text:p>
      <text:p text:style-name="P1981">/Przerwa/.</text:p>
      <text:p text:style-name="P1982"/>
      <text:p text:style-name="P1983">/Po przerwie/.</text:p>
      <text:p text:style-name="P1984"><text:span text:style-name="T1985">Przewodniczący W. Trzeciakowski</text:span>:</text:p>
      <text:p text:style-name="P1986">Rozpoczynamy obrady, proszę<text:s/>państwa<text:span text:style-name="T1987">.</text:span><text:s/>Oddaję głos pani Grażynie Staniszewski<text:span text:style-name="T1988">ej.</text:span></text:p>
      <text:p text:style-name="P1989"><text:span text:style-name="T1990">Ob.<text:s/></text:span><text:span text:style-name="T1991">G</text:span><text:span text:style-name="T1992">r</text:span><text:span text:style-name="T1993">aż</text:span><text:span text:style-name="T1994">yna Staniszewska</text:span>:</text:p>
      <text:p text:style-name="P1995">Ja chciałam tylko taką jedną uwagę zgłosić.</text:p>
      <text:p text:style-name="P1996">W związku z tymi sprawami rolnymi. Ja po prostu chciałam żeby strona rządowa słuchała, bo to jest pod adresem strony rządowej, przepraszam bardzo. W każdym razie wicepremier Olesiak mówił tutaj o zaufaniu do rządu o tym, że powinniśmy dać mu pewien luz. Otóż uważam, że takie ogólne sformułowanie można byłoby zostawić, ale pod warunkiem właśnie dopisania czegoś takiego, że rząd bierze na siebie pełną odpowiedzialność za realiza<text:span text:style-name="T1997">cj</text:span>ę powyższ<text:span text:style-name="T1998">ej<text:s/></text:span>operacji. Bo jeżeli zostawimy to w takim niedomówieniu, z takimi ogólnikami w dokumencie, który ma nazwę umowa społeczna, to tak jakby obie strony, czy ile tam tych stron społecznych jest, do czegoś tutaj się zobowiązywały. I w takiej sytuacji, jeżeli ma to być w dokumencie pt. umowa społeczna, to powinno być to bardzo precyzyjnie określone. Jeżeli zostaje coś tak ogólnego, z czego nie wynika jakie będą konsekwencje, a rząd domaga się od nas zaufania, to powinniśmy mu to zaufanie - sądzę - dać, ale właśnie z taką klauzulą, że pełną odpowiedzialność za wszys<text:span text:style-name="T1999">tk</text:span>ie skutki tego pomysłu bierze na siebie rząd.</text:p>
      <text:p text:style-name="P2000"><text:span text:style-name="T2001">Prz</text:span><text:span text:style-name="T2002">e</text:span><text:span text:style-name="T2003">wodnicz</text:span><text:span text:style-name="T2004">ą</text:span><text:span text:style-name="T2005">cy</text:span>:</text:p>
      <text:p text:style-name="P2006">Proszę<text:s/><text:span text:style-name="T2007">-</text:span><text:s/>p<text:span text:style-name="T2008">an</text:span><text:s/>Bugaj.</text:p>
      <text:p text:style-name="P2009"><text:span text:style-name="T2010">Ob. Bu</text:span><text:span text:style-name="T2011">ga</text:span><text:span text:style-name="T2012">j</text:span>:</text:p>
      <text:p text:style-name="P2013">Proszę<text:s/>państwa, ja po raz kolejny, z pewnością ostatni<text:s/>-<text:span text:style-name="T2014"><text:s/></text:span>w<text:s/>sprawie cen żywności. Otóż chciałem najpierw zrobić uwagę taką, że obawiam się, iż w tej sprawie coraz bardziej reguły dyskusji przypominają głuchy telefon<text:span text:style-name="T2015">.</text:span><text:s/>Stawiamy konkretne pytania<text:s/><text:span text:style-name="T2016">-</text:span><text:s/>w konkretnych sprawach<text:span text:style-name="T2017">.</text:span><text:s/><text:span text:style-name="T2018">W</text:span><text:s/>zamian za to, pan premier Olesiak był łaskawe powiedzieć, że przez nas nie będzie żywności, zamiast odpowiedzi na bardzo konkretne pytania<text:span text:style-name="T2019">.</text:span></text:p>
      <text:p text:style-name="P2020">Ja bym chciał raz jeszcze i po raz naprawdę ostatni postawić jeszcze jedno pytanie<text:span text:style-name="T2021">.</text:span><text:s/>Z jednej strony rząd deklaruje, że ewentualna podwyżka cen żywności związana z jakimś wycofaniem dotacji będzie w pełni zrekompensowana<text:span text:style-name="T2022">.</text:span><text:s/>Z drugie<text:span text:style-name="T2023">j<text:s/></text:span>strony - na pytanie jaki będzie wzrost cen odpowiada się nam, że nie wiadomo jaki będzie wzrost cen. Jak można w pełni zrekompensować<text:s/>niewiadomy<text:s/>wzrost cen tego ja tutaj nie bardzo rozumiem. Bo przecież miało tu chodzić o tzw. zwrot dotacji konsumentowi. Ale oczywiście tych przykładów<text:span text:style-name="T2024">,</text:span><text:s/>tych spraw, na które nie uzyskaliśmy odpowiedzi jest bardzo wiele.</text:p>
      <text:p text:style-name="P2025">Ja chciałbym zwrócić uwagę na rzecz następującą: jeżeli zachowana by została wartość dotacji w<text:s/><text:soft-page-break/>wielkości realnej, a mówiąc ściślej, gdyby została przyjęta zasada, że udział dotacji w wartości żywności nie uległby zmianie, to należy się spodziewać, że w tym roku i tak wzrost cen, jeżeli byłyby to ceny wolnorynkowe w każdym razie z pewnością wzrost cen nie byłby niższy niż skala inflacji w ogóle, a więc blisko 100 proc<text:span text:style-name="T2026">.</text:span></text:p>
      <text:p text:style-name="P2027">Jeżeli chce się wycofa<text:span text:style-name="T2028">ć</text:span><text:s/>jeszcze jakąś część dotacji, bliżej nieokreśloną to znaczy w tym projekcie - jak rozumiem - 50 proc.<text:span text:style-name="T2029">,</text:span><text:s/>no to rzecz jasna skala wzrostu cen żywności byłaby jeszcze znacznie wyższa.</text:p>
      <text:p text:style-name="P2030">Otóż zarzut, że nie chcemy tego przyjąć, jest - moim zdaniem - zarzutem, który trzeba czytać w kontekście zapisów tej części siódmej, gdzie jest następujące m.in. rzeczy:<text:s/>„Uczestnicy okrągłego stołu zobowiązują się w imieniu reprezentowanych przez siebie sił społecznych do podjęcia kroków zmierzających do oddziaływania w kierunku stosowania w praktyce zasad polubownego rozstrzygania sporów i konfliktów w ciągu najbliższych 2-3 lat”.</text:p>
      <text:p text:style-name="P2031">Otóż jeżeli mamy to podpisywać w sposób odpowiedzialny, to jak myślę, musimy dbać<text:s/><text:span text:style-name="T2032">o</text:span>to, by te konflikty nie przekroczyły pewnej granicy.<text:s/><text:span text:style-name="T2033">B</text:span>o<text:s/><text:span text:style-name="T2034">w</text:span>tedy z całą pewnością wszelkie nasze wysiłki zakończą się niepowodzeniem. Ja myślę, że oczywiście ma rację<text:s/><text:span text:style-name="T2035">G</text:span><text:span text:style-name="T2036">r</text:span>ażyna Staniszewska, gdy mówi, że jeżeli rząd chce przyjąć taki program, który w naszym rozumieniu będzie prowadził do tak gwałtownego spiętrzenia konfliktów, że nie będzie żadnego sposobu, by im skutecznie przeciwdziałać, no to nie piszmy tego we wspólnym dokumencie. Niech to będzie po prostu polityka rządu. I odpowiedzialność rządu.</text:p>
      <text:p text:style-name="P2037">Natomiast trudno - jak sądzę - od nas wymagać byśmy przyjmowali współodpowiedzialność za politykę, która może doprowadzić do takich konsekwencji. Dziękuję bardzo.</text:p>
      <text:p text:style-name="P2038"><text:span text:style-name="T2039">Przewodniczący -<text:s/></text:span><text:span text:style-name="T2040">Trz</text:span><text:span text:style-name="T2041">ec</text:span><text:span text:style-name="T2042">iakowski</text:span>:</text:p>
      <text:p text:style-name="P2043">Panie przewodniczący, ja mam następującą propozycję: W toku dyskusji wynikła sprawa ustalenia globalnych zasad polityki subwencjonowania rolnictwa, o czym mówił pro<text:span text:style-name="T2044">f.</text:span><text:s/>Mu<text:span text:style-name="T2045">j</text:span>żel.</text:p>
      <text:p text:style-name="P2046">W wyniku naszych tutaj dyskusji, wynikła sprawa, zresztą jako konsekwencja ustaleń w Magdalence,<text:s/><text:span text:style-name="T2047">ż</text:span>e rząd przedstawi nam scenariusz tej operacji urynkowienia żywności<text:span text:style-name="T2048">.</text:span><text:s/>Możemy<text:s/><text:span text:style-name="T2049">s</text:span>obie wobec tego zaplanować na następne posiedzenie zespołu w poniedziałek - ustosunkowanie się do tych<text:s/><text:span text:style-name="T2050">d</text:span>w<text:span text:style-name="T2051">ó</text:span>ch<text:s/><text:span text:style-name="T2052">s</text:span>praw na podstawie jasności co do propozycji i systemu subwencjonowania i jasności co do systemu urynkow<text:span text:style-name="T2053">ie</text:span>nia.</text:p>
      <text:p text:style-name="P2054">Czy jest zgoda?</text:p>
      <text:p text:style-name="P2055"><text:span text:style-name="T2056">Przewodniczący min.<text:s/></text:span><text:span text:style-name="T2057">B</text:span><text:span text:style-name="T2058">aka</text:span>:</text:p>
      <text:p text:style-name="P2059">Muszę się zwrócić do przedstawiciela rządu, ponieważ to zostało...</text:p>
      <text:p text:style-name="P2060">Czy to zostało uzgodnione z panem premierem Olesiakiem?</text:p>
      <text:p text:style-name="P2061"><text:span text:style-name="T2062">/</text:span>Głos z sali<text:s/><text:span text:style-name="T2063">-</text:span><text:s/>tak/.</text:p>
      <text:p text:style-name="P2064">No, jeżeli zostało uzgodnione z panem premierem Olesiakiem.</text:p>
      <text:p text:style-name="P2065">Czy pan panie ministrze.<text:span text:style-name="T2066">..</text:span></text:p>
      <text:p text:style-name="P2067"><text:span text:style-name="T2068">Min. Wróblewski</text:span>:</text:p>
      <text:p text:style-name="P2069">Te rachunki są robione i zespół ekspertów miał dzisiaj dostarczyć swoje obliczenia. Ja muszę powiedzieć, że jeszcze ich nie widziałem, nie czytałem. A więc nie wcześniej jak w poniedziałek możemy to dopiero pokazać tzn. dać do czytania.</text:p>
      <text:p text:style-name="P2070">Tam są różne warianty, przy różnych możliwościach dojścia, jest to oczywiście kwestia wszystko do<text:s/><text:soft-page-break/>dyskusji.</text:p>
      <text:p text:style-name="P2071">W poniedziałek więc możemy to przedstawić też nie jeszcze jako dokument rządowy, bo mam nadzieję, że dopiero w poniedziałek Komitet Ekonomiczny będzie mógł też to dopiero wstępnie przeczytać<text:span text:style-name="T2072">.</text:span></text:p>
      <text:p text:style-name="P2073">A więc tylko jako dokument ekspercki, że tak powiem, z rachunków ekspertów międzyresortowego zespołu ekspertów.</text:p>
      <text:p text:style-name="P2074"><text:span text:style-name="T2075">Przewodniczący</text:span>:</text:p>
      <text:p text:style-name="P2076"><text:span text:style-name="T2077">W</text:span><text:s/>tej sytuacji to ja nie widzę żadnego innego wyjścia jak tylko przewidzieć, że oprócz poniedziałku nasz zespół musi się spotkać jeszcze raz, to znaczy ja proponuję środę.</text:p>
      <text:p text:style-name="P2078">Jak mi wiadomo<text:s/>Zespół ds.<text:s/>Reform<text:s/>Politycznych również spotyka się w środ<text:span text:style-name="T2079">ę.</text:span><text:s/>A więc środa to będzie taki dzień, który jest - można powiedzieć dniem granicznym, ale nie tylko przez nas wyznaczonym.</text:p>
      <text:p text:style-name="P2080">Nie widzę w tej chwili innej możliwości.</text:p>
      <text:p text:style-name="P2081"><text:span text:style-name="T2082">Przewodniczący<text:s/></text:span><text:span text:style-name="T2083">-</text:span><text:span text:style-name="T2084"><text:s/>W</text:span><text:span text:style-name="T2085">.</text:span><text:span text:style-name="T2086"><text:s/></text:span><text:span text:style-name="T2087">T</text:span><text:span text:style-name="T2088">r</text:span><text:span text:style-name="T2089">z</text:span><text:span text:style-name="T2090">e</text:span><text:span text:style-name="T2091">c</text:span><text:span text:style-name="T2092">i</text:span><text:span text:style-name="T2093">a</text:span><text:span text:style-name="T2094">kowski</text:span>:</text:p>
      <text:p text:style-name="P2095">Akceptujemy. Czyli w poniedziałek też się spotykamy dla odrobienia tych zaległości, które dzisiaj jeszcze nie zostaną załatwione. Chyba żebyśmy dzisiaj wszystkie sprawy załatwili, w co nie wierzę.</text:p>
      <text:p text:style-name="P2096"><text:span text:style-name="T2097">Ob. <text:s text:c="20"/></text:span>:</text:p>
      <text:p text:style-name="P2098">Czy może być termin czwartkowy?</text:p>
      <text:p text:style-name="P2099"><text:span text:style-name="T2100">Przewodniczący</text:span>:</text:p>
      <text:p text:style-name="P2101">Nie, to już jest niemożliwe. Czyli rozumiem, że spotykamy się w poniedziałek o godzinie 10-ej i w środę o godzinie 10-ej. Tak tośmy doszli do porozumienia na tym odcinku.</text:p>
      <text:p text:style-name="P2102">Teraz proponowałbym państwu żebyśmy wzięli na tapetę problemy indeksacji. Ja wytłumaczę się, dlaczego. My mamy sytuację zupełnie jednoznacznie określoną. Ja nie mam żadnego manewru nego<text:span text:style-name="T2103">cj</text:span>ac<text:span text:style-name="T2104">yj</text:span>nego w tej sprawie.<text:s/>Mam ścisłe wytyczne KKW i jeśli nie dojdziemy do porozumienia na temat indeksacji to cały pogrzeb na nic. Dlatego<text:span text:style-name="T2105"><text:s/></text:span>proponowałbym zacząć od tej sprawy. Czy jest zgoda?</text:p>
      <text:p text:style-name="P2106"><text:span text:style-name="T2107">Przewodniczący</text:span>:</text:p>
      <text:p text:style-name="P2108">To znaczy na co zgoda?</text:p>
      <text:p text:style-name="P2109">Na indeksację. Zaczęcie dyskusji na temat indeksacji.</text:p>
      <text:p text:style-name="P2110"><text:span text:style-name="T2111">Przewodniczący</text:span><text:span text:style-name="T2112">:</text:span></text:p>
      <text:p text:style-name="P2113">Tak, zgoda od samego początku w tej sprawie wyrażaliśmy, tylko myślałem, że jest zgoda na przy<text:span text:style-name="T2114">ję</text:span>cie wariantu KKW.</text:p>
      <text:p text:style-name="P2115"><text:span text:style-name="T2116">Ob. Trze</text:span><text:span text:style-name="T2117">ci</text:span><text:span text:style-name="T2118">ako</text:span><text:span text:style-name="T2119">ws</text:span><text:span text:style-name="T2120">ki</text:span>:</text:p>
      <text:p text:style-name="P2121">Takim optymistą to ja nie jestem panie przewodniczący.</text:p>
      <text:p text:style-name="P2122">Wobec tego kto z<text:s/>państwa<text:s/>chciałby zabrać głos? Kto przedstawi aktualny stan zespołu prac ze strony rządowej i ze strony solidarnościow<text:span text:style-name="T2123">ej?</text:span></text:p>
      <text:p text:style-name="P2124"><text:span text:style-name="T2125">Ob. Andrzej Wielowieyski</text:span>:</text:p>
      <text:p text:style-name="P2126">Ja sygnalizuję, że będziemy<text:span text:style-name="T2127"><text:s/></text:span>jeszcze musieli także wprowadzić pewne propozycje dotyczące rzekomo uzgodnionego według tego czwartego dokumentu prze<text:span text:style-name="T2128">dsta</text:span>wionego przez stronę rządową - elementy dotyczące spr<text:span text:style-name="T2129">a</text:span>w<text:span text:style-name="T2130"><text:s/></text:span>zatrudnienia, dlatego że niektóre punkty zgłoszone przez nas, nie zostały uwzględnione w tam... tej redakcji.</text:p>
      <text:p text:style-name="P2131">Jeżeli chodzi o indeksację to<text:s/><text:span text:style-name="T2132">do</text:span>kumen<text:span text:style-name="T2133">t</text:span>,<text:s/><text:span text:style-name="T2134">k</text:span>tóry został rozdany państwu dzisiaj rano, który jest wynikiem<text:s/><text:soft-page-break/>pracy redakcyjnej dokonanej wczoraj, w Ministerstwie Pracy, to wymaga on pewnego komentarza. Stanowi on niewątpliwie postęp dlatego, że szereg zagadnień zostało doprecyzowanych i uzgodnionych jeśli chodzi o możliwości wprowadzenia indeksac<text:span text:style-name="T2135">ji</text:span><text:s/>i jej trybu, natomiast w dalszym ciągu występuje szereg istotnych różnic pomiędzy propozycją naszą soli<text:span text:style-name="T2136">d</text:span>arnościową a propozycją władz, a także istnieje odrębny wariant OP<text:span text:style-name="T2137">Z</text:span>Z<text:span text:style-name="T2138">.</text:span></text:p>
      <text:p text:style-name="P2139">Te różnice są ujawnione na stronie 10, na którą prosiłbym rzucić okiem<text:s/><text:span text:style-name="T2140">-</text:span><text:s/>tej naszej wspólnej propozycji<text:s/>- przepraszam, punkt 10 na stronie 4 i chciałbym wskazać tylko krótko na następujące punkty:</text:p>
      <text:p text:style-name="P2141">Przede wszystkim wska<text:span text:style-name="T2142">ź</text:span>nik korekcyjny w stosunku do powszechnej indywidualnej indeksacji proponujemy na poziomie 0,85 podczas gdy propozycja władz operuje wskaźnikiem korekcyjnym 0,7. Uważamy, że wskaźnik 0,7 jest zdecydowanie za niski po to, żeby skutecznie...</text:p>
      <text:p text:style-name="P2143"><text:span text:style-name="T2144">Ob. Trzeciako</text:span><text:span text:style-name="T2145">ws</text:span><text:span text:style-name="T2146">ki</text:span>:</text:p>
      <text:p text:style-name="P2147"><text:span text:style-name="T2148">W</text:span><text:s/>sprawie formalnej. Ma mam propozycje, gdzie jest wskaźnik 0,8 proponowany?</text:p>
      <text:p text:style-name="P2149">To jest inna. Przepraszam.</text:p>
      <text:p text:style-name="P2150"><text:span text:style-name="T2151">Ob.<text:s/></text:span><text:span text:style-name="T2152">A.</text:span><text:span text:style-name="T2153"><text:s/>Wielo</text:span><text:span text:style-name="T2154">wi</text:span><text:span text:style-name="T2155">eyski</text:span>:</text:p>
      <text:p text:style-name="P2156">Na końcu ustosunkuję się do tej propozycji, którą otrzymaliśmy dzisiaj rano z Ministerstwa Finansów.</text:p>
      <text:p text:style-name="P2157">Mówię tutaj o tych punktach, które były uzgodnione wczoraj w czasie pracy redakcyjnej. Różnica tutaj tak między nami istnieje - mówiłem już poprzednim razem,<text:s/><text:span text:style-name="T2158">ż</text:span>e musi być ustalona chyba na wyższym szczeblu, dlatego że mamy instrukcje wyraźne ze strony naszych władz związkowych, żeby nie schodzić na niższy szczebel tego współczynnika korekcyjnego, z uwagi po prostu na elementarną społeczną sprawę skutecznego przekonywania załóg do skuteczności tego mechanizmu. Inną sprawą, istotną bardzo - jest propozycja strony rządowej, aby zaczynać indeksację od momentu bazowego na początku roku i wprowadzać korektury<text:s/>tylko do tej bazy z początku roku. Równocześnie, że tak powiem, konsumując przy tej indeksacji wszystkie sprawy przeszeregowań, awansów<text:span text:style-name="T2159">.</text:span><text:s/>Mamy do tego bardzo istotne zastrzeżenia. Uważamy, że należy indeksować z kwartału na kwartał, drugi kwartał do pierwszego, trzeci do drugiego i równocześnie wyraźnie rozróżniać co jest indeksowane.</text:p>
      <text:p text:style-name="P2160">Otóż chodzi o to, że jeżeli ktoś otrzymuje awans czy jest przeszeregowany to już w następnym kwartale ta jego nowa pozycja płacowa powinna być uwzględniona w mechanizmie indeksacji. Inaczej wszelkie awansowania czy przeszeregowania tabeli nie mają sensu, bo trzeba by faceta 4 razy do roku awansować, żeby to miało pełny skutek i miało tą motywacyjną, bodźcową funkcję.</text:p>
      <text:p text:style-name="P2161">Stąd też obstajemy przy swojej zasadzie, aby indeksować z kwartału na kwartał oraz aby rozróżniać wyr<text:span text:style-name="T2162">a</text:span>źnie tę część rosnącego wynagrodzenia, która wynika z in<text:span text:style-name="T2163">de</text:span>ksacji od tej, która wynika z awansów. Nasze zastrzeżenia odnośnie stanowiska O<text:span text:style-name="T2164">P</text:span>ZZ są też znane, sądzimy, że skądinąd może za pierwszym razem przychy<text:span text:style-name="T2165">l</text:span>nie przyjmowane przez część załóg równe zapłacenie powiedzmy, jakiejś sumy względnie wysokiej daje... rozwiązuje pewien problem społeczny, ale tylko częściowo. Sądzimy, że znacznie duża część pracowników nie będzie objęta wówczas dostateczną rekompensatą, dostatecznym zakresem indeksacji. Sięga to najwyżej przeciętnej, a nawet mniej i w związku z tym wywoła tylko jeszcze większe niezadowolenie w pewnych grupach społecznych, nie jest to zatem mechanizm skuteczny, a poza tym zastosowany raz czy dwa razy nawet już przekreśla w wysokim stopniu te wszelkie... jakiś racjonalny system płacowy, którym musi być jakaś motywacja wynikająca, prawda,<text:s/><text:span text:style-name="T2166">z</text:span><text:s/>wydajności kwalifika<text:span text:style-name="T2167">cj</text:span>i i trudności<text:s/><text:soft-page-break/>pracy itd.</text:p>
      <text:p text:style-name="P2168">Na tym po<text:span text:style-name="T2169">le</text:span>gają nasze zastrzeżenia. Równocześnie muszę jeszcze dodać uwagi do tego tekstu.<text:s/><text:span text:style-name="T2170">W</text:span><text:s/>jednym przypadku jest to au<text:span text:style-name="T2171">to</text:span>korekta dotycząca punktu VI, w którym jest ustalona wspólna zgoda pomiędzy nami, w każdym razie, pomiędzy naszym<text:s/>Związkiem a<text:s/>Ministerstwem<text:s/>Pracy, że jest możliwość korekty współczynnika tego korekcyjnego do wysokości wzrostu cen w kierunku degresji wyżej zarabiających i progresji niżej zarabi<text:span text:style-name="T2172">aj</text:span>ących, dajmy na to od średni<text:span text:style-name="T2173">ej.</text:span></text:p>
      <text:p text:style-name="P2174">Wychodzi to zresztą naprzeciw postulatom na przykład<text:s/><text:span text:style-name="T2175">O</text:span>PZZ i być może często postulatom załóg i umożliwia zakładom pracy poczynienie właśnie odpowiednich korekt we własnym zakresie. Została tutaj dodana uwaga, że<text:s/>„Solid<text:span text:style-name="T2176">a</text:span>rn<text:span text:style-name="T2177">o</text:span>ść” nie zaleca różnicowania wskaźnika o więcej niż o 0,1<text:s/>punktu. To ujęcie redakcyjne, które wczoraj zostało przez komisję redakcyjną tutaj s<text:span text:style-name="T2178">fo</text:span>rmułowane, które zresztą mnie osobiście się dość podoba, nie uzyskuje akceptacji całej naszej grupy na zespole in<text:span text:style-name="T2179">de</text:span>ksacyjnym, właśnie z uwagi na to, że mogłoby zbyt krępować załogi i dyrekcje, i proponujemy wykreślenie tego zapisu, to znaczy wykreślenie zapisu, że zaleca się różnicowanie wskaźnika o więcej niż... <text:s/>nie zaleca się różnicowania o więcej niż o 0,1, czyli ewentualnie można by indeksować i w sposób bardziej zróżnicowany.</text:p>
      <text:p text:style-name="P2180">Następne dwie nasze uwagi dotyczą punktów, któreśmy przedyskutowali z<text:s/>Ministerstwem<text:s/>Pracy, ale nie uzyskaliśmy<text:s/><text:span text:style-name="T2181">w</text:span><text:s/>tym zakresie dostatecznych zapewnień<text:s/><text:span text:style-name="T2182">i</text:span><text:s/>st<text:span text:style-name="T2183">ą</text:span>d nasz postulat uzupełnienia, uzupełnieni<text:span text:style-name="T2184">a</text:span><text:s/>pkt. 9, który mówi o sferze budżetowej i o indeksacji w sferze budżetowej.</text:p>
      <text:p text:style-name="P2185">Jest tu wprawdzie zapis, który przewiduje, że indeksacja płac indy<text:span text:style-name="T2186">wi</text:span>dualnych w sferze budżetowej będzie od roku 1990 jakoś tam opracowana, my sądzimy jednak, że stosując się do zapisów w ustawie budżetow<text:span text:style-name="T2187">ej</text:span><text:s/>przewidujących odpowiednie proporcje pomiędzy sferą budżetową i sferą przedsiębiorstw, trzeba tu wprowadzić jeszcze jedno zdanie, które po prostu odczytamy:</text:p>
      <text:p text:style-name="P2188">Uważamy za konieczne aby w praktyce indeksacja w drugim półroczu została zastosowana w przypadku każdego zatrudnionego.</text:p>
      <text:p text:style-name="P2189">Chodzi o bardzo wyraźne podkreślenie, żeby przy przewidywaniach pewnych przesunięć funduszowo-kwotowych, które miałyby wyrównać to ewentualnie grożące opóźnienie nowe opóźnienie sfery budżetowej w stosunku do tak zwanej sfery materialnej, żeby jednak rozdysponowanie tego funduszu zapewniło odpowiednią indeksację na poziomie każdego zatrudnionego.</text:p>
      <text:p text:style-name="P2190">Druga poprawka dotyczy sprawy zasiłków rodzinnych jest to punkt 14 na stronie 5. Jest tutaj przyjęty wbrew naszym postulatom - przyjęty tylko krótki zapis o przyjętej kwocie zasiłków<text:s/>–<text:s/>5<text:span text:style-name="T2191"> </text:span>300 złotych od kwietnia. Otóż uważamy po prostu…<text:s/>też odczytam propozycje naszego zapisu, która wyraża istotę:</text:p>
      <text:p text:style-name="P2192">Uważamy za konieczną rewaloryza<text:span text:style-name="T2193">cję</text:span><text:s/>zasiłków po pierwszym półroczu, aby ich wartość była nie mniejsza niż<text:span text:style-name="T2194"><text:s/></text:span>10<text:span text:style-name="T2195">%</text:span><text:s/>przeciętnej płacy w pierwszym półroczu.</text:p>
      <text:p text:style-name="P2196">Po prostu problem rewaloryzacji czy indeksacji<text:s/><text:span text:style-name="T2197">w</text:span><text:s/>drugim półroczu w wyniku pr<text:span text:style-name="T2198">z</text:span>emian wysokości wynagrodzeń w pierwszym półroczu.</text:p>
      <text:p text:style-name="P2199"><text:span text:style-name="T2200">I</text:span><text:s/>ostatnia uwaga do otrzymanego dzisiaj, do otrzymanej propozycji dzisi<text:span text:style-name="T2201">aj,</text:span><text:s/>która jest określon<text:span text:style-name="T2202">a</text:span><text:s/><text:span text:style-name="T2203">j</text:span>ako jeszcze jeden wariant indeksacji średniej płacy, przedstawiony, jak zostaliśmy poinformowani przez Ministerstwo Finansów, który to wariant zakłada indeksację w określonym trybie i w określonych terminach w oparciu o bazową przeciętną wynagrodzeń w całej gospodarce, przyjętą na marzec 1989 r. w wysokości 85 470 zł. I w stosunku do tej sumy i przewidywany wskaźnik wzrostu cen z korektą prawda 0,8 są tutaj<text:s/><text:soft-page-break/>przedstawione wskaźniki indeksacji, które miałyby być zastosowane powszechnie w stosunku do wszystkich pracowników, obydwu sektorów, jak należy sądzić.</text:p>
      <text:p text:style-name="P2204">Otóż sprawa jest ewidentna, że jest to propozycja zupełnie odbiegająca od t<text:span text:style-name="T2205">ej</text:span>,<text:s/><text:span text:style-name="T2206">k</text:span>tórą przekonsultowaliśmy i uzgodniliśmy z Ministerstwem Pracy przy zastrzeżeniach OPZZ, jest to koncep<text:span text:style-name="T2207">cj</text:span>a, jak ktoś to określił, stanowi swoiste stypendium, właściwie ustanawia swoiste stypendium dla pewnej części pracujących, która nie ma żadnego związku z istniejącymi systemami wynagrodzeń, tabelami wynagrodzeń, jakimkolwiek systemem motywacyjnym, podobnie zresztą jak tu mówiłem odnośnie pkt. 10, prawda. Wystarczy, że nawet po jednym, czy po dwóch zaaplikowaniach tego systemu, wszystkie systemy wynagrodzeń nie istnieją, zostają przekreślone. Nie mówiąc już o tym dodatkowym kłopocie, że stosuje się tutaj jedną liczbę wyjściową dla całej bardzo złożonej gospodarki, gdzie prawdopodobnie średnie płace w<text:s/>zakładach wahają się gdzieś między 60 a 200 t<text:span text:style-name="T2208">ys</text:span>. zł.<text:s/>Czy 50 a 200 tys. zł. W sumie razem wprowadzenie czegoś takiego, być może sprawi satysfakcję pewnej części pracowników, ale wytworzy zamęt zupełnie nieprawdopodobny i niezrozumiały dla bardzo wielu przedsiębiorstw, dlaczego mieliby być indeksowani właśnie w ten sposób. Dziękuję.</text:p>
      <text:p text:style-name="P2209"><text:span text:style-name="T2210">Przewodnicz</text:span><text:span text:style-name="T2211">ą</text:span><text:span text:style-name="T2212">c</text:span><text:span text:style-name="T2213">y</text:span>:</text:p>
      <text:p text:style-name="P2214">Dziękuję panu Wielowieyskiemu.</text:p>
      <text:p text:style-name="P2215">Proszę - pan minister Wróblewski.</text:p>
      <text:p text:style-name="P2216"><text:span text:style-name="T2217">Minister Wróblewski</text:span>:</text:p>
      <text:p text:style-name="P2218">Dziękuję panie przewodniczący. Ja chciałbym jednak odnieść się do wariantu przedłożonego przez Ministerstwo Finansów.</text:p>
      <text:p text:style-name="P2219">Po pierwsze chciałem powiedzieć, że musimy uwzględniać i nam się wydaje, że uwzględniamy przesłanki praktyczne, to znaczy momentu, w którym startujemy. To znaczy wchodzimy w indeksację praktycznie w II kwartale 1<text:span text:style-name="T2220">989</text:span><text:s/>r. przy określonych oczekiwaniach społecznych, czego przejawem było to co się działo w pierwszym kwartale i dzieje się dzi<text:span text:style-name="T2221">s</text:span>i<text:span text:style-name="T2222">aj,<text:s/></text:span>przy nie przygotowaniu przedsiębiorstw do wprowadzenia takiej indeksacji. Ja myślę, że mówiąc o indeksacji indywidualnej<text:span text:style-name="T2223">,</text:span><text:s/>bo przecież to żeśmy rozpatrywali,<text:s/><text:span text:style-name="T2224">t</text:span>rzeba pamiętać jak bardzo skomplikowane są systemy płacowe w przedsiębiorstwach. Mamy od systemu, które znaczna część z nas tutaj uczestniczy to znaczy stałe e<text:span text:style-name="T2225">l</text:span>ementy i mała liczba do elementów typu prowizji wewnątrz przedsiębiorstwa umów o dzieło w zespołach brygadowych, gdzie pojęcie indeksacji<text:s/>indywidualnej p<text:span text:style-name="T2226">ł</text:span>a<text:span text:style-name="T2227">c</text:span>y ustalanej w<text:s/><text:span text:style-name="T2228">s</text:span>k<text:span text:style-name="T2229">ali</text:span><text:s/>przedsiębiors<text:span text:style-name="T2230">t</text:span>wa jest w ogóle pojęciem niem<text:span text:style-name="T2231">o</text:span>ż<text:span text:style-name="T2232">l</text:span>iwym. I obawiam się<text:span text:style-name="T2233">,<text:s/></text:span>że po prostu służby, które to mają robić nie będą w stanie tego wdrożyć tak szybko, a po drugie<text:s/><text:span text:style-name="T2234">-</text:span><text:s/>że po prostu powstaną problemy wewnątrz zakładu do doliczenia się kto komu ile zindeksował. Bo tu jest dosyć proste założenie panów, że to się indeksuje płacę indywidualną, zasadniczą i do tego się dolicza dodatek funkcyjny i właściwie mamy problem z głowy.</text:p>
      <text:p text:style-name="P2235">Tak nie wygląda to na pasku.</text:p>
      <text:p text:style-name="P2236">Druga rzecz<text:s/><text:span text:style-name="T2237">-</text:span><text:s/>ja cały czas mówię - indeksację trakt<text:span text:style-name="T2238">uj</text:span>emy jako pewne zapewnienie minimum wszystkich, to znaczy ona nie wyłącza systemów i uprawnień przedsiębiorstw do gospodarowania funduszem płac i prowadzenia polityki płacowej. Jeżeli zrobimy indeksację indywidualną to właściwie prawie że narzuci<text:span text:style-name="T2239">m</text:span>y przedsiębiorstwom bardzo ograniczoną swobodę manewru. Stąd my mówimy - wszystkim zapewniamy pewne minimum, a według mnie wg naszego rozeznania jest bardzo silne oczekiwanie, że minimum dla<text:s/><text:soft-page-break/>wszystkich, a później oczywiście wszyscy się godzą, żeby w przedsiębiorstwach prowadzić politykę<text:span text:style-name="T2240">.</text:span></text:p>
      <text:p text:style-name="P2241">Stąd proponujemy jednak przyjąć tę przeciętną płacę w gospodarce i indeksować ją o wskaźnik cen.</text:p>
      <text:p text:style-name="P2242">Teraz dlaczego proponujemy marzec - bo już mamy fakt. To znaczy marzec jest stanem jakim jest i przy czym trzeba powiedzieć, że bardzo różnym stanem w przedsiębiorstwach. Jedni dokonali wyższych podwyżek płac, awansowych, inni jeszcze nie, a więc trudno to odnieść teraz i powiedzieć, że indeksujemy o wskaźnik cen płace jakie kto ma na koniec marca.</text:p>
      <text:p text:style-name="P2243">Bo przecież jest sytuacja bardzo zróżnicowana.<text:s/><text:span text:style-name="T2244">A</text:span><text:s/>więc inde<text:span text:style-name="T2245">ksuj</text:span>e<text:span text:style-name="T2246">my</text:span><text:s/><text:span text:style-name="T2247">ś</text:span>rednią<text:s/><text:span text:style-name="T2248">w</text:span><text:s/><text:span text:style-name="T2249">kraju</text:span>.</text:p>
      <text:p text:style-name="P2250">Co można według nas, my proponujemy -<text:s/><text:span text:style-name="T2251">z</text:span><text:s/>punk<text:span text:style-name="T2252">t</text:span>u widzenia pewnego rachunku, i tu już uczciwie powiem, oszczędności - jak ja patrzę na całą gospodarkę. Najlepiej byłoby cały czas indeksować w odniesieniu do marca. Czyli jakby łańcuchowymi indeksami. Ale uważam, że jest sprawa do dyskusji, żeby indeksować kwartał do kwartału. To znaczy średnią płacę z końca kwartału o wskaźnik wzrostu cen w danym kwartale.</text:p>
      <text:p text:style-name="P2253">Również myśmy proponowali wskaźnik 0,7, tutaj już żeśmy szukali wskaźnika 0,6. Trzeba mieć świadomość, że każdy wyższy wskaźnik ogranicza możliwości prowadzenia polityki płac w przedsiębiorstwach bez ujemnych skutków dla całej gospodarki.</text:p>
      <text:p text:style-name="P2254">Stąd uważam, że przynajmniej w tym roku w punkcie startu przyjęcie w sferze gospodarcz<text:span text:style-name="T2255">ej,</text:span><text:s/>produkcji materialnej jak to się mówi w przedsiębiorstwach, indeksacji traktowanej jako pewne minimalne zabezpieczenie opartej o średnią płacę z końca kwartału<text:s/><text:span text:style-name="T2256">i</text:span><text:s/>indeksowanej wskaźnikiem wzrostu cen, jest to kwestia tego 0,8 byłoby rozwiązaniem technicznie najsprawniejszym, dającym realne szanse wprowadzenia bez dodatkowych konfliktów wewnątrz przedsiębiorstw, a z tym trzeba się liczyć. I w pewnym sensie odpowiadającym naszym zdaniem na pewne oczekiwania społeczne, nie hamującej polityki motywacyjnej wewnątrz przedsiębiorstwa. Bo przedsiębiorstwa te przecież tę pulę środków mają ograniczoną.</text:p>
      <text:p text:style-name="P2257">Dziękuję, tyle z mojej strony.</text:p>
      <text:p text:style-name="P2258"><text:span text:style-name="T2259">Ob</text:span><text:span text:style-name="T2260">.</text:span><text:span text:style-name="T2261"><text:s/>Lewandowsk</text:span><text:span text:style-name="T2262">i</text:span>:</text:p>
      <text:p text:style-name="P2263">Czy można jeszcze j<text:span text:style-name="T2264">e</text:span>dno<text:s/><text:span text:style-name="T2265">z</text:span>danie pani<text:span text:style-name="T2266">e</text:span><text:s/>pr<text:span text:style-name="T2267">zew</text:span>o<text:span text:style-name="T2268">d</text:span>nic<text:span text:style-name="T2269">z</text:span>ący t<text:span text:style-name="T2270">y</text:span>tułem u<text:span text:style-name="T2271">z</text:span>u<text:span text:style-name="T2272">pe</text:span>łnieni<text:span text:style-name="T2273">a</text:span>, jeżeli można<text:span text:style-name="T2274">.</text:span></text:p>
      <text:p text:style-name="P2275">Ja chciałem tutaj dodać<text:span text:style-name="T2276">,</text:span><text:s/>że to nasze zgłaszanie w ostatniej chwili oznacza tylko jedną rzecz, że nie wycofując się z tej indywidualn<text:span text:style-name="T2277">ej</text:span>, przedstawiliśmy jeszcze wczoraj kilku głównym księgowym w dużych zakładach pracy oraz służbom płacowym w zakładach. One powiedziały, że jest to dla nich właściwie sprawa niewykonalna. Tymi siłami, które dysponują zakłady pracy aktualnie takiej indeksacji indywidualnej nie są w stanie przeprowadzić, szczególnie gdyby ta baza była - no nazwijmy to bazą kroczącą, czyli ustalana kilka razy w roku. Dziękuję bardzo.</text:p>
      <text:p text:style-name="P2278"><text:span text:style-name="T2279">Przewodni</text:span><text:span text:style-name="T2280">cz</text:span><text:span text:style-name="T2281">ący</text:span>:</text:p>
      <text:p text:style-name="P2282">Proszę - pan doc.<text:s/><text:span text:style-name="T2283">K</text:span>ołodko.</text:p>
      <text:p text:style-name="P2284"><text:span text:style-name="T2285">Do</text:span><text:span text:style-name="T2286">c</text:span><text:span text:style-name="T2287">. Kołodko</text:span>:</text:p>
      <text:p text:style-name="P2288">Dziękuję panie przewodniczący, ja mam tylko pytanie. Bo ja w pełni podzielam takie metodologiczne podejście często tutaj prezentowane, że jeśli o czymś mówimy, to mówmy o czym mówimy. Padało pytanie jakie są szacunki odnośnie do ewentualnego tzw. urynkowienia kompleksu żywnościowego. Wobec tego ja chciałbym zadać pytanie - tym którzy lansują koncepcję powszechnej indeksacji ze współczynnikiem<text:s/><text:soft-page-break/>określonym<text:span text:style-name="T2289"><text:s/></text:span>- jak państwo szacujecie skutki finansowe wdrożenia ewentualnego, przy obecnych realiach? Pewne fakty są znane, pewne tendencje są oczywiste, zwłaszcza dla inflacji. Dlatego, że zamysłem, tym hipotetycznym jest to, że ma być to jeden z<text:s/><text:span text:style-name="T2290">i</text:span>nstrumentów okiełznania, czy opanowywania te<text:span text:style-name="T2291">j</text:span><text:s/>i<text:span text:style-name="T2292">nfl</text:span>acji.</text:p>
      <text:p text:style-name="P2293"><text:span text:style-name="T2294">W</text:span><text:s/>moim przekonaniu w sposób oczywisty jest to czynnik, który będzie stymulował tę inflację. Wobec tego, jakie państwo macie szacunki i co się kryje za liczbami, które tutaj są zgłaszane. W zasadzie pada tutaj w sposób okrągły, a nie wprost tylko jedna liczba, aby w odróżnieniu od propozycji gdzie indziej zapisanych już nie wiem, kto z kim ją uzgodnił, tam jest 5 300 w przypadku zasiłków rodzinnych, tutaj to było 10 proc. przeciętnej płacy w gospodarce uspołecznionej. Jak rozumiem liczonej tak, jak to robi GUS w I półroczu bieżącego roku.</text:p>
      <text:p text:style-name="P2295">Antycypując, że ta przeciętna płaca wyniesie około 90 tys<text:span text:style-name="T2296">.</text:span><text:s/>zł, oznaczałoby to 9 tys. zł, a nie 5 300 zł<text:s/>i<text:s/>na tym tle mam konkretne pytanie jest to pytanie - dlaczego 10%, a dlaczego nie 8%, dlaczego nie 12%, jakie racjonalne kryteria przemawiają za takim, a nie innym<text:s/><text:span text:style-name="T2297">ws</text:span>półczynnikiem, jakie są tego skutki w sferze globalnego strumienia popytu i w sferze nasilania procesów inflac<text:span text:style-name="T2298">yj</text:span>nych, dlatego że będzie to wybitny czynnik proin<text:span text:style-name="T2299">fl</text:span>ac<text:span text:style-name="T2300">yj</text:span>ny.</text:p>
      <text:p text:style-name="P2301">Gdyby pan Wielo<text:span text:style-name="T2302">wi</text:span>eyski, który jak rozumiem prezentuje tutaj nie tylko swój punkt widzenia, a nieco szerszy spróbował mi na te pytania odpowiedzieć, byłbym wdzięczny i wiedział jak dalej prowadzić ewentualnie dyskusje, w której chciałbym uczestniczyć.</text:p>
      <text:p text:style-name="P2303">Dziękuję.</text:p>
      <text:p text:style-name="P2304"><text:span text:style-name="T2305">Ob. Andrzej<text:s/></text:span><text:span text:style-name="T2306">Wi</text:span><text:span text:style-name="T2307">elo</text:span><text:span text:style-name="T2308">wi</text:span><text:span text:style-name="T2309">eyski</text:span>:</text:p>
      <text:p text:style-name="P2310">Ja sądzę, że na pierwsze pytanie ściśle i uczciwie nie da się odpowiedzieć, dlatego, że po prostu to zależy jak zareagują załogi i jak się bę<text:span text:style-name="T2311">dą</text:span><text:s/>ks<text:span text:style-name="T2312">zt</text:span>a<text:span text:style-name="T2313">łt</text:span>owały rewindykacje płacowe i jak będą skuteczne hamulce funduszowe, które będą przeciwdziałać wyższym rewindyka<text:span text:style-name="T2314">cj</text:span>om. Więc oczywiście z punktu widzenia formalnego to indeksacja nie<text:s/><text:span text:style-name="T2315">powi</text:span>nna nic kosztować, dlatego że ona ma się odbywać w ramach funduszowych regulacji, więc w związku z tym przedsiębiorstwa nie upoważnia do tego, żeby z tytułu indeksacji wzrósł fundusz płac, choćby o złotówkę.</text:p>
      <text:p text:style-name="P2316">Oczywiście istnieje wielki niepokój, że może być<text:s/><text:span text:style-name="T2317">i</text:span>naczej.<text:s/><text:span text:style-name="T2318">Z</text:span><text:s/>tego powodu zresztą jesteśmy też przeciwni indeksacji kwotowej, dlatego że nasze rozumowanie jest takie,<text:s/><text:span text:style-name="T2319">ja</text:span><text:s/>sądzę, że<text:s/><text:span text:style-name="T2320">w</text:span><text:s/>tej chwili mamy bardzo dużą zbieżnoś<text:span text:style-name="T2321">ć</text:span><text:s/>stanowiska OPZZ i<text:s/>Ministra<text:s/>Finansów, że jeżeli my, że tak powiem uczciwie zindeksujemy, wyrównamy płace realne poniżej średniej, a nawet mocno poniżej średniej, dużo więcej, niż uczciwie, wówczas oczywiście te grupy zawodowe będą zadowolone, natomiast grupy, które są znacznie powyże<text:span text:style-name="T2322">j<text:s/></text:span>średniej wysuną rewindykacje nowe. I obawiam się po prostu, że przy indeksacji kwotowej jaka by nie była zaleta jej prostoty, i pomijając nawet kwestie motywacyjne, jest to rzeczywiście rozwiązanie, które moim zdaniem gwarantuje przeskoczenie pewnych rozsądnych granic płacowych poprzez stymulowanie rewindyka<text:span text:style-name="T2323">cj</text:span>i.</text:p>
      <text:p text:style-name="P2324">Natomiast jeśli chodzi o zasiłki, to może koleżanka o<text:span text:style-name="T2325">dp</text:span>o<text:span text:style-name="T2326">wie.</text:span></text:p>
      <text:p text:style-name="P2327"><text:span text:style-name="T2328">Ob. Wóy</text:span><text:span text:style-name="T2329">ci</text:span><text:span text:style-name="T2330">cka</text:span>:</text:p>
      <text:p text:style-name="P2331">Trudno jest ustalić jaki jest ich cel, my stoimy na stanowisku, że jest to sposób niejako wsparcia rodzin w wychowaniu dzieci, czy udział państwa nazwijmy to w wychowywaniu dzieci, ponieważ zasiłek jest jakby elementem pojemnym, można go różnie wykorzystywać i w ostatnich latach był on raczej wykorzystany na<text:s/><text:soft-page-break/>przykład w celu ochrony grup uboższych. Wydaje się, że bardzo mało skuteczny, niesprawny w tym był. Rzeczywi<text:span text:style-name="T2332">ś</text:span>cie wysokość zasiłku w gruncie rzeczy zależy od tego jak i w ogóle ustalenie od tego, jaki przypiszemy jemu charakter, o co nam chodzi. Dlaczego akurat 0,1, a nie jakakolwiek inna liczna. Może zacznę od początku, dlaczego 4,5 albo 5<text:span text:style-name="T2333"> </text:span>300. Naszą intencją było po prostu powiązanie wysokości zasiłku z jakimś parametrem. Poniewa<text:span text:style-name="T2334">ż</text:span><text:s/>odwiązanie go od tego parametru powoduje spadanie w ciągu kilku lat tego zasiłku, po czym konieczność gwałtownego jego podnoszenia, jak to było w roku zeszłym.</text:p>
      <text:p text:style-name="P2335">Ja nie badałam sprawy zasiłków, ale to samo mieliśmy z emeryturami i rentami w latach siedemdziesiątych, gdzie dokładnie niewaloryzowane emerytury chwiały się, bardzo szybko<text:span text:style-name="T2336"><text:s/></text:span>spadały; inflacja była mniejsza, więc nie było też gwałtownej potrzeby, czy tragicznej, po czym podnoszone je bardzo radykalnie - w rezultacie mniej więcej wydatki na renty i emerytury wynosiły mniej więcej tle samo, tyle tylko, że świadczeniobiorcy czuli się w bardzo sytuac<text:span text:style-name="T2337">ji</text:span><text:s/>niebezpieczn<text:span text:style-name="T2338">ej</text:span>,<text:span text:style-name="T2339"><text:s/></text:span>pozbawionej bezpieczeństwa.</text:p>
      <text:p text:style-name="P2340">Otóż przy zasiłkach czy jakichkol<text:span text:style-name="T2341">wi</text:span>ek innych ś<text:span text:style-name="T2342">wi</text:span>adczeniach społecznych, podstawową zasadą jest stworzenie pe<text:span text:style-name="T2343">w</text:span>nego poczucia bezpieczeństwa - stałości dochodów. Można dyskutować, czy to jest 10<text:span text:style-name="T2344">%</text:span><text:s/>czy 8%. Chodziło o powiązanie<text:span text:style-name="T2345">.<text:s/></text:span>Otóż 5<text:span text:style-name="T2346"> </text:span>300 jest de facto 10<text:span text:style-name="T2347">%</text:span><text:s/>przeciętnej płacy z zeszłego roku i na tym żeśmy się jakby zatrzymali. To jest sprawa pierwsza, następna sprawa -<text:s/>Ministerstwo<text:s/>Pracy nas przekonywało wczoraj w czasie tej grupy redakcyjnej, że zamierza prowadzić polaryzację zasiłków rodzinnych od przyszłego roku, że jest tam rozważany właśnie wariant wypłacania tych zasiłków tak jak na przykład emerytur i rent, to znaczy ex ante w stosunki do zakładanej płacy, a potem uzupełniania w połowie roku, wtedy ten wskaźnik wynosiłby 8,5<text:span text:style-name="T2348">%</text:span>, w gruncie rzeczy gdyby przyjmować waloryzację zasiłków ex post to mniej więcej wyszlibyśmy na 10<text:span text:style-name="T2349">%</text:span>, to znaczy jeżeliby nie przyjmować tego wariantu.</text:p>
      <text:p text:style-name="P2350">Słowem, w tej chwili jest taka sytuacja, że jeżeli nie zapewnimy utrzymania tych zasiłków rodzinnych na jakimś takim poziomie, w którym będzie można potem wyjść w przyszłym roku do waloryzacji, to w przyszłym roku w momencie podejmowania przez ministerstwo waloryzacji znowu będzie problem ostrego podniesienia tych zasiłków.<text:s/>Słowem nam się wydaje, że warto je utrzymać w tym roku po to, żeby można było wejść w tę waloryzację w sposób płynny.</text:p>
      <text:p text:style-name="P2351">To jest pierwsza sprawa. Ch<text:span text:style-name="T2352">ci</text:span>ałam jeszcze zwrócić uwagę na inny problem, który wynikł zresztą przy dyskusji wczoraj - redakcyjnej. Otóż myśmy zadali pytanie jak wyglądają sprawy zasiłków rodzinnych z punktu widzenia budżetu ZUS, albowiem zasiłki rodzinne są wypłacane przez ZUS, na ZUS płacone są składki 38% przeciętnej płacy i w gruncie rzeczy wraz z inflacją oczywiście ten fundusz rośnie, musi być jakoś dysponowan<text:span text:style-name="T2353">y</text:span><text:s/>i w gruncie rzeczy dysponowanie tymi środkami powinno być elementem kluczowym dotyczącym decyzji rozdziału tych środków na poszczególne świadczenia.</text:p>
      <text:p text:style-name="P2354">Uzyskaliśmy odpowiedź, ż<text:span text:style-name="T2355">e</text:span><text:s/>w gruncie rzeczy, w ogóle się nie bierze pod uwagę funduszów ZUS, ale wychodzi się z<text:span text:style-name="T2356"><text:s/></text:span>pewnych założeń co do budżetu państwa, wpisuje się to niejako w ustawę budżetową, natomiast potem ZUS rozlicza te środki i albo mu zostaje albo jest mu za mało. W ogóle cała ta logika ustawiana jakby, świadczeń społecznych poza aspektami finansowymi, ZUS który posiada swoje własne fundusze niezależne, wydaje nam się absurdalna, to jest jakby inny punkt widzenia. Słowem pytanie<text:s/>dlaczego, które pan postawił powinno iść dalej, dlaczego w ogóle się nie wiąże, jakby, kwestii dysponowania środkami na świadczenia społeczne od funduszu, kt<text:span text:style-name="T2357">ó</text:span>re są na ten cel przeznaczone. To tyle.</text:p>
      <text:p text:style-name="P2358"><text:span text:style-name="T2359">Ob. <text:s text:c="20"/></text:span>:</text:p>
      <text:soft-page-break/>
      <text:p text:style-name="P2360">Zwracam uwagę na to, że nasz postulat rewaloryza<text:span text:style-name="T2361">cj</text:span>i w tym zakresie, on działa w sensie liczbowym pieniężnym, na rynek w sposó<text:span text:style-name="T2362">b</text:span><text:s/>dość nieznaczny, dlatego że chcąc zachować tę stałą propozycję, to odniesienie, o którym<text:s/>była tutaj<text:s/>mowa, wprowadzimy go tylko w IV kwartale w stosunku do jakiejś płacy z I półrocza, która będzie być może oczywiście między 80 a 90.</text:p>
      <text:p text:style-name="P2363"><text:span text:style-name="T2364">Ob. Manicki</text:span>:</text:p>
      <text:p text:style-name="P2365">Przede wszystkim muszę powiedzieć że przypadło mi mówić po ministrze finansów, który wyjął mi całą paletę powiedzmy tego wszystkiego co chciałem powiedzieć tutaj. Trzeba powiedzieć, że generalnie nasze stanowisko można popierać tymi wszystkimi tezami, które prze<text:span text:style-name="T2366">ds</text:span>t<text:span text:style-name="T2367">a</text:span>w<text:span text:style-name="T2368">i</text:span>ł<text:s/>minister<text:s/>finansów.</text:p>
      <text:p text:style-name="P2369">Generalnie jeśli chodzi o stanowisko OPZZ dotyczące problemu indeksowania wynagrodzeń uważamy, że najistotniejszym e<text:span text:style-name="T2370">l</text:span>ementem tutaj jest indeksowanie nie tyle płac indywidualnych pracowników, co indeksowanie możliwości finansowych przedsiębio<text:span text:style-name="T2371">rs</text:span>t<text:span text:style-name="T2372">w.</text:span></text:p>
      <text:p text:style-name="P2373">Bo problem podziału<text:s/><text:span text:style-name="T2374">ś</text:span>rodków, które są w dyspozycji przedsiębiorstwa jest problemem do załatwienia<text:s/><text:span text:style-name="T2375">d</text:span>użo lepiej, dużo - w sposób pozwalający prze<text:span text:style-name="T2376">ds</text:span>iębiorstwom prowadzenie odpowiedniej polityki zmierzającej także do podnoszenia efektywności, w samym przedsiębiorstwie. My z góry możemy przyjmować teoretyczne różnego rodzaju rozwiązania, z tym że podejrzewam nie potrafimy nałożyć tego wszystkiego na oczekiwania przedsiębiorstw, na różnego rodzaju rozwiązania, z ty<text:span text:style-name="T2377">m</text:span><text:s/>że podejrzewam, że nie potrafimy nałożyć tego wszystkiego tak na oczekiwania prze<text:span text:style-name="T2378">ds</text:span>iębiorstw, aby to faktycznie trafiło w oczekiwania prze<text:span text:style-name="T2379">ds</text:span>iębiorstw<text:span text:style-name="T2380">.</text:span></text:p>
      <text:p text:style-name="P2381">Stąd też podstawa sprawa przykładamy do możliwości płacowych prze<text:span text:style-name="T2382">ds</text:span>iębiorstw uważając, że to jest clou całego problemu i to jest w ogóle clou uregulowania historii, czy powiedzmy uspokojenia sytuacji w zakresie p<text:span text:style-name="T2383">ł</text:span>ac, bo przecież ta sytuacja, niepokoje społeczne są powodowane nie tym, jak dzielić w przedsiębiorstwie<text:span text:style-name="T2384"><text:s/></text:span>środki, tylko tym ile tych środków jest do podziału. I tu jest podstawowa sprawa, bo j<text:span text:style-name="T2385">e</text:span>śli środków nie starcza, a państwo ze strony solida<text:span text:style-name="T2386">r</text:span>n<text:span text:style-name="T2387">o</text:span>ściowo-opozycyjn<text:span text:style-name="T2388">ej</text:span><text:s/>mówili przecie<text:span text:style-name="T2389">ż</text:span>,<text:span text:style-name="T2390"><text:s/></text:span>nie jest żadną tajemnicą w czasie tych wszystkich rozmów dotyczących indeksacji, że generalnie nie interesują ich rozwiązania funduszowe, tylko opierają wszystko na kwestiach związanych z indeksacją indywidualną, no to w tym momencie trzeba powiedzieć, że współczynnik 0,85 już jest nierealny na starcie, bo jeśli my mamy takie, a nie inne rozwiązania dotyczące indeksacji funduszowej, to w tym momencie - to nie może zadziałać. To po prostu w szeregu prze<text:span text:style-name="T2391">ds</text:span>iębiorstwach nie zadziała nawet 0,85, oczy<text:span text:style-name="T2392">wi</text:span>ście przy tych wszystkich uwarunkowa<text:span text:style-name="T2393">niac</text:span>h przedstawionych tutaj, że zakład pracy musi to zrobić w ramach swoich możliwości płacowych jak gdyby utrąca sprawę. Nie wiem czy to będzie to lekarstwo na to, żeby pozbyć się niepokojów społecznych na tle re<text:span text:style-name="T2394">l</text:span>acji między płacami a kosztami utrzymania,<text:s/>czy między płacami a cenami.</text:p>
      <text:p text:style-name="P2395">Jeśli chodzi o naszą<text:s/><text:span text:style-name="T2396">p</text:span>ropozycję<text:s/><text:span text:style-name="T2397">wys</text:span>uwamy propozycje kwotowej pewnej gwarancji kwotowej.<text:s/>I tutaj chciałem podkreślić, bo wynikało to tak<text:span text:style-name="T2398">ż</text:span>e z wystąpienia pana Topińskiego przed chwilą przedstawionego, że my nie mówimy o tym, że kwota 24 300 zł czy jakakolwiek w ogóle kwota ma by<text:span text:style-name="T2399">ć</text:span><text:s/>tym, co jest jednocześnie i minimum, i maksimum<text:span text:style-name="T2400">.</text:span><text:s/>My mówimy, że jest to pewne minimum. Nie mówimy o tym i zresztą to samo było w wystąpieniu<text:s/>Ministra<text:s/>Finansów mówiącego o rozwiązaniach kwotowych, że jest to tylko i wyłącznie minimum. Natomiast wszystko to co zakład pracy wypracuje w postaci zwiększonych możliwości finansowych, czy to co wynika<text:span text:style-name="T2401">.</text:span><text:s/>Bo przecież jeśli mówimy o tym, że miałoby to pokrzywdzić na przykład wysoko zarabiające grupy pracowników, to trzeba powiedzieć, że przy obecnych instrumentach<text:s/><text:soft-page-break/>funduszowych, w zakładach pracy, gdzie generalnie występują płace zdecydowanie wyższe od płac przeciętnych, to możliwości płacowe tego przedsiębiorstwa są daleko wyższe. I w tym momencie będzie wiadomo, że określona kwota przysługuje każdemu pracownikowi, co jest wyczerpaniem w zależności od wysokości płac w tym zakładzie albo połowy, albo 1/3 albo czasami nawet w przypadku 200 tys. zł wynagrodzeń w tych zakładach pracy no to jest wyczerpanie 1/4 tylko możliwości płacowych zakładów pracy.</text:p>
      <text:p text:style-name="P2402">Jeśli chodzi o indeksację procentową przy współczynniku 0,85<text:s/><text:span text:style-name="T2403">i</text:span><text:s/>przy konieczności przyjęcia tutaj za pewnik, że 0,85 wyczerpuje wszystkie możliwości zakładów pracy, przez nas przeprowadzone rachunki wskazują jednoznacznie, że o ile w roku 1988 mieliśmy do czynienia z tym, że statystycznie rzecz biorąc około 45 proc. zatrudnionych miało zarobki w wysokości nie wystarczającej na utrzymanie swojej rodziny, na<text:s/>poziomie minimum socjalnego, to przy wskaźniku 0<text:span text:style-name="T2404">,</text:span>85 i inflacji 1,55 ju<text:span text:style-name="T2405">ż</text:span><text:s/>w roku bieżącym ponad połowa zatrudnionych wypadnie z możliwości utrzymania swojej rodziny na poziomie minimum socjalnego, nawet zakładając te zwiększone zasiłki rodzinne<text:span text:style-name="T2406">.</text:span><text:s/>A przy inflacji w wysokości 75 proc<text:span text:style-name="T2407">.</text:span><text:s/>już ponad 60 procent społeczeństwa wypadnie poza możliwość utrzymania swojej rodziny na poziomie tego minimum socjalnego.</text:p>
      <text:p text:style-name="P2408">Zdajemy sobie sprawę oczywiście z tego, że momentami indeksacja o kwotę musi doprowadzić do pewnego spłaszczenia płac. I będ<text:span text:style-name="T2409">z</text:span>ie to niestety występowało tak długo, dopóki będziemy realizować - tutaj trzeba podkreślić, iż jako OPZZ uważamy to za słuszne - realizować politykę przyjętą, określoną przez Sejm polegającą na wyrównywaniu dysproporcji płacowych pomiędzy sferą budżetową a sferą materialną.</text:p>
      <text:p text:style-name="P2410">Jeżeli wiemy o tym, że płaca realna ma kształtować się w całej gospodarce na poziomie roku poprzedniego, czy płaca realna ma być nie zmieniona - constans. I wiemy, że sfera budżetowa ma gonić sferę materialną, no to będzie się to działo niestety kosztem sfery materialnej. I ten okres po prostu trzeba przeżyć. I my tym mocniejszy akcent kładziemy właśnie na indeksację kwotową o minimalnym wyrazie kwotowym, podkreślam, nie indeksację kwotową tylko indeksację indywidualną, o minimalnym wyrazie kwotowym i jednocześnie indeksację funduszową - tutaj już dotyczącą możliwości płacowych w ogóle przedsiębiorstwa właśnie w tym okresie doganiania czy docelowo nawet przegonienia płac sfery budżetowej jeśli chodzi o ich relacje z płacami w sferze materialnej. Jest to szczególny okres. Ten okres, tak jak powiedziałem musimy przeżyć i w tym momencie podstawowa dla nas sprawa jest to ochrona<text:s/>najuboższych warstw społeczeństwa, aby po prostu nie spychać ich na próg nędzy. Tyle można w tej chwili powiedzieć. Dzięku<text:span text:style-name="T2411">ję</text:span>.</text:p>
      <text:p text:style-name="P2412"><text:span text:style-name="T2413">Przewodniczący</text:span>:</text:p>
      <text:p text:style-name="P2414">Dziękuję. Proszę - pan minister Wróblewski.</text:p>
      <text:p text:style-name="P2415"><text:span text:style-name="T2416">Mi</text:span><text:span text:style-name="T2417">n.</text:span><text:span text:style-name="T2418"><text:s/>Wróblewsk</text:span><text:span text:style-name="T2419">i</text:span>:</text:p>
      <text:p text:style-name="P2420">Ja w związku z uwagą pana Wielowieyskiego dotyczącą kto będzie zadowolony, kto nie. Ale ja chciałem zwrócić uwagę, że trzeba po pierwsze uwzględnić także rozkład średnich płac. To znaczy, że prawda jest taka, że choć u nas się bardzo, że tak powiem rozkład normalnie, że tak bym powiedział, przedsiębiorstwa wedle średniej płacy, on się zbliża do normalnego, to jednak mniejszość ma te wyższe płace.</text:p>
      <text:p text:style-name="P2421">Jeżeli chodzi o rewindykacyjne napięcia, to taką mamy praktykę - nie tylko tego roku, że my nie jesteśmy w stanie wytłumaczyć, że w sytuacji, kiedy rosną ceny - my zapewniamy tym biednym 20-30 t<text:span text:style-name="T2422">ys</text:span>. zł, a tym<text:s/><text:soft-page-break/>którzy dużo zarabiali automatycznie, niezależnie jak się rozw<text:span text:style-name="T2423">ij</text:span>a sytuacja, gwarantujemy 60 tys. zł. To musi wywołać rewindykację i to takie rewindykacje międzygałęziowe, mi<text:span text:style-name="T2424">ęd</text:span>z<text:span text:style-name="T2425">yb</text:span>ran<text:span text:style-name="T2426">żo</text:span>we, jak również wewnątrz zakładu pracy.</text:p>
      <text:p text:style-name="P2427">Natomiast ja mówię, ponieważ jest ten system kształ<text:span text:style-name="T2428">to</text:span>wania wyna<text:span text:style-name="T2429">g</text:span>rodzeń i my mówi<text:span text:style-name="T2430">m</text:span>y - przedsiębiorstwo ma swoje pole manewru i działania, to oczywiście zawsze będzie pilnowało, że tym, którzy są efektywni i dużo zarabiają się decydowało dużo płacić żeby dawać normalne awanse czy podwyżki płac.<text:s/>I to trzeba według mnie brać pod uwagę. Ja mam takie doświadczenia nie tyle jako<text:s/>minister<text:s/>finansów, ale też i z kontaktów z przedsiębiorstwami. To był odwieczny problem. A tak to my właściwie otwieramy pole przy indywidualn<text:span text:style-name="T2431">ej</text:span>... ja pomijam już a<text:span text:style-name="T2432">s</text:span>pekt techniczny co się będzie działo. Otwieramy olbrzymie pole międzygałęziowe, zakładowe i branżowe.</text:p>
      <text:p text:style-name="P2433">Dlaczego w zakładzie o wyższej średniej płacy na wejściu dajemy równe warunki. Odpowiadając jeszcze panu Manickiemu co do tych możliwości funduszowych. Pierwsza rzecz nie ulega wątpliwości. Przedsiębiorstwo musi mieć złotówki, to znaczy nie możemy dawać dotacji na to żeby ktoś mógł podwyższyć płace. To znaczy ja pomijam sfery, gdzie w ogóle są stosowane dotacje. Natomiast przy tej kwotowej indeksacji można rozważyć, że w systemie który jest, ten próg 40 proc. można przyjąć zasadę, że w zakładach najbiedniejszych, którym nie starczy 40 proc. na pokrycie kwoty wynikającej z indeksacji, można to wyłączać z podstawy opodatkowania.</text:p>
      <text:p text:style-name="P2434">Jest<text:s/><text:span text:style-name="T2435">t</text:span>o i tak, że tak powiem - rzeczywiście ryzykowne rozwiązanie, ale ono zał<text:span text:style-name="T2436">at</text:span>wia ten problem tych zakładów, które później żeśmy ratowali innymi decyzjami typu SOP czy coś takiego.</text:p>
      <text:p text:style-name="P2437">A ja zwracam uwagę, że tu problem kwota<text:s/><text:span text:style-name="T2438">i</text:span>ndywidualna to jest także problem ruchu rewindykacyjnego tylko z drugiej strony i to liczniejszy, bo oni s<text:span text:style-name="T2439">ą</text:span><text:s/>liczebniejsi. Dziękuję<text:span text:style-name="T2440">.</text:span></text:p>
      <text:p text:style-name="P2441"><text:span text:style-name="T2442">Przewodniczący</text:span>:</text:p>
      <text:p text:style-name="P2443">Kto z<text:s/>państwa<text:s/>chciałby jeszcze zabrać głos?</text:p>
      <text:p text:style-name="P2444">Proszę - pan Manicki.</text:p>
      <text:p text:style-name="P2445"><text:span text:style-name="T2446">O</text:span><text:span text:style-name="T2447">b.</text:span><text:span text:style-name="T2448"><text:s/>Manicki</text:span>:</text:p>
      <text:p text:style-name="P2449">Ja ch<text:span text:style-name="T2450">c</text:span>i<text:span text:style-name="T2451">a</text:span>łem powiedzieć,<text:s/><text:span text:style-name="T2452">że</text:span><text:s/>my tutaj w ten sposób, jaki pan<text:s/>minister<text:s/>finansów w tej chwili przedstawił, to my w ten sposób właśnie sprawę odbieramy<text:span text:style-name="T2453">.</text:span><text:s/><text:span text:style-name="T2454">I</text:span><text:s/>tutaj jest pełna zgodność. Oczywiście trudno w tej chwili nam, poniew<text:span text:style-name="T2455">a</text:span>ż w dniu dzisiejszym otrzymaliśmy to stanowisko, w pełni odnieść się do niego.</text:p>
      <text:p text:style-name="P2456">My z dużym zadowoleniem - muszę powiedzieć, przyjmujemy koncepcję przedstawioną przez Ministerstwo Finansów ponieważ ona jest, zresztą słusznie zauważył kolega Topiński - dalece zbieżna z naszą koncepcją. I gdybyśmy w tej materii mieli dalej prowadzić rozmowę, myślę, że bardzo szybko byśmy doszli do porozumienia w tej sprawie tak żeby ewentualnie gdyby to było do przyjęcia przez stronę solidarnościowo-opozycyjną, aby można było z tym tematem faktycznie<text:s/><text:span text:style-name="T2457">-</text:span><text:s/>ten temat faktycznie uznać za załatwiony.</text:p>
      <text:p text:style-name="P2458">Dzięku<text:span text:style-name="T2459">ję</text:span>.</text:p>
      <text:p text:style-name="P2460"><text:span text:style-name="T2461">Przewodniczący</text:span>:</text:p>
      <text:p text:style-name="P2462">Pan Hagemejer prosił o głos - proszę bardzo.</text:p>
      <text:p text:style-name="P2463"><text:span text:style-name="T2464">O</text:span><text:span text:style-name="T2465">b</text:span><text:span text:style-name="T2466">.</text:span><text:span text:style-name="T2467"><text:s/>Hagem</text:span><text:span text:style-name="T2468">e</text:span><text:span text:style-name="T2469">jer</text:span>:</text:p>
      <text:p text:style-name="P2470">Ja chciałem wrócić jeszcze do tego pytania doc<text:span text:style-name="T2471">.<text:s/></text:span>Kołodko w sprawie symulacji skutków indeksacji.<text:s/><text:span text:style-name="T2472">Z</text:span><text:s/><text:soft-page-break/>tym, że może zacznijmy od tego, co by było gdybyśmy indeksacji nie wprowadzali w tym roku w żadnej formie?</text:p>
      <text:p text:style-name="P2473">Lub - gdybyśmy się ograniczyli do indeksacji kwotowej w jakiejś formie. Na dobrą sprawę w zeszłym roku też mieliśmy pewną formę indeksacji kwotowej - te 6 tys. zł<text:s/><text:span text:style-name="T2474">związ</text:span>an<text:span text:style-name="T2475">e</text:span><text:s/><text:span text:style-name="T2476">z</text:span><text:s/>operacją cenowo-dochodową. W tej<text:s/><text:span text:style-name="T2477">chw</text:span>ili<text:s/><text:span text:style-name="T2478">ta</text:span><text:s/>propozycja która jest, jest pewnym spotęgowaniem tamtego rozwiązania na dobrą sprawę<text:span text:style-name="T2479">.</text:span></text:p>
      <text:p text:style-name="P2480">Więc pytanie<text:span text:style-name="T2481">,</text:span><text:s/>że tak powiem - co by było, gdyby tej indeksacji nie było. Co byłoby w tym roku, czy co będzie w tym roku gdybyśmy indeksacji nie wprowadzali.</text:p>
      <text:p text:style-name="P2482">Wiadomo od lat, od kiedy stosowane są różne kolejne warianty rozwiązań ograniczających wzrost funduszów płac, że wszystkie te rozwiązania są w istniejącej sytuacji nieskuteczne.</text:p>
      <text:p text:style-name="P2483">Przez wszystkie lata z jednym wyjątkiem<text:s/><text:span text:style-name="T2484">1987</text:span><text:s/><text:span text:style-name="T2485">r</text:span>. mamy do czynienia z wyprzedzaniem wzrostu cen przez wzrost płac. Ja myślę, że<text:s/><text:span text:style-name="T2486">i</text:span><text:s/>to doś<text:span text:style-name="T2487">ć</text:span><text:s/>łatwe, ponieważ te rozwiązania, które zostały wprowadzone w tym roku, ograniczania jakby wzrostu funduszu wynagrodzeń w przedsiębiorstwach, no co prawda niewiele się różnią od zeszłorocznych,<text:s/><text:span text:style-name="T2488">a</text:span><text:s/>nawet wiele wskazuje na to, że ich konsekwencje inflacyjne mogą być silniejsze niż rozwiązań ubiegłorocznych, zeszłorocznych, a nawet wiele wskazuje na to, że ich konsekwencje inflacyjne<text:s/><text:span text:style-name="T2489">m</text:span>og<text:span text:style-name="T2490">ą</text:span><text:s/>być silniejsze niż rozwiązania ubiegłoroczne.</text:p>
      <text:p text:style-name="P2491"><text:span text:style-name="T2492">W</text:span><text:s/>związku z tym ja myślę, że dość dobrze, z dużym prawdopodobieństwem można przewidzieć, że w tym roku będziemy mieli w zasadzie podobną sytuację do roku ubiegłego<text:s/><text:span text:style-name="T2493">c</text:span>o znaczy w sumie prawdopodobnie wyższy wzrost przeciętnej płacy niż wzrost cen, przy czym jeszcze jest pytanie o skalę tego procesu.<text:s/><text:span text:style-name="T2494">W</text:span>iadomo, że to będzie silnie odbiegać od wielkości ujętych w planie, ja na poprzednim posiedzeniu usiłowałem się dowiedzieć od<text:s/>Ministerstwa<text:s/>Finansów jakie są przewidywania rządu co do tempa wzrostu cen, a jakby tutaj te przewidywania rządu to nie jest tylko sprawa prognozowania, ale także uwzględniania i rozważania różnych rozwiązań w zakresie decyzji cenowych, bo jednak jest tak w tym kraju, że o ostatecznym poziomie wzrostu cen, czy skali tej otwartej inflacji w części wprawdzie<text:s/><text:span text:style-name="T2495">d</text:span>ecydują procesy żywiołowe i indywidualne przedsiębiorstw, ale w znacznej części nadal decydują o tym dec<text:span text:style-name="T2496">y</text:span>zje centralne.</text:p>
      <text:p text:style-name="P2497">Stąd trudno jest jakby taką prognozę budować nie będąc decydentem -<text:s/><text:span text:style-name="T2498">c</text:span>hoć ja myślę, że z dość dużym prawdopodobieństwem można powiedzieć, że nie te<text:s/>55%,<text:s/>ale ponad<text:s/><text:span text:style-name="T2499">10</text:span>0% w tym roku jest gwarantowane jakby niezależnie od tego co się stanie w kwestii cen żywności, ponadto co dotychczas zaplanowano.</text:p>
      <text:p text:style-name="P2500">To pierwsza sprawa tego co będzie gdy nie będzie indeksacji, czemu ma służyć indeksacja - ja myślę, że<text:s/>tutaj są dwie jej funkcje. Jest to jedna funkcja, to socjalna, to znaczy ochrony poziomu życia, ale jest też druga funkcja indeksacji jako rozwiązania prz<text:span text:style-name="T2501">yj</text:span>mowanego dość powszechnie w systemach płacowych, w warunkach inflacji to znaczy rozwiązania g<text:span text:style-name="T2502">war</text:span>antu<text:span text:style-name="T2503">jące</text:span>go pewien realny wymiar umów dotyczących płac, zarówno indywidualnych umów jak i różnego rodzaju umów zbiorowych zawieranych na różnych szczeblach.</text:p>
      <text:p text:style-name="P2504">I myślę, że w tym sensie indeksacja miałaby by być pewnym rozwiązaniem<text:s/><text:span text:style-name="T2505">ws</text:span>pomag<text:span text:style-name="T2506">aj</text:span>ącym, tak jak dotychczas nieskuteczne rozwiązania funduszowe eksperymentowane na różne sposoby z roku na rok przez rząd.</text:p>
      <text:p text:style-name="P2507">Kiedy ona będzie spełniać tę funkcję? Wówczas gdy z jednej strony będzie zapewniony ten indywidualny i powszechny charakter i automatyczn<text:span text:style-name="T2508">y</text:span>, i wówczas gdy będzie ona na tyle pełna, by<text:s/><text:soft-page-break/>ograniczyć - dać gwarancje znacznego zrekompensowania wzrostu kosztów utrzymania poszczególnym grupom pracowników, to znaczy w znacznym stopniu utrzymać wartość realnych płac i jednocześnie gdy ten margines wynikający z jej nierówności pozwoli na wystarczający pewien margines wystarcz<text:span text:style-name="T2509">aj</text:span>ącej swobody w przedsiębiors<text:span text:style-name="T2510">tw</text:span>ach na to, by dokonywać pewnych uz<text:span text:style-name="T2511">as</text:span>adnionych zmian płacowych, choć ja bym tutaj nie przesadzał z tą<text:span text:style-name="T2512"><text:s/></text:span>kwestią motywacyjnej funkcji płac w tej specyficznej sytuacji w jakiej w tej chwili jesteśmy, dlatego że jeśli my cały czas się obraca<text:span text:style-name="T2513">m</text:span>y w kręgu stabilizacji płac realnych, to myślę, że naprawdę trudno jest mówić o motywacyjnej funkcji płac, jeśli wszystko to się ma mieścić poniżej<text:s/>poziomu realnego poprzedniego okresu, czy<text:s/><text:span text:style-name="T2514">w</text:span><text:s/>ramach tego poziomu realnego<text:span text:style-name="T2515">.</text:span></text:p>
      <text:p text:style-name="P2516">Ja myślę, że motywować można, co też jest zresztą dyskusyjne na ile w ogóle we współczesnych gospodarkach indywidualne płace mogą wpływać na wydajność pracy, ale ja myślę, że o motywacyjnej funkcji płac możemy mówić i mówimy o tym ruchu, o wzroście płac realnych, a nie o stabilizacji tej płacy realnej.</text:p>
      <text:p text:style-name="P2517">I drugi ten... czemu ma służyć margines swobody, to temu również, by wyrównywać te dysproporcje, których ta indywidualna, automatyczna indeksacja nie jest w stanie wyrównać, łagodzić jakby te ewentualne niezadowolenie, które powstaje z działania tego mechanizmu.</text:p>
      <text:p text:style-name="P2518">I teraz wracam do sprawy tej kwotowo-procen<text:span text:style-name="T2519">to</text:span>wej. Otóż tutaj to już o tym właściwie mówiono, że jeśli przy indeksacji kwotowej jakby ten znaczny stopień niezrekompensowania płac w tych wyższych przedziałach płacowych<text:s/><text:span text:style-name="T2520">-</text:span><text:s/>myślę, że dość oczywiste jest jak się popatrzy na jakby te procesy płacowe z ostatnich lat, że jednak te grupy właśnie o wyższych płacach, szczególnie silniej i skuteczniej, i intensywnie zabiegają o zachowanie poziomu<text:span text:style-name="T2521"><text:s/></text:span>swoich płac realnych. I myślę, że łatwiej jest poprzez zestawienie tego marginesu, poprzez właśni tę niepełność indeksacji, jakby wyrównać ewentualnie więcej zrekompensować, zapewnić pewien s<text:span text:style-name="T2522">to</text:span>pień właśnie spłaszczenia tego mechanizmu in<text:span text:style-name="T2523">de</text:span>ksacyjnego, tu mamy środki z tego marginesu niepełnego zrekonstruowania, niż w ten sam sposób zaspokoić aspiracje tych pracowników o wyższych zarobkach przy rozwiązaniu kwotowym.</text:p>
      <text:p text:style-name="P2524">Dlatego wydaje mi się, że tutaj taką funkcję, tutaj celem indeksacji mia<text:span text:style-name="T2525">ł</text:span>oby być właśnie ograniczenie tej żywiołowej presji na wzrost płac, którą mamy do czynienia. Myślę, że tę funkcję, jeszcze raz podkreślam, będzie pełnić jeśli będzie w miarę pełna jednak przy zachowaniu tego marginesu na działania ewentualnie spłaszcz<text:span text:style-name="T2526">aj</text:span>ące, to znaczy przyjmowanie rozwiązań pewnej degresywności tego wskaźnika procentowego, choć oczywiście tutaj można dyskutować jak to powinno być robione, czy myśmy przyjęli że to powinno być, tutaj powinna być swoboda w przedsiębiorstwach ze względu na te zróżnicowania specy<text:span text:style-name="T2527">fi</text:span>cznych sytuacji w przedsiębiorstwach, bardzo silne oczywiście, są rozwiązania w innych krajach, gdzie na przykład w Holandii gdzie indeksacja procentowa początkowo potem została zmieniona w indeksację kwotowo-procentową właśnie pewnej degres<text:span text:style-name="T2528">ji</text:span><text:s/>przy wyższych przedziałach płacowych, jednak nadal nie była to indeksacja kwotowa.</text:p>
      <text:p text:style-name="P2529">Tutaj trudno symulować, to znaczy ja myślę, że jest tak, że przy wprowadzeniu indeksacji jeśli zagwarantu<text:span text:style-name="T2530">je</text:span>my jeśli uda się nam uzgodnić - czy wprowadzić takie rozwiązania, które będą mniej więcej zaakceptowane, to wówczas myślę, że skutkiem in<text:span text:style-name="T2531">de</text:span>ksacji mogłoby być właśnie przy najmniej zmniejszenie, a może nawet zlikwidowanie tego wyprzedzenia dotychczasowego wzrostu płac przez wzrost cen.</text:p>
      <text:soft-page-break/>
      <text:p text:style-name="P2532">C<text:span text:style-name="T2533">z</text:span>yli odwrotnie wzrostu cen przez wzrost płac. Natomiast oczywiście jeśli prowadzimy rozwiązania, które nie zostaną zaakcep<text:span text:style-name="T2534">t</text:span>owane, przez b<text:span text:style-name="T2535">a</text:span>rdzo szerokie i silne grupy, to wówczas skutki będą złe i być może nawet wtedy mogą być jeszcze gorsze niż w tym systemie obecnie istniejącym.</text:p>
      <text:p text:style-name="P2536">Nie dysponujemy jakimiś rachunkami symulacyjnymi, które by to pokazywały na konkretnych liczbach, z tym że oczywiście podejmowane były pewne próby jakby oglądania skutków tego procesu na rozkładzie płac, natomiast jeśli chodzi o takie skutki liczbowe w tym roku ja myślę, że to jednak jest tak, że po pierwsze tutaj jeśli chodzi...<text:s/><text:span text:style-name="T2537">t</text:span>akże zależy od skali procesów in<text:span text:style-name="T2538">fl</text:span>acyjnych, czego<text:s/><text:span text:style-name="T2539">-</text:span><text:s/>co tylko w pewnym przybliżeniu możemy ocenić i tu raczej nadal bym apelował do rządu o przynajmniej przymierzenie się, jeśli to ni<text:span text:style-name="T2540">e</text:span><text:s/>zostało zrobione do opracowania takich realnych w tej chwili już a nie opartych o ten jednak już fikcyjny plan scenariuszy, a jednocześnie naprawdę to jest tak jak rozumiem intencja tego pytania, że to było poza inten<text:span text:style-name="T2541">cj</text:span>ą<text:s/><text:span text:style-name="T2542">m</text:span>er<text:span text:style-name="T2543">yt</text:span>oryczną, było to odwrócenie tych naszych żądań w kierunku przedstawienia scenariuszy i symulac<text:span text:style-name="T2544">ji<text:s/></text:span>jednak jest tak, że my w przeciwieństwie do licznych resortów my nie dysponujemy ani aparatem urzędniczym, ani instytutami resortowymi, ani odpowiednim sprzętem, żeby poza bazą in<text:span text:style-name="T2545">fo</text:span>rmac<text:span text:style-name="T2546">yj</text:span>ną, która też jest niestety uboga aby być gotowym do tego typu szacunku.</text:p>
      <text:p text:style-name="P2547">Ja myślę, że to co powiedziałem powinno w zasadzie wystarczyć, choć oczywiście zgadzam się z tym, że są tutaj o czym mówiłem duże niewiadome.</text:p>
      <text:p text:style-name="P2548">Tyle o płacach. Jeszcze chciałem o zasiłkach i w ogóle o świadczeniach społecznych. Bo tak jak w sprawie systemu płac ten mechanizm indeksac<text:span text:style-name="T2549">ji</text:span><text:s/>jest mechanizmem niezbędnym - w warunkach wysokiej inflacji, nie w tej chwili to wymyślono, jeśli chodzi o nasz kraj, dlatego że inflacje otwartą dość wysoką mamy już od drugiej połowy lat siedemdziesiątych, a wysoką od początku lat os<text:span text:style-name="T2550">i</text:span>emdziesiątych, i od tego momentu kiedy mieliśmy do czynienia<text:s/>z inflacją,<text:s/><text:span text:style-name="T2551">ten</text:span><text:s/>problem<text:span text:style-name="T2552"><text:s/></text:span>wprowadzania indeksacji zarówno do systemów płacowych jak i do systemów, czy mo<text:span text:style-name="T2553">ż</text:span>e przede wszystkim do systemów świadczeń społecznych, zaczął istnieć i był stawiany. To nie jest sprawa, że tak powiem, która nagle się pojawiła.</text:p>
      <text:p text:style-name="P2554">Jeśli chodzi o płace, to chciałem tylko przypomnieć jak już tu mówiłem na zespole do sp<text:span text:style-name="T2555">r</text:span>aw indeksacji, że ten mechanizm był... jakby jego istnienie było założone w kierunkach reformy gospodarczej z 1981 roku, że jeszcze przed reformą cen z 1982 roku zapowiadano dokładnie, w przemówieniu gen. Jaruzel<text:span text:style-name="T2556">s</text:span>k<text:span text:style-name="T2557">i</text:span>ego, wprowadzenie mechanizmu automatyczn<text:span text:style-name="T2558">ej</text:span><text:s/>indeksacji od drugiego półrocza 1982 r. Ja myślę, że inaczej by trochę to wszystko wyglądało, gdyby wówczas zaczęto to wprowadza<text:span text:style-name="T2559">ć.</text:span><text:s/>Zgadzam się, że w tej chwili jest znacznie trudniej niż wtedy.</text:p>
      <text:p text:style-name="P2560">I jeszcze trzymając się - nie mogę dojść do tych zasiłków niestety - ale jeszcze jedną rzecz o płacach. To myśmy już wcze<text:span text:style-name="T2561">ś</text:span>niej mówili, że indeksacja nie jest lekiem na inflację, lecz jakby rozwiązaniem koniecznym w warunkach<text:span text:style-name="T2562"><text:s/></text:span>inflacji, a jednocześnie, że jest to rozwiązanie, które być może powinno być na przykład zawieszone w momencie, kiedy istnieje i jest wprowadzany czy ma być wprowadzany radykalny program ograniczenia i zmniejszenia inflacji, ale myślę, że w tej chwili, ale myślę, że w tej chwili nie jesteśmy w takiej sytuacji w której taki program by istniał i miał być wprowadzany, bo nikt tutaj czegoś takiego chyba nie przedstawił.</text:p>
      <text:p text:style-name="P2563">Przepraszam, że tak długo kończę o płacach, jeszcze parę słów o zasiłkach. Ja myślę, że w warunkach inflacji sprawa waloryzowania, indeksowania świadczeń społecznych jest sprawą bezdyskusyjną. I tutaj to pytanie o to, na ile to nasze rozwiązanie... jaki będzie miało w sprawie zasiłków te 10%, jaki będzie miało<text:s/><text:soft-page-break/>wpływ na inflację, ja myślę, że n<text:span text:style-name="T2564">i</text:span><text:span text:style-name="T2565">e</text:span><text:s/>jest jednak tak.<text:s/><text:span text:style-name="T2566">J</text:span><text:span text:style-name="T2567">a</text:span><text:s/>myślę, że zasiłków rodzinnych jednak nie można traktować jako tutaj czynnika inflacjogennego, że jest wiele innych dużo groźniejszych i rzeczywiście powodujących in<text:span text:style-name="T2568">fl</text:span>a<text:span text:style-name="T2569">cj</text:span>ę, natomiast zawsze jest tak od lat, że świadczenia społeczne są tą cząstką w całym bilansie w budżecie państwa i w bilansie dochodów i wydatków ludności, tym fragmentem na którym można zaoszczędzić. Jak się popatrzy na dane - bilans przychodów i wydatków ludności we wszystkich ostatnich latach po 1981, to zawsze mamy wysokie przekroczenia we wszystkich pozycjach tego bilansu, poza pozycję świadczenia społeczne<text:span text:style-name="T2570">.</text:span><text:s/>Cały czas na tym żeśmy oszczędzali, to była jedyna pozycja<text:span text:style-name="T2571">,</text:span><text:s/>n<text:span text:style-name="T2572">a</text:span><text:s/>które coś można było urwać. Tak naprawdę to niewiele, ale za to dość dużym kosztem społecznym.</text:p>
      <text:p text:style-name="P2573">Dziękuję.</text:p>
      <text:p text:style-name="P2574"><text:span text:style-name="T2575">Minister Szreter</text:span>:</text:p>
      <text:p text:style-name="P2576">Ja krótko. Wydaje mi się, że jeśli mowa o indeksacji i inflacji nie ma co udawać, że indeksacja jest najlepszym ze uznanych spos<text:span text:style-name="T2577">o</text:span>bów ograniczania inflacji. Jest to pewne zło, jest pytanie na ile konieczne.<text:s/><text:span text:style-name="T2578">W</text:span>iększość krajów, które rzeczywiście wychodzą z inflac<text:span text:style-name="T2579">ji</text:span><text:s/>zaczynają między innymi od ograniczenia mechanizmów indeksac<text:span text:style-name="T2580">yj</text:span>nych, ale to tak i niezależnie od tego jaka indeksacja, czy kwotowa, czy procentowa, każda tutaj nie jest hamulcem. Ja się boję, że indeksacja to najgorszy jest wariant wtedy, kiedy indeksacja wyznacza<text:s/>minimalny standard roszczeń i nic poza tym, jeżeli w ogóle ma ona przynieść... jeżeli indeksacja miałaby być jakimś instrumentem, który by przynajmniej nie za bardzo sprzyjał inflacji, no to wtedy niezbędne byłoby włączenie się sił społecznych, związków w czynienie, w proces... no zapobiegania dalszym re<text:span text:style-name="T2581">wi</text:span>n<text:span text:style-name="T2582">dy</text:span>ka<text:span text:style-name="T2583">cj</text:span>om.</text:p>
      <text:p text:style-name="P2584">No, bo w zasadzie sama indeksacja to jest tylko wyznaczenie dołów.<text:s/><text:span text:style-name="T2585">O</text:span>d góry zostanie dotychczasowy mech<text:span text:style-name="T2586">a</text:span>nizm finansowy, który jest różnie skuteczny, ale w zasadzie indeksacja tu nic nie zmienia w tym mechanizmie.</text:p>
      <text:p text:style-name="P2587">Gdyby to miało być rzeczywiście w jakimś stopniu związane z ograniczaniem inflacji to jest niezbędne jakieś wsparcie od góry, to znaczy ogranicz<text:span text:style-name="T2588">aj</text:span>ące jakby te presje, ale to jest ogólna uwaga.</text:p>
      <text:p text:style-name="P2589">Jeśli chodzi o konkretne sprawy zgłoszone. Po pierwsze, uwagę dotyczącą - zgłoszoną przez pana Wielo<text:span text:style-name="T2590">wi</text:span>eyskiego, aby zastosowano wobec każdego zatrudnionego - abstrahując od redakcji to otrzymujemy jako uzupełnienie pkt.<text:s/><text:span text:style-name="T2591">9<text:s/></text:span>natomiast co do zasiłków i ich rewaloryza<text:span text:style-name="T2592">cj</text:span>i w półroczu tego roku.</text:p>
      <text:p text:style-name="P2593">Otóż tutaj niestety mam wątpliwości z dwóch co najmniej powodów. Po pierwsze jest sprawa tego rodzaju, w tej chwili jesteśmy w fazie przebudowy systemu zasiłkowego, odchodzimy od tego ubiegłorocznego dochodowo-zróżnicowanego na rzecz jednolitych zasiłków. Te 5<text:span text:style-name="T2594"> </text:span>300 tutaj podane to jest kwota n<text:span text:style-name="T2595">aj</text:span>niższego zasiłku. P<text:span text:style-name="T2596">o</text:span>nadto wysta<text:span text:style-name="T2597">j</text:span>ą zasiłki pozostałe. A więc w tej chwili wszelkie ruchy indeksacyjne do<text:span text:style-name="T2598">k</text:span>onywane na tej strukturze opóźniają, utrudniają włączanie. To jest pierwsza sprawa.</text:p>
      <text:p text:style-name="P2599">Druga sprawa istotna<text:s/>jeżeli przyjąć, że niezależnie od tego jak się te dyskusje zakończą na temat urynkowienia żywności, jakieś ruchy częściowe po stronie cen żywności byłyby dokonywane, wówczas technika<text:span text:style-name="T2600"><text:s/></text:span>rekompensowania na pewno musiałaby uwzględniać kanał zasiłkowy jako jeden z podstawowych tutaj przychodzenia z pomocą licznym rodzinom.<text:s/><text:span text:style-name="T2601">I</text:span><text:s/>tutaj jakieś kwoty zwiększające te zasiłki byłyby kolejnym czynnikiem zwi<text:span text:style-name="T2602">ę</text:span>ksz<text:span text:style-name="T2603">aj</text:span>ącym<text:s/><text:span text:style-name="T2604">-</text:span><text:s/>kwota byłaby pewnie taka sama do zasiłku i do płacy, i tutaj by się te relacje znowu zmieniały.</text:p>
      <text:p text:style-name="P2605"><text:span text:style-name="T2606">W</text:span>ięc to są te czynniki, plus trzeci to są te środki ZUS to jest jednak 670 mniej wi<text:span text:style-name="T2607">ę</text:span>cej, ja już nie pamiętam<text:s/><text:soft-page-break/>dokładnie, ale tego rzędu, miliardów złotych na ten cel, więc to wszystko powoduje, że w tym roku trudno było programować - w półroczu jednoznacznie podjęcie indeksacji już w tym roku sprawy zasiłków rodzinnych.</text:p>
      <text:p text:style-name="P2608">Dziękuję<text:span text:style-name="T2609">.</text:span></text:p>
      <text:p text:style-name="P2610"><text:span text:style-name="T2611">Przewodnicząc</text:span><text:span text:style-name="T2612">y</text:span><text:span text:style-name="T2613">:</text:span></text:p>
      <text:p text:style-name="P2614">Chciałem się zorien<text:span text:style-name="T2615">tow</text:span>a<text:span text:style-name="T2616">ć</text:span><text:s/>jaki jest pana stosunek do rozbieżności stosunkowo nieznacznych, jakie z<text:span text:style-name="T2617">ai</text:span>s<text:span text:style-name="T2618">t</text:span>niały w toku prac zespołu między propozycją panów a propozycją naszego zespołu.<text:s/></text:p>
      <text:p text:style-name="P2619">Bo w zasadzie tam jest kwestia rozbieżności między 0,7 a 0,8, to to są małe rzeczy.</text:p>
      <text:p text:style-name="P2620"><text:span text:style-name="T2621">Ob. Jerz</text:span><text:span text:style-name="T2622">y</text:span><text:span text:style-name="T2623"><text:s/>Szreter</text:span>:</text:p>
      <text:p text:style-name="P2624">Liczby małe, ale skutki jakby znaczne w tej sprawie, jeśli chodzi o te współczynniki. Ponieważ trudno nam się było porozumieć, bo każda jedna dziesiąta to jest kolejne ograniczenie możliwości różnicowania płac, w tym sensie. Więc to jest kwestia,<text:s/><text:span text:style-name="T2625">któr</text:span>ą chcieliśmy tutaj przedstawić, dlaczego akurat 0,7.<text:s/><text:span text:style-name="T2626">Z</text:span><text:s/>naszych szacunków wynika, że jest to już na tyle wysoka część, która w sposób wystarcza<text:span text:style-name="T2627">ją</text:span>co znaczny ogranicza możliwość motywowania. Z naszych szacunków wiem, stosowanie większego współczynnika będzie miało bardziej in<text:span text:style-name="T2628">fl</text:span>acjogenny charakter. Stąd ta nasza propozycja.</text:p>
      <text:p text:style-name="P2629">A druga sprawa, co do metody, czy krocząco, czy od stałej bazy. Przyjęcie metody... ten nasz zapis jest to propozycja jakby przyjęcia takiej filozofii. Nikt nie dostanie mniej niż. Natomiast ten, który dostanie z tytułu lepszej pracy więcej, temu przez pewien czas nie - dopóki koszty by go nie dopadły, koszty utrzymania, tego nie walor<text:span text:style-name="T2630">y</text:span>zu<text:span text:style-name="T2631">je</text:span>m<text:span text:style-name="T2632">y</text:span>.</text:p>
      <text:p text:style-name="P2633">Ja rozumiem, to ma działanie<text:s/>anty-motywacyjne. Utrudnia to motywację, prawda. Ale przy pozostawieniu pewnych środków w dyspozycji przedsiębiorstwa na motywacje, bo 0,7, więc można mu podnieść za jakiś czas, natomiast nie ma automatyzmu awansowania, waloryzowania wysokich awansów z okresu na okres. Więc ta propozycja odniesienia do jednej bazy, to jest nieistotne w tej chwili, czy marzec<text:s/>czy styczeń, tutaj tego nie przesądzamy. Np. styczeń napisaliśmy, można by przyjąć marzec.<text:s/><text:span text:style-name="T2634">W</text:span><text:s/>każdym razie to jest sprawa, którą można by naszym zdaniem realizować względnie tańszym kosztem.</text:p>
      <text:p text:style-name="P2635">Z tym, że mamy świadomość też jedną, żeby połączyć się z wypowiedzią<text:s/>Ministra<text:s/>Finansów, że rzeczywiście zasada... tzn. po pierwsze - nie sposób wskazać...<text:s/><text:span text:style-name="T2636">c</text:span>entralnie uregulować techniki robienia indeksacji w przedsiębiorstwie. To znaczy tak, żeby przewidzieć, że stawki zasadnicze, stawki takie, stawki owakie, co i jak uwzględnić. Jest tego takie mnóstwo, taka mozaika, tego się po prostu nie da zrobić. Cokolwiek byśmy nie wymyślili centralnie jako zalecenie dla wszystkich będzie uznane w całym mnóstwie przypadków za albo niemądre albo niewykonalne.</text:p>
      <text:p text:style-name="P2637"><text:span text:style-name="T2638">W</text:span><text:s/>sumie niezbędne jest określenie bardzo ogólnych ram do tej sprawy i kierunkowo ustalających sprawę, i przekazanie tej rzeczy w gestię samodzieln<text:span text:style-name="T2639">yc</text:span>h przedsiębiorstw, które mają swoje zakładowe systemy wynagradzania. Tylko, że rzeczywiście jest tu konsekwencja tego rodzaju, że tam trzeba będzie ustalić szczegóły w ramach swoich możliwości finansowych i tam, niestety, grozi mnóstwo konfliktów i mnóstwo roboty technicznej. To jest ogromny kłopot i ogromne niebezpieczeństwo. Zwłaszcza przy fazie tworzenia się związków nowych, konkurencji między związkami, rozmów. Jest to groźne, naprawdę. I z tego punktu widzenia patrząc propozycja<text:s/>Ministra<text:s/>Finansów ma pewne, z tego punktu widzenia, zalety, że ten problem usuwa. Jest to jakby z zewnątrz podejście. Jest pod tym względem bezpiecznie<text:span text:style-name="T2640">js</text:span>za, choć<text:s/><text:soft-page-break/>oczywiście<text:s/>anty-motywacyjna. Oczywiście z tego punktu widzenia z kolei powiedziałbym, może pewnie bardziej szkodliwa. Jest kwestią wyboru mnie<text:span text:style-name="T2641">js</text:span>zego zła.</text:p>
      <text:p text:style-name="P2642"><text:span text:style-name="T2643">Przew</text:span><text:span text:style-name="T2644">od</text:span><text:span text:style-name="T2645">n</text:span><text:span text:style-name="T2646">icz</text:span><text:span text:style-name="T2647">ąc</text:span><text:span text:style-name="T2648">y</text:span>:</text:p>
      <text:p text:style-name="P2649">Chciałem zwrócić uwagę na dramatyzm sytuacji, że propozycje, które były uzgadniane przez kilka dni, w tej chwili zostały przez stronę rządową opuszczone, zastąpione nową propozycją, co do której strona solidarnościowa nie ma jeszcze wyrobionego poglądu. A jeżeli ma pogląd, to ma pogląd negatywny. A sprawa jest, jak mówię, bardzo kluczowa.</text:p>
      <text:p text:style-name="P2650">Pan doc. Kołodko.</text:p>
      <text:p text:style-name="P2651"><text:span text:style-name="T2652">Doc. Grzegorz Kołodko</text:span>:</text:p>
      <text:p text:style-name="P2653">Dziękuję panie przewodniczący.</text:p>
      <text:p text:style-name="P2654">Wpierw drobne wyjaśnienie, na tle odpowiedzi kol. Hagemejera. Intencją mojego pytania o zasiłki rodzinne dobrze zrozumiała pani Wóycicka i jej odpowiedź mnie w pełni satysfakcjonu<text:span text:style-name="T2655">je.</text:span><text:s/>I teraz wiem, skąd to się wzięło. Natomiast jestem ostatni, nie tylko dlatego, że mam dzieci, który by chciał oszczędzać na zasiłkach. Tu już jesteśmy w sferze skutków i to w sposób oczywisty. Podobnie jak płace w sferze produkcji, w sferze tzw. niematerialnej, trzeba indeksować. Jest tylko pytanie, jaka ma być technika indeksowania? Walka gdzie indziej się toczy, jeśli chodzi o napływ inflacyjnego pieniądza na rynek, a nie wśród grup społecznie najsłabszych typu emeryci, renciści, czy nie daj Boże dzieci.</text:p>
      <text:p text:style-name="P2656">Z satysfakcją wysłuchałem tej odpowiedzi. W szczególności chciałbym może podnieść ten wątek wypowiedzi kol. Hagemejera, kiedy on mówił, że jest to jednak zło konieczne i tak na dobrą sprawę to może udałoby się do niego nie sięgać, gdyby była konieczność i możliwość opracowania ostrego, radykalnego, nieugiętego programu antyinflacyjnego<text:span text:style-name="T2657">.</text:span></text:p>
      <text:p text:style-name="P2658">Otóż zasadnicza różnica poglądów między nami polega na tym, że uważam, że występuje taka konieczność. Że występuje taka konieczność i że zgłoszenie postulatu powszechnej indeksacji jest próbą obejścia i uniknięcia tej konieczności.</text:p>
      <text:p text:style-name="P2659">Po drugie - kiedy się indeksuje? Indeksuje się - bo tutaj lubimy się p<text:span text:style-name="T2660">o</text:span>woływać na szeroki świat. Otóż nie ma przykładu, nie ma analogii dla polskiej sytuacji. Indeksuje<text:s/><text:span text:style-name="T2661">s</text:span>ię wtedy, kiedy wzrost kosztów utrzymania jest tak wysoki, że już tego robić nie można, i to kryterium Polska spełnia, natomiast przestaje się indeksować, np. ostatnio w Stanach Z<text:span text:style-name="T2662">je</text:span>dnoczonych, wcześniej w Belgii czy we Włoszech, wtedy, kiedy wzrost kosztów utrzymania jest już tak niski, że takiej konieczności nie ma. To kryterium Polska, niestety nie spełnia. Jest monstrualny wzrost kosztów utrzymania. Ale i indeksuje się również i wyłącznie wtedy, kiedy władza centralna nad tym procesem może zapanować.</text:p>
      <text:p text:style-name="P2663">Zasadnicza różnica punktów widzenia między nami - odnosi się to również do koncepcji rządow<text:span text:style-name="T2664">ej,</text:span><text:s/>aczkolwiek ona jest łatwiej kon<text:span text:style-name="T2665">tr</text:span>olowalna, ale ma cały szereg innych wad<text:s/>- polega<text:s/>na tym, że ja w przeciwieństwie do<text:s/>państwa<text:s/>nie mam żadnych złudzeń, że nad tym procesem kontroli przeprowadzić się nie da. Wydaje mi się, że pytanie stoi następujące,<text:s/>rosną ceny, to jest oczywiste, w związku z tym rosną koszty utrzymania. I skoro cały czas w innych sferach formułujemy pogląd, skoro rosną koszty musi to mieć określone odzwierciedlenie w cenie, no to w takim razie bądźmy bezlitośni i przenieśmy to rozumowanie również na płace, czyli na cenę siły roboczej. Chociaż rozumiem, że tutaj postulat tak lansowany przez niektórych - rynek, rynek, rynek nade wszystko i to jeszcze wolny, jak się okazuje nie ma zastosowania do<text:s/><text:soft-page-break/>siły roboczej, nie ma zastosowania do cen żywności, nie ma zastosowania do budownictwa mieszkaniowego i nie ma zastosowania do kredytu. I jest jeszcze parę wyłączeń. A więc ten brak konsekwencji też jest uderzający.</text:p>
      <text:p text:style-name="P2666">Ale tak czy inaczej oczywiście płace muszą rosnąć. Więc pytanie dzisiaj stoi, czy wprowadzenie takiego czy innego mechanizmu powszechnej indeksacji przyczyni się do opanowania tego żywiołu? Jedni z nas uważają, że tak, inni uważają, że nie.</text:p>
      <text:p text:style-name="P2667">Dlaczego, moim zdaniem, nie? Dlatego, że po pierwsze - tak jak u zarania reformy gospodarczej zaczęło krążyć i nie zostało do końca rozwiązane... zaczął krążyć problem i nigdy nie został do końca rozwiązany wyrównywania szans startu przedsiębiorstw do reformy gospodarczej, tak teraz jeśli zapadnie decyzja o powszechnym systemie indeksacji, zacznie się niezwykły ruch w interesie zmierzający do wyrównywania warunków tzw. startu. Bo rację miał pan Wielowieyski kiedy mówił, że tutaj bardzo dużo zależy od tego, jak rozwiążemy problem, czynnika opóźnienia, bądź wyprzedzenia ze względu na to, że płace praktycznie zmieniają się każdego dnia i to tak w sferze produkcji materialnej, jak i<text:s/><text:span text:style-name="T2668">w</text:span><text:s/>sferze budżetowej. Więc nie ma najmniejszych złudzeń.<text:s/><text:span text:style-name="T2669">I</text:span><text:s/>wszyscy o tym doskonale wiemy, że pracownicy instytucji, załogi przedsiębiorstw skasują licznik na dzień ogłoszenia decyzji, powiedzą chwileczkę - my to liczymy od dzisiaj. I będzie to znakomitym pretekstem do kolejnych fali wielkich rewindykacji protestów w tym łącznie ze strajkami.</text:p>
      <text:p text:style-name="P2670">Jakie wobec tego są pytania, na które - moim zdaniem<text:s/>- w<text:s/>rzeczywistości należy poszukiwać odpowiedzi, jeśli nie chcemy problemu obejść.</text:p>
      <text:p text:style-name="P2671">Po pierwsze - czy po indeksacji dochody realne będą rosły szybciej niż przy obecnych tendencjach, tak samo, czy wolniej? No bo w końcu gra idzie o dochody realne.</text:p>
      <text:p text:style-name="P2672">Po drugie - czy skala redystrybucji ulegnie zmianie w wyniku wprowadzenia systemu indeksacji będzie większa, mniejsza, czy taka sama?</text:p>
      <text:p text:style-name="P2673">I wreszcie po trzecie - czy kierunki tej redystrybucji będą korzystniejsze, mniej korzystne, czy nie zmienione? Przez korzystnie<text:span text:style-name="T2674">js</text:span>ze, jeśli chodzi o aspekt korzystnej zmiany kierunku tej redystrybucji, no to tu jest sprzecznoś<text:span text:style-name="T2675">ć</text:span><text:s/>pomiędzy racjami ekonomicznymi, bo korzystna zmiana redystrybucji po wprowadzeniu systemu indeksacji powinna polegać na tym, że będzie trafiało więcej pieniędzy z tytułu wynagrodzenia za płacę do tych, którzy efektywniej pracują. A korzystna w sensie społecznym do tych, którzy najbardziej tracą na inflac<text:span text:style-name="T2676">ji</text:span>.</text:p>
      <text:p text:style-name="P2677">Z tego też punktu widzenia występuje oczywista sprzeczność pomiędzy racjami ekonomicznymi a społecznymi.</text:p>
      <text:p text:style-name="P2678">Ja uważam, że w wyniku tak proponowanego systemu powszechnej indeksacji płace nominalne koniec końców<text:s/>wszystkie dochody nominalne będą rosły szybciej niż gdyby podjąć działania zmierzające do ograniczania inflacji i nawet kontynuować dotychczasowe tendencje.</text:p>
      <text:p text:style-name="P2679">Po drugie - uważam, że kierunki redystrybucji będą w sumie oddziaływały<text:s/>anty-efektywnościowo.</text:p>
      <text:p text:style-name="P2680">Po trzecie uważam, że żaden z problemów, który jest tu zapowiadany nie zostanie rozwiązany. Przypomina mi to na wskroś argumentację przy okazji koncepcji polityki cenowo- dochodowej sprzed roku, na którą po raz drugi się powołu<text:span text:style-name="T2681">ję</text:span>.</text:p>
      <text:p text:style-name="P2682">Potem też mówiliśmy, że koncepcja była dobra, a realizacja była zł<text:span text:style-name="T2683">a</text:span>. Otóż w tym przypadku mam<text:s/><text:soft-page-break/>zasadnicze wątpliwości co do tego czy koncepcja jest dobra. I chciałbym powiedzieć może tylko to, że to w moim przekonaniu nie może się udać. I tutaj już w tym przypadku, proszę<text:s/>państwa, nie można mówić, że za to odpowiedzialność, jeśli nie daj Boże, zostanie do tego zmuszony, będzie ponosił rząd. Za to odpowiedzialność, czy współodpowiedzialność będą ponosili autorzy tej k<text:span text:style-name="T2684">o</text:span>ncepcji. I z tej odpowiedzialności nikt z nich, a tym bardziej on<text:span text:style-name="T2685">i</text:span><text:s/>sami, zdjąć nie będą mogli. Wobec tego<text:s/><text:span text:style-name="T2686">-</text:span><text:s/>moim zdaniem rzecz jest w pomyśle przede wszystkim, a nie w realizacji.</text:p>
      <text:p text:style-name="P2687">Z najwyższą obawą odnoszę się do tego, że jeśli nas tutaj zgromadziło to,<text:s/><text:span text:style-name="T2688">ż</text:span>e poszukujemy jakiegoś porozumienia historycznego<text:span text:style-name="T2689">,</text:span><text:s/>otóż jeś<text:span text:style-name="T2690">l</text:span>i dojdzie do zwycięstwa koncepcji tzw.<text:s/><text:span text:style-name="T2691">u</text:span>rynk<text:span text:style-name="T2692">o</text:span>wien<text:span text:style-name="T2693">ia</text:span><text:s/>rolni<text:span text:style-name="T2694">ct</text:span>wa i tzw. powszechnej indeksacji, to będzie to wyrazem historycznego nieporozumienia.</text:p>
      <text:p text:style-name="P2695">Dziękuję.</text:p>
      <text:p text:style-name="P2696"><text:span text:style-name="T2697">Przewodniczący</text:span>:</text:p>
      <text:p text:style-name="P2698">Proszę pan Witkowski.</text:p>
      <text:p text:style-name="P2699"><text:span text:style-name="T2700">Ob. Witkowski Henryk</text:span>:</text:p>
      <text:p text:style-name="P2701">Mo<text:span text:style-name="T2702">ż</text:span>e jeszcze ki<text:span text:style-name="T2703">l</text:span>ka słów do indeksacji. Miałbym pytanie do strony opozycyjnej, zresztą jest Andrzej Wieczorek z tamtej strony, może jak się mylę to mnie sprostuje. Czy państwo byliście ostatnio, czy mieliście kontakt w zakładach pracy, że tak występujecie za tą indeksacją indywidualną.</text:p>
      <text:p text:style-name="P2704">Do<text:s/><text:span text:style-name="T2705">c</text:span>z<text:span text:style-name="T2706">e</text:span>g<text:span text:style-name="T2707">o</text:span><text:s/>zmierzam. Mówiliśmy o średniej 60<text:span text:style-name="T2708">-</text:span>70 tys. zł w zakładzie pracy<text:span text:style-name="T2709">.</text:span><text:s/>A co to jest ta średnia. To jest to co mówiliśmy, to jest rozbicie zarobków od 40 czy nawet do 200 tys.<text:s/><text:span text:style-name="T2710">z</text:span>ł. Z tym, że 200 tys. zł czy ileś, to nie jest zarobek wypracowany w normalnym czasie pracy, tylko jest to zarobek w przedłużonym czasie pracy.</text:p>
      <text:p text:style-name="P2711">I teraz przy indeksacji indywidualnej doprowadzimy do tego, że to zróżnicowanie będzie jeszcze większe. Czy byliście państwo kiedyś przy podziale pieniędzy w zakładzie pracy przy układach podwyżek jak się to odbywa?</text:p>
      <text:p text:style-name="P2712">Przez ostatnie lata prowadziliśmy politykę równych żołądków, w tej chwili staramy się to zmienić. Tylko czy już gwałtownie? Robiona była ostatnio przykładowa rzecz u mnie, a więc wartościowanie pracy. Ja wiem, że w tej chwili przy układzie indeksacji zbiorowej proponowanej przez OPZZ i rząd, w jakimś układzie następuje spłaszczenie tej roboty, która została zrobiona. Ale życzyłbym sobie żebyście państwo do zakładu pracy poszli, usiedli i zrobili tą indeksację, którą proponujecie. Gwarantuję jedną rzecz, że jak prędko byście przyszli, tak jeszcze prędzej byście wyszli z tego zakładu pracy. Jeżeli chcemy wprowadzić indeksację indywidualną w tej chwili, doprowadzić do sytuacji takiej żeby skłócić jeszcze raz społeczeństwo, to które jest w jakimś układzie zintegrowane<text:s/><text:span text:style-name="T2713">-</text:span><text:s/>proszę bardzo<text:span text:style-name="T2714">.</text:span></text:p>
      <text:p text:style-name="P2715">Zwróćmy uwagę na drugą rze<text:span text:style-name="T2716">s</text:span>z<text:s/><text:span text:style-name="T2717">-</text:span><text:s/>problem zatrudnienia. Ja mówię w tej chwili o warszawskich zakładach pracy. Wszędzie jest brak ludzi. Przy układzie jakichś gwałtownych ruchów, wstrząsów, następuje to, że następuje znowu przemieszczanie ludzi po zakładach pracy. Bo idzie do sąsiada i dost<text:span text:style-name="T2718">aj</text:span>e więcej. Dlatego patrzmy realnie w tej chwili na sprawę.</text:p>
      <text:p text:style-name="P2719">Dlatego ja mówię co jest mniejszym złem - czy mniejsze zło w tej chwili jest pojechać tym układem, tak jak to było pr<text:span text:style-name="T2720">op</text:span>onowane, potraktować wszystkich równo, mimo że jak ja mówię to nie jest prawidłowe, bo to wypacza niektóre sprawy. Ale spójrzmy na sytuację, jaka w tej chwili jest.</text:p>
      <text:p text:style-name="P2721">Dodatkowy problem - przeliczanie. No to w tej chwili trzeba zatrudnić dodatkowych ludzi, których i tak<text:s/><text:soft-page-break/>nie ma. To są w tej chwili według mnie znowu.<text:span text:style-name="T2722">..</text:span></text:p>
      <text:p text:style-name="P2723">Proszę<text:s/>państwa<text:s/>jakieś historie, które wymyśliliście państwo sobie przy stoliku, są kompletnie oderwane od życia. Dziękuję bardzo.</text:p>
      <text:p text:style-name="P2724"><text:span text:style-name="T2725">Przewodniczący</text:span>:</text:p>
      <text:p text:style-name="P2726">Dziękuję. Proszę pan Rajkiewicz.</text:p>
      <text:p text:style-name="P2727"><text:span text:style-name="T2728">Ob. Rajkiewicz</text:span>:</text:p>
      <text:p text:style-name="P2729">Ponieważ minister Wróblewski pytał o te relacje między naszymi propozycjami<text:span text:style-name="T2730">.</text:span><text:s/>Ja rozumiem tak, że<text:s/>przyjmując przy całej krytyce pro<text:span text:style-name="T2731">f.</text:span><text:s/>Kołodko co do w ogóle indeksacji. To tak<text:s/><text:span text:style-name="T2732">-</text:span><text:s/>mamy zgodę co do indeksacji, mamy zgodę co do indywidualnej. Ja mówię - ja jestem gotów rozpatrywać indeksację na zasadzie kwartał do kwartału relację. Wskaźnik - tu zaczyna się kłopot przy wskaźniku. Nasze rachunki przy 0,8 pokazują, że to już zaczyna być bardzo ryzykowne, choć różnice nie są wielkie, ale to zawsze, że tak powiem kwestia później masy. W końcu indeksujemy ileś milionów ludzi, a nie tylko jedną średnią płacę. I pozostaje jedna kwestia - państwo proponują indeksować indywidualną płacę, a my proponujemy średnią płacę z ostatniego miesiąca kwartału. I dawać kwoty - średnią płacę w gospodarce. Jednakowa kwota w całej gospodarce.</text:p>
      <text:p text:style-name="P2733">I to jest podstawowa różnica. Przy czym ja naprawdę, to o czym mówił tu przed chwilą pan - co to oznacza w przedsiębiorstwie. Ja mówię - ten moment społeczny<text:s/>- komu<text:s/>ile - a później ten moment techniczny. Ja już widzę wielkie interpretacje czy konstruktor pracujący w systemie zlecenia, zamówienia na racjonalizację, a mamy sporo zakładów, które tak mają biura konstrukcyjne, czy powinno mu się to wynagrodzenie indeksować tym współczynnikiem czy nie, jeżeli ono jest od efektów.</text:p>
      <text:p text:style-name="P2734">Czy brygady pracujące systemem ajencyjnym, a więc mające stały procent od pewnego obrotu, to co im trzeba indeksować - procent czy kwotę. Jeżeli to jest od obrotu.</text:p>
      <text:p text:style-name="P2735">A więc otworzymy sobie niesamowite pole, które jest w ogóle trudne do opanowania, a które wywoła konflikty niewyobrażalne. Przy czym nikt nie będzie w stanie nad tym<text:s/>zapanować, bo ani sensownie wyjaśnić, ani tym bardziej pr<text:span text:style-name="T2736">ó</text:span>bować doprowadzić do porozumienia<text:span text:style-name="T2737">.</text:span></text:p>
      <text:p text:style-name="P2738">Czyli ja mówię - jest kwestia według mnie tego 0,8<text:s/><text:span text:style-name="T2739">-<text:s/></text:span>0,85 i jest kwestia kwoty. Bo jeżeli chodzi nawet o technikę liczenia, to już jest ta sama, czy ta indywidualna płaca.</text:p>
      <text:p text:style-name="P2740">Dziękuję.</text:p>
      <text:p text:style-name="P2741"><text:span text:style-name="T2742">Przewodniczący</text:span>:</text:p>
      <text:p text:style-name="P2743">Pan Andrzej Wielowieyski.</text:p>
      <text:p text:style-name="P2744"><text:span text:style-name="T2745">Ob.<text:s/></text:span><text:span text:style-name="T2746">A</text:span><text:span text:style-name="T2747">ndrzej Wielowieyski</text:span>:</text:p>
      <text:p text:style-name="P2748">Przez te pięć, czy nawet więcej już tygodni, od czasu kiedy pracujemy nad tym od początku było dobrze w<text:span text:style-name="T2749">i</text:span>adomo, że nie ma dobrych wyjść. I że jakiekolwiek się przyjmie rozwiązanie, będzie ono nastręczać zasadnicze trudności i zastrzeżenia<text:span text:style-name="T2750">.</text:span></text:p>
      <text:p text:style-name="P2751">Pan minister Wróblewski zgodził się z tym co powiedział pan doc. Kołodko, to jest dość oczywiste, ja to też przyjmuję, przynajmniej w dużej części.<text:s/><text:span text:style-name="T2752">Z</text:span><text:s/>tym jednak, że jest rzeczą oczywistą, że te wysunięte wątpliwości i zastrzeżenia dużo bardziej dotyczą propozycji oparcia się kwotowego na przeciętnej płacy, niż propozycji oparcia s<text:span text:style-name="T2753">i</text:span>ę na procentowej, indywidualnej indeksacji.</text:p>
      <text:p text:style-name="P2754">I dlatego też wydaje mi się, że jest to dużo groźniejsze. Oczywiście to się może udać albo nie udać.<text:s/><text:soft-page-break/>Natomiast jest pewne, że jeżeli strona rządowa używa często argumentów z filozofii motywacji, no<text:s/><text:span text:style-name="T2755">t</text:span>o ta sprawa znika zupełnie, przy wprowadzaniu tego sys<text:span text:style-name="T2756">te</text:span>mu.</text:p>
      <text:p text:style-name="P2757">Dlaczego sądzę, że podtrzymamy przy tej propozycji, nowym wariancie naszą dotychczasową propozycję?</text:p>
      <text:p text:style-name="P2758">Po pierwsze<text:s/><text:span text:style-name="T2759">-</text:span><text:s/><text:span text:style-name="T2760">s</text:span>ądz<text:span text:style-name="T2761">ę,</text:span><text:s/>że w wielu przypadkach nie są one takie bardzo odległe<text:span text:style-name="T2762">.</text:span><text:s/>Intencje, które przyświecały - warian<text:span text:style-name="T2763">to</text:span>wi Ministerstwa Finansów rozumiem<text:span text:style-name="T2764">y</text:span><text:s/>dobrze i sądzimy, że naszą propozycją też im wychodzimy naprzeciw. Rozumiemy trudności przedsiębiorstw i z tego<text:span text:style-name="T2765">,</text:span><text:s/>wynika postulat, aby byli oni mogli sami we własnym zakresie rozstrzygać te problemy. I będą rozstrzygać, bo będą musieli je rozstrzygać. Jeżeli teraz im ułatwimy pójdziemy na bardzo dużą łatwiznę i pozwolimy im wypłacać po równi wszystkim i wybitnym konstruktorom i sprzątaczkom, to zrobimy tylko kłopot dla nas za następne parę tygodni czy miesięcy. Oni i tak będą musieli to podnieść i coś z tym zrobić, jeśli te umowy prowizyjne, jeżeli jakiekolwiek umowy<text:s/><text:span text:style-name="T2766">c</text:span>zy wynagrodzenia mają mieć jakikolwiek sens, oddawać wartość tej pracy, być wartością ekonomiczną itd. I tak trzeba to, będzie to... i jest tylko proszę panów, to co pan proponuje panie ministrze, w tej chwili jest to ucieczka w przód i to ucieczka nieskuteczna. I nie ucieknie się od tego, bo ludzie nie spuszczą. Nie spuszczą ci wszyscy, którzy są już chociaż troszeczkę powyżej przeciętnej, i którzy i tak będą zgodnie z tym co my proponujemy tylko w formie w dalszym ciągu bałaganiarskie<text:span text:style-name="T2767">j</text:span>, w formie w dalszym ciągu w postaci szarpania, a nie gwarancji określonego systemu i mechanizmu wydzierać te indeksacje, która jest im niezbędna do tego, żeby ta ich płaca była traktowana z szacunkiem zgodnie z umową o pracę jaką z nimi zawarto w warunkach inflacji przecież te umowy o pracę tracą na sensie i znaczeniu.</text:p>
      <text:p text:style-name="P2768">Więc jest to niewątpliwie podkreślam kłopot dla przedsiębiorstw, ale te przedsiębiorstwa muszą z tego wychodzić. My nie będziemy wchodzili w ich szczegółowe rozwiązania w wypadku umów prowizyjnych czy umów od obrotów - to będą sobie musieli znaleźć odpowiednio indeksujące ich wynagrodzenia, jakiś sposób związki i dyrekcje, natomiast poza tym ładujemy się przy stosowaniu tego systemu, który proszę<text:s/>państwa<text:s/>nie jest indeksacją<text:span text:style-name="T2769">.</text:span><text:s/>To w gruncie rzeczy co panowie proponujecie nie jest indeksacją. Jest to po prostu system rekompensat z tytułu wzrostu cen, a nie jest to indeksowanie zarobków zgodnie z tabelami, umowami pracy itd.</text:p>
      <text:p text:style-name="P2770">Jest to tylko rekompensata, tak jak to miało miejsce w w<text:span text:style-name="T2771">y</text:span>padku operacji wicepremiera Sadowskiego sprzed roku. Jest to zwykła forma rekompensaty, która właściwie z płacami nie ma wiele wspólnego. Ma tylko na celu doraźne uspokojenie ludzi i przeszkadza w załatwianiu sprawy w przyszłości.</text:p>
      <text:p text:style-name="P2772">Wydaje si<text:span text:style-name="T2773">ę</text:span>, że trzeba stawić czoło niebezpieczeństwu i wyzwaniu - takie jakie ono jest teraz, nie uchylać się od tego, biorąc poważnie pod uwagę wszystkie tutaj wątpliwości ekonomistów wyrażane zwłaszcza przez pana Kołodkę. Trzeba podjąć ryzyko czy on się uda czy nie uda. Jedno jest pewne, nie zrobimy nic - to będzie gorzej niż w zeszłym roku, podjęcie propozycji panów kontynuuje w szerokim zakresie szarpanie się, takie jakie było w zakresie bardzo dużych grup i to najżywszych, najostrzej stawiających sprawę, robiących najwięcej społecznego zamętu - grup pracowniczych.</text:p>
      <text:p text:style-name="P2774">Stąd też ja nie widzę możliwości, żeby można było zasadniczo odstąpić od naszego postulatu korygowania, ale jednak procentowej, a nie powszechnej według jednego schematu dla całego kraju rekompensaty wzrostu cen.</text:p>
      <text:soft-page-break/>
      <text:p text:style-name="P2775"><text:span text:style-name="T2776">Ob. Jan Rajkiewicz</text:span>:</text:p>
      <text:p text:style-name="P2777">Więc rzeczywiście spędziliśmy kilkadziesiąt godzin na dyskusji, zając sobie sprawę,<text:s/>że ta propozycja, bo to jeszcze nie jest decyzja, związana jest z ogromnym ryzykiem, ryzykiem ekonomicznym i że Po<text:span text:style-name="T2778">ls</text:span>ka właściwie wśród tych krajów, które mają gospodarkę socjalistyczną jest pierwszym krajem, który podejmuje to ryzyko. Otóż te obawy trwają do dnia dzisi<text:span text:style-name="T2779">ej</text:span>szego. Po pierwsze, chciałbym zwrócić uwagę, że te propozycje, z którymi występujemy trudno porównywać z tym co było<text:s/><text:span text:style-name="T2780">w<text:s/></text:span>roku ubiegłym, bowiem w ubiegłym roku ta indeksacja miała charakter antycypac<text:span text:style-name="T2781">yj</text:span>ny i nawet muszę powiedzieć, że ten nawyk ubiegłego roku przeszedł na rok bieżący i skoro powiedziano, że wzrosną ceny o 20 czy o<text:s/><text:span text:style-name="T2782">5</text:span>5%,<text:s/><text:span text:style-name="T2783">a</text:span><text:s/>równocześnie przyjęto te 140% bez opodatkowania, to było hasło wywoławcze do tych roszczeń, które rozpoczęły się na początku bieżącego roku.</text:p>
      <text:p text:style-name="P2784">I tutaj ta indeksacja będzie jednak działała w pewnym stopniu w stosunku do czasu przeszłego. Mamy dwie koncep<text:span text:style-name="T2785">cj</text:span>e, właściwie koncepcje procentową i koncepcję kwotową.</text:p>
      <text:p text:style-name="P2786">Rzeczywiście koncepcja kwotowa jest prostsza, ale chciałem zwrócić uwagę, że ona jest pozornie prostsza. Mianowicie z tym dodatkiem jak to nazywam stypendium droży<text:span text:style-name="T2787">ź</text:span>niane czy rekompensata wiąże się jednak cały szereg kwestii, które wynikają z rozmaitych pochodnych świadczeń w<text:s/>przedsiębiorstwie. Chociażby sprawa obliczania zasiłków chorobowych, chociażby sprawa obliczania nawet podatku itd. Jest kwestia, czy traktujemy tę kwotową... ten dodatek kwotowy jako swego rodzaju świadczenie socjalne, jak to było w 1982 roku czy to jest rzeczywisty składnik płacowy. Więc trzeba sobie zdawać sprawę, że przy uproszczonej wypłacie może to też powodowa<text:span text:style-name="T2788">ć</text:span><text:s/>cały szereg komplikacji rozliczeniowych samych przedsiębiorstwach. Ja chcę przypomnieć, że włączanie rekompensat z 1982 r. do płac trwało 3-4 lata, wraz z tysiącami rozmaitych wyjaśnień i komplikacji w tym procesie.</text:p>
      <text:p text:style-name="P2789">Natomiast jeśli chodzi - i ponadto występuje jeszcze jedno zjawisko natury psychologicznej, mianowicie taki dodatek kwotowy, powiedziałbym petry<text:span text:style-name="T2790">fi</text:span>kowałby przyszłości roszczenia dotyczące właśnie dalszych dodatków tych drożyźnianych, co mogłoby doprowadzić do stanu, że właściwie zmieniłyby się relacje między płacą za zarobek a dodatek do drożyźniany. Ja szukam tutaj pewnego może kompromisu, może by tak rozważyć czy nie można byłoby zakładom pracy pozostawić do wyboru sposobu indeksac<text:span text:style-name="T2791">ji</text:span>, dając równocześnie różne propozycje systemowe.</text:p>
      <text:p text:style-name="P2792">Sytuacja w kraju jest niebywale zróżnicowana i są takie zakłady, w których ta kwotowa mogłaby być rzeczywiście łatwiej przyjmowana, z tym że musielibyśmy tutaj ustalić pewne układy, które by nie psuły ogólnych tutaj tych dysproporcji czy proporcji płacowych, i równocześnie zakłady, w których można byłoby... tutaj była mowa między innymi o technice, mamy zakłady pracy, w których całe systemy płacowe są skomputeryzowane i nie byłoby już<text:span text:style-name="T2793"><text:s/></text:span>takich trudności, o których wspominał minister Wróblewski.</text:p>
      <text:p text:style-name="P2794">Więc to by mogło być jednym z elementów, jakiegoś kompromisu. I na końcu chciałbym zwrócić uwagę na jeszcze jedną kwestię<text:span text:style-name="T2795">.</text:span><text:s/>Wprowadzenie indeksacji według tej metody kompromisowej jednej czy drugiej musi być związane, zresztą od tego wyszliśmy, z absolutnym wsp<text:span text:style-name="T2796">ó</text:span>łodpowiedzialnością związków zawodowych. I to jest kwestia moim zdaniem podstawowa w tym porozumieniu, bo to by oznaczało, że układające się strony, bo przecież chcemy żeby zw<text:span text:style-name="T2797">i</text:span>ązki zawodowe weszły w system układów zbiorowych, porozumień płacowych biorąc współodpowiedzialność i nie tylko za przepro<text:span text:style-name="T2798">wadz</text:span>enie tej operacji, ale równocześnie za hamowanie tych działać spontanicznych.</text:p>
      <text:soft-page-break/>
      <text:p text:style-name="P2799">Jeśli tych gwaranc<text:span text:style-name="T2800">ji</text:span><text:s/>nie będzie, to rzeczywiście... może nie tak daleko jak to zrobił doc. Kołodko, ale myślę, że to byłoby rzeczywiście właściwie pogrzebaniem całej tej sprawy i bardziej by pogmatwało sytuację niż to wygl<text:span text:style-name="T2801">ą</text:span>da w stanie... w tej chwili, w momencie wyjściowym.</text:p>
      <text:p text:style-name="P2802">Jeśli chodzi o sprawy świadczeń socjalnych, zasiłków rodzinnych to muszę powiedzieć, że ta kategoria do 1982 roku w zasadzie wymierała, reanimowaliśmy ją rekompensatami i ona pozostała jako taka powiedziałbym świadczenie dyżurne, żeby rekompensaty te kwotowe dodawać jako element<text:span text:style-name="T2803"><text:s/></text:span>wzmocnienia kondycji materialnej gospodarstw domowych.</text:p>
      <text:p text:style-name="P2804">Te zasiłki rodzinne podskoczyły ze 180 miliardów do 470 miliardów w ubiegłym roku, w tym roku mają wynosić 670 miliardów, według tej koncepcji zaniżonej, to jest proszę<text:s/>państwa<text:s/>2/3 budżetu oświaty i wydaje mi się, że w dalszych rozważaniach dotyczących całego systemu świadczeń społecznych należałoby rozważyć jako pierwsze czy to ma być świadczenie systemu ub<text:span text:style-name="T2805">e</text:span>zpieczeń społecznych, czy systemu państwowego opieki społecznej na rzecz rodzin i gdzie lokować tę część społecznego funduszu spożycia, czy w wydatkach pieniężnych, które są dużo łatwiejsze, czy też w poprawie kondycji naszej oświaty, czy służby zdrowia<text:span text:style-name="T2806">.</text:span><text:s/>I myślę, że to jest sprawa o której nie powinniśmy zapominać przy myśleniu o kondyc<text:span text:style-name="T2807">ji<text:s/></text:span>naszego społeczeństwa<text:span text:style-name="T2808">.</text:span></text:p>
      <text:p text:style-name="P2809"><text:span text:style-name="T2810">Ob. Ryszard Bu</text:span><text:span text:style-name="T2811">g</text:span><text:span text:style-name="T2812">a</text:span><text:span text:style-name="T2813">j</text:span><text:span text:style-name="T2814">:</text:span></text:p>
      <text:p text:style-name="P2815">Ja właściwie dlatego, jak wysłuchałem przemówienia pana Kołodki, chciałbym się zgłosić i kilka uwag... może jakaś z nich na końcu, zmierzająca do pewnych praktycznych konkluzji.</text:p>
      <text:p text:style-name="P2816">Otóż tak, pan Kołodko powiedział, że stoimy przed wyborem albo program antyinflac<text:span text:style-name="T2817">yj</text:span>ny, albo system indeksacji. Przy czym, jeżeli dobrze zrozumiałem, to traktuje on system jako wyjście w sposób oczywisty unikowe. Otóż ja nie wiem, b<text:span text:style-name="T2818">yć</text:span><text:s/>może istnieje jakiś pomysł na to, by mógł tu być wypracowany program antyin<text:span text:style-name="T2819">fl</text:span>ac<text:span text:style-name="T2820">yj</text:span>ny, który w perspektywie dwóch, trzech lat gwarantowałby nam, że inflacja będzie nie wyższa niż powiedzmy 20 proc. Ja tego sobie, muszę powiedzieć, w żaden sposób wyobrazić nie mogę. Wydaje mi się, że nie ma żadnej alternatywy, że jakaś<text:s/>kilkudziesięcioprocentowa<text:s/>inflacja jest właściwie zupełnie nieuchronna w tej chwili. I próby jej tłumienia przy pomocy szczególnie środków administrowania cenami są, jak sądzę, najgorszym pomysłem z możliwych.</text:p>
      <text:p text:style-name="P2821">Są więc dwie możliwości, z których jedna, jak rozumiem, jest bardzo bliska rządowi i tylko pod naciskiem tej negocjacji usiłuje odrobinę z niej ustąpić. Mam na myśli tą propozycję, którą by tu można nazwać, jest to nazwa która jest chyba niesensowna, ale można byłoby<text:s/><text:span text:style-name="T2822">ją</text:span><text:s/>nazwać jako indeksację globalnych kwot funduszu płac, poprzez manipulowanie progiem wzrostu wynagrodzeń, wolnych od opodatk<text:span text:style-name="T2823">ow</text:span>ani<text:span text:style-name="T2824">a.</text:span></text:p>
      <text:p text:style-name="P2825">I jest druga alternatywa z różnymi wariantami, indeksacji indywidualnej rzeczywiście i obligator<text:span text:style-name="T2826">yj</text:span>nej. Mnie się wydaje, że ta pierwsza propozycja ona jak gdyby w praktyce była stosowana w 1988 r. I jeżeli ją się chce ponowić tą propozycję, to trzeba by było odpowiedzieć na pytanie, dlaczego ona ma nie doprowadzić do takich samych skutków, jak w<text:s/><text:span text:style-name="T2827">1</text:span>9<text:span text:style-name="T2828">88</text:span><text:s/>r.? W tymże 1988 r. jeżeli ja dobrze pamiętam, wzrost wynagrodzeń w przemyśle był o 24 proc. wyższy od wskaźnika wzrostu kosztów utrzymania. Czy można osiągnąć gorszy rezultat z punktu widzenia inflacji?<text:s/>Mnie się wydaje, że nie można osiągnąć już gorszego rezultatu.</text:p>
      <text:p text:style-name="P2829">Jakie są elementy, które przy całym ryzyku oczywiście związanym z indeksacją, ryzyku, które ja rozumiem nie w ten sposób, że on może coś pogorszyć w stosunku do stanu obecnego, tylko ryzyku<text:s/><text:soft-page-break/>rozumianemu w ten sposób, że to może nie dać dostatecznych rezultatów. Ale jakie są mimo wszystko, moim zdaniem, elementy pewnej nadziei, o których panowie nie chcecie tu w ogóle nawet wspominać? Otóż wydaje mi się, że po pierwsze - jest nadzieja na to, że przedmiotem presji, że tak powiem... presja społeczna nie będzie związana z antycypacją wzrostu kosztów utrzymania. A w każdym razie, że ten<text:s/>antycypacyjny<text:s/>nacisk będzie jakoś złagodzony.</text:p>
      <text:p text:style-name="P2830">Po drugie - że ten nacisk rewindykacy<text:span text:style-name="T2831">jn</text:span>y będzie związany ze wskaźnikiem wzrostu kosztów obliczania jakoś<text:s/>zobiektywizowany, a nie całkowicie subiektywny. Dzisiaj sytuacja jest chyba taka, że każdy sobie w każdym zakładzie to jak gdyby szacu<text:span text:style-name="T2832">je</text:span><text:s/>w pewnym sensie indywidualnie i z tego powstaje pewien pomysł, że należy się za to, powiedzmy 30 tys. zł. I to jest hasłem, powiedziałbym,<text:s/>anty-protestacyjnym. I ten element wydaje mi się także całkowicie niesporny.</text:p>
      <text:p text:style-name="P2833">Wydaje mi się także, że będą groźne wszystkie pomysły, które doprowadzą do tego, że indeksacja będzie jak gdyby czymś dowolnym w zakładzie pracy, ona będzie ustanowiona albo nie. Dlatego, że w takiej mierze, w jakiej będzie to czynnik powiedziałbym, dec<text:span text:style-name="T2834">yz</text:span>j<text:span text:style-name="T2835">i</text:span><text:s/>zewnętrznej, w takiej mierze będzie się utrzymywał ten normalny nastrój presji związanej z inflacją nieubezpieczoną w sposób formalny.</text:p>
      <text:p text:style-name="P2836">Natomiast - i tu wydaje mi się, że nad tym się naprawdę trzeba na serio zastanowić. Na serio trzeba się zastanawiać, Wydaje mi się, nad rozwiązaniem, które jak gdyby leży w środku, między ideą nie<text:s/>indeksac<text:span text:style-name="T2837">ji</text:span><text:s/>tylko jednorazowej rekompensaty, którą popiera, jak rozumiem, bardzo energicznie OPZZ i do czego się przychyla Ministerstwo Finansów, a ideą, która że tak powiem, za punkt wyjścia przyjmuje cały złożony układ sytuacji płacowej w przedsiębiorstwach rzeczywiście niesłychanie zawiły w tej chwili. Mnie się wydaje, że między jednym i drugim można się w jakimś sensownym mie<text:span text:style-name="T2838">js</text:span>cu ulokować, gdzie z jednej strony nie stosuje się jednej kwoty, stosuje się pewne zróżnicowanie, stosuje się pewną dygresję, a zarazem szuka się pewnej formuły, która za punkt wyjścia przyjmuje po prostu istniejącą strukturę płac, a nie całą złożoność tej struktury płac według różnych tytułów wypłat, stawek akordowych, dodatków z tytułu szkodliwej pracy etc. etc.</text:p>
      <text:p text:style-name="P2839">Mnie się wydaje, że rzeczywiście jeżeli pójdziemy konsekwentnie po tej linii, która będzie chciała całe bogactwo tych form i patologii tych form przyjąć za punkt wyjścia,<text:s/>to sytuacja może być rzeczywiście bardzo trudna. Ale uważam, że na drugim biegunie znajduje się także to fatalne rozwiązanie, które ma prowadzić do jednej kwoty przyznawanej w postaci jednej rekompensaty, czy to na poziomie średnim czy nieco niższym od średniego. I sugerowałbym, jak gdyby przyjąć ten projekt z taką intencją, by można było go w miarę możliwości skorygować w stronę tych wszystkich sugestii, które wskazywały na niebezpieczeństwa, jakie są związane z próbą jego zastosowania do wszystkich tytułów wypłat w przedsiębiorstwie.</text:p>
      <text:p text:style-name="P2840">Dzięku<text:span text:style-name="T2841">ję</text:span>.</text:p>
      <text:p text:style-name="P2842"><text:span text:style-name="T2843">Przewodnicząc</text:span><text:span text:style-name="T2844">y</text:span>:</text:p>
      <text:p text:style-name="P2845">Pan dr. Święcicki.</text:p>
      <text:p text:style-name="P2846"><text:span text:style-name="T2847">Dr Marcin Święcicki</text:span>:</text:p>
      <text:p text:style-name="P2848">Dzięku<text:span text:style-name="T2849">ję</text:span><text:s/>panie przewodniczący. Chciałem zacząć od tego, że Konsultacyjna Rada Gospodarcza wielokrotnie występowała przeciwko indywidualnej indeksacji płac i dopiero w ostatnich tygodniach, kiedy słyszymy tu<text:span text:style-name="T2850">ł</text:span>aj cały czas od pana prof. Trzeciakowskiego, że dostaliśmy jako stół gospodarczy propozycje nie do odrzucenia, żeśmy się ugięli i zaczęliśmy się zastanawiać, jak ryzyko t<text:span text:style-name="T2851">e</text:span>go przedsięwzięcia<text:s/><text:soft-page-break/>zmniejszyć.</text:p>
      <text:p text:style-name="P2852">Otóż po pierwsze, jeśli chodzi o generalne rozwiązania, jednak opowiadamy się za procentową indeksacją i ze zmienną bazą. Z tych wszystkich względów, o których już tutaj była mowa co do indeksacji kwotowej, jej charakterze i tego, do czego ona prowadzi, aczkolwiek nie byliśmy w stanie KRG rozpatrzyć spraw technicznych i komplikacji technicznych w zakładach pracy. Nie mamy tego rozpoznania<text:s/>dobrego. Trudno nam powiedzieć. Być może trzeba by włączyć do tego uzgodnienia o indeksacji jakąś możliwość wyjątku dla tych przedsiębiorstw, które ze względów technicznych nie będą w stanie czegoś takiego przygotować i jeszcze w tak krótkim czasie.</text:p>
      <text:p text:style-name="P2853">Druga sprawa zmniejszenia ryzyka - myśmy proponowali żeby współczynnik kosztów utrzymania, wskaźnik kosztów utrzymania będący podstawą indeksacji, obliczany b<text:span text:style-name="T2854">ył</text:span><text:s/>z odjęciem skutków wzrostu cen pewnej grupy towarów ponadstandard<text:span text:style-name="T2855">owyc</text:span>h - alkoholu, tytoniu, może jeszcze samochodów, benzyny czy czegoś takiego, po to m.in. żeby w sytuacjach jakiegoś pogorszenia sytuacji rynkowej rząd miał pole manewru i przez podniesienie cen czy podatków na pewne ponad standardowe produkty mógł ratować równowagę na rynku, bez włączania tego do wskaźników indeksacji. Czyli pewna grupa byłaby albo całkowicie wyłączona, skutki ich podwyżek cen albo liczona przy jakimś znacznie mniejszym współczynniku korekcyjnym.</text:p>
      <text:p text:style-name="P2856">Następna zaleta tego rozwiązania byłaby jeszcze taka, że gdyby rosły znacznie bardziej czy szybciej ceny na towary podstawowe czy standardowe, to wtedy ten współczynnik korekcyjny byłby oczywiście odpowiednio wyższy, bo one by wypełniały ten ogólny wskaźnik kosztów utrzymania. Natomiast byłby niższy gdyby rosły ceny na towary te luksusowe, czy ponad standard<text:span text:style-name="T2857">ow</text:span>e.</text:p>
      <text:p text:style-name="P2858">Ponieważ nie uda<text:span text:style-name="T2859">je</text:span><text:s/>się tych skutków indeksacji dokładnie przewidzieć, wydawało nam się również rzeczą rozsądną, żeby jednak nadzorować w jakiejś społecznej komisji, np. cen i dochodów, komisji dochodów ludności, która ma być przedmiotem jeszcze naszych obrad, jak rozumiem, skutki indeksacji dla równowagi rynkowej i dla inflacji<text:span text:style-name="T2860">.</text:span><text:s/>I żeby można było nawet w trakcie roku, czy jeszcze w tym roku po - nie wiem - trzecim, czy czwartym kwartale uzgodnić na szczeblu centralnym, że obniża się współczynnik, czy 0,8 czy 0,85, czy 0,75, bez względu na to, jaki się przyjmie początkowo. Jeśli okaże się, że jednak równowaga się pogarsza, że te zapasy nikną w handlu, a to jest łatwo obliczyć, bo to się oblicza w dniach rotacji i tutaj rachunek jest obiektywny i dokładny - żeby wtedy centralnie ustalać, że jednak po danym kwartale współczynnik korekcyjny obniżamy o 0,10 czy o 0,20.</text:p>
      <text:p text:style-name="P2861">Elementem obniżającym ryzyko musi być chyba również jakieś zobowiązanie się związków zawodowych, że wszelkie inne tytuły dla podnoszenia płac i żądania w tym zakresie, choćby nie wiem, jak uzasadnione, będą dochodzone w sposób maksymalnie pokojowy, spokojny i z uwzględnieniem możliwości gospodarki. A więc jeśli to wymaga dodatkowych jakichś ulg przyznawanych centralnie w podatkach, czy jakichś innych centralnych regulacjach, to dotyczy np. sfery budżetowej czy usług komunalnych, czy czegoś takiego, to jednakże będzie to filtrowane przez jakieś jak to dotyczy na przykład afery budżetowej ozy usług komunalnych czy czegoś takiego. To jednakże będzie to, filtrowane<text:s/>znowuż<text:s/>przez jakąś tą ogólną komisję dochodów centralną, która się będzie zastanawiała, czy rzeczywiście możemy w tej sytuacji tej grupie już pozwolić, czy jeszcze może ona poczekać ze swoimi jak najbardziej nawet słusznymi żądaniami<text:span text:style-name="T2862">.</text:span></text:p>
      <text:soft-page-break/>
      <text:p text:style-name="P2863">Taki negocjacyjny model dodatkowych podwyżek uważamy za konieczny, jeśli faktycznie ta indeksacja ma służyć wyeliminowaniu<text:s/><text:span text:style-name="T2864">ż</text:span>ywiołu w tym zakresie, a nie nic w zamian nie dać tylko utrzymać dotychczasowe żywiołowe podwyżki płac plus jeszcze cała ta indeksacja.</text:p>
      <text:p text:style-name="P2865">Następna sprawa szczegółowa. Jeśli chodzi o degresję indeksacyjną odchylającą się od tego ogólnego wskaźnika w górę czy w dół, otóż w moim osobistym przekonaniu nie jest to najbardziej szczęśliwe rozwiązanie dlatego, że u nas rozpiętości płacowe te niesłuszne, te właśnie wadliwe, te rażące nie dotyczą na ogół tego co się dzieje wewnątrz przedsiębiorstwa, tylko dotyczą sytuacji między przedsiębiorstwami. Są dzikie zróżnicowania między przedsiębiorstwami. I to jest to nieszczęście. I tutaj jest kwestia, w której pan dr Bugaj nie ma racji, mianowicie funduszowe regulacje środków dla przedsiębiorstw, funduszu płac dla przedsiębiorstw nadal muszą być utrzymane w takiej czy w innej formie. I jedna indeksacja nie znosi tej drugiej indeksacji. I istnieje poważny problem poprawek w tych relacjach między przedsiębiorstwami za pomocą tej indeksacji, jakiejś indeksacji funduszowej.</text:p>
      <text:p text:style-name="P2866">Wreszcie ostatnia sprawa zasiłków rodzinnych<text:span text:style-name="T2867">.<text:s/></text:span>Ja z wielką przykrością stwierdzam, z przykrością nie dla mnie, ale dla tych rodzin o najniższych dochodach i tych najbiedniejszych, które najbardziej potrzebują osłon<text:span text:style-name="T2868">y<text:s/></text:span>socjalnej, że Kargief /?/<text:s/>w tej dziedzinie zostały odrzucone przez wszystkie dyskutujące strony.</text:p>
      <text:p text:style-name="P2869">Ale w tym nieszczęściu, jeśli już ma przejść zasada jakichś jednolitych zasiłków rodzinnych, sugerowałbym ażeby to było troszkę inaczej niż w tych obecnych projektach, ażeby to było zbliżone do tego jednego z wariantów wcześniej proponowanych przez Ministerstwo Pracy, mianowicie żeby na pierwsze dziecko ten współczynnik do średniej płacy był niższy - powiedzmy<text:s/><text:span text:style-name="T2870">4</text:span><text:s/>proc., na drugie dziecko - 6 proc. czy coś takiego. A dopiero od trzeciego dziecka, żeby to było 8 czy 10 proc. przeciętnej płacy. Żeby jednak w jakiś sposób nie zwiększać nadmiernie wydatków państwa w tej dziedzinie, ale zachować pewną preferencję dla rodzin wielodzietnych, jeśli już rzeczywiście musimy odejść od tej zasady dochodowej przy kształtowaniu zasiłków rodzinnych.</text:p>
      <text:p text:style-name="P2871">Dziękuję bardzo.</text:p>
      <text:p text:style-name="P2872"><text:span text:style-name="T2873">Przewodniczący</text:span>:</text:p>
      <text:p text:style-name="P2874">Pan doc. Podkaminer.</text:p>
      <text:p text:style-name="P2875"><text:span text:style-name="T2876">Doc. Podkamine</text:span><text:span text:style-name="T2877">r</text:span>:</text:p>
      <text:p text:style-name="P2878">Kilkakrotnie w tej ostatniej partii dyskusji nawiązano do doświadczeń roku 1988. No wniosek jakiś z tego wyciąga się. Jest on taki, że propozycja rekompensat kwotowych<text:s/><text:span text:style-name="T2879">n</text:span><text:span text:style-name="T2880">ie</text:span><text:s/>zdała egzaminu.</text:p>
      <text:p text:style-name="P2881">Mnie się wydaje, że jest to wielkie uproszczenie i ja osobiście mam troszkę inną interpretac<text:span text:style-name="T2882">ję</text:span><text:s/>genezy roku 1988<text:span text:style-name="T2883">.</text:span><text:s/>Po pierwsze rok 1988 przyszedł po roku 1987<text:span text:style-name="T2884">.</text:span><text:s/><text:span text:style-name="T2885">W</text:span><text:s/>roku 1987 natomiast był po raz pierwszy od kilku lat spadek płac realnych rzędu 4 proc. To jest pierwszy fakt. Drugi fakt, że w roku 1987 bardzo drastycznie nabrzmiały zróżnicowania dochodowe wewnątr<text:span text:style-name="T2886">zs</text:span>ektorowe i międzysektorowe. A więc te dwa czynniki stworzyły tzw. background dla roku<text:s/><text:span text:style-name="T2887">19</text:span>88.</text:p>
      <text:p text:style-name="P2888">I można domniemywać, że nawet gdyby nie było wydarzeń i posunięć w postaci tego systemu rekompensat, o które myśmy walczyli między innymi, to rok 1988 wyglądałby prawdopodobnie tak samo albo jeszcze gorzej niż wyglądał. A więc to jest pierwszy fakt, że rok 1988 należy traktować jako odreagowanie skutecznej polityki roku 1987<text:span text:style-name="T2889">.</text:span></text:p>
      <text:p text:style-name="P2890">I teraz wydaje mi się, że podjęcie propozycji solidarnościowej ono w gruncie rzeczy przygotuje rok 1990<text:s/><text:soft-page-break/>na po<text:span text:style-name="T2891">w</text:span>tórkę roku 1988. Dlatego, że ten system w sposób oczywisty doprowadzi do narastania zróżnicowań dochodowych, przypadkowych zupełnie oraz może sprzyjać - o ile ludność podporządkuje się sugestiom układających się stron, może spowodować spadek płac realnych po raz drugi.</text:p>
      <text:p text:style-name="P2892">A więc, wydaje mi się, że analizując rok 1988 należy widzieć te uwarunkowania roku 1987 i należy przewidywać możliwość pojawienia się takich samych skutków w roku<text:s/><text:span text:style-name="T2893">19</text:span>90.</text:p>
      <text:p text:style-name="P2894">Teraz sprawa następna. Rok 1988, na rok 1988 były planowane podwyżki cen. Myśmy walczyli z nimi w ciągu drugiego półrocza roku 1987<text:span text:style-name="T2895">.</text:span><text:s/>Tutaj przewodniczący Baka może zaświadczyć, ponieważ reprezentował, tak, również brak entuzjazmu dla tych projektów rządowych, ówczesnego rządu,<text:span text:style-name="T2896"><text:s/></text:span>projektów cenowych i dochodowych.</text:p>
      <text:p text:style-name="P2897">O ile pamiętamy na rok 1988 planowany był wzrost cen rzędu 42 proc.<text:s/><text:span text:style-name="T2898">M</text:span>yśmy uznali elementy tego programu za niedorzeczne, za potęgowanie inflacji. Zresztą oczekiwaliśmy czegoś takiego co nastąpiło w roku 1988. I dlatego m.in. wysunęliśmy koncepcję rekompensat, obliczyliśmy je na wysokość 6 750 zł na łepek nie tylko zatrudnionego, ale także i członków rodzin pracowniczych.</text:p>
      <text:p text:style-name="P2899">No<text:span text:style-name="T2900">,</text:span><text:s/>traktowaliśmy to jako element walki z inflacją. Dlatego, że sądziliśmy, że rząd skonfrontowany z takimi żądaniami odstąpi od planów przyspieszania wzrostu cen, zajmie się serio zahamowaniem inflacji, za wzrost efektywności, a przestanie szukać sukcesów na pol<text:span text:style-name="T2901">u</text:span><text:s/><text:span text:style-name="T2902">i</text:span>n<text:span text:style-name="T2903">fl</text:span>ac<text:span text:style-name="T2904">yj</text:span>ny<text:span text:style-name="T2905">m</text:span>.</text:p>
      <text:p text:style-name="P2906">No, tak się nie stało. To znaczy rząd przyjął naszą koncepcję, koncepcję wypłacenia obniżając rekompensatę z 6 750 zł na 6 000 zł i wygodnie zapominając o t<text:span text:style-name="T2907">ej</text:span><text:s/>części dalszej rodzinnej. No z postanowieniem, że przyjąwszy tę kwotę zrobi swoje to znaczy odegra się poprzez wzrost cen wyższy niż 42 pro<text:span text:style-name="T2908">c</text:span>. No i tak się stało. To znaczy rząd zaczął wypłacać te zasiłki 6 000 zł, ale nie zamierzał utrzymywać limitu wzrostu cen 42 proc. tylko skończył na ponad 60 procentach, czy nawet jeszcze w<text:span text:style-name="T2909">y</text:span>ższym<text:span text:style-name="T2910">.</text:span></text:p>
      <text:p text:style-name="P2911">A więc należy pamiętać, że reakcja zatrudnionych, reakcja ludności na całą sytuację to nie była sytuacja odrzucająca podwyżki rekompensat, podwyżki płacy w wysokości 6 000 zł, tylko odrzucająca podwyżki 6 000 zł w sytuacji, kiedy wzrost kosztów utrzymania był wyższy<text:span text:style-name="T2912">.</text:span></text:p>
      <text:p text:style-name="P2913">To,<text:s/>że w ostatecznym efekcie rząd przegrał i politycznie, i ekonomicznie, bo w końcu rozpętał wyścig płacowy, w którym przegrał. Płace prześcignęły po raz pierwszy wyraźnie ceny, nie może świadczy<text:span text:style-name="T2914">ć</text:span><text:s/>o niedoskonałości tego systemu, który myśmy zaproponowali<text:span text:style-name="T2915">.</text:span></text:p>
      <text:p text:style-name="P2916">Gdyby rzeczywiście wzrost cen w zeszły roku nie wyniósłby 60 procent tylko utrzymał się tam zgodnie z obietnicami w granicach 40 proc., być może nie byłoby ostatecznie tak wielkiego przekroczenia wzrostu funduszu płac.</text:p>
      <text:p text:style-name="P2917">I w związku z tym my nauczeni doświadczeniem w tym roku proponujemy system rekompensat, ale rekompensat parametr<text:span text:style-name="T2918">yz</text:span>owanych. Dlatego, że zastrzegam z góry, że jeżeli wzrost cen będzie wyższy niż 55 proc<text:span text:style-name="T2919">.</text:span><text:s/>to my się nie zadowolimy tymi 24 tysiącami złotych, tylko poprosimy stosownie więcej<text:span text:style-name="T2920">.</text:span><text:s/>I to musi by<text:span text:style-name="T2921">ć</text:span><text:s/>od razu<text:span text:style-name="T2922">...</text:span><text:s/>To znaczy rządzący muszą mieć świadomość tego, muszą sobie uświadamiać, że po prostu nie opłaca się kiwać zatrudnionych, bo mają<text:s/><text:span text:style-name="T2923">-</text:span><text:s/>albo będą musieli za to zapłacić jeszcze drożej. Być może jest to jakiś przyczynek do tworzenia, do skłonienia rządu do szukania skutecznego pakietu ant<text:span text:style-name="T2924">yi</text:span>n<text:span text:style-name="T2925">fl</text:span>ac<text:span text:style-name="T2926">yj</text:span>neg<text:span text:style-name="T2927">o.</text:span></text:p>
      <text:p text:style-name="P2928">Dziękuję.</text:p>
      <text:p text:style-name="P2929"><text:span text:style-name="T2930">Ob. Władysław Baka</text:span>:</text:p>
      <text:soft-page-break/>
      <text:p text:style-name="P2931">Może ja sobie udzielę głosu korzystając z dostępu do mikrofonu przewodniczącego. Ja nie oceniam, że jesteśmy w zbyt głębokim impasie, tylko w impasie takim, który można przezwyciężyć, ale jednak w impasie. Tutaj dyskusja i można powiedzieć poglądy wokół sprawy niezupełnie przebiegają według można powiedzieć orientacji przypisania do określonej grupy, itd. ponieważ na<text:s/>„indeksistów”<text:s/>i<text:s/>„anty-indeksis<text:span text:style-name="T2932">tó</text:span>w”<text:s/>dzielą się ludzie właściwie ze względu na sposób pojmowania tej rzeczywistości i to jest kategoria, czy kryterium profesjonalne.</text:p>
      <text:p text:style-name="P2933"><text:span text:style-name="T2934">No</text:span><text:span text:style-name="T2935">,</text:span><text:s/>na przykład list wybitnego polskiego ekonomisty zbliżonego bardzo silnie do kręgów<text:s/>„Solidar<text:span text:style-name="T2936">no</text:span>ści”<text:s/>prof. Wilczyńskiego, który pisze tak - przełamać błędne koło fikcji ekonomicznej w Polsce, to adresując ten list do mnie to opracowanie pisze, że może się to przyda zwolennikom indeksacji po to żeby się powściągnąć, żeby się powstrzymać przed wprowa<text:span text:style-name="T2937">dz</text:span>aniem indeksacji.</text:p>
      <text:p text:style-name="P2938">Profesor Wilczyński podobnie jak wielu z nas uważa, że nie wykorzystaliśmy wszystkich opcji orientujących się na program antyinfl<text:span text:style-name="T2939">ac</text:span>yjny, na tę tak zwaną godzinę prawdy. Ja myślę, że kto wie czy my nie popełniamy bardzo wielkiego błędu, nie korzystamy z historycznej szansy na to, ażeby szanse kiedy zgromadzili się ludzie różnych orientacji i występuje możliwość dotarcia do różnych sił społecznych, właśnie po to, ażeby ta godzina prawdy dla gospodarki polskiej nadeszła.</text:p>
      <text:p text:style-name="P2940">Obawiam się,<text:s/><text:span text:style-name="T2941">ż</text:span>e ponieważ ta godzina prawdy prawdopodobnie będzie musiała nadejść, że może się to dokonać w znacznie gorszych okolicznościach niż to ma miejsce dzisiaj. Ja ciągle, jeżeli chodzi o moje można powiedzieć credo, tkwię jednak na tych pozycjach, które wiążą się z programem umacniania pieniądza. Natomiast okoliczności się zmieniły między innymi pod wpływem, nie ma prof. Sadowskiego, ale wzrok kieruję na prawo, no tej zupełnie nieudanej, a właściwie tragiczn<text:span text:style-name="T2942">ej</text:span><text:s/>w skutkach operacji<text:s/><text:span text:style-name="T2943">ce</text:span>no<text:span text:style-name="T2944">wo</text:span>-<text:span text:style-name="T2945">do</text:span>cho<text:span text:style-name="T2946">dowej</text:span><text:span text:style-name="T2947"><text:s/></text:span>i co byśmy nie mówili my pijemy wszyscy w tej chwili to piwo, które zostało zgotowane przez tę operacj<text:span text:style-name="T2948">ę</text:span>, bo ona ciągle zatacza coraz większe koło zamachowe i można powiedzieć doprowadza do spustoszenia tej substancji, do rujnowa<text:span text:style-name="T2949">ł</text:span>a proporcji. Przecież te rażące relacje płacowe, to wszystko jest spowodowane przez ten mechanizm, który został wyzwolony w ubiegłym roku w stopniu najwyższym.</text:p>
      <text:p text:style-name="P2950">A więc mamy zupełnie nowe okoliczności, ja wiem, że nie można powtórzyć tej drogi, którą by się chciało wykorzystać, zastosować przed 2 laty. A zatem uważam,<text:s/><text:span text:style-name="T2951">ż</text:span>e rzeczywiście po to, ażeby uspokoić, sytuację powinniśmy przyjąć jakiś wariant indeksacji, pow<text:span text:style-name="T2952">i</text:span>nni<text:span text:style-name="T2953">ś</text:span>my się zdecydować na jakieś rozwiązanie, które by wprowadziło pewien ład, dawało oddech, ale musimy baczyć, ażeby to nie było rozwiązanie, które by skomplikowało jeszcze bardziej sytuację inflacyjną, jeszcze silniej doprowadziło to do...<text:s/>Ja rozumiem, że to jest troska nas wszystkich.<text:s/><text:span text:style-name="T2954">O</text:span>to dlaczego ja proponuję rzecz następującą: abyśmy dzisiaj wyszli z propozycją powierzenia jeszcze sprawy zespołowi roboczemu<text:s/><text:span text:style-name="T2955">z</text:span><text:s/><text:span text:style-name="T2956">p</text:span>ewnymi wytycznymi i moje wytyczne, które ja bym proponował, to są wytyczne następujące: mianowicie żeby po pierwsze raz jeszcze rozważyć kwestie wielkości, podstawy indeksacy<text:span text:style-name="T2957">j</text:span>nej od strony jakościowej są dwie. Jedna podstawa to jest propozycja prof. Lipińskiego, którą zreferował tutaj dr Święcicki, to znaczy wyodrębnienie - artykuły żywnościowe, artykuły nieżywnoś<text:span text:style-name="T2958">ci</text:span>owe, artykuły luksusowe - tutaj współczynnik indeksacji dla cen 1, pełna indeksacja dla żywn<text:span text:style-name="T2959">o</text:span>śc<text:span text:style-name="T2960">io</text:span>w<text:span text:style-name="T2961">y</text:span>ch, dla nieżywnościowych powszechnego użytku do dyskusji 0,<text:span text:style-name="T2962">6-</text:span>9<text:span text:style-name="T2963">-</text:span>7 i dla tych powyżej standardowych<text:s/><text:span text:style-name="T2964">0</text:span>,<text:span text:style-name="T2965">7</text:span><text:s/>alkohol, papierosy, czy też przyjąć ogólny współczynnik jak to w tej chwili jest robione. Jeśli ogólny współczynnik,<text:s/>jeślibyśmy<text:s/>się zdecydowali na ogólny współczynnik, to jednak uważam, że powinniśmy bardzo mocno zwrócić uwagę na to, że 0,85 pod każdym względem jest za wysokie.</text:p>
      <text:soft-page-break/>
      <text:p text:style-name="P2966">Dlaczego? Musimy przecież mieć na uwadze, że my znajdujemy się w sytuacji właściwie bez rynku, a zatem już można powiedzieć zdejmowaniu w pewnym... w kształtowaniu tego współczynnika; musimy bra<text:span text:style-name="T2967">ć</text:span><text:s/>pod uwagę, że pewna część, musi tu być pewna zakładka, która by pozwoliła na jakieś odzyskiwanie tej równowagi, a więc ten 1 punkt czy 2 punkty muszą być tam uwzględnione.</text:p>
      <text:p text:style-name="P2968">Sprawa nast<text:span text:style-name="T2969">ę</text:span>pna likwidacja dyspropor<text:span text:style-name="T2970">cji</text:span>. Musimy sobie zostawić możliwości na likwidację dysproporc<text:span text:style-name="T2971">ji</text:span>, sfera budżetowa, inne. Wreszcie kwestia motywac<text:span text:style-name="T2972">ji</text:span><text:s/>i<text:s/><text:span text:style-name="T2973">z</text:span><text:s/>ty<text:span text:style-name="T2974">m</text:span><text:s/>zwi<text:span text:style-name="T2975">ą</text:span>za<text:span text:style-name="T2976">n</text:span>y problem realokacji, czynnika jako motywacji do realok<text:span text:style-name="T2977">a</text:span>cji siły roboczej.</text:p>
      <text:p text:style-name="P2978">Dzisiaj rozmawiałem z<text:s/>Komisją Banku Światowego. Bardzo interesowali się wynikami Okrągłego Stołu.<text:s/><text:span text:style-name="T2979">I</text:span><text:s/>muszę powiedzieć, że wtedy kiedy mówiłem o problemach indeksacji najbardziej im się twarze wydłużyły. Po pierwsze rzeczywiście oni mają negatywne doświadczenia z indeksacją w skali światowej, natomiast ponieważ uważają,<text:s/><text:span text:style-name="T2980">ż</text:span>e Polska stoi w obliczu konieczności i szybkich przemian strukturalnych restrukturyzac<text:span text:style-name="T2981">yj</text:span>nych, realokacji siły roboczej, no to jeżeli 90<text:span text:style-name="T2982">%</text:span><text:s/>czy 85<text:span text:style-name="T2983">%</text:span><text:s/>przyrostu - nawet 80<text:span text:style-name="T2984">%</text:span><text:s/>przyrostu dochodu będzie związane z mechanizmami indeksac<text:span text:style-name="T2985">yj</text:span>nymi, to to tak usztywnia te warunki, że praktycznie rzecz biorąc mechanizm realokacyjny jest ubezwła<text:span text:style-name="T2986">d</text:span>nion<text:span text:style-name="T2987">y</text:span>.<text:s/><text:span text:style-name="T2988">I</text:span><text:s/>więc i tę okolicznoś<text:span text:style-name="T2989">ć</text:span><text:s/>powinniśmy wziąć pod uwagę.</text:p>
      <text:p text:style-name="P2990">I jeszcze jedna okoliczność, my startujemy do głębokiej wody naprawdę nie znając zbyt dobrze tych wszystkich procesów<text:s/>ekonomicznych, mechanizmów itd., które zachodzą. A zatem kanonem elementarnym, który powinien nas obowiązy<text:span text:style-name="T2991">w</text:span>ać<text:span text:style-name="T2992"><text:s/></text:span>jest kanon ostrożności, przezorności pewnej, a więc lepiej jest startow<text:span text:style-name="T2993">a</text:span>ć, jeśli tak można powiedzieć z takiego parametru, który jest względnie bezpieczny, a właśnie od parametru<text:span text:style-name="T2994"><text:s/></text:span>0,7.<text:s/>I ewentualnie wtedy, kiedy się okaże, że sytuacja rozwija się stosunkowo pomyślnie, podwyższenie nawet go w biegu, aniżeli rozpoczynanie, ryzykowanie rozpętania się spirali i wery<text:span text:style-name="T2995">fi</text:span>kowanie w kierunku odbierania.</text:p>
      <text:p text:style-name="P2996">Więc to jest kolejna sprawa, którą proponowałbym, żeby rozpatrzyć.</text:p>
      <text:p text:style-name="P2997">Wreszcie kwestia kolejna, to jest system, czy to podejście kwotowe, czy podejście procentowe? Jeśli chodzi o przedsiębiorstwa, to praktycznie rzecz biorąc my gospodarujemy ich pieniędzmi. Bo jeżeli powiadamy w ten sposób, że przedsiębiorstwa - i tu wszyscy uznajemy tę zasadę - muszą same wygospodarować te środki. To skoro tak, no to... a poza tym skoro wiemy, że są bardzo zróżnicowane sytuacje, zróżnicowane systemy płacowe, to ja uważam, że przy przyjęciu zasady tego indeksowania, np. przy współczynniku 0,7, zostawmy technikę samemu przedsiębiorstwu, niech ono decyduje. Tak samo jak zostawmy, uważam, również przedsiębiorstwu to, co jest w tej chwili napisane, żeby przedsiębiorstwo mogło również różnicować w jakiejś skali, w zależności od wielkości podstawy. I bardzo dobrze, że nie ogranicza się od góry, od dołu. Powinno to być prawdopodobnie przynajmniej w przedziale - 0,2 +0,2.<text:s/>Prawdopodobnie.</text:p>
      <text:p text:style-name="P2998">Ale też zostawmy, niech ta sprawa się rozgrywa w przedsiębiorstwie.</text:p>
      <text:p text:style-name="P2999">I ostatnia wreszcie sprawa, uważam, że pewną jakby integralną sprawą dla tego procesu indeksac<text:span text:style-name="T3000">yj</text:span>nego powinno być uruchomienie działania tej komisji indeksac<text:span text:style-name="T3001">yj</text:span>n<text:span text:style-name="T3002">ej</text:span>, jak byśmy jej nie nazywali, komisji ds. kształtowania się dochodów i kosztów utrzymania. Ze względu na to, że ona musi być, ta sprawa, bieg tej rzeczy poddany jej nadzorowi społecznemu i muszą by<text:span text:style-name="T3003">ć</text:span><text:s/>kwestie kształtowania się modelu, nazwijmy indeksac<text:span text:style-name="T3004">yj</text:span>no-negocjac<text:span text:style-name="T3005">yj</text:span>nego rozwijane.</text:p>
      <text:soft-page-break/>
      <text:p text:style-name="P3006">A zatem proponowałbym, by uznać to jako pewien element organiczny tego ujęcia.</text:p>
      <text:p text:style-name="P3007"><text:span text:style-name="T3008">Przewodnicząc</text:span><text:span text:style-name="T3009">y</text:span>:</text:p>
      <text:p text:style-name="P3010">Z uprawnieniami władczymi w stosunku do zakładu?</text:p>
      <text:p text:style-name="P3011"><text:span text:style-name="T3012">Prof. Władysław Baka</text:span>:</text:p>
      <text:p text:style-name="P3013">Ja uważam, że to powinno być... Nie, z uprawnieniami negocjac<text:span text:style-name="T3014">yj</text:span>nymi w układzie rząd - związki zawodowe, przedstawicielstwa innych grup społeczno- zawodowych, pracodawców także, z pracodawcami. Natomiast w układzie obligator<text:span text:style-name="T3015">yj</text:span>nym w tym sensie, w jakim w tej chwili to jest podawane z określonym zakresem autonomii dla przedsiębiorstwa co do wyboru formuły i co do wyboru rozpiętości, można powiedzieć indeksowania. Tak jak zresztą państwo proponujecie w tym dokumencie.</text:p>
      <text:p text:style-name="P3016">Jeśli pan przewodniczący uznałby, że takie elementy nazwijmy, mogły być użyteczne do pracy dalszej zespołu, to ja bym proponował, żebyśmy postanowili, by w ciągu tych dwóch nadchodzących dni, ażeby nastąpiło jak gdyby ponowne przestudiowanie, po oczywistym przecież zbliżeniu się poglądów w tej sprawie. I dzisiaj chyba byśmy już nie kontynuowali dyskusji na ten temat, podchodząc do sprawy raz jeszcze w poniedziałek w pkt. 1 ze znacznie większą świeżością itd. Tak,<text:s/>że tak brzmiałaby moja propozycja.</text:p>
      <text:p text:style-name="P3017"><text:span text:style-name="T3018">Przewodniczący</text:span>:</text:p>
      <text:p text:style-name="P3019">Proszę bardzo, pani Wóycicka.</text:p>
      <text:p text:style-name="P3020"><text:span text:style-name="T3021">Ob. Irena Wóycicka</text:span>:</text:p>
      <text:p text:style-name="P3022">Ja co do spraw indeksacji poza merytorycznie. Mnie się zdaje, że problem polega na tym przede wszystkim, że występuje rozbieżność tutaj w poglądach samej grupy rządow<text:span text:style-name="T3023">ej,</text:span><text:s/>pomiędzy<text:s/>Ministrem<text:s/>Finansów a<text:s/>Ministrem<text:s/>Pracy. Z Ministerstwem Pracy w zasadzie dogadaliśmy się, jest kwestia współczynnika korekcyjnego, bazy. To są rzeczy prawdopodobnie do dogadania się. One idą w kierunku, zresztą te propozycje idą w kierunku o którym mówił profesor również. Natomiast jest wyraźna rozbieżność jeśli chodzi o<text:s/>Ministra<text:s/>Finansów.</text:p>
      <text:p text:style-name="P3024">Tak, że ja bym proponowała, żeby wpierw rząd uzgodnił swoje stanowisko w sprawie indeksacji, bo... a potem będziemy uzgadniać to pomiędzy stronami. Bo w tej sytuacji bardzo trudno nam wchodzić w spory wewnątrz, konflikty między grupą rządową.</text:p>
      <text:p text:style-name="P3025"><text:span text:style-name="T3026">Prof. Władysław Baka</text:span>:</text:p>
      <text:p text:style-name="P3027">Ja rozumiem, że ponieważ pojawiła się w tej chwili ta propozycja, żeby kwestia kwot nie kwota, czy procentowy układ, był decydowany w przedsiębiorstwie jako już kwestia techniki wykonawczej, to<text:s/><text:span text:style-name="T3028">w</text:span>y<text:span text:style-name="T3029">g</text:span>ląd<text:span text:style-name="T3030">a</text:span><text:s/><text:span text:style-name="T3031">t</text:span>o, że tzw. problemy sporne w układzie międzyministerialnym można uznać za nieistnie<text:span text:style-name="T3032">ją</text:span>ce.</text:p>
      <text:p text:style-name="P3033"><text:span text:style-name="T3034">Przewodniczący</text:span>:</text:p>
      <text:p text:style-name="P3035">Pan Topiński.</text:p>
      <text:p text:style-name="P3036"><text:span text:style-name="T3037">Ob. Andrzej Topiński</text:span>:</text:p>
      <text:p text:style-name="P3038">Ja nie chcę się wypowiadać mer<text:span text:style-name="T3039">yt</text:span>or<text:span text:style-name="T3040">yc</text:span>znie co do możliwości w tej chwili jako strona przerzucenia tego na przedsiębiorstwa. Tylko ja bym proponował, żeb<text:span text:style-name="T3041">yś</text:span>my rozważyli jednak, czy naprawdę jesteśmy zainteresowani, żeby zostawić tak zupełnie otwarte rozwiązanie dla przedsiębior<text:span text:style-name="T3042">st</text:span>w w okresie tworzenia związków.</text:p>
      <text:p text:style-name="P3043">Bo ja w ogóle,<text:s/>gdyby nie było tego problemu byłbym<text:s/>zdecydowanie<text:s/><text:span text:style-name="T3044">z</text:span>a tym, żeby zostawić to na<text:s/><text:soft-page-break/>przedsiębiorstwo. Natomiast obawiam się, że powstanie w przedsiębiorstwach pewien poza merytoryczny spór w tej dziedzinie, który podejrzewam, że z punktu widzenia tworzenia rewindykacji płacowych będzie negatywny.</text:p>
      <text:p text:style-name="P3045">Dlatego wydaje mi się, że dobrze bardzo by było, gdybyśmy jednak potrafili nie przerzucać za wiele w tej kwestii na przedsiębiorstwa, tym bardziej że przeds<text:span text:style-name="T3046">ię</text:span>biorstwa podejrzewam, że są gorzej mer<text:span text:style-name="T3047">yt</text:span>orycznie niż my przygotowane do tego, żeby różne konsekwencje różnych rozwiązań tu<text:span text:style-name="T3048">.</text:span>..</text:p>
      <text:p text:style-name="P3049"><text:span text:style-name="T3050">Prof. Władysław Baka</text:span>:</text:p>
      <text:p text:style-name="P3051">Ja mam jeszcze jedną propozycję do tego wszystkiego. Ja myślę, że to ma sens głębszy. Mianowicie dobrze byłoby, gdyby nasza grupa, tzw. wspólna, mówię o wspólnej grupie, zajmująca się sprawą indeksacji może w poniedziałek przed spotkaniem, załóżmy, że rozpoczęlibyśmy o godz. 11 naszą pracę, przed spotkaniem gdyby spotkała się z przedstawicielami 10 zakładów. Ja już tutaj w tym wystąpieniu słyszę takie akcenty, że my tutaj teoretyzujemy, że my tutaj nie mamy kontaktu. Tutaj nie chodzi tylko o to, ażeby się asekurować, ale naprawdę chodzi o to, żeby... np. tę sprawę, o której mówił w tej chwili pan dr. Topiński, no chociażby do takiej sprawy biorąc pod uwagę złożone różne sytuacje. Jest Wedel, jest Wa<text:span text:style-name="T3052">r</text:span>y<text:span text:style-name="T3053">ń</text:span>ski, jest Ursus. Są tam przecież różne już formacje, które działają. Można się spotkać, można przedstawić założenia i poprosić o konsultację w takiej sprawie.</text:p>
      <text:p text:style-name="P3054">Sądzę, że to by nam bardzo się przydało do tego, ażeby mieć reakcję ludzi, którzy będą musieli tę sprawę prowadzić. Przy czym dobrze byłoby, gdyby to była taka prezentacja - dyrektor ekonomiczny, czy główny księgowy, który prowadzi te sprawy, dyrektor, ktoś z kierownictwa i przedstawiciele załogi, związków zawodowych.</text:p>
      <text:p text:style-name="P3055"><text:span text:style-name="T3056">Ob. <text:s text:c="20"/></text:span>:</text:p>
      <text:p text:style-name="P3057">Ja w tej ostatniej sprawie. Mianowicie uważam, że to spotkanie jest bardzo dobre, tylko najpierw trzeba im rozesłać materiał, a nie na g<text:span text:style-name="T3058">o</text:span>rąco na spotkaniu informować, bo to z tego niewiele wtedy wyjdzie. Więc trzeba by jutro rano rozesłać do tych kilkunastu przedsiębiorstw powielony ten tekst obecny, może jeszcze z tymi kilkoma stronicami KRG i z tą propozycją Ministerstwa Finansów, żeby oni mogli się do poniedziałku przygotować, rozważyć, zastanowić.</text:p>
      <text:p text:style-name="P3059"><text:span text:style-name="T3060">Pr</text:span><text:span text:style-name="T3061">ze</text:span><text:span text:style-name="T3062">w</text:span><text:span text:style-name="T3063">od</text:span><text:span text:style-name="T3064">n</text:span><text:span text:style-name="T3065">iczą</text:span><text:span text:style-name="T3066">c</text:span><text:span text:style-name="T3067">y</text:span>:</text:p>
      <text:p text:style-name="P3068">Pan minister Lewandowski.</text:p>
      <text:p text:style-name="P3069"><text:span text:style-name="T3070">M</text:span><text:span text:style-name="T3071">i</text:span><text:span text:style-name="T3072">nister Lewandowski</text:span>:</text:p>
      <text:p text:style-name="P3073">Dzięku<text:span text:style-name="T3074">ję</text:span>. Ja chciałem już może nie tak szczegółowo parę spraw poruszyć. Ale mnie się wydaje, że my zapędzamy się w pewną uliczkę, z której niestety, wyjście będzie bardzo trudne.</text:p>
      <text:p text:style-name="P3075">Ja jestem zawiedziony w jakimś sensie stanowiskiem<text:s/>„Solidarności” nie w sensie treści, tylko w sensie pewnego doktrynerskiego ujęcia, że tylko indeksacja i nic więcej. I my stanęliśmy wobec problemu, który moim zdaniem rozwiązać się w tych warunkach dobrze nie da. Odrzucono w ogóle dyskusję nad komisją ds. cen i dochodów, jak b<text:span text:style-name="T3076">yś</text:span>my ją nie nazwali. Chociaż uważam, że rozwiązanie problemu inflacji w połączeniu z zabezpieczeniem społeczeństwu ochrony poziomu życia, może być tylko przez porozumienie. Tylko przez porozumienie. To nie może być żaden mechanizm mniej lub bardziej automatyczny, który nam rozwiąże te sprawy.<text:s/>T<text:span text:style-name="T3077">a</text:span>kich cudów nie ma, nigdzie nie będzie i Polska nie będzie pierwszym przykładem tego.</text:p>
      <text:soft-page-break/>
      <text:p text:style-name="P3078">Więc ja boję się, że jeżeli nie my tutaj wspólnie nie powinniśmy powiedzieć społeczeństwu o pewnych trudnych sprawach również, co nie jest do uniknięcia, co nie minie<text:span text:style-name="T3079">.</text:span><text:s/>I boję się, że tu<text:span text:style-name="T3080">taj</text:span><text:s/>niezbyt dobrze tę swoją funkcję spełnimy. Jeśli chodzi o sprawy szczegółowe to chciałem powiedzieć tak, że indeksacja w tych propozycjach, które są w Ministerstwie Finansów obejmuje część płacy, część środków na wynagrodzenia, które w przedsiębiorstwach będą w roku 1989<text:span text:style-name="T3081">.</text:span><text:s/>W niektórych bardzo dużą część, ale w większości stosunkowo niewielką, można to tak powiedzieć.</text:p>
      <text:p text:style-name="P3082">I w związku z tym te wszystkie inne sprawy związane z indywidualizowaniem wynagrodzeń, z opłacaniem lepszej pracy zostają. Ale jeden plus jest podstawowy, że chroni się mocniej tych słabych, bo w ochronie słabych, jeżeli chodzi o warunki życia rodzin, w warunkach szybkiej Inflacji, trzeba widzieć cel pewnych rozwiązań systemowych czy rozwiązań doraźnie podejmowanych.</text:p>
      <text:p text:style-name="P3083">Jeżeli my byśmy sobie zafundowali na okres inflacji ochronę bogatych, no to bardzo przepraszam, ale z takimi rozwiązaniami to za daleko nie zajedziemy.</text:p>
      <text:p text:style-name="P3084">I jest sprawa bardzo delikatna - czy my możemy przedsiębiorstwom powiedzieć, no to wybierajcie sobie system. Nie z tych względów, o których mówił dr Topiński. Przecież to będzie tak, że kierownictwo i ci wszyscy, którzy zarabiają dużo w tym samym zakładzie powiedzą - no to my jesteśmy za indywidualną. Natomiast ci którzy zarabiają poniżej średniej - my jesteśmy za kwotową. No i mamy konflikt w zakładzie pra<text:span text:style-name="T3085">c</text:span>y. Taki, z którego nie wyjdziemy<text:s/><text:span text:style-name="T3086">ż</text:span>adną miarą.</text:p>
      <text:p text:style-name="P3087">A więc oto jest sprawa, moim zdaniem, zbyt ważna żeby można było tak jakoś rozstrzygnąć. Dlatego ja boję się, że te rozwiązania, które my tutaj proponujemy po pierwsze są dalekie od doskonałości, ale co chyba ważni<text:span text:style-name="T3088">ej</text:span>sze to one nie zupełnie służą temu celowi, przed którym zostały postawiony, czy przynajmniej nazwa tego rozdziału pt.<text:s/>„Ochrona poziomu życia społeczeństwa w warunkach inflacji" wydaje mi się, że to trochę nie jest tak.</text:p>
      <text:p text:style-name="P3089">Dziękuję bardzo.</text:p>
      <text:p text:style-name="P3090"><text:span text:style-name="T3091">Przewodnicząc</text:span><text:span text:style-name="T3092">y</text:span>:</text:p>
      <text:p text:style-name="P3093">Dziękuję. Pani Wóycicka.</text:p>
      <text:p text:style-name="P3094"><text:span text:style-name="T3095">O</text:span><text:span text:style-name="T3096">b.</text:span><text:span text:style-name="T3097"><text:s/>Irena Wóycicka</text:span>:</text:p>
      <text:p text:style-name="P3098">Nie wiem, to nie jest jeszcze uzgodniony pogląd naszej grupy, ale uważam, że to jest propozycja trochę pozornych konsultacji. Bo co to jest za sytuacja kiedy przyjdzie 10 przedstawicieli jakichś zakładów pracy, spojrzy na pewien tekst w pewnym momencie nie znając w ogóle jego działania i będzie musiało szybko wybierać takie czy inne warianty.</text:p>
      <text:p text:style-name="P3099">W każdym razie my jesteśmy w sytuacji, w której niejako KKW jako reprezentant związku, mając konsultacje w zakładach<text:span text:style-name="T3100"><text:s/></text:span>pracy z załogami pracy, z którymi ma kontakty, podjęło decyzję co do mniej więcej określonego modelu indeksacj<text:span text:style-name="T3101">i</text:span>.<text:span text:style-name="T3102"><text:s/></text:span>I póki co nam się wydaje, że to wystarcza. Przecież to nie jest model, który my zapisujemy na zawsze. Traktujmy go w ogóle jako model, jako indeksacja, jako sposób okresowego załatwiania tych problemów<text:span text:style-name="T3103">.</text:span><text:s/>A ponadto model jako sprawę<text:s/><text:span text:style-name="T3104">e</text:span>lastyczną do negocjacji zmienialny i do weryfikacji. Zacznijmy od czegoś<text:span text:style-name="T3105">.</text:span></text:p>
      <text:p text:style-name="P3106">Natomiast ten model,<text:s/><text:span text:style-name="T3107">k</text:span>tóry zaproponowaliśmy, uzgodniliśmy z Ministerstwem Finansów, przepraszam nie z Ministerstwem Finansów, ale pracy, daje jedno - daje możliwość większego lub mniejszego spłaszczenia w zakładach pracy. A więc pozostawia ten konflikt, którego nie chcielibyśmy wkładać z góry<text:s/><text:soft-page-break/>w zakład pracy, do rozstrzygnięcia tam na miejscu, pomiędzy właśnie różnymi grupami pracowniczymi i różną sytuacją w zakładzie pracy<text:span text:style-name="T3108">.</text:span><text:s/>On nie wyklucza możliwości silnej regresji.</text:p>
      <text:p text:style-name="P3109">Natomiast rzeczywiście my jesteśmy skłonni raczej do wariantu bardziej procentowego<text:span text:style-name="T3110">.</text:span><text:s/>Po prostu uważamy, że to jakby bardziej sprzyja motywacji, tym wszystkim układom pracy. Ale nie wyklucza tego.</text:p>
      <text:p text:style-name="P3111">A więc ja nie sądzę żebyśmy tutaj na skutek konsultacji mieli nagle zmieniać decyzję, jako grupa indeksacyjna, skoro jesteśmy związani tutaj z pewną decyzją naszego związku, który to konsultował i po<text:span text:style-name="T3112">dj</text:span>ął decyzję.</text:p>
      <text:p text:style-name="P3113"><text:span text:style-name="T3114">Przewodniczący</text:span>:</text:p>
      <text:p text:style-name="P3115">Proszę bardzo.</text:p>
      <text:p text:style-name="P3116"><text:span text:style-name="T3117">Ob. Jerzy Jurkiewicz</text:span>:</text:p>
      <text:p text:style-name="P3118">Proszę<text:s/>państwa,<text:s/>mówiąc o indeksacji odnoszę wrażenie, że zapominamy albo wręcz celowo pomijamy indeksację w dziale rolnictwo.</text:p>
      <text:p text:style-name="P3119">Mianowicie przedstawiciele rolników na stoliku indeksacji kilkakrotnie stawiali sprawy indeksacji<text:s/></text:p>
      <text:p text:style-name="P3120">dochodów w dziale rolniczym<text:span text:style-name="T3121">.</text:span><text:s/>Ostatecznie<text:s/>„podstolik”<text:s/>indeksacyjny podjął decyzję, że rozstrzygnięcie to na<text:span text:style-name="T3122">st</text:span>ąpi na naszym zespole.</text:p>
      <text:p text:style-name="P3123">My widzimy możliwość tylko dwojakiego rodzaju rozstrzygnięcia sfery indeksacyjnej w dziale rolnictwo. Mianowicie - sprawa pierwsza to jest wolny rynek żywnościowy, czyli odpada w dziale rolnictwo sprawa indeksacji. Automatycznie odpada. Natomiast sprawa druga, i tutaj chciałbym się również ustosunkować to znaczy przyrównać sprawę indeksacji w rolnictwie proponowanej przez stronę solidarnościową. Mianowicie<text:s/><text:span text:style-name="T3124">-</text:span><text:s/>jeżeli będziemy prowadzili, nam to jest obojętne, jako rolnikom nam to jest obojętne. Ale jeżeli będziemy prowadzili indeksację kwartalną, również będzie się wiązało to z parytetem dochodów, z indeksacją kwartalną w dziale rolnictwo, w dziale dochodów w rolnictwie.</text:p>
      <text:p text:style-name="P3125">Przeniesienie indeksacji w dziale rolnictwo może odnosić się tylko do cen produktów rolnych.</text:p>
      <text:p text:style-name="P3126">Teraz się pytam<text:s/><text:span text:style-name="T3127">-</text:span><text:s/>czy co kwartał zmieniaj<text:span text:style-name="T3128">ą</text:span>c ceny na produkty rolnicze, co osiągniemy na rynku w ogóle na rynku w sensie gospodarczym? Będziemy mieli dżung<text:span text:style-name="T3129">l</text:span>ę cenową na rynku. A prawda jest jedna, że indeksacja musi iść jednocześnie zarówno w jednym, jak i w drugim dziale - w dziale rolnictwo. Dlatego my jako rolnicy bardziej, ze względów gospodarczych nie własnych, ale gospodarki narodowej jesteśmy skłonni przychylić się do propozycji OPZZ. Bo jeżeli dojdzie do<text:span text:style-name="T3130">...</text:span><text:s/>W propozycji OPZZ mogą tylko nastąpić ruchy cenowe praktycznie dwa razy w roku<text:span text:style-name="T3131">.</text:span><text:s/>Natomiast strona solidarnościowa proponuje 4-krotny ruch cen na pro<text:span text:style-name="T3132">d</text:span>ukty rolnicze w roku<text:span text:style-name="T3133">.</text:span><text:s/>Ruszenie indeksacji to jest złamanie parytetu, a parytet ma być zachowany. Więc musi być indeksacja w obydwu działach gospodarczych.</text:p>
      <text:p text:style-name="P3134">Dzięku<text:span text:style-name="T3135">ję</text:span>.</text:p>
      <text:p text:style-name="P3136"><text:span text:style-name="T3137">Przewodniczący</text:span>:</text:p>
      <text:p text:style-name="P3138">Proszę<text:s/>państwa, ja rozumiem, że zbliżamy się do końca tego tematu. To znaczy sytuacja jest bardzo poważna. Jest to ostatnia szansa ratowania<text:s/>„okrągłego stołu". Bez przesady, jeżeli nie osiągniemy tutaj porozumienia, to nam się wali cała konstrukcj<text:span text:style-name="T3139">a.</text:span></text:p>
      <text:p text:style-name="P3140">W związku z tym widzę jedyną szansę w jakimś dogadaniu się na platformie, przepraszam, że tak się wyrażę skrótowo, Szreter-Wielowieyski. To znaczy na platformie propozycji Ministerstwa Pracy i Płacy i tej propozycji, która była zgłoszona przez naszą stronę - Manicki.</text:p>
      <text:soft-page-break/>
      <text:p text:style-name="P3141">Tak, jeszcze pan Manicki. Tam jest szansa na jakieś dojście do consensusu. Oczywiście nie wyklucza to wszystkich tych sugestii, które zaproponował pan pro<text:span text:style-name="T3142">f.</text:span><text:s/>Baka<text:s/>- rozszerzających, ale chodzi po prostu o to, że musimy w ciągu dwóch dni znale<text:span text:style-name="T3143">ź</text:span>ć jakieś wyjście albo po prostu zameldować, że po prostu nie widzimy możliwości. No i ze skutkami jak wyżej.</text:p>
      <text:p text:style-name="P3144">Rozumiem, że ten temat jest przekazany w ręce komisji w dotychczasowym układzie<text:s/><text:span text:style-name="T3145">i</text:span><text:s/>z życzeniami sukcesu. W waszych rękach los<text:s/>„okrągłego stołu"<text:span text:style-name="T3146">.</text:span></text:p>
      <text:p text:style-name="P3147">/Głos z sali: My jesteśmy oczywiście gotowi rozmawiać/.</text:p>
      <text:p text:style-name="P3148">/Głos z sali: .<text:span text:style-name="T3149">.</text:span>.że incydent bełchatowski to był tylko od reguły taki wyjątek. Nie, bo tutaj pani dr Wóycicka<text:s/></text:p>
      <text:p text:style-name="P3150">powiedziała, iż jest to skonsultowane. To był incydent bełchatowski to było 21 tys<text:span text:style-name="T3151">.</text:span><text:s/>zł, to był taki wyjątek od reguły tylko<text:span text:style-name="T3152">.</text:span></text:p>
      <text:p text:style-name="P3153">Wiemy iż pani dr Wóycicka powiedziała, iż została skonsultowana ta procentowa. To rozumiem, że incydent bełchatowski 21 tys. zł to jest tylko wyjątek od reguły/.</text:p>
      <text:p text:style-name="P3154"><text:span text:style-name="T3155">Ob. <text:s text:c="20"/></text:span>:</text:p>
      <text:p text:style-name="P3156">Centralizm demokratyczny nie obowiązuje w<text:s/>„Solidarności” po prostu.</text:p>
      <text:p text:style-name="P3157"><text:span text:style-name="T3158">Ob. <text:s text:c="20"/></text:span>:</text:p>
      <text:p text:style-name="P3159">Tak, ale tych wyjątków od reguły było więcej.</text:p>
      <text:p text:style-name="P3160"><text:span text:style-name="T3161">Przewodniczący</text:span>:</text:p>
      <text:p text:style-name="P3162">Proszę bardzo pan Bugaj.</text:p>
      <text:p text:style-name="P3163"><text:span text:style-name="T3164">O</text:span><text:span text:style-name="T3165">b.<text:s/></text:span><text:span text:style-name="T3166">R</text:span><text:span text:style-name="T3167">yszard Bugaj</text:span>:</text:p>
      <text:p text:style-name="P3168">Ja w sprawie formalnej właściwie. To znaczy - jeżeli sytuacja jest taka jak pan mówi panie profesorze, a ja myślę, że taka jest, to ja bym sugerował, żeby ten zespół został po prostu wzbogacony o dwóch współprzewodniczących tego stołu. Bo to rzeczywiście jest sytuacja poważna. I było kilka prób podjętych załatwienia tej kwestii - no, powiedzmy na niższym szczeblu. I jak słucham w tej chwili wypowiedzi pana ministra Lewandowskiego, który zaczyna od samego zupełnie początku, że w ogóle nie o to chodzi, no to rzeczywiście chyba na tym, w tej grupie uzgodnienia są bardzo mało prawdopodobne.</text:p>
      <text:p text:style-name="P3169"><text:span text:style-name="T3170">Przewodniczący</text:span><text:span text:style-name="T3171">:</text:span></text:p>
      <text:p text:style-name="P3172">Dobrze, wobec tego pozostawiamy grupie dwa dni czasu /piątek, sobota/<text:s/><text:span text:style-name="T3173">n</text:span>a dojście do jakiegoś consensusu, a<text:s/><text:span text:style-name="T3174">w</text:span><text:s/>poniedziałek o godzinie 9-tej spotykamy si<text:span text:style-name="T3175">ę</text:span><text:s/>z grup<text:span text:style-name="T3176">ą<text:s/></text:span>i obydwaj współprzewodniczący.</text:p>
      <text:p text:style-name="P3177"><text:span text:style-name="T3178">Ob. <text:s text:c="20"/></text:span>:</text:p>
      <text:p text:style-name="P3179"><text:span text:style-name="T3180">P</text:span>roszę panów, jednakże nawiązując do tego co powiedział dr Bugaj podnieśliśmy tutaj spore straty czasowe<text:span text:style-name="T3181">.</text:span><text:s/>Te falowanie uzgodnień i nowych wariantów powtarza się już od kilku tygodni, bo to nie jest pierwszy raz. Bywały sytuacje, kiedyśmy się już zbliżali, później nastąpiło oddalenie. Zbliżaliśmy się i oddali. Oczywiście, że możemy powtórzyć ten manewr przerabialiśmy to już, tylko że znajdziemy się w poniedziałek rano w tej samej sytua<text:span text:style-name="T3182">cj</text:span>i.</text:p>
      <text:p text:style-name="P3183">Panowie Profesorowi<text:span text:style-name="T3184">e</text:span>! My mamy sprawy bardzo jasno sprec<text:span text:style-name="T3185">y</text:span>zowane. Dzisiejsze wypowiedzi właściwie tutaj jeszcze uściśliły parę rzeczy. Naprawdę tutaj jest sprawa wyciągania wniosków i najwyżej jakichś pewnym syntetycznych wniosków. My spróbujemy to zrobić, ale to jest sprawa... właściwie szkoda tych dwóch dni.</text:p>
      <text:p text:style-name="P3186"><text:span text:style-name="T3187">Przewodnicząc</text:span><text:span text:style-name="T3188">y</text:span>:</text:p>
      <text:soft-page-break/>
      <text:p text:style-name="P3189">Dobrze, w takim razie jutro po południu. Odpowiada państwu o 16-tej?<text:s/></text:p>
      <text:p text:style-name="P3190">A teraz jeszcze sprawy zatrudnienia.</text:p>
      <text:p text:style-name="P3191"><text:span text:style-name="T3192">Ob. <text:s text:c="20"/></text:span>:</text:p>
      <text:p text:style-name="P3193"><text:span text:style-name="T3194">S</text:span>praw<text:span text:style-name="T3195">ę</text:span><text:s/>Kodeksu pracy ja bym proponował żeby odłożyć na poniedziałek, bo w tej sytuacji jesteśmy zdekompletowani,<text:s/><text:span text:style-name="T3196">j</text:span>esteśmy zmęczeni i teraz nie zaczynajmy nowych tematów.</text:p>
      <text:p text:style-name="P3197"><text:span text:style-name="T3198">Ob. <text:s text:c="20"/></text:span>:</text:p>
      <text:p text:style-name="P3199"><text:span text:style-name="T3200">Jest</text:span><text:s/>jeszcze krótka sprawa tego zatrudnieni<text:span text:style-name="T3201">a.</text:span></text:p>
      <text:p text:style-name="P3202"><text:span text:style-name="T3203">Przewodniczący</text:span>:</text:p>
      <text:p text:style-name="P3204">Czy sprawę zatrudnienia też odkładamy?</text:p>
      <text:p text:style-name="P3205"><text:span text:style-name="T3206">Ob. <text:s text:c="20"/></text:span>:</text:p>
      <text:p text:style-name="P3207">Możemy podjąć sprawę zatrudnienia.<text:s/>Są to właściwie trzy punkty. Myślę, że pewne rzeczy można od razu ustalić.</text:p>
      <text:p text:style-name="P3208"><text:span text:style-name="T3209">Przewodniczący</text:span>:</text:p>
      <text:p text:style-name="P3210">Pan Andrze<text:span text:style-name="T3211">j</text:span><text:s/>Wielowieyski ma głos.</text:p>
      <text:p text:style-name="P3212"><text:span text:style-name="T3213">Ob. Andrzej<text:s/></text:span><text:span text:style-name="T3214">Wi</text:span><text:span text:style-name="T3215">elo</text:span><text:span text:style-name="T3216">wi</text:span><text:span text:style-name="T3217">eyski</text:span>:</text:p>
      <text:p text:style-name="P3218">Ja proszę dr W<text:span text:style-name="T3219">al</text:span>ukową.</text:p>
      <text:p text:style-name="P3220"><text:span text:style-name="T3221">Ob. W</text:span><text:span text:style-name="T3222">al</text:span><text:span text:style-name="T3223">ukow</text:span><text:span text:style-name="T3224">a</text:span>:</text:p>
      <text:p text:style-name="P3225">Być może nie będzie to krótko ponieważ my właściwie mamy stosunkowo mało uwag na przykład do spraw ogólnych, dotyczących ogólnego tekstu s<text:span text:style-name="T3226">fo</text:span>rmułowania. Tym niemniej kilka uwag uważany za zasadnicze i chociaż było napisane, że tekst został uzgodniony, ale niestety tego uzgodnienia do końca nie było.</text:p>
      <text:p text:style-name="P3227">Przystępuję do uwag.</text:p>
      <text:p text:style-name="P3228">Pier<text:span text:style-name="T3229">w</text:span>sza uwaga jest następując<text:span text:style-name="T3230">a.</text:span><text:s/>Dotyczy to programu strony pracy i zatrudnieni<text:span text:style-name="T3231">a</text:span>, strona 6 - punkt 2. We<text:s/><text:span text:style-name="T3232">fr</text:span>agmencie w przypadku likwidacji zakładów pracy i grupowego zwolnienia pracowników muszą zostać stworzone możliwości przekwali<text:span text:style-name="T3233">fi</text:span>kowania się. Uważamy, że sprawa została tutaj uproszczona do tylko zagadnień przekwalifikowania się. Proponujemy tutaj bardziej ogólne s<text:span text:style-name="T3234">fo</text:span>rmułowanie na początku, mianowicie proponujemy likwidację zakładów pracy i grupowe zwalnianie pracowników nie mogą odbywać się kosztem pracowników.</text:p>
      <text:p text:style-name="P3235">Będzie to nam bardzo potrzebne jak się wydaje jest potrzebne do najbardziej ogólnych sformułowań zwłaszcza, że od strony związkowej ta sprawa żeby zwalniać pracowników nie odbywało się kosztem pracowników jest najbardziej istotna.</text:p>
      <text:p text:style-name="P3236">Następna sprawa - państwo powinno angażować się w tworzenie miejsc pracy dla osób wymagających szczególnej troski. To są zdania następne.</text:p>
      <text:p text:style-name="P3237">Proponujemy tutaj dopisać lub ze względu na wiek ludzi starszych. Nie sądzę, żeby tu była jakakolwiek rozbieżność.</text:p>
      <text:p text:style-name="P3238">Teraz sprawa trzecia - końcowe zdanie uznaje się potrzebę uchylenia ustawy o postępowaniu wobec osób uchylających się od pracy. Proponujemy żeby to zmienić na konieczne jest niezwłoczne uchylenie ustawy i ewentualnie propozycja pewnego terminu lub też zostawienie niezwłoczne uchylenie ustawy. Uważamy, że to jest bardzo potrzebne.</text:p>
      <text:soft-page-break/>
      <text:p text:style-name="P3239"><text:span text:style-name="T3240">Ob. <text:s text:c="20"/></text:span>:</text:p>
      <text:p text:style-name="P3241">Przepraszam<text:s/><text:span text:style-name="T3242">-</text:span><text:s/>tego rodzaju stanowisko jest i<text:s/>Ministra<text:s/>Sprawiedliwości, tak że tutaj nie ma żadnej rozbieżności<text:s/><text:span text:style-name="T3243">p</text:span>oglądów o ile wiem przynajmniej na dzień dzisiejszy<text:span text:style-name="T3244">,</text:span><text:s/>w tej sprawie. Natomiast nie wiem czy termin...</text:p>
      <text:p text:style-name="P3245"><text:span text:style-name="T3246">Ob. Walu</text:span><text:span text:style-name="T3247">k</text:span><text:span text:style-name="T3248">owa</text:span>:</text:p>
      <text:p text:style-name="P3249">A<text:span text:style-name="T3250">l</text:span>e ja rozumiem, że ta sprawa niewielkiego sformułowania jest sprawą doś<text:span text:style-name="T3251">ć</text:span><text:s/>istotną ze względu na to, że potrzeba uchylenia ustawy może być potrzebą bardzo długo istniejącą i może się to przeciągać bardzo wiele miesięcy i lat.</text:p>
      <text:p text:style-name="P3252">Wobec tego propozycja była nawet pierwotna taka, że napiszemy - uznaje się potrzebę niezwłocznego uchylenia ustawy i proponujemy w terminie do końca I półrocza br.</text:p>
      <text:p text:style-name="P3253">Ale jak niezwłoczne to może byśmy zostawali.</text:p>
      <text:p text:style-name="P3254"><text:span text:style-name="T3255">Ob. <text:s text:c="20"/></text:span>:</text:p>
      <text:p text:style-name="P3256"><text:span text:style-name="T3257">Ja</text:span><text:s/>po prostu nie wiem n<text:span text:style-name="T3258">aj</text:span>zwycz<text:span text:style-name="T3259">aj</text:span>niej w świecie, patrząc pragmatycznie - czy stary Sejm byłby w stanie to zrobić, będzie miał pilne sprawy - wykańczanie różnych rzeczy niezbędnie potrzebnyc<text:span text:style-name="T3260">h</text:span>, natomiast nowy się zbierze - z tego względu chociażby byłoby to - nie chcę utrzymywać sprawy, nie mam tej intencji, ale pierwsze półrocze na przykład wydaje mi się z tego punktu<text:s/><text:span text:style-name="T3261">widz</text:span>enia chociażby ryzykowne.</text:p>
      <text:p text:style-name="P3262">Ale pomyślimy nad jakimś uczynnieniem tego, żeby to nie była tylko ogólna deklaracja.</text:p>
      <text:p text:style-name="P3263"><text:span text:style-name="T3264">Ob. W</text:span><text:span text:style-name="T3265">al</text:span><text:span text:style-name="T3266">u</text:span><text:span text:style-name="T3267">k</text:span><text:span text:style-name="T3268">owa</text:span>:</text:p>
      <text:p text:style-name="P3269">Tak proponujemy żeby jednak to niezwłoczne zostawić, tylko konieczne jest niezwłoczne uchylenie ustawy, a to już będzie rozważane w dalszym<text:s/><text:span text:style-name="T3270">ci</text:span>ągu.</text:p>
      <text:p text:style-name="P3271">Następnie mamy do sformułowań konkretnych pewne propozycje. S<text:span text:style-name="T3272">fo</text:span>rmułowania konkretne - proponujemy tutaj pozostawienie w dalszym ciągu w pkt. 1 naszego sformułowania, to znaczy minimalny okres wypowiedzenia powinien wynosić 3 miesiące.<text:s/><text:span text:style-name="T3273">W</text:span>ydaje nam się, że w przypadku likwidowania zakła<text:span text:style-name="T3274">dów</text:span><text:s/>p<text:span text:style-name="T3275">rac</text:span>y ta sprawa jest bardzo ważna, pozostawienie co najmniej jednego miesiąca byłoby<text:span text:style-name="T3276"><text:s/></text:span>krzy<text:span text:style-name="T3277">w</text:span>dzą<text:span text:style-name="T3278">ce</text:span><text:s/>dla pracowników, którzy z racji tego, że likwiduje się zakład pracy ponoszą jak wiadomo pewne duże straty, straty niepowtarzaln<text:span text:style-name="T3279">e.</text:span></text:p>
      <text:p text:style-name="P3280">Czyli proponujemy to sformułowanie i następnie do pkt. 2 uważamy, że sprawy terenowych służb zatrudnienia oraz sprawy trosk terenowych służb zatrudnienia są sprawami, które powinny mieć miejsce, natomiast one powinny być po pewnych innych sprawach bardziej istotne.</text:p>
      <text:p text:style-name="P3281">Dlatego proponujemy do pkt. 2 na początku przywróci<text:span text:style-name="T3282">ć</text:span><text:s/>fragment naszego tekstu, mianowicie pracownik zwalniany nie może ponieść straty zarobków i up<text:span text:style-name="T3283">r</text:span>awnień socj<text:span text:style-name="T3284">a</text:span>lnych, a ponadto musi otrzymywać zwrot kosztów związanych ze zmianą miejsca i zawodu.</text:p>
      <text:p text:style-name="P3285">To jest zresztą w tekście rządowym, tylko to jest w ostatnim punkcie, a my to proponujemy na początku drugiego punktu.</text:p>
      <text:p text:style-name="P3286">Ponadto uważamy, że w tym drugim punkcie powinny się również znaleźć sprawy mieszkaniowe. Myśmy propozycje dotyczącą spraw mieszkalnych otrzymali dopiero wczoraj<text:s/><text:span text:style-name="T3287">-<text:s/></text:span>to<text:s/>znaczy ja otrzymałam dopiero wczoraj wieczorem, proponujemy jednak, żeby nie było to sformułowanie strony rządowej, ażeby zostawili s<text:span text:style-name="T3288">fo</text:span>rmułowanie nasze. Proponujemy tutaj s<text:span text:style-name="T3289">fo</text:span>rmułowanie dużo bardziej proste, to znaczy takie, które będzie do przyjęcia przez wszystkich i propozycja jest taka, pracownicy mieszkający w hotelach<text:s/><text:soft-page-break/>pracowniczych, w prywatnych kwaterach i mieszkaniach zakładowych nie mogą być wymeldowywani albo wykwaterowywani dopóki nie otrzymają równorzędnego co do standardu mieszkania.</text:p>
      <text:p text:style-name="P3290">Oczekujący na mieszkania nie powinni również wypaść z kolejności i dopiero następnie powrócimy do spraw związanych z terenową służbą z<text:span text:style-name="T3291">at</text:span>rudnienia, a doda<text:span text:style-name="T3292">ć<text:s/></text:span>jako kwestie, które są n<text:span text:style-name="T3293">aj</text:span>ważniejsze dla pracowników w związku ze zwalnianiem ich z pracy.</text:p>
      <text:p text:style-name="P3294"><text:span text:style-name="T3295">Ob. <text:s text:c="20"/></text:span>:</text:p>
      <text:p text:style-name="P3296">Ja w tej chwili nie mógłbym do wszystkich tych generalnie w wielu sprawach, ale z tymi mieszkaniami ja się boję brać gwarancje za rzeczy nie będące w dyspozycji różnych dziwnych właścicieli.<text:s/>Stąd nasza propozycja była taka, żeby pół roku gwarancji w hotelu robotniczym pracownik miał. Natomiast dalej trudno sobie wyobrazić tą pewność, tzn. taką bezterminową pewność zachowania tego miejsca. Ale przyjrzymy się.</text:p>
      <text:p text:style-name="P3297">Natomiast ta kol<text:span text:style-name="T3298">ej</text:span>ka mieszkaniowa, to już jest w ogóle sprawa bardzo wątpliwa. Bo to właściwie wchodzimy w rejon spółdzielczości mieszkaniowej. I rejon styku spółdzielnia - zakład. I tutaj jakiekolwiek gwarancje dawane ze strony państwa w sytuacji tej spółdzielni... My tego rodzaju działania podejmujemy interwenc<text:span text:style-name="T3299">yj</text:span>nie w przypadku zakładów likwidowanych. Próbujemy... Ale to tylko można w konkretnym terenie, w konkretnym miejscu próbować załatwić. Natomiast zagwarantować tego typu rzecz - praktycznie wydaje się dawaniem gruszek na wierzbie. Mało realne. Ale przyjrzyjmy się redakcji jeszcze i...</text:p>
      <text:p text:style-name="P3300"><text:span text:style-name="T3301">Ob. W</text:span><text:span text:style-name="T3302">a</text:span><text:span text:style-name="T3303">lu</text:span><text:span text:style-name="T3304">k</text:span><text:span text:style-name="T3305">owa</text:span>:</text:p>
      <text:p text:style-name="P3306">Nam się wydaje, że ta sprawa jest sprawą niezmiernie istotną. I z tej sprawy po prostu tutaj nie będziemy mogli zrezygnować. Zwłaszcza, że określenie takiego terminu, pół roku, może być krzywdzące dla bardzo wielu pracowników.</text:p>
      <text:p text:style-name="P3307">Wydaje się, że ten termin jest absolutnie nie do przyjęcia i że przyjęliśmy i wspólnie zgodziliśmy się na to, że zwolnienia nie mogą odbywać się kosztem pracowników. Jeżeli zgodziliśmy się tak na to, to ta sprawa jest rzeczywiście najbardziej istotną. I tu będziemy rzeczywiście przy tym sformułowaniu upierali.</text:p>
      <text:p text:style-name="P3308"><text:span text:style-name="T3309">Ob. <text:s text:c="20"/></text:span>:</text:p>
      <text:p text:style-name="P3310">Bo<text:span text:style-name="T3311">ję</text:span><text:s/>się, że... Przyjrzę się temu, ale boję się, że realnie nie będę mógł tej sprawy zagwarantować. Ale bardzo proszę o sformułowania.</text:p>
      <text:p text:style-name="P3312"><text:span text:style-name="T3313">Ob. Walu</text:span><text:span text:style-name="T3314">k</text:span><text:span text:style-name="T3315">owa</text:span>:</text:p>
      <text:p text:style-name="P3316">Sformułowania państwo dostaną.</text:p>
      <text:p text:style-name="P3317">Natomiast jeszcze mamy do pkt. 4<text:span text:style-name="T3318">.</text:span><text:s/><text:span text:style-name="T3319">T</text:span>o sf<text:span text:style-name="T3320">or</text:span>mułowanie, które państwo zaproponowali w pkt. 4<text:s/><text:span text:style-name="T3321">-</text:span><text:s/>osoby dla których brak jest ofert pracy w danym zawodzie podejmujące pracę na własny rachunek powinny mieć możliwość korzystania z ułatwień kredytowych.</text:p>
      <text:p text:style-name="P3322">Zgoda na drugą część tego s<text:span text:style-name="T3323">fo</text:span>rmułowania. Natomiast uważamy, że takie s<text:span text:style-name="T3324">fo</text:span>rmułowanie w pierwszej części, osoby dla który<text:span text:style-name="T3325">c</text:span>h brak jest ofert pracy w danym zawodzie, ogranicza wolność wyboru pracy, która to wolność wyboru pracy jest zawarta w konwencji MOP, w 122 konwencji.</text:p>
      <text:p text:style-name="P3326"><text:span text:style-name="T3327">Ob. <text:s text:c="20"/></text:span>:</text:p>
      <text:p text:style-name="P3328">Wolność dostępu do kredytu, a nie... Tzn. precyzyjnie, wolność dostępu do preferencyjnego kredytu, a nie do pracy. Bądźmy precyzyjni już, jak mówimy o konwencjach MOP, w tej sprawie akurat.</text:p>
      <text:p text:style-name="P3329"><text:span text:style-name="T3330">O</text:span><text:span text:style-name="T3331">b. Walu</text:span><text:span text:style-name="T3332">k</text:span><text:span text:style-name="T3333">owa</text:span>:</text:p>
      <text:soft-page-break/>
      <text:p text:style-name="P3334">Na początku państwo mówią, jeszcze raz powtarzam, że osoby, dla których brak jest ofert pracy w danym zawodzie. Tzn. ja akurat pracowałam dosyć długo w wydziale zatrudnienia i wiem, jak te sprawy wyglądają. I można nakłonić pracownika, żeby podjął pracę gdzie indziej i można mu nie dawać innej pracy, nie daw<text:span text:style-name="T3335">a</text:span>ć<text:s/><text:span text:style-name="T3336">możliwo</text:span>śc<text:span text:style-name="T3337">i<text:s/></text:span>prowadzenia<text:s/><text:span text:style-name="T3338">i</text:span>nnej działalności.</text:p>
      <text:p text:style-name="P3339">I dlatego uważam, że to powinno być zmienione.</text:p>
      <text:p text:style-name="P3340">I proponuję, żeby to była, że wystarcza, jak my pozostawimy drugą część tego sformułowania.</text:p>
      <text:p text:style-name="P3341">I je<text:span text:style-name="T3342">ś</text:span>li o pkt.<text:s/>5, to w pkt.<text:s/><text:span text:style-name="T3343">5</text:span><text:s/>myśmy zaproponowali<text:s/>przeniesienie to wyżej do pkt. 2, to pierwsze s<text:span text:style-name="T3344">fo</text:span>rmułowanie, pracownik zwalniany nie powinien ponieść straty zarobków i uprawnień socjaln<text:span text:style-name="T3345">yc</text:span>h<text:span text:style-name="T3346">.</text:span><text:s/>Tak że właściwie tutaj można by z tego zrezygnować.<text:s/><text:span text:style-name="T3347">I</text:span><text:s/>proponu<text:span text:style-name="T3348">ję</text:span><text:s/>tylko utrzymać, w związku z utratą dotychczasowego miejsca pracy pracownikowi należy się odszkodowanie uzależnione od stażu pracy i zarobku, tzn. tak jak państwo tutaj formułują. Tylko pierwsza część będzie przeniesiona, powinna być według nas przeniesiona do tego drugiego punktu, wcześniej, jako bardziej istotna.</text:p>
      <text:p text:style-name="P3349"><text:span text:style-name="T3350">Ob. <text:s text:c="20"/></text:span>:</text:p>
      <text:p text:style-name="P3351">Co do kolejności nie będziemy się oczywiście spierać, nie chciałbym w tej chwili w szczegółach, bo pierwszy raz słyszę wręcz, nawet nie widzę tekstu.</text:p>
      <text:p text:style-name="P3352">Natomiast jeśli chodzi o ten 3-miesięczny okres wypowiedzenia wobec wszystkich, tutaj mam jedną wątpliwość tego rodzaju, że robi się... w tej chwili trwają prace nad dużą nowelizacją kodeksu. Działa komisja. Tam jest tak, że zespół, który zajmuje się sprawą grupowych zwolnień z pracy generalnie jako sprawą szeroką i u nas w zasadzie mało co uregulowaną, i gdyby... Bo w tej chwili zagwarantowanie wszystkim 3-miesięcznego okresu wypowiedzenia wymaga znowu zmian w kodeksie. Bo tam są te różne okresy, 2 tygodnie, miesiąc, 3 miesiące.</text:p>
      <text:p text:style-name="P3353"><text:span text:style-name="T3354">I</text:span><text:s/>gdyby ten postulat 3-miesięczny potraktować jako postulat do pracy tej komisji, do nowelizacji<text:s/>kodeksu pracy, a nie jako rzecz, którą wprowadzamy za godzinę, to tutaj nie miałbym nic przeciwko temu. Taką bym miał propozyc<text:span text:style-name="T3355">ję</text:span><text:s/>w tej sprawie.</text:p>
      <text:p text:style-name="P3356"><text:span text:style-name="T3357">O</text:span><text:span text:style-name="T3358">b. Walu</text:span><text:span text:style-name="T3359">k</text:span><text:span text:style-name="T3360">owa</text:span>:</text:p>
      <text:p text:style-name="P3361"><text:span text:style-name="T3362">W</text:span><text:s/>każdym razie.<text:span text:style-name="T3363">..</text:span><text:s/><text:span text:style-name="T3364">/</text:span>nie słychać/ do likwidacji zakładu pracy. A tę sytuac<text:span text:style-name="T3365">ję</text:span>...</text:p>
      <text:p text:style-name="P3366"><text:span text:style-name="T3367">Ob. <text:s text:c="20"/></text:span>:</text:p>
      <text:p text:style-name="P3368">Żeby nie robić w tej chwili kolejnej nowelizacji kodeksu, z tego tylko, nie najważniejszego jak się wydaje, powodu.</text:p>
      <text:p text:style-name="P3369"><text:span text:style-name="T3370">Ob. <text:s text:c="20"/></text:span>:</text:p>
      <text:p text:style-name="P3371">Jeżeli chodzi o te sprawy, panie ministrze, to pamiętajmy, że tam będą również ludzie, którym się należy 3<text:span text:style-name="T3372">-</text:span>miesięczny czy 2-miesięczny termin wypowiedzenia. Wobec tego to zawiadomienie powinno być w tym maksymalnym z punktu widzenia wymogów prawnych terminie zr<text:span text:style-name="T3373">o</text:span>bione. Można pomyśleć o jakichś szczególnych wyjątkach, w wypadkach katastroficznych, ale zasada powinna być chyba taka.</text:p>
      <text:p text:style-name="P3374"><text:span text:style-name="T3375">Ob. <text:s text:c="20"/></text:span>:</text:p>
      <text:p text:style-name="P3376">Proszę<text:s/>państwa, to<text:s/><text:span text:style-name="T3377">je</text:span>st od stażu w końcu uzależnione i tam jest kwestia stażu, decyduje o tym okresie. I tutaj żaden długoletni pracownik na tym nie jest stratny.</text:p>
      <text:p text:style-name="P3378">Ja słyszałem o tych uwagach z prawnikami. Więc sugerowali, że jako postulat do tego zespołu, do którego przecież za chwilę państwo będziecie włączeni, będziecie przecież czynnie w nim zapewne<text:s/><text:soft-page-break/>pracować, to byśmy kupili. Natomiast w tej chwili nie chciałbym tego doraźnie kupować. Ale proszę o redakcję, to się odniosę w szybkim terminie do konkretnych sformułowań. Generalnie wydaje mi się, że zdecydowana większość jest do przyjęcia. Ale mówię, wydaje mi się, bo nie widziałem tych zapisów.</text:p>
      <text:p text:style-name="P3379"><text:span text:style-name="T3380">Prof. Rosner</text:span>:</text:p>
      <text:p text:style-name="P3381">/Nie słychać - wyłączony mikrofon/.</text:p>
      <text:p text:style-name="P3382">..<text:span text:style-name="T3383">.</text:span>w pewnym sensie, z tym co było referowane, w sprawach zwolnień grupowych.</text:p>
      <text:p text:style-name="P3384"><text:span text:style-name="T3385">Przewodnicząc</text:span><text:span text:style-name="T3386">y</text:span>:</text:p>
      <text:p text:style-name="P3387">Myślę, że w przyszły poniedziałek.</text:p>
      <text:p text:style-name="P3388">/Prof. Rosner: nie słychać/.</text:p>
      <text:p text:style-name="P3389">No właśnie, więc dlatego sądzę, że w przyszły poniedziałek.</text:p>
      <text:p text:style-name="P3390">/Prof. Rosner: nie słychać, nie włącza<text:s/>mikrofonu/.</text:p>
      <text:p text:style-name="P3391">Można podziękować wszystkim? Bardzo serdecznie wszystkim dziękuję za wytrwałość, heroiczną postawę i do zobaczenia w poniedziałek o godzinie dziesiątej. Jedenastej.</text:p>
      <text:p text:style-name="P3392"><text:span text:style-name="T3393">Prof. Baka</text:span>:</text:p>
      <text:p text:style-name="P3394">A dlaczego?</text:p>
      <text:p text:style-name="P3395">/Głos z sali: nie słychać/.</text:p>
      <text:p text:style-name="P3396"><text:span text:style-name="T3397">Przewodnicząc</text:span><text:span text:style-name="T3398">y</text:span>:</text:p>
      <text:p text:style-name="P3399">W poniedziałek o godzinie dziesiątej.</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00:00Z</meta:creation-date>
    <dc:date>2023-07-03T09:00:00Z</dc:date>
    <meta:template xlink:href="Normal.dotm" xlink:type="simple"/>
    <meta:editing-cycles>2</meta:editing-cycles>
    <meta:editing-duration>PT0S</meta:editing-duration>
    <meta:document-statistic meta:page-count="90" meta:paragraph-count="573" meta:word-count="41054" meta:character-count="286809" meta:row-count="2052" meta:non-whitespace-character-count="246328"/>
  </office:meta>
</office:document-meta>
</file>